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ce style:name="Lohit Devanagari1" svg:font-family="'Lohit Devanagari'"/>
    <style:font-face style:name="Roboto" svg:font-family="Roboto, sans-serif"/>
    <style:font-face style:name="Slack-Lato" svg:font-family="Slack-Lato, Slack-Fractions, appleLogo, sans-serif"/>
    <style:font-face style:name="Slack-Lato1" svg:font-family="Slack-Lato, appleLogo, sans-serif"/>
    <style:font-face style:name="dejavu sans mono" svg:font-family="'dejavu sans mono', monospace"/>
    <style:font-face style:name="var source-code-font-family" svg:font-family="'var source-code-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2.427cm"/>
    </style:style>
    <style:style style:name="Tabla1.B" style:family="table-column">
      <style:table-column-properties style:column-width="1.383cm"/>
    </style:style>
    <style:style style:name="Tabla1.C" style:family="table-column">
      <style:table-column-properties style:column-width="1.588cm"/>
    </style:style>
    <style:style style:name="Tabla1.D" style:family="table-column">
      <style:table-column-properties style:column-width="2.09cm"/>
    </style:style>
    <style:style style:name="Tabla1.E" style:family="table-column">
      <style:table-column-properties style:column-width="1.508cm"/>
    </style:style>
    <style:style style:name="Tabla1.F" style:family="table-column">
      <style:table-column-properties style:column-width="1.905cm"/>
    </style:style>
    <style:style style:name="Tabla1.G" style:family="table-column">
      <style:table-column-properties style:column-width="6.112cm"/>
    </style:style>
    <style:style style:name="Tabla1.A1" style:family="table-cell">
      <style:table-cell-properties fo:padding="0cm" fo:border="none" style:writing-mode="page"/>
    </style:style>
    <style:style style:name="P1" style:family="paragraph" style:parent-style-name="Standard">
      <style:text-properties fo:color="#c9211e" fo:font-size="11pt" style:text-underline-style="none" officeooo:rsid="000cda47" officeooo:paragraph-rsid="000cda47" style:font-size-asian="11pt" style:font-size-complex="11pt"/>
    </style:style>
    <style:style style:name="P2" style:family="paragraph" style:parent-style-name="Standard">
      <style:text-properties fo:color="#c9211e" fo:font-size="11pt" style:text-underline-style="none" officeooo:rsid="0016cd07" officeooo:paragraph-rsid="0016cd07" style:font-size-asian="11pt" style:font-size-complex="11pt"/>
    </style:style>
    <style:style style:name="P3" style:family="paragraph" style:parent-style-name="Standard">
      <style:text-properties fo:color="#c9211e" fo:font-size="11pt" style:text-underline-style="none" officeooo:rsid="001b5d94" officeooo:paragraph-rsid="001b5d94" style:font-size-asian="11pt" style:font-size-complex="11pt"/>
    </style:style>
    <style:style style:name="P4" style:family="paragraph" style:parent-style-name="Standard">
      <style:text-properties fo:color="#c9211e" fo:font-size="11pt" style:text-underline-style="none" officeooo:rsid="001c887c" officeooo:paragraph-rsid="001b5d94" style:font-size-asian="11pt" style:font-size-complex="11pt"/>
    </style:style>
    <style:style style:name="P5" style:family="paragraph" style:parent-style-name="Standard">
      <style:text-properties fo:color="#c9211e" fo:font-size="11pt" style:text-underline-style="none" officeooo:rsid="001c887c" officeooo:paragraph-rsid="001c887c" style:font-size-asian="11pt" style:font-size-complex="11pt"/>
    </style:style>
    <style:style style:name="P6" style:family="paragraph" style:parent-style-name="Standard">
      <style:text-properties fo:color="#c9211e" fo:font-size="11pt" style:text-underline-style="none" officeooo:rsid="001ef0e2" officeooo:paragraph-rsid="001ef0e2" style:font-size-asian="11pt" style:font-size-complex="11pt"/>
    </style:style>
    <style:style style:name="P7" style:family="paragraph" style:parent-style-name="Standard">
      <style:text-properties fo:color="#c9211e" fo:font-size="11pt" style:text-underline-style="none" officeooo:rsid="0029ffeb" officeooo:paragraph-rsid="00299fbc" style:font-size-asian="11pt" style:font-size-complex="11pt"/>
    </style:style>
    <style:style style:name="P8" style:family="paragraph" style:parent-style-name="Standard">
      <style:text-properties fo:color="#c9211e" fo:font-size="11pt" style:text-underline-style="none" officeooo:rsid="002e7621" officeooo:paragraph-rsid="002e7621" style:font-size-asian="11pt" style:font-size-complex="11pt"/>
    </style:style>
    <style:style style:name="P9" style:family="paragraph" style:parent-style-name="Standard">
      <style:text-properties fo:color="#c9211e" fo:font-size="11pt" style:text-underline-style="none" officeooo:rsid="00302521" officeooo:paragraph-rsid="00302521" style:font-size-asian="11pt" style:font-size-complex="11pt"/>
    </style:style>
    <style:style style:name="P10" style:family="paragraph" style:parent-style-name="Standard">
      <style:text-properties fo:color="#c9211e" fo:font-size="11pt" style:text-underline-style="none" officeooo:rsid="00385dab" officeooo:paragraph-rsid="00385dab" style:font-size-asian="11pt" style:font-size-complex="11pt"/>
    </style:style>
    <style:style style:name="P11" style:family="paragraph" style:parent-style-name="Standard">
      <style:text-properties fo:color="#c9211e" fo:font-size="11pt" style:text-underline-style="none" officeooo:rsid="0042fc20" officeooo:paragraph-rsid="0042fc20" style:font-size-asian="11pt" style:font-size-complex="11pt"/>
    </style:style>
    <style:style style:name="P12" style:family="paragraph" style:parent-style-name="Standard">
      <style:text-properties fo:color="#c9211e" fo:font-size="11pt" style:text-underline-style="none" officeooo:rsid="00440229" officeooo:paragraph-rsid="00440229" style:font-size-asian="11pt" style:font-size-complex="11pt"/>
    </style:style>
    <style:style style:name="P13" style:family="paragraph" style:parent-style-name="Standard">
      <style:text-properties fo:color="#c9211e" fo:font-size="11pt" style:text-underline-style="none" officeooo:rsid="004cb821" officeooo:paragraph-rsid="004cb821" style:font-size-asian="11pt" style:font-size-complex="11pt"/>
    </style:style>
    <style:style style:name="P14" style:family="paragraph" style:parent-style-name="Standard">
      <style:text-properties fo:color="#c9211e" fo:font-size="11pt" style:text-underline-style="none" officeooo:rsid="014c75fc" officeooo:paragraph-rsid="014c75fc" style:font-size-asian="11pt" style:font-size-complex="11pt"/>
    </style:style>
    <style:style style:name="P15" style:family="paragraph" style:parent-style-name="Standard">
      <style:text-properties fo:color="#c9211e" fo:font-size="11pt" officeooo:rsid="00034ec6" officeooo:paragraph-rsid="00034ec6" style:font-size-asian="11pt" style:font-size-complex="11pt"/>
    </style:style>
    <style:style style:name="P16" style:family="paragraph" style:parent-style-name="Standard">
      <style:text-properties fo:color="#000000" fo:font-size="11pt" style:text-underline-style="none" officeooo:rsid="0016cd07" officeooo:paragraph-rsid="0016cd07" style:font-size-asian="11pt" style:font-size-complex="11pt"/>
    </style:style>
    <style:style style:name="P17" style:family="paragraph" style:parent-style-name="Standard">
      <style:text-properties fo:color="#000000" fo:font-size="11pt" style:text-underline-style="none" officeooo:rsid="0018c405" officeooo:paragraph-rsid="0018c405" style:font-size-asian="11pt" style:font-size-complex="11pt"/>
    </style:style>
    <style:style style:name="P18" style:family="paragraph" style:parent-style-name="Standard">
      <style:paragraph-properties fo:line-height="100%" fo:text-align="start" style:justify-single-word="false"/>
      <style:text-properties fo:color="#000000" style:font-name="Liberation Serif" fo:font-size="12pt" style:text-underline-style="none" fo:font-weight="normal" officeooo:rsid="06a71ff5" officeooo:paragraph-rsid="00cf0f91" fo:background-color="transparent" style:font-name-asian="Liberation Serif1" style:font-size-asian="12pt" style:font-name-complex="Liberation Serif1" style:font-size-complex="12pt"/>
    </style:style>
    <style:style style:name="P19" style:family="paragraph" style:parent-style-name="Standard">
      <style:text-properties fo:color="#000000" style:font-name="Liberation Serif" fo:font-size="12pt" style:text-underline-style="none" fo:font-weight="normal" officeooo:rsid="06a71ff5" officeooo:paragraph-rsid="01091cfc" fo:background-color="transparent" style:font-name-asian="Liberation Serif1" style:font-size-asian="12pt" style:font-name-complex="Liberation Serif1" style:font-size-complex="12pt"/>
    </style:style>
    <style:style style:name="P20" style:family="paragraph" style:parent-style-name="Standard">
      <style:paragraph-properties fo:line-height="100%" fo:text-align="start" style:justify-single-word="false"/>
      <style:text-properties fo:color="#000000" style:font-name="Liberation Serif" fo:font-size="12pt" style:text-underline-style="none" fo:font-weight="normal" officeooo:rsid="00d24085" officeooo:paragraph-rsid="00d24085" fo:background-color="transparent" style:font-name-asian="Liberation Serif1" style:font-size-asian="12pt" style:font-name-complex="Liberation Serif1" style:font-size-complex="12pt"/>
    </style:style>
    <style:style style:name="P21" style:family="paragraph" style:parent-style-name="Standard">
      <style:paragraph-properties fo:line-height="100%" fo:text-align="start" style:justify-single-word="false"/>
      <style:text-properties fo:color="#000000" style:font-name="Liberation Serif" fo:font-size="12pt" style:text-underline-style="none" fo:font-weight="normal" officeooo:rsid="00d26f07" officeooo:paragraph-rsid="00d26f07" fo:background-color="transparent" style:font-name-asian="Liberation Serif1" style:font-size-asian="12pt" style:font-name-complex="Liberation Serif1" style:font-size-complex="12pt"/>
    </style:style>
    <style:style style:name="P22" style:family="paragraph" style:parent-style-name="Standard">
      <style:paragraph-properties fo:line-height="100%" fo:text-align="start" style:justify-single-word="false"/>
      <style:text-properties fo:color="#000000" style:font-name="Liberation Serif" fo:font-size="12pt" style:text-underline-style="none" fo:font-weight="normal" officeooo:rsid="00d391ae" officeooo:paragraph-rsid="00d391ae" fo:background-color="transparent" style:font-name-asian="Liberation Serif1" style:font-size-asian="12pt" style:font-name-complex="Liberation Serif1" style:font-size-complex="12pt"/>
    </style:style>
    <style:style style:name="P23" style:family="paragraph" style:parent-style-name="Standard">
      <style:paragraph-properties fo:line-height="100%" fo:text-align="start" style:justify-single-word="false"/>
      <style:text-properties fo:color="#000000" style:font-name="Liberation Serif" fo:font-size="12pt" style:text-underline-style="none" fo:font-weight="normal" officeooo:rsid="00d52aea" officeooo:paragraph-rsid="00d52aea" fo:background-color="transparent" style:font-name-asian="Liberation Serif1" style:font-size-asian="12pt" style:font-name-complex="Liberation Serif1" style:font-size-complex="12pt"/>
    </style:style>
    <style:style style:name="P24" style:family="paragraph" style:parent-style-name="Standard">
      <style:paragraph-properties fo:line-height="100%" fo:text-align="start" style:justify-single-word="false"/>
      <style:text-properties fo:color="#000000" style:font-name="Liberation Serif" fo:font-size="12pt" style:text-underline-style="none" fo:font-weight="normal" officeooo:rsid="031e9079" officeooo:paragraph-rsid="0182eb14" fo:background-color="transparent" style:font-name-asian="Liberation Serif1" style:font-size-asian="12pt" style:font-name-complex="Liberation Serif1" style:font-size-complex="12pt"/>
    </style:style>
    <style:style style:name="P25" style:family="paragraph" style:parent-style-name="Standard">
      <style:paragraph-properties fo:line-height="100%" fo:text-align="start" style:justify-single-word="false"/>
      <style:text-properties fo:color="#000000" style:font-name="Liberation Serif" fo:font-size="12pt" style:text-underline-style="none" fo:font-weight="normal" officeooo:rsid="0320c9c0" officeooo:paragraph-rsid="0182eb14" fo:background-color="transparent" style:font-name-asian="Liberation Serif1" style:font-size-asian="12pt" style:font-name-complex="Liberation Serif1" style:font-size-complex="12pt"/>
    </style:style>
    <style:style style:name="P26" style:family="paragraph" style:parent-style-name="Standard">
      <style:paragraph-properties fo:line-height="100%" fo:text-align="start" style:justify-single-word="false"/>
      <style:text-properties fo:color="#000000" style:font-name="Liberation Serif" fo:font-size="12pt" style:text-underline-style="none" fo:font-weight="normal" officeooo:rsid="0619f53c" officeooo:paragraph-rsid="0182eb14" fo:background-color="transparent" style:font-name-asian="Liberation Serif1" style:font-size-asian="12pt" style:font-name-complex="Liberation Serif1" style:font-size-complex="12pt"/>
    </style:style>
    <style:style style:name="P27" style:family="paragraph" style:parent-style-name="Standard">
      <style:paragraph-properties fo:line-height="100%" fo:text-align="start" style:justify-single-word="false"/>
      <style:text-properties fo:color="#000000" style:font-name="Liberation Serif" fo:font-size="12pt" style:text-underline-style="none" fo:font-weight="normal" officeooo:rsid="05423cf1" officeooo:paragraph-rsid="0182eb14" fo:background-color="transparent" style:font-name-asian="Liberation Serif1" style:font-size-asian="12pt" style:font-name-complex="Liberation Serif1" style:font-size-complex="12pt"/>
    </style:style>
    <style:style style:name="P28" style:family="paragraph" style:parent-style-name="Standard">
      <style:paragraph-properties fo:line-height="100%" fo:text-align="start" style:justify-single-word="false"/>
      <style:text-properties fo:color="#000000" style:font-name="Liberation Serif" fo:font-size="12pt" style:text-underline-style="none" fo:font-weight="normal" officeooo:rsid="05d8fd12" officeooo:paragraph-rsid="0182eb14" fo:background-color="transparent" style:font-name-asian="Liberation Serif1" style:font-size-asian="12pt" style:font-name-complex="Liberation Serif1" style:font-size-complex="12pt"/>
    </style:style>
    <style:style style:name="P29" style:family="paragraph" style:parent-style-name="Standard">
      <style:paragraph-properties fo:line-height="100%" fo:text-align="start" style:justify-single-word="false"/>
      <style:text-properties fo:color="#000000" style:font-name="Liberation Serif" fo:font-size="12pt" style:text-underline-style="none" fo:font-weight="normal" officeooo:rsid="05ff8cd9" officeooo:paragraph-rsid="0182eb14" fo:background-color="transparent" style:font-name-asian="Liberation Serif1" style:font-size-asian="12pt" style:font-name-complex="Liberation Serif1" style:font-size-complex="12pt"/>
    </style:style>
    <style:style style:name="P30" style:family="paragraph" style:parent-style-name="Standard">
      <style:paragraph-properties fo:line-height="100%" fo:text-align="start" style:justify-single-word="false"/>
      <style:text-properties fo:color="#000000" style:font-name="Liberation Serif" fo:font-size="12pt" style:text-underline-style="none" fo:font-weight="normal" officeooo:rsid="05daf42a" officeooo:paragraph-rsid="0182eb14" fo:background-color="transparent" style:font-name-asian="Liberation Serif1" style:font-size-asian="12pt" style:font-name-complex="Liberation Serif1" style:font-size-complex="12pt"/>
    </style:style>
    <style:style style:name="P31" style:family="paragraph" style:parent-style-name="Standard">
      <style:paragraph-properties fo:line-height="100%" fo:text-align="start" style:justify-single-word="false"/>
      <style:text-properties fo:color="#000000" style:font-name="Liberation Serif" fo:font-size="12pt" style:text-underline-style="none" fo:font-weight="normal" officeooo:rsid="062eeee9" officeooo:paragraph-rsid="0182eb14" fo:background-color="transparent" style:font-name-asian="Liberation Serif1" style:font-size-asian="12pt" style:font-name-complex="Liberation Serif1" style:font-size-complex="12pt"/>
    </style:style>
    <style:style style:name="P32" style:family="paragraph" style:parent-style-name="Standard">
      <style:paragraph-properties fo:line-height="100%" fo:text-align="start" style:justify-single-word="false"/>
      <style:text-properties fo:color="#000000" style:font-name="Liberation Serif" fo:font-size="12pt" style:text-underline-style="none" fo:font-weight="normal" officeooo:rsid="0685d8a4" officeooo:paragraph-rsid="0182eb14" fo:background-color="transparent" style:font-name-asian="Liberation Serif1" style:font-size-asian="12pt" style:font-name-complex="Liberation Serif1" style:font-size-complex="12pt"/>
    </style:style>
    <style:style style:name="P33" style:family="paragraph" style:parent-style-name="Standard">
      <style:paragraph-properties fo:line-height="100%" fo:text-align="start" style:justify-single-word="false"/>
      <style:text-properties fo:color="#000000" style:font-name="Liberation Serif" fo:font-size="11pt" style:text-underline-style="none" fo:font-weight="normal" officeooo:rsid="06a71ff5" officeooo:paragraph-rsid="00cf0f91" fo:background-color="transparent" style:font-name-asian="Liberation Serif1" style:font-size-asian="11pt" style:font-name-complex="Liberation Serif1" style:font-size-complex="11pt"/>
    </style:style>
    <style:style style:name="P34" style:family="paragraph" style:parent-style-name="Standard">
      <style:text-properties fo:color="#000000" style:font-name="Liberation Serif" fo:font-size="11pt" style:text-underline-style="none" fo:font-weight="normal" officeooo:rsid="06a71ff5" officeooo:paragraph-rsid="01091cfc" fo:background-color="transparent" style:font-name-asian="Liberation Serif1" style:font-size-asian="11pt" style:font-name-complex="Liberation Serif1" style:font-size-complex="11pt"/>
    </style:style>
    <style:style style:name="P35" style:family="paragraph" style:parent-style-name="Standard">
      <style:paragraph-properties fo:line-height="100%" fo:text-align="start" style:justify-single-word="false"/>
      <style:text-properties fo:color="#000000" style:font-name="Liberation Serif" fo:font-size="11pt" style:text-underline-style="none" fo:font-weight="normal" officeooo:rsid="00d044ac" officeooo:paragraph-rsid="00d044ac" fo:background-color="transparent" style:font-name-asian="Liberation Serif1" style:font-size-asian="11pt" style:font-name-complex="Liberation Serif1" style:font-size-complex="11pt"/>
    </style:style>
    <style:style style:name="P36" style:family="paragraph" style:parent-style-name="Standard">
      <style:paragraph-properties fo:line-height="100%" fo:text-align="start" style:justify-single-word="false"/>
      <style:text-properties fo:color="#000000" style:font-name="Liberation Serif" fo:font-size="11pt" style:text-underline-style="none" fo:font-weight="normal" officeooo:rsid="00d24085" officeooo:paragraph-rsid="00d24085" fo:background-color="transparent" style:font-name-asian="Liberation Serif1" style:font-size-asian="11pt" style:font-name-complex="Liberation Serif1" style:font-size-complex="11pt"/>
    </style:style>
    <style:style style:name="P37" style:family="paragraph" style:parent-style-name="Standard">
      <style:paragraph-properties fo:line-height="100%" fo:text-align="start" style:justify-single-word="false"/>
      <style:text-properties fo:color="#000000" style:font-name="Liberation Serif" fo:font-size="11pt" style:text-underline-style="none" fo:font-weight="normal" officeooo:rsid="00d52aea" officeooo:paragraph-rsid="00d52aea" fo:background-color="transparent" style:font-name-asian="Liberation Serif1" style:font-size-asian="11pt" style:font-name-complex="Liberation Serif1" style:font-size-complex="11pt"/>
    </style:style>
    <style:style style:name="P38" style:family="paragraph" style:parent-style-name="Standard">
      <style:paragraph-properties fo:line-height="100%" fo:text-align="start" style:justify-single-word="false"/>
      <style:text-properties fo:color="#000000" style:font-name="Liberation Serif" fo:font-size="11pt" style:text-underline-style="none" fo:font-weight="normal" officeooo:rsid="00d52aea" officeooo:paragraph-rsid="00d24085" fo:background-color="transparent" style:font-name-asian="Liberation Serif1" style:font-size-asian="11pt" style:font-name-complex="Liberation Serif1" style:font-size-complex="11pt"/>
    </style:style>
    <style:style style:name="P39" style:family="paragraph" style:parent-style-name="Standard">
      <style:paragraph-properties fo:line-height="100%" fo:text-align="start" style:justify-single-word="false"/>
      <style:text-properties fo:color="#000000" style:font-name="Liberation Serif" fo:font-size="11pt" style:text-underline-style="none" fo:font-weight="normal" officeooo:rsid="00d26f07" officeooo:paragraph-rsid="00d26f07" fo:background-color="transparent" style:font-name-asian="Liberation Serif1" style:font-size-asian="11pt" style:font-name-complex="Liberation Serif1" style:font-size-complex="11pt"/>
    </style:style>
    <style:style style:name="P40" style:family="paragraph" style:parent-style-name="Standard">
      <style:paragraph-properties fo:line-height="100%" fo:text-align="start" style:justify-single-word="false"/>
      <style:text-properties fo:color="#000000" style:font-name="Liberation Serif" fo:font-size="11pt" style:text-underline-style="none" fo:font-weight="normal" officeooo:rsid="00d391ae" officeooo:paragraph-rsid="00d26f07" fo:background-color="transparent" style:font-name-asian="Liberation Serif1" style:font-size-asian="11pt" style:font-name-complex="Liberation Serif1" style:font-size-complex="11pt"/>
    </style:style>
    <style:style style:name="P41" style:family="paragraph" style:parent-style-name="Standard">
      <style:paragraph-properties fo:line-height="100%" fo:text-align="start" style:justify-single-word="false"/>
      <style:text-properties fo:color="#000000" style:font-name="Liberation Serif" fo:font-size="11pt" style:text-underline-style="none" fo:font-weight="normal" officeooo:rsid="00d391ae" officeooo:paragraph-rsid="00d391ae" fo:background-color="transparent" style:font-name-asian="Liberation Serif1" style:font-size-asian="11pt" style:font-name-complex="Liberation Serif1" style:font-size-complex="11pt"/>
    </style:style>
    <style:style style:name="P42" style:family="paragraph" style:parent-style-name="Standard">
      <style:paragraph-properties fo:line-height="100%" fo:text-align="start" style:justify-single-word="false"/>
      <style:text-properties fo:color="#000000" style:font-name="Liberation Serif" fo:font-size="10.5pt" style:text-underline-style="none" fo:font-weight="normal" officeooo:rsid="0619f53c" officeooo:paragraph-rsid="0182eb14" fo:background-color="transparent" style:font-name-asian="Liberation Serif1" style:font-size-asian="10.5pt" style:font-name-complex="Liberation Serif1" style:font-size-complex="10.5pt"/>
    </style:style>
    <style:style style:name="P43" style:family="paragraph" style:parent-style-name="Standard">
      <style:text-properties style:use-window-font-color="true" style:font-name="Liberation Serif" fo:font-size="10.5pt" fo:font-weight="normal" officeooo:rsid="002af599" officeooo:paragraph-rsid="002c79d5" fo:background-color="transparent" style:font-size-asian="10.5pt" style:font-size-complex="10.5pt"/>
    </style:style>
    <style:style style:name="P44" style:family="paragraph" style:parent-style-name="Standard">
      <style:paragraph-properties style:line-height-at-least="0.503cm"/>
      <style:text-properties style:use-window-font-color="true" style:font-name="Liberation Serif" fo:font-size="10.5pt" fo:font-weight="normal" fo:background-color="transparent"/>
    </style:style>
    <style:style style:name="P45" style:family="paragraph" style:parent-style-name="Standard">
      <style:text-properties style:use-window-font-color="true" style:font-name="Liberation Serif" fo:font-size="10.5pt" style:text-underline-style="none" fo:font-weight="normal" officeooo:rsid="002af599" officeooo:paragraph-rsid="002af599" fo:background-color="transparent" style:font-size-asian="10.5pt" style:font-size-complex="10.5pt"/>
    </style:style>
    <style:style style:name="P46" style:family="paragraph" style:parent-style-name="Standard">
      <style:text-properties style:use-window-font-color="true" style:font-name="Liberation Serif" fo:font-size="10.5pt" style:text-underline-style="none" fo:font-weight="normal" officeooo:rsid="002c79d5" officeooo:paragraph-rsid="002c79d5" fo:background-color="transparent" style:font-size-asian="10.5pt" style:font-size-complex="10.5pt"/>
    </style:style>
    <style:style style:name="P47" style:family="paragraph" style:parent-style-name="Standard">
      <style:text-properties style:use-window-font-color="true" fo:font-size="11pt" style:text-underline-style="none" officeooo:rsid="002e7621" officeooo:paragraph-rsid="002e7621" style:font-size-asian="11pt" style:font-size-complex="11pt"/>
    </style:style>
    <style:style style:name="P48" style:family="paragraph" style:parent-style-name="Standard">
      <style:text-properties style:use-window-font-color="true" fo:font-size="11pt" style:text-underline-style="none" officeooo:rsid="00b63648" officeooo:paragraph-rsid="00b63648" style:font-size-asian="11pt" style:font-size-complex="11pt"/>
    </style:style>
    <style:style style:name="P49" style:family="paragraph" style:parent-style-name="Standard">
      <style:text-properties style:use-window-font-color="true" fo:font-size="11pt" style:text-underline-style="none" officeooo:rsid="002af599" officeooo:paragraph-rsid="002af599" style:font-size-asian="11pt" style:font-size-complex="11pt"/>
    </style:style>
    <style:style style:name="P50" style:family="paragraph" style:parent-style-name="Standard">
      <style:text-properties style:use-window-font-color="true" fo:font-size="11pt" style:text-underline-style="none" officeooo:rsid="002af599" officeooo:paragraph-rsid="01489e1a" style:font-size-asian="11pt" style:font-size-complex="11pt"/>
    </style:style>
    <style:style style:name="P51" style:family="paragraph" style:parent-style-name="Standard">
      <style:text-properties style:use-window-font-color="true" fo:font-size="11pt" style:text-underline-style="none" officeooo:rsid="0040765a" officeooo:paragraph-rsid="0040765a" style:font-size-asian="11pt" style:font-size-complex="11pt"/>
    </style:style>
    <style:style style:name="P52" style:family="paragraph" style:parent-style-name="Standard">
      <style:text-properties style:use-window-font-color="true" fo:font-size="11pt" style:text-underline-style="none" officeooo:rsid="00c38d7a" officeooo:paragraph-rsid="00c38d7a" style:font-size-asian="11pt" style:font-size-complex="11pt"/>
    </style:style>
    <style:style style:name="P53" style:family="paragraph" style:parent-style-name="Standard">
      <style:text-properties style:use-window-font-color="true" fo:font-size="11pt" style:text-underline-style="none" officeooo:rsid="00c47e90" officeooo:paragraph-rsid="00c47e90" style:font-size-asian="11pt" style:font-size-complex="11pt"/>
    </style:style>
    <style:style style:name="P54" style:family="paragraph" style:parent-style-name="Standard">
      <style:text-properties style:use-window-font-color="true" fo:font-size="11pt" style:text-underline-style="none" officeooo:rsid="00c47e90" officeooo:paragraph-rsid="00c38d7a" style:font-size-asian="11pt" style:font-size-complex="11pt"/>
    </style:style>
    <style:style style:name="P55" style:family="paragraph" style:parent-style-name="Standard">
      <style:text-properties style:use-window-font-color="true" fo:font-size="11pt" style:text-underline-style="none" officeooo:rsid="00c5e25d" officeooo:paragraph-rsid="00c5e25d" style:font-size-asian="11pt" style:font-size-complex="11pt"/>
    </style:style>
    <style:style style:name="P56" style:family="paragraph" style:parent-style-name="Standard">
      <style:text-properties style:use-window-font-color="true" fo:font-size="11pt" style:text-underline-style="none" officeooo:rsid="01080962" officeooo:paragraph-rsid="01080962" style:font-size-asian="11pt" style:font-size-complex="11pt"/>
    </style:style>
    <style:style style:name="P57" style:family="paragraph" style:parent-style-name="Standard">
      <style:text-properties style:use-window-font-color="true" fo:font-size="11pt" style:text-underline-style="none" officeooo:rsid="01085747" officeooo:paragraph-rsid="01085747" style:font-size-asian="11pt" style:font-size-complex="11pt"/>
    </style:style>
    <style:style style:name="P58" style:family="paragraph" style:parent-style-name="Standard">
      <style:text-properties style:use-window-font-color="true" fo:font-size="11pt" style:text-underline-style="none" officeooo:rsid="012186c9" officeooo:paragraph-rsid="012186c9" style:font-size-asian="11pt" style:font-size-complex="11pt"/>
    </style:style>
    <style:style style:name="P59" style:family="paragraph" style:parent-style-name="Standard">
      <style:text-properties style:use-window-font-color="true" fo:font-size="11pt" style:text-underline-style="none" officeooo:rsid="012186c9" officeooo:paragraph-rsid="01489e1a" style:font-size-asian="11pt" style:font-size-complex="11pt"/>
    </style:style>
    <style:style style:name="P60" style:family="paragraph" style:parent-style-name="Standard">
      <style:text-properties style:use-window-font-color="true" fo:font-size="11pt" style:text-underline-style="none" officeooo:rsid="013d5c2b" officeooo:paragraph-rsid="013d5c2b" style:font-size-asian="11pt" style:font-size-complex="11pt"/>
    </style:style>
    <style:style style:name="P61" style:family="paragraph" style:parent-style-name="Standard">
      <style:text-properties style:use-window-font-color="true" fo:font-size="11pt" style:text-underline-style="none" officeooo:rsid="0181275c" officeooo:paragraph-rsid="0181275c" style:font-size-asian="11pt" style:font-size-complex="11pt"/>
    </style:style>
    <style:style style:name="P62" style:family="paragraph" style:parent-style-name="Standard">
      <style:text-properties style:use-window-font-color="true" fo:font-size="11pt" style:text-underline-style="none" officeooo:rsid="01bd0a07" officeooo:paragraph-rsid="01bd0a07" style:font-size-asian="11pt" style:font-size-complex="11pt"/>
    </style:style>
    <style:style style:name="P63" style:family="paragraph" style:parent-style-name="Standard">
      <style:text-properties style:use-window-font-color="true" fo:font-size="11pt" style:text-underline-style="none" officeooo:rsid="01bd0a07" officeooo:paragraph-rsid="01c0aed5" style:font-size-asian="11pt" style:font-size-complex="11pt"/>
    </style:style>
    <style:style style:name="P64" style:family="paragraph" style:parent-style-name="Standard">
      <style:text-properties style:use-window-font-color="true" fo:font-size="11pt" style:text-underline-style="none" officeooo:rsid="0029ffeb" officeooo:paragraph-rsid="01091cfc" style:font-size-asian="11pt" style:font-size-complex="11pt"/>
    </style:style>
    <style:style style:name="P65" style:family="paragraph" style:parent-style-name="Standard">
      <style:text-properties style:use-window-font-color="true" fo:font-size="11pt" style:text-underline-style="none" officeooo:rsid="0029ffeb" officeooo:paragraph-rsid="01bd0a07" style:font-size-asian="11pt" style:font-size-complex="11pt"/>
    </style:style>
    <style:style style:name="P66" style:family="paragraph" style:parent-style-name="Standard">
      <style:text-properties style:use-window-font-color="true" fo:font-size="11pt" style:text-underline-style="none" officeooo:rsid="01e2069f" officeooo:paragraph-rsid="01e2069f" style:font-size-asian="11pt" style:font-size-complex="11pt"/>
    </style:style>
    <style:style style:name="P67" style:family="paragraph" style:parent-style-name="Standard">
      <style:text-properties style:use-window-font-color="true" fo:font-size="11pt" style:text-underline-style="none" officeooo:rsid="024d3c64" officeooo:paragraph-rsid="024d3c64" style:font-size-asian="11pt" style:font-size-complex="11pt"/>
    </style:style>
    <style:style style:name="P68" style:family="paragraph" style:parent-style-name="Standard">
      <style:text-properties style:use-window-font-color="true" fo:font-size="11pt" style:text-underline-style="none" officeooo:rsid="0276d1a0" officeooo:paragraph-rsid="0276d1a0" style:font-size-asian="11pt" style:font-size-complex="11pt"/>
    </style:style>
    <style:style style:name="P69" style:family="paragraph" style:parent-style-name="Standard">
      <style:text-properties style:use-window-font-color="true" fo:font-size="11pt" style:text-underline-style="none" officeooo:rsid="038a6a36" officeooo:paragraph-rsid="038a6a36" style:font-size-asian="11pt" style:font-size-complex="11pt"/>
    </style:style>
    <style:style style:name="P70" style:family="paragraph" style:parent-style-name="Standard">
      <style:text-properties style:use-window-font-color="true" officeooo:rsid="0053d9ad" officeooo:paragraph-rsid="0053d9ad"/>
    </style:style>
    <style:style style:name="P71" style:family="paragraph" style:parent-style-name="Standard">
      <style:text-properties style:use-window-font-color="true" officeooo:rsid="00633d2e" officeooo:paragraph-rsid="00633d2e"/>
    </style:style>
    <style:style style:name="P72" style:family="paragraph" style:parent-style-name="Standard">
      <style:text-properties style:use-window-font-color="true" officeooo:rsid="0040765a" officeooo:paragraph-rsid="0040765a"/>
    </style:style>
    <style:style style:name="P73" style:family="paragraph" style:parent-style-name="Standard">
      <style:text-properties style:use-window-font-color="true" officeooo:rsid="00c38d7a" officeooo:paragraph-rsid="00c38d7a"/>
    </style:style>
    <style:style style:name="P74" style:family="paragraph" style:parent-style-name="Standard">
      <style:text-properties style:use-window-font-color="true" officeooo:rsid="00c5e25d" officeooo:paragraph-rsid="00c5e25d"/>
    </style:style>
    <style:style style:name="P75" style:family="paragraph" style:parent-style-name="Standard">
      <style:text-properties style:use-window-font-color="true" officeooo:rsid="0132c755" officeooo:paragraph-rsid="0132c755"/>
    </style:style>
    <style:style style:name="P76" style:family="paragraph" style:parent-style-name="Standard">
      <style:text-properties style:use-window-font-color="true" officeooo:rsid="00cf0f91" officeooo:paragraph-rsid="01091cfc"/>
    </style:style>
    <style:style style:name="P77" style:family="paragraph" style:parent-style-name="Standard">
      <style:text-properties style:use-window-font-color="true" officeooo:rsid="017bba56" officeooo:paragraph-rsid="017bba56"/>
    </style:style>
    <style:style style:name="P78" style:family="paragraph" style:parent-style-name="Standard">
      <style:text-properties style:use-window-font-color="true" officeooo:rsid="018fe76b" officeooo:paragraph-rsid="018fe76b"/>
    </style:style>
    <style:style style:name="P79" style:family="paragraph" style:parent-style-name="Standard">
      <style:text-properties style:use-window-font-color="true" officeooo:rsid="01bd0a07" officeooo:paragraph-rsid="01bd0a07"/>
    </style:style>
    <style:style style:name="P80" style:family="paragraph" style:parent-style-name="Standard">
      <style:text-properties style:use-window-font-color="true" officeooo:rsid="01e5394e" officeooo:paragraph-rsid="01e026f8"/>
    </style:style>
    <style:style style:name="P81" style:family="paragraph" style:parent-style-name="Standard">
      <style:text-properties officeooo:rsid="00555450" officeooo:paragraph-rsid="00555450"/>
    </style:style>
    <style:style style:name="P82" style:family="paragraph" style:parent-style-name="Standard">
      <style:text-properties fo:font-variant="normal" fo:text-transform="none" fo:color="#c9211e" style:font-name="Liberation Serif" fo:font-size="11pt" fo:letter-spacing="normal" fo:font-style="normal" style:text-underline-style="none" fo:font-weight="normal" officeooo:rsid="00554c95" officeooo:paragraph-rsid="0053d9ad" style:font-size-asian="11pt" style:font-size-complex="11pt"/>
    </style:style>
    <style:style style:name="P83" style:family="paragraph" style:parent-style-name="Standard">
      <style:text-properties fo:font-variant="normal" fo:text-transform="none" fo:color="#c9211e" style:font-name="Liberation Serif" fo:font-size="11pt" fo:letter-spacing="normal" fo:font-style="normal" style:text-underline-style="none" fo:font-weight="normal" officeooo:rsid="00555450" officeooo:paragraph-rsid="00555450" style:font-size-asian="11pt" style:font-size-complex="11pt"/>
    </style:style>
    <style:style style:name="P84" style:family="paragraph" style:parent-style-name="Standard">
      <style:text-properties fo:font-variant="normal" fo:text-transform="none" fo:color="#c9211e" style:font-name="Liberation Serif" fo:font-size="11pt" fo:letter-spacing="normal" fo:font-style="normal" style:text-underline-style="none" fo:font-weight="normal" officeooo:rsid="00567252" officeooo:paragraph-rsid="00567252" style:font-size-asian="11pt" style:font-size-complex="11pt"/>
    </style:style>
    <style:style style:name="P85" style:family="paragraph" style:parent-style-name="Standard">
      <style:text-properties fo:font-variant="normal" fo:text-transform="none" fo:color="#c9211e" style:font-name="Liberation Serif" fo:font-size="11pt" fo:letter-spacing="normal" fo:font-style="normal" style:text-underline-style="none" fo:font-weight="normal" officeooo:rsid="00580d83" officeooo:paragraph-rsid="00580d83" style:font-size-asian="11pt" style:font-size-complex="11pt"/>
    </style:style>
    <style:style style:name="P86" style:family="paragraph" style:parent-style-name="Standard">
      <style:text-properties fo:font-variant="normal" fo:text-transform="none" fo:color="#c9211e" style:font-name="Liberation Serif" fo:font-size="11pt" fo:letter-spacing="normal" fo:font-style="normal" style:text-underline-style="none" fo:font-weight="normal" officeooo:rsid="0058fe82" officeooo:paragraph-rsid="0058fe82" style:font-size-asian="11pt" style:font-size-complex="11pt"/>
    </style:style>
    <style:style style:name="P87" style:family="paragraph" style:parent-style-name="Standard">
      <style:text-properties fo:font-variant="normal" fo:text-transform="none" fo:color="#c9211e" style:font-name="Liberation Serif" fo:font-size="11pt" fo:letter-spacing="normal" fo:font-style="normal" style:text-underline-style="none" fo:font-weight="normal" officeooo:rsid="005a2a82" officeooo:paragraph-rsid="005a2a82" style:font-size-asian="11pt" style:font-size-complex="11pt"/>
    </style:style>
    <style:style style:name="P88" style:family="paragraph" style:parent-style-name="Standard">
      <style:text-properties fo:font-variant="normal" fo:text-transform="none" fo:color="#c9211e" style:font-name="Liberation Serif" fo:font-size="11pt" fo:letter-spacing="normal" fo:font-style="normal" style:text-underline-style="none" fo:font-weight="normal" officeooo:rsid="005c0b26" officeooo:paragraph-rsid="005c0b26" style:font-size-asian="11pt" style:font-size-complex="11pt"/>
    </style:style>
    <style:style style:name="P89" style:family="paragraph" style:parent-style-name="Standard">
      <style:text-properties fo:font-variant="normal" fo:text-transform="none" fo:color="#c9211e" style:font-name="Liberation Serif" fo:font-size="11pt" fo:letter-spacing="normal" fo:font-style="normal" style:text-underline-style="none" fo:font-weight="normal" officeooo:rsid="005c0b26" officeooo:paragraph-rsid="01254448" style:font-size-asian="11pt" style:font-size-complex="11pt"/>
    </style:style>
    <style:style style:name="P90" style:family="paragraph" style:parent-style-name="Standard">
      <style:text-properties fo:font-variant="normal" fo:text-transform="none" fo:color="#c9211e" style:font-name="Liberation Serif" fo:font-size="11pt" fo:letter-spacing="normal" fo:font-style="normal" style:text-underline-style="none" fo:font-weight="normal" officeooo:rsid="006144ec" officeooo:paragraph-rsid="006144ec" style:font-size-asian="11pt" style:font-size-complex="11pt"/>
    </style:style>
    <style:style style:name="P91" style:family="paragraph" style:parent-style-name="Standard">
      <style:text-properties fo:font-variant="normal" fo:text-transform="none" fo:color="#c9211e" style:font-name="Liberation Serif" fo:font-size="11pt" fo:letter-spacing="normal" fo:font-style="normal" style:text-underline-style="none" fo:font-weight="normal" officeooo:rsid="006731bc" officeooo:paragraph-rsid="006731bc" style:font-size-asian="11pt" style:font-size-complex="11pt"/>
    </style:style>
    <style:style style:name="P92" style:family="paragraph" style:parent-style-name="Standard">
      <style:text-properties fo:font-variant="normal" fo:text-transform="none" fo:color="#c9211e" style:font-name="Liberation Serif" fo:font-size="11pt" fo:letter-spacing="normal" fo:font-style="normal" style:text-underline-style="none" fo:font-weight="normal" officeooo:rsid="00696b43" officeooo:paragraph-rsid="00696b43" style:font-size-asian="11pt" style:font-size-complex="11pt"/>
    </style:style>
    <style:style style:name="P93" style:family="paragraph" style:parent-style-name="Standard">
      <style:text-properties fo:font-variant="normal" fo:text-transform="none" fo:color="#c9211e" style:font-name="Liberation Serif" fo:font-size="11pt" fo:letter-spacing="normal" fo:font-style="normal" style:text-underline-style="none" fo:font-weight="normal" officeooo:rsid="005f860e" officeooo:paragraph-rsid="005f860e" style:font-size-asian="11pt" style:font-size-complex="11pt"/>
    </style:style>
    <style:style style:name="P94" style:family="paragraph" style:parent-style-name="Standard">
      <style:text-properties fo:font-variant="normal" fo:text-transform="none" fo:color="#c9211e" style:font-name="Liberation Serif" fo:font-size="11pt" fo:letter-spacing="normal" fo:font-style="normal" style:text-underline-style="none" fo:font-weight="normal" officeooo:rsid="00711e8d" officeooo:paragraph-rsid="00711e8d" style:font-size-asian="11pt" style:font-size-complex="11pt"/>
    </style:style>
    <style:style style:name="P95" style:family="paragraph" style:parent-style-name="Standard">
      <style:text-properties fo:font-variant="normal" fo:text-transform="none" fo:color="#c9211e" style:font-name="Liberation Serif" fo:font-size="11pt" fo:letter-spacing="normal" fo:font-style="normal" style:text-underline-style="none" fo:font-weight="normal" officeooo:rsid="0073f286" officeooo:paragraph-rsid="0073f286" style:font-size-asian="11pt" style:font-size-complex="11pt"/>
    </style:style>
    <style:style style:name="P96" style:family="paragraph" style:parent-style-name="Standard">
      <style:text-properties fo:font-variant="normal" fo:text-transform="none" fo:color="#c9211e" style:font-name="Liberation Serif" fo:font-size="11pt" fo:letter-spacing="normal" fo:font-style="normal" style:text-underline-style="none" fo:font-weight="normal" officeooo:rsid="00721cd2" officeooo:paragraph-rsid="00711e8d" style:font-size-asian="11pt" style:font-size-complex="11pt"/>
    </style:style>
    <style:style style:name="P97" style:family="paragraph" style:parent-style-name="Standard">
      <style:text-properties fo:font-variant="normal" fo:text-transform="none" fo:color="#c9211e" style:font-name="Liberation Serif" fo:font-size="11pt" fo:letter-spacing="normal" fo:font-style="normal" style:text-underline-style="none" fo:font-weight="normal" officeooo:rsid="0078262d" officeooo:paragraph-rsid="0078262d" style:font-size-asian="11pt" style:font-size-complex="11pt"/>
    </style:style>
    <style:style style:name="P98" style:family="paragraph" style:parent-style-name="Standard">
      <style:text-properties fo:font-variant="normal" fo:text-transform="none" fo:color="#c9211e" style:font-name="Liberation Serif" fo:font-size="11pt" fo:letter-spacing="normal" fo:font-style="normal" style:text-underline-style="none" fo:font-weight="normal" officeooo:rsid="008257a8" officeooo:paragraph-rsid="008257a8" style:font-size-asian="11pt" style:font-size-complex="11pt"/>
    </style:style>
    <style:style style:name="P99" style:family="paragraph" style:parent-style-name="Standard">
      <style:text-properties fo:font-variant="normal" fo:text-transform="none" fo:color="#c9211e" style:font-name="Liberation Serif" fo:font-size="11pt" fo:letter-spacing="normal" fo:font-style="normal" style:text-underline-style="none" fo:font-weight="normal" officeooo:rsid="00856929" officeooo:paragraph-rsid="00856929" style:font-size-asian="11pt" style:font-size-complex="11pt"/>
    </style:style>
    <style:style style:name="P100" style:family="paragraph" style:parent-style-name="Standard">
      <style:text-properties fo:font-variant="normal" fo:text-transform="none" fo:color="#c9211e" style:font-name="Liberation Serif" fo:font-size="11pt" fo:letter-spacing="normal" fo:font-style="normal" style:text-underline-style="none" fo:font-weight="normal" officeooo:rsid="00924937" officeooo:paragraph-rsid="00924937" style:font-size-asian="11pt" style:font-size-complex="11pt"/>
    </style:style>
    <style:style style:name="P101" style:family="paragraph" style:parent-style-name="Standard">
      <style:text-properties fo:font-variant="normal" fo:text-transform="none" fo:color="#c9211e" style:font-name="Liberation Serif" fo:font-size="11pt" fo:letter-spacing="normal" fo:font-style="normal" style:text-underline-style="none" fo:font-weight="normal" officeooo:rsid="00957060" officeooo:paragraph-rsid="00924937" style:font-size-asian="11pt" style:font-size-complex="11pt"/>
    </style:style>
    <style:style style:name="P102" style:family="paragraph" style:parent-style-name="Standard">
      <style:text-properties fo:font-variant="normal" fo:text-transform="none" fo:color="#c9211e" style:font-name="Liberation Serif" fo:font-size="11pt" fo:letter-spacing="normal" fo:font-style="normal" style:text-underline-style="none" fo:font-weight="normal" officeooo:rsid="011a471b" officeooo:paragraph-rsid="011a471b" style:font-size-asian="11pt" style:font-size-complex="11pt"/>
    </style:style>
    <style:style style:name="P103" style:family="paragraph" style:parent-style-name="Standard">
      <style:text-properties fo:font-variant="normal" fo:text-transform="none" fo:color="#c9211e" style:font-name="Liberation Serif" fo:font-size="11pt" fo:letter-spacing="normal" fo:font-style="normal" style:text-underline-style="none" fo:font-weight="normal" officeooo:rsid="011e24ba" officeooo:paragraph-rsid="011e24ba" style:font-size-asian="11pt" style:font-size-complex="11pt"/>
    </style:style>
    <style:style style:name="P104" style:family="paragraph" style:parent-style-name="Standard">
      <style:text-properties fo:font-variant="normal" fo:text-transform="none" fo:color="#c9211e" style:font-name="Liberation Serif" fo:font-size="11pt" fo:letter-spacing="normal" fo:font-style="normal" style:text-underline-style="none" fo:font-weight="normal" officeooo:rsid="00a0af42" officeooo:paragraph-rsid="00a0af42" fo:background-color="transparent" style:font-size-asian="11pt" style:font-size-complex="11pt"/>
    </style:style>
    <style:style style:name="P105" style:family="paragraph" style:parent-style-name="Standard">
      <style:text-properties fo:font-variant="normal" fo:text-transform="none" fo:color="#c9211e" style:font-name="Liberation Serif" fo:font-size="11pt" fo:letter-spacing="normal" fo:font-style="normal" style:text-underline-style="none" fo:font-weight="normal" officeooo:rsid="00ab6cbb" officeooo:paragraph-rsid="00ab6cbb" fo:background-color="transparent" style:font-size-asian="11pt" style:font-size-complex="11pt"/>
    </style:style>
    <style:style style:name="P106" style:family="paragraph" style:parent-style-name="Standard">
      <style:text-properties fo:font-variant="normal" fo:text-transform="none" fo:color="#c9211e" style:font-name="Liberation Serif" fo:font-size="11pt" fo:letter-spacing="normal" fo:font-style="normal" style:text-underline-style="none" fo:font-weight="normal" officeooo:rsid="00ad0cee" officeooo:paragraph-rsid="00ad0cee" fo:background-color="transparent" style:font-size-asian="11pt" style:font-size-complex="11pt"/>
    </style:style>
    <style:style style:name="P107" style:family="paragraph" style:parent-style-name="Standard">
      <style:text-properties fo:font-variant="normal" fo:text-transform="none" fo:color="#c9211e" style:font-name="Liberation Serif" fo:font-size="11pt" fo:letter-spacing="normal" fo:font-style="normal" style:text-underline-style="none" fo:font-weight="normal" officeooo:rsid="00adb89a" officeooo:paragraph-rsid="00adb89a" fo:background-color="transparent" style:font-size-asian="11pt" style:font-size-complex="11pt"/>
    </style:style>
    <style:style style:name="P108" style:family="paragraph" style:parent-style-name="Standard">
      <style:text-properties fo:font-variant="normal" fo:text-transform="none" fo:color="#c9211e" style:font-name="Liberation Serif" fo:font-size="11pt" fo:letter-spacing="normal" fo:font-style="normal" style:text-underline-style="none" fo:font-weight="normal" officeooo:rsid="00af7cd2" officeooo:paragraph-rsid="00af7cd2" fo:background-color="transparent" style:font-size-asian="11pt" style:font-size-complex="11pt"/>
    </style:style>
    <style:style style:name="P109" style:family="paragraph" style:parent-style-name="Standard">
      <style:text-properties fo:font-variant="normal" fo:text-transform="none" fo:color="#c9211e" style:font-name="Liberation Serif" fo:font-size="11pt" fo:letter-spacing="normal" fo:font-style="normal" style:text-underline-style="none" fo:font-weight="normal" officeooo:rsid="00b12cb3" officeooo:paragraph-rsid="00b12cb3" fo:background-color="transparent" style:font-size-asian="11pt" style:font-size-complex="11pt"/>
    </style:style>
    <style:style style:name="P110" style:family="paragraph" style:parent-style-name="Standard">
      <style:text-properties fo:font-variant="normal" fo:text-transform="none" fo:color="#c9211e" style:font-name="Liberation Serif" fo:font-size="11pt" fo:letter-spacing="normal" fo:font-style="normal" style:text-underline-style="none" fo:font-weight="normal" officeooo:rsid="00b2c660" officeooo:paragraph-rsid="00b2c660" fo:background-color="transparent" style:font-size-asian="11pt" style:font-size-complex="11pt"/>
    </style:style>
    <style:style style:name="P111" style:family="paragraph" style:parent-style-name="Standard">
      <style:text-properties fo:font-variant="normal" fo:text-transform="none" fo:color="#c9211e" style:font-name="Liberation Serif" fo:font-size="11pt" fo:letter-spacing="normal" fo:font-style="normal" style:text-underline-style="none" fo:font-weight="normal" officeooo:rsid="00b3d775" officeooo:paragraph-rsid="00b3d775" fo:background-color="transparent" style:font-size-asian="11pt" style:font-size-complex="11pt"/>
    </style:style>
    <style:style style:name="P112" style:family="paragraph" style:parent-style-name="Standard">
      <style:text-properties fo:font-variant="normal" fo:text-transform="none" fo:color="#c9211e" style:font-name="Liberation Serif" fo:font-size="11pt" fo:letter-spacing="normal" fo:font-style="normal" style:text-underline-style="none" fo:font-weight="normal" officeooo:rsid="00bc9a28" officeooo:paragraph-rsid="00bc9a28" fo:background-color="transparent" style:font-size-asian="11pt" style:font-size-complex="11pt"/>
    </style:style>
    <style:style style:name="P113" style:family="paragraph" style:parent-style-name="Standard">
      <style:text-properties fo:font-variant="normal" fo:text-transform="none" fo:color="#c9211e" style:font-name="Liberation Serif" fo:font-size="11pt" fo:letter-spacing="normal" fo:font-style="normal" style:text-underline-style="none" fo:font-weight="normal" officeooo:rsid="00be9769" officeooo:paragraph-rsid="00be9769" fo:background-color="transparent" style:font-size-asian="11pt" style:font-size-complex="11pt"/>
    </style:style>
    <style:style style:name="P114" style:family="paragraph" style:parent-style-name="Standard">
      <style:text-properties fo:font-variant="normal" fo:text-transform="none" fo:color="#c9211e" style:font-name="Liberation Serif" fo:font-size="11pt" fo:letter-spacing="normal" fo:font-style="normal" style:text-underline-style="none" fo:font-weight="normal" officeooo:rsid="00cd28bf" officeooo:paragraph-rsid="00cd28bf" fo:background-color="transparent" style:font-size-asian="11pt" style:font-size-complex="11pt"/>
    </style:style>
    <style:style style:name="P115" style:family="paragraph" style:parent-style-name="Standard">
      <style:text-properties fo:font-variant="normal" fo:text-transform="none" fo:color="#c9211e" style:font-name="Liberation Serif" fo:font-size="11pt" fo:letter-spacing="normal" fo:font-style="normal" style:text-underline-style="none" fo:font-weight="normal" officeooo:rsid="00d5b10a" officeooo:paragraph-rsid="00d5b10a" fo:background-color="transparent" style:font-size-asian="11pt" style:font-size-complex="11pt"/>
    </style:style>
    <style:style style:name="P116" style:family="paragraph" style:parent-style-name="Standard">
      <style:text-properties fo:font-variant="normal" fo:text-transform="none" fo:color="#c9211e" style:font-name="Liberation Serif" fo:font-size="11pt" fo:letter-spacing="normal" fo:font-style="normal" style:text-underline-style="none" fo:font-weight="normal" officeooo:rsid="00d688a8" officeooo:paragraph-rsid="00d688a8" fo:background-color="transparent" style:font-size-asian="11pt" style:font-size-complex="11pt"/>
    </style:style>
    <style:style style:name="P117" style:family="paragraph" style:parent-style-name="Standard">
      <style:text-properties fo:font-variant="normal" fo:text-transform="none" fo:color="#c9211e" style:font-name="Liberation Serif" fo:font-size="11pt" fo:letter-spacing="normal" fo:font-style="normal" style:text-underline-style="none" fo:font-weight="normal" officeooo:rsid="00d7372c" officeooo:paragraph-rsid="00d7372c" fo:background-color="transparent" style:font-size-asian="11pt" style:font-size-complex="11pt"/>
    </style:style>
    <style:style style:name="P118" style:family="paragraph" style:parent-style-name="Standard">
      <style:text-properties fo:font-variant="normal" fo:text-transform="none" fo:color="#c9211e" style:font-name="Liberation Serif" fo:font-size="11pt" fo:letter-spacing="normal" fo:font-style="normal" style:text-underline-style="none" fo:font-weight="normal" officeooo:rsid="00d7c8aa" officeooo:paragraph-rsid="00d7c8aa" fo:background-color="transparent" style:font-size-asian="11pt" style:font-size-complex="11pt"/>
    </style:style>
    <style:style style:name="P119" style:family="paragraph" style:parent-style-name="Standard">
      <style:text-properties fo:font-variant="normal" fo:text-transform="none" fo:color="#c9211e" style:font-name="Liberation Serif" fo:font-size="11pt" fo:letter-spacing="normal" fo:font-style="normal" style:text-underline-style="none" fo:font-weight="normal" officeooo:rsid="00d9bd5e" officeooo:paragraph-rsid="00d9bd5e" fo:background-color="transparent" style:font-size-asian="11pt" style:font-size-complex="11pt"/>
    </style:style>
    <style:style style:name="P120" style:family="paragraph" style:parent-style-name="Standard">
      <style:text-properties fo:font-variant="normal" fo:text-transform="none" fo:color="#c9211e" style:font-name="Liberation Serif" fo:font-size="11pt" fo:letter-spacing="normal" fo:font-style="normal" style:text-underline-style="none" fo:font-weight="normal" officeooo:rsid="00de877c" officeooo:paragraph-rsid="00de877c" fo:background-color="transparent" style:font-size-asian="11pt" style:font-size-complex="11pt"/>
    </style:style>
    <style:style style:name="P121" style:family="paragraph" style:parent-style-name="Standard">
      <style:text-properties fo:font-variant="normal" fo:text-transform="none" fo:color="#c9211e" style:font-name="Liberation Serif" fo:font-size="11pt" fo:letter-spacing="normal" fo:font-style="normal" style:text-underline-style="none" fo:font-weight="normal" officeooo:rsid="00e62a39" officeooo:paragraph-rsid="00e62a39" fo:background-color="transparent" style:font-size-asian="11pt" style:font-size-complex="11pt"/>
    </style:style>
    <style:style style:name="P122" style:family="paragraph" style:parent-style-name="Standard">
      <style:text-properties fo:font-variant="normal" fo:text-transform="none" fo:color="#c9211e" style:font-name="Liberation Serif" fo:font-size="11pt" fo:letter-spacing="normal" fo:font-style="normal" style:text-underline-style="none" fo:font-weight="normal" officeooo:rsid="00e7d6fb" officeooo:paragraph-rsid="00e7d6fb" fo:background-color="transparent" style:font-size-asian="11pt" style:font-size-complex="11pt"/>
    </style:style>
    <style:style style:name="P123" style:family="paragraph" style:parent-style-name="Standard">
      <style:text-properties fo:font-variant="normal" fo:text-transform="none" fo:color="#c9211e" style:font-name="Liberation Serif" fo:font-size="11pt" fo:letter-spacing="normal" fo:font-style="normal" style:text-underline-style="none" fo:font-weight="normal" officeooo:rsid="00fa2633" officeooo:paragraph-rsid="00fa2633" fo:background-color="transparent" style:font-size-asian="11pt" style:font-size-complex="11pt"/>
    </style:style>
    <style:style style:name="P124" style:family="paragraph" style:parent-style-name="Standard">
      <style:text-properties fo:font-variant="normal" fo:text-transform="none" fo:color="#c9211e" style:font-name="Liberation Serif" fo:font-size="11pt" fo:letter-spacing="normal" fo:font-style="normal" style:text-underline-style="none" fo:font-weight="normal" officeooo:rsid="00fcafb1" officeooo:paragraph-rsid="00fcafb1" fo:background-color="transparent" style:font-size-asian="11pt" style:font-size-complex="11pt"/>
    </style:style>
    <style:style style:name="P125" style:family="paragraph" style:parent-style-name="Standard">
      <style:text-properties fo:font-variant="normal" fo:text-transform="none" fo:color="#c9211e" style:font-name="Liberation Serif" fo:font-size="11pt" fo:letter-spacing="normal" fo:font-style="normal" style:text-underline-style="none" fo:font-weight="normal" officeooo:rsid="00fb9e0d" officeooo:paragraph-rsid="00fb9e0d" fo:background-color="transparent" style:font-size-asian="11pt" style:font-size-complex="11pt"/>
    </style:style>
    <style:style style:name="P126" style:family="paragraph" style:parent-style-name="Standard">
      <style:text-properties fo:font-variant="normal" fo:text-transform="none" fo:color="#c9211e" style:font-name="Liberation Serif" fo:font-size="11pt" fo:letter-spacing="normal" fo:font-style="normal" style:text-underline-style="none" fo:font-weight="normal" officeooo:rsid="00f42c7d" officeooo:paragraph-rsid="00f42c7d" fo:background-color="transparent" style:font-size-asian="11pt" style:font-size-complex="11pt"/>
    </style:style>
    <style:style style:name="P127" style:family="paragraph" style:parent-style-name="Standard">
      <style:text-properties fo:font-variant="normal" fo:text-transform="none" fo:color="#c9211e" style:font-name="Liberation Serif" fo:font-size="11pt" fo:letter-spacing="normal" fo:font-style="normal" style:text-underline-style="none" fo:font-weight="normal" officeooo:rsid="00f2d6c4" officeooo:paragraph-rsid="00f2d6c4" fo:background-color="transparent" style:font-size-asian="11pt" style:font-size-complex="11pt"/>
    </style:style>
    <style:style style:name="P128" style:family="paragraph" style:parent-style-name="Standard">
      <style:text-properties fo:font-variant="normal" fo:text-transform="none" fo:color="#c9211e" style:font-name="Liberation Serif" fo:font-size="11pt" fo:letter-spacing="normal" fo:font-style="normal" style:text-underline-style="none" fo:font-weight="normal" officeooo:rsid="00f172d0" officeooo:paragraph-rsid="00f172d0" fo:background-color="transparent" style:font-size-asian="11pt" style:font-size-complex="11pt"/>
    </style:style>
    <style:style style:name="P129" style:family="paragraph" style:parent-style-name="Standard">
      <style:text-properties fo:font-variant="normal" fo:text-transform="none" fo:color="#c9211e" style:font-name="Liberation Serif" fo:font-size="11pt" fo:letter-spacing="normal" fo:font-style="normal" style:text-underline-style="none" fo:font-weight="normal" officeooo:rsid="00f98aaa" officeooo:paragraph-rsid="00f98aaa" fo:background-color="transparent" style:font-size-asian="11pt" style:font-size-complex="11pt"/>
    </style:style>
    <style:style style:name="P130" style:family="paragraph" style:parent-style-name="Standard">
      <style:text-properties fo:font-variant="normal" fo:text-transform="none" fo:color="#c9211e" style:font-name="Liberation Serif" fo:font-size="11pt" fo:letter-spacing="normal" fo:font-style="normal" style:text-underline-style="none" fo:font-weight="normal" officeooo:rsid="0100a2ed" officeooo:paragraph-rsid="0100a2ed" fo:background-color="transparent" style:font-size-asian="11pt" style:font-size-complex="11pt"/>
    </style:style>
    <style:style style:name="P131" style:family="paragraph" style:parent-style-name="Standard">
      <style:text-properties fo:font-variant="normal" fo:text-transform="none" fo:color="#c9211e" style:font-name="Liberation Serif" fo:font-size="11pt" fo:letter-spacing="normal" fo:font-style="normal" style:text-underline-style="none" fo:font-weight="normal" officeooo:rsid="01046da9" officeooo:paragraph-rsid="01046da9" fo:background-color="transparent" style:font-size-asian="11pt" style:font-size-complex="11pt"/>
    </style:style>
    <style:style style:name="P132" style:family="paragraph" style:parent-style-name="Standard">
      <style:text-properties fo:font-variant="normal" fo:text-transform="none" fo:color="#c9211e" style:font-name="Liberation Serif" fo:font-size="11pt" fo:letter-spacing="normal" fo:font-style="normal" style:text-underline-style="none" fo:font-weight="normal" officeooo:rsid="01093a63" officeooo:paragraph-rsid="01093a63" fo:background-color="transparent" style:font-size-asian="11pt" style:font-size-complex="11pt"/>
    </style:style>
    <style:style style:name="P133" style:family="paragraph" style:parent-style-name="Standard">
      <style:text-properties fo:font-variant="normal" fo:text-transform="none" fo:color="#c9211e" style:font-name="Liberation Serif" fo:font-size="11pt" fo:letter-spacing="normal" fo:font-style="normal" style:text-underline-style="none" fo:font-weight="normal" officeooo:rsid="010a13b1" officeooo:paragraph-rsid="010a13b1" fo:background-color="transparent" style:font-size-asian="11pt" style:font-size-complex="11pt"/>
    </style:style>
    <style:style style:name="P134" style:family="paragraph" style:parent-style-name="Standard">
      <style:text-properties fo:font-variant="normal" fo:text-transform="none" fo:color="#c9211e" style:font-name="Liberation Serif" fo:font-size="11pt" fo:letter-spacing="normal" fo:font-style="normal" style:text-underline-style="none" fo:font-weight="normal" officeooo:rsid="010a4f58" officeooo:paragraph-rsid="010a4f58" fo:background-color="transparent" style:font-size-asian="11pt" style:font-size-complex="11pt"/>
    </style:style>
    <style:style style:name="P135" style:family="paragraph" style:parent-style-name="Standard">
      <style:text-properties fo:font-variant="normal" fo:text-transform="none" fo:color="#c9211e" style:font-name="Liberation Serif" fo:font-size="11pt" fo:letter-spacing="normal" fo:font-style="normal" style:text-underline-style="none" fo:font-weight="normal" officeooo:rsid="010e0865" officeooo:paragraph-rsid="010e0865" fo:background-color="transparent" style:font-size-asian="11pt" style:font-size-complex="11pt"/>
    </style:style>
    <style:style style:name="P136" style:family="paragraph" style:parent-style-name="Standard">
      <style:text-properties fo:font-variant="normal" fo:text-transform="none" fo:color="#c9211e" style:font-name="Liberation Serif" fo:font-size="11pt" fo:letter-spacing="normal" fo:font-style="normal" style:text-underline-style="none" fo:font-weight="normal" officeooo:rsid="010fa5dd" officeooo:paragraph-rsid="010fa5dd" fo:background-color="transparent" style:font-size-asian="11pt" style:font-size-complex="11pt"/>
    </style:style>
    <style:style style:name="P137" style:family="paragraph" style:parent-style-name="Standard">
      <style:text-properties fo:font-variant="normal" fo:text-transform="none" fo:color="#c9211e" style:font-name="Liberation Serif" fo:font-size="11pt" fo:letter-spacing="normal" fo:font-style="normal" style:text-underline-style="none" fo:font-weight="normal" officeooo:rsid="00bace7c" officeooo:paragraph-rsid="00bace7c" fo:background-color="transparent" style:font-size-asian="11pt" style:font-size-complex="11pt"/>
    </style:style>
    <style:style style:name="P138" style:family="paragraph" style:parent-style-name="Standard">
      <style:text-properties fo:font-variant="normal" fo:text-transform="none" fo:color="#c9211e" style:font-name="Liberation Serif" fo:font-size="11pt" fo:letter-spacing="normal" fo:font-style="normal" style:text-underline-style="none" fo:font-weight="normal" officeooo:rsid="0118135b" officeooo:paragraph-rsid="0118135b" fo:background-color="transparent" style:font-size-asian="11pt" style:font-size-complex="11pt"/>
    </style:style>
    <style:style style:name="P139" style:family="paragraph" style:parent-style-name="Standard">
      <style:text-properties fo:font-variant="normal" fo:text-transform="none" fo:color="#c9211e" style:font-name="Liberation Serif" fo:font-size="11pt" fo:letter-spacing="normal" fo:font-style="normal" style:text-underline-style="none" fo:font-weight="normal" officeooo:rsid="01234671" officeooo:paragraph-rsid="01234671" fo:background-color="transparent" style:font-size-asian="11pt" style:font-size-complex="11pt"/>
    </style:style>
    <style:style style:name="P140" style:family="paragraph" style:parent-style-name="Standard">
      <style:text-properties fo:font-variant="normal" fo:text-transform="none" fo:color="#c9211e" style:font-name="Liberation Serif" fo:font-size="11pt" fo:letter-spacing="normal" fo:font-style="normal" style:text-underline-style="none" fo:font-weight="normal" officeooo:rsid="012bfd3a" officeooo:paragraph-rsid="012bfd3a" fo:background-color="transparent" style:font-size-asian="11pt" style:font-size-complex="11pt"/>
    </style:style>
    <style:style style:name="P141" style:family="paragraph" style:parent-style-name="Standard">
      <style:text-properties fo:font-variant="normal" fo:text-transform="none" fo:color="#c9211e" style:font-name="Liberation Serif" fo:font-size="11pt" fo:letter-spacing="normal" fo:font-style="normal" style:text-underline-style="none" fo:font-weight="normal" officeooo:rsid="005c0b26" officeooo:paragraph-rsid="01254448" fo:background-color="transparent" style:font-size-asian="11pt" style:font-size-complex="11pt"/>
    </style:style>
    <style:style style:name="P142" style:family="paragraph" style:parent-style-name="Standard">
      <style:text-properties fo:font-variant="normal" fo:text-transform="none" fo:color="#c9211e" style:font-name="Liberation Serif" fo:font-size="11pt" fo:letter-spacing="normal" fo:font-style="normal" style:text-underline-style="none" fo:font-weight="normal" officeooo:rsid="013714e8" officeooo:paragraph-rsid="01254448" fo:background-color="transparent" style:font-size-asian="11pt" style:font-size-complex="11pt"/>
    </style:style>
    <style:style style:name="P143" style:family="paragraph" style:parent-style-name="Standard">
      <style:text-properties fo:font-variant="normal" fo:text-transform="none" fo:color="#c9211e" style:font-name="Liberation Serif" fo:font-size="11pt" fo:letter-spacing="normal" fo:font-style="normal" style:text-underline-style="none" fo:font-weight="normal" officeooo:rsid="015bb3f3" officeooo:paragraph-rsid="015bb3f3" fo:background-color="transparent" style:font-size-asian="11pt" style:font-size-complex="11pt"/>
    </style:style>
    <style:style style:name="P144" style:family="paragraph" style:parent-style-name="Standard">
      <style:text-properties fo:font-variant="normal" fo:text-transform="none" fo:color="#c9211e" style:font-name="Liberation Serif" fo:font-size="11pt" fo:letter-spacing="normal" fo:font-style="normal" style:text-underline-style="none" fo:font-weight="normal" officeooo:rsid="0160466e" officeooo:paragraph-rsid="0160466e" fo:background-color="transparent" style:font-size-asian="11pt" style:font-size-complex="11pt"/>
    </style:style>
    <style:style style:name="P145" style:family="paragraph" style:parent-style-name="Standard">
      <style:text-properties fo:font-variant="normal" fo:text-transform="none" fo:color="#c9211e" style:font-name="Liberation Serif" fo:font-size="11pt" fo:letter-spacing="normal" fo:font-style="normal" style:text-underline-style="none" fo:font-weight="normal" officeooo:rsid="015dcefb" officeooo:paragraph-rsid="015dcefb" fo:background-color="transparent" style:font-size-asian="11pt" style:font-size-complex="11pt"/>
    </style:style>
    <style:style style:name="P146" style:family="paragraph" style:parent-style-name="Standard">
      <style:text-properties fo:font-variant="normal" fo:text-transform="none" fo:color="#c9211e" style:font-name="Liberation Serif" fo:font-size="11pt" fo:letter-spacing="normal" fo:font-style="normal" style:text-underline-style="none" fo:font-weight="normal" officeooo:rsid="015e3841" officeooo:paragraph-rsid="015dcefb" fo:background-color="transparent" style:font-size-asian="11pt" style:font-size-complex="11pt"/>
    </style:style>
    <style:style style:name="P147" style:family="paragraph" style:parent-style-name="Standard">
      <style:text-properties fo:font-variant="normal" fo:text-transform="none" fo:color="#c9211e" style:font-name="Liberation Serif" fo:font-size="11pt" fo:letter-spacing="normal" fo:font-style="normal" style:text-underline-style="none" fo:font-weight="normal" officeooo:rsid="01660a5a" officeooo:paragraph-rsid="01660a5a" fo:background-color="transparent" style:font-size-asian="11pt" style:font-size-complex="11pt"/>
    </style:style>
    <style:style style:name="P148" style:family="paragraph" style:parent-style-name="Standard">
      <style:text-properties fo:font-variant="normal" fo:text-transform="none" fo:color="#c9211e" style:font-name="Liberation Serif" fo:font-size="11pt" fo:letter-spacing="normal" fo:font-style="normal" style:text-underline-style="none" fo:font-weight="normal" officeooo:rsid="016a11a1" officeooo:paragraph-rsid="016a11a1" fo:background-color="transparent" style:font-size-asian="11pt" style:font-size-complex="11pt"/>
    </style:style>
    <style:style style:name="P149" style:family="paragraph" style:parent-style-name="Standard">
      <style:text-properties fo:font-variant="normal" fo:text-transform="none" fo:color="#c9211e" style:font-name="Liberation Serif" fo:font-size="11pt" fo:letter-spacing="normal" fo:font-style="normal" style:text-underline-style="none" fo:font-weight="normal" officeooo:rsid="016b3fb4" officeooo:paragraph-rsid="016b3fb4" fo:background-color="transparent" style:font-size-asian="11pt" style:font-size-complex="11pt"/>
    </style:style>
    <style:style style:name="P150" style:family="paragraph" style:parent-style-name="Standard">
      <style:text-properties fo:font-variant="normal" fo:text-transform="none" fo:color="#c9211e" style:font-name="Liberation Serif" fo:font-size="11pt" fo:letter-spacing="normal" fo:font-style="normal" style:text-underline-style="none" fo:font-weight="normal" officeooo:rsid="016e9787" officeooo:paragraph-rsid="016e9787" fo:background-color="transparent" style:font-size-asian="11pt" style:font-size-complex="11pt"/>
    </style:style>
    <style:style style:name="P151" style:family="paragraph" style:parent-style-name="Standard">
      <style:text-properties fo:font-variant="normal" fo:text-transform="none" fo:color="#c9211e" style:font-name="Liberation Serif" fo:font-size="11pt" fo:letter-spacing="normal" fo:font-style="normal" style:text-underline-style="none" fo:font-weight="normal" officeooo:rsid="016ece28" officeooo:paragraph-rsid="016ece28" fo:background-color="transparent" style:font-size-asian="11pt" style:font-size-complex="11pt"/>
    </style:style>
    <style:style style:name="P152" style:family="paragraph" style:parent-style-name="Standard">
      <style:text-properties fo:font-variant="normal" fo:text-transform="none" fo:color="#c9211e" style:font-name="Liberation Serif" fo:font-size="11pt" fo:letter-spacing="normal" fo:font-style="normal" style:text-underline-style="none" fo:font-weight="normal" officeooo:rsid="016ffcc8" officeooo:paragraph-rsid="016ffcc8" fo:background-color="transparent" style:font-size-asian="11pt" style:font-size-complex="11pt"/>
    </style:style>
    <style:style style:name="P153" style:family="paragraph" style:parent-style-name="Standard">
      <style:text-properties fo:font-variant="normal" fo:text-transform="none" fo:color="#c9211e" style:font-name="Liberation Serif" fo:font-size="11pt" fo:letter-spacing="normal" fo:font-style="normal" style:text-underline-style="none" fo:font-weight="normal" officeooo:rsid="0173e55d" officeooo:paragraph-rsid="0173e55d" fo:background-color="transparent" style:font-size-asian="11pt" style:font-size-complex="11pt"/>
    </style:style>
    <style:style style:name="P154" style:family="paragraph" style:parent-style-name="Standard">
      <style:text-properties fo:font-variant="normal" fo:text-transform="none" fo:color="#c9211e" style:font-name="Liberation Serif" fo:font-size="11pt" fo:letter-spacing="normal" fo:font-style="normal" style:text-underline-style="none" fo:font-weight="normal" officeooo:rsid="01744290" officeooo:paragraph-rsid="01744290" fo:background-color="transparent" style:font-size-asian="11pt" style:font-size-complex="11pt"/>
    </style:style>
    <style:style style:name="P155" style:family="paragraph" style:parent-style-name="Standard">
      <style:text-properties fo:font-variant="normal" fo:text-transform="none" fo:color="#c9211e" style:font-name="Liberation Serif" fo:font-size="11pt" fo:letter-spacing="normal" fo:font-style="normal" style:text-underline-style="none" fo:font-weight="normal" officeooo:rsid="01744290" officeooo:paragraph-rsid="037bcf6f" fo:background-color="transparent" style:font-size-asian="11pt" style:font-size-complex="11pt"/>
    </style:style>
    <style:style style:name="P156" style:family="paragraph" style:parent-style-name="Standard">
      <style:text-properties fo:font-variant="normal" fo:text-transform="none" fo:color="#c9211e" style:font-name="Liberation Serif" fo:font-size="11pt" fo:letter-spacing="normal" fo:font-style="normal" style:text-underline-style="none" fo:font-weight="normal" officeooo:rsid="0176a093" officeooo:paragraph-rsid="0176a093" fo:background-color="transparent" style:font-size-asian="11pt" style:font-size-complex="11pt"/>
    </style:style>
    <style:style style:name="P157" style:family="paragraph" style:parent-style-name="Standard">
      <style:text-properties fo:font-variant="normal" fo:text-transform="none" fo:color="#c9211e" style:font-name="Liberation Serif" fo:font-size="11pt" fo:letter-spacing="normal" fo:font-style="normal" style:text-underline-style="none" fo:font-weight="normal" officeooo:rsid="0176a093" officeooo:paragraph-rsid="0177d240" fo:background-color="transparent" style:font-size-asian="11pt" style:font-size-complex="11pt"/>
    </style:style>
    <style:style style:name="P158" style:family="paragraph" style:parent-style-name="Standard">
      <style:text-properties fo:font-variant="normal" fo:text-transform="none" fo:color="#c9211e" style:font-name="Liberation Serif" fo:font-size="11pt" fo:letter-spacing="normal" fo:font-style="normal" style:text-underline-style="none" fo:font-weight="normal" officeooo:rsid="017bba56" officeooo:paragraph-rsid="017bba56" fo:background-color="transparent" style:font-size-asian="11pt" style:font-size-complex="11pt"/>
    </style:style>
    <style:style style:name="P159" style:family="paragraph" style:parent-style-name="Standard">
      <style:text-properties fo:font-variant="normal" fo:text-transform="none" fo:color="#c9211e" style:font-name="Liberation Serif" fo:font-size="11pt" fo:letter-spacing="normal" fo:font-style="normal" style:text-underline-style="none" fo:font-weight="normal" officeooo:rsid="017dfeeb" officeooo:paragraph-rsid="017c300d" fo:background-color="transparent" style:font-size-asian="11pt" style:font-size-complex="11pt"/>
    </style:style>
    <style:style style:name="P160" style:family="paragraph" style:parent-style-name="Standard">
      <style:text-properties fo:font-variant="normal" fo:text-transform="none" fo:color="#c9211e" style:font-name="Liberation Serif" fo:font-size="11pt" fo:letter-spacing="normal" fo:font-style="normal" style:text-underline-style="none" fo:font-weight="normal" officeooo:rsid="01800b4c" officeooo:paragraph-rsid="01800b4c" fo:background-color="transparent" style:font-size-asian="11pt" style:font-size-complex="11pt"/>
    </style:style>
    <style:style style:name="P161" style:family="paragraph" style:parent-style-name="Standard">
      <style:text-properties fo:font-variant="normal" fo:text-transform="none" fo:color="#c9211e" style:font-name="Liberation Serif" fo:font-size="11pt" fo:letter-spacing="normal" fo:font-style="normal" style:text-underline-style="none" fo:font-weight="normal" officeooo:rsid="01810013" officeooo:paragraph-rsid="01810013" fo:background-color="transparent" style:font-size-asian="11pt" style:font-size-complex="11pt"/>
    </style:style>
    <style:style style:name="P162" style:family="paragraph" style:parent-style-name="Standard">
      <style:text-properties fo:font-variant="normal" fo:text-transform="none" fo:color="#c9211e" style:font-name="Liberation Serif" fo:font-size="11pt" fo:letter-spacing="normal" fo:font-style="normal" style:text-underline-style="none" fo:font-weight="normal" officeooo:rsid="0183529a" officeooo:paragraph-rsid="0183529a" fo:background-color="transparent" style:font-size-asian="11pt" style:font-size-complex="11pt"/>
    </style:style>
    <style:style style:name="P163" style:family="paragraph" style:parent-style-name="Standard">
      <style:text-properties fo:font-variant="normal" fo:text-transform="none" fo:color="#c9211e" style:font-name="Liberation Serif" fo:font-size="11pt" fo:letter-spacing="normal" fo:font-style="normal" style:text-underline-style="none" fo:font-weight="normal" officeooo:rsid="0184cefb" officeooo:paragraph-rsid="0184cefb" fo:background-color="transparent" style:font-size-asian="11pt" style:font-size-complex="11pt"/>
    </style:style>
    <style:style style:name="P164" style:family="paragraph" style:parent-style-name="Standard">
      <style:text-properties fo:font-variant="normal" fo:text-transform="none" fo:color="#c9211e" style:font-name="Liberation Serif" fo:font-size="11pt" fo:letter-spacing="normal" fo:font-style="normal" style:text-underline-style="none" fo:font-weight="normal" officeooo:rsid="018828be" officeooo:paragraph-rsid="018828be" fo:background-color="transparent" style:font-size-asian="11pt" style:font-size-complex="11pt"/>
    </style:style>
    <style:style style:name="P165" style:family="paragraph" style:parent-style-name="Standard">
      <style:text-properties fo:font-variant="normal" fo:text-transform="none" fo:color="#c9211e" style:font-name="Liberation Serif" fo:font-size="11pt" fo:letter-spacing="normal" fo:font-style="normal" style:text-underline-style="none" fo:font-weight="normal" officeooo:rsid="01889a11" officeooo:paragraph-rsid="01889a11" fo:background-color="transparent" style:font-size-asian="11pt" style:font-size-complex="11pt"/>
    </style:style>
    <style:style style:name="P166" style:family="paragraph" style:parent-style-name="Standard">
      <style:text-properties fo:font-variant="normal" fo:text-transform="none" fo:color="#c9211e" style:font-name="Liberation Serif" fo:font-size="11pt" fo:letter-spacing="normal" fo:font-style="normal" style:text-underline-style="none" fo:font-weight="normal" officeooo:rsid="0188d53e" officeooo:paragraph-rsid="0188d53e" fo:background-color="transparent" style:font-size-asian="11pt" style:font-size-complex="11pt"/>
    </style:style>
    <style:style style:name="P167" style:family="paragraph" style:parent-style-name="Standard">
      <style:text-properties fo:font-variant="normal" fo:text-transform="none" fo:color="#c9211e" style:font-name="Liberation Serif" fo:font-size="11pt" fo:letter-spacing="normal" fo:font-style="normal" style:text-underline-style="none" fo:font-weight="normal" officeooo:rsid="018d5153" officeooo:paragraph-rsid="018d5153" fo:background-color="transparent" style:font-size-asian="11pt" style:font-size-complex="11pt"/>
    </style:style>
    <style:style style:name="P168" style:family="paragraph" style:parent-style-name="Standard">
      <style:text-properties fo:font-variant="normal" fo:text-transform="none" fo:color="#c9211e" style:font-name="Liberation Serif" fo:font-size="11pt" fo:letter-spacing="normal" fo:font-style="normal" style:text-underline-style="none" fo:font-weight="normal" officeooo:rsid="018dffd7" officeooo:paragraph-rsid="018dffd7" fo:background-color="transparent" style:font-size-asian="11pt" style:font-size-complex="11pt"/>
    </style:style>
    <style:style style:name="P169" style:family="paragraph" style:parent-style-name="Standard">
      <style:text-properties fo:font-variant="normal" fo:text-transform="none" fo:color="#c9211e" style:font-name="Liberation Serif" fo:font-size="11pt" fo:letter-spacing="normal" fo:font-style="normal" style:text-underline-style="none" fo:font-weight="normal" officeooo:rsid="019da0b5" officeooo:paragraph-rsid="019da0b5" fo:background-color="transparent" style:font-size-asian="11pt" style:font-size-complex="11pt"/>
    </style:style>
    <style:style style:name="P170" style:family="paragraph" style:parent-style-name="Standard">
      <style:text-properties fo:font-variant="normal" fo:text-transform="none" fo:color="#c9211e" style:font-name="Liberation Serif" fo:font-size="11pt" fo:letter-spacing="normal" fo:font-style="normal" style:text-underline-style="none" fo:font-weight="normal" officeooo:rsid="01a10aec" officeooo:paragraph-rsid="01a10aec" fo:background-color="transparent" style:font-size-asian="11pt" style:font-size-complex="11pt"/>
    </style:style>
    <style:style style:name="P171" style:family="paragraph" style:parent-style-name="Standard">
      <style:text-properties fo:font-variant="normal" fo:text-transform="none" fo:color="#c9211e" style:font-name="Liberation Serif" fo:font-size="11pt" fo:letter-spacing="normal" fo:font-style="normal" style:text-underline-style="none" fo:font-weight="normal" officeooo:rsid="01a21665" officeooo:paragraph-rsid="01a21665" fo:background-color="transparent" style:font-size-asian="11pt" style:font-size-complex="11pt"/>
    </style:style>
    <style:style style:name="P172" style:family="paragraph" style:parent-style-name="Standard">
      <style:text-properties fo:font-variant="normal" fo:text-transform="none" fo:color="#c9211e" style:font-name="Liberation Serif" fo:font-size="11pt" fo:letter-spacing="normal" fo:font-style="normal" style:text-underline-style="none" fo:font-weight="normal" officeooo:rsid="01a4257e" officeooo:paragraph-rsid="01a4257e" fo:background-color="transparent" style:font-size-asian="11pt" style:font-size-complex="11pt"/>
    </style:style>
    <style:style style:name="P173" style:family="paragraph" style:parent-style-name="Standard">
      <style:text-properties fo:font-variant="normal" fo:text-transform="none" fo:color="#c9211e" style:font-name="Liberation Serif" fo:font-size="11pt" fo:letter-spacing="normal" fo:font-style="normal" style:text-underline-style="none" fo:font-weight="normal" officeooo:rsid="01a513ad" officeooo:paragraph-rsid="01a513ad" fo:background-color="transparent" style:font-size-asian="11pt" style:font-size-complex="11pt"/>
    </style:style>
    <style:style style:name="P174" style:family="paragraph" style:parent-style-name="Standard">
      <style:text-properties fo:font-variant="normal" fo:text-transform="none" fo:color="#c9211e" style:font-name="Liberation Serif" fo:font-size="11pt" fo:letter-spacing="normal" fo:font-style="normal" style:text-underline-style="none" fo:font-weight="normal" officeooo:rsid="01a58849" officeooo:paragraph-rsid="01a58849" fo:background-color="transparent" style:font-size-asian="11pt" style:font-size-complex="11pt"/>
    </style:style>
    <style:style style:name="P175" style:family="paragraph" style:parent-style-name="Standard">
      <style:text-properties fo:font-variant="normal" fo:text-transform="none" fo:color="#c9211e" style:font-name="Liberation Serif" fo:font-size="11pt" fo:letter-spacing="normal" fo:font-style="normal" style:text-underline-style="none" fo:font-weight="normal" officeooo:rsid="01a6b2d7" officeooo:paragraph-rsid="01a6b2d7" fo:background-color="transparent" style:font-size-asian="11pt" style:font-size-complex="11pt"/>
    </style:style>
    <style:style style:name="P176" style:family="paragraph" style:parent-style-name="Standard">
      <style:text-properties fo:font-variant="normal" fo:text-transform="none" fo:color="#c9211e" style:font-name="Liberation Serif" fo:font-size="11pt" fo:letter-spacing="normal" fo:font-style="normal" style:text-underline-style="none" fo:font-weight="normal" officeooo:rsid="01a6cc7b" officeooo:paragraph-rsid="01a6cc7b" fo:background-color="transparent" style:font-size-asian="11pt" style:font-size-complex="11pt"/>
    </style:style>
    <style:style style:name="P177" style:family="paragraph" style:parent-style-name="Standard">
      <style:text-properties fo:font-variant="normal" fo:text-transform="none" fo:color="#c9211e" style:font-name="Liberation Serif" fo:font-size="11pt" fo:letter-spacing="normal" fo:font-style="normal" style:text-underline-style="none" fo:font-weight="normal" officeooo:rsid="01abdefd" officeooo:paragraph-rsid="01abdefd" fo:background-color="transparent" style:font-size-asian="11pt" style:font-size-complex="11pt"/>
    </style:style>
    <style:style style:name="P178" style:family="paragraph" style:parent-style-name="Standard">
      <style:text-properties fo:font-variant="normal" fo:text-transform="none" fo:color="#c9211e" style:font-name="Liberation Serif" fo:font-size="11pt" fo:letter-spacing="normal" fo:font-style="normal" style:text-underline-style="none" fo:font-weight="normal" officeooo:rsid="01abdefd" officeooo:paragraph-rsid="01a89698" fo:background-color="transparent" style:font-size-asian="11pt" style:font-size-complex="11pt"/>
    </style:style>
    <style:style style:name="P179" style:family="paragraph" style:parent-style-name="Standard">
      <style:text-properties fo:font-variant="normal" fo:text-transform="none" fo:color="#c9211e" style:font-name="Liberation Serif" fo:font-size="11pt" fo:letter-spacing="normal" fo:font-style="normal" style:text-underline-style="none" fo:font-weight="normal" officeooo:rsid="01acd59b" officeooo:paragraph-rsid="01acd59b" fo:background-color="transparent" style:font-size-asian="11pt" style:font-size-complex="11pt"/>
    </style:style>
    <style:style style:name="P180" style:family="paragraph" style:parent-style-name="Standard">
      <style:text-properties fo:font-variant="normal" fo:text-transform="none" fo:color="#c9211e" style:font-name="Liberation Serif" fo:font-size="11pt" fo:letter-spacing="normal" fo:font-style="normal" style:text-underline-style="none" fo:font-weight="normal" officeooo:rsid="01aecb40" officeooo:paragraph-rsid="01aecb40" fo:background-color="transparent" style:font-size-asian="11pt" style:font-size-complex="11pt"/>
    </style:style>
    <style:style style:name="P181" style:family="paragraph" style:parent-style-name="Standard">
      <style:text-properties fo:font-variant="normal" fo:text-transform="none" fo:color="#c9211e" style:font-name="Liberation Serif" fo:font-size="11pt" fo:letter-spacing="normal" fo:font-style="normal" style:text-underline-style="none" fo:font-weight="normal" officeooo:rsid="01b26c83" officeooo:paragraph-rsid="01b26c83" fo:background-color="transparent" style:font-size-asian="11pt" style:font-size-complex="11pt"/>
    </style:style>
    <style:style style:name="P182" style:family="paragraph" style:parent-style-name="Standard">
      <style:text-properties fo:font-variant="normal" fo:text-transform="none" fo:color="#c9211e" style:font-name="Liberation Serif" fo:font-size="11pt" fo:letter-spacing="normal" fo:font-style="normal" style:text-underline-style="none" fo:font-weight="normal" officeooo:rsid="01b4df9f" officeooo:paragraph-rsid="01b4df9f" fo:background-color="transparent" style:font-size-asian="11pt" style:font-size-complex="11pt"/>
    </style:style>
    <style:style style:name="P183" style:family="paragraph" style:parent-style-name="Standard">
      <style:text-properties fo:font-variant="normal" fo:text-transform="none" fo:color="#c9211e" style:font-name="Liberation Serif" fo:font-size="11pt" fo:letter-spacing="normal" fo:font-style="normal" style:text-underline-style="none" fo:font-weight="normal" officeooo:rsid="01b56a8c" officeooo:paragraph-rsid="01b56a8c" fo:background-color="transparent" style:font-size-asian="11pt" style:font-size-complex="11pt"/>
    </style:style>
    <style:style style:name="P184" style:family="paragraph" style:parent-style-name="Standard">
      <style:text-properties fo:font-variant="normal" fo:text-transform="none" fo:color="#c9211e" style:font-name="Liberation Serif" fo:font-size="11pt" fo:letter-spacing="normal" fo:font-style="normal" style:text-underline-style="none" fo:font-weight="normal" officeooo:rsid="01b62f93" officeooo:paragraph-rsid="01b62f93" fo:background-color="transparent" style:font-size-asian="11pt" style:font-size-complex="11pt"/>
    </style:style>
    <style:style style:name="P185" style:family="paragraph" style:parent-style-name="Standard">
      <style:text-properties fo:font-variant="normal" fo:text-transform="none" fo:color="#c9211e" style:font-name="Liberation Serif" fo:font-size="11pt" fo:letter-spacing="normal" fo:font-style="normal" style:text-underline-style="none" fo:font-weight="normal" officeooo:rsid="01bbfc9d" officeooo:paragraph-rsid="01bbfc9d" fo:background-color="transparent" style:font-size-asian="11pt" style:font-size-complex="11pt"/>
    </style:style>
    <style:style style:name="P186" style:family="paragraph" style:parent-style-name="Standard">
      <style:text-properties fo:font-variant="normal" fo:text-transform="none" fo:color="#c9211e" style:font-name="Liberation Serif" fo:font-size="11pt" fo:letter-spacing="normal" fo:font-style="normal" style:text-underline-style="none" fo:font-weight="normal" officeooo:rsid="01bd4899" officeooo:paragraph-rsid="01bd4899" fo:background-color="transparent" style:font-size-asian="11pt" style:font-size-complex="11pt"/>
    </style:style>
    <style:style style:name="P187" style:family="paragraph" style:parent-style-name="Standard">
      <style:text-properties fo:font-variant="normal" fo:text-transform="none" fo:color="#c9211e" style:font-name="Liberation Serif" fo:font-size="11pt" fo:letter-spacing="normal" fo:font-style="normal" style:text-underline-style="none" fo:font-weight="normal" officeooo:rsid="01bfcf44" officeooo:paragraph-rsid="01bfcf44" fo:background-color="transparent" style:font-size-asian="11pt" style:font-size-complex="11pt"/>
    </style:style>
    <style:style style:name="P188" style:family="paragraph" style:parent-style-name="Standard">
      <style:text-properties fo:font-variant="normal" fo:text-transform="none" fo:color="#c9211e" style:font-name="Liberation Serif" fo:font-size="11pt" fo:letter-spacing="normal" fo:font-style="normal" style:text-underline-style="none" fo:font-weight="normal" officeooo:rsid="01c8f290" officeooo:paragraph-rsid="01c8f290" fo:background-color="transparent" style:font-size-asian="11pt" style:font-size-complex="11pt"/>
    </style:style>
    <style:style style:name="P189" style:family="paragraph" style:parent-style-name="Standard">
      <style:text-properties fo:font-variant="normal" fo:text-transform="none" fo:color="#c9211e" style:font-name="Liberation Serif" fo:font-size="11pt" fo:letter-spacing="normal" fo:font-style="normal" style:text-underline-style="none" fo:font-weight="normal" officeooo:rsid="01caa4e8" officeooo:paragraph-rsid="01caa4e8" fo:background-color="transparent" style:font-size-asian="11pt" style:font-size-complex="11pt"/>
    </style:style>
    <style:style style:name="P190" style:family="paragraph" style:parent-style-name="Standard">
      <style:text-properties fo:font-variant="normal" fo:text-transform="none" fo:color="#c9211e" style:font-name="Liberation Serif" fo:font-size="11pt" fo:letter-spacing="normal" fo:font-style="normal" style:text-underline-style="none" fo:font-weight="normal" officeooo:rsid="01cf26cf" officeooo:paragraph-rsid="01cf26cf" fo:background-color="transparent" style:font-size-asian="11pt" style:font-size-complex="11pt"/>
    </style:style>
    <style:style style:name="P191" style:family="paragraph" style:parent-style-name="Standard">
      <style:text-properties fo:font-variant="normal" fo:text-transform="none" fo:color="#c9211e" style:font-name="Liberation Serif" fo:font-size="11pt" fo:letter-spacing="normal" fo:font-style="normal" style:text-underline-style="none" fo:font-weight="normal" officeooo:rsid="01d0bd37" officeooo:paragraph-rsid="01d0bd37" fo:background-color="transparent" style:font-size-asian="11pt" style:font-size-complex="11pt"/>
    </style:style>
    <style:style style:name="P192" style:family="paragraph" style:parent-style-name="Standard">
      <style:text-properties fo:font-variant="normal" fo:text-transform="none" fo:color="#c9211e" style:font-name="Liberation Serif" fo:font-size="11pt" fo:letter-spacing="normal" fo:font-style="normal" style:text-underline-style="none" fo:font-weight="normal" officeooo:rsid="01c7df3d" officeooo:paragraph-rsid="01c7df3d" fo:background-color="transparent" style:font-size-asian="11pt" style:font-size-complex="11pt"/>
    </style:style>
    <style:style style:name="P193" style:family="paragraph" style:parent-style-name="Standard">
      <style:text-properties fo:font-variant="normal" fo:text-transform="none" fo:color="#c9211e" style:font-name="Liberation Serif" fo:font-size="11pt" fo:letter-spacing="normal" fo:font-style="normal" style:text-underline-style="none" fo:font-weight="normal" officeooo:rsid="01c63d5b" officeooo:paragraph-rsid="0198639a" fo:background-color="transparent" style:font-size-asian="11pt" style:font-size-complex="11pt"/>
    </style:style>
    <style:style style:name="P194" style:family="paragraph" style:parent-style-name="Standard">
      <style:text-properties fo:font-variant="normal" fo:text-transform="none" fo:color="#c9211e" style:font-name="Liberation Serif" fo:font-size="11pt" fo:letter-spacing="normal" fo:font-style="normal" style:text-underline-style="none" fo:font-weight="normal" officeooo:rsid="01c63d5b" officeooo:paragraph-rsid="01c63d5b" fo:background-color="transparent" style:font-size-asian="11pt" style:font-size-complex="11pt"/>
    </style:style>
    <style:style style:name="P195" style:family="paragraph" style:parent-style-name="Standard">
      <style:text-properties fo:font-variant="normal" fo:text-transform="none" fo:color="#c9211e" style:font-name="Liberation Serif" fo:font-size="11pt" fo:letter-spacing="normal" fo:font-style="normal" style:text-underline-style="none" fo:font-weight="normal" officeooo:rsid="01c747f8" officeooo:paragraph-rsid="01c747f8" fo:background-color="transparent" style:font-size-asian="11pt" style:font-size-complex="11pt"/>
    </style:style>
    <style:style style:name="P196" style:family="paragraph" style:parent-style-name="Standard">
      <style:text-properties fo:font-variant="normal" fo:text-transform="none" fo:color="#c9211e" style:font-name="Liberation Serif" fo:font-size="11pt" fo:letter-spacing="normal" fo:font-style="normal" style:text-underline-style="none" fo:font-weight="normal" officeooo:rsid="01cbb84b" officeooo:paragraph-rsid="01cbb84b" fo:background-color="transparent" style:font-size-asian="11pt" style:font-size-complex="11pt"/>
    </style:style>
    <style:style style:name="P197" style:family="paragraph" style:parent-style-name="Standard">
      <style:text-properties fo:font-variant="normal" fo:text-transform="none" fo:color="#c9211e" style:font-name="Liberation Serif" fo:font-size="11pt" fo:letter-spacing="normal" fo:font-style="normal" style:text-underline-style="none" fo:font-weight="normal" officeooo:rsid="01dbf939" officeooo:paragraph-rsid="01dbf939" fo:background-color="transparent" style:font-size-asian="11pt" style:font-size-complex="11pt"/>
    </style:style>
    <style:style style:name="P198" style:family="paragraph" style:parent-style-name="Standard">
      <style:text-properties fo:font-variant="normal" fo:text-transform="none" fo:color="#c9211e" style:font-name="Liberation Serif" fo:font-size="11pt" fo:letter-spacing="normal" fo:font-style="normal" style:text-underline-style="none" fo:font-weight="normal" officeooo:rsid="01e5394e" officeooo:paragraph-rsid="01e5394e" fo:background-color="transparent" style:font-size-asian="11pt" style:font-size-complex="11pt"/>
    </style:style>
    <style:style style:name="P199" style:family="paragraph" style:parent-style-name="Standard">
      <style:text-properties fo:font-variant="normal" fo:text-transform="none" fo:color="#c9211e" style:font-name="Liberation Serif" fo:font-size="11pt" fo:letter-spacing="normal" fo:font-style="normal" style:text-underline-style="none" fo:font-weight="normal" officeooo:rsid="01e68ec6" officeooo:paragraph-rsid="01e68ec6" fo:background-color="transparent" style:font-size-asian="11pt" style:font-size-complex="11pt"/>
    </style:style>
    <style:style style:name="P200" style:family="paragraph" style:parent-style-name="Standard">
      <style:text-properties fo:font-variant="normal" fo:text-transform="none" fo:color="#c9211e" style:font-name="Liberation Serif" fo:font-size="11pt" fo:letter-spacing="normal" fo:font-style="normal" style:text-underline-style="none" fo:font-weight="normal" officeooo:rsid="01e05633" officeooo:paragraph-rsid="01e026f8" fo:background-color="transparent" style:font-size-asian="11pt" style:font-size-complex="11pt"/>
    </style:style>
    <style:style style:name="P201" style:family="paragraph" style:parent-style-name="Standard">
      <style:text-properties fo:font-variant="normal" fo:text-transform="none" fo:color="#c9211e" style:font-name="Liberation Serif" fo:font-size="11pt" fo:letter-spacing="normal" fo:font-style="normal" style:text-underline-style="none" fo:font-weight="normal" officeooo:rsid="01f4cfff" officeooo:paragraph-rsid="01f4cfff" fo:background-color="transparent" style:font-size-asian="11pt" style:font-size-complex="11pt"/>
    </style:style>
    <style:style style:name="P202" style:family="paragraph" style:parent-style-name="Standard">
      <style:text-properties fo:font-variant="normal" fo:text-transform="none" fo:color="#c9211e" style:font-name="Liberation Serif" fo:font-size="11pt" fo:letter-spacing="normal" fo:font-style="normal" style:text-underline-style="none" fo:font-weight="normal" officeooo:rsid="01f6c06d" officeooo:paragraph-rsid="01f4cfff" fo:background-color="transparent" style:font-size-asian="11pt" style:font-size-complex="11pt"/>
    </style:style>
    <style:style style:name="P203" style:family="paragraph" style:parent-style-name="Standard">
      <style:text-properties fo:font-variant="normal" fo:text-transform="none" fo:color="#c9211e" style:font-name="Liberation Serif" fo:font-size="11pt" fo:letter-spacing="normal" fo:font-style="normal" style:text-underline-style="none" fo:font-weight="normal" officeooo:rsid="01f6c06d" officeooo:paragraph-rsid="01f6c06d" fo:background-color="transparent" style:font-size-asian="11pt" style:font-size-complex="11pt"/>
    </style:style>
    <style:style style:name="P204" style:family="paragraph" style:parent-style-name="Standard">
      <style:text-properties fo:font-variant="normal" fo:text-transform="none" fo:color="#c9211e" style:font-name="Liberation Serif" fo:font-size="11pt" fo:letter-spacing="normal" fo:font-style="normal" style:text-underline-style="none" fo:font-weight="normal" officeooo:rsid="01f83726" officeooo:paragraph-rsid="01f83726" fo:background-color="transparent" style:font-size-asian="11pt" style:font-size-complex="11pt"/>
    </style:style>
    <style:style style:name="P205" style:family="paragraph" style:parent-style-name="Standard">
      <style:text-properties fo:font-variant="normal" fo:text-transform="none" fo:color="#c9211e" style:font-name="Liberation Serif" fo:font-size="11pt" fo:letter-spacing="normal" fo:font-style="normal" style:text-underline-style="none" fo:font-weight="normal" officeooo:rsid="01f883fa" officeooo:paragraph-rsid="01f883fa" fo:background-color="transparent" style:font-size-asian="11pt" style:font-size-complex="11pt"/>
    </style:style>
    <style:style style:name="P206" style:family="paragraph" style:parent-style-name="Standard">
      <style:text-properties fo:font-variant="normal" fo:text-transform="none" fo:color="#c9211e" style:font-name="Liberation Serif" fo:font-size="11pt" fo:letter-spacing="normal" fo:font-style="normal" style:text-underline-style="none" fo:font-weight="normal" officeooo:rsid="01fae598" officeooo:paragraph-rsid="01fae598" fo:background-color="transparent" style:font-size-asian="11pt" style:font-size-complex="11pt"/>
    </style:style>
    <style:style style:name="P207" style:family="paragraph" style:parent-style-name="Standard">
      <style:text-properties fo:font-variant="normal" fo:text-transform="none" fo:color="#c9211e" style:font-name="Liberation Serif" fo:font-size="11pt" fo:letter-spacing="normal" fo:font-style="normal" style:text-underline-style="none" fo:font-weight="normal" officeooo:rsid="01fca837" officeooo:paragraph-rsid="01fca837" fo:background-color="transparent" style:font-size-asian="11pt" style:font-size-complex="11pt"/>
    </style:style>
    <style:style style:name="P208" style:family="paragraph" style:parent-style-name="Standard">
      <style:text-properties fo:font-variant="normal" fo:text-transform="none" fo:color="#c9211e" style:font-name="Liberation Serif" fo:font-size="11pt" fo:letter-spacing="normal" fo:font-style="normal" style:text-underline-style="none" fo:font-weight="normal" officeooo:rsid="0200444a" officeooo:paragraph-rsid="0200444a" fo:background-color="transparent" style:font-size-asian="11pt" style:font-size-complex="11pt"/>
    </style:style>
    <style:style style:name="P209" style:family="paragraph" style:parent-style-name="Standard">
      <style:text-properties fo:font-variant="normal" fo:text-transform="none" fo:color="#c9211e" style:font-name="Liberation Serif" fo:font-size="11pt" fo:letter-spacing="normal" fo:font-style="normal" style:text-underline-style="none" fo:font-weight="normal" officeooo:rsid="020892d0" officeooo:paragraph-rsid="020892d0" fo:background-color="transparent" style:font-size-asian="11pt" style:font-size-complex="11pt"/>
    </style:style>
    <style:style style:name="P210" style:family="paragraph" style:parent-style-name="Standard">
      <style:text-properties fo:font-variant="normal" fo:text-transform="none" fo:color="#c9211e" style:font-name="Liberation Serif" fo:font-size="11pt" fo:letter-spacing="normal" fo:font-style="normal" style:text-underline-style="none" fo:font-weight="normal" officeooo:rsid="020a74cf" officeooo:paragraph-rsid="020a74cf" fo:background-color="transparent" style:font-size-asian="11pt" style:font-size-complex="11pt"/>
    </style:style>
    <style:style style:name="P211" style:family="paragraph" style:parent-style-name="Standard">
      <style:text-properties fo:font-variant="normal" fo:text-transform="none" fo:color="#c9211e" style:font-name="Liberation Serif" fo:font-size="11pt" fo:letter-spacing="normal" fo:font-style="normal" style:text-underline-style="none" fo:font-weight="normal" officeooo:rsid="020ac205" officeooo:paragraph-rsid="020ac205" fo:background-color="transparent" style:font-size-asian="11pt" style:font-size-complex="11pt"/>
    </style:style>
    <style:style style:name="P212" style:family="paragraph" style:parent-style-name="Standard">
      <style:text-properties fo:font-variant="normal" fo:text-transform="none" fo:color="#c9211e" style:font-name="Liberation Serif" fo:font-size="11pt" fo:letter-spacing="normal" fo:font-style="normal" style:text-underline-style="none" fo:font-weight="normal" officeooo:rsid="020daa37" officeooo:paragraph-rsid="020daa37" fo:background-color="transparent" style:font-size-asian="11pt" style:font-size-complex="11pt"/>
    </style:style>
    <style:style style:name="P213" style:family="paragraph" style:parent-style-name="Standard">
      <style:text-properties fo:font-variant="normal" fo:text-transform="none" fo:color="#c9211e" style:font-name="Liberation Serif" fo:font-size="11pt" fo:letter-spacing="normal" fo:font-style="normal" style:text-underline-style="none" fo:font-weight="normal" officeooo:rsid="020c1494" officeooo:paragraph-rsid="020ac205" fo:background-color="transparent" style:font-size-asian="11pt" style:font-size-complex="11pt"/>
    </style:style>
    <style:style style:name="P214" style:family="paragraph" style:parent-style-name="Standard">
      <style:text-properties fo:font-variant="normal" fo:text-transform="none" fo:color="#c9211e" style:font-name="Liberation Serif" fo:font-size="11pt" fo:letter-spacing="normal" fo:font-style="normal" style:text-underline-style="none" fo:font-weight="normal" officeooo:rsid="02122374" officeooo:paragraph-rsid="02122374" fo:background-color="transparent" style:font-size-asian="11pt" style:font-size-complex="11pt"/>
    </style:style>
    <style:style style:name="P215" style:family="paragraph" style:parent-style-name="Standard">
      <style:text-properties fo:font-variant="normal" fo:text-transform="none" fo:color="#c9211e" style:font-name="Liberation Serif" fo:font-size="11pt" fo:letter-spacing="normal" fo:font-style="normal" style:text-underline-style="none" fo:font-weight="normal" officeooo:rsid="0215cd59" officeooo:paragraph-rsid="0215cd59" fo:background-color="transparent" style:font-size-asian="11pt" style:font-size-complex="11pt"/>
    </style:style>
    <style:style style:name="P216" style:family="paragraph" style:parent-style-name="Standard">
      <style:text-properties fo:font-variant="normal" fo:text-transform="none" fo:color="#c9211e" style:font-name="Liberation Serif" fo:font-size="11pt" fo:letter-spacing="normal" fo:font-style="normal" style:text-underline-style="none" fo:font-weight="normal" officeooo:rsid="0217424d" officeooo:paragraph-rsid="0217424d" fo:background-color="transparent" style:font-size-asian="11pt" style:font-size-complex="11pt"/>
    </style:style>
    <style:style style:name="P217" style:family="paragraph" style:parent-style-name="Standard">
      <style:text-properties fo:font-variant="normal" fo:text-transform="none" fo:color="#c9211e" style:font-name="Liberation Serif" fo:font-size="11pt" fo:letter-spacing="normal" fo:font-style="normal" style:text-underline-style="none" fo:font-weight="normal" officeooo:rsid="02194d7a" officeooo:paragraph-rsid="02194d7a" fo:background-color="transparent" style:font-size-asian="11pt" style:font-size-complex="11pt"/>
    </style:style>
    <style:style style:name="P218" style:family="paragraph" style:parent-style-name="Standard">
      <style:text-properties fo:font-variant="normal" fo:text-transform="none" fo:color="#c9211e" style:font-name="Liberation Serif" fo:font-size="11pt" fo:letter-spacing="normal" fo:font-style="normal" style:text-underline-style="none" fo:font-weight="normal" officeooo:rsid="0206cd67" officeooo:paragraph-rsid="0206cd67" fo:background-color="transparent" style:font-size-asian="11pt" style:font-size-complex="11pt"/>
    </style:style>
    <style:style style:name="P219" style:family="paragraph" style:parent-style-name="Standard">
      <style:text-properties fo:font-variant="normal" fo:text-transform="none" fo:color="#c9211e" style:font-name="Liberation Serif" fo:font-size="11pt" fo:letter-spacing="normal" fo:font-style="normal" style:text-underline-style="none" fo:font-weight="normal" officeooo:rsid="021a6d95" officeooo:paragraph-rsid="021a6d95" fo:background-color="transparent" style:font-size-asian="11pt" style:font-size-complex="11pt"/>
    </style:style>
    <style:style style:name="P220" style:family="paragraph" style:parent-style-name="Standard">
      <style:text-properties fo:font-variant="normal" fo:text-transform="none" fo:color="#c9211e" style:font-name="Liberation Serif" fo:font-size="11pt" fo:letter-spacing="normal" fo:font-style="normal" style:text-underline-style="none" fo:font-weight="normal" officeooo:rsid="022d7988" officeooo:paragraph-rsid="022d7988" fo:background-color="transparent" style:font-size-asian="11pt" style:font-size-complex="11pt"/>
    </style:style>
    <style:style style:name="P221" style:family="paragraph" style:parent-style-name="Standard">
      <style:text-properties fo:font-variant="normal" fo:text-transform="none" fo:color="#c9211e" style:font-name="Liberation Serif" fo:font-size="11pt" fo:letter-spacing="normal" fo:font-style="normal" style:text-underline-style="none" fo:font-weight="normal" officeooo:rsid="022836c2" officeooo:paragraph-rsid="022836c2" fo:background-color="transparent" style:font-size-asian="11pt" style:font-size-complex="11pt"/>
    </style:style>
    <style:style style:name="P222" style:family="paragraph" style:parent-style-name="Standard">
      <style:text-properties fo:font-variant="normal" fo:text-transform="none" fo:color="#c9211e" style:font-name="Liberation Serif" fo:font-size="11pt" fo:letter-spacing="normal" fo:font-style="normal" style:text-underline-style="none" fo:font-weight="normal" officeooo:rsid="022836c2" officeooo:paragraph-rsid="022e2b4d" fo:background-color="transparent" style:font-size-asian="11pt" style:font-size-complex="11pt"/>
    </style:style>
    <style:style style:name="P223" style:family="paragraph" style:parent-style-name="Standard">
      <style:text-properties fo:font-variant="normal" fo:text-transform="none" fo:color="#c9211e" style:font-name="Liberation Serif" fo:font-size="11pt" fo:letter-spacing="normal" fo:font-style="normal" style:text-underline-style="none" fo:font-weight="normal" officeooo:rsid="0231d83d" officeooo:paragraph-rsid="0231d83d" fo:background-color="transparent" style:font-size-asian="11pt" style:font-size-complex="11pt"/>
    </style:style>
    <style:style style:name="P224" style:family="paragraph" style:parent-style-name="Standard">
      <style:text-properties fo:font-variant="normal" fo:text-transform="none" fo:color="#c9211e" style:font-name="Liberation Serif" fo:font-size="11pt" fo:letter-spacing="normal" fo:font-style="normal" style:text-underline-style="none" fo:font-weight="normal" officeooo:rsid="02394501" officeooo:paragraph-rsid="02394501" fo:background-color="transparent" style:font-size-asian="11pt" style:font-size-complex="11pt"/>
    </style:style>
    <style:style style:name="P225" style:family="paragraph" style:parent-style-name="Standard">
      <style:text-properties fo:font-variant="normal" fo:text-transform="none" fo:color="#c9211e" style:font-name="Liberation Serif" fo:font-size="11pt" fo:letter-spacing="normal" fo:font-style="normal" style:text-underline-style="none" fo:font-weight="normal" officeooo:rsid="023999ad" officeooo:paragraph-rsid="023999ad" fo:background-color="transparent" style:font-size-asian="11pt" style:font-size-complex="11pt"/>
    </style:style>
    <style:style style:name="P226" style:family="paragraph" style:parent-style-name="Standard">
      <style:text-properties fo:font-variant="normal" fo:text-transform="none" fo:color="#c9211e" style:font-name="Liberation Serif" fo:font-size="11pt" fo:letter-spacing="normal" fo:font-style="normal" style:text-underline-style="none" fo:font-weight="normal" officeooo:rsid="023e6e4f" officeooo:paragraph-rsid="023e6e4f" fo:background-color="transparent" style:font-size-asian="11pt" style:font-size-complex="11pt"/>
    </style:style>
    <style:style style:name="P227" style:family="paragraph" style:parent-style-name="Standard">
      <style:text-properties fo:font-variant="normal" fo:text-transform="none" fo:color="#c9211e" style:font-name="Liberation Serif" fo:font-size="11pt" fo:letter-spacing="normal" fo:font-style="normal" style:text-underline-style="none" fo:font-weight="normal" officeooo:rsid="023f23d2" officeooo:paragraph-rsid="023f23d2" fo:background-color="transparent" style:font-size-asian="11pt" style:font-size-complex="11pt"/>
    </style:style>
    <style:style style:name="P228" style:family="paragraph" style:parent-style-name="Standard">
      <style:text-properties fo:font-variant="normal" fo:text-transform="none" fo:color="#c9211e" style:font-name="Liberation Serif" fo:font-size="11pt" fo:letter-spacing="normal" fo:font-style="normal" style:text-underline-style="none" fo:font-weight="normal" officeooo:rsid="02400dfa" officeooo:paragraph-rsid="023f23d2" fo:background-color="transparent" style:font-size-asian="11pt" style:font-size-complex="11pt"/>
    </style:style>
    <style:style style:name="P229" style:family="paragraph" style:parent-style-name="Standard">
      <style:text-properties fo:font-variant="normal" fo:text-transform="none" fo:color="#c9211e" style:font-name="Liberation Serif" fo:font-size="11pt" fo:letter-spacing="normal" fo:font-style="normal" style:text-underline-style="none" fo:font-weight="normal" officeooo:rsid="0241a9a4" officeooo:paragraph-rsid="0241a9a4" fo:background-color="transparent" style:font-size-asian="11pt" style:font-size-complex="11pt"/>
    </style:style>
    <style:style style:name="P230" style:family="paragraph" style:parent-style-name="Standard">
      <style:text-properties fo:font-variant="normal" fo:text-transform="none" fo:color="#c9211e" style:font-name="Liberation Serif" fo:font-size="11pt" fo:letter-spacing="normal" fo:font-style="normal" style:text-underline-style="none" fo:font-weight="normal" officeooo:rsid="02483e20" officeooo:paragraph-rsid="02483e20" fo:background-color="transparent" style:font-size-asian="11pt" style:font-size-complex="11pt"/>
    </style:style>
    <style:style style:name="P231" style:family="paragraph" style:parent-style-name="Standard">
      <style:text-properties fo:font-variant="normal" fo:text-transform="none" fo:color="#c9211e" style:font-name="Liberation Serif" fo:font-size="11pt" fo:letter-spacing="normal" fo:font-style="normal" style:text-underline-style="none" fo:font-weight="normal" officeooo:rsid="024d3c64" officeooo:paragraph-rsid="024d3c64" fo:background-color="transparent" style:font-size-asian="11pt" style:font-size-complex="11pt"/>
    </style:style>
    <style:style style:name="P232" style:family="paragraph" style:parent-style-name="Standard">
      <style:text-properties fo:font-variant="normal" fo:text-transform="none" fo:color="#c9211e" style:font-name="Liberation Serif" fo:font-size="11pt" fo:letter-spacing="normal" fo:font-style="normal" style:text-underline-style="none" fo:font-weight="normal" officeooo:rsid="024fe685" officeooo:paragraph-rsid="024fe685" fo:background-color="transparent" style:font-size-asian="11pt" style:font-size-complex="11pt"/>
    </style:style>
    <style:style style:name="P233" style:family="paragraph" style:parent-style-name="Standard">
      <style:text-properties fo:font-variant="normal" fo:text-transform="none" fo:color="#c9211e" style:font-name="Liberation Serif" fo:font-size="11pt" fo:letter-spacing="normal" fo:font-style="normal" style:text-underline-style="none" fo:font-weight="normal" officeooo:rsid="02582fe4" officeooo:paragraph-rsid="02582fe4" fo:background-color="transparent" style:font-size-asian="11pt" style:font-size-complex="11pt"/>
    </style:style>
    <style:style style:name="P234" style:family="paragraph" style:parent-style-name="Standard">
      <style:text-properties fo:font-variant="normal" fo:text-transform="none" fo:color="#c9211e" style:font-name="Liberation Serif" fo:font-size="11pt" fo:letter-spacing="normal" fo:font-style="normal" style:text-underline-style="none" fo:font-weight="normal" officeooo:rsid="0258cc94" officeooo:paragraph-rsid="0258cc94" fo:background-color="transparent" style:font-size-asian="11pt" style:font-size-complex="11pt"/>
    </style:style>
    <style:style style:name="P235" style:family="paragraph" style:parent-style-name="Standard">
      <style:text-properties fo:font-variant="normal" fo:text-transform="none" fo:color="#c9211e" style:font-name="Liberation Serif" fo:font-size="11pt" fo:letter-spacing="normal" fo:font-style="normal" style:text-underline-style="none" fo:font-weight="normal" officeooo:rsid="025d139e" officeooo:paragraph-rsid="025d139e" fo:background-color="transparent" style:font-size-asian="11pt" style:font-size-complex="11pt"/>
    </style:style>
    <style:style style:name="P236" style:family="paragraph" style:parent-style-name="Standard">
      <style:text-properties fo:font-variant="normal" fo:text-transform="none" fo:color="#c9211e" style:font-name="Liberation Serif" fo:font-size="11pt" fo:letter-spacing="normal" fo:font-style="normal" style:text-underline-style="none" fo:font-weight="normal" officeooo:rsid="025df980" officeooo:paragraph-rsid="025df980" fo:background-color="transparent" style:font-size-asian="11pt" style:font-size-complex="11pt"/>
    </style:style>
    <style:style style:name="P237" style:family="paragraph" style:parent-style-name="Standard">
      <style:text-properties fo:font-variant="normal" fo:text-transform="none" fo:color="#c9211e" style:font-name="Liberation Serif" fo:font-size="11pt" fo:letter-spacing="normal" fo:font-style="normal" style:text-underline-style="none" fo:font-weight="normal" officeooo:rsid="02604245" officeooo:paragraph-rsid="02604245" fo:background-color="transparent" style:font-size-asian="11pt" style:font-size-complex="11pt"/>
    </style:style>
    <style:style style:name="P238" style:family="paragraph" style:parent-style-name="Standard">
      <style:text-properties fo:font-variant="normal" fo:text-transform="none" fo:color="#c9211e" style:font-name="Liberation Serif" fo:font-size="11pt" fo:letter-spacing="normal" fo:font-style="normal" style:text-underline-style="none" fo:font-weight="normal" officeooo:rsid="0262d37a" officeooo:paragraph-rsid="0262d37a" fo:background-color="transparent" style:font-size-asian="11pt" style:font-size-complex="11pt"/>
    </style:style>
    <style:style style:name="P239" style:family="paragraph" style:parent-style-name="Standard">
      <style:text-properties fo:font-variant="normal" fo:text-transform="none" fo:color="#c9211e" style:font-name="Liberation Serif" fo:font-size="11pt" fo:letter-spacing="normal" fo:font-style="normal" style:text-underline-style="none" fo:font-weight="normal" officeooo:rsid="0264bd56" officeooo:paragraph-rsid="0264bd56" fo:background-color="transparent" style:font-size-asian="11pt" style:font-size-complex="11pt"/>
    </style:style>
    <style:style style:name="P240" style:family="paragraph" style:parent-style-name="Standard">
      <style:text-properties fo:font-variant="normal" fo:text-transform="none" fo:color="#c9211e" style:font-name="Liberation Serif" fo:font-size="11pt" fo:letter-spacing="normal" fo:font-style="normal" style:text-underline-style="none" fo:font-weight="normal" officeooo:rsid="0278167d" officeooo:paragraph-rsid="0278167d" fo:background-color="transparent" style:font-size-asian="11pt" style:font-size-complex="11pt"/>
    </style:style>
    <style:style style:name="P241" style:family="paragraph" style:parent-style-name="Standard">
      <style:text-properties fo:font-variant="normal" fo:text-transform="none" fo:color="#c9211e" style:font-name="Liberation Serif" fo:font-size="11pt" fo:letter-spacing="normal" fo:font-style="normal" style:text-underline-style="none" fo:font-weight="normal" officeooo:rsid="027972df" officeooo:paragraph-rsid="027972df" fo:background-color="transparent" style:font-size-asian="11pt" style:font-size-complex="11pt"/>
    </style:style>
    <style:style style:name="P242" style:family="paragraph" style:parent-style-name="Standard">
      <style:text-properties fo:font-variant="normal" fo:text-transform="none" fo:color="#c9211e" style:font-name="Liberation Serif" fo:font-size="11pt" fo:letter-spacing="normal" fo:font-style="normal" style:text-underline-style="none" fo:font-weight="normal" officeooo:rsid="027abe85" officeooo:paragraph-rsid="027abe85" fo:background-color="transparent" style:font-size-asian="11pt" style:font-size-complex="11pt"/>
    </style:style>
    <style:style style:name="P243" style:family="paragraph" style:parent-style-name="Standard">
      <style:text-properties fo:font-variant="normal" fo:text-transform="none" fo:color="#c9211e" style:font-name="Liberation Serif" fo:font-size="11pt" fo:letter-spacing="normal" fo:font-style="normal" style:text-underline-style="none" fo:font-weight="normal" officeooo:rsid="027ebf5d" officeooo:paragraph-rsid="027abe85" fo:background-color="transparent" style:font-size-asian="11pt" style:font-size-complex="11pt"/>
    </style:style>
    <style:style style:name="P244" style:family="paragraph" style:parent-style-name="Standard">
      <style:text-properties fo:font-variant="normal" fo:text-transform="none" fo:color="#c9211e" style:font-name="Liberation Serif" fo:font-size="11pt" fo:letter-spacing="normal" fo:font-style="normal" style:text-underline-style="none" fo:font-weight="normal" officeooo:rsid="02928ca2" officeooo:paragraph-rsid="02928ca2" fo:background-color="transparent" style:font-size-asian="11pt" style:font-size-complex="11pt"/>
    </style:style>
    <style:style style:name="P245" style:family="paragraph" style:parent-style-name="Standard">
      <style:text-properties fo:font-variant="normal" fo:text-transform="none" fo:color="#c9211e" style:font-name="Liberation Serif" fo:font-size="11pt" fo:letter-spacing="normal" fo:font-style="normal" style:text-underline-style="none" fo:font-weight="normal" officeooo:rsid="029a5086" officeooo:paragraph-rsid="029a5086" fo:background-color="transparent" style:font-size-asian="11pt" style:font-size-complex="11pt"/>
    </style:style>
    <style:style style:name="P246" style:family="paragraph" style:parent-style-name="Standard">
      <style:text-properties fo:font-variant="normal" fo:text-transform="none" fo:color="#c9211e" style:font-name="Liberation Serif" fo:font-size="11pt" fo:letter-spacing="normal" fo:font-style="normal" style:text-underline-style="none" fo:font-weight="normal" officeooo:rsid="029a6bda" officeooo:paragraph-rsid="029a6bda" fo:background-color="transparent" style:font-size-asian="11pt" style:font-size-complex="11pt"/>
    </style:style>
    <style:style style:name="P247" style:family="paragraph" style:parent-style-name="Standard">
      <style:text-properties fo:font-variant="normal" fo:text-transform="none" fo:color="#c9211e" style:font-name="Liberation Serif" fo:font-size="11pt" fo:letter-spacing="normal" fo:font-style="normal" style:text-underline-style="none" fo:font-weight="normal" officeooo:rsid="029be37e" officeooo:paragraph-rsid="029bb7a2" fo:background-color="transparent" style:font-size-asian="11pt" style:font-size-complex="11pt"/>
    </style:style>
    <style:style style:name="P248" style:family="paragraph" style:parent-style-name="Standard">
      <style:text-properties fo:font-variant="normal" fo:text-transform="none" fo:color="#c9211e" style:font-name="Liberation Serif" fo:font-size="11pt" fo:letter-spacing="normal" fo:font-style="normal" style:text-underline-style="none" fo:font-weight="normal" officeooo:rsid="029cca25" officeooo:paragraph-rsid="029cca25" fo:background-color="transparent" style:font-size-asian="11pt" style:font-size-complex="11pt"/>
    </style:style>
    <style:style style:name="P249" style:family="paragraph" style:parent-style-name="Standard">
      <style:text-properties fo:font-variant="normal" fo:text-transform="none" fo:color="#c9211e" style:font-name="Liberation Serif" fo:font-size="11pt" fo:letter-spacing="normal" fo:font-style="normal" style:text-underline-style="none" fo:font-weight="normal" officeooo:rsid="02a14a47" officeooo:paragraph-rsid="02a14a47" fo:background-color="transparent" style:font-size-asian="11pt" style:font-size-complex="11pt"/>
    </style:style>
    <style:style style:name="P250" style:family="paragraph" style:parent-style-name="Standard">
      <style:text-properties fo:font-variant="normal" fo:text-transform="none" fo:color="#c9211e" style:font-name="Liberation Serif" fo:font-size="11pt" fo:letter-spacing="normal" fo:font-style="normal" style:text-underline-style="none" fo:font-weight="normal" officeooo:rsid="02a1a09a" officeooo:paragraph-rsid="02a1a09a" fo:background-color="transparent" style:font-size-asian="11pt" style:font-size-complex="11pt"/>
    </style:style>
    <style:style style:name="P251" style:family="paragraph" style:parent-style-name="Standard">
      <style:text-properties fo:font-variant="normal" fo:text-transform="none" fo:color="#c9211e" style:font-name="Liberation Serif" fo:font-size="11pt" fo:letter-spacing="normal" fo:font-style="normal" style:text-underline-style="none" fo:font-weight="normal" officeooo:rsid="02a1ec87" officeooo:paragraph-rsid="02a1ec87" fo:background-color="transparent" style:font-size-asian="11pt" style:font-size-complex="11pt"/>
    </style:style>
    <style:style style:name="P252" style:family="paragraph" style:parent-style-name="Standard">
      <style:text-properties fo:font-variant="normal" fo:text-transform="none" fo:color="#c9211e" style:font-name="Liberation Serif" fo:font-size="11pt" fo:letter-spacing="normal" fo:font-style="normal" style:text-underline-style="none" fo:font-weight="normal" officeooo:rsid="02a56d00" officeooo:paragraph-rsid="02a56d00" fo:background-color="transparent" style:font-size-asian="11pt" style:font-size-complex="11pt"/>
    </style:style>
    <style:style style:name="P253" style:family="paragraph" style:parent-style-name="Standard">
      <style:text-properties fo:font-variant="normal" fo:text-transform="none" fo:color="#c9211e" style:font-name="Liberation Serif" fo:font-size="11pt" fo:letter-spacing="normal" fo:font-style="normal" style:text-underline-style="none" fo:font-weight="normal" officeooo:rsid="02abce17" officeooo:paragraph-rsid="02abce17" fo:background-color="transparent" style:font-size-asian="11pt" style:font-size-complex="11pt"/>
    </style:style>
    <style:style style:name="P254" style:family="paragraph" style:parent-style-name="Standard">
      <style:text-properties fo:font-variant="normal" fo:text-transform="none" fo:color="#c9211e" style:font-name="Liberation Serif" fo:font-size="11pt" fo:letter-spacing="normal" fo:font-style="normal" style:text-underline-style="none" fo:font-weight="normal" officeooo:rsid="02ac423d" officeooo:paragraph-rsid="02ac423d" fo:background-color="transparent" style:font-size-asian="11pt" style:font-size-complex="11pt"/>
    </style:style>
    <style:style style:name="P255" style:family="paragraph" style:parent-style-name="Standard">
      <style:text-properties fo:font-variant="normal" fo:text-transform="none" fo:color="#c9211e" style:font-name="Liberation Serif" fo:font-size="11pt" fo:letter-spacing="normal" fo:font-style="normal" style:text-underline-style="none" fo:font-weight="normal" officeooo:rsid="02ad6ad9" officeooo:paragraph-rsid="02ad6ad9" fo:background-color="transparent" style:font-size-asian="11pt" style:font-size-complex="11pt"/>
    </style:style>
    <style:style style:name="P256" style:family="paragraph" style:parent-style-name="Standard">
      <style:text-properties fo:font-variant="normal" fo:text-transform="none" fo:color="#c9211e" style:font-name="Liberation Serif" fo:font-size="11pt" fo:letter-spacing="normal" fo:font-style="normal" style:text-underline-style="none" fo:font-weight="normal" officeooo:rsid="02af555b" officeooo:paragraph-rsid="02af555b" fo:background-color="transparent" style:font-size-asian="11pt" style:font-size-complex="11pt"/>
    </style:style>
    <style:style style:name="P257" style:family="paragraph" style:parent-style-name="Standard">
      <style:text-properties fo:font-variant="normal" fo:text-transform="none" fo:color="#c9211e" style:font-name="Liberation Serif" fo:font-size="11pt" fo:letter-spacing="normal" fo:font-style="normal" style:text-underline-style="none" fo:font-weight="normal" officeooo:rsid="02b35632" officeooo:paragraph-rsid="02b35632" fo:background-color="transparent" style:font-size-asian="11pt" style:font-size-complex="11pt"/>
    </style:style>
    <style:style style:name="P258" style:family="paragraph" style:parent-style-name="Standard">
      <style:text-properties fo:font-variant="normal" fo:text-transform="none" fo:color="#c9211e" style:font-name="Liberation Serif" fo:font-size="11pt" fo:letter-spacing="normal" fo:font-style="normal" style:text-underline-style="none" fo:font-weight="normal" officeooo:rsid="02b445fd" officeooo:paragraph-rsid="02b445fd" fo:background-color="transparent" style:font-size-asian="11pt" style:font-size-complex="11pt"/>
    </style:style>
    <style:style style:name="P259" style:family="paragraph" style:parent-style-name="Standard">
      <style:text-properties fo:font-variant="normal" fo:text-transform="none" fo:color="#c9211e" style:font-name="Liberation Serif" fo:font-size="11pt" fo:letter-spacing="normal" fo:font-style="normal" style:text-underline-style="none" fo:font-weight="normal" officeooo:rsid="02b65170" officeooo:paragraph-rsid="02b65170" fo:background-color="transparent" style:font-size-asian="11pt" style:font-size-complex="11pt"/>
    </style:style>
    <style:style style:name="P260" style:family="paragraph" style:parent-style-name="Standard">
      <style:text-properties fo:font-variant="normal" fo:text-transform="none" fo:color="#c9211e" style:font-name="Liberation Serif" fo:font-size="11pt" fo:letter-spacing="normal" fo:font-style="normal" style:text-underline-style="none" fo:font-weight="normal" officeooo:rsid="02b7d224" officeooo:paragraph-rsid="02b7d224" fo:background-color="transparent" style:font-size-asian="11pt" style:font-size-complex="11pt"/>
    </style:style>
    <style:style style:name="P261" style:family="paragraph" style:parent-style-name="Standard">
      <style:text-properties fo:font-variant="normal" fo:text-transform="none" fo:color="#c9211e" style:font-name="Liberation Serif" fo:font-size="11pt" fo:letter-spacing="normal" fo:font-style="normal" style:text-underline-style="none" fo:font-weight="normal" officeooo:rsid="02b85351" officeooo:paragraph-rsid="02b85351" fo:background-color="transparent" style:font-size-asian="11pt" style:font-size-complex="11pt"/>
    </style:style>
    <style:style style:name="P262" style:family="paragraph" style:parent-style-name="Standard">
      <style:text-properties fo:font-variant="normal" fo:text-transform="none" fo:color="#c9211e" style:font-name="Liberation Serif" fo:font-size="11pt" fo:letter-spacing="normal" fo:font-style="normal" style:text-underline-style="none" fo:font-weight="normal" officeooo:rsid="02c5785f" officeooo:paragraph-rsid="02c5785f" fo:background-color="transparent" style:font-size-asian="11pt" style:font-size-complex="11pt"/>
    </style:style>
    <style:style style:name="P263" style:family="paragraph" style:parent-style-name="Standard">
      <style:text-properties fo:font-variant="normal" fo:text-transform="none" fo:color="#c9211e" style:font-name="Liberation Serif" fo:font-size="11pt" fo:letter-spacing="normal" fo:font-style="normal" style:text-underline-style="none" fo:font-weight="normal" officeooo:rsid="02c6a404" officeooo:paragraph-rsid="02c6a404" fo:background-color="transparent" style:font-size-asian="11pt" style:font-size-complex="11pt"/>
    </style:style>
    <style:style style:name="P264" style:family="paragraph" style:parent-style-name="Standard">
      <style:text-properties fo:font-variant="normal" fo:text-transform="none" fo:color="#c9211e" style:font-name="Liberation Serif" fo:font-size="11pt" fo:letter-spacing="normal" fo:font-style="normal" style:text-underline-style="none" fo:font-weight="normal" officeooo:rsid="02c6ecf2" officeooo:paragraph-rsid="02c6ecf2" fo:background-color="transparent" style:font-size-asian="11pt" style:font-size-complex="11pt"/>
    </style:style>
    <style:style style:name="P265" style:family="paragraph" style:parent-style-name="Standard">
      <style:text-properties fo:font-variant="normal" fo:text-transform="none" fo:color="#c9211e" style:font-name="Liberation Serif" fo:font-size="11pt" fo:letter-spacing="normal" fo:font-style="normal" style:text-underline-style="none" fo:font-weight="normal" officeooo:rsid="02c74e9e" officeooo:paragraph-rsid="02c74e9e" fo:background-color="transparent" style:font-size-asian="11pt" style:font-size-complex="11pt"/>
    </style:style>
    <style:style style:name="P266" style:family="paragraph" style:parent-style-name="Standard">
      <style:text-properties fo:font-variant="normal" fo:text-transform="none" fo:color="#c9211e" style:font-name="Liberation Serif" fo:font-size="11pt" fo:letter-spacing="normal" fo:font-style="normal" style:text-underline-style="none" fo:font-weight="normal" officeooo:rsid="02c74e9e" officeooo:paragraph-rsid="02c85842" fo:background-color="transparent" style:font-size-asian="11pt" style:font-size-complex="11pt"/>
    </style:style>
    <style:style style:name="P267" style:family="paragraph" style:parent-style-name="Standard">
      <style:text-properties fo:font-variant="normal" fo:text-transform="none" fo:color="#c9211e" style:font-name="Liberation Serif" fo:font-size="11pt" fo:letter-spacing="normal" fo:font-style="normal" style:text-underline-style="none" fo:font-weight="normal" officeooo:rsid="02c85842" officeooo:paragraph-rsid="02c85842" fo:background-color="transparent" style:font-size-asian="11pt" style:font-size-complex="11pt"/>
    </style:style>
    <style:style style:name="P268" style:family="paragraph" style:parent-style-name="Standard">
      <style:text-properties fo:font-variant="normal" fo:text-transform="none" fo:color="#c9211e" style:font-name="Liberation Serif" fo:font-size="11pt" fo:letter-spacing="normal" fo:font-style="normal" style:text-underline-style="none" fo:font-weight="normal" officeooo:rsid="02cc3848" officeooo:paragraph-rsid="02cc3848" fo:background-color="transparent" style:font-size-asian="11pt" style:font-size-complex="11pt"/>
    </style:style>
    <style:style style:name="P269" style:family="paragraph" style:parent-style-name="Standard">
      <style:text-properties fo:font-variant="normal" fo:text-transform="none" fo:color="#c9211e" style:font-name="Liberation Serif" fo:font-size="11pt" fo:letter-spacing="normal" fo:font-style="normal" style:text-underline-style="none" fo:font-weight="normal" officeooo:rsid="02d8a6bf" officeooo:paragraph-rsid="02d8a6bf" fo:background-color="transparent" style:font-size-asian="11pt" style:font-size-complex="11pt"/>
    </style:style>
    <style:style style:name="P270" style:family="paragraph" style:parent-style-name="Standard">
      <style:text-properties fo:font-variant="normal" fo:text-transform="none" fo:color="#c9211e" style:font-name="Liberation Serif" fo:font-size="11pt" fo:letter-spacing="normal" fo:font-style="normal" style:text-underline-style="none" fo:font-weight="normal" officeooo:rsid="02d8f499" officeooo:paragraph-rsid="02d8f499" fo:background-color="transparent" style:font-size-asian="11pt" style:font-size-complex="11pt"/>
    </style:style>
    <style:style style:name="P271" style:family="paragraph" style:parent-style-name="Standard">
      <style:text-properties fo:font-variant="normal" fo:text-transform="none" fo:color="#c9211e" style:font-name="Liberation Serif" fo:font-size="11pt" fo:letter-spacing="normal" fo:font-style="normal" style:text-underline-style="none" fo:font-weight="normal" officeooo:rsid="02d9d7f0" officeooo:paragraph-rsid="02d9d7f0" fo:background-color="transparent" style:font-size-asian="11pt" style:font-size-complex="11pt"/>
    </style:style>
    <style:style style:name="P272" style:family="paragraph" style:parent-style-name="Standard">
      <style:text-properties fo:font-variant="normal" fo:text-transform="none" fo:color="#c9211e" style:font-name="Liberation Serif" fo:font-size="11pt" fo:letter-spacing="normal" fo:font-style="normal" style:text-underline-style="none" fo:font-weight="normal" officeooo:rsid="02d335fc" officeooo:paragraph-rsid="02d335fc" fo:background-color="transparent" style:font-size-asian="11pt" style:font-size-complex="11pt"/>
    </style:style>
    <style:style style:name="P273" style:family="paragraph" style:parent-style-name="Standard">
      <style:text-properties fo:font-variant="normal" fo:text-transform="none" fo:color="#c9211e" style:font-name="Liberation Serif" fo:font-size="11pt" fo:letter-spacing="normal" fo:font-style="normal" style:text-underline-style="none" fo:font-weight="normal" officeooo:rsid="02d335fc" officeooo:paragraph-rsid="03936e12" fo:background-color="transparent" style:font-size-asian="11pt" style:font-size-complex="11pt"/>
    </style:style>
    <style:style style:name="P274" style:family="paragraph" style:parent-style-name="Standard">
      <style:text-properties fo:font-variant="normal" fo:text-transform="none" fo:color="#c9211e" style:font-name="Liberation Serif" fo:font-size="11pt" fo:letter-spacing="normal" fo:font-style="normal" style:text-underline-style="none" fo:font-weight="normal" officeooo:rsid="02debaf9" officeooo:paragraph-rsid="02debaf9" fo:background-color="transparent" style:font-size-asian="11pt" style:font-size-complex="11pt"/>
    </style:style>
    <style:style style:name="P275" style:family="paragraph" style:parent-style-name="Standard">
      <style:text-properties fo:font-variant="normal" fo:text-transform="none" fo:color="#c9211e" style:font-name="Liberation Serif" fo:font-size="11pt" fo:letter-spacing="normal" fo:font-style="normal" style:text-underline-style="none" fo:font-weight="normal" officeooo:rsid="02e285ba" officeooo:paragraph-rsid="02e285ba" fo:background-color="transparent" style:font-size-asian="11pt" style:font-size-complex="11pt"/>
    </style:style>
    <style:style style:name="P276" style:family="paragraph" style:parent-style-name="Standard">
      <style:text-properties fo:font-variant="normal" fo:text-transform="none" fo:color="#c9211e" style:font-name="Liberation Serif" fo:font-size="11pt" fo:letter-spacing="normal" fo:font-style="normal" style:text-underline-style="none" fo:font-weight="normal" officeooo:rsid="02e2dfc4" officeooo:paragraph-rsid="02e2dfc4" fo:background-color="transparent" style:font-size-asian="11pt" style:font-size-complex="11pt"/>
    </style:style>
    <style:style style:name="P277" style:family="paragraph" style:parent-style-name="Standard">
      <style:text-properties fo:font-variant="normal" fo:text-transform="none" fo:color="#c9211e" style:font-name="Liberation Serif" fo:font-size="11pt" fo:letter-spacing="normal" fo:font-style="normal" style:text-underline-style="none" fo:font-weight="normal" officeooo:rsid="02e41af0" officeooo:paragraph-rsid="02e41af0" fo:background-color="transparent" style:font-size-asian="11pt" style:font-size-complex="11pt"/>
    </style:style>
    <style:style style:name="P278" style:family="paragraph" style:parent-style-name="Standard">
      <style:text-properties fo:font-variant="normal" fo:text-transform="none" fo:color="#c9211e" style:font-name="Liberation Serif" fo:font-size="11pt" fo:letter-spacing="normal" fo:font-style="normal" style:text-underline-style="none" fo:font-weight="normal" officeooo:rsid="02e8291b" officeooo:paragraph-rsid="02e8291b" fo:background-color="transparent" style:font-size-asian="11pt" style:font-size-complex="11pt"/>
    </style:style>
    <style:style style:name="P279" style:family="paragraph" style:parent-style-name="Standard">
      <style:text-properties fo:font-variant="normal" fo:text-transform="none" fo:color="#c9211e" style:font-name="Liberation Serif" fo:font-size="11pt" fo:letter-spacing="normal" fo:font-style="normal" style:text-underline-style="none" fo:font-weight="normal" officeooo:rsid="02e93644" officeooo:paragraph-rsid="02e93644" fo:background-color="transparent" style:font-size-asian="11pt" style:font-size-complex="11pt"/>
    </style:style>
    <style:style style:name="P280" style:family="paragraph" style:parent-style-name="Standard">
      <style:text-properties fo:font-variant="normal" fo:text-transform="none" fo:color="#c9211e" style:font-name="Liberation Serif" fo:font-size="11pt" fo:letter-spacing="normal" fo:font-style="normal" style:text-underline-style="none" fo:font-weight="normal" officeooo:rsid="02ee207c" officeooo:paragraph-rsid="02ee207c" fo:background-color="transparent" style:font-size-asian="11pt" style:font-size-complex="11pt"/>
    </style:style>
    <style:style style:name="P281" style:family="paragraph" style:parent-style-name="Standard">
      <style:text-properties fo:font-variant="normal" fo:text-transform="none" fo:color="#c9211e" style:font-name="Liberation Serif" fo:font-size="11pt" fo:letter-spacing="normal" fo:font-style="normal" style:text-underline-style="none" fo:font-weight="normal" officeooo:rsid="02ef2e22" officeooo:paragraph-rsid="02ef2e22" fo:background-color="transparent" style:font-size-asian="11pt" style:font-size-complex="11pt"/>
    </style:style>
    <style:style style:name="P282" style:family="paragraph" style:parent-style-name="Standard">
      <style:text-properties fo:font-variant="normal" fo:text-transform="none" fo:color="#c9211e" style:font-name="Liberation Serif" fo:font-size="11pt" fo:letter-spacing="normal" fo:font-style="normal" style:text-underline-style="none" fo:font-weight="normal" officeooo:rsid="02f20ce9" officeooo:paragraph-rsid="02f20ce9" fo:background-color="transparent" style:font-size-asian="11pt" style:font-size-complex="11pt"/>
    </style:style>
    <style:style style:name="P283" style:family="paragraph" style:parent-style-name="Standard">
      <style:text-properties fo:font-variant="normal" fo:text-transform="none" fo:color="#c9211e" style:font-name="Liberation Serif" fo:font-size="11pt" fo:letter-spacing="normal" fo:font-style="normal" style:text-underline-style="none" fo:font-weight="normal" officeooo:rsid="02f6af3b" officeooo:paragraph-rsid="02f6af3b" fo:background-color="transparent" style:font-size-asian="11pt" style:font-size-complex="11pt"/>
    </style:style>
    <style:style style:name="P284" style:family="paragraph" style:parent-style-name="Standard">
      <style:text-properties fo:font-variant="normal" fo:text-transform="none" fo:color="#c9211e" style:font-name="Liberation Serif" fo:font-size="11pt" fo:letter-spacing="normal" fo:font-style="normal" style:text-underline-style="none" fo:font-weight="normal" officeooo:rsid="02f3c321" officeooo:paragraph-rsid="0303d617" fo:background-color="transparent" style:font-size-asian="11pt" style:font-size-complex="11pt"/>
    </style:style>
    <style:style style:name="P285" style:family="paragraph" style:parent-style-name="Standard">
      <style:text-properties fo:font-variant="normal" fo:text-transform="none" fo:color="#c9211e" style:font-name="Liberation Serif" fo:font-size="11pt" fo:letter-spacing="normal" fo:font-style="normal" style:text-underline-style="none" fo:font-weight="normal" officeooo:rsid="02f8b10b" officeooo:paragraph-rsid="02f8b10b" fo:background-color="transparent" style:font-size-asian="11pt" style:font-size-complex="11pt"/>
    </style:style>
    <style:style style:name="P286" style:family="paragraph" style:parent-style-name="Standard">
      <style:text-properties fo:font-variant="normal" fo:text-transform="none" fo:color="#c9211e" style:font-name="Liberation Serif" fo:font-size="11pt" fo:letter-spacing="normal" fo:font-style="normal" style:text-underline-style="none" fo:font-weight="normal" officeooo:rsid="02f97b28" officeooo:paragraph-rsid="02f97b28" fo:background-color="transparent" style:font-size-asian="11pt" style:font-size-complex="11pt"/>
    </style:style>
    <style:style style:name="P287" style:family="paragraph" style:parent-style-name="Standard">
      <style:text-properties fo:font-variant="normal" fo:text-transform="none" fo:color="#c9211e" style:font-name="Liberation Serif" fo:font-size="11pt" fo:letter-spacing="normal" fo:font-style="normal" style:text-underline-style="none" fo:font-weight="normal" officeooo:rsid="02fae432" officeooo:paragraph-rsid="02fae432" fo:background-color="transparent" style:font-size-asian="11pt" style:font-size-complex="11pt"/>
    </style:style>
    <style:style style:name="P288" style:family="paragraph" style:parent-style-name="Standard">
      <style:text-properties fo:font-variant="normal" fo:text-transform="none" fo:color="#c9211e" style:font-name="Liberation Serif" fo:font-size="11pt" fo:letter-spacing="normal" fo:font-style="normal" style:text-underline-style="none" fo:font-weight="normal" officeooo:rsid="0302488b" officeooo:paragraph-rsid="0302488b" fo:background-color="transparent" style:font-size-asian="11pt" style:font-size-complex="11pt"/>
    </style:style>
    <style:style style:name="P289" style:family="paragraph" style:parent-style-name="Standard">
      <style:text-properties fo:font-variant="normal" fo:text-transform="none" fo:color="#c9211e" style:font-name="Liberation Serif" fo:font-size="11pt" fo:letter-spacing="normal" fo:font-style="normal" style:text-underline-style="none" fo:font-weight="normal" officeooo:rsid="0308f584" officeooo:paragraph-rsid="0308f584" fo:background-color="transparent" style:font-size-asian="11pt" style:font-size-complex="11pt"/>
    </style:style>
    <style:style style:name="P290" style:family="paragraph" style:parent-style-name="Standard">
      <style:text-properties fo:font-variant="normal" fo:text-transform="none" fo:color="#c9211e" style:font-name="Liberation Serif" fo:font-size="11pt" fo:letter-spacing="normal" fo:font-style="normal" style:text-underline-style="none" fo:font-weight="normal" officeooo:rsid="030b7259" officeooo:paragraph-rsid="030b7259" fo:background-color="transparent" style:font-size-asian="11pt" style:font-size-complex="11pt"/>
    </style:style>
    <style:style style:name="P291" style:family="paragraph" style:parent-style-name="Standard">
      <style:text-properties fo:font-variant="normal" fo:text-transform="none" fo:color="#c9211e" style:font-name="Liberation Serif" fo:font-size="11pt" fo:letter-spacing="normal" fo:font-style="normal" style:text-underline-style="none" fo:font-weight="normal" officeooo:rsid="030cf5fb" officeooo:paragraph-rsid="030cf5fb" fo:background-color="transparent" style:font-size-asian="11pt" style:font-size-complex="11pt"/>
    </style:style>
    <style:style style:name="P292" style:family="paragraph" style:parent-style-name="Standard">
      <style:text-properties fo:font-variant="normal" fo:text-transform="none" fo:color="#c9211e" style:font-name="Liberation Serif" fo:font-size="11pt" fo:letter-spacing="normal" fo:font-style="normal" style:text-underline-style="none" fo:font-weight="normal" officeooo:rsid="030dead6" officeooo:paragraph-rsid="030dead6" fo:background-color="transparent" style:font-size-asian="11pt" style:font-size-complex="11pt"/>
    </style:style>
    <style:style style:name="P293" style:family="paragraph" style:parent-style-name="Standard">
      <style:text-properties fo:font-variant="normal" fo:text-transform="none" fo:color="#c9211e" style:font-name="Liberation Serif" fo:font-size="11pt" fo:letter-spacing="normal" fo:font-style="normal" style:text-underline-style="none" fo:font-weight="normal" officeooo:rsid="030f7ce0" officeooo:paragraph-rsid="030f7ce0" fo:background-color="transparent" style:font-size-asian="11pt" style:font-size-complex="11pt"/>
    </style:style>
    <style:style style:name="P294" style:family="paragraph" style:parent-style-name="Standard">
      <style:text-properties fo:font-variant="normal" fo:text-transform="none" fo:color="#c9211e" style:font-name="Liberation Serif" fo:font-size="11pt" fo:letter-spacing="normal" fo:font-style="normal" style:text-underline-style="none" fo:font-weight="normal" officeooo:rsid="0311962b" officeooo:paragraph-rsid="0311962b" fo:background-color="transparent" style:font-size-asian="11pt" style:font-size-complex="11pt"/>
    </style:style>
    <style:style style:name="P295" style:family="paragraph" style:parent-style-name="Standard">
      <style:text-properties fo:font-variant="normal" fo:text-transform="none" fo:color="#c9211e" style:font-name="Liberation Serif" fo:font-size="11pt" fo:letter-spacing="normal" fo:font-style="normal" style:text-underline-style="none" fo:font-weight="normal" officeooo:rsid="0311cb05" officeooo:paragraph-rsid="0311cb05" fo:background-color="transparent" style:font-size-asian="11pt" style:font-size-complex="11pt"/>
    </style:style>
    <style:style style:name="P296" style:family="paragraph" style:parent-style-name="Standard">
      <style:text-properties fo:font-variant="normal" fo:text-transform="none" fo:color="#c9211e" style:font-name="Liberation Serif" fo:font-size="11pt" fo:letter-spacing="normal" fo:font-style="normal" style:text-underline-style="none" fo:font-weight="normal" officeooo:rsid="03134564" officeooo:paragraph-rsid="03134564" fo:background-color="transparent" style:font-size-asian="11pt" style:font-size-complex="11pt"/>
    </style:style>
    <style:style style:name="P297" style:family="paragraph" style:parent-style-name="Standard">
      <style:text-properties fo:font-variant="normal" fo:text-transform="none" fo:color="#c9211e" style:font-name="Liberation Serif" fo:font-size="11pt" fo:letter-spacing="normal" fo:font-style="normal" style:text-underline-style="none" fo:font-weight="normal" officeooo:rsid="031514bf" officeooo:paragraph-rsid="031514bf" fo:background-color="transparent" style:font-size-asian="11pt" style:font-size-complex="11pt"/>
    </style:style>
    <style:style style:name="P298" style:family="paragraph" style:parent-style-name="Standard">
      <style:text-properties fo:font-variant="normal" fo:text-transform="none" fo:color="#c9211e" style:font-name="Liberation Serif" fo:font-size="11pt" fo:letter-spacing="normal" fo:font-style="normal" style:text-underline-style="none" fo:font-weight="normal" officeooo:rsid="0319772c" officeooo:paragraph-rsid="0319772c" fo:background-color="transparent" style:font-size-asian="11pt" style:font-size-complex="11pt"/>
    </style:style>
    <style:style style:name="P299" style:family="paragraph" style:parent-style-name="Standard">
      <style:text-properties fo:font-variant="normal" fo:text-transform="none" fo:color="#c9211e" style:font-name="Liberation Serif" fo:font-size="11pt" fo:letter-spacing="normal" fo:font-style="normal" style:text-underline-style="none" fo:font-weight="normal" officeooo:rsid="031bffd6" officeooo:paragraph-rsid="03936e12" fo:background-color="transparent" style:font-size-asian="11pt" style:font-size-complex="11pt"/>
    </style:style>
    <style:style style:name="P300" style:family="paragraph" style:parent-style-name="Standard">
      <style:text-properties fo:font-variant="normal" fo:text-transform="none" fo:color="#c9211e" style:font-name="Liberation Serif" fo:font-size="11pt" fo:letter-spacing="normal" fo:font-style="normal" style:text-underline-style="none" fo:font-weight="normal" officeooo:rsid="031dce75" officeooo:paragraph-rsid="03936e12" fo:background-color="transparent" style:font-size-asian="11pt" style:font-size-complex="11pt"/>
    </style:style>
    <style:style style:name="P301" style:family="paragraph" style:parent-style-name="Standard">
      <style:text-properties fo:font-variant="normal" fo:text-transform="none" fo:color="#c9211e" style:font-name="Liberation Serif" fo:font-size="11pt" fo:letter-spacing="normal" fo:font-style="normal" style:text-underline-style="none" fo:font-weight="normal" officeooo:rsid="0334fcf0" officeooo:paragraph-rsid="03936e12" fo:background-color="transparent" style:font-size-asian="11pt" style:font-size-complex="11pt"/>
    </style:style>
    <style:style style:name="P302" style:family="paragraph" style:parent-style-name="Standard">
      <style:text-properties fo:font-variant="normal" fo:text-transform="none" fo:color="#c9211e" style:font-name="Liberation Serif" fo:font-size="11pt" fo:letter-spacing="normal" fo:font-style="normal" style:text-underline-style="none" fo:font-weight="normal" officeooo:rsid="03216274" officeooo:paragraph-rsid="03936e12" fo:background-color="transparent" style:font-size-asian="11pt" style:font-size-complex="11pt"/>
    </style:style>
    <style:style style:name="P303" style:family="paragraph" style:parent-style-name="Standard">
      <style:text-properties fo:font-variant="normal" fo:text-transform="none" fo:color="#c9211e" style:font-name="Liberation Serif" fo:font-size="11pt" fo:letter-spacing="normal" fo:font-style="normal" style:text-underline-style="none" fo:font-weight="normal" officeooo:rsid="031cbfca" officeooo:paragraph-rsid="03936e12" fo:background-color="transparent" style:font-size-asian="11pt" style:font-size-complex="11pt"/>
    </style:style>
    <style:style style:name="P304" style:family="paragraph" style:parent-style-name="Standard">
      <style:text-properties fo:font-variant="normal" fo:text-transform="none" fo:color="#c9211e" style:font-name="Liberation Serif" fo:font-size="11pt" fo:letter-spacing="normal" fo:font-style="normal" style:text-underline-style="none" fo:font-weight="normal" officeooo:rsid="0338b992" officeooo:paragraph-rsid="0338b992" fo:background-color="transparent" style:font-size-asian="11pt" style:font-size-complex="11pt"/>
    </style:style>
    <style:style style:name="P305" style:family="paragraph" style:parent-style-name="Standard">
      <style:text-properties fo:font-variant="normal" fo:text-transform="none" fo:color="#c9211e" style:font-name="Liberation Serif" fo:font-size="11pt" fo:letter-spacing="normal" fo:font-style="normal" style:text-underline-style="none" fo:font-weight="normal" officeooo:rsid="0338b992" officeooo:paragraph-rsid="03936e12" fo:background-color="transparent" style:font-size-asian="11pt" style:font-size-complex="11pt"/>
    </style:style>
    <style:style style:name="P306" style:family="paragraph" style:parent-style-name="Standard">
      <style:text-properties fo:font-variant="normal" fo:text-transform="none" fo:color="#c9211e" style:font-name="Liberation Serif" fo:font-size="11pt" fo:letter-spacing="normal" fo:font-style="normal" style:text-underline-style="none" fo:font-weight="normal" officeooo:rsid="033974b6" officeooo:paragraph-rsid="033974b6" fo:background-color="transparent" style:font-size-asian="11pt" style:font-size-complex="11pt"/>
    </style:style>
    <style:style style:name="P307" style:family="paragraph" style:parent-style-name="Standard">
      <style:text-properties fo:font-variant="normal" fo:text-transform="none" fo:color="#c9211e" style:font-name="Liberation Serif" fo:font-size="11pt" fo:letter-spacing="normal" fo:font-style="normal" style:text-underline-style="none" fo:font-weight="normal" officeooo:rsid="0339db7f" officeooo:paragraph-rsid="0339db7f" fo:background-color="transparent" style:font-size-asian="11pt" style:font-size-complex="11pt"/>
    </style:style>
    <style:style style:name="P308" style:family="paragraph" style:parent-style-name="Standard">
      <style:text-properties fo:font-variant="normal" fo:text-transform="none" fo:color="#c9211e" style:font-name="Liberation Serif" fo:font-size="11pt" fo:letter-spacing="normal" fo:font-style="normal" style:text-underline-style="none" fo:font-weight="normal" officeooo:rsid="033ab65e" officeooo:paragraph-rsid="03936e12" fo:background-color="transparent" style:font-size-asian="11pt" style:font-size-complex="11pt"/>
    </style:style>
    <style:style style:name="P309" style:family="paragraph" style:parent-style-name="Standard">
      <style:text-properties fo:font-variant="normal" fo:text-transform="none" fo:color="#c9211e" style:font-name="Liberation Serif" fo:font-size="11pt" fo:letter-spacing="normal" fo:font-style="normal" style:text-underline-style="none" fo:font-weight="normal" officeooo:rsid="033fb8e6" officeooo:paragraph-rsid="033fb8e6" fo:background-color="transparent" style:font-size-asian="11pt" style:font-size-complex="11pt"/>
    </style:style>
    <style:style style:name="P310" style:family="paragraph" style:parent-style-name="Standard">
      <style:text-properties fo:font-variant="normal" fo:text-transform="none" fo:color="#c9211e" style:font-name="Liberation Serif" fo:font-size="11pt" fo:letter-spacing="normal" fo:font-style="normal" style:text-underline-style="none" fo:font-weight="normal" officeooo:rsid="031a5fbb" officeooo:paragraph-rsid="0319772c" fo:background-color="transparent" style:font-size-asian="11pt" style:font-size-complex="11pt"/>
    </style:style>
    <style:style style:name="P311" style:family="paragraph" style:parent-style-name="Standard">
      <style:text-properties fo:font-variant="normal" fo:text-transform="none" fo:color="#c9211e" style:font-name="Liberation Serif" fo:font-size="11pt" fo:letter-spacing="normal" fo:font-style="normal" style:text-underline-style="none" fo:font-weight="normal" officeooo:rsid="03466460" officeooo:paragraph-rsid="03466460" fo:background-color="transparent" style:font-size-asian="11pt" style:font-size-complex="11pt"/>
    </style:style>
    <style:style style:name="P312" style:family="paragraph" style:parent-style-name="Standard">
      <style:text-properties fo:font-variant="normal" fo:text-transform="none" fo:color="#c9211e" style:font-name="Liberation Serif" fo:font-size="11pt" fo:letter-spacing="normal" fo:font-style="normal" style:text-underline-style="none" fo:font-weight="normal" officeooo:rsid="034dc455" officeooo:paragraph-rsid="034dc455" fo:background-color="transparent" style:font-size-asian="11pt" style:font-size-complex="11pt"/>
    </style:style>
    <style:style style:name="P313" style:family="paragraph" style:parent-style-name="Standard">
      <style:text-properties fo:font-variant="normal" fo:text-transform="none" fo:color="#c9211e" style:font-name="Liberation Serif" fo:font-size="11pt" fo:letter-spacing="normal" fo:font-style="normal" style:text-underline-style="none" fo:font-weight="normal" officeooo:rsid="0353dcc2" officeooo:paragraph-rsid="0353dcc2" fo:background-color="transparent" style:font-size-asian="11pt" style:font-size-complex="11pt"/>
    </style:style>
    <style:style style:name="P314" style:family="paragraph" style:parent-style-name="Standard">
      <style:text-properties fo:font-variant="normal" fo:text-transform="none" fo:color="#c9211e" style:font-name="Liberation Serif" fo:font-size="11pt" fo:letter-spacing="normal" fo:font-style="normal" style:text-underline-style="none" fo:font-weight="normal" officeooo:rsid="0362985c" officeooo:paragraph-rsid="0362985c" fo:background-color="transparent" style:font-size-asian="11pt" style:font-size-complex="11pt"/>
    </style:style>
    <style:style style:name="P315" style:family="paragraph" style:parent-style-name="Standard">
      <style:text-properties fo:font-variant="normal" fo:text-transform="none" fo:color="#c9211e" style:font-name="Liberation Serif" fo:font-size="11pt" fo:letter-spacing="normal" fo:font-style="normal" style:text-underline-style="none" fo:font-weight="normal" officeooo:rsid="0365d539" officeooo:paragraph-rsid="0365d539" fo:background-color="transparent" style:font-size-asian="11pt" style:font-size-complex="11pt"/>
    </style:style>
    <style:style style:name="P316" style:family="paragraph" style:parent-style-name="Standard">
      <style:text-properties fo:font-variant="normal" fo:text-transform="none" fo:color="#c9211e" style:font-name="Liberation Serif" fo:font-size="11pt" fo:letter-spacing="normal" fo:font-style="normal" style:text-underline-style="none" fo:font-weight="normal" officeooo:rsid="036d47d8" officeooo:paragraph-rsid="036d47d8" fo:background-color="transparent" style:font-size-asian="11pt" style:font-size-complex="11pt"/>
    </style:style>
    <style:style style:name="P317" style:family="paragraph" style:parent-style-name="Standard">
      <style:text-properties fo:font-variant="normal" fo:text-transform="none" fo:color="#c9211e" style:font-name="Liberation Serif" fo:font-size="11pt" fo:letter-spacing="normal" fo:font-style="normal" style:text-underline-style="none" fo:font-weight="normal" officeooo:rsid="036e8356" officeooo:paragraph-rsid="036e8356" fo:background-color="transparent" style:font-size-asian="11pt" style:font-size-complex="11pt"/>
    </style:style>
    <style:style style:name="P318" style:family="paragraph" style:parent-style-name="Standard">
      <style:text-properties fo:font-variant="normal" fo:text-transform="none" fo:color="#c9211e" style:font-name="Liberation Serif" fo:font-size="11pt" fo:letter-spacing="normal" fo:font-style="normal" style:text-underline-style="none" fo:font-weight="normal" officeooo:rsid="0375efc1" officeooo:paragraph-rsid="0375efc1" fo:background-color="transparent" style:font-size-asian="11pt" style:font-size-complex="11pt"/>
    </style:style>
    <style:style style:name="P319" style:family="paragraph" style:parent-style-name="Standard">
      <style:text-properties fo:font-variant="normal" fo:text-transform="none" fo:color="#c9211e" style:font-name="Liberation Serif" fo:font-size="11pt" fo:letter-spacing="normal" fo:font-style="normal" style:text-underline-style="none" fo:font-weight="normal" officeooo:rsid="037bcf6f" officeooo:paragraph-rsid="037bcf6f" fo:background-color="transparent" style:font-size-asian="11pt" style:font-size-complex="11pt"/>
    </style:style>
    <style:style style:name="P320" style:family="paragraph" style:parent-style-name="Standard">
      <style:text-properties fo:font-variant="normal" fo:text-transform="none" fo:color="#c9211e" style:font-name="Liberation Serif" fo:font-size="11pt" fo:letter-spacing="normal" fo:font-style="normal" style:text-underline-style="none" fo:font-weight="normal" officeooo:rsid="037e402b" officeooo:paragraph-rsid="037e402b" fo:background-color="transparent" style:font-size-asian="11pt" style:font-size-complex="11pt"/>
    </style:style>
    <style:style style:name="P321" style:family="paragraph" style:parent-style-name="Standard">
      <style:text-properties fo:font-variant="normal" fo:text-transform="none" fo:color="#c9211e" style:font-name="Liberation Serif" fo:font-size="11pt" fo:letter-spacing="normal" fo:font-style="normal" style:text-underline-style="none" fo:font-weight="normal" officeooo:rsid="037f7e6a" officeooo:paragraph-rsid="037f7e6a" fo:background-color="transparent" style:font-size-asian="11pt" style:font-size-complex="11pt"/>
    </style:style>
    <style:style style:name="P322" style:family="paragraph" style:parent-style-name="Standard">
      <style:text-properties fo:font-variant="normal" fo:text-transform="none" fo:color="#c9211e" style:font-name="Liberation Serif" fo:font-size="11pt" fo:letter-spacing="normal" fo:font-style="normal" style:text-underline-style="none" fo:font-weight="normal" officeooo:rsid="03802b5a" officeooo:paragraph-rsid="03802b5a" fo:background-color="transparent" style:font-size-asian="11pt" style:font-size-complex="11pt"/>
    </style:style>
    <style:style style:name="P323" style:family="paragraph" style:parent-style-name="Standard">
      <style:text-properties fo:font-variant="normal" fo:text-transform="none" fo:color="#c9211e" style:font-name="Liberation Serif" fo:font-size="11pt" fo:letter-spacing="normal" fo:font-style="normal" style:text-underline-style="none" fo:font-weight="normal" officeooo:rsid="038bf7ac" officeooo:paragraph-rsid="038bf7ac" fo:background-color="transparent" style:font-size-asian="11pt" style:font-size-complex="11pt"/>
    </style:style>
    <style:style style:name="P324" style:family="paragraph" style:parent-style-name="Standard">
      <style:text-properties fo:font-variant="normal" fo:text-transform="none" fo:color="#c9211e" style:font-name="Liberation Serif" fo:font-size="11pt" fo:letter-spacing="normal" fo:font-style="normal" style:text-underline-style="none" fo:font-weight="normal" officeooo:rsid="0382084b" officeooo:paragraph-rsid="0382084b" fo:background-color="transparent" style:font-size-asian="11pt" style:font-size-complex="11pt"/>
    </style:style>
    <style:style style:name="P325" style:family="paragraph" style:parent-style-name="Standard">
      <style:text-properties fo:font-variant="normal" fo:text-transform="none" fo:color="#c9211e" style:font-name="Liberation Serif" fo:font-size="11pt" fo:letter-spacing="normal" fo:font-style="normal" style:text-underline-style="none" fo:font-weight="normal" officeooo:rsid="002dc121" officeooo:paragraph-rsid="03936e12" fo:background-color="transparent" style:font-size-asian="11pt" style:font-size-complex="11pt"/>
    </style:style>
    <style:style style:name="P326" style:family="paragraph" style:parent-style-name="Standard">
      <style:text-properties fo:font-variant="normal" fo:text-transform="none" fo:color="#c9211e" style:font-name="Liberation Serif" fo:font-size="11pt" fo:letter-spacing="normal" fo:font-style="normal" style:text-underline-style="none" fo:font-weight="normal" officeooo:rsid="001f1e1c" officeooo:paragraph-rsid="03936e12" fo:background-color="transparent" style:font-size-asian="11pt" style:font-size-complex="11pt"/>
    </style:style>
    <style:style style:name="P327" style:family="paragraph" style:parent-style-name="Standard">
      <style:text-properties fo:font-variant="normal" fo:text-transform="none" fo:color="#c9211e" style:font-name="Liberation Serif" fo:font-size="11pt" fo:letter-spacing="normal" fo:font-style="normal" style:text-underline-style="none" fo:font-weight="normal" officeooo:rsid="03936e12" officeooo:paragraph-rsid="03936e12" fo:background-color="transparent" style:font-size-asian="11pt" style:font-size-complex="11pt"/>
    </style:style>
    <style:style style:name="P328" style:family="paragraph" style:parent-style-name="Standard">
      <style:text-properties fo:font-variant="normal" fo:text-transform="none" fo:color="#c9211e" style:font-name="Liberation Serif" fo:font-size="11pt" fo:letter-spacing="normal" fo:font-style="normal" style:text-underline-style="none" fo:font-weight="normal" officeooo:rsid="03954abc" officeooo:paragraph-rsid="03954abc" fo:background-color="transparent" style:font-size-asian="11pt" style:font-size-complex="11pt"/>
    </style:style>
    <style:style style:name="P329" style:family="paragraph" style:parent-style-name="Standard">
      <style:text-properties fo:font-variant="normal" fo:text-transform="none" fo:color="#c9211e" style:font-name="Liberation Serif" fo:font-size="11pt" fo:letter-spacing="normal" fo:font-style="normal" style:text-underline-style="none" fo:font-weight="normal" officeooo:rsid="03961f0e" officeooo:paragraph-rsid="03961f0e" fo:background-color="transparent" style:font-size-asian="11pt" style:font-size-complex="11pt"/>
    </style:style>
    <style:style style:name="P330" style:family="paragraph" style:parent-style-name="Standard">
      <style:text-properties fo:font-variant="normal" fo:text-transform="none" fo:color="#c9211e" style:font-name="Liberation Serif" fo:font-size="11pt" fo:letter-spacing="normal" fo:font-style="normal" style:text-underline-style="none" fo:font-weight="normal" officeooo:rsid="039bb0ad" officeooo:paragraph-rsid="039bb0ad" fo:background-color="transparent" style:font-size-asian="11pt" style:font-size-complex="11pt"/>
    </style:style>
    <style:style style:name="P331" style:family="paragraph" style:parent-style-name="Standard">
      <style:text-properties fo:font-variant="normal" fo:text-transform="none" fo:color="#c9211e" style:font-name="Liberation Serif" fo:font-size="11pt" fo:letter-spacing="normal" fo:font-style="normal" style:text-underline-style="none" fo:font-weight="normal" officeooo:rsid="039d8487" officeooo:paragraph-rsid="039d8487" fo:background-color="transparent" style:font-size-asian="11pt" style:font-size-complex="11pt"/>
    </style:style>
    <style:style style:name="P332" style:family="paragraph" style:parent-style-name="Standard">
      <style:text-properties fo:font-variant="normal" fo:text-transform="none" fo:color="#c9211e" style:font-name="Liberation Serif" fo:font-size="11pt" fo:letter-spacing="normal" fo:font-style="normal" style:text-underline-style="none" fo:font-weight="normal" officeooo:rsid="03a177d8" officeooo:paragraph-rsid="03a177d8" fo:background-color="transparent" style:font-size-asian="11pt" style:font-size-complex="11pt"/>
    </style:style>
    <style:style style:name="P333" style:family="paragraph" style:parent-style-name="Standard">
      <style:text-properties fo:font-variant="normal" fo:text-transform="none" fo:color="#c9211e" style:font-name="Liberation Serif" fo:font-size="11pt" fo:letter-spacing="normal" fo:font-style="normal" style:text-underline-style="none" fo:font-weight="normal" officeooo:rsid="03a33162" officeooo:paragraph-rsid="03a33162" fo:background-color="transparent" style:font-size-asian="11pt" style:font-size-complex="11pt"/>
    </style:style>
    <style:style style:name="P334" style:family="paragraph" style:parent-style-name="Standard">
      <style:text-properties fo:font-variant="normal" fo:text-transform="none" fo:color="#c9211e" style:font-name="Liberation Serif" fo:font-size="11pt" fo:letter-spacing="normal" fo:font-style="normal" style:text-underline-style="none" fo:font-weight="normal" officeooo:rsid="03a4d545" officeooo:paragraph-rsid="03a4d545" fo:background-color="transparent" style:font-size-asian="11pt" style:font-size-complex="11pt"/>
    </style:style>
    <style:style style:name="P335" style:family="paragraph" style:parent-style-name="Standard">
      <style:text-properties fo:font-variant="normal" fo:text-transform="none" fo:color="#c9211e" style:font-name="Liberation Serif" fo:font-size="11pt" fo:letter-spacing="normal" fo:font-style="normal" style:text-underline-style="none" fo:font-weight="normal" officeooo:rsid="03a90c96" officeooo:paragraph-rsid="03a90c96" fo:background-color="transparent" style:font-size-asian="11pt" style:font-size-complex="11pt"/>
    </style:style>
    <style:style style:name="P336" style:family="paragraph" style:parent-style-name="Standard">
      <style:text-properties fo:font-variant="normal" fo:text-transform="none" fo:color="#c9211e" style:font-name="Liberation Serif" fo:font-size="11pt" fo:letter-spacing="normal" fo:font-style="normal" style:text-underline-style="none" fo:font-weight="normal" officeooo:rsid="03ae0152" officeooo:paragraph-rsid="03ae0152" fo:background-color="transparent" style:font-size-asian="11pt" style:font-size-complex="11pt"/>
    </style:style>
    <style:style style:name="P337" style:family="paragraph" style:parent-style-name="Standard">
      <style:text-properties fo:font-variant="normal" fo:text-transform="none" fo:color="#c9211e" style:font-name="Liberation Serif" fo:font-size="11pt" fo:letter-spacing="normal" fo:font-style="normal" style:text-underline-style="none" fo:font-weight="normal" officeooo:rsid="03b1800b" officeooo:paragraph-rsid="03b1800b" fo:background-color="transparent" style:font-size-asian="11pt" style:font-size-complex="11pt"/>
    </style:style>
    <style:style style:name="P338" style:family="paragraph" style:parent-style-name="Standard">
      <style:text-properties fo:font-variant="normal" fo:text-transform="none" fo:color="#c9211e" style:font-name="Liberation Serif" fo:font-size="11pt" fo:letter-spacing="normal" fo:font-style="normal" style:text-underline-style="none" fo:font-weight="normal" officeooo:rsid="03b301b4" officeooo:paragraph-rsid="03b301b4" fo:background-color="transparent" style:font-size-asian="11pt" style:font-size-complex="11pt"/>
    </style:style>
    <style:style style:name="P339" style:family="paragraph" style:parent-style-name="Standard">
      <style:text-properties fo:font-variant="normal" fo:text-transform="none" fo:color="#c9211e" style:font-name="Liberation Serif" fo:font-size="11pt" fo:letter-spacing="normal" fo:font-style="normal" style:text-underline-style="none" fo:font-weight="normal" officeooo:rsid="03b9f1bd" officeooo:paragraph-rsid="03b9f1bd" fo:background-color="transparent" style:font-size-asian="11pt" style:font-size-complex="11pt"/>
    </style:style>
    <style:style style:name="P340" style:family="paragraph" style:parent-style-name="Standard">
      <style:text-properties fo:font-variant="normal" fo:text-transform="none" fo:color="#c9211e" style:font-name="Liberation Serif" fo:font-size="11pt" fo:letter-spacing="normal" fo:font-style="normal" style:text-underline-style="none" fo:font-weight="normal" officeooo:rsid="03b9f1bd" officeooo:paragraph-rsid="03bef7ab" fo:background-color="transparent" style:font-size-asian="11pt" style:font-size-complex="11pt"/>
    </style:style>
    <style:style style:name="P341" style:family="paragraph" style:parent-style-name="Standard">
      <style:text-properties fo:font-variant="normal" fo:text-transform="none" fo:color="#c9211e" style:font-name="Liberation Serif" fo:font-size="11pt" fo:letter-spacing="normal" fo:font-style="normal" style:text-underline-style="none" fo:font-weight="normal" officeooo:rsid="03baa30f" officeooo:paragraph-rsid="03baa30f" fo:background-color="transparent" style:font-size-asian="11pt" style:font-size-complex="11pt"/>
    </style:style>
    <style:style style:name="P342" style:family="paragraph" style:parent-style-name="Standard">
      <style:text-properties fo:font-variant="normal" fo:text-transform="none" fo:color="#c9211e" style:font-name="Liberation Serif" fo:font-size="11pt" fo:letter-spacing="normal" fo:font-style="normal" style:text-underline-style="none" fo:font-weight="normal" officeooo:rsid="03c1f7d8" officeooo:paragraph-rsid="03c1f7d8" fo:background-color="transparent" style:font-size-asian="11pt" style:font-size-complex="11pt"/>
    </style:style>
    <style:style style:name="P343" style:family="paragraph" style:parent-style-name="Standard">
      <style:text-properties fo:font-variant="normal" fo:text-transform="none" fo:color="#c9211e" style:font-name="Liberation Serif" fo:font-size="11pt" fo:letter-spacing="normal" fo:font-style="normal" style:text-underline-style="none" fo:font-weight="normal" officeooo:rsid="03c9ac83" officeooo:paragraph-rsid="03c9ac83" fo:background-color="transparent" style:font-size-asian="11pt" style:font-size-complex="11pt"/>
    </style:style>
    <style:style style:name="P344" style:family="paragraph" style:parent-style-name="Standard">
      <style:text-properties fo:font-variant="normal" fo:text-transform="none" fo:color="#c9211e" style:font-name="Liberation Serif" fo:font-size="11pt" fo:letter-spacing="normal" fo:font-style="normal" style:text-underline-style="none" fo:font-weight="normal" officeooo:rsid="03cb69fa" officeooo:paragraph-rsid="03cb69fa" fo:background-color="transparent" style:font-size-asian="11pt" style:font-size-complex="11pt"/>
    </style:style>
    <style:style style:name="P345" style:family="paragraph" style:parent-style-name="Standard">
      <style:text-properties fo:font-variant="normal" fo:text-transform="none" fo:color="#c9211e" style:font-name="Liberation Serif" fo:font-size="11pt" fo:letter-spacing="normal" fo:font-style="normal" style:text-underline-style="none" fo:font-weight="normal" officeooo:rsid="03cbe623" officeooo:paragraph-rsid="03cbe623" fo:background-color="transparent" style:font-size-asian="11pt" style:font-size-complex="11pt"/>
    </style:style>
    <style:style style:name="P346" style:family="paragraph" style:parent-style-name="Standard">
      <style:text-properties fo:font-variant="normal" fo:text-transform="none" fo:color="#c9211e" style:font-name="Liberation Serif" fo:font-size="11pt" fo:letter-spacing="normal" fo:font-style="normal" style:text-underline-style="none" fo:font-weight="normal" officeooo:rsid="03cc00b7" officeooo:paragraph-rsid="03cc00b7" fo:background-color="transparent" style:font-size-asian="11pt" style:font-size-complex="11pt"/>
    </style:style>
    <style:style style:name="P347" style:family="paragraph" style:parent-style-name="Standard">
      <style:text-properties fo:font-variant="normal" fo:text-transform="none" fo:color="#c9211e" style:font-name="Liberation Serif" fo:font-size="11pt" fo:letter-spacing="normal" fo:font-style="normal" style:text-underline-style="none" fo:font-weight="normal" officeooo:rsid="03cecb51" officeooo:paragraph-rsid="03cecb51" fo:background-color="transparent" style:font-size-asian="11pt" style:font-size-complex="11pt"/>
    </style:style>
    <style:style style:name="P348" style:family="paragraph" style:parent-style-name="Standard">
      <style:text-properties fo:font-variant="normal" fo:text-transform="none" fo:color="#c9211e" style:font-name="Liberation Serif" fo:font-size="11pt" fo:letter-spacing="normal" fo:font-style="normal" style:text-underline-style="none" fo:font-weight="normal" officeooo:rsid="03d56e86" officeooo:paragraph-rsid="03d56e86" fo:background-color="transparent" style:font-size-asian="11pt" style:font-size-complex="11pt"/>
    </style:style>
    <style:style style:name="P349" style:family="paragraph" style:parent-style-name="Standard">
      <style:text-properties fo:font-variant="normal" fo:text-transform="none" fo:color="#c9211e" style:font-name="Liberation Serif" fo:font-size="11pt" fo:letter-spacing="normal" fo:font-style="normal" style:text-underline-style="none" fo:font-weight="normal" officeooo:rsid="03d8072a" officeooo:paragraph-rsid="03d8072a" fo:background-color="transparent" style:font-size-asian="11pt" style:font-size-complex="11pt"/>
    </style:style>
    <style:style style:name="P350" style:family="paragraph" style:parent-style-name="Standard">
      <style:text-properties fo:font-variant="normal" fo:text-transform="none" fo:color="#c9211e" style:font-name="Liberation Serif" fo:font-size="11pt" fo:letter-spacing="normal" fo:font-style="normal" style:text-underline-style="none" fo:font-weight="normal" officeooo:rsid="03d8b738" officeooo:paragraph-rsid="03d8b738" fo:background-color="transparent" style:font-size-asian="11pt" style:font-size-complex="11pt"/>
    </style:style>
    <style:style style:name="P351" style:family="paragraph" style:parent-style-name="Standard">
      <style:text-properties fo:font-variant="normal" fo:text-transform="none" fo:color="#c9211e" style:font-name="Liberation Serif" fo:font-size="11pt" fo:letter-spacing="normal" fo:font-style="normal" style:text-underline-style="none" fo:font-weight="normal" officeooo:rsid="03dc2b2c" officeooo:paragraph-rsid="03dc2b2c" fo:background-color="transparent" style:font-size-asian="11pt" style:font-size-complex="11pt"/>
    </style:style>
    <style:style style:name="P352" style:family="paragraph" style:parent-style-name="Standard">
      <style:text-properties fo:font-variant="normal" fo:text-transform="none" fo:color="#c9211e" style:font-name="Liberation Serif" fo:font-size="11pt" fo:letter-spacing="normal" fo:font-style="normal" style:text-underline-style="none" fo:font-weight="normal" officeooo:rsid="03e1fd9c" officeooo:paragraph-rsid="03e1fd9c" fo:background-color="transparent" style:font-size-asian="11pt" style:font-size-complex="11pt"/>
    </style:style>
    <style:style style:name="P353" style:family="paragraph" style:parent-style-name="Standard">
      <style:text-properties fo:font-variant="normal" fo:text-transform="none" fo:color="#c9211e" style:font-name="Liberation Serif" fo:font-size="11pt" fo:letter-spacing="normal" fo:font-style="normal" style:text-underline-style="none" fo:font-weight="normal" officeooo:rsid="03e60e41" officeooo:paragraph-rsid="03e60e41" fo:background-color="transparent" style:font-size-asian="11pt" style:font-size-complex="11pt"/>
    </style:style>
    <style:style style:name="P354" style:family="paragraph" style:parent-style-name="Standard">
      <style:text-properties fo:font-variant="normal" fo:text-transform="none" fo:color="#c9211e" style:font-name="Liberation Serif" fo:font-size="11pt" fo:letter-spacing="normal" fo:font-style="normal" style:text-underline-style="none" fo:font-weight="normal" officeooo:rsid="03e60e41" officeooo:paragraph-rsid="03e7331d" fo:background-color="transparent" style:font-size-asian="11pt" style:font-size-complex="11pt"/>
    </style:style>
    <style:style style:name="P355" style:family="paragraph" style:parent-style-name="Standard">
      <style:text-properties fo:font-variant="normal" fo:text-transform="none" fo:color="#c9211e" style:font-name="Liberation Serif" fo:font-size="11pt" fo:letter-spacing="normal" fo:font-style="normal" style:text-underline-style="none" fo:font-weight="normal" officeooo:rsid="03e9e981" officeooo:paragraph-rsid="03e9e981" fo:background-color="transparent" style:font-size-asian="11pt" style:font-size-complex="11pt"/>
    </style:style>
    <style:style style:name="P356" style:family="paragraph" style:parent-style-name="Standard">
      <style:text-properties fo:font-variant="normal" fo:text-transform="none" fo:color="#c9211e" style:font-name="Liberation Serif" fo:font-size="11pt" fo:letter-spacing="normal" fo:font-style="normal" style:text-underline-style="none" fo:font-weight="normal" officeooo:rsid="03eaef04" officeooo:paragraph-rsid="03eaef04" fo:background-color="transparent" style:font-size-asian="11pt" style:font-size-complex="11pt"/>
    </style:style>
    <style:style style:name="P357" style:family="paragraph" style:parent-style-name="Standard">
      <style:text-properties fo:font-variant="normal" fo:text-transform="none" fo:color="#c9211e" style:font-name="Liberation Serif" fo:font-size="11pt" fo:letter-spacing="normal" fo:font-style="normal" style:text-underline-style="none" fo:font-weight="normal" officeooo:rsid="024fe685" officeooo:paragraph-rsid="024fe685" fo:background-color="transparent" style:font-size-asian="11pt" style:font-style-asian="normal" style:font-size-complex="11pt" style:font-style-complex="normal"/>
    </style:style>
    <style:style style:name="P358" style:family="paragraph" style:parent-style-name="Standard">
      <style:text-properties fo:font-variant="normal" fo:text-transform="none" fo:color="#c9211e" style:font-name="Liberation Serif" fo:font-size="11pt" fo:letter-spacing="normal" fo:font-style="normal" style:text-underline-style="none" fo:font-weight="normal" officeooo:rsid="02512990" officeooo:paragraph-rsid="02512990" fo:background-color="transparent" style:font-size-asian="11pt" style:font-style-asian="normal" style:font-size-complex="11pt" style:font-style-complex="normal"/>
    </style:style>
    <style:style style:name="P359" style:family="paragraph" style:parent-style-name="Standard">
      <style:text-properties fo:font-variant="normal" fo:text-transform="none" fo:color="#c9211e" style:font-name="Liberation Serif" fo:font-size="11pt" fo:letter-spacing="normal" fo:font-style="normal" style:text-underline-style="none" fo:font-weight="normal" officeooo:rsid="0252c0bb" officeooo:paragraph-rsid="0252c0bb" fo:background-color="transparent" style:font-size-asian="11pt" style:font-style-asian="normal" style:font-size-complex="11pt" style:font-style-complex="normal"/>
    </style:style>
    <style:style style:name="P360" style:family="paragraph" style:parent-style-name="Standard">
      <style:text-properties fo:font-variant="normal" fo:text-transform="none" fo:color="#c9211e" style:font-name="Liberation Serif" fo:font-size="11pt" fo:letter-spacing="normal" fo:font-style="normal" style:text-underline-style="solid" style:text-underline-width="auto" style:text-underline-color="font-color" fo:font-weight="normal" officeooo:rsid="002c13de" officeooo:paragraph-rsid="03936e12" fo:background-color="transparent" style:font-size-asian="11pt" style:font-size-complex="11pt"/>
    </style:style>
    <style:style style:name="P361"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711e8d" officeooo:paragraph-rsid="00711e8d" style:font-size-asian="11pt" style:font-size-complex="11pt"/>
    </style:style>
    <style:style style:name="P362"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632560" officeooo:paragraph-rsid="00632560" style:font-size-asian="11pt" style:font-size-complex="11pt"/>
    </style:style>
    <style:style style:name="P363"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6ff72c" officeooo:paragraph-rsid="006ff72c" style:font-size-asian="11pt" style:font-size-complex="11pt"/>
    </style:style>
    <style:style style:name="P364"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6144ec" officeooo:paragraph-rsid="006144ec" style:font-size-asian="11pt" style:font-size-complex="11pt"/>
    </style:style>
    <style:style style:name="P365"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567252" officeooo:paragraph-rsid="00567252" style:font-size-asian="11pt" style:font-size-complex="11pt"/>
    </style:style>
    <style:style style:name="P366"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726cd2" officeooo:paragraph-rsid="00726cd2" style:font-size-asian="11pt" style:font-size-complex="11pt"/>
    </style:style>
    <style:style style:name="P367"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78262d" officeooo:paragraph-rsid="0078262d" style:font-size-asian="11pt" style:font-size-complex="11pt"/>
    </style:style>
    <style:style style:name="P368"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8257a8" officeooo:paragraph-rsid="008257a8" style:font-size-asian="11pt" style:font-size-complex="11pt"/>
    </style:style>
    <style:style style:name="P369"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924937" officeooo:paragraph-rsid="00924937" style:font-size-asian="11pt" style:font-size-complex="11pt"/>
    </style:style>
    <style:style style:name="P370"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9f9b31" officeooo:paragraph-rsid="009f9b31" fo:background-color="transparent" style:font-size-asian="11pt" style:font-size-complex="11pt"/>
    </style:style>
    <style:style style:name="P371"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f2d6c4" officeooo:paragraph-rsid="00f2d6c4" fo:background-color="transparent" style:font-size-asian="11pt" style:font-size-complex="11pt"/>
    </style:style>
    <style:style style:name="P372"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fcafb1" officeooo:paragraph-rsid="00fcafb1" fo:background-color="transparent" style:font-size-asian="11pt" style:font-size-complex="11pt"/>
    </style:style>
    <style:style style:name="P373"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10fa5dd" officeooo:paragraph-rsid="010fa5dd" fo:background-color="transparent" style:font-size-asian="11pt" style:font-size-complex="11pt"/>
    </style:style>
    <style:style style:name="P374"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1234671" officeooo:paragraph-rsid="01234671" fo:background-color="transparent" style:font-size-asian="11pt" style:font-size-complex="11pt"/>
    </style:style>
    <style:style style:name="P375"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132c755" officeooo:paragraph-rsid="0132c755" fo:background-color="transparent" style:font-size-asian="11pt" style:font-size-complex="11pt"/>
    </style:style>
    <style:style style:name="P376"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16a11a1" officeooo:paragraph-rsid="016a11a1" fo:background-color="transparent" style:font-size-asian="11pt" style:font-size-complex="11pt"/>
    </style:style>
    <style:style style:name="P377"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1660a5a" officeooo:paragraph-rsid="01660a5a" fo:background-color="transparent" style:font-size-asian="11pt" style:font-size-complex="11pt"/>
    </style:style>
    <style:style style:name="P378"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183529a" officeooo:paragraph-rsid="0183529a" fo:background-color="transparent" style:font-size-asian="11pt" style:font-size-complex="11pt"/>
    </style:style>
    <style:style style:name="P379"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1810013" officeooo:paragraph-rsid="01810013" fo:background-color="transparent" style:font-size-asian="11pt" style:font-size-complex="11pt"/>
    </style:style>
    <style:style style:name="P380"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18d5153" officeooo:paragraph-rsid="018d5153" fo:background-color="transparent" style:font-size-asian="11pt" style:font-size-complex="11pt"/>
    </style:style>
    <style:style style:name="P381"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18fe76b" officeooo:paragraph-rsid="018fe76b" fo:background-color="transparent" style:font-size-asian="11pt" style:font-size-complex="11pt"/>
    </style:style>
    <style:style style:name="P382"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1a6b2d7" officeooo:paragraph-rsid="01a6b2d7" fo:background-color="transparent" style:font-size-asian="11pt" style:font-size-complex="11pt"/>
    </style:style>
    <style:style style:name="P383"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1e5394e" officeooo:paragraph-rsid="01e5394e" fo:background-color="transparent" style:font-size-asian="11pt" style:font-size-complex="11pt"/>
    </style:style>
    <style:style style:name="P384"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2394501" officeooo:paragraph-rsid="02394501" fo:background-color="transparent" style:font-size-asian="11pt" style:font-size-complex="11pt"/>
    </style:style>
    <style:style style:name="P385"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23999ad" officeooo:paragraph-rsid="023999ad" fo:background-color="transparent" style:font-size-asian="11pt" style:font-size-complex="11pt"/>
    </style:style>
    <style:style style:name="P386"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2f20ce9" officeooo:paragraph-rsid="02f20ce9" fo:background-color="transparent" style:font-size-asian="11pt" style:font-size-complex="11pt"/>
    </style:style>
    <style:style style:name="P387"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3736e64" officeooo:paragraph-rsid="03736e64" fo:background-color="transparent" style:font-size-asian="11pt" style:font-size-complex="11pt"/>
    </style:style>
    <style:style style:name="P388"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3754cc1" officeooo:paragraph-rsid="03736e64" fo:background-color="transparent" style:font-size-asian="11pt" style:font-size-complex="11pt"/>
    </style:style>
    <style:style style:name="P389"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3754cc1" officeooo:paragraph-rsid="03754cc1" fo:background-color="transparent" style:font-size-asian="11pt" style:font-size-complex="11pt"/>
    </style:style>
    <style:style style:name="P390"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03254f2" officeooo:paragraph-rsid="03936e12" fo:background-color="transparent" style:font-size-asian="11pt" style:font-size-complex="11pt"/>
    </style:style>
    <style:style style:name="P391" style:family="paragraph" style:parent-style-name="Standard">
      <style:text-properties fo:font-variant="normal" fo:text-transform="none" style:use-window-font-color="true" style:font-name="Liberation Serif" fo:font-size="11pt" fo:letter-spacing="normal" fo:font-style="normal" style:text-underline-style="none" fo:font-weight="normal" officeooo:rsid="02512990" officeooo:paragraph-rsid="02512990" fo:background-color="transparent" style:font-size-asian="11pt" style:font-style-asian="normal" style:font-size-complex="11pt" style:font-style-complex="normal"/>
    </style:style>
    <style:style style:name="P392" style:family="paragraph" style:parent-style-name="Standard">
      <style:paragraph-properties fo:line-height="100%"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67e532f" officeooo:paragraph-rsid="0182d48b"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393" style:family="paragraph" style:parent-style-name="Standard">
      <style:paragraph-properties fo:line-height="100%" fo:text-align="start" style:justify-single-word="false"/>
      <style:text-properties fo:font-variant="normal" fo:text-transform="none" fo:color="#303942" style:font-name="var source-code-font-family" fo:font-size="11pt" fo:letter-spacing="normal" fo:font-style="normal" style:text-underline-style="none" fo:font-weight="normal" officeooo:rsid="00d26f07" officeooo:paragraph-rsid="00d26f07" fo:background-color="transparent" style:font-name-asian="Liberation Serif1" style:font-size-asian="11pt" style:font-name-complex="Liberation Serif1" style:font-size-complex="11pt" loext:padding="0cm" loext:border="none"/>
    </style:style>
    <style:style style:name="P394" style:family="paragraph" style:parent-style-name="Standard">
      <style:paragraph-properties fo:line-height="100%" fo:text-align="start" style:justify-single-word="false"/>
      <style:text-properties fo:font-variant="normal" fo:text-transform="none" fo:color="#1d1c1d" style:font-name="Slack-Lato1" fo:font-size="12pt" fo:letter-spacing="normal" fo:font-style="normal" style:text-underline-style="none" fo:font-weight="normal" officeooo:rsid="062a81d9" officeooo:paragraph-rsid="0182eb14" fo:background-color="transparent" style:font-name-asian="Liberation Serif1" style:font-size-asian="12pt" style:font-name-complex="Liberation Serif1" style:font-size-complex="12pt"/>
    </style:style>
    <style:style style:name="P395" style:family="paragraph" style:parent-style-name="Standard">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67e532f" officeooo:paragraph-rsid="0182eb1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396" style:family="paragraph" style:parent-style-name="Standard">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19c1c62" officeooo:paragraph-rsid="019c1c62"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397" style:family="paragraph" style:parent-style-name="Standard">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19d8cc4" officeooo:paragraph-rsid="019d8cc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398" style:family="paragraph" style:parent-style-name="Standard">
      <style:paragraph-properties fo:line-height="100%" fo:text-align="start" style:justify-single-word="false"/>
      <style:text-properties fo:font-variant="normal" fo:text-transform="none" fo:color="#000000" style:font-name="Liberation Serif" fo:font-size="12pt" fo:letter-spacing="normal" fo:font-style="italic" style:text-underline-style="none" fo:font-weight="normal" officeooo:rsid="019d8cc4" officeooo:paragraph-rsid="019d8cc4" fo:background-color="transparent" style:font-name-asian="Liberation Serif1" style:font-size-asian="12pt" style:font-style-asian="italic" style:font-weight-asian="normal" style:font-name-complex="Liberation Serif1" style:font-size-complex="12pt" style:font-style-complex="italic" style:font-weight-complex="normal"/>
    </style:style>
    <style:style style:name="P399" style:family="paragraph" style:parent-style-name="Standard">
      <style:text-properties officeooo:rsid="006144ec" officeooo:paragraph-rsid="006144ec"/>
    </style:style>
    <style:style style:name="P400" style:family="paragraph" style:parent-style-name="Standard">
      <style:text-properties officeooo:paragraph-rsid="00726cd2"/>
    </style:style>
    <style:style style:name="P401" style:family="paragraph" style:parent-style-name="Standard">
      <style:text-properties officeooo:rsid="007ac4b3" officeooo:paragraph-rsid="007ac4b3"/>
    </style:style>
    <style:style style:name="P402" style:family="paragraph" style:parent-style-name="Standard">
      <style:text-properties officeooo:rsid="00977696" officeooo:paragraph-rsid="00977696"/>
    </style:style>
    <style:style style:name="P403" style:family="paragraph" style:parent-style-name="Standard">
      <style:text-properties officeooo:rsid="00c04b69" officeooo:paragraph-rsid="00c04b69"/>
    </style:style>
    <style:style style:name="P404" style:family="paragraph" style:parent-style-name="Standard">
      <style:paragraph-properties fo:line-height="100%" fo:text-align="start" style:justify-single-word="false"/>
      <style:text-properties officeooo:paragraph-rsid="011092b5"/>
    </style:style>
    <style:style style:name="P405" style:family="paragraph" style:parent-style-name="Standard">
      <style:paragraph-properties fo:line-height="100%" fo:text-align="start" style:justify-single-word="false"/>
      <style:text-properties officeooo:paragraph-rsid="0182eb14"/>
    </style:style>
    <style:style style:name="P406" style:family="paragraph" style:parent-style-name="Standard">
      <style:text-properties officeooo:rsid="015bb3f3" officeooo:paragraph-rsid="015bb3f3"/>
    </style:style>
    <style:style style:name="P407" style:family="paragraph" style:parent-style-name="Standard">
      <style:text-properties officeooo:rsid="015dcefb" officeooo:paragraph-rsid="015dcefb"/>
    </style:style>
    <style:style style:name="P408" style:family="paragraph" style:parent-style-name="Standard">
      <style:text-properties officeooo:rsid="0160466e" officeooo:paragraph-rsid="0160466e"/>
    </style:style>
    <style:style style:name="P409" style:family="paragraph" style:parent-style-name="Standard">
      <style:text-properties officeooo:rsid="017bba56" officeooo:paragraph-rsid="017bba56"/>
    </style:style>
    <style:style style:name="P410" style:family="paragraph" style:parent-style-name="Standard">
      <style:text-properties officeooo:rsid="01800b4c" officeooo:paragraph-rsid="01800b4c"/>
    </style:style>
    <style:style style:name="P411" style:family="paragraph" style:parent-style-name="Standard">
      <style:paragraph-properties fo:line-height="100%" fo:text-align="start" style:justify-single-word="false"/>
      <style:text-properties fo:font-size="12pt" officeooo:rsid="05ff8cd9" officeooo:paragraph-rsid="0182eb14" style:font-size-asian="12pt" style:font-size-complex="12pt"/>
    </style:style>
    <style:style style:name="P412" style:family="paragraph" style:parent-style-name="Standard">
      <style:text-properties officeooo:rsid="01a6cc7b" officeooo:paragraph-rsid="01a6b2d7"/>
    </style:style>
    <style:style style:name="P413" style:family="paragraph" style:parent-style-name="Standard">
      <style:text-properties officeooo:paragraph-rsid="01f4cfff"/>
    </style:style>
    <style:style style:name="P414" style:family="paragraph" style:parent-style-name="Standard">
      <style:text-properties officeooo:rsid="020d66bf" officeooo:paragraph-rsid="020d66bf"/>
    </style:style>
    <style:style style:name="P415" style:family="paragraph" style:parent-style-name="Standard">
      <style:text-properties officeooo:rsid="022e2b4d" officeooo:paragraph-rsid="022e2b4d"/>
    </style:style>
    <style:style style:name="P416" style:family="paragraph" style:parent-style-name="Standard">
      <style:text-properties officeooo:rsid="0231d83d" officeooo:paragraph-rsid="0231d83d"/>
    </style:style>
    <style:style style:name="P417" style:family="paragraph" style:parent-style-name="Standard">
      <style:text-properties officeooo:rsid="0235db24" officeooo:paragraph-rsid="0235db24"/>
    </style:style>
    <style:style style:name="P418" style:family="paragraph" style:parent-style-name="Standard">
      <style:text-properties officeooo:rsid="0262d37a" officeooo:paragraph-rsid="0262d37a"/>
    </style:style>
    <style:style style:name="P419" style:family="paragraph" style:parent-style-name="Standard">
      <style:text-properties officeooo:rsid="027abe85" officeooo:paragraph-rsid="027abe85"/>
    </style:style>
    <style:style style:name="P420" style:family="paragraph" style:parent-style-name="Standard">
      <style:text-properties officeooo:rsid="029cca25" officeooo:paragraph-rsid="029cca25"/>
    </style:style>
    <style:style style:name="P421" style:family="paragraph" style:parent-style-name="Standard">
      <style:text-properties officeooo:rsid="02c85842" officeooo:paragraph-rsid="02c85842"/>
    </style:style>
    <style:style style:name="P422" style:family="paragraph" style:parent-style-name="Standard">
      <style:text-properties officeooo:rsid="031cbfca" officeooo:paragraph-rsid="03936e12"/>
    </style:style>
    <style:style style:name="P423" style:family="paragraph" style:parent-style-name="Standard">
      <style:text-properties officeooo:rsid="031dce75" officeooo:paragraph-rsid="03936e12"/>
    </style:style>
    <style:style style:name="P424" style:family="paragraph" style:parent-style-name="Standard">
      <style:text-properties officeooo:paragraph-rsid="03736e64"/>
    </style:style>
    <style:style style:name="P425" style:family="paragraph" style:parent-style-name="Standard">
      <style:text-properties officeooo:rsid="037bcf6f" officeooo:paragraph-rsid="037bcf6f"/>
    </style:style>
    <style:style style:name="P426" style:family="paragraph" style:parent-style-name="Standard">
      <style:text-properties officeooo:paragraph-rsid="038a6a36"/>
    </style:style>
    <style:style style:name="P427" style:family="paragraph" style:parent-style-name="Standard">
      <style:text-properties officeooo:rsid="03baa30f" officeooo:paragraph-rsid="03baa30f"/>
    </style:style>
    <style:style style:name="P428" style:family="paragraph" style:parent-style-name="Standard">
      <style:paragraph-properties fo:break-before="page"/>
      <style:text-properties fo:font-variant="normal" fo:text-transform="none" style:use-window-font-color="true" style:font-name="Liberation Serif" fo:font-size="11pt" fo:letter-spacing="normal" fo:font-style="normal" style:text-underline-style="none" fo:font-weight="normal" officeooo:rsid="008257a8" officeooo:paragraph-rsid="008257a8" style:font-size-asian="11pt" style:font-size-complex="11pt"/>
    </style:style>
    <style:style style:name="P429" style:family="paragraph" style:parent-style-name="Standard">
      <style:paragraph-properties fo:break-before="page"/>
      <style:text-properties fo:font-variant="normal" fo:text-transform="none" style:use-window-font-color="true" style:font-name="Liberation Serif" fo:font-size="11pt" fo:letter-spacing="normal" fo:font-style="normal" style:text-underline-style="none" fo:font-weight="normal" officeooo:rsid="01a6b2d7" officeooo:paragraph-rsid="01a6b2d7" fo:background-color="transparent" style:font-size-asian="11pt" style:font-size-complex="11pt"/>
    </style:style>
    <style:style style:name="P430" style:family="paragraph" style:parent-style-name="Standard">
      <style:paragraph-properties fo:break-before="page"/>
      <style:text-properties fo:font-variant="normal" fo:text-transform="none" fo:color="#c9211e" style:font-name="Liberation Serif" fo:font-size="11pt" fo:letter-spacing="normal" fo:font-style="normal" style:text-underline-style="none" fo:font-weight="normal" officeooo:rsid="015b7170" officeooo:paragraph-rsid="015b7170" fo:background-color="transparent" style:font-size-asian="11pt" style:font-size-complex="11pt"/>
    </style:style>
    <style:style style:name="P431" style:family="paragraph" style:parent-style-name="Standard">
      <style:paragraph-properties fo:break-before="page"/>
      <style:text-properties fo:font-variant="normal" fo:text-transform="none" fo:color="#c9211e" style:font-name="Liberation Serif" fo:font-size="11pt" fo:letter-spacing="normal" fo:font-style="normal" style:text-underline-style="none" fo:font-weight="normal" officeooo:rsid="020892d0" officeooo:paragraph-rsid="020892d0" fo:background-color="transparent" style:font-size-asian="11pt" style:font-size-complex="11pt"/>
    </style:style>
    <style:style style:name="P432" style:family="paragraph" style:parent-style-name="Standard">
      <style:paragraph-properties fo:break-before="page"/>
      <style:text-properties fo:font-variant="normal" fo:text-transform="none" fo:color="#c9211e" style:font-name="Liberation Serif" fo:font-size="11pt" fo:letter-spacing="normal" fo:font-style="normal" style:text-underline-style="none" fo:font-weight="normal" officeooo:rsid="031bffd6" officeooo:paragraph-rsid="033ab65e" fo:background-color="transparent" style:font-size-asian="11pt" style:font-size-complex="11pt"/>
    </style:style>
    <style:style style:name="P433" style:family="paragraph" style:parent-style-name="Standard">
      <style:paragraph-properties fo:break-before="page"/>
      <style:text-properties fo:font-variant="normal" fo:text-transform="none" fo:color="#c9211e" style:font-name="Liberation Serif" fo:font-size="11pt" fo:letter-spacing="normal" fo:font-style="normal" style:text-underline-style="none" fo:font-weight="normal" officeooo:rsid="0365d539" officeooo:paragraph-rsid="0365d539" fo:background-color="transparent" style:font-size-asian="11pt" style:font-size-complex="11pt"/>
    </style:style>
    <style:style style:name="P434" style:family="paragraph" style:parent-style-name="Standard">
      <style:paragraph-properties fo:break-before="page"/>
      <style:text-properties fo:font-variant="normal" fo:text-transform="none" fo:color="#c9211e" style:font-name="Liberation Serif" fo:font-size="11pt" fo:letter-spacing="normal" fo:font-style="normal" style:text-underline-style="none" fo:font-weight="normal" officeooo:rsid="03d8072a" officeooo:paragraph-rsid="03d8072a" fo:background-color="transparent" style:font-size-asian="11pt" style:font-size-complex="11pt"/>
    </style:style>
    <style:style style:name="P435" style:family="paragraph" style:parent-style-name="Standard">
      <style:paragraph-properties fo:break-before="page"/>
      <style:text-properties style:use-window-font-color="true" officeooo:rsid="002af599" officeooo:paragraph-rsid="002af599"/>
    </style:style>
    <style:style style:name="P436" style:family="paragraph" style:parent-style-name="Standard">
      <style:paragraph-properties fo:break-before="page"/>
      <style:text-properties style:use-window-font-color="true" officeooo:rsid="00c38d7a" officeooo:paragraph-rsid="00c38d7a"/>
    </style:style>
    <style:style style:name="P437" style:family="paragraph" style:parent-style-name="Standard">
      <style:paragraph-properties fo:break-before="page"/>
      <style:text-properties style:use-window-font-color="true" fo:font-size="11pt" style:text-underline-style="none" officeooo:rsid="00b63648" officeooo:paragraph-rsid="00b63648" style:font-size-asian="11pt" style:font-size-complex="11pt"/>
    </style:style>
    <style:style style:name="P438" style:family="paragraph" style:parent-style-name="Standard">
      <style:paragraph-properties fo:break-before="page"/>
      <style:text-properties style:use-window-font-color="true" fo:font-size="11pt" style:text-underline-style="none" officeooo:rsid="0151c259" officeooo:paragraph-rsid="0151c259" style:font-size-asian="11pt" style:font-size-complex="11pt"/>
    </style:style>
    <style:style style:name="P439" style:family="paragraph" style:parent-style-name="Standard">
      <style:paragraph-properties fo:break-before="page"/>
      <style:text-properties style:use-window-font-color="true" fo:font-size="11pt" style:text-underline-style="none" officeooo:rsid="0276d1a0" officeooo:paragraph-rsid="0276d1a0" style:font-size-asian="11pt" style:font-size-complex="11pt"/>
    </style:style>
    <style:style style:name="P440" style:family="paragraph" style:parent-style-name="Standard">
      <style:paragraph-properties fo:break-before="page"/>
      <style:text-properties style:use-window-font-color="true" officeooo:rsid="01e2069f" officeooo:paragraph-rsid="01e2069f"/>
    </style:style>
    <style:style style:name="P441" style:family="paragraph" style:parent-style-name="Standard">
      <style:paragraph-properties fo:break-before="page"/>
      <style:text-properties officeooo:rsid="02d3c4a8" officeooo:paragraph-rsid="02d3c4a8"/>
    </style:style>
    <style:style style:name="P442" style:family="paragraph" style:parent-style-name="Standard">
      <style:paragraph-properties fo:break-before="page"/>
      <style:text-properties officeooo:paragraph-rsid="0335868c"/>
    </style:style>
    <style:style style:name="P443" style:family="paragraph" style:parent-style-name="Endnote">
      <style:paragraph-properties fo:margin-left="0cm" fo:margin-right="0cm" fo:text-indent="0cm" style:auto-text-indent="false"/>
      <style:text-properties officeooo:rsid="0041981a" officeooo:paragraph-rsid="0041981a"/>
    </style:style>
    <style:style style:name="P444" style:family="paragraph" style:parent-style-name="Text_20_body">
      <style:paragraph-properties fo:line-height="100%" fo:text-align="start" style:justify-single-word="false"/>
      <style:text-properties fo:font-variant="normal" fo:text-transform="none" fo:color="#202124" style:font-name="dejavu sans mono" fo:font-size="8.25pt" fo:letter-spacing="normal" fo:font-style="normal" style:text-underline-style="none" fo:font-weight="normal" officeooo:rsid="00d044ac" officeooo:paragraph-rsid="00d044ac" fo:background-color="transparent" style:font-name-asian="Liberation Serif1" style:font-size-asian="12pt" style:font-name-complex="Liberation Serif1" style:font-size-complex="12pt"/>
    </style:style>
    <style:style style:name="P445" style:family="paragraph" style:parent-style-name="Text_20_body">
      <style:paragraph-properties fo:line-height="100%" fo:text-align="start" style:justify-single-word="false"/>
      <style:text-properties fo:font-variant="normal" fo:text-transform="none" fo:color="#000000" style:font-name="dejavu sans mono" fo:font-size="8.25pt" fo:letter-spacing="normal" fo:font-style="italic" style:text-underline-style="none" fo:font-weight="normal" officeooo:rsid="00d52aea" officeooo:paragraph-rsid="00d52aea" fo:background-color="transparent" style:font-name-asian="Liberation Serif1" style:font-size-asian="12pt" style:font-name-complex="Liberation Serif1" style:font-size-complex="12pt"/>
    </style:style>
    <style:style style:name="P446" style:family="paragraph" style:parent-style-name="Text_20_body">
      <style:paragraph-properties fo:line-height="100%" fo:text-align="start" style:justify-single-word="false"/>
      <style:text-properties fo:font-variant="normal" fo:text-transform="none" fo:color="#000000" style:font-name="dejavu sans mono" fo:font-size="11pt" fo:letter-spacing="normal" fo:font-style="italic" style:text-underline-style="none" fo:font-weight="normal" officeooo:rsid="00d391ae" officeooo:paragraph-rsid="00d391ae" fo:background-color="transparent" style:font-name-asian="Liberation Serif1" style:font-size-asian="11pt" style:font-name-complex="Liberation Serif1" style:font-size-complex="11pt"/>
    </style:style>
    <style:style style:name="P447" style:family="paragraph" style:parent-style-name="Table_20_Contents">
      <style:text-properties style:font-name="Liberation Serif" fo:font-size="11pt" style:font-size-asian="11pt" style:font-size-complex="11pt"/>
    </style:style>
    <style:style style:name="P448" style:family="paragraph" style:parent-style-name="Table_20_Contents">
      <style:text-properties style:font-name="Liberation Serif" fo:font-size="11pt" officeooo:rsid="013714e8" officeooo:paragraph-rsid="013714e8" style:font-size-asian="11pt" style:font-size-complex="11pt"/>
    </style:style>
    <style:style style:name="P449" style:family="paragraph" style:parent-style-name="Table_20_Contents">
      <style:text-properties style:font-name="Liberation Serif" fo:font-size="11pt" officeooo:rsid="013775ec" officeooo:paragraph-rsid="013775ec" style:font-size-asian="11pt" style:font-size-complex="11pt"/>
    </style:style>
    <style:style style:name="P450" style:family="paragraph" style:parent-style-name="Table_20_Contents">
      <style:text-properties style:font-name="Liberation Serif" fo:font-size="11pt" officeooo:rsid="0139bf46" officeooo:paragraph-rsid="0139bf46" style:font-size-asian="11pt" style:font-size-complex="11pt"/>
    </style:style>
    <style:style style:name="P451" style:family="paragraph" style:parent-style-name="Table_20_Contents">
      <style:text-properties officeooo:paragraph-rsid="013714e8"/>
    </style:style>
    <style:style style:name="P452" style:family="paragraph" style:parent-style-name="Standard" style:list-style-name="L1">
      <style:text-properties fo:color="#c9211e" fo:font-size="11pt" officeooo:rsid="014f3715" officeooo:paragraph-rsid="014f3715" style:font-size-asian="11pt" style:font-size-complex="11pt"/>
    </style:style>
    <style:style style:name="P453" style:family="paragraph" style:parent-style-name="Standard" style:list-style-name="L1">
      <style:text-properties fo:color="#c9211e" fo:font-size="11pt" officeooo:rsid="014f3c79" officeooo:paragraph-rsid="014f3c79" style:font-size-asian="11pt" style:font-size-complex="11pt"/>
    </style:style>
    <style:style style:name="P454" style:family="paragraph" style:parent-style-name="Standard" style:list-style-name="L1">
      <style:text-properties fo:color="#c9211e" fo:font-size="11pt" officeooo:rsid="00034ec6" officeooo:paragraph-rsid="00034ec6" style:font-size-asian="11pt" style:font-size-complex="11pt"/>
    </style:style>
    <style:style style:name="P455" style:family="paragraph" style:parent-style-name="Standard" style:list-style-name="L1">
      <style:text-properties fo:color="#c9211e" fo:font-size="11pt" style:text-underline-style="none" officeooo:rsid="00048d2f" officeooo:paragraph-rsid="00048d2f" style:font-size-asian="11pt" style:font-size-complex="11pt"/>
    </style:style>
    <style:style style:name="P456" style:family="paragraph" style:parent-style-name="Standard" style:list-style-name="L1">
      <style:text-properties fo:color="#c9211e" fo:font-size="11pt" style:text-underline-style="none" officeooo:rsid="0009f9c0" officeooo:paragraph-rsid="0009f9c0" style:font-size-asian="11pt" style:font-size-complex="11pt"/>
    </style:style>
    <style:style style:name="P457" style:family="paragraph" style:parent-style-name="Standard" style:list-style-name="L1">
      <style:text-properties fo:color="#c9211e" fo:font-size="11pt" style:text-underline-style="none" officeooo:rsid="01405ef4" officeooo:paragraph-rsid="01405ef4" style:font-size-asian="11pt" style:font-size-complex="11pt"/>
    </style:style>
    <style:style style:name="P458" style:family="paragraph" style:parent-style-name="Standard" style:list-style-name="L1">
      <style:text-properties fo:color="#c9211e" fo:font-size="11pt" style:text-underline-style="none" officeooo:rsid="00095fba" officeooo:paragraph-rsid="00095fba" style:font-size-asian="11pt" style:font-size-complex="11pt"/>
    </style:style>
    <style:style style:name="P459" style:family="paragraph" style:parent-style-name="Standard" style:list-style-name="L1">
      <style:text-properties fo:color="#c9211e" fo:font-size="11pt" style:text-underline-style="none" officeooo:rsid="000cda47" officeooo:paragraph-rsid="000cda47" style:font-size-asian="11pt" style:font-size-complex="11pt"/>
    </style:style>
    <style:style style:name="P460" style:family="paragraph" style:parent-style-name="Standard" style:list-style-name="L6">
      <style:text-properties fo:color="#c9211e" fo:font-size="11pt" style:text-underline-style="none" officeooo:rsid="00282b8b" officeooo:paragraph-rsid="0143ccae" style:font-size-asian="11pt" style:font-size-complex="11pt"/>
    </style:style>
    <style:style style:name="P461" style:family="paragraph" style:parent-style-name="Standard" style:list-style-name="L6">
      <style:text-properties fo:color="#c9211e" fo:font-size="11pt" style:text-underline-style="none" officeooo:rsid="0143ccae" officeooo:paragraph-rsid="0143ccae" style:font-size-asian="11pt" style:font-size-complex="11pt"/>
    </style:style>
    <style:style style:name="P462" style:family="paragraph" style:parent-style-name="Standard" style:list-style-name="L6">
      <style:text-properties fo:color="#c9211e" fo:font-size="11pt" style:text-underline-style="none" officeooo:rsid="0143ce86" officeooo:paragraph-rsid="0143ce86" style:font-size-asian="11pt" style:font-size-complex="11pt"/>
    </style:style>
    <style:style style:name="P463" style:family="paragraph" style:parent-style-name="Standard" style:list-style-name="L9">
      <style:text-properties fo:color="#c9211e" fo:font-size="11pt" style:text-underline-style="none" officeooo:rsid="0041981a" officeooo:paragraph-rsid="0041981a" style:font-size-asian="11pt" style:font-size-complex="11pt"/>
    </style:style>
    <style:style style:name="P464" style:family="paragraph" style:parent-style-name="Standard" style:list-style-name="L10">
      <style:text-properties fo:color="#c9211e" fo:font-size="11pt" style:text-underline-style="none" officeooo:rsid="014c75fc" officeooo:paragraph-rsid="014c75fc" style:font-size-asian="11pt" style:font-size-complex="11pt"/>
    </style:style>
    <style:style style:name="P465" style:family="paragraph" style:parent-style-name="Standard" style:list-style-name="L11">
      <style:text-properties fo:color="#c9211e" fo:font-size="11pt" style:text-underline-style="none" officeooo:rsid="014c75fc" officeooo:paragraph-rsid="014c75fc" style:font-size-asian="11pt" style:font-size-complex="11pt"/>
    </style:style>
    <style:style style:name="P466" style:family="paragraph" style:parent-style-name="Standard" style:list-style-name="L12">
      <style:text-properties fo:color="#c9211e" fo:font-size="11pt" style:text-underline-style="none" officeooo:rsid="0042fc20" officeooo:paragraph-rsid="0042fc20" style:font-size-asian="11pt" style:font-size-complex="11pt"/>
    </style:style>
    <style:style style:name="P467" style:family="paragraph" style:parent-style-name="Standard" style:list-style-name="L13">
      <style:text-properties fo:color="#c9211e" fo:font-size="11pt" style:text-underline-style="none" officeooo:rsid="00440229" officeooo:paragraph-rsid="0046b156" style:font-size-asian="11pt" style:font-size-complex="11pt"/>
    </style:style>
    <style:style style:name="P468" style:family="paragraph" style:parent-style-name="Standard" style:list-style-name="L13">
      <style:text-properties fo:color="#c9211e" fo:font-size="11pt" style:text-underline-style="none" officeooo:rsid="0046b156" officeooo:paragraph-rsid="0046b156" style:font-size-asian="11pt" style:font-size-complex="11pt"/>
    </style:style>
    <style:style style:name="P469" style:family="paragraph" style:parent-style-name="Standard" style:list-style-name="L167">
      <style:text-properties fo:color="#c9211e" style:font-name="Liberation Serif" fo:font-size="11pt" fo:font-weight="normal" officeooo:paragraph-rsid="025df980" fo:background-color="transparent"/>
    </style:style>
    <style:style style:name="P470" style:family="paragraph" style:parent-style-name="Standard" style:list-style-name="L201">
      <style:text-properties fo:color="#c9211e" style:font-name="Liberation Serif" fo:font-size="10.5pt" officeooo:paragraph-rsid="02d3c4a8" style:font-size-asian="10.5pt" style:font-size-complex="10.5pt"/>
    </style:style>
    <style:style style:name="P471" style:family="paragraph" style:parent-style-name="Standard" style:list-style-name="L201">
      <style:text-properties fo:color="#c9211e" style:font-name="Liberation Serif" fo:font-size="10.5pt" officeooo:rsid="02d5f048" officeooo:paragraph-rsid="02d5f048" style:font-size-asian="10.5pt" style:font-size-complex="10.5pt"/>
    </style:style>
    <style:style style:name="P472" style:family="paragraph" style:parent-style-name="Standard" style:list-style-name="L1">
      <style:text-properties style:use-window-font-color="true" fo:font-size="11pt" officeooo:rsid="00034ec6" officeooo:paragraph-rsid="00034ec6" style:font-size-asian="11pt" style:font-size-complex="11pt"/>
    </style:style>
    <style:style style:name="P473" style:family="paragraph" style:parent-style-name="Standard" style:list-style-name="L1">
      <style:text-properties style:use-window-font-color="true" fo:font-size="11pt" officeooo:rsid="00048d2f" officeooo:paragraph-rsid="00048d2f" style:font-size-asian="11pt" style:font-size-complex="11pt"/>
    </style:style>
    <style:style style:name="P474" style:family="paragraph" style:parent-style-name="Standard" style:list-style-name="L1">
      <style:text-properties style:use-window-font-color="true" fo:font-size="11pt" officeooo:rsid="00048d2f" officeooo:paragraph-rsid="00146ef4" style:font-size-asian="11pt" style:font-size-complex="11pt"/>
    </style:style>
    <style:style style:name="P475" style:family="paragraph" style:parent-style-name="Standard" style:list-style-name="L1">
      <style:text-properties style:use-window-font-color="true" fo:font-size="11pt" officeooo:rsid="00053c45" officeooo:paragraph-rsid="00053c45" style:font-size-asian="11pt" style:font-size-complex="11pt"/>
    </style:style>
    <style:style style:name="P476" style:family="paragraph" style:parent-style-name="Standard" style:list-style-name="L1">
      <style:text-properties style:use-window-font-color="true" fo:font-size="11pt" officeooo:paragraph-rsid="00053c45" style:font-size-asian="11pt" style:font-size-complex="11pt"/>
    </style:style>
    <style:style style:name="P477" style:family="paragraph" style:parent-style-name="Standard" style:list-style-name="L1">
      <style:text-properties style:use-window-font-color="true" fo:font-size="11pt" style:text-underline-style="none" officeooo:rsid="000cda47" officeooo:paragraph-rsid="000cda47" style:font-size-asian="11pt" style:font-size-complex="11pt"/>
    </style:style>
    <style:style style:name="P478" style:family="paragraph" style:parent-style-name="Standard" style:list-style-name="L1">
      <style:text-properties style:use-window-font-color="true" fo:font-size="11pt" style:text-underline-style="none" officeooo:rsid="0016cd07" officeooo:paragraph-rsid="0016cd07" style:font-size-asian="11pt" style:font-size-complex="11pt"/>
    </style:style>
    <style:style style:name="P479" style:family="paragraph" style:parent-style-name="Standard" style:list-style-name="L1">
      <style:text-properties style:use-window-font-color="true" fo:font-size="11pt" style:text-underline-style="none" officeooo:rsid="0018c405" officeooo:paragraph-rsid="0018c405" style:font-size-asian="11pt" style:font-size-complex="11pt"/>
    </style:style>
    <style:style style:name="P480" style:family="paragraph" style:parent-style-name="Standard" style:list-style-name="L3">
      <style:text-properties style:use-window-font-color="true" fo:font-size="11pt" style:text-underline-style="none" officeooo:rsid="001b5d94" officeooo:paragraph-rsid="001b5d94" style:font-size-asian="11pt" style:font-size-complex="11pt"/>
    </style:style>
    <style:style style:name="P481" style:family="paragraph" style:parent-style-name="Standard" style:list-style-name="L3">
      <style:text-properties style:use-window-font-color="true" fo:font-size="11pt" style:text-underline-style="none" officeooo:rsid="0145438b" officeooo:paragraph-rsid="0145438b" style:font-size-asian="11pt" style:font-size-complex="11pt"/>
    </style:style>
    <style:style style:name="P482" style:family="paragraph" style:parent-style-name="Standard" style:list-style-name="L4">
      <style:text-properties style:use-window-font-color="true" fo:font-size="11pt" style:text-underline-style="none" officeooo:rsid="001c887c" officeooo:paragraph-rsid="001c887c" style:font-size-asian="11pt" style:font-size-complex="11pt"/>
    </style:style>
    <style:style style:name="P483" style:family="paragraph" style:parent-style-name="Standard" style:list-style-name="L5">
      <style:text-properties style:use-window-font-color="true" fo:font-size="11pt" style:text-underline-style="none" officeooo:rsid="013d5c2b" officeooo:paragraph-rsid="013d5c2b" style:font-size-asian="11pt" style:font-size-complex="11pt"/>
    </style:style>
    <style:style style:name="P484" style:family="paragraph" style:parent-style-name="Standard" style:list-style-name="L5">
      <style:text-properties style:use-window-font-color="true" fo:font-size="11pt" style:text-underline-style="none" officeooo:rsid="013e76a7" officeooo:paragraph-rsid="013e76a7" style:font-size-asian="11pt" style:font-size-complex="11pt"/>
    </style:style>
    <style:style style:name="P485" style:family="paragraph" style:parent-style-name="Standard" style:list-style-name="L6">
      <style:text-properties style:use-window-font-color="true" fo:font-size="11pt" style:text-underline-style="none" officeooo:rsid="00228731" officeooo:paragraph-rsid="00299fbc" style:font-size-asian="11pt" style:font-size-complex="11pt"/>
    </style:style>
    <style:style style:name="P486" style:family="paragraph" style:parent-style-name="Standard" style:list-style-name="L7">
      <style:text-properties style:use-window-font-color="true" fo:font-size="11pt" style:text-underline-style="none" officeooo:rsid="002e7621" officeooo:paragraph-rsid="002e7621" style:font-size-asian="11pt" style:font-size-complex="11pt"/>
    </style:style>
    <style:style style:name="P487" style:family="paragraph" style:parent-style-name="Standard" style:list-style-name="L7">
      <style:text-properties style:use-window-font-color="true" fo:font-size="11pt" style:text-underline-style="none" officeooo:rsid="0031a1cb" officeooo:paragraph-rsid="0031a1cb" style:font-size-asian="11pt" style:font-size-complex="11pt"/>
    </style:style>
    <style:style style:name="P488" style:family="paragraph" style:parent-style-name="Standard" style:list-style-name="L7">
      <style:text-properties style:use-window-font-color="true" fo:font-size="11pt" style:text-underline-style="none" officeooo:rsid="00337d93" officeooo:paragraph-rsid="00337d93" style:font-size-asian="11pt" style:font-size-complex="11pt"/>
    </style:style>
    <style:style style:name="P489" style:family="paragraph" style:parent-style-name="Standard" style:list-style-name="L8">
      <style:text-properties style:use-window-font-color="true" fo:font-size="11pt" style:text-underline-style="none" officeooo:rsid="00385dab" officeooo:paragraph-rsid="00385dab" style:font-size-asian="11pt" style:font-size-complex="11pt"/>
    </style:style>
    <style:style style:name="P490" style:family="paragraph" style:parent-style-name="Standard" style:list-style-name="L8">
      <style:text-properties style:use-window-font-color="true" fo:font-size="11pt" style:text-underline-style="none" officeooo:rsid="00395e50" officeooo:paragraph-rsid="00395e50" style:font-size-asian="11pt" style:font-size-complex="11pt"/>
    </style:style>
    <style:style style:name="P491" style:family="paragraph" style:parent-style-name="Standard" style:list-style-name="L9">
      <style:text-properties style:use-window-font-color="true" fo:font-size="11pt" style:text-underline-style="none" officeooo:rsid="00302521" officeooo:paragraph-rsid="00302521" style:font-size-asian="11pt" style:font-size-complex="11pt"/>
    </style:style>
    <style:style style:name="P492" style:family="paragraph" style:parent-style-name="Standard" style:list-style-name="L9">
      <style:text-properties style:use-window-font-color="true" fo:font-size="11pt" style:text-underline-style="none" officeooo:rsid="0041981a" officeooo:paragraph-rsid="0041981a" style:font-size-asian="11pt" style:font-size-complex="11pt"/>
    </style:style>
    <style:style style:name="P493" style:family="paragraph" style:parent-style-name="Standard" style:list-style-name="L290">
      <style:text-properties style:use-window-font-color="true" fo:font-size="11pt" style:text-underline-style="none" officeooo:rsid="01e2069f" officeooo:paragraph-rsid="01e2069f" style:font-size-asian="11pt" style:font-size-complex="11pt"/>
    </style:style>
    <style:style style:name="P494" style:family="paragraph" style:parent-style-name="Standard" style:list-style-name="L298">
      <style:text-properties style:use-window-font-color="true" fo:font-size="11pt" style:text-underline-style="none" officeooo:rsid="002af599" officeooo:paragraph-rsid="002af599" style:font-size-asian="11pt" style:font-size-complex="11pt"/>
    </style:style>
    <style:style style:name="P495" style:family="paragraph" style:parent-style-name="Standard" style:list-style-name="L299">
      <style:paragraph-properties fo:line-height="100%" fo:text-align="start" style:justify-single-word="false"/>
      <style:text-properties style:use-window-font-color="true" fo:font-size="11pt" style:text-underline-style="none" officeooo:rsid="0181275c" officeooo:paragraph-rsid="0181275c" style:font-size-asian="11pt" style:font-size-complex="11pt"/>
    </style:style>
    <style:style style:name="P496" style:family="paragraph" style:parent-style-name="Standard" style:list-style-name="L6">
      <style:text-properties style:use-window-font-color="true" officeooo:paragraph-rsid="001ef0e2"/>
    </style:style>
    <style:style style:name="P497" style:family="paragraph" style:parent-style-name="Standard" style:list-style-name="L6">
      <style:text-properties style:use-window-font-color="true" officeooo:rsid="002045e6" officeooo:paragraph-rsid="002045e6"/>
    </style:style>
    <style:style style:name="P498" style:family="paragraph" style:parent-style-name="Standard" style:list-style-name="L6">
      <style:text-properties style:use-window-font-color="true" officeooo:rsid="00282b8b" officeooo:paragraph-rsid="0143ccae"/>
    </style:style>
    <style:style style:name="P499" style:family="paragraph" style:parent-style-name="Standard" style:list-style-name="L7">
      <style:text-properties style:use-window-font-color="true" officeooo:paragraph-rsid="00367368"/>
    </style:style>
    <style:style style:name="P500" style:family="paragraph" style:parent-style-name="Standard" style:list-style-name="L7">
      <style:text-properties style:use-window-font-color="true" officeooo:paragraph-rsid="002e7621"/>
    </style:style>
    <style:style style:name="P501" style:family="paragraph" style:parent-style-name="Standard" style:list-style-name="L7">
      <style:text-properties style:use-window-font-color="true" officeooo:paragraph-rsid="0035536b"/>
    </style:style>
    <style:style style:name="P502" style:family="paragraph" style:parent-style-name="Standard" style:list-style-name="L8">
      <style:text-properties style:use-window-font-color="true" officeooo:paragraph-rsid="00394d81"/>
    </style:style>
    <style:style style:name="P503" style:family="paragraph" style:parent-style-name="Standard" style:list-style-name="L14">
      <style:text-properties style:use-window-font-color="true" officeooo:paragraph-rsid="0053d9ad"/>
    </style:style>
    <style:style style:name="P504" style:family="paragraph" style:parent-style-name="Standard" style:list-style-name="L24">
      <style:text-properties style:use-window-font-color="true" officeooo:rsid="006144ec" officeooo:paragraph-rsid="006144ec"/>
    </style:style>
    <style:style style:name="P505" style:family="paragraph" style:parent-style-name="Standard" style:list-style-name="L28">
      <style:text-properties style:use-window-font-color="true" officeooo:rsid="0073f286" officeooo:paragraph-rsid="0073f286"/>
    </style:style>
    <style:style style:name="P506" style:family="paragraph" style:parent-style-name="Standard" style:list-style-name="L31">
      <style:text-properties style:use-window-font-color="true" officeooo:rsid="0073f286" officeooo:paragraph-rsid="0073f286"/>
    </style:style>
    <style:style style:name="P507" style:family="paragraph" style:parent-style-name="Standard" style:list-style-name="L29">
      <style:text-properties style:use-window-font-color="true" officeooo:paragraph-rsid="00711e8d"/>
    </style:style>
    <style:style style:name="P508" style:family="paragraph" style:parent-style-name="Standard" style:list-style-name="L29">
      <style:text-properties style:use-window-font-color="true" officeooo:paragraph-rsid="007569b9"/>
    </style:style>
    <style:style style:name="P509" style:family="paragraph" style:parent-style-name="Standard" style:list-style-name="L33">
      <style:text-properties style:use-window-font-color="true" style:font-name="Liberation Serif" fo:font-size="11pt" fo:font-weight="normal" officeooo:paragraph-rsid="0084359c" fo:background-color="transparent" style:font-size-asian="11pt" style:font-size-complex="11pt"/>
    </style:style>
    <style:style style:name="P510" style:family="paragraph" style:parent-style-name="Standard" style:list-style-name="L33">
      <style:text-properties style:use-window-font-color="true" style:font-name="Liberation Serif" fo:font-size="11pt" fo:font-weight="normal" officeooo:paragraph-rsid="0088a8c6" fo:background-color="transparent" style:font-size-asian="11pt" style:font-size-complex="11pt"/>
    </style:style>
    <style:style style:name="P511" style:family="paragraph" style:parent-style-name="Standard" style:list-style-name="L33">
      <style:text-properties style:use-window-font-color="true" style:font-name="Liberation Serif" fo:font-size="11pt" fo:font-weight="normal" officeooo:paragraph-rsid="008a6c55" fo:background-color="transparent" style:font-size-asian="11pt" style:font-size-complex="11pt"/>
    </style:style>
    <style:style style:name="P512" style:family="paragraph" style:parent-style-name="Standard" style:list-style-name="L33">
      <style:text-properties style:use-window-font-color="true" style:font-name="Liberation Serif" fo:font-size="11pt" fo:font-weight="normal" officeooo:paragraph-rsid="008b7dd7" fo:background-color="transparent" style:font-size-asian="11pt" style:font-size-complex="11pt"/>
    </style:style>
    <style:style style:name="P513" style:family="paragraph" style:parent-style-name="Standard" style:list-style-name="L287">
      <style:text-properties style:use-window-font-color="true" style:font-name="Liberation Serif" fo:font-size="11pt" fo:font-weight="normal" officeooo:paragraph-rsid="03e7331d" fo:background-color="transparent" style:font-size-asian="11pt" style:font-size-complex="11pt"/>
    </style:style>
    <style:style style:name="P514" style:family="paragraph" style:parent-style-name="Standard" style:list-style-name="L36">
      <style:text-properties style:use-window-font-color="true" style:font-name="Liberation Serif" fo:font-size="11pt" fo:font-weight="normal" officeooo:paragraph-rsid="009445b5" fo:background-color="transparent"/>
    </style:style>
    <style:style style:name="P515" style:family="paragraph" style:parent-style-name="Standard" style:list-style-name="L260">
      <style:text-properties style:use-window-font-color="true" style:font-name="Liberation Serif" fo:font-size="11pt" fo:font-weight="normal" officeooo:paragraph-rsid="03a177d8" fo:background-color="transparent"/>
    </style:style>
    <style:style style:name="P516" style:family="paragraph" style:parent-style-name="Standard" style:list-style-name="L260">
      <style:text-properties style:use-window-font-color="true" style:font-name="Liberation Serif" fo:font-size="11pt" fo:font-weight="normal" officeooo:rsid="03a177d8" officeooo:paragraph-rsid="03a177d8" fo:background-color="transparent"/>
    </style:style>
    <style:style style:name="P517" style:family="paragraph" style:parent-style-name="Standard" style:list-style-name="L155">
      <style:text-properties style:use-window-font-color="true" style:font-name="Liberation Serif" officeooo:paragraph-rsid="023999ad" fo:background-color="transparent"/>
    </style:style>
    <style:style style:name="P518" style:family="paragraph" style:parent-style-name="Standard" style:list-style-name="L298">
      <style:text-properties style:use-window-font-color="true" style:font-name="Liberation Serif" fo:font-size="10.5pt" style:text-underline-style="none" fo:font-weight="normal" officeooo:rsid="002af599" officeooo:paragraph-rsid="002af599" fo:background-color="transparent" style:font-size-asian="10.5pt" style:font-size-complex="10.5pt"/>
    </style:style>
    <style:style style:name="P519" style:family="paragraph" style:parent-style-name="Standard" style:list-style-name="L37">
      <style:text-properties style:use-window-font-color="true" officeooo:paragraph-rsid="00924937"/>
    </style:style>
    <style:style style:name="P520" style:family="paragraph" style:parent-style-name="Standard" style:list-style-name="L38">
      <style:text-properties style:use-window-font-color="true" officeooo:rsid="009957d6" officeooo:paragraph-rsid="009957d6"/>
    </style:style>
    <style:style style:name="P521" style:family="paragraph" style:parent-style-name="Standard" style:list-style-name="L38">
      <style:text-properties style:use-window-font-color="true" officeooo:rsid="009957d6" officeooo:paragraph-rsid="009957d6" fo:background-color="transparent"/>
    </style:style>
    <style:style style:name="P522" style:family="paragraph" style:parent-style-name="Standard" style:list-style-name="L38">
      <style:text-properties style:use-window-font-color="true" officeooo:paragraph-rsid="009e595f" fo:background-color="transparent"/>
    </style:style>
    <style:style style:name="P523" style:family="paragraph" style:parent-style-name="Standard" style:list-style-name="L46">
      <style:text-properties style:use-window-font-color="true" officeooo:rsid="00b34974" officeooo:paragraph-rsid="00b34974"/>
    </style:style>
    <style:style style:name="P524" style:family="paragraph" style:parent-style-name="Standard" style:list-style-name="L46">
      <style:text-properties style:use-window-font-color="true" officeooo:rsid="00c052a8" officeooo:paragraph-rsid="00c052a8"/>
    </style:style>
    <style:style style:name="P525" style:family="paragraph" style:parent-style-name="Standard" style:list-style-name="L46">
      <style:text-properties style:use-window-font-color="true" officeooo:rsid="00c18156" officeooo:paragraph-rsid="00c18156"/>
    </style:style>
    <style:style style:name="P526" style:family="paragraph" style:parent-style-name="Standard" style:list-style-name="L60">
      <style:text-properties style:use-window-font-color="true" officeooo:rsid="00f2d6c4" officeooo:paragraph-rsid="00f2d6c4"/>
    </style:style>
    <style:style style:name="P527" style:family="paragraph" style:parent-style-name="Standard" style:list-style-name="L61">
      <style:text-properties style:use-window-font-color="true" officeooo:paragraph-rsid="00f7f825"/>
    </style:style>
    <style:style style:name="P528" style:family="paragraph" style:parent-style-name="Standard" style:list-style-name="L61">
      <style:text-properties style:use-window-font-color="true" officeooo:paragraph-rsid="00f98aaa"/>
    </style:style>
    <style:style style:name="P529" style:family="paragraph" style:parent-style-name="Standard" style:list-style-name="L62">
      <style:text-properties style:use-window-font-color="true" officeooo:rsid="0100a2ed" officeooo:paragraph-rsid="0100a2ed"/>
    </style:style>
    <style:style style:name="P530" style:family="paragraph" style:parent-style-name="Standard" style:list-style-name="L66">
      <style:text-properties style:use-window-font-color="true" officeooo:paragraph-rsid="010fa5dd"/>
    </style:style>
    <style:style style:name="P531" style:family="paragraph" style:parent-style-name="Standard" style:list-style-name="L72">
      <style:text-properties style:use-window-font-color="true" officeooo:paragraph-rsid="015dcefb"/>
    </style:style>
    <style:style style:name="P532" style:family="paragraph" style:parent-style-name="Standard" style:list-style-name="L76">
      <style:text-properties style:use-window-font-color="true" officeooo:rsid="01669554" officeooo:paragraph-rsid="01669554"/>
    </style:style>
    <style:style style:name="P533" style:family="paragraph" style:parent-style-name="Standard" style:list-style-name="L99">
      <style:text-properties style:use-window-font-color="true" officeooo:paragraph-rsid="01889a11"/>
    </style:style>
    <style:style style:name="P534" style:family="paragraph" style:parent-style-name="Standard" style:list-style-name="L113">
      <style:text-properties style:use-window-font-color="true" officeooo:paragraph-rsid="01a6b2d7"/>
    </style:style>
    <style:style style:name="P535" style:family="paragraph" style:parent-style-name="Standard" style:list-style-name="L135">
      <style:text-properties style:use-window-font-color="true" officeooo:paragraph-rsid="01f83726"/>
    </style:style>
    <style:style style:name="P536" style:family="paragraph" style:parent-style-name="Standard" style:list-style-name="L136">
      <style:text-properties style:use-window-font-color="true" officeooo:paragraph-rsid="01f883fa"/>
    </style:style>
    <style:style style:name="P537" style:family="paragraph" style:parent-style-name="Standard" style:list-style-name="L140">
      <style:text-properties style:use-window-font-color="true" officeooo:rsid="021a6d95" officeooo:paragraph-rsid="021a6d95"/>
    </style:style>
    <style:style style:name="P538" style:family="paragraph" style:parent-style-name="Standard" style:list-style-name="L142">
      <style:text-properties style:use-window-font-color="true" officeooo:rsid="021e4c1a" officeooo:paragraph-rsid="021e4c1a"/>
    </style:style>
    <style:style style:name="P539" style:family="paragraph" style:parent-style-name="Standard" style:list-style-name="L142">
      <style:text-properties style:use-window-font-color="true" officeooo:rsid="02217e06" officeooo:paragraph-rsid="02217e06"/>
    </style:style>
    <style:style style:name="P540" style:family="paragraph" style:parent-style-name="Standard" style:list-style-name="L145">
      <style:text-properties style:use-window-font-color="true" officeooo:rsid="02194d7a" officeooo:paragraph-rsid="02194d7a"/>
    </style:style>
    <style:style style:name="P541" style:family="paragraph" style:parent-style-name="Standard" style:list-style-name="L149">
      <style:text-properties style:use-window-font-color="true" officeooo:rsid="0210a586" officeooo:paragraph-rsid="0210a586"/>
    </style:style>
    <style:style style:name="P542" style:family="paragraph" style:parent-style-name="Standard" style:list-style-name="L149">
      <style:text-properties style:use-window-font-color="true" officeooo:rsid="0226666f" officeooo:paragraph-rsid="0226666f"/>
    </style:style>
    <style:style style:name="P543" style:family="paragraph" style:parent-style-name="Standard" style:list-style-name="L157">
      <style:text-properties style:use-window-font-color="true" officeooo:paragraph-rsid="023f23d2"/>
    </style:style>
    <style:style style:name="P544" style:family="paragraph" style:parent-style-name="Standard" style:list-style-name="L157">
      <style:text-properties style:use-window-font-color="true" officeooo:rsid="0247c6b4" officeooo:paragraph-rsid="0247c6b4"/>
    </style:style>
    <style:style style:name="P545" style:family="paragraph" style:parent-style-name="Standard" style:list-style-name="L199">
      <style:text-properties style:use-window-font-color="true" officeooo:rsid="02c85842" officeooo:paragraph-rsid="02c85842"/>
    </style:style>
    <style:style style:name="P546" style:family="paragraph" style:parent-style-name="Standard" style:list-style-name="L244">
      <style:text-properties style:use-window-font-color="true" officeooo:paragraph-rsid="03936e12"/>
    </style:style>
    <style:style style:name="P547" style:family="paragraph" style:parent-style-name="Standard" style:list-style-name="L244">
      <style:text-properties style:use-window-font-color="true" officeooo:rsid="0027fc2a" officeooo:paragraph-rsid="03936e12"/>
    </style:style>
    <style:style style:name="P548" style:family="paragraph" style:parent-style-name="Standard" style:list-style-name="L245">
      <style:text-properties style:use-window-font-color="true" officeooo:rsid="031dce75" officeooo:paragraph-rsid="03936e12"/>
    </style:style>
    <style:style style:name="P549" style:family="paragraph" style:parent-style-name="Standard" style:list-style-name="L246">
      <style:text-properties style:use-window-font-color="true" officeooo:paragraph-rsid="03936e12"/>
    </style:style>
    <style:style style:name="P550" style:family="paragraph" style:parent-style-name="Standard" style:list-style-name="L1">
      <style:text-properties fo:font-size="11pt" officeooo:paragraph-rsid="00108e12" style:font-size-asian="11pt" style:font-size-complex="11pt"/>
    </style:style>
    <style:style style:name="P551" style:family="paragraph" style:parent-style-name="Standard" style:list-style-name="L1">
      <style:text-properties fo:font-size="11pt" officeooo:paragraph-rsid="0011cf1e" style:font-size-asian="11pt" style:font-size-complex="11pt"/>
    </style:style>
    <style:style style:name="P552" style:family="paragraph" style:parent-style-name="Standard" style:list-style-name="L1">
      <style:text-properties fo:font-size="11pt" officeooo:paragraph-rsid="00095fba" style:font-size-asian="11pt" style:font-size-complex="11pt"/>
    </style:style>
    <style:style style:name="P553" style:family="paragraph" style:parent-style-name="Standard" style:list-style-name="L1">
      <style:text-properties fo:font-size="11pt" officeooo:rsid="0007a2aa" officeooo:paragraph-rsid="0007a2aa" style:font-size-asian="11pt" style:font-size-complex="11pt"/>
    </style:style>
    <style:style style:name="P554" style:family="paragraph" style:parent-style-name="Standard" style:list-style-name="L1">
      <style:text-properties fo:font-size="11pt" officeooo:rsid="00048d2f" officeooo:paragraph-rsid="00048d2f" style:font-size-asian="11pt" style:font-size-complex="11pt"/>
    </style:style>
    <style:style style:name="P555" style:family="paragraph" style:parent-style-name="Standard" style:list-style-name="L1">
      <style:text-properties fo:font-size="11pt" officeooo:rsid="0009f9c0" officeooo:paragraph-rsid="0009f9c0" style:font-size-asian="11pt" style:font-size-complex="11pt"/>
    </style:style>
    <style:style style:name="P556" style:family="paragraph" style:parent-style-name="Standard" style:list-style-name="L1">
      <style:text-properties fo:font-size="11pt" officeooo:rsid="000ded40" officeooo:paragraph-rsid="000ded40" style:font-size-asian="11pt" style:font-size-complex="11pt"/>
    </style:style>
    <style:style style:name="P557" style:family="paragraph" style:parent-style-name="Standard" style:list-style-name="L2">
      <style:text-properties fo:color="#000000" fo:font-size="11pt" style:text-underline-style="none" officeooo:rsid="0016cd07" officeooo:paragraph-rsid="0016cd07" style:font-size-asian="11pt" style:font-size-complex="11pt"/>
    </style:style>
    <style:style style:name="P558" style:family="paragraph" style:parent-style-name="Standard" style:list-style-name="L3">
      <style:text-properties fo:color="#000000" fo:font-size="11pt" style:text-underline-style="none" officeooo:rsid="0018c405" officeooo:paragraph-rsid="0018c405" style:font-size-asian="11pt" style:font-size-complex="11pt"/>
    </style:style>
    <style:style style:name="P559" style:family="paragraph" style:parent-style-name="Standard" style:list-style-name="L291">
      <style:text-properties fo:color="#000000" style:font-name="Liberation Serif" fo:font-size="12pt" style:text-underline-style="none" fo:font-weight="normal" officeooo:rsid="017bba56" officeooo:paragraph-rsid="017bba56" fo:background-color="transparent" style:font-name-asian="Liberation Serif1" style:font-size-asian="12pt" style:font-name-complex="Liberation Serif1" style:font-size-complex="12pt"/>
    </style:style>
    <style:style style:name="P560" style:family="paragraph" style:parent-style-name="Standard" style:list-style-name="L292">
      <style:paragraph-properties fo:line-height="100%" fo:text-align="start" style:justify-single-word="false"/>
      <style:text-properties fo:color="#000000" style:font-name="Liberation Serif" fo:font-size="12pt" style:text-underline-style="none" fo:font-weight="normal" officeooo:rsid="06a71ff5" officeooo:paragraph-rsid="00cf0f91" fo:background-color="transparent" style:font-name-asian="Liberation Serif1" style:font-size-asian="12pt" style:font-name-complex="Liberation Serif1" style:font-size-complex="12pt"/>
    </style:style>
    <style:style style:name="P561" style:family="paragraph" style:parent-style-name="Standard" style:list-style-name="L292">
      <style:paragraph-properties fo:line-height="100%" fo:text-align="start" style:justify-single-word="false"/>
      <style:text-properties fo:color="#000000" style:font-name="Liberation Serif" fo:font-size="10.5pt" style:text-underline-style="none" fo:font-weight="normal" officeooo:rsid="06a71ff5" officeooo:paragraph-rsid="00cf0f91" fo:background-color="transparent" style:font-name-asian="Liberation Serif1" style:font-size-asian="10.5pt" style:font-name-complex="Liberation Serif1" style:font-size-complex="10.5pt"/>
    </style:style>
    <style:style style:name="P562" style:family="paragraph" style:parent-style-name="Standard" style:list-style-name="L3">
      <style:text-properties officeooo:rsid="001b5d94" officeooo:paragraph-rsid="001b5d94"/>
    </style:style>
    <style:style style:name="P563" style:family="paragraph" style:parent-style-name="Standard" style:list-style-name="L3">
      <style:text-properties fo:color="#ff0000" fo:font-size="11pt" style:text-underline-style="none" officeooo:rsid="01462981" officeooo:paragraph-rsid="01462981" style:font-size-asian="11pt" style:font-size-complex="11pt"/>
    </style:style>
    <style:style style:name="P564" style:family="paragraph" style:parent-style-name="Standard" style:list-style-name="L6">
      <style:text-properties officeooo:paragraph-rsid="002045e6"/>
    </style:style>
    <style:style style:name="P565" style:family="paragraph" style:parent-style-name="Standard" style:list-style-name="L6">
      <style:text-properties officeooo:paragraph-rsid="00299fbc"/>
    </style:style>
    <style:style style:name="P566" style:family="paragraph" style:parent-style-name="Standard" style:list-style-name="L6">
      <style:text-properties officeooo:paragraph-rsid="0143ce86"/>
    </style:style>
    <style:style style:name="P567" style:family="paragraph" style:parent-style-name="Standard" style:list-style-name="L6">
      <style:text-properties officeooo:rsid="00299fbc" officeooo:paragraph-rsid="00299fbc"/>
    </style:style>
    <style:style style:name="P568" style:family="paragraph" style:parent-style-name="Standard" style:list-style-name="L6">
      <style:text-properties officeooo:rsid="0028b662" officeooo:paragraph-rsid="00299fbc"/>
    </style:style>
    <style:style style:name="P569" style:family="paragraph" style:parent-style-name="Standard" style:list-style-name="L13">
      <style:text-properties officeooo:paragraph-rsid="004cb821"/>
    </style:style>
    <style:style style:name="P570" style:family="paragraph" style:parent-style-name="Standard" style:list-style-name="L15">
      <style:text-properties fo:font-variant="normal" fo:text-transform="none" style:use-window-font-color="true" style:font-name="Liberation Serif" fo:font-size="11pt" fo:letter-spacing="normal" fo:font-style="normal" style:text-underline-style="none" fo:font-weight="normal" officeooo:rsid="00555450" officeooo:paragraph-rsid="00555450" style:font-size-asian="11pt" style:font-size-complex="11pt"/>
    </style:style>
    <style:style style:name="P571" style:family="paragraph" style:parent-style-name="Standard" style:list-style-name="L17">
      <style:text-properties fo:font-variant="normal" fo:text-transform="none" style:use-window-font-color="true" style:font-name="Liberation Serif" fo:font-size="11pt" fo:letter-spacing="normal" fo:font-style="normal" style:text-underline-style="none" fo:font-weight="normal" officeooo:rsid="006731bc" officeooo:paragraph-rsid="006731bc" style:font-size-asian="11pt" style:font-size-complex="11pt"/>
    </style:style>
    <style:style style:name="P572" style:family="paragraph" style:parent-style-name="Standard" style:list-style-name="L17">
      <style:text-properties fo:font-variant="normal" fo:text-transform="none" style:use-window-font-color="true" style:font-name="Liberation Serif" fo:font-size="11pt" fo:letter-spacing="normal" fo:font-style="normal" style:text-underline-style="none" fo:font-weight="normal" officeooo:rsid="00680a6e" officeooo:paragraph-rsid="00680a6e" style:font-size-asian="11pt" style:font-size-complex="11pt"/>
    </style:style>
    <style:style style:name="P573" style:family="paragraph" style:parent-style-name="Standard" style:list-style-name="L18">
      <style:text-properties fo:font-variant="normal" fo:text-transform="none" style:use-window-font-color="true" style:font-name="Liberation Serif" fo:font-size="11pt" fo:letter-spacing="normal" fo:font-style="normal" style:text-underline-style="none" fo:font-weight="normal" officeooo:rsid="00580d83" officeooo:paragraph-rsid="00580d83" style:font-size-asian="11pt" style:font-size-complex="11pt"/>
    </style:style>
    <style:style style:name="P574" style:family="paragraph" style:parent-style-name="Standard" style:list-style-name="L19">
      <style:text-properties fo:font-variant="normal" fo:text-transform="none" style:use-window-font-color="true" style:font-name="Liberation Serif" fo:font-size="11pt" fo:letter-spacing="normal" fo:font-style="normal" style:text-underline-style="none" fo:font-weight="normal" officeooo:rsid="00580d83" officeooo:paragraph-rsid="00580d83" style:font-size-asian="11pt" style:font-size-complex="11pt"/>
    </style:style>
    <style:style style:name="P575" style:family="paragraph" style:parent-style-name="Standard" style:list-style-name="L23">
      <style:text-properties fo:font-variant="normal" fo:text-transform="none" style:use-window-font-color="true" style:font-name="Liberation Serif" fo:font-size="11pt" fo:letter-spacing="normal" fo:font-style="normal" style:text-underline-style="none" fo:font-weight="normal" officeooo:rsid="00580d83" officeooo:paragraph-rsid="00580d83" style:font-size-asian="11pt" style:font-size-complex="11pt"/>
    </style:style>
    <style:style style:name="P576" style:family="paragraph" style:parent-style-name="Standard" style:list-style-name="L19">
      <style:text-properties fo:font-variant="normal" fo:text-transform="none" style:use-window-font-color="true" style:font-name="Liberation Serif" fo:font-size="11pt" fo:letter-spacing="normal" fo:font-style="normal" style:text-underline-style="none" fo:font-weight="normal" officeooo:rsid="005a6907" officeooo:paragraph-rsid="005a6907" style:font-size-asian="11pt" style:font-size-complex="11pt"/>
    </style:style>
    <style:style style:name="P577" style:family="paragraph" style:parent-style-name="Standard" style:list-style-name="L22">
      <style:text-properties fo:font-variant="normal" fo:text-transform="none" style:use-window-font-color="true" style:font-name="Liberation Serif" fo:font-size="11pt" fo:letter-spacing="normal" fo:font-style="normal" style:text-underline-style="none" fo:font-weight="normal" officeooo:rsid="005a6907" officeooo:paragraph-rsid="005a6907" style:font-size-asian="11pt" style:font-size-complex="11pt"/>
    </style:style>
    <style:style style:name="P578" style:family="paragraph" style:parent-style-name="Standard" style:list-style-name="L19">
      <style:text-properties fo:font-variant="normal" fo:text-transform="none" style:use-window-font-color="true" style:font-name="Liberation Serif" fo:font-size="11pt" fo:letter-spacing="normal" fo:font-style="normal" style:text-underline-style="none" fo:font-weight="normal" officeooo:rsid="00599d15" officeooo:paragraph-rsid="00599d15" style:font-size-asian="11pt" style:font-size-complex="11pt"/>
    </style:style>
    <style:style style:name="P579" style:family="paragraph" style:parent-style-name="Standard" style:list-style-name="L20">
      <style:text-properties fo:font-variant="normal" fo:text-transform="none" style:use-window-font-color="true" style:font-name="Liberation Serif" fo:font-size="11pt" fo:letter-spacing="normal" fo:font-style="normal" style:text-underline-style="none" fo:font-weight="normal" officeooo:rsid="005c0b26" officeooo:paragraph-rsid="005c0b26" style:font-size-asian="11pt" style:font-size-complex="11pt"/>
    </style:style>
    <style:style style:name="P580" style:family="paragraph" style:parent-style-name="Standard" style:list-style-name="L23">
      <style:text-properties fo:font-variant="normal" fo:text-transform="none" style:use-window-font-color="true" style:font-name="Liberation Serif" fo:font-size="11pt" fo:letter-spacing="normal" fo:font-style="normal" style:text-underline-style="none" fo:font-weight="normal" officeooo:rsid="005c0b26" officeooo:paragraph-rsid="005c0b26" style:font-size-asian="11pt" style:font-size-complex="11pt"/>
    </style:style>
    <style:style style:name="P581" style:family="paragraph" style:parent-style-name="Standard" style:list-style-name="L21">
      <style:text-properties fo:font-variant="normal" fo:text-transform="none" style:use-window-font-color="true" style:font-name="Liberation Serif" fo:font-size="11pt" fo:letter-spacing="normal" fo:font-style="normal" style:text-underline-style="none" fo:font-weight="normal" officeooo:rsid="00633d2e" officeooo:paragraph-rsid="00633d2e" style:font-size-asian="11pt" style:font-size-complex="11pt"/>
    </style:style>
    <style:style style:name="P582" style:family="paragraph" style:parent-style-name="Standard" style:list-style-name="L22">
      <style:text-properties fo:font-variant="normal" fo:text-transform="none" style:use-window-font-color="true" style:font-name="Liberation Serif" fo:font-size="11pt" fo:letter-spacing="normal" fo:font-style="normal" style:text-underline-style="none" fo:font-weight="normal" officeooo:rsid="005cd28a" officeooo:paragraph-rsid="005cd28a" style:font-size-asian="11pt" style:font-size-complex="11pt"/>
    </style:style>
    <style:style style:name="P583" style:family="paragraph" style:parent-style-name="Standard" style:list-style-name="L22">
      <style:text-properties fo:font-variant="normal" fo:text-transform="none" style:use-window-font-color="true" style:font-name="Liberation Serif" fo:font-size="11pt" fo:letter-spacing="normal" fo:font-style="normal" style:text-underline-style="none" fo:font-weight="normal" officeooo:rsid="005a2a82" officeooo:paragraph-rsid="005a2a82" style:font-size-asian="11pt" style:font-size-complex="11pt"/>
    </style:style>
    <style:style style:name="P584" style:family="paragraph" style:parent-style-name="Standard" style:list-style-name="L23">
      <style:text-properties fo:font-variant="normal" fo:text-transform="none" style:use-window-font-color="true" style:font-name="Liberation Serif" fo:font-size="11pt" fo:letter-spacing="normal" fo:font-style="normal" style:text-underline-style="none" fo:font-weight="normal" officeooo:rsid="005e8e54" officeooo:paragraph-rsid="005e8e54" style:font-size-asian="11pt" style:font-size-complex="11pt"/>
    </style:style>
    <style:style style:name="P585" style:family="paragraph" style:parent-style-name="Standard" style:list-style-name="L23">
      <style:text-properties fo:font-variant="normal" fo:text-transform="none" style:use-window-font-color="true" style:font-name="Liberation Serif" fo:font-size="11pt" fo:letter-spacing="normal" fo:font-style="normal" style:text-underline-style="none" fo:font-weight="normal" officeooo:rsid="005f860e" officeooo:paragraph-rsid="005f860e" style:font-size-asian="11pt" style:font-size-complex="11pt"/>
    </style:style>
    <style:style style:name="P586" style:family="paragraph" style:parent-style-name="Standard" style:list-style-name="L24">
      <style:text-properties fo:font-variant="normal" fo:text-transform="none" style:use-window-font-color="true" style:font-name="Liberation Serif" fo:font-size="11pt" fo:letter-spacing="normal" fo:font-style="normal" style:text-underline-style="none" fo:font-weight="normal" officeooo:rsid="006ab193" officeooo:paragraph-rsid="006ab193" style:font-size-asian="11pt" style:font-size-complex="11pt"/>
    </style:style>
    <style:style style:name="P587" style:family="paragraph" style:parent-style-name="Standard" style:list-style-name="L26">
      <style:text-properties fo:font-variant="normal" fo:text-transform="none" style:use-window-font-color="true" style:font-name="Liberation Serif" fo:font-size="11pt" fo:letter-spacing="normal" fo:font-style="normal" style:text-underline-style="none" fo:font-weight="normal" officeooo:rsid="00632560" officeooo:paragraph-rsid="00632560" style:font-size-asian="11pt" style:font-size-complex="11pt"/>
    </style:style>
    <style:style style:name="P588" style:family="paragraph" style:parent-style-name="Standard" style:list-style-name="L27">
      <style:text-properties fo:font-variant="normal" fo:text-transform="none" style:use-window-font-color="true" style:font-name="Liberation Serif" fo:font-size="11pt" fo:letter-spacing="normal" fo:font-style="normal" style:text-underline-style="none" fo:font-weight="normal" officeooo:rsid="006ff72c" officeooo:paragraph-rsid="006ff72c" style:font-size-asian="11pt" style:font-size-complex="11pt"/>
    </style:style>
    <style:style style:name="P589" style:family="paragraph" style:parent-style-name="Standard" style:list-style-name="L28">
      <style:text-properties fo:font-variant="normal" fo:text-transform="none" style:use-window-font-color="true" style:font-name="Liberation Serif" fo:font-size="11pt" fo:letter-spacing="normal" fo:font-style="normal" style:text-underline-style="none" fo:font-weight="normal" officeooo:rsid="00726cd2" officeooo:paragraph-rsid="00726cd2" style:font-size-asian="11pt" style:font-size-complex="11pt"/>
    </style:style>
    <style:style style:name="P590" style:family="paragraph" style:parent-style-name="Standard" style:list-style-name="L32">
      <style:text-properties fo:font-variant="normal" fo:text-transform="none" style:use-window-font-color="true" style:font-name="Liberation Serif" fo:font-size="11pt" fo:letter-spacing="normal" fo:font-style="normal" style:text-underline-style="none" fo:font-weight="normal" officeooo:rsid="0078262d" officeooo:paragraph-rsid="0078262d" style:font-size-asian="11pt" style:font-size-complex="11pt"/>
    </style:style>
    <style:style style:name="P591" style:family="paragraph" style:parent-style-name="Standard" style:list-style-name="L34">
      <style:text-properties fo:font-variant="normal" fo:text-transform="none" style:use-window-font-color="true" style:font-name="Liberation Serif" fo:font-size="11pt" fo:letter-spacing="normal" fo:font-style="normal" style:text-underline-style="none" fo:font-weight="normal" officeooo:rsid="00923b74" officeooo:paragraph-rsid="00923b74" style:font-size-asian="11pt" style:font-size-complex="11pt"/>
    </style:style>
    <style:style style:name="P592" style:family="paragraph" style:parent-style-name="Standard" style:list-style-name="L34">
      <style:text-properties fo:font-variant="normal" fo:text-transform="none" style:use-window-font-color="true" style:font-name="Liberation Serif" fo:font-size="11pt" fo:letter-spacing="normal" fo:font-style="normal" style:text-underline-style="none" fo:font-weight="normal" officeooo:rsid="008257a8" officeooo:paragraph-rsid="008257a8" style:font-size-asian="11pt" style:font-size-complex="11pt"/>
    </style:style>
    <style:style style:name="P593" style:family="paragraph" style:parent-style-name="Standard" style:list-style-name="L34">
      <style:text-properties fo:font-variant="normal" fo:text-transform="none" style:use-window-font-color="true" style:font-name="Liberation Serif" fo:font-size="11pt" fo:letter-spacing="normal" fo:font-style="normal" style:text-underline-style="none" fo:font-weight="normal" officeooo:rsid="0082ac20" officeooo:paragraph-rsid="0082ac20" style:font-size-asian="11pt" style:font-size-complex="11pt"/>
    </style:style>
    <style:style style:name="P594" style:family="paragraph" style:parent-style-name="Standard" style:list-style-name="L34">
      <style:text-properties fo:font-variant="normal" fo:text-transform="none" style:use-window-font-color="true" style:font-name="Liberation Serif" fo:font-size="11pt" fo:letter-spacing="normal" fo:font-style="normal" style:text-underline-style="none" fo:font-weight="normal" officeooo:rsid="00856929" officeooo:paragraph-rsid="00856929" style:font-size-asian="11pt" style:font-size-complex="11pt"/>
    </style:style>
    <style:style style:name="P595" style:family="paragraph" style:parent-style-name="Standard" style:list-style-name="L34">
      <style:text-properties fo:font-variant="normal" fo:text-transform="none" style:use-window-font-color="true" style:font-name="Liberation Serif" fo:font-size="11pt" fo:letter-spacing="normal" fo:font-style="normal" style:text-underline-style="none" fo:font-weight="normal" officeooo:rsid="00f03695" officeooo:paragraph-rsid="00f03695" style:font-size-asian="11pt" style:font-size-complex="11pt"/>
    </style:style>
    <style:style style:name="P596" style:family="paragraph" style:parent-style-name="Standard" style:list-style-name="L38">
      <style:text-properties fo:font-variant="normal" fo:text-transform="none" style:use-window-font-color="true" style:font-name="Liberation Serif" fo:font-size="11pt" fo:letter-spacing="normal" fo:font-style="normal" style:text-underline-style="none" fo:font-weight="normal" officeooo:rsid="00977696" officeooo:paragraph-rsid="00977696" style:font-size-asian="11pt" style:font-size-complex="11pt"/>
    </style:style>
    <style:style style:name="P597" style:family="paragraph" style:parent-style-name="Standard" style:list-style-name="L38">
      <style:text-properties fo:font-variant="normal" fo:text-transform="none" style:use-window-font-color="true" style:font-name="Liberation Serif" fo:font-size="11pt" fo:letter-spacing="normal" fo:font-style="normal" style:text-underline-style="none" fo:font-weight="normal" officeooo:rsid="009957d6" officeooo:paragraph-rsid="009957d6" style:font-size-asian="11pt" style:font-size-complex="11pt"/>
    </style:style>
    <style:style style:name="P598" style:family="paragraph" style:parent-style-name="Standard" style:list-style-name="L33">
      <style:text-properties fo:font-variant="normal" fo:text-transform="none" style:use-window-font-color="true" style:font-name="Liberation Serif" fo:font-size="11pt" fo:letter-spacing="normal" fo:font-style="normal" style:text-underline-style="none" fo:font-weight="normal" officeooo:rsid="008257a8" officeooo:paragraph-rsid="008257a8" fo:background-color="transparent" style:font-size-asian="11pt" style:font-size-complex="11pt"/>
    </style:style>
    <style:style style:name="P599" style:family="paragraph" style:parent-style-name="Standard" style:list-style-name="L33">
      <style:text-properties fo:font-variant="normal" fo:text-transform="none" style:use-window-font-color="true" style:font-name="Liberation Serif" fo:font-size="11pt" fo:letter-spacing="normal" fo:font-style="normal" style:text-underline-style="none" fo:font-weight="normal" officeooo:rsid="0088a8c6" officeooo:paragraph-rsid="0088a8c6" fo:background-color="transparent" style:font-size-asian="11pt" style:font-size-complex="11pt"/>
    </style:style>
    <style:style style:name="P600" style:family="paragraph" style:parent-style-name="Standard" style:list-style-name="L36">
      <style:text-properties fo:font-variant="normal" fo:text-transform="none" style:use-window-font-color="true" style:font-name="Liberation Serif" fo:font-size="11pt" fo:letter-spacing="normal" fo:font-style="normal" style:text-underline-style="none" fo:font-weight="normal" officeooo:rsid="00924937" officeooo:paragraph-rsid="00924937" fo:background-color="transparent" style:font-size-asian="11pt" style:font-size-complex="11pt"/>
    </style:style>
    <style:style style:name="P601" style:family="paragraph" style:parent-style-name="Standard" style:list-style-name="L36">
      <style:text-properties fo:font-variant="normal" fo:text-transform="none" style:use-window-font-color="true" style:font-name="Liberation Serif" fo:font-size="11pt" fo:letter-spacing="normal" fo:font-style="normal" style:text-underline-style="none" fo:font-weight="normal" officeooo:rsid="009445b5" officeooo:paragraph-rsid="009445b5" fo:background-color="transparent" style:font-size-asian="11pt" style:font-size-complex="11pt"/>
    </style:style>
    <style:style style:name="P602" style:family="paragraph" style:parent-style-name="Standard" style:list-style-name="L38">
      <style:text-properties fo:font-variant="normal" fo:text-transform="none" style:use-window-font-color="true" style:font-name="Liberation Serif" fo:font-size="11pt" fo:letter-spacing="normal" fo:font-style="normal" style:text-underline-style="none" fo:font-weight="normal" officeooo:rsid="009e595f" officeooo:paragraph-rsid="009e595f" fo:background-color="transparent" style:font-size-asian="11pt" style:font-size-complex="11pt"/>
    </style:style>
    <style:style style:name="P603" style:family="paragraph" style:parent-style-name="Standard" style:list-style-name="L38">
      <style:text-properties fo:font-variant="normal" fo:text-transform="none" style:use-window-font-color="true" style:font-name="Liberation Serif" fo:font-size="11pt" fo:letter-spacing="normal" fo:font-style="normal" style:text-underline-style="none" fo:font-weight="normal" officeooo:rsid="00e5040d" officeooo:paragraph-rsid="00e5040d" fo:background-color="transparent" style:font-size-asian="11pt" style:font-size-complex="11pt"/>
    </style:style>
    <style:style style:name="P604" style:family="paragraph" style:parent-style-name="Standard" style:list-style-name="L38">
      <style:text-properties fo:font-variant="normal" fo:text-transform="none" style:use-window-font-color="true" style:font-name="Liberation Serif" fo:font-size="11pt" fo:letter-spacing="normal" fo:font-style="normal" style:text-underline-style="none" fo:font-weight="normal" officeooo:rsid="009f9b31" officeooo:paragraph-rsid="009f9b31" fo:background-color="transparent" style:font-size-asian="11pt" style:font-size-complex="11pt"/>
    </style:style>
    <style:style style:name="P605" style:family="paragraph" style:parent-style-name="Standard" style:list-style-name="L39">
      <style:text-properties fo:font-variant="normal" fo:text-transform="none" style:use-window-font-color="true" style:font-name="Liberation Serif" fo:font-size="11pt" fo:letter-spacing="normal" fo:font-style="normal" style:text-underline-style="none" fo:font-weight="normal" officeooo:rsid="01172d7b" officeooo:paragraph-rsid="01172d7b" fo:background-color="transparent" style:font-size-asian="11pt" style:font-size-complex="11pt"/>
    </style:style>
    <style:style style:name="P606" style:family="paragraph" style:parent-style-name="Standard" style:list-style-name="L40">
      <style:text-properties fo:font-variant="normal" fo:text-transform="none" style:use-window-font-color="true" style:font-name="Liberation Serif" fo:font-size="11pt" fo:letter-spacing="normal" fo:font-style="normal" style:text-underline-style="none" fo:font-weight="normal" officeooo:rsid="0118135b" officeooo:paragraph-rsid="0118135b" fo:background-color="transparent" style:font-size-asian="11pt" style:font-size-complex="11pt"/>
    </style:style>
    <style:style style:name="P607" style:family="paragraph" style:parent-style-name="Standard" style:list-style-name="L41">
      <style:text-properties fo:font-variant="normal" fo:text-transform="none" style:use-window-font-color="true" style:font-name="Liberation Serif" fo:font-size="11pt" fo:letter-spacing="normal" fo:font-style="normal" style:text-underline-style="none" fo:font-weight="normal" officeooo:rsid="00ab6cbb" officeooo:paragraph-rsid="00ab6cbb" fo:background-color="transparent" style:font-size-asian="11pt" style:font-size-complex="11pt"/>
    </style:style>
    <style:style style:name="P608" style:family="paragraph" style:parent-style-name="Standard" style:list-style-name="L41">
      <style:text-properties fo:font-variant="normal" fo:text-transform="none" style:use-window-font-color="true" style:font-name="Liberation Serif" fo:font-size="11pt" fo:letter-spacing="normal" fo:font-style="normal" style:text-underline-style="none" fo:font-weight="normal" officeooo:rsid="00ad0cee" officeooo:paragraph-rsid="00ad0cee" fo:background-color="transparent" style:font-size-asian="11pt" style:font-size-complex="11pt"/>
    </style:style>
    <style:style style:name="P609" style:family="paragraph" style:parent-style-name="Standard" style:list-style-name="L42">
      <style:text-properties fo:font-variant="normal" fo:text-transform="none" style:use-window-font-color="true" style:font-name="Liberation Serif" fo:font-size="11pt" fo:letter-spacing="normal" fo:font-style="normal" style:text-underline-style="none" fo:font-weight="normal" officeooo:rsid="00adb89a" officeooo:paragraph-rsid="00adb89a" fo:background-color="transparent" style:font-size-asian="11pt" style:font-size-complex="11pt"/>
    </style:style>
    <style:style style:name="P610" style:family="paragraph" style:parent-style-name="Standard" style:list-style-name="L44">
      <style:text-properties fo:font-variant="normal" fo:text-transform="none" style:use-window-font-color="true" style:font-name="Liberation Serif" fo:font-size="11pt" fo:letter-spacing="normal" fo:font-style="normal" style:text-underline-style="none" fo:font-weight="normal" officeooo:rsid="00af7cd2" officeooo:paragraph-rsid="00af7cd2" fo:background-color="transparent" style:font-size-asian="11pt" style:font-size-complex="11pt"/>
    </style:style>
    <style:style style:name="P611" style:family="paragraph" style:parent-style-name="Standard" style:list-style-name="L45">
      <style:text-properties fo:font-variant="normal" fo:text-transform="none" style:use-window-font-color="true" style:font-name="Liberation Serif" fo:font-size="11pt" fo:letter-spacing="normal" fo:font-style="normal" style:text-underline-style="none" fo:font-weight="normal" officeooo:rsid="00af7cd2" officeooo:paragraph-rsid="00af7cd2" fo:background-color="transparent" style:font-size-asian="11pt" style:font-size-complex="11pt"/>
    </style:style>
    <style:style style:name="P612" style:family="paragraph" style:parent-style-name="Standard" style:list-style-name="L45">
      <style:text-properties fo:font-variant="normal" fo:text-transform="none" style:use-window-font-color="true" style:font-name="Liberation Serif" fo:font-size="11pt" fo:letter-spacing="normal" fo:font-style="normal" style:text-underline-style="none" fo:font-weight="normal" officeooo:rsid="00b12cb3" officeooo:paragraph-rsid="00b12cb3" fo:background-color="transparent" style:font-size-asian="11pt" style:font-size-complex="11pt"/>
    </style:style>
    <style:style style:name="P613" style:family="paragraph" style:parent-style-name="Standard" style:list-style-name="L45">
      <style:text-properties fo:font-variant="normal" fo:text-transform="none" style:use-window-font-color="true" style:font-name="Liberation Serif" fo:font-size="11pt" fo:letter-spacing="normal" fo:font-style="normal" style:text-underline-style="none" fo:font-weight="normal" officeooo:rsid="00b47a6b" officeooo:paragraph-rsid="00b47a6b" fo:background-color="transparent" style:font-size-asian="11pt" style:font-size-complex="11pt"/>
    </style:style>
    <style:style style:name="P614" style:family="paragraph" style:parent-style-name="Standard" style:list-style-name="L46">
      <style:text-properties fo:font-variant="normal" fo:text-transform="none" style:use-window-font-color="true" style:font-name="Liberation Serif" fo:font-size="11pt" fo:letter-spacing="normal" fo:font-style="normal" style:text-underline-style="none" fo:font-weight="normal" officeooo:rsid="00be9769" officeooo:paragraph-rsid="00be9769" fo:background-color="transparent" style:font-size-asian="11pt" style:font-size-complex="11pt"/>
    </style:style>
    <style:style style:name="P615" style:family="paragraph" style:parent-style-name="Standard" style:list-style-name="L49">
      <style:text-properties fo:font-variant="normal" fo:text-transform="none" style:use-window-font-color="true" style:font-name="Liberation Serif" fo:font-size="11pt" fo:letter-spacing="normal" fo:font-style="normal" style:text-underline-style="none" fo:font-weight="normal" officeooo:rsid="00be9769" officeooo:paragraph-rsid="00be9769" fo:background-color="transparent" style:font-size-asian="11pt" style:font-size-complex="11pt"/>
    </style:style>
    <style:style style:name="P616" style:family="paragraph" style:parent-style-name="Standard" style:list-style-name="L49">
      <style:text-properties fo:font-variant="normal" fo:text-transform="none" style:use-window-font-color="true" style:font-name="Liberation Serif" fo:font-size="11pt" fo:letter-spacing="normal" fo:font-style="normal" style:text-underline-style="none" fo:font-weight="normal" officeooo:rsid="00cd28bf" officeooo:paragraph-rsid="00cd28bf" fo:background-color="transparent" style:font-size-asian="11pt" style:font-size-complex="11pt"/>
    </style:style>
    <style:style style:name="P617" style:family="paragraph" style:parent-style-name="Standard" style:list-style-name="L50">
      <style:text-properties fo:font-variant="normal" fo:text-transform="none" style:use-window-font-color="true" style:font-name="Liberation Serif" fo:font-size="11pt" fo:letter-spacing="normal" fo:font-style="normal" style:text-underline-style="none" fo:font-weight="normal" officeooo:rsid="00d688a8" officeooo:paragraph-rsid="00d688a8" fo:background-color="transparent" style:font-size-asian="11pt" style:font-size-complex="11pt"/>
    </style:style>
    <style:style style:name="P618" style:family="paragraph" style:parent-style-name="Standard" style:list-style-name="L51">
      <style:text-properties fo:font-variant="normal" fo:text-transform="none" style:use-window-font-color="true" style:font-name="Liberation Serif" fo:font-size="11pt" fo:letter-spacing="normal" fo:font-style="normal" style:text-underline-style="none" fo:font-weight="normal" officeooo:rsid="00d688a8" officeooo:paragraph-rsid="00d688a8" fo:background-color="transparent" style:font-size-asian="11pt" style:font-size-complex="11pt"/>
    </style:style>
    <style:style style:name="P619" style:family="paragraph" style:parent-style-name="Standard" style:list-style-name="L52">
      <style:text-properties fo:font-variant="normal" fo:text-transform="none" style:use-window-font-color="true" style:font-name="Liberation Serif" fo:font-size="11pt" fo:letter-spacing="normal" fo:font-style="normal" style:text-underline-style="none" fo:font-weight="normal" officeooo:rsid="00d7372c" officeooo:paragraph-rsid="00d7372c" fo:background-color="transparent" style:font-size-asian="11pt" style:font-size-complex="11pt"/>
    </style:style>
    <style:style style:name="P620" style:family="paragraph" style:parent-style-name="Standard" style:list-style-name="L53">
      <style:text-properties fo:font-variant="normal" fo:text-transform="none" style:use-window-font-color="true" style:font-name="Liberation Serif" fo:font-size="11pt" fo:letter-spacing="normal" fo:font-style="normal" style:text-underline-style="none" fo:font-weight="normal" officeooo:rsid="00d7c8aa" officeooo:paragraph-rsid="00d7c8aa" fo:background-color="transparent" style:font-size-asian="11pt" style:font-size-complex="11pt"/>
    </style:style>
    <style:style style:name="P621" style:family="paragraph" style:parent-style-name="Standard" style:list-style-name="L53">
      <style:text-properties fo:font-variant="normal" fo:text-transform="none" style:use-window-font-color="true" style:font-name="Liberation Serif" fo:font-size="11pt" fo:letter-spacing="normal" fo:font-style="normal" style:text-underline-style="none" fo:font-weight="normal" officeooo:rsid="00d9bd5e" officeooo:paragraph-rsid="00d9bd5e" fo:background-color="transparent" style:font-size-asian="11pt" style:font-size-complex="11pt"/>
    </style:style>
    <style:style style:name="P622" style:family="paragraph" style:parent-style-name="Standard" style:list-style-name="L53">
      <style:text-properties fo:font-variant="normal" fo:text-transform="none" style:use-window-font-color="true" style:font-name="Liberation Serif" fo:font-size="11pt" fo:letter-spacing="normal" fo:font-style="normal" style:text-underline-style="none" fo:font-weight="normal" officeooo:rsid="00db76b2" officeooo:paragraph-rsid="00db76b2" fo:background-color="transparent" style:font-size-asian="11pt" style:font-size-complex="11pt"/>
    </style:style>
    <style:style style:name="P623" style:family="paragraph" style:parent-style-name="Standard" style:list-style-name="L55">
      <style:text-properties fo:font-variant="normal" fo:text-transform="none" style:use-window-font-color="true" style:font-name="Liberation Serif" fo:font-size="11pt" fo:letter-spacing="normal" fo:font-style="normal" style:text-underline-style="none" fo:font-weight="normal" officeooo:rsid="00e62a39" officeooo:paragraph-rsid="00e62a39" fo:background-color="transparent" style:font-size-asian="11pt" style:font-size-complex="11pt"/>
    </style:style>
    <style:style style:name="P624" style:family="paragraph" style:parent-style-name="Standard" style:list-style-name="L55">
      <style:text-properties fo:font-variant="normal" fo:text-transform="none" style:use-window-font-color="true" style:font-name="Liberation Serif" fo:font-size="11pt" fo:letter-spacing="normal" fo:font-style="normal" style:text-underline-style="none" fo:font-weight="normal" officeooo:rsid="00e93184" officeooo:paragraph-rsid="00e93184" fo:background-color="transparent" style:font-size-asian="11pt" style:font-size-complex="11pt"/>
    </style:style>
    <style:style style:name="P625" style:family="paragraph" style:parent-style-name="Standard" style:list-style-name="L58">
      <style:text-properties fo:font-variant="normal" fo:text-transform="none" style:use-window-font-color="true" style:font-name="Liberation Serif" fo:font-size="11pt" fo:letter-spacing="normal" fo:font-style="normal" style:text-underline-style="none" fo:font-weight="normal" officeooo:rsid="00fcafb1" officeooo:paragraph-rsid="00fcafb1" fo:background-color="transparent" style:font-size-asian="11pt" style:font-size-complex="11pt"/>
    </style:style>
    <style:style style:name="P626" style:family="paragraph" style:parent-style-name="Standard" style:list-style-name="L58">
      <style:text-properties fo:font-variant="normal" fo:text-transform="none" style:use-window-font-color="true" style:font-name="Liberation Serif" fo:font-size="11pt" fo:letter-spacing="normal" fo:font-style="normal" style:text-underline-style="none" fo:font-weight="normal" officeooo:rsid="00fd0277" officeooo:paragraph-rsid="00fd0277" fo:background-color="transparent" style:font-size-asian="11pt" style:font-size-complex="11pt"/>
    </style:style>
    <style:style style:name="P627" style:family="paragraph" style:parent-style-name="Standard" style:list-style-name="L59">
      <style:text-properties fo:font-variant="normal" fo:text-transform="none" style:use-window-font-color="true" style:font-name="Liberation Serif" fo:font-size="11pt" fo:letter-spacing="normal" fo:font-style="normal" style:text-underline-style="none" fo:font-weight="normal" officeooo:rsid="00f42c7d" officeooo:paragraph-rsid="00f42c7d" fo:background-color="transparent" style:font-size-asian="11pt" style:font-size-complex="11pt"/>
    </style:style>
    <style:style style:name="P628" style:family="paragraph" style:parent-style-name="Standard" style:list-style-name="L60">
      <style:text-properties fo:font-variant="normal" fo:text-transform="none" style:use-window-font-color="true" style:font-name="Liberation Serif" fo:font-size="11pt" fo:letter-spacing="normal" fo:font-style="normal" style:text-underline-style="none" fo:font-weight="normal" officeooo:rsid="00f2d6c4" officeooo:paragraph-rsid="00f2d6c4" fo:background-color="transparent" style:font-size-asian="11pt" style:font-size-complex="11pt"/>
    </style:style>
    <style:style style:name="P629" style:family="paragraph" style:parent-style-name="Standard" style:list-style-name="L61">
      <style:text-properties fo:font-variant="normal" fo:text-transform="none" style:use-window-font-color="true" style:font-name="Liberation Serif" fo:font-size="11pt" fo:letter-spacing="normal" fo:font-style="normal" style:text-underline-style="none" fo:font-weight="normal" officeooo:rsid="00f2d6c4" officeooo:paragraph-rsid="00f2d6c4" fo:background-color="transparent" style:font-size-asian="11pt" style:font-size-complex="11pt"/>
    </style:style>
    <style:style style:name="P630" style:family="paragraph" style:parent-style-name="Standard" style:list-style-name="L61">
      <style:text-properties fo:font-variant="normal" fo:text-transform="none" style:use-window-font-color="true" style:font-name="Liberation Serif" fo:font-size="11pt" fo:letter-spacing="normal" fo:font-style="normal" style:text-underline-style="none" fo:font-weight="normal" officeooo:rsid="00f172d0" officeooo:paragraph-rsid="00f172d0" fo:background-color="transparent" style:font-size-asian="11pt" style:font-size-complex="11pt"/>
    </style:style>
    <style:style style:name="P631" style:family="paragraph" style:parent-style-name="Standard" style:list-style-name="L61">
      <style:text-properties fo:font-variant="normal" fo:text-transform="none" style:use-window-font-color="true" style:font-name="Liberation Serif" fo:font-size="11pt" fo:letter-spacing="normal" fo:font-style="normal" style:text-underline-style="none" fo:font-weight="normal" officeooo:rsid="00f184a7" officeooo:paragraph-rsid="00f184a7" fo:background-color="transparent" style:font-size-asian="11pt" style:font-size-complex="11pt"/>
    </style:style>
    <style:style style:name="P632" style:family="paragraph" style:parent-style-name="Standard" style:list-style-name="L62">
      <style:text-properties fo:font-variant="normal" fo:text-transform="none" style:use-window-font-color="true" style:font-name="Liberation Serif" fo:font-size="11pt" fo:letter-spacing="normal" fo:font-style="normal" style:text-underline-style="none" fo:font-weight="normal" officeooo:rsid="0100a2ed" officeooo:paragraph-rsid="01091cfc" fo:background-color="transparent" style:font-size-asian="11pt" style:font-size-complex="11pt"/>
    </style:style>
    <style:style style:name="P633" style:family="paragraph" style:parent-style-name="Standard" style:list-style-name="L63">
      <style:text-properties fo:font-variant="normal" fo:text-transform="none" style:use-window-font-color="true" style:font-name="Liberation Serif" fo:font-size="11pt" fo:letter-spacing="normal" fo:font-style="normal" style:text-underline-style="none" fo:font-weight="normal" officeooo:rsid="01093a63" officeooo:paragraph-rsid="01093a63" fo:background-color="transparent" style:font-size-asian="11pt" style:font-size-complex="11pt"/>
    </style:style>
    <style:style style:name="P634" style:family="paragraph" style:parent-style-name="Standard" style:list-style-name="L67">
      <style:text-properties fo:font-variant="normal" fo:text-transform="none" style:use-window-font-color="true" style:font-name="Liberation Serif" fo:font-size="11pt" fo:letter-spacing="normal" fo:font-style="normal" style:text-underline-style="none" fo:font-weight="normal" officeooo:rsid="014ee40c" officeooo:paragraph-rsid="014ee40c" fo:background-color="transparent" style:font-size-asian="11pt" style:font-size-complex="11pt"/>
    </style:style>
    <style:style style:name="P635" style:family="paragraph" style:parent-style-name="Standard" style:list-style-name="L67">
      <style:text-properties fo:font-variant="normal" fo:text-transform="none" style:use-window-font-color="true" style:font-name="Liberation Serif" fo:font-size="11pt" fo:letter-spacing="normal" fo:font-style="normal" style:text-underline-style="none" fo:font-weight="normal" officeooo:rsid="01234671" officeooo:paragraph-rsid="014ee40c" fo:background-color="transparent" style:font-size-asian="11pt" style:font-size-complex="11pt"/>
    </style:style>
    <style:style style:name="P636" style:family="paragraph" style:parent-style-name="Standard" style:list-style-name="L69">
      <style:text-properties fo:font-variant="normal" fo:text-transform="none" style:use-window-font-color="true" style:font-name="Liberation Serif" fo:font-size="11pt" fo:letter-spacing="normal" fo:font-style="normal" style:text-underline-style="none" fo:font-weight="normal" officeooo:rsid="01234671" officeooo:paragraph-rsid="01234671" fo:background-color="transparent" style:font-size-asian="11pt" style:font-size-complex="11pt"/>
    </style:style>
    <style:style style:name="P637" style:family="paragraph" style:parent-style-name="Standard" style:list-style-name="L68">
      <style:text-properties fo:font-variant="normal" fo:text-transform="none" style:use-window-font-color="true" style:font-name="Liberation Serif" fo:font-size="11pt" fo:letter-spacing="normal" fo:font-style="normal" style:text-underline-style="none" fo:font-weight="normal" officeooo:rsid="0132c755" officeooo:paragraph-rsid="0132c755" fo:background-color="transparent" style:font-size-asian="11pt" style:font-size-complex="11pt"/>
    </style:style>
    <style:style style:name="P638" style:family="paragraph" style:parent-style-name="Standard" style:list-style-name="L69">
      <style:text-properties fo:font-variant="normal" fo:text-transform="none" style:use-window-font-color="true" style:font-name="Liberation Serif" fo:font-size="11pt" fo:letter-spacing="normal" fo:font-style="normal" style:text-underline-style="none" fo:font-weight="normal" officeooo:rsid="012a0e6c" officeooo:paragraph-rsid="012a0e6c" fo:background-color="transparent" style:font-size-asian="11pt" style:font-size-complex="11pt"/>
    </style:style>
    <style:style style:name="P639" style:family="paragraph" style:parent-style-name="Standard" style:list-style-name="L69">
      <style:text-properties fo:font-variant="normal" fo:text-transform="none" style:use-window-font-color="true" style:font-name="Liberation Serif" fo:font-size="11pt" fo:letter-spacing="normal" fo:font-style="normal" style:text-underline-style="none" fo:font-weight="normal" officeooo:rsid="00eb0951" officeooo:paragraph-rsid="012a0e6c" fo:background-color="transparent" style:font-size-asian="11pt" style:font-size-complex="11pt"/>
    </style:style>
    <style:style style:name="P640" style:family="paragraph" style:parent-style-name="Standard" style:list-style-name="L69">
      <style:text-properties fo:font-variant="normal" fo:text-transform="none" style:use-window-font-color="true" style:font-name="Liberation Serif" fo:font-size="11pt" fo:letter-spacing="normal" fo:font-style="normal" style:text-underline-style="none" fo:font-weight="normal" officeooo:rsid="00e7d6fb" officeooo:paragraph-rsid="012a0e6c" fo:background-color="transparent" style:font-size-asian="11pt" style:font-size-complex="11pt"/>
    </style:style>
    <style:style style:name="P641" style:family="paragraph" style:parent-style-name="Standard" style:list-style-name="L69">
      <style:text-properties fo:font-variant="normal" fo:text-transform="none" style:use-window-font-color="true" style:font-name="Liberation Serif" fo:font-size="11pt" fo:letter-spacing="normal" fo:font-style="normal" style:text-underline-style="none" fo:font-weight="normal" officeooo:rsid="012b4de7" officeooo:paragraph-rsid="012b4de7" fo:background-color="transparent" style:font-size-asian="11pt" style:font-size-complex="11pt"/>
    </style:style>
    <style:style style:name="P642" style:family="paragraph" style:parent-style-name="Standard" style:list-style-name="L70">
      <style:text-properties fo:font-variant="normal" fo:text-transform="none" style:use-window-font-color="true" style:font-name="Liberation Serif" fo:font-size="11pt" fo:letter-spacing="normal" fo:font-style="normal" style:text-underline-style="none" fo:font-weight="normal" officeooo:rsid="015bb3f3" officeooo:paragraph-rsid="015bb3f3" fo:background-color="transparent" style:font-size-asian="11pt" style:font-size-complex="11pt"/>
    </style:style>
    <style:style style:name="P643" style:family="paragraph" style:parent-style-name="Standard" style:list-style-name="L71">
      <style:text-properties fo:font-variant="normal" fo:text-transform="none" style:use-window-font-color="true" style:font-name="Liberation Serif" fo:font-size="11pt" fo:letter-spacing="normal" fo:font-style="normal" style:text-underline-style="none" fo:font-weight="normal" officeooo:rsid="0160466e" officeooo:paragraph-rsid="0160466e" fo:background-color="transparent" style:font-size-asian="11pt" style:font-size-complex="11pt"/>
    </style:style>
    <style:style style:name="P644" style:family="paragraph" style:parent-style-name="Standard" style:list-style-name="L75">
      <style:text-properties fo:font-variant="normal" fo:text-transform="none" style:use-window-font-color="true" style:font-name="Liberation Serif" fo:font-size="11pt" fo:letter-spacing="normal" fo:font-style="normal" style:text-underline-style="none" fo:font-weight="normal" officeooo:rsid="01660a5a" officeooo:paragraph-rsid="01660a5a" fo:background-color="transparent" style:font-size-asian="11pt" style:font-size-complex="11pt"/>
    </style:style>
    <style:style style:name="P645" style:family="paragraph" style:parent-style-name="Standard" style:list-style-name="L76">
      <style:text-properties fo:font-variant="normal" fo:text-transform="none" style:use-window-font-color="true" style:font-name="Liberation Serif" fo:font-size="11pt" fo:letter-spacing="normal" fo:font-style="normal" style:text-underline-style="none" fo:font-weight="normal" officeooo:rsid="01660a5a" officeooo:paragraph-rsid="01660a5a" fo:background-color="transparent" style:font-size-asian="11pt" style:font-size-complex="11pt"/>
    </style:style>
    <style:style style:name="P646" style:family="paragraph" style:parent-style-name="Standard" style:list-style-name="L75">
      <style:text-properties fo:font-variant="normal" fo:text-transform="none" style:use-window-font-color="true" style:font-name="Liberation Serif" fo:font-size="11pt" fo:letter-spacing="normal" fo:font-style="normal" style:text-underline-style="none" fo:font-weight="normal" officeooo:rsid="0167a945" officeooo:paragraph-rsid="0167a945" fo:background-color="transparent" style:font-size-asian="11pt" style:font-size-complex="11pt"/>
    </style:style>
    <style:style style:name="P647" style:family="paragraph" style:parent-style-name="Standard" style:list-style-name="L76">
      <style:text-properties fo:font-variant="normal" fo:text-transform="none" style:use-window-font-color="true" style:font-name="Liberation Serif" fo:font-size="11pt" fo:letter-spacing="normal" fo:font-style="normal" style:text-underline-style="none" fo:font-weight="normal" officeooo:rsid="01669554" officeooo:paragraph-rsid="01669554" fo:background-color="transparent" style:font-size-asian="11pt" style:font-size-complex="11pt"/>
    </style:style>
    <style:style style:name="P648" style:family="paragraph" style:parent-style-name="Standard" style:list-style-name="L77">
      <style:text-properties fo:font-variant="normal" fo:text-transform="none" style:use-window-font-color="true" style:font-name="Liberation Serif" fo:font-size="11pt" fo:letter-spacing="normal" fo:font-style="normal" style:text-underline-style="none" fo:font-weight="normal" officeooo:rsid="016a11a1" officeooo:paragraph-rsid="016a11a1" fo:background-color="transparent" style:font-size-asian="11pt" style:font-size-complex="11pt"/>
    </style:style>
    <style:style style:name="P649" style:family="paragraph" style:parent-style-name="Standard" style:list-style-name="L78">
      <style:text-properties fo:font-variant="normal" fo:text-transform="none" style:use-window-font-color="true" style:font-name="Liberation Serif" fo:font-size="11pt" fo:letter-spacing="normal" fo:font-style="normal" style:text-underline-style="none" fo:font-weight="normal" officeooo:rsid="016a11a1" officeooo:paragraph-rsid="016a11a1" fo:background-color="transparent" style:font-size-asian="11pt" style:font-size-complex="11pt"/>
    </style:style>
    <style:style style:name="P650" style:family="paragraph" style:parent-style-name="Standard" style:list-style-name="L79">
      <style:text-properties fo:font-variant="normal" fo:text-transform="none" style:use-window-font-color="true" style:font-name="Liberation Serif" fo:font-size="11pt" fo:letter-spacing="normal" fo:font-style="normal" style:text-underline-style="none" fo:font-weight="normal" officeooo:rsid="016a11a1" officeooo:paragraph-rsid="016a11a1" fo:background-color="transparent" style:font-size-asian="11pt" style:font-size-complex="11pt"/>
    </style:style>
    <style:style style:name="P651" style:family="paragraph" style:parent-style-name="Standard" style:list-style-name="L82">
      <style:text-properties fo:font-variant="normal" fo:text-transform="none" style:use-window-font-color="true" style:font-name="Liberation Serif" fo:font-size="11pt" fo:letter-spacing="normal" fo:font-style="normal" style:text-underline-style="none" fo:font-weight="normal" officeooo:rsid="016ece28" officeooo:paragraph-rsid="016ece28" fo:background-color="transparent" style:font-size-asian="11pt" style:font-size-complex="11pt"/>
    </style:style>
    <style:style style:name="P652" style:family="paragraph" style:parent-style-name="Standard" style:list-style-name="L89">
      <style:text-properties fo:font-variant="normal" fo:text-transform="none" style:use-window-font-color="true" style:font-name="Liberation Serif" fo:font-size="11pt" fo:letter-spacing="normal" fo:font-style="normal" style:text-underline-style="none" fo:font-weight="normal" officeooo:rsid="01800b4c" officeooo:paragraph-rsid="01800b4c" fo:background-color="transparent" style:font-size-asian="11pt" style:font-size-complex="11pt"/>
    </style:style>
    <style:style style:name="P653" style:family="paragraph" style:parent-style-name="Standard" style:list-style-name="L89">
      <style:text-properties fo:font-variant="normal" fo:text-transform="none" style:use-window-font-color="true" style:font-name="Liberation Serif" fo:font-size="11pt" fo:letter-spacing="normal" fo:font-style="normal" style:text-underline-style="none" fo:font-weight="normal" officeooo:rsid="01810013" officeooo:paragraph-rsid="01810013" fo:background-color="transparent" style:font-size-asian="11pt" style:font-size-complex="11pt"/>
    </style:style>
    <style:style style:name="P654" style:family="paragraph" style:parent-style-name="Standard" style:list-style-name="L91">
      <style:text-properties fo:font-variant="normal" fo:text-transform="none" style:use-window-font-color="true" style:font-name="Liberation Serif" fo:font-size="11pt" fo:letter-spacing="normal" fo:font-style="normal" style:text-underline-style="none" fo:font-weight="normal" officeooo:rsid="01810013" officeooo:paragraph-rsid="01810013" fo:background-color="transparent" style:font-size-asian="11pt" style:font-size-complex="11pt"/>
    </style:style>
    <style:style style:name="P655" style:family="paragraph" style:parent-style-name="Standard" style:list-style-name="L92">
      <style:text-properties fo:font-variant="normal" fo:text-transform="none" style:use-window-font-color="true" style:font-name="Liberation Serif" fo:font-size="11pt" fo:letter-spacing="normal" fo:font-style="normal" style:text-underline-style="none" fo:font-weight="normal" officeooo:rsid="01810013" officeooo:paragraph-rsid="01810013" fo:background-color="transparent" style:font-size-asian="11pt" style:font-size-complex="11pt"/>
    </style:style>
    <style:style style:name="P656" style:family="paragraph" style:parent-style-name="Standard" style:list-style-name="L93">
      <style:text-properties fo:font-variant="normal" fo:text-transform="none" style:use-window-font-color="true" style:font-name="Liberation Serif" fo:font-size="11pt" fo:letter-spacing="normal" fo:font-style="normal" style:text-underline-style="none" fo:font-weight="normal" officeooo:rsid="0183529a" officeooo:paragraph-rsid="0183529a" fo:background-color="transparent" style:font-size-asian="11pt" style:font-size-complex="11pt"/>
    </style:style>
    <style:style style:name="P657" style:family="paragraph" style:parent-style-name="Standard" style:list-style-name="L94">
      <style:text-properties fo:font-variant="normal" fo:text-transform="none" style:use-window-font-color="true" style:font-name="Liberation Serif" fo:font-size="11pt" fo:letter-spacing="normal" fo:font-style="normal" style:text-underline-style="none" fo:font-weight="normal" officeooo:rsid="0183529a" officeooo:paragraph-rsid="0183529a" fo:background-color="transparent" style:font-size-asian="11pt" style:font-size-complex="11pt"/>
    </style:style>
    <style:style style:name="P658" style:family="paragraph" style:parent-style-name="Standard" style:list-style-name="L94">
      <style:text-properties fo:font-variant="normal" fo:text-transform="none" style:use-window-font-color="true" style:font-name="Liberation Serif" fo:font-size="11pt" fo:letter-spacing="normal" fo:font-style="normal" style:text-underline-style="none" fo:font-weight="normal" officeooo:rsid="01c84a58" officeooo:paragraph-rsid="01c84a58" fo:background-color="transparent" style:font-size-asian="11pt" style:font-size-complex="11pt"/>
    </style:style>
    <style:style style:name="P659" style:family="paragraph" style:parent-style-name="Standard" style:list-style-name="L98">
      <style:text-properties fo:font-variant="normal" fo:text-transform="none" style:use-window-font-color="true" style:font-name="Liberation Serif" fo:font-size="11pt" fo:letter-spacing="normal" fo:font-style="normal" style:text-underline-style="none" fo:font-weight="normal" officeooo:rsid="018828be" officeooo:paragraph-rsid="018828be" fo:background-color="transparent" style:font-size-asian="11pt" style:font-size-complex="11pt"/>
    </style:style>
    <style:style style:name="P660" style:family="paragraph" style:parent-style-name="Standard" style:list-style-name="L104">
      <style:text-properties fo:font-variant="normal" fo:text-transform="none" style:use-window-font-color="true" style:font-name="Liberation Serif" fo:font-size="11pt" fo:letter-spacing="normal" fo:font-style="normal" style:text-underline-style="none" fo:font-weight="normal" officeooo:rsid="018d5153" officeooo:paragraph-rsid="018d5153" fo:background-color="transparent" style:font-size-asian="11pt" style:font-size-complex="11pt"/>
    </style:style>
    <style:style style:name="P661" style:family="paragraph" style:parent-style-name="Standard" style:list-style-name="L104">
      <style:text-properties fo:font-variant="normal" fo:text-transform="none" style:use-window-font-color="true" style:font-name="Liberation Serif" fo:font-size="11pt" fo:letter-spacing="normal" fo:font-style="normal" style:text-underline-style="none" fo:font-weight="normal" officeooo:rsid="018fe76b" officeooo:paragraph-rsid="018fe76b" fo:background-color="transparent" style:font-size-asian="11pt" style:font-size-complex="11pt"/>
    </style:style>
    <style:style style:name="P662" style:family="paragraph" style:parent-style-name="Standard" style:list-style-name="L105">
      <style:text-properties fo:font-variant="normal" fo:text-transform="none" style:use-window-font-color="true" style:font-name="Liberation Serif" fo:font-size="11pt" fo:letter-spacing="normal" fo:font-style="normal" style:text-underline-style="none" fo:font-weight="normal" officeooo:rsid="018fe76b" officeooo:paragraph-rsid="018fe76b" fo:background-color="transparent" style:font-size-asian="11pt" style:font-size-complex="11pt"/>
    </style:style>
    <style:style style:name="P663" style:family="paragraph" style:parent-style-name="Standard" style:list-style-name="L109">
      <style:text-properties fo:font-variant="normal" fo:text-transform="none" style:use-window-font-color="true" style:font-name="Liberation Serif" fo:font-size="11pt" fo:letter-spacing="normal" fo:font-style="normal" style:text-underline-style="none" fo:font-weight="normal" officeooo:rsid="0389768c" officeooo:paragraph-rsid="0389768c" fo:background-color="transparent" style:font-size-asian="11pt" style:font-size-complex="11pt"/>
    </style:style>
    <style:style style:name="P664" style:family="paragraph" style:parent-style-name="Standard" style:list-style-name="L109">
      <style:text-properties fo:font-variant="normal" fo:text-transform="none" style:use-window-font-color="true" style:font-name="Liberation Serif" fo:font-size="11pt" fo:letter-spacing="normal" fo:font-style="normal" style:text-underline-style="none" fo:font-weight="normal" officeooo:rsid="01a10aec" officeooo:paragraph-rsid="01a10aec" fo:background-color="transparent" style:font-size-asian="11pt" style:font-size-complex="11pt"/>
    </style:style>
    <style:style style:name="P665" style:family="paragraph" style:parent-style-name="Standard" style:list-style-name="L110">
      <style:text-properties fo:font-variant="normal" fo:text-transform="none" style:use-window-font-color="true" style:font-name="Liberation Serif" fo:font-size="11pt" fo:letter-spacing="normal" fo:font-style="normal" style:text-underline-style="none" fo:font-weight="normal" officeooo:rsid="01a21665" officeooo:paragraph-rsid="01a21665" fo:background-color="transparent" style:font-size-asian="11pt" style:font-size-complex="11pt"/>
    </style:style>
    <style:style style:name="P666" style:family="paragraph" style:parent-style-name="Standard" style:list-style-name="L110">
      <style:text-properties fo:font-variant="normal" fo:text-transform="none" style:use-window-font-color="true" style:font-name="Liberation Serif" fo:font-size="11pt" fo:letter-spacing="normal" fo:font-style="normal" style:text-underline-style="none" fo:font-weight="normal" officeooo:rsid="01a40a44" officeooo:paragraph-rsid="01a40a44" fo:background-color="transparent" style:font-size-asian="11pt" style:font-size-complex="11pt"/>
    </style:style>
    <style:style style:name="P667" style:family="paragraph" style:parent-style-name="Standard" style:list-style-name="L110">
      <style:text-properties fo:font-variant="normal" fo:text-transform="none" style:use-window-font-color="true" style:font-name="Liberation Serif" fo:font-size="11pt" fo:letter-spacing="normal" fo:font-style="normal" style:text-underline-style="none" fo:font-weight="normal" officeooo:rsid="01a4257e" officeooo:paragraph-rsid="01a4257e" fo:background-color="transparent" style:font-size-asian="11pt" style:font-size-complex="11pt"/>
    </style:style>
    <style:style style:name="P668" style:family="paragraph" style:parent-style-name="Standard" style:list-style-name="L112">
      <style:text-properties fo:font-variant="normal" fo:text-transform="none" style:use-window-font-color="true" style:font-name="Liberation Serif" fo:font-size="11pt" fo:letter-spacing="normal" fo:font-style="normal" style:text-underline-style="none" fo:font-weight="normal" officeooo:rsid="01a6b2d7" officeooo:paragraph-rsid="01a6b2d7" fo:background-color="transparent" style:font-size-asian="11pt" style:font-size-complex="11pt"/>
    </style:style>
    <style:style style:name="P669" style:family="paragraph" style:parent-style-name="Standard" style:list-style-name="L113">
      <style:text-properties fo:font-variant="normal" fo:text-transform="none" style:use-window-font-color="true" style:font-name="Liberation Serif" fo:font-size="11pt" fo:letter-spacing="normal" fo:font-style="normal" style:text-underline-style="none" fo:font-weight="normal" officeooo:rsid="01a6b2d7" officeooo:paragraph-rsid="01a6b2d7" fo:background-color="transparent" style:font-size-asian="11pt" style:font-size-complex="11pt"/>
    </style:style>
    <style:style style:name="P670" style:family="paragraph" style:parent-style-name="Standard" style:list-style-name="L116">
      <style:text-properties fo:font-variant="normal" fo:text-transform="none" style:use-window-font-color="true" style:font-name="Liberation Serif" fo:font-size="11pt" fo:letter-spacing="normal" fo:font-style="normal" style:text-underline-style="none" fo:font-weight="normal" officeooo:rsid="01acd59b" officeooo:paragraph-rsid="01acd59b" fo:background-color="transparent" style:font-size-asian="11pt" style:font-size-complex="11pt"/>
    </style:style>
    <style:style style:name="P671" style:family="paragraph" style:parent-style-name="Standard" style:list-style-name="L117">
      <style:text-properties fo:font-variant="normal" fo:text-transform="none" style:use-window-font-color="true" style:font-name="Liberation Serif" fo:font-size="11pt" fo:letter-spacing="normal" fo:font-style="normal" style:text-underline-style="none" fo:font-weight="normal" officeooo:rsid="01acd59b" officeooo:paragraph-rsid="01acd59b" fo:background-color="transparent" style:font-size-asian="11pt" style:font-size-complex="11pt"/>
    </style:style>
    <style:style style:name="P672" style:family="paragraph" style:parent-style-name="Standard" style:list-style-name="L117">
      <style:text-properties fo:font-variant="normal" fo:text-transform="none" style:use-window-font-color="true" style:font-name="Liberation Serif" fo:font-size="11pt" fo:letter-spacing="normal" fo:font-style="normal" style:text-underline-style="none" fo:font-weight="normal" officeooo:rsid="01d80e8c" officeooo:paragraph-rsid="01d80e8c" fo:background-color="transparent" style:font-size-asian="11pt" style:font-size-complex="11pt"/>
    </style:style>
    <style:style style:name="P673" style:family="paragraph" style:parent-style-name="Standard" style:list-style-name="L126">
      <style:text-properties fo:font-variant="normal" fo:text-transform="none" style:use-window-font-color="true" style:font-name="Liberation Serif" fo:font-size="11pt" fo:letter-spacing="normal" fo:font-style="normal" style:text-underline-style="none" fo:font-weight="normal" officeooo:rsid="01cf26cf" officeooo:paragraph-rsid="01cf26cf" fo:background-color="transparent" style:font-size-asian="11pt" style:font-size-complex="11pt"/>
    </style:style>
    <style:style style:name="P674" style:family="paragraph" style:parent-style-name="Standard" style:list-style-name="L127">
      <style:text-properties fo:font-variant="normal" fo:text-transform="none" style:use-window-font-color="true" style:font-name="Liberation Serif" fo:font-size="11pt" fo:letter-spacing="normal" fo:font-style="normal" style:text-underline-style="none" fo:font-weight="normal" officeooo:rsid="01cf26cf" officeooo:paragraph-rsid="01cf26cf" fo:background-color="transparent" style:font-size-asian="11pt" style:font-size-complex="11pt"/>
    </style:style>
    <style:style style:name="P675" style:family="paragraph" style:parent-style-name="Standard" style:list-style-name="L126">
      <style:text-properties fo:font-variant="normal" fo:text-transform="none" style:use-window-font-color="true" style:font-name="Liberation Serif" fo:font-size="11pt" fo:letter-spacing="normal" fo:font-style="normal" style:text-underline-style="none" fo:font-weight="normal" officeooo:rsid="01cf4d5a" officeooo:paragraph-rsid="01cf4d5a" fo:background-color="transparent" style:font-size-asian="11pt" style:font-size-complex="11pt"/>
    </style:style>
    <style:style style:name="P676" style:family="paragraph" style:parent-style-name="Standard" style:list-style-name="L127">
      <style:text-properties fo:font-variant="normal" fo:text-transform="none" style:use-window-font-color="true" style:font-name="Liberation Serif" fo:font-size="11pt" fo:letter-spacing="normal" fo:font-style="normal" style:text-underline-style="none" fo:font-weight="normal" officeooo:rsid="01bd4899" officeooo:paragraph-rsid="01bd4899" fo:background-color="transparent" style:font-size-asian="11pt" style:font-size-complex="11pt"/>
    </style:style>
    <style:style style:name="P677" style:family="paragraph" style:parent-style-name="Standard" style:list-style-name="L127">
      <style:text-properties fo:font-variant="normal" fo:text-transform="none" style:use-window-font-color="true" style:font-name="Liberation Serif" fo:font-size="11pt" fo:letter-spacing="normal" fo:font-style="normal" style:text-underline-style="none" fo:font-weight="normal" officeooo:rsid="01be8f36" officeooo:paragraph-rsid="01be8f36" fo:background-color="transparent" style:font-size-asian="11pt" style:font-size-complex="11pt"/>
    </style:style>
    <style:style style:name="P678" style:family="paragraph" style:parent-style-name="Standard" style:list-style-name="L128">
      <style:text-properties fo:font-variant="normal" fo:text-transform="none" style:use-window-font-color="true" style:font-name="Liberation Serif" fo:font-size="11pt" fo:letter-spacing="normal" fo:font-style="normal" style:text-underline-style="none" fo:font-weight="normal" officeooo:rsid="01cbb84b" officeooo:paragraph-rsid="01cbb84b" fo:background-color="transparent" style:font-size-asian="11pt" style:font-size-complex="11pt"/>
    </style:style>
    <style:style style:name="P679" style:family="paragraph" style:parent-style-name="Standard" style:list-style-name="L129">
      <style:text-properties fo:font-variant="normal" fo:text-transform="none" style:use-window-font-color="true" style:font-name="Liberation Serif" fo:font-size="11pt" fo:letter-spacing="normal" fo:font-style="normal" style:text-underline-style="none" fo:font-weight="normal" officeooo:rsid="01dd9f80" officeooo:paragraph-rsid="01dd9f80" fo:background-color="transparent" style:font-size-asian="11pt" style:font-size-complex="11pt"/>
    </style:style>
    <style:style style:name="P680" style:family="paragraph" style:parent-style-name="Standard" style:list-style-name="L130">
      <style:text-properties fo:font-variant="normal" fo:text-transform="none" style:use-window-font-color="true" style:font-name="Liberation Serif" fo:font-size="11pt" fo:letter-spacing="normal" fo:font-style="normal" style:text-underline-style="none" fo:font-weight="normal" officeooo:rsid="01e5394e" officeooo:paragraph-rsid="01e5394e" fo:background-color="transparent" style:font-size-asian="11pt" style:font-size-complex="11pt"/>
    </style:style>
    <style:style style:name="P681" style:family="paragraph" style:parent-style-name="Standard" style:list-style-name="L132">
      <style:text-properties fo:font-variant="normal" fo:text-transform="none" style:use-window-font-color="true" style:font-name="Liberation Serif" fo:font-size="11pt" fo:letter-spacing="normal" fo:font-style="normal" style:text-underline-style="none" fo:font-weight="normal" officeooo:rsid="01e5394e" officeooo:paragraph-rsid="01e5394e" fo:background-color="transparent" style:font-size-asian="11pt" style:font-size-complex="11pt"/>
    </style:style>
    <style:style style:name="P682" style:family="paragraph" style:parent-style-name="Standard" style:list-style-name="L134">
      <style:text-properties fo:font-variant="normal" fo:text-transform="none" style:use-window-font-color="true" style:font-name="Liberation Serif" fo:font-size="11pt" fo:letter-spacing="normal" fo:font-style="normal" style:text-underline-style="none" fo:font-weight="normal" officeooo:rsid="01f6c06d" officeooo:paragraph-rsid="01f6c06d" fo:background-color="transparent" style:font-size-asian="11pt" style:font-size-complex="11pt"/>
    </style:style>
    <style:style style:name="P683" style:family="paragraph" style:parent-style-name="Standard" style:list-style-name="L134">
      <style:text-properties fo:font-variant="normal" fo:text-transform="none" style:use-window-font-color="true" style:font-name="Liberation Serif" fo:font-size="11pt" fo:letter-spacing="normal" fo:font-style="normal" style:text-underline-style="none" fo:font-weight="normal" officeooo:rsid="01f83726" officeooo:paragraph-rsid="01f83726" fo:background-color="transparent" style:font-size-asian="11pt" style:font-size-complex="11pt"/>
    </style:style>
    <style:style style:name="P684" style:family="paragraph" style:parent-style-name="Standard" style:list-style-name="L134">
      <style:text-properties fo:font-variant="normal" fo:text-transform="none" style:use-window-font-color="true" style:font-name="Liberation Serif" fo:font-size="11pt" fo:letter-spacing="normal" fo:font-style="normal" style:text-underline-style="none" fo:font-weight="normal" officeooo:rsid="01f883fa" officeooo:paragraph-rsid="01f883fa" fo:background-color="transparent" style:font-size-asian="11pt" style:font-size-complex="11pt"/>
    </style:style>
    <style:style style:name="P685" style:family="paragraph" style:parent-style-name="Standard" style:list-style-name="L136">
      <style:text-properties fo:font-variant="normal" fo:text-transform="none" style:use-window-font-color="true" style:font-name="Liberation Serif" fo:font-size="11pt" fo:letter-spacing="normal" fo:font-style="normal" style:text-underline-style="none" fo:font-weight="normal" officeooo:rsid="01f883fa" officeooo:paragraph-rsid="01f883fa" fo:background-color="transparent" style:font-size-asian="11pt" style:font-size-complex="11pt"/>
    </style:style>
    <style:style style:name="P686" style:family="paragraph" style:parent-style-name="Standard" style:list-style-name="L134">
      <style:text-properties fo:font-variant="normal" fo:text-transform="none" style:use-window-font-color="true" style:font-name="Liberation Serif" fo:font-size="11pt" fo:letter-spacing="normal" fo:font-style="normal" style:text-underline-style="none" fo:font-weight="normal" officeooo:rsid="037cdb8a" officeooo:paragraph-rsid="037cdb8a" fo:background-color="transparent" style:font-size-asian="11pt" style:font-size-complex="11pt"/>
    </style:style>
    <style:style style:name="P687" style:family="paragraph" style:parent-style-name="Standard" style:list-style-name="L136">
      <style:text-properties fo:font-variant="normal" fo:text-transform="none" style:use-window-font-color="true" style:font-name="Liberation Serif" fo:font-size="11pt" fo:letter-spacing="normal" fo:font-style="normal" style:text-underline-style="none" fo:font-weight="normal" officeooo:rsid="01fae598" officeooo:paragraph-rsid="01fae598" fo:background-color="transparent" style:font-size-asian="11pt" style:font-size-complex="11pt"/>
    </style:style>
    <style:style style:name="P688" style:family="paragraph" style:parent-style-name="Standard" style:list-style-name="L137">
      <style:text-properties fo:font-variant="normal" fo:text-transform="none" style:use-window-font-color="true" style:font-name="Liberation Serif" fo:font-size="11pt" fo:letter-spacing="normal" fo:font-style="normal" style:text-underline-style="none" fo:font-weight="normal" officeooo:rsid="01fca837" officeooo:paragraph-rsid="01fca837" fo:background-color="transparent" style:font-size-asian="11pt" style:font-size-complex="11pt"/>
    </style:style>
    <style:style style:name="P689" style:family="paragraph" style:parent-style-name="Standard" style:list-style-name="L139">
      <style:text-properties fo:font-variant="normal" fo:text-transform="none" style:use-window-font-color="true" style:font-name="Liberation Serif" fo:font-size="11pt" fo:letter-spacing="normal" fo:font-style="normal" style:text-underline-style="none" fo:font-weight="normal" officeooo:rsid="020892d0" officeooo:paragraph-rsid="020892d0" fo:background-color="transparent" style:font-size-asian="11pt" style:font-size-complex="11pt"/>
    </style:style>
    <style:style style:name="P690" style:family="paragraph" style:parent-style-name="Standard" style:list-style-name="L139">
      <style:text-properties fo:font-variant="normal" fo:text-transform="none" style:use-window-font-color="true" style:font-name="Liberation Serif" fo:font-size="11pt" fo:letter-spacing="normal" fo:font-style="normal" style:text-underline-style="none" fo:font-weight="normal" officeooo:rsid="02215b8f" officeooo:paragraph-rsid="02215b8f" fo:background-color="transparent" style:font-size-asian="11pt" style:font-size-complex="11pt"/>
    </style:style>
    <style:style style:name="P691" style:family="paragraph" style:parent-style-name="Standard" style:list-style-name="L140">
      <style:text-properties fo:font-variant="normal" fo:text-transform="none" style:use-window-font-color="true" style:font-name="Liberation Serif" fo:font-size="11pt" fo:letter-spacing="normal" fo:font-style="normal" style:text-underline-style="none" fo:font-weight="normal" officeooo:rsid="021a6d95" officeooo:paragraph-rsid="021a6d95" fo:background-color="transparent" style:font-size-asian="11pt" style:font-size-complex="11pt"/>
    </style:style>
    <style:style style:name="P692" style:family="paragraph" style:parent-style-name="Standard" style:list-style-name="L141">
      <style:text-properties fo:font-variant="normal" fo:text-transform="none" style:use-window-font-color="true" style:font-name="Liberation Serif" fo:font-size="11pt" fo:letter-spacing="normal" fo:font-style="normal" style:text-underline-style="none" fo:font-weight="normal" officeooo:rsid="021a6d95" officeooo:paragraph-rsid="021a6d95" fo:background-color="transparent" style:font-size-asian="11pt" style:font-size-complex="11pt"/>
    </style:style>
    <style:style style:name="P693" style:family="paragraph" style:parent-style-name="Standard" style:list-style-name="L142">
      <style:text-properties fo:font-variant="normal" fo:text-transform="none" style:use-window-font-color="true" style:font-name="Liberation Serif" fo:font-size="11pt" fo:letter-spacing="normal" fo:font-style="normal" style:text-underline-style="none" fo:font-weight="normal" officeooo:rsid="021a6d95" officeooo:paragraph-rsid="021a6d95" fo:background-color="transparent" style:font-size-asian="11pt" style:font-size-complex="11pt"/>
    </style:style>
    <style:style style:name="P694" style:family="paragraph" style:parent-style-name="Standard" style:list-style-name="L140">
      <style:text-properties fo:font-variant="normal" fo:text-transform="none" style:use-window-font-color="true" style:font-name="Liberation Serif" fo:font-size="11pt" fo:letter-spacing="normal" fo:font-style="normal" style:text-underline-style="none" fo:font-weight="normal" officeooo:rsid="022023f1" officeooo:paragraph-rsid="022023f1" fo:background-color="transparent" style:font-size-asian="11pt" style:font-size-complex="11pt"/>
    </style:style>
    <style:style style:name="P695" style:family="paragraph" style:parent-style-name="Standard" style:list-style-name="L141">
      <style:text-properties fo:font-variant="normal" fo:text-transform="none" style:use-window-font-color="true" style:font-name="Liberation Serif" fo:font-size="11pt" fo:letter-spacing="normal" fo:font-style="normal" style:text-underline-style="none" fo:font-weight="normal" officeooo:rsid="022023f1" officeooo:paragraph-rsid="022023f1" fo:background-color="transparent" style:font-size-asian="11pt" style:font-size-complex="11pt"/>
    </style:style>
    <style:style style:name="P696" style:family="paragraph" style:parent-style-name="Standard" style:list-style-name="L142">
      <style:text-properties fo:font-variant="normal" fo:text-transform="none" style:use-window-font-color="true" style:font-name="Liberation Serif" fo:font-size="11pt" fo:letter-spacing="normal" fo:font-style="normal" style:text-underline-style="none" fo:font-weight="normal" officeooo:rsid="022c52d0" officeooo:paragraph-rsid="022c52d0" fo:background-color="transparent" style:font-size-asian="11pt" style:font-size-complex="11pt"/>
    </style:style>
    <style:style style:name="P697" style:family="paragraph" style:parent-style-name="Standard" style:list-style-name="L142">
      <style:text-properties fo:font-variant="normal" fo:text-transform="none" style:use-window-font-color="true" style:font-name="Liberation Serif" fo:font-size="11pt" fo:letter-spacing="normal" fo:font-style="normal" style:text-underline-style="none" fo:font-weight="normal" officeooo:rsid="022d7988" officeooo:paragraph-rsid="022d7988" fo:background-color="transparent" style:font-size-asian="11pt" style:font-size-complex="11pt"/>
    </style:style>
    <style:style style:name="P698" style:family="paragraph" style:parent-style-name="Standard" style:list-style-name="L145">
      <style:text-properties fo:font-variant="normal" fo:text-transform="none" style:use-window-font-color="true" style:font-name="Liberation Serif" fo:font-size="11pt" fo:letter-spacing="normal" fo:font-style="normal" style:text-underline-style="none" fo:font-weight="normal" officeooo:rsid="02194d7a" officeooo:paragraph-rsid="02194d7a" fo:background-color="transparent" style:font-size-asian="11pt" style:font-size-complex="11pt"/>
    </style:style>
    <style:style style:name="P699" style:family="paragraph" style:parent-style-name="Standard" style:list-style-name="L148">
      <style:text-properties fo:font-variant="normal" fo:text-transform="none" style:use-window-font-color="true" style:font-name="Liberation Serif" fo:font-size="11pt" fo:letter-spacing="normal" fo:font-style="normal" style:text-underline-style="none" fo:font-weight="normal" officeooo:rsid="02194854" officeooo:paragraph-rsid="02194854" fo:background-color="transparent" style:font-size-asian="11pt" style:font-size-complex="11pt"/>
    </style:style>
    <style:style style:name="P700" style:family="paragraph" style:parent-style-name="Standard" style:list-style-name="L149">
      <style:text-properties fo:font-variant="normal" fo:text-transform="none" style:use-window-font-color="true" style:font-name="Liberation Serif" fo:font-size="11pt" fo:letter-spacing="normal" fo:font-style="normal" style:text-underline-style="none" fo:font-weight="normal" officeooo:rsid="020daa37" officeooo:paragraph-rsid="020eb6e1" fo:background-color="transparent" style:font-size-asian="11pt" style:font-size-complex="11pt"/>
    </style:style>
    <style:style style:name="P701" style:family="paragraph" style:parent-style-name="Standard" style:list-style-name="L149">
      <style:text-properties fo:font-variant="normal" fo:text-transform="none" style:use-window-font-color="true" style:font-name="Liberation Serif" fo:font-size="11pt" fo:letter-spacing="normal" fo:font-style="normal" style:text-underline-style="none" fo:font-weight="normal" officeooo:rsid="020eb6e1" officeooo:paragraph-rsid="020eb6e1" fo:background-color="transparent" style:font-size-asian="11pt" style:font-size-complex="11pt"/>
    </style:style>
    <style:style style:name="P702" style:family="paragraph" style:parent-style-name="Standard" style:list-style-name="L149">
      <style:text-properties fo:font-variant="normal" fo:text-transform="none" style:use-window-font-color="true" style:font-name="Liberation Serif" fo:font-size="11pt" fo:letter-spacing="normal" fo:font-style="normal" style:text-underline-style="none" fo:font-weight="normal" officeooo:rsid="020eb6e1" officeooo:paragraph-rsid="020fb9fc" fo:background-color="transparent" style:font-size-asian="11pt" style:font-size-complex="11pt"/>
    </style:style>
    <style:style style:name="P703" style:family="paragraph" style:parent-style-name="Standard" style:list-style-name="L149">
      <style:text-properties fo:font-variant="normal" fo:text-transform="none" style:use-window-font-color="true" style:font-name="Liberation Serif" fo:font-size="11pt" fo:letter-spacing="normal" fo:font-style="normal" style:text-underline-style="none" fo:font-weight="normal" officeooo:rsid="0210a586" officeooo:paragraph-rsid="0210a586" fo:background-color="transparent" style:font-size-asian="11pt" style:font-size-complex="11pt"/>
    </style:style>
    <style:style style:name="P704" style:family="paragraph" style:parent-style-name="Standard" style:list-style-name="L149">
      <style:text-properties fo:font-variant="normal" fo:text-transform="none" style:use-window-font-color="true" style:font-name="Liberation Serif" fo:font-size="11pt" fo:letter-spacing="normal" fo:font-style="normal" style:text-underline-style="none" fo:font-weight="normal" officeooo:rsid="0223eb00" officeooo:paragraph-rsid="0223eb00" fo:background-color="transparent" style:font-size-asian="11pt" style:font-size-complex="11pt"/>
    </style:style>
    <style:style style:name="P705" style:family="paragraph" style:parent-style-name="Standard" style:list-style-name="L149">
      <style:text-properties fo:font-variant="normal" fo:text-transform="none" style:use-window-font-color="true" style:font-name="Liberation Serif" fo:font-size="11pt" fo:letter-spacing="normal" fo:font-style="normal" style:text-underline-style="none" fo:font-weight="normal" officeooo:rsid="02252da5" officeooo:paragraph-rsid="02252da5" fo:background-color="transparent" style:font-size-asian="11pt" style:font-size-complex="11pt"/>
    </style:style>
    <style:style style:name="P706" style:family="paragraph" style:parent-style-name="Standard" style:list-style-name="L149">
      <style:text-properties fo:font-variant="normal" fo:text-transform="none" style:use-window-font-color="true" style:font-name="Liberation Serif" fo:font-size="11pt" fo:letter-spacing="normal" fo:font-style="normal" style:text-underline-style="none" fo:font-weight="normal" officeooo:rsid="0226666f" officeooo:paragraph-rsid="0226666f" fo:background-color="transparent" style:font-size-asian="11pt" style:font-size-complex="11pt"/>
    </style:style>
    <style:style style:name="P707" style:family="paragraph" style:parent-style-name="Standard" style:list-style-name="L153">
      <style:text-properties fo:font-variant="normal" fo:text-transform="none" style:use-window-font-color="true" style:font-name="Liberation Serif" fo:font-size="11pt" fo:letter-spacing="normal" fo:font-style="normal" style:text-underline-style="none" fo:font-weight="normal" officeooo:rsid="0226666f" officeooo:paragraph-rsid="0231d83d" fo:background-color="transparent" style:font-size-asian="11pt" style:font-size-complex="11pt"/>
    </style:style>
    <style:style style:name="P708" style:family="paragraph" style:parent-style-name="Standard" style:list-style-name="L151">
      <style:text-properties fo:font-variant="normal" fo:text-transform="none" style:use-window-font-color="true" style:font-name="Liberation Serif" fo:font-size="11pt" fo:letter-spacing="normal" fo:font-style="normal" style:text-underline-style="none" fo:font-weight="normal" officeooo:rsid="023777b1" officeooo:paragraph-rsid="023777b1" fo:background-color="transparent" style:font-size-asian="11pt" style:font-size-complex="11pt"/>
    </style:style>
    <style:style style:name="P709" style:family="paragraph" style:parent-style-name="Standard" style:list-style-name="L152">
      <style:text-properties fo:font-variant="normal" fo:text-transform="none" style:use-window-font-color="true" style:font-name="Liberation Serif" fo:font-size="11pt" fo:letter-spacing="normal" fo:font-style="normal" style:text-underline-style="none" fo:font-weight="normal" officeooo:rsid="0231d83d" officeooo:paragraph-rsid="0231d83d" fo:background-color="transparent" style:font-size-asian="11pt" style:font-size-complex="11pt"/>
    </style:style>
    <style:style style:name="P710" style:family="paragraph" style:parent-style-name="Standard" style:list-style-name="L154">
      <style:text-properties fo:font-variant="normal" fo:text-transform="none" style:use-window-font-color="true" style:font-name="Liberation Serif" fo:font-size="11pt" fo:letter-spacing="normal" fo:font-style="normal" style:text-underline-style="none" fo:font-weight="normal" officeooo:rsid="02394501" officeooo:paragraph-rsid="02394501" fo:background-color="transparent" style:font-size-asian="11pt" style:font-size-complex="11pt"/>
    </style:style>
    <style:style style:name="P711" style:family="paragraph" style:parent-style-name="Standard" style:list-style-name="L155">
      <style:text-properties fo:font-variant="normal" fo:text-transform="none" style:use-window-font-color="true" style:font-name="Liberation Serif" fo:font-size="11pt" fo:letter-spacing="normal" fo:font-style="normal" style:text-underline-style="none" fo:font-weight="normal" officeooo:rsid="023999ad" officeooo:paragraph-rsid="023999ad" fo:background-color="transparent" style:font-size-asian="11pt" style:font-size-complex="11pt"/>
    </style:style>
    <style:style style:name="P712" style:family="paragraph" style:parent-style-name="Standard" style:list-style-name="L157">
      <style:text-properties fo:font-variant="normal" fo:text-transform="none" style:use-window-font-color="true" style:font-name="Liberation Serif" fo:font-size="11pt" fo:letter-spacing="normal" fo:font-style="normal" style:text-underline-style="none" fo:font-weight="normal" officeooo:rsid="0246647a" officeooo:paragraph-rsid="0246647a" fo:background-color="transparent" style:font-size-asian="11pt" style:font-size-complex="11pt"/>
    </style:style>
    <style:style style:name="P713" style:family="paragraph" style:parent-style-name="Standard" style:list-style-name="L157">
      <style:text-properties fo:font-variant="normal" fo:text-transform="none" style:use-window-font-color="true" style:font-name="Liberation Serif" fo:font-size="11pt" fo:letter-spacing="normal" fo:font-style="normal" style:text-underline-style="none" fo:font-weight="normal" officeooo:rsid="02443ed6" officeooo:paragraph-rsid="02443ed6" fo:background-color="transparent" style:font-size-asian="11pt" style:font-size-complex="11pt"/>
    </style:style>
    <style:style style:name="P714" style:family="paragraph" style:parent-style-name="Standard" style:list-style-name="L158">
      <style:text-properties fo:font-variant="normal" fo:text-transform="none" style:use-window-font-color="true" style:font-name="Liberation Serif" fo:font-size="11pt" fo:letter-spacing="normal" fo:font-style="normal" style:text-underline-style="none" fo:font-weight="normal" officeooo:rsid="0241a9a4" officeooo:paragraph-rsid="0241a9a4" fo:background-color="transparent" style:font-size-asian="11pt" style:font-size-complex="11pt"/>
    </style:style>
    <style:style style:name="P715" style:family="paragraph" style:parent-style-name="Standard" style:list-style-name="L159">
      <style:text-properties fo:font-variant="normal" fo:text-transform="none" style:use-window-font-color="true" style:font-name="Liberation Serif" fo:font-size="11pt" fo:letter-spacing="normal" fo:font-style="normal" style:text-underline-style="none" fo:font-weight="normal" officeooo:rsid="02483e20" officeooo:paragraph-rsid="02483e20" fo:background-color="transparent" style:font-size-asian="11pt" style:font-size-complex="11pt"/>
    </style:style>
    <style:style style:name="P716" style:family="paragraph" style:parent-style-name="Standard" style:list-style-name="L159">
      <style:text-properties fo:font-variant="normal" fo:text-transform="none" style:use-window-font-color="true" style:font-name="Liberation Serif" fo:font-size="11pt" fo:letter-spacing="normal" fo:font-style="normal" style:text-underline-style="none" fo:font-weight="normal" officeooo:rsid="0248808b" officeooo:paragraph-rsid="0248808b" fo:background-color="transparent" style:font-size-asian="11pt" style:font-size-complex="11pt"/>
    </style:style>
    <style:style style:name="P717" style:family="paragraph" style:parent-style-name="Standard" style:list-style-name="L160">
      <style:text-properties fo:font-variant="normal" fo:text-transform="none" style:use-window-font-color="true" style:font-name="Liberation Serif" fo:font-size="11pt" fo:letter-spacing="normal" fo:font-style="normal" style:text-underline-style="none" fo:font-weight="normal" officeooo:rsid="0248808b" officeooo:paragraph-rsid="0248808b" fo:background-color="transparent" style:font-size-asian="11pt" style:font-size-complex="11pt"/>
    </style:style>
    <style:style style:name="P718" style:family="paragraph" style:parent-style-name="Standard" style:list-style-name="L159">
      <style:text-properties fo:font-variant="normal" fo:text-transform="none" style:use-window-font-color="true" style:font-name="Liberation Serif" fo:font-size="11pt" fo:letter-spacing="normal" fo:font-style="normal" style:text-underline-style="none" fo:font-weight="normal" officeooo:rsid="024b6bb9" officeooo:paragraph-rsid="024b6bb9" fo:background-color="transparent" style:font-size-asian="11pt" style:font-size-complex="11pt"/>
    </style:style>
    <style:style style:name="P719" style:family="paragraph" style:parent-style-name="Standard" style:list-style-name="L161">
      <style:text-properties fo:font-variant="normal" fo:text-transform="none" style:use-window-font-color="true" style:font-name="Liberation Serif" fo:font-size="11pt" fo:letter-spacing="normal" fo:font-style="normal" style:text-underline-style="none" fo:font-weight="normal" officeooo:rsid="024ebb5f" officeooo:paragraph-rsid="024ebb5f" fo:background-color="transparent" style:font-size-asian="11pt" style:font-size-complex="11pt"/>
    </style:style>
    <style:style style:name="P720" style:family="paragraph" style:parent-style-name="Standard" style:list-style-name="L165">
      <style:text-properties fo:font-variant="normal" fo:text-transform="none" style:use-window-font-color="true" style:font-name="Liberation Serif" fo:font-size="11pt" fo:letter-spacing="normal" fo:font-style="normal" style:text-underline-style="none" fo:font-weight="normal" officeooo:rsid="02582fe4" officeooo:paragraph-rsid="02582fe4" fo:background-color="transparent" style:font-size-asian="11pt" style:font-size-complex="11pt"/>
    </style:style>
    <style:style style:name="P721" style:family="paragraph" style:parent-style-name="Standard" style:list-style-name="L165">
      <style:text-properties fo:font-variant="normal" fo:text-transform="none" style:use-window-font-color="true" style:font-name="Liberation Serif" fo:font-size="11pt" fo:letter-spacing="normal" fo:font-style="normal" style:text-underline-style="none" fo:font-weight="normal" officeooo:rsid="025b0bb3" officeooo:paragraph-rsid="025b0bb3" fo:background-color="transparent" style:font-size-asian="11pt" style:font-size-complex="11pt"/>
    </style:style>
    <style:style style:name="P722" style:family="paragraph" style:parent-style-name="Standard" style:list-style-name="L165">
      <style:text-properties fo:font-variant="normal" fo:text-transform="none" style:use-window-font-color="true" style:font-name="Liberation Serif" fo:font-size="11pt" fo:letter-spacing="normal" fo:font-style="normal" style:text-underline-style="none" fo:font-weight="normal" officeooo:rsid="0261aaef" officeooo:paragraph-rsid="0261aaef" fo:background-color="transparent" style:font-size-asian="11pt" style:font-size-complex="11pt"/>
    </style:style>
    <style:style style:name="P723" style:family="paragraph" style:parent-style-name="Standard" style:list-style-name="L169">
      <style:text-properties fo:font-variant="normal" fo:text-transform="none" style:use-window-font-color="true" style:font-name="Liberation Serif" fo:font-size="11pt" fo:letter-spacing="normal" fo:font-style="normal" style:text-underline-style="none" fo:font-weight="normal" officeooo:rsid="0267443f" officeooo:paragraph-rsid="026e4ff8" fo:background-color="transparent" style:font-size-asian="11pt" style:font-size-complex="11pt"/>
    </style:style>
    <style:style style:name="P724" style:family="paragraph" style:parent-style-name="Standard" style:list-style-name="L192">
      <style:text-properties fo:font-variant="normal" fo:text-transform="none" style:use-window-font-color="true" style:font-name="Liberation Serif" fo:font-size="11pt" fo:letter-spacing="normal" fo:font-style="normal" style:text-underline-style="none" fo:font-weight="normal" officeooo:rsid="02d8a6bf" officeooo:paragraph-rsid="02d8a6bf" fo:background-color="transparent" style:font-size-asian="11pt" style:font-size-complex="11pt"/>
    </style:style>
    <style:style style:name="P725" style:family="paragraph" style:parent-style-name="Standard" style:list-style-name="L192">
      <style:text-properties fo:font-variant="normal" fo:text-transform="none" style:use-window-font-color="true" style:font-name="Liberation Serif" fo:font-size="11pt" fo:letter-spacing="normal" fo:font-style="normal" style:text-underline-style="none" fo:font-weight="normal" officeooo:rsid="02d8f499" officeooo:paragraph-rsid="02d8f499" fo:background-color="transparent" style:font-size-asian="11pt" style:font-size-complex="11pt"/>
    </style:style>
    <style:style style:name="P726" style:family="paragraph" style:parent-style-name="Standard" style:list-style-name="L197">
      <style:text-properties fo:font-variant="normal" fo:text-transform="none" style:use-window-font-color="true" style:font-name="Liberation Serif" fo:font-size="11pt" fo:letter-spacing="normal" fo:font-style="normal" style:text-underline-style="none" fo:font-weight="normal" officeooo:rsid="02c74e9e" officeooo:paragraph-rsid="02c85842" fo:background-color="transparent" style:font-size-asian="11pt" style:font-size-complex="11pt"/>
    </style:style>
    <style:style style:name="P727" style:family="paragraph" style:parent-style-name="Standard" style:list-style-name="L198">
      <style:text-properties fo:font-variant="normal" fo:text-transform="none" style:use-window-font-color="true" style:font-name="Liberation Serif" fo:font-size="11pt" fo:letter-spacing="normal" fo:font-style="normal" style:text-underline-style="none" fo:font-weight="normal" officeooo:rsid="02c74e9e" officeooo:paragraph-rsid="02c85842" fo:background-color="transparent" style:font-size-asian="11pt" style:font-size-complex="11pt"/>
    </style:style>
    <style:style style:name="P728" style:family="paragraph" style:parent-style-name="Standard" style:list-style-name="L199">
      <style:text-properties fo:font-variant="normal" fo:text-transform="none" style:use-window-font-color="true" style:font-name="Liberation Serif" fo:font-size="11pt" fo:letter-spacing="normal" fo:font-style="normal" style:text-underline-style="none" fo:font-weight="normal" officeooo:rsid="02c74e9e" officeooo:paragraph-rsid="02c85842" fo:background-color="transparent" style:font-size-asian="11pt" style:font-size-complex="11pt"/>
    </style:style>
    <style:style style:name="P729" style:family="paragraph" style:parent-style-name="Standard" style:list-style-name="L200">
      <style:text-properties fo:font-variant="normal" fo:text-transform="none" style:use-window-font-color="true" style:font-name="Liberation Serif" fo:font-size="11pt" fo:letter-spacing="normal" fo:font-style="normal" style:text-underline-style="none" fo:font-weight="normal" officeooo:rsid="02c74e9e" officeooo:paragraph-rsid="02c85842" fo:background-color="transparent" style:font-size-asian="11pt" style:font-size-complex="11pt"/>
    </style:style>
    <style:style style:name="P730" style:family="paragraph" style:parent-style-name="Standard" style:list-style-name="L204">
      <style:text-properties fo:font-variant="normal" fo:text-transform="none" style:use-window-font-color="true" style:font-name="Liberation Serif" fo:font-size="11pt" fo:letter-spacing="normal" fo:font-style="normal" style:text-underline-style="none" fo:font-weight="normal" officeooo:rsid="02debaf9" officeooo:paragraph-rsid="02debaf9" fo:background-color="transparent" style:font-size-asian="11pt" style:font-size-complex="11pt"/>
    </style:style>
    <style:style style:name="P731" style:family="paragraph" style:parent-style-name="Standard" style:list-style-name="L204">
      <style:text-properties fo:font-variant="normal" fo:text-transform="none" style:use-window-font-color="true" style:font-name="Liberation Serif" fo:font-size="11pt" fo:letter-spacing="normal" fo:font-style="normal" style:text-underline-style="none" fo:font-weight="normal" officeooo:rsid="02e285ba" officeooo:paragraph-rsid="02e285ba" fo:background-color="transparent" style:font-size-asian="11pt" style:font-size-complex="11pt"/>
    </style:style>
    <style:style style:name="P732" style:family="paragraph" style:parent-style-name="Standard" style:list-style-name="L211">
      <style:text-properties fo:font-variant="normal" fo:text-transform="none" style:use-window-font-color="true" style:font-name="Liberation Serif" fo:font-size="11pt" fo:letter-spacing="normal" fo:font-style="normal" style:text-underline-style="none" fo:font-weight="normal" officeooo:rsid="02f20ce9" officeooo:paragraph-rsid="02f20ce9" fo:background-color="transparent" style:font-size-asian="11pt" style:font-size-complex="11pt"/>
    </style:style>
    <style:style style:name="P733" style:family="paragraph" style:parent-style-name="Standard" style:list-style-name="L212">
      <style:text-properties fo:font-variant="normal" fo:text-transform="none" style:use-window-font-color="true" style:font-name="Liberation Serif" fo:font-size="11pt" fo:letter-spacing="normal" fo:font-style="normal" style:text-underline-style="none" fo:font-weight="normal" officeooo:rsid="02f20ce9" officeooo:paragraph-rsid="02f3c321" fo:background-color="transparent" style:font-size-asian="11pt" style:font-size-complex="11pt"/>
    </style:style>
    <style:style style:name="P734" style:family="paragraph" style:parent-style-name="Standard" style:list-style-name="L212">
      <style:text-properties fo:font-variant="normal" fo:text-transform="none" style:use-window-font-color="true" style:font-name="Liberation Serif" fo:font-size="11pt" fo:letter-spacing="normal" fo:font-style="normal" style:text-underline-style="none" fo:font-weight="normal" officeooo:rsid="02f3c321" officeooo:paragraph-rsid="02f3c321" fo:background-color="transparent" style:font-size-asian="11pt" style:font-size-complex="11pt"/>
    </style:style>
    <style:style style:name="P735" style:family="paragraph" style:parent-style-name="Standard" style:list-style-name="L231">
      <style:text-properties fo:font-variant="normal" fo:text-transform="none" style:use-window-font-color="true" style:font-name="Liberation Serif" fo:font-size="11pt" fo:letter-spacing="normal" fo:font-style="normal" style:text-underline-style="none" fo:font-weight="normal" officeooo:rsid="0371c34b" officeooo:paragraph-rsid="0371c34b" fo:background-color="transparent" style:font-size-asian="11pt" style:font-size-complex="11pt"/>
    </style:style>
    <style:style style:name="P736" style:family="paragraph" style:parent-style-name="Standard" style:list-style-name="L231">
      <style:text-properties fo:font-variant="normal" fo:text-transform="none" style:use-window-font-color="true" style:font-name="Liberation Serif" fo:font-size="11pt" fo:letter-spacing="normal" fo:font-style="normal" style:text-underline-style="none" fo:font-weight="normal" officeooo:rsid="0372ab5e" officeooo:paragraph-rsid="0372ab5e" fo:background-color="transparent" style:font-size-asian="11pt" style:font-size-complex="11pt"/>
    </style:style>
    <style:style style:name="P737" style:family="paragraph" style:parent-style-name="Standard" style:list-style-name="L231">
      <style:text-properties fo:font-variant="normal" fo:text-transform="none" style:use-window-font-color="true" style:font-name="Liberation Serif" fo:font-size="11pt" fo:letter-spacing="normal" fo:font-style="normal" style:text-underline-style="none" fo:font-weight="normal" officeooo:rsid="03736e64" officeooo:paragraph-rsid="03736e64" fo:background-color="transparent" style:font-size-asian="11pt" style:font-size-complex="11pt"/>
    </style:style>
    <style:style style:name="P738" style:family="paragraph" style:parent-style-name="Standard" style:list-style-name="L231">
      <style:text-properties fo:font-variant="normal" fo:text-transform="none" style:use-window-font-color="true" style:font-name="Liberation Serif" fo:font-size="11pt" fo:letter-spacing="normal" fo:font-style="normal" style:text-underline-style="none" fo:font-weight="normal" officeooo:rsid="036e8356" officeooo:paragraph-rsid="036e8356" fo:background-color="transparent" style:font-size-asian="11pt" style:font-size-complex="11pt"/>
    </style:style>
    <style:style style:name="P739" style:family="paragraph" style:parent-style-name="Standard" style:list-style-name="L231">
      <style:text-properties fo:font-variant="normal" fo:text-transform="none" style:use-window-font-color="true" style:font-name="Liberation Serif" fo:font-size="11pt" fo:letter-spacing="normal" fo:font-style="normal" style:text-underline-style="none" fo:font-weight="normal" officeooo:rsid="036fadfc" officeooo:paragraph-rsid="036fadfc" fo:background-color="transparent" style:font-size-asian="11pt" style:font-size-complex="11pt"/>
    </style:style>
    <style:style style:name="P740" style:family="paragraph" style:parent-style-name="Standard" style:list-style-name="L235">
      <style:text-properties fo:font-variant="normal" fo:text-transform="none" style:use-window-font-color="true" style:font-name="Liberation Serif" fo:font-size="11pt" fo:letter-spacing="normal" fo:font-style="normal" style:text-underline-style="none" fo:font-weight="normal" officeooo:rsid="03498415" officeooo:paragraph-rsid="03498415" fo:background-color="transparent" style:font-size-asian="11pt" style:font-size-complex="11pt"/>
    </style:style>
    <style:style style:name="P741" style:family="paragraph" style:parent-style-name="Standard" style:list-style-name="L235">
      <style:text-properties fo:font-variant="normal" fo:text-transform="none" style:use-window-font-color="true" style:font-name="Liberation Serif" fo:font-size="11pt" fo:letter-spacing="normal" fo:font-style="normal" style:text-underline-style="none" fo:font-weight="normal" officeooo:rsid="034aa649" officeooo:paragraph-rsid="034aa649" fo:background-color="transparent" style:font-size-asian="11pt" style:font-size-complex="11pt"/>
    </style:style>
    <style:style style:name="P742" style:family="paragraph" style:parent-style-name="Standard" style:list-style-name="L235">
      <style:text-properties fo:font-variant="normal" fo:text-transform="none" style:use-window-font-color="true" style:font-name="Liberation Serif" fo:font-size="11pt" fo:letter-spacing="normal" fo:font-style="normal" style:text-underline-style="none" fo:font-weight="normal" officeooo:rsid="034b9abc" officeooo:paragraph-rsid="034b9abc" fo:background-color="transparent" style:font-size-asian="11pt" style:font-size-complex="11pt"/>
    </style:style>
    <style:style style:name="P743" style:family="paragraph" style:parent-style-name="Standard" style:list-style-name="L236">
      <style:text-properties fo:font-variant="normal" fo:text-transform="none" style:use-window-font-color="true" style:font-name="Liberation Serif" fo:font-size="11pt" fo:letter-spacing="normal" fo:font-style="normal" style:text-underline-style="none" fo:font-weight="normal" officeooo:rsid="0319772c" officeooo:paragraph-rsid="0319772c" fo:background-color="transparent" style:font-size-asian="11pt" style:font-size-complex="11pt"/>
    </style:style>
    <style:style style:name="P744" style:family="paragraph" style:parent-style-name="Standard" style:list-style-name="L239">
      <style:text-properties fo:font-variant="normal" fo:text-transform="none" style:use-window-font-color="true" style:font-name="Liberation Serif" fo:font-size="11pt" fo:letter-spacing="normal" fo:font-style="normal" style:text-underline-style="none" fo:font-weight="normal" officeooo:rsid="031bffd6" officeooo:paragraph-rsid="03936e12" fo:background-color="transparent" style:font-size-asian="11pt" style:font-size-complex="11pt"/>
    </style:style>
    <style:style style:name="P745" style:family="paragraph" style:parent-style-name="Standard" style:list-style-name="L239">
      <style:text-properties fo:font-variant="normal" fo:text-transform="none" style:use-window-font-color="true" style:font-name="Liberation Serif" fo:font-size="11pt" fo:letter-spacing="normal" fo:font-style="normal" style:text-underline-style="none" fo:font-weight="normal" officeooo:rsid="031dce75" officeooo:paragraph-rsid="03936e12" fo:background-color="transparent" style:font-size-asian="11pt" style:font-size-complex="11pt"/>
    </style:style>
    <style:style style:name="P746" style:family="paragraph" style:parent-style-name="Standard" style:list-style-name="L245">
      <style:text-properties fo:font-variant="normal" fo:text-transform="none" style:use-window-font-color="true" style:font-name="Liberation Serif" fo:font-size="11pt" fo:letter-spacing="normal" fo:font-style="normal" style:text-underline-style="none" fo:font-weight="normal" officeooo:rsid="031dce75" officeooo:paragraph-rsid="03936e12" fo:background-color="transparent" style:font-size-asian="11pt" style:font-size-complex="11pt"/>
    </style:style>
    <style:style style:name="P747" style:family="paragraph" style:parent-style-name="Standard" style:list-style-name="L239">
      <style:text-properties fo:font-variant="normal" fo:text-transform="none" style:use-window-font-color="true" style:font-name="Liberation Serif" fo:font-size="11pt" fo:letter-spacing="normal" fo:font-style="normal" style:text-underline-style="none" fo:font-weight="normal" officeooo:rsid="032838bc" officeooo:paragraph-rsid="03936e12" fo:background-color="transparent" style:font-size-asian="11pt" style:font-size-complex="11pt"/>
    </style:style>
    <style:style style:name="P748" style:family="paragraph" style:parent-style-name="Standard" style:list-style-name="L240">
      <style:text-properties fo:font-variant="normal" fo:text-transform="none" style:use-window-font-color="true" style:font-name="Liberation Serif" fo:font-size="11pt" fo:letter-spacing="normal" fo:font-style="normal" style:text-underline-style="none" fo:font-weight="normal" officeooo:rsid="003254f2" officeooo:paragraph-rsid="03936e12" fo:background-color="transparent" style:font-size-asian="11pt" style:font-size-complex="11pt"/>
    </style:style>
    <style:style style:name="P749" style:family="paragraph" style:parent-style-name="Standard" style:list-style-name="L241">
      <style:text-properties fo:font-variant="normal" fo:text-transform="none" style:use-window-font-color="true" style:font-name="Liberation Serif" fo:font-size="11pt" fo:letter-spacing="normal" fo:font-style="normal" style:text-underline-style="none" fo:font-weight="normal" officeooo:rsid="003254f2" officeooo:paragraph-rsid="03936e12" fo:background-color="transparent" style:font-size-asian="11pt" style:font-size-complex="11pt"/>
    </style:style>
    <style:style style:name="P750" style:family="paragraph" style:parent-style-name="Standard" style:list-style-name="L240">
      <style:text-properties fo:font-variant="normal" fo:text-transform="none" style:use-window-font-color="true" style:font-name="Liberation Serif" fo:font-size="11pt" fo:letter-spacing="normal" fo:font-style="normal" style:text-underline-style="none" fo:font-weight="normal" officeooo:rsid="0027fc2a" officeooo:paragraph-rsid="03936e12" fo:background-color="transparent" style:font-size-asian="11pt" style:font-size-complex="11pt"/>
    </style:style>
    <style:style style:name="P751" style:family="paragraph" style:parent-style-name="Standard" style:list-style-name="L244">
      <style:text-properties fo:font-variant="normal" fo:text-transform="none" style:use-window-font-color="true" style:font-name="Liberation Serif" fo:font-size="11pt" fo:letter-spacing="normal" fo:font-style="normal" style:text-underline-style="none" fo:font-weight="normal" officeooo:rsid="0027fc2a" officeooo:paragraph-rsid="03936e12" fo:background-color="transparent" style:font-size-asian="11pt" style:font-size-complex="11pt"/>
    </style:style>
    <style:style style:name="P752" style:family="paragraph" style:parent-style-name="Standard" style:list-style-name="L244">
      <style:text-properties fo:font-variant="normal" fo:text-transform="none" style:use-window-font-color="true" style:font-name="Liberation Serif" fo:font-size="11pt" fo:letter-spacing="normal" fo:font-style="normal" style:text-underline-style="none" fo:font-weight="normal" officeooo:rsid="00136a15" officeooo:paragraph-rsid="03936e12" fo:background-color="transparent" style:font-size-asian="11pt" style:font-size-complex="11pt"/>
    </style:style>
    <style:style style:name="P753" style:family="paragraph" style:parent-style-name="Standard" style:list-style-name="L244">
      <style:text-properties fo:font-variant="normal" fo:text-transform="none" style:use-window-font-color="true" style:font-name="Liberation Serif" fo:font-size="11pt" fo:letter-spacing="normal" fo:font-style="normal" style:text-underline-style="none" fo:font-weight="normal" officeooo:rsid="03294268" officeooo:paragraph-rsid="03936e12" fo:background-color="transparent" style:font-size-asian="11pt" style:font-size-complex="11pt"/>
    </style:style>
    <style:style style:name="P754" style:family="paragraph" style:parent-style-name="Standard" style:list-style-name="L244">
      <style:text-properties fo:font-variant="normal" fo:text-transform="none" style:use-window-font-color="true" style:font-name="Liberation Serif" fo:font-size="11pt" fo:letter-spacing="normal" fo:font-style="normal" style:text-underline-style="none" fo:font-weight="normal" officeooo:rsid="0329ed50" officeooo:paragraph-rsid="03936e12" fo:background-color="transparent" style:font-size-asian="11pt" style:font-size-complex="11pt"/>
    </style:style>
    <style:style style:name="P755" style:family="paragraph" style:parent-style-name="Standard" style:list-style-name="L244">
      <style:text-properties fo:font-variant="normal" fo:text-transform="none" style:use-window-font-color="true" style:font-name="Liberation Serif" fo:font-size="11pt" fo:letter-spacing="normal" fo:font-style="normal" style:text-underline-style="none" fo:font-weight="normal" officeooo:rsid="00177306" officeooo:paragraph-rsid="03936e12" fo:background-color="transparent" style:font-size-asian="11pt" style:font-size-complex="11pt"/>
    </style:style>
    <style:style style:name="P756" style:family="paragraph" style:parent-style-name="Standard" style:list-style-name="L244">
      <style:text-properties fo:font-variant="normal" fo:text-transform="none" style:use-window-font-color="true" style:font-name="Liberation Serif" fo:font-size="11pt" fo:letter-spacing="normal" fo:font-style="normal" style:text-underline-style="none" fo:font-weight="normal" officeooo:rsid="0012238a" officeooo:paragraph-rsid="03936e12" fo:background-color="transparent" style:font-size-asian="11pt" style:font-size-complex="11pt"/>
    </style:style>
    <style:style style:name="P757" style:family="paragraph" style:parent-style-name="Standard" style:list-style-name="L244">
      <style:text-properties fo:font-variant="normal" fo:text-transform="none" style:use-window-font-color="true" style:font-name="Liberation Serif" fo:font-size="11pt" fo:letter-spacing="normal" fo:font-style="normal" style:text-underline-style="none" fo:font-weight="normal" officeooo:rsid="0010e77c" officeooo:paragraph-rsid="03936e12" fo:background-color="transparent" style:font-size-asian="11pt" style:font-size-complex="11pt"/>
    </style:style>
    <style:style style:name="P758" style:family="paragraph" style:parent-style-name="Standard" style:list-style-name="L244">
      <style:text-properties fo:font-variant="normal" fo:text-transform="none" style:use-window-font-color="true" style:font-name="Liberation Serif" fo:font-size="11pt" fo:letter-spacing="normal" fo:font-style="normal" style:text-underline-style="none" fo:font-weight="normal" officeooo:rsid="000d6844" officeooo:paragraph-rsid="03936e12" fo:background-color="transparent" style:font-size-asian="11pt" style:font-size-complex="11pt"/>
    </style:style>
    <style:style style:name="P759" style:family="paragraph" style:parent-style-name="Standard" style:list-style-name="L244">
      <style:text-properties fo:font-variant="normal" fo:text-transform="none" style:use-window-font-color="true" style:font-name="Liberation Serif" fo:font-size="11pt" fo:letter-spacing="normal" fo:font-style="normal" style:text-underline-style="none" fo:font-weight="normal" officeooo:rsid="001b7064" officeooo:paragraph-rsid="03936e12" fo:background-color="transparent" style:font-size-asian="11pt" style:font-size-complex="11pt"/>
    </style:style>
    <style:style style:name="P760" style:family="paragraph" style:parent-style-name="Standard" style:list-style-name="L245">
      <style:text-properties fo:font-variant="normal" fo:text-transform="none" style:use-window-font-color="true" style:font-name="Liberation Serif" fo:font-size="11pt" fo:letter-spacing="normal" fo:font-style="normal" style:text-underline-style="none" fo:font-weight="normal" officeooo:rsid="00371c38" officeooo:paragraph-rsid="03936e12" fo:background-color="transparent" style:font-size-asian="11pt" style:font-size-complex="11pt"/>
    </style:style>
    <style:style style:name="P761" style:family="paragraph" style:parent-style-name="Standard" style:list-style-name="L246">
      <style:text-properties fo:font-variant="normal" fo:text-transform="none" style:use-window-font-color="true" style:font-name="Liberation Serif" fo:font-size="11pt" fo:letter-spacing="normal" fo:font-style="normal" style:text-underline-style="none" fo:font-weight="normal" officeooo:rsid="033bd8d7" officeooo:paragraph-rsid="03936e12" fo:background-color="transparent" style:font-size-asian="11pt" style:font-size-complex="11pt"/>
    </style:style>
    <style:style style:name="P762" style:family="paragraph" style:parent-style-name="Standard" style:list-style-name="L246">
      <style:text-properties fo:font-variant="normal" fo:text-transform="none" style:use-window-font-color="true" style:font-name="Liberation Serif" fo:font-size="11pt" fo:letter-spacing="normal" fo:font-style="normal" style:text-underline-style="none" fo:font-weight="normal" officeooo:rsid="03264be5" officeooo:paragraph-rsid="03936e12" fo:background-color="transparent" style:font-size-asian="11pt" style:font-size-complex="11pt"/>
    </style:style>
    <style:style style:name="P763" style:family="paragraph" style:parent-style-name="Standard" style:list-style-name="L255">
      <style:text-properties fo:font-variant="normal" fo:text-transform="none" style:use-window-font-color="true" style:font-name="Liberation Serif" fo:font-size="11pt" fo:letter-spacing="normal" fo:font-style="normal" style:text-underline-style="none" fo:font-weight="normal" officeooo:rsid="039bb0ad" officeooo:paragraph-rsid="039bb0ad" fo:background-color="transparent" style:font-size-asian="11pt" style:font-size-complex="11pt"/>
    </style:style>
    <style:style style:name="P764" style:family="paragraph" style:parent-style-name="Standard" style:list-style-name="L256">
      <style:text-properties fo:font-variant="normal" fo:text-transform="none" style:use-window-font-color="true" style:font-name="Liberation Serif" fo:font-size="11pt" fo:letter-spacing="normal" fo:font-style="normal" style:text-underline-style="none" fo:font-weight="normal" officeooo:rsid="039bb0ad" officeooo:paragraph-rsid="039bb0ad" fo:background-color="transparent" style:font-size-asian="11pt" style:font-size-complex="11pt"/>
    </style:style>
    <style:style style:name="P765" style:family="paragraph" style:parent-style-name="Standard" style:list-style-name="L257">
      <style:text-properties fo:font-variant="normal" fo:text-transform="none" style:use-window-font-color="true" style:font-name="Liberation Serif" fo:font-size="11pt" fo:letter-spacing="normal" fo:font-style="normal" style:text-underline-style="none" fo:font-weight="normal" officeooo:rsid="039bb0ad" officeooo:paragraph-rsid="039bb0ad" fo:background-color="transparent" style:font-size-asian="11pt" style:font-size-complex="11pt"/>
    </style:style>
    <style:style style:name="P766" style:family="paragraph" style:parent-style-name="Standard" style:list-style-name="L264">
      <style:text-properties fo:font-variant="normal" fo:text-transform="none" style:use-window-font-color="true" style:font-name="Liberation Serif" fo:font-size="11pt" fo:letter-spacing="normal" fo:font-style="normal" style:text-underline-style="none" fo:font-weight="normal" officeooo:rsid="03ae0152" officeooo:paragraph-rsid="03ae0152" fo:background-color="transparent" style:font-size-asian="11pt" style:font-size-complex="11pt"/>
    </style:style>
    <style:style style:name="P767" style:family="paragraph" style:parent-style-name="Standard" style:list-style-name="L264">
      <style:text-properties fo:font-variant="normal" fo:text-transform="none" style:use-window-font-color="true" style:font-name="Liberation Serif" fo:font-size="11pt" fo:letter-spacing="normal" fo:font-style="normal" style:text-underline-style="none" fo:font-weight="normal" officeooo:rsid="03b1800b" officeooo:paragraph-rsid="03b1800b" fo:background-color="transparent" style:font-size-asian="11pt" style:font-size-complex="11pt"/>
    </style:style>
    <style:style style:name="P768" style:family="paragraph" style:parent-style-name="Standard" style:list-style-name="L264">
      <style:text-properties fo:font-variant="normal" fo:text-transform="none" style:use-window-font-color="true" style:font-name="Liberation Serif" fo:font-size="11pt" fo:letter-spacing="normal" fo:font-style="normal" style:text-underline-style="none" fo:font-weight="normal" officeooo:rsid="03b1b205" officeooo:paragraph-rsid="03b1b205" fo:background-color="transparent" style:font-size-asian="11pt" style:font-size-complex="11pt"/>
    </style:style>
    <style:style style:name="P769" style:family="paragraph" style:parent-style-name="Standard" style:list-style-name="L287">
      <style:text-properties fo:font-variant="normal" fo:text-transform="none" style:use-window-font-color="true" style:font-name="Liberation Serif" fo:font-size="11pt" fo:letter-spacing="normal" fo:font-style="normal" style:text-underline-style="none" fo:font-weight="normal" officeooo:rsid="03e60e41" officeooo:paragraph-rsid="03e60e41" fo:background-color="transparent" style:font-size-asian="11pt" style:font-size-complex="11pt"/>
    </style:style>
    <style:style style:name="P770" style:family="paragraph" style:parent-style-name="Standard" style:list-style-name="L287">
      <style:text-properties fo:font-variant="normal" fo:text-transform="none" style:use-window-font-color="true" style:font-name="Liberation Serif" fo:font-size="11pt" fo:letter-spacing="normal" fo:font-style="normal" style:text-underline-style="none" fo:font-weight="normal" officeooo:rsid="03e60e41" officeooo:paragraph-rsid="03e7331d" fo:background-color="transparent" style:font-size-asian="11pt" style:font-size-complex="11pt"/>
    </style:style>
    <style:style style:name="P771" style:family="paragraph" style:parent-style-name="Standard" style:list-style-name="L201">
      <style:text-properties fo:font-variant="normal" fo:text-transform="none" style:use-window-font-color="true" style:font-name="Liberation Serif" fo:font-size="11pt" fo:letter-spacing="normal" fo:font-style="normal" style:text-underline-style="none" fo:font-weight="normal" officeooo:rsid="02b08498" officeooo:paragraph-rsid="02d3c4a8" fo:background-color="transparent" style:font-size-asian="11pt" style:font-size-complex="11pt"/>
    </style:style>
    <style:style style:name="P772" style:family="paragraph" style:parent-style-name="Standard" style:list-style-name="L251">
      <style:text-properties fo:font-variant="normal" fo:text-transform="none" style:use-window-font-color="true" style:font-name="Liberation Serif" fo:font-size="11pt" fo:letter-spacing="normal" fo:font-style="normal" style:text-underline-style="none" fo:font-weight="normal" officeooo:rsid="03961f0e" officeooo:paragraph-rsid="03961f0e" fo:background-color="transparent" style:font-size-asian="11pt" style:font-size-complex="11pt"/>
    </style:style>
    <style:style style:name="P773" style:family="paragraph" style:parent-style-name="Standard" style:list-style-name="L162">
      <style:text-properties fo:font-variant="normal" fo:text-transform="none" style:use-window-font-color="true" style:font-name="Liberation Serif" fo:font-size="11pt" fo:letter-spacing="normal" fo:font-style="normal" style:text-underline-style="none" fo:font-weight="normal" officeooo:rsid="02512990" officeooo:paragraph-rsid="02512990" fo:background-color="transparent" style:font-size-asian="11pt" style:font-style-asian="normal" style:font-size-complex="11pt" style:font-style-complex="normal"/>
    </style:style>
    <style:style style:name="P774" style:family="paragraph" style:parent-style-name="Standard" style:list-style-name="L163">
      <style:text-properties fo:font-variant="normal" fo:text-transform="none" style:use-window-font-color="true" style:font-name="Liberation Serif" fo:font-size="11pt" fo:letter-spacing="normal" fo:font-style="normal" style:text-underline-style="none" fo:font-weight="normal" officeooo:rsid="0253a187" officeooo:paragraph-rsid="0253a187" fo:background-color="transparent" style:font-size-asian="11pt" style:font-style-asian="normal" style:font-size-complex="11pt" style:font-style-complex="normal"/>
    </style:style>
    <style:style style:name="P775" style:family="paragraph" style:parent-style-name="Standard" style:list-style-name="L164">
      <style:text-properties fo:font-variant="normal" fo:text-transform="none" style:use-window-font-color="true" style:font-name="Liberation Serif" fo:font-size="11pt" fo:letter-spacing="normal" fo:font-style="normal" style:text-underline-style="none" fo:font-weight="normal" officeooo:rsid="02571929" officeooo:paragraph-rsid="02571929" fo:background-color="transparent" style:font-size-asian="11pt" style:font-style-asian="normal" style:font-size-complex="11pt" style:font-style-complex="normal"/>
    </style:style>
    <style:style style:name="P776" style:family="paragraph" style:parent-style-name="Standard" style:list-style-name="L185">
      <style:text-properties fo:font-variant="normal" fo:text-transform="none" style:use-window-font-color="true" style:font-name="Liberation Serif" fo:font-size="11pt" fo:letter-spacing="normal" fo:font-style="normal" style:text-underline-style="none" fo:font-weight="normal" officeooo:rsid="02af555b" officeooo:paragraph-rsid="02af555b" fo:background-color="transparent" style:font-size-asian="11pt" style:font-weight-asian="normal" style:font-size-complex="11pt" style:font-weight-complex="normal"/>
    </style:style>
    <style:style style:name="P777" style:family="paragraph" style:parent-style-name="Standard" style:list-style-name="L201">
      <style:text-properties fo:font-variant="normal" fo:text-transform="none" style:use-window-font-color="true" style:font-name="Liberation Serif" fo:font-size="11pt" fo:letter-spacing="normal" fo:font-style="normal" style:text-underline-style="none" fo:font-weight="normal" officeooo:rsid="02af555b" officeooo:paragraph-rsid="02d3c4a8" fo:background-color="transparent" style:font-size-asian="11pt" style:font-weight-asian="normal" style:font-size-complex="11pt" style:font-weight-complex="normal"/>
    </style:style>
    <style:style style:name="P778" style:family="paragraph" style:parent-style-name="Standard" style:list-style-name="L299">
      <style:text-properties fo:font-variant="normal" fo:text-transform="none" style:use-window-font-color="true" style:font-name="Liberation Serif" fo:font-size="12pt" fo:letter-spacing="normal" fo:font-style="normal" style:text-underline-style="none" fo:font-weight="normal" officeooo:rsid="00172754" officeooo:paragraph-rsid="0182d48b" style:font-size-asian="12pt" style:font-weight-asian="normal" style:font-size-complex="12pt" style:font-weight-complex="normal"/>
    </style:style>
    <style:style style:name="P779" style:family="paragraph" style:parent-style-name="Standard" style:list-style-name="L299">
      <style:paragraph-properties fo:line-height="100%"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67e532f" officeooo:paragraph-rsid="0182d48b"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80" style:family="paragraph" style:parent-style-name="Standard" style:list-style-name="L16">
      <style:text-properties fo:font-variant="normal" fo:text-transform="none" fo:color="#c9211e" style:font-name="Liberation Serif" fo:font-size="11pt" fo:letter-spacing="normal" fo:font-style="normal" style:text-underline-style="none" fo:font-weight="normal" officeooo:rsid="00567252" officeooo:paragraph-rsid="00567252" style:font-size-asian="11pt" style:font-size-complex="11pt"/>
    </style:style>
    <style:style style:name="P781" style:family="paragraph" style:parent-style-name="Standard" style:list-style-name="L17">
      <style:text-properties fo:font-variant="normal" fo:text-transform="none" fo:color="#c9211e" style:font-name="Liberation Serif" fo:font-size="11pt" fo:letter-spacing="normal" fo:font-style="normal" style:text-underline-style="none" fo:font-weight="normal" officeooo:rsid="00696b43" officeooo:paragraph-rsid="00696b43" style:font-size-asian="11pt" style:font-size-complex="11pt"/>
    </style:style>
    <style:style style:name="P782" style:family="paragraph" style:parent-style-name="Standard" style:list-style-name="L18">
      <style:text-properties fo:font-variant="normal" fo:text-transform="none" fo:color="#c9211e" style:font-name="Liberation Serif" fo:font-size="11pt" fo:letter-spacing="normal" fo:font-style="normal" style:text-underline-style="none" fo:font-weight="normal" officeooo:rsid="00580d83" officeooo:paragraph-rsid="00580d83" style:font-size-asian="11pt" style:font-size-complex="11pt"/>
    </style:style>
    <style:style style:name="P783" style:family="paragraph" style:parent-style-name="Standard" style:list-style-name="L19">
      <style:text-properties fo:font-variant="normal" fo:text-transform="none" fo:color="#c9211e" style:font-name="Liberation Serif" fo:font-size="11pt" fo:letter-spacing="normal" fo:font-style="normal" style:text-underline-style="none" fo:font-weight="normal" officeooo:rsid="00580d83" officeooo:paragraph-rsid="00580d83" style:font-size-asian="11pt" style:font-size-complex="11pt"/>
    </style:style>
    <style:style style:name="P784" style:family="paragraph" style:parent-style-name="Standard" style:list-style-name="L20">
      <style:text-properties fo:font-variant="normal" fo:text-transform="none" fo:color="#c9211e" style:font-name="Liberation Serif" fo:font-size="11pt" fo:letter-spacing="normal" fo:font-style="normal" style:text-underline-style="none" fo:font-weight="normal" officeooo:rsid="005c0b26" officeooo:paragraph-rsid="005c0b26" style:font-size-asian="11pt" style:font-size-complex="11pt"/>
    </style:style>
    <style:style style:name="P785" style:family="paragraph" style:parent-style-name="Standard" style:list-style-name="L22">
      <style:text-properties fo:font-variant="normal" fo:text-transform="none" fo:color="#c9211e" style:font-name="Liberation Serif" fo:font-size="11pt" fo:letter-spacing="normal" fo:font-style="normal" style:text-underline-style="none" fo:font-weight="normal" officeooo:rsid="005c0b26" officeooo:paragraph-rsid="005c0b26" style:font-size-asian="11pt" style:font-size-complex="11pt"/>
    </style:style>
    <style:style style:name="P786" style:family="paragraph" style:parent-style-name="Standard" style:list-style-name="L23">
      <style:text-properties fo:font-variant="normal" fo:text-transform="none" fo:color="#c9211e" style:font-name="Liberation Serif" fo:font-size="11pt" fo:letter-spacing="normal" fo:font-style="normal" style:text-underline-style="none" fo:font-weight="normal" officeooo:rsid="005c0b26" officeooo:paragraph-rsid="005c0b26" style:font-size-asian="11pt" style:font-size-complex="11pt"/>
    </style:style>
    <style:style style:name="P787" style:family="paragraph" style:parent-style-name="Standard" style:list-style-name="L59">
      <style:text-properties fo:font-variant="normal" fo:text-transform="none" fo:color="#c9211e" style:font-name="Liberation Serif" fo:font-size="11pt" fo:letter-spacing="normal" fo:font-style="normal" style:text-underline-style="none" fo:font-weight="normal" officeooo:rsid="005c0b26" officeooo:paragraph-rsid="00fecde9" style:font-size-asian="11pt" style:font-size-complex="11pt"/>
    </style:style>
    <style:style style:name="P788"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05c0b26" officeooo:paragraph-rsid="01254448" style:font-size-asian="11pt" style:font-size-complex="11pt"/>
    </style:style>
    <style:style style:name="P789" style:family="paragraph" style:parent-style-name="Standard" style:list-style-name="L22">
      <style:text-properties fo:font-variant="normal" fo:text-transform="none" fo:color="#c9211e" style:font-name="Liberation Serif" fo:font-size="11pt" fo:letter-spacing="normal" fo:font-style="normal" style:text-underline-style="none" fo:font-weight="normal" officeooo:rsid="00e35391" officeooo:paragraph-rsid="00e35391" style:font-size-asian="11pt" style:font-size-complex="11pt"/>
    </style:style>
    <style:style style:name="P790" style:family="paragraph" style:parent-style-name="Standard" style:list-style-name="L22">
      <style:text-properties fo:font-variant="normal" fo:text-transform="none" fo:color="#c9211e" style:font-name="Liberation Serif" fo:font-size="11pt" fo:letter-spacing="normal" fo:font-style="normal" style:text-underline-style="none" fo:font-weight="normal" officeooo:rsid="00e4b7e1" officeooo:paragraph-rsid="00e4b7e1" style:font-size-asian="11pt" style:font-size-complex="11pt"/>
    </style:style>
    <style:style style:name="P791" style:family="paragraph" style:parent-style-name="Standard" style:list-style-name="L23">
      <style:text-properties fo:font-variant="normal" fo:text-transform="none" fo:color="#c9211e" style:font-name="Liberation Serif" fo:font-size="11pt" fo:letter-spacing="normal" fo:font-style="normal" style:text-underline-style="none" fo:font-weight="normal" officeooo:rsid="005f860e" officeooo:paragraph-rsid="005f860e" style:font-size-asian="11pt" style:font-size-complex="11pt"/>
    </style:style>
    <style:style style:name="P792" style:family="paragraph" style:parent-style-name="Standard" style:list-style-name="L24">
      <style:text-properties fo:font-variant="normal" fo:text-transform="none" fo:color="#c9211e" style:font-name="Liberation Serif" fo:font-size="11pt" fo:letter-spacing="normal" fo:font-style="normal" style:text-underline-style="none" fo:font-weight="normal" officeooo:rsid="006144ec" officeooo:paragraph-rsid="006144ec" style:font-size-asian="11pt" style:font-size-complex="11pt"/>
    </style:style>
    <style:style style:name="P793" style:family="paragraph" style:parent-style-name="Standard" style:list-style-name="L25">
      <style:text-properties fo:font-variant="normal" fo:text-transform="none" fo:color="#c9211e" style:font-name="Liberation Serif" fo:font-size="11pt" fo:letter-spacing="normal" fo:font-style="normal" style:text-underline-style="none" fo:font-weight="normal" officeooo:rsid="006144ec" officeooo:paragraph-rsid="006144ec" style:font-size-asian="11pt" style:font-size-complex="11pt"/>
    </style:style>
    <style:style style:name="P794" style:family="paragraph" style:parent-style-name="Standard" style:list-style-name="L28">
      <style:text-properties fo:font-variant="normal" fo:text-transform="none" fo:color="#c9211e" style:font-name="Liberation Serif" fo:font-size="11pt" fo:letter-spacing="normal" fo:font-style="normal" style:text-underline-style="none" fo:font-weight="normal" officeooo:rsid="0073f286" officeooo:paragraph-rsid="0073f286" style:font-size-asian="11pt" style:font-size-complex="11pt"/>
    </style:style>
    <style:style style:name="P795" style:family="paragraph" style:parent-style-name="Standard" style:list-style-name="L30">
      <style:text-properties fo:font-variant="normal" fo:text-transform="none" fo:color="#c9211e" style:font-name="Liberation Serif" fo:font-size="11pt" fo:letter-spacing="normal" fo:font-style="normal" style:text-underline-style="none" fo:font-weight="normal" officeooo:rsid="007ac4b3" officeooo:paragraph-rsid="007ac4b3" style:font-size-asian="11pt" style:font-size-complex="11pt"/>
    </style:style>
    <style:style style:name="P796" style:family="paragraph" style:parent-style-name="Standard" style:list-style-name="L35">
      <style:text-properties fo:font-variant="normal" fo:text-transform="none" fo:color="#c9211e" style:font-name="Liberation Serif" fo:font-size="11pt" fo:letter-spacing="normal" fo:font-style="normal" style:text-underline-style="none" fo:font-weight="normal" officeooo:rsid="011a471b" officeooo:paragraph-rsid="011a471b" style:font-size-asian="11pt" style:font-size-complex="11pt"/>
    </style:style>
    <style:style style:name="P797" style:family="paragraph" style:parent-style-name="Standard" style:list-style-name="L35">
      <style:text-properties fo:font-variant="normal" fo:text-transform="none" fo:color="#c9211e" style:font-name="Liberation Serif" fo:font-size="11pt" fo:letter-spacing="normal" fo:font-style="normal" style:text-underline-style="none" fo:font-weight="normal" officeooo:rsid="011c3ad1" officeooo:paragraph-rsid="011c3ad1" style:font-size-asian="11pt" style:font-size-complex="11pt"/>
    </style:style>
    <style:style style:name="P798" style:family="paragraph" style:parent-style-name="Standard" style:list-style-name="L35">
      <style:text-properties fo:font-variant="normal" fo:text-transform="none" fo:color="#c9211e" style:font-name="Liberation Serif" fo:font-size="11pt" fo:letter-spacing="normal" fo:font-style="normal" style:text-underline-style="none" fo:font-weight="normal" officeooo:rsid="011cd25b" officeooo:paragraph-rsid="011cd25b" style:font-size-asian="11pt" style:font-size-complex="11pt"/>
    </style:style>
    <style:style style:name="P799" style:family="paragraph" style:parent-style-name="Standard" style:list-style-name="L35">
      <style:text-properties fo:font-variant="normal" fo:text-transform="none" fo:color="#c9211e" style:font-name="Liberation Serif" fo:font-size="11pt" fo:letter-spacing="normal" fo:font-style="normal" style:text-underline-style="none" fo:font-weight="normal" officeooo:rsid="011e24ba" officeooo:paragraph-rsid="011e24ba" style:font-size-asian="11pt" style:font-size-complex="11pt"/>
    </style:style>
    <style:style style:name="P800" style:family="paragraph" style:parent-style-name="Standard" style:list-style-name="L35">
      <style:text-properties fo:font-variant="normal" fo:text-transform="none" fo:color="#c9211e" style:font-name="Liberation Serif" fo:font-size="11pt" fo:letter-spacing="normal" fo:font-style="normal" style:text-underline-style="none" fo:font-weight="normal" officeooo:rsid="011f5039" officeooo:paragraph-rsid="011f5039" style:font-size-asian="11pt" style:font-size-complex="11pt"/>
    </style:style>
    <style:style style:name="P801" style:family="paragraph" style:parent-style-name="Standard" style:list-style-name="L35">
      <style:text-properties fo:font-variant="normal" fo:text-transform="none" fo:color="#c9211e" style:font-name="Liberation Serif" fo:font-size="11pt" fo:letter-spacing="normal" fo:font-style="normal" style:text-underline-style="none" fo:font-weight="normal" officeooo:rsid="0121765e" officeooo:paragraph-rsid="0121765e" style:font-size-asian="11pt" style:font-size-complex="11pt"/>
    </style:style>
    <style:style style:name="P802" style:family="paragraph" style:parent-style-name="Standard" style:list-style-name="L39">
      <style:text-properties fo:font-variant="normal" fo:text-transform="none" fo:color="#c9211e" style:font-name="Liberation Serif" fo:font-size="11pt" fo:letter-spacing="normal" fo:font-style="normal" style:text-underline-style="none" fo:font-weight="normal" officeooo:rsid="00a0af42" officeooo:paragraph-rsid="00a0af42" fo:background-color="transparent" style:font-size-asian="11pt" style:font-size-complex="11pt"/>
    </style:style>
    <style:style style:name="P803" style:family="paragraph" style:parent-style-name="Standard" style:list-style-name="L39">
      <style:text-properties fo:font-variant="normal" fo:text-transform="none" fo:color="#c9211e" style:font-name="Liberation Serif" fo:font-size="11pt" fo:letter-spacing="normal" fo:font-style="normal" style:text-underline-style="none" fo:font-weight="normal" officeooo:rsid="01172d7b" officeooo:paragraph-rsid="01172d7b" fo:background-color="transparent" style:font-size-asian="11pt" style:font-size-complex="11pt"/>
    </style:style>
    <style:style style:name="P804" style:family="paragraph" style:parent-style-name="Standard" style:list-style-name="L39">
      <style:text-properties fo:font-variant="normal" fo:text-transform="none" fo:color="#c9211e" style:font-name="Liberation Serif" fo:font-size="11pt" fo:letter-spacing="normal" fo:font-style="normal" style:text-underline-style="none" fo:font-weight="normal" officeooo:rsid="0118135b" officeooo:paragraph-rsid="0118135b" fo:background-color="transparent" style:font-size-asian="11pt" style:font-size-complex="11pt"/>
    </style:style>
    <style:style style:name="P805" style:family="paragraph" style:parent-style-name="Standard" style:list-style-name="L41">
      <style:text-properties fo:font-variant="normal" fo:text-transform="none" fo:color="#c9211e" style:font-name="Liberation Serif" fo:font-size="11pt" fo:letter-spacing="normal" fo:font-style="normal" style:text-underline-style="none" fo:font-weight="normal" officeooo:rsid="00ab6cbb" officeooo:paragraph-rsid="00ab6cbb" fo:background-color="transparent" style:font-size-asian="11pt" style:font-size-complex="11pt"/>
    </style:style>
    <style:style style:name="P806" style:family="paragraph" style:parent-style-name="Standard" style:list-style-name="L42">
      <style:text-properties fo:font-variant="normal" fo:text-transform="none" fo:color="#c9211e" style:font-name="Liberation Serif" fo:font-size="11pt" fo:letter-spacing="normal" fo:font-style="normal" style:text-underline-style="none" fo:font-weight="normal" officeooo:rsid="00adb89a" officeooo:paragraph-rsid="00adb89a" fo:background-color="transparent" style:font-size-asian="11pt" style:font-size-complex="11pt"/>
    </style:style>
    <style:style style:name="P807" style:family="paragraph" style:parent-style-name="Standard" style:list-style-name="L42">
      <style:text-properties fo:font-variant="normal" fo:text-transform="none" fo:color="#c9211e" style:font-name="Liberation Serif" fo:font-size="11pt" fo:letter-spacing="normal" fo:font-style="normal" style:text-underline-style="none" fo:font-weight="normal" officeooo:rsid="00bace7c" officeooo:paragraph-rsid="00bace7c" fo:background-color="transparent" style:font-size-asian="11pt" style:font-size-complex="11pt"/>
    </style:style>
    <style:style style:name="P808" style:family="paragraph" style:parent-style-name="Standard" style:list-style-name="L43">
      <style:text-properties fo:font-variant="normal" fo:text-transform="none" fo:color="#c9211e" style:font-name="Liberation Serif" fo:font-size="11pt" fo:letter-spacing="normal" fo:font-style="normal" style:text-underline-style="none" fo:font-weight="normal" officeooo:rsid="012bfd3a" officeooo:paragraph-rsid="012bfd3a" fo:background-color="transparent" style:font-size-asian="11pt" style:font-size-complex="11pt"/>
    </style:style>
    <style:style style:name="P809" style:family="paragraph" style:parent-style-name="Standard" style:list-style-name="L46">
      <style:text-properties fo:font-variant="normal" fo:text-transform="none" fo:color="#c9211e" style:font-name="Liberation Serif" fo:font-size="11pt" fo:letter-spacing="normal" fo:font-style="normal" style:text-underline-style="none" fo:font-weight="normal" officeooo:rsid="00be9769" officeooo:paragraph-rsid="00be9769" fo:background-color="transparent" style:font-size-asian="11pt" style:font-size-complex="11pt"/>
    </style:style>
    <style:style style:name="P810" style:family="paragraph" style:parent-style-name="Standard" style:list-style-name="L46">
      <style:text-properties fo:font-variant="normal" fo:text-transform="none" fo:color="#c9211e" style:font-name="Liberation Serif" fo:font-size="11pt" fo:letter-spacing="normal" fo:font-style="normal" style:text-underline-style="none" fo:font-weight="normal" officeooo:rsid="00b3d775" officeooo:paragraph-rsid="00b3d775" fo:background-color="transparent" style:font-size-asian="11pt" style:font-size-complex="11pt"/>
    </style:style>
    <style:style style:name="P811" style:family="paragraph" style:parent-style-name="Standard" style:list-style-name="L46">
      <style:text-properties fo:font-variant="normal" fo:text-transform="none" fo:color="#c9211e" style:font-name="Liberation Serif" fo:font-size="11pt" fo:letter-spacing="normal" fo:font-style="normal" style:text-underline-style="none" fo:font-weight="normal" officeooo:rsid="00c04b69" officeooo:paragraph-rsid="00c04b69" fo:background-color="transparent" style:font-size-asian="11pt" style:font-size-complex="11pt"/>
    </style:style>
    <style:style style:name="P812" style:family="paragraph" style:parent-style-name="Standard" style:list-style-name="L48">
      <style:text-properties fo:font-variant="normal" fo:text-transform="none" fo:color="#c9211e" style:font-name="Liberation Serif" fo:font-size="11pt" fo:letter-spacing="normal" fo:font-style="normal" style:text-underline-style="none" fo:font-weight="normal" officeooo:rsid="00c04b69" officeooo:paragraph-rsid="00c04b69" fo:background-color="transparent" style:font-size-asian="11pt" style:font-size-complex="11pt"/>
    </style:style>
    <style:style style:name="P813" style:family="paragraph" style:parent-style-name="Standard" style:list-style-name="L48">
      <style:text-properties fo:font-variant="normal" fo:text-transform="none" fo:color="#c9211e" style:font-name="Liberation Serif" fo:font-size="11pt" fo:letter-spacing="normal" fo:font-style="normal" style:text-underline-style="none" fo:font-weight="normal" officeooo:rsid="00c1f860" officeooo:paragraph-rsid="00c1f860" fo:background-color="transparent" style:font-size-asian="11pt" style:font-size-complex="11pt"/>
    </style:style>
    <style:style style:name="P814" style:family="paragraph" style:parent-style-name="Standard" style:list-style-name="L49">
      <style:text-properties fo:font-variant="normal" fo:text-transform="none" fo:color="#c9211e" style:font-name="Liberation Serif" fo:font-size="11pt" fo:letter-spacing="normal" fo:font-style="normal" style:text-underline-style="none" fo:font-weight="normal" officeooo:rsid="00cd28bf" officeooo:paragraph-rsid="00cd28bf" fo:background-color="transparent" style:font-size-asian="11pt" style:font-size-complex="11pt"/>
    </style:style>
    <style:style style:name="P815" style:family="paragraph" style:parent-style-name="Standard" style:list-style-name="L50">
      <style:text-properties fo:font-variant="normal" fo:text-transform="none" fo:color="#c9211e" style:font-name="Liberation Serif" fo:font-size="11pt" fo:letter-spacing="normal" fo:font-style="normal" style:text-underline-style="none" fo:font-weight="normal" officeooo:rsid="00d688a8" officeooo:paragraph-rsid="00d688a8" fo:background-color="transparent" style:font-size-asian="11pt" style:font-size-complex="11pt"/>
    </style:style>
    <style:style style:name="P816" style:family="paragraph" style:parent-style-name="Standard" style:list-style-name="L50">
      <style:text-properties fo:font-variant="normal" fo:text-transform="none" fo:color="#c9211e" style:font-name="Liberation Serif" fo:font-size="11pt" fo:letter-spacing="normal" fo:font-style="normal" style:text-underline-style="none" fo:font-weight="normal" officeooo:rsid="00d7372c" officeooo:paragraph-rsid="00d7372c" fo:background-color="transparent" style:font-size-asian="11pt" style:font-size-complex="11pt"/>
    </style:style>
    <style:style style:name="P817" style:family="paragraph" style:parent-style-name="Standard" style:list-style-name="L53">
      <style:text-properties fo:font-variant="normal" fo:text-transform="none" fo:color="#c9211e" style:font-name="Liberation Serif" fo:font-size="11pt" fo:letter-spacing="normal" fo:font-style="normal" style:text-underline-style="none" fo:font-weight="normal" officeooo:rsid="00d7c8aa" officeooo:paragraph-rsid="00d7c8aa" fo:background-color="transparent" style:font-size-asian="11pt" style:font-size-complex="11pt"/>
    </style:style>
    <style:style style:name="P818" style:family="paragraph" style:parent-style-name="Standard" style:list-style-name="L53">
      <style:text-properties fo:font-variant="normal" fo:text-transform="none" fo:color="#c9211e" style:font-name="Liberation Serif" fo:font-size="11pt" fo:letter-spacing="normal" fo:font-style="normal" style:text-underline-style="none" fo:font-weight="normal" officeooo:rsid="00dd0112" officeooo:paragraph-rsid="00dd0112" fo:background-color="transparent" style:font-size-asian="11pt" style:font-size-complex="11pt"/>
    </style:style>
    <style:style style:name="P819" style:family="paragraph" style:parent-style-name="Standard" style:list-style-name="L53">
      <style:text-properties fo:font-variant="normal" fo:text-transform="none" fo:color="#c9211e" style:font-name="Liberation Serif" fo:font-size="11pt" fo:letter-spacing="normal" fo:font-style="normal" style:text-underline-style="none" fo:font-weight="normal" officeooo:rsid="00ddc4d3" officeooo:paragraph-rsid="00ddc4d3" fo:background-color="transparent" style:font-size-asian="11pt" style:font-size-complex="11pt"/>
    </style:style>
    <style:style style:name="P820" style:family="paragraph" style:parent-style-name="Standard" style:list-style-name="L54">
      <style:text-properties fo:font-variant="normal" fo:text-transform="none" fo:color="#c9211e" style:font-name="Liberation Serif" fo:font-size="11pt" fo:letter-spacing="normal" fo:font-style="normal" style:text-underline-style="none" fo:font-weight="normal" officeooo:rsid="00d9bd5e" officeooo:paragraph-rsid="00d9bd5e" fo:background-color="transparent" style:font-size-asian="11pt" style:font-size-complex="11pt"/>
    </style:style>
    <style:style style:name="P821" style:family="paragraph" style:parent-style-name="Standard" style:list-style-name="L54">
      <style:text-properties fo:font-variant="normal" fo:text-transform="none" fo:color="#c9211e" style:font-name="Liberation Serif" fo:font-size="11pt" fo:letter-spacing="normal" fo:font-style="normal" style:text-underline-style="none" fo:font-weight="normal" officeooo:rsid="00de877c" officeooo:paragraph-rsid="00de877c" fo:background-color="transparent" style:font-size-asian="11pt" style:font-size-complex="11pt"/>
    </style:style>
    <style:style style:name="P822" style:family="paragraph" style:parent-style-name="Standard" style:list-style-name="L55">
      <style:text-properties fo:font-variant="normal" fo:text-transform="none" fo:color="#c9211e" style:font-name="Liberation Serif" fo:font-size="11pt" fo:letter-spacing="normal" fo:font-style="normal" style:text-underline-style="none" fo:font-weight="normal" officeooo:rsid="00e62a39" officeooo:paragraph-rsid="00e62a39" fo:background-color="transparent" style:font-size-asian="11pt" style:font-size-complex="11pt"/>
    </style:style>
    <style:style style:name="P823" style:family="paragraph" style:parent-style-name="Standard" style:list-style-name="L55">
      <style:text-properties fo:font-variant="normal" fo:text-transform="none" fo:color="#c9211e" style:font-name="Liberation Serif" fo:font-size="11pt" fo:letter-spacing="normal" fo:font-style="normal" style:text-underline-style="none" fo:font-weight="normal" officeooo:rsid="00eb0951" officeooo:paragraph-rsid="00eb0951" fo:background-color="transparent" style:font-size-asian="11pt" style:font-size-complex="11pt"/>
    </style:style>
    <style:style style:name="P824"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0eb0951" officeooo:paragraph-rsid="01254448" fo:background-color="transparent" style:font-size-asian="11pt" style:font-size-complex="11pt"/>
    </style:style>
    <style:style style:name="P825" style:family="paragraph" style:parent-style-name="Standard" style:list-style-name="L55">
      <style:text-properties fo:font-variant="normal" fo:text-transform="none" fo:color="#c9211e" style:font-name="Liberation Serif" fo:font-size="11pt" fo:letter-spacing="normal" fo:font-style="normal" style:text-underline-style="none" fo:font-weight="normal" officeooo:rsid="00e642ba" officeooo:paragraph-rsid="00e642ba" fo:background-color="transparent" style:font-size-asian="11pt" style:font-size-complex="11pt"/>
    </style:style>
    <style:style style:name="P826"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0e642ba" officeooo:paragraph-rsid="01254448" fo:background-color="transparent" style:font-size-asian="11pt" style:font-size-complex="11pt"/>
    </style:style>
    <style:style style:name="P827" style:family="paragraph" style:parent-style-name="Standard" style:list-style-name="L55">
      <style:text-properties fo:font-variant="normal" fo:text-transform="none" fo:color="#c9211e" style:font-name="Liberation Serif" fo:font-size="11pt" fo:letter-spacing="normal" fo:font-style="normal" style:text-underline-style="none" fo:font-weight="normal" officeooo:rsid="00e7d6fb" officeooo:paragraph-rsid="00e7d6fb" fo:background-color="transparent" style:font-size-asian="11pt" style:font-size-complex="11pt"/>
    </style:style>
    <style:style style:name="P828"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0e7d6fb" officeooo:paragraph-rsid="012a0e6c" fo:background-color="transparent" style:font-size-asian="11pt" style:font-size-complex="11pt"/>
    </style:style>
    <style:style style:name="P829"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0e7d6fb" officeooo:paragraph-rsid="01254448" fo:background-color="transparent" style:font-size-asian="11pt" style:font-size-complex="11pt"/>
    </style:style>
    <style:style style:name="P830" style:family="paragraph" style:parent-style-name="Standard" style:list-style-name="L56">
      <style:text-properties fo:font-variant="normal" fo:text-transform="none" fo:color="#c9211e" style:font-name="Liberation Serif" fo:font-size="11pt" fo:letter-spacing="normal" fo:font-style="normal" style:text-underline-style="none" fo:font-weight="normal" officeooo:rsid="00fcafb1" officeooo:paragraph-rsid="00fcafb1" fo:background-color="transparent" style:font-size-asian="11pt" style:font-size-complex="11pt"/>
    </style:style>
    <style:style style:name="P831" style:family="paragraph" style:parent-style-name="Standard" style:list-style-name="L57">
      <style:text-properties fo:font-variant="normal" fo:text-transform="none" fo:color="#c9211e" style:font-name="Liberation Serif" fo:font-size="11pt" fo:letter-spacing="normal" fo:font-style="normal" style:text-underline-style="none" fo:font-weight="normal" officeooo:rsid="00fb9e0d" officeooo:paragraph-rsid="00fb9e0d" fo:background-color="transparent" style:font-size-asian="11pt" style:font-size-complex="11pt"/>
    </style:style>
    <style:style style:name="P832" style:family="paragraph" style:parent-style-name="Standard" style:list-style-name="L59">
      <style:text-properties fo:font-variant="normal" fo:text-transform="none" fo:color="#c9211e" style:font-name="Liberation Serif" fo:font-size="11pt" fo:letter-spacing="normal" fo:font-style="normal" style:text-underline-style="none" fo:font-weight="normal" officeooo:rsid="00fda024" officeooo:paragraph-rsid="00fda024" fo:background-color="transparent" style:font-size-asian="11pt" style:font-size-complex="11pt"/>
    </style:style>
    <style:style style:name="P833"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0fda024" officeooo:paragraph-rsid="01254448" fo:background-color="transparent" style:font-size-asian="11pt" style:font-size-complex="11pt"/>
    </style:style>
    <style:style style:name="P834" style:family="paragraph" style:parent-style-name="Standard" style:list-style-name="L59">
      <style:text-properties fo:font-variant="normal" fo:text-transform="none" fo:color="#c9211e" style:font-name="Liberation Serif" fo:font-size="11pt" fo:letter-spacing="normal" fo:font-style="normal" style:text-underline-style="none" fo:font-weight="normal" officeooo:rsid="00fecde9" officeooo:paragraph-rsid="00fecde9" fo:background-color="transparent" style:font-size-asian="11pt" style:font-size-complex="11pt"/>
    </style:style>
    <style:style style:name="P835"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0fecde9" officeooo:paragraph-rsid="01254448" fo:background-color="transparent" style:font-size-asian="11pt" style:font-size-complex="11pt"/>
    </style:style>
    <style:style style:name="P836" style:family="paragraph" style:parent-style-name="Standard" style:list-style-name="L59">
      <style:text-properties fo:font-variant="normal" fo:text-transform="none" fo:color="#c9211e" style:font-name="Liberation Serif" fo:font-size="11pt" fo:letter-spacing="normal" fo:font-style="normal" style:text-underline-style="none" fo:font-weight="normal" officeooo:rsid="00f42c7d" officeooo:paragraph-rsid="00f42c7d" fo:background-color="transparent" style:font-size-asian="11pt" style:font-size-complex="11pt"/>
    </style:style>
    <style:style style:name="P837" style:family="paragraph" style:parent-style-name="Standard" style:list-style-name="L61">
      <style:text-properties fo:font-variant="normal" fo:text-transform="none" fo:color="#c9211e" style:font-name="Liberation Serif" fo:font-size="11pt" fo:letter-spacing="normal" fo:font-style="normal" style:text-underline-style="none" fo:font-weight="normal" officeooo:rsid="0102fe30" officeooo:paragraph-rsid="0102fe30" fo:background-color="transparent" style:font-size-asian="11pt" style:font-size-complex="11pt"/>
    </style:style>
    <style:style style:name="P838" style:family="paragraph" style:parent-style-name="Standard" style:list-style-name="L61">
      <style:text-properties fo:font-variant="normal" fo:text-transform="none" fo:color="#c9211e" style:font-name="Liberation Serif" fo:font-size="11pt" fo:letter-spacing="normal" fo:font-style="normal" style:text-underline-style="none" fo:font-weight="normal" officeooo:rsid="01067d12" officeooo:paragraph-rsid="01067d12" fo:background-color="transparent" style:font-size-asian="11pt" style:font-size-complex="11pt"/>
    </style:style>
    <style:style style:name="P839" style:family="paragraph" style:parent-style-name="Standard" style:list-style-name="L63">
      <style:text-properties fo:font-variant="normal" fo:text-transform="none" fo:color="#c9211e" style:font-name="Liberation Serif" fo:font-size="11pt" fo:letter-spacing="normal" fo:font-style="normal" style:text-underline-style="none" fo:font-weight="normal" officeooo:rsid="010a13b1" officeooo:paragraph-rsid="010a13b1" fo:background-color="transparent" style:font-size-asian="11pt" style:font-size-complex="11pt"/>
    </style:style>
    <style:style style:name="P840" style:family="paragraph" style:parent-style-name="Standard" style:list-style-name="L63">
      <style:text-properties fo:font-variant="normal" fo:text-transform="none" fo:color="#c9211e" style:font-name="Liberation Serif" fo:font-size="11pt" fo:letter-spacing="normal" fo:font-style="normal" style:text-underline-style="none" fo:font-weight="normal" officeooo:rsid="010c3410" officeooo:paragraph-rsid="010c3410" fo:background-color="transparent" style:font-size-asian="11pt" style:font-size-complex="11pt"/>
    </style:style>
    <style:style style:name="P841" style:family="paragraph" style:parent-style-name="Standard" style:list-style-name="L64">
      <style:text-properties fo:font-variant="normal" fo:text-transform="none" fo:color="#c9211e" style:font-name="Liberation Serif" fo:font-size="11pt" fo:letter-spacing="normal" fo:font-style="normal" style:text-underline-style="none" fo:font-weight="normal" officeooo:rsid="010a4f58" officeooo:paragraph-rsid="010a4f58" fo:background-color="transparent" style:font-size-asian="11pt" style:font-size-complex="11pt"/>
    </style:style>
    <style:style style:name="P842" style:family="paragraph" style:parent-style-name="Standard" style:list-style-name="L64">
      <style:text-properties fo:font-variant="normal" fo:text-transform="none" fo:color="#c9211e" style:font-name="Liberation Serif" fo:font-size="11pt" fo:letter-spacing="normal" fo:font-style="normal" style:text-underline-style="none" fo:font-weight="normal" officeooo:rsid="010e0865" officeooo:paragraph-rsid="010e0865" fo:background-color="transparent" style:font-size-asian="11pt" style:font-size-complex="11pt"/>
    </style:style>
    <style:style style:name="P843" style:family="paragraph" style:parent-style-name="Standard" style:list-style-name="L65">
      <style:text-properties fo:font-variant="normal" fo:text-transform="none" fo:color="#c9211e" style:font-name="Liberation Serif" fo:font-size="11pt" fo:letter-spacing="normal" fo:font-style="normal" style:text-underline-style="none" fo:font-weight="normal" officeooo:rsid="010e0865" officeooo:paragraph-rsid="010e0865" fo:background-color="transparent" style:font-size-asian="11pt" style:font-size-complex="11pt"/>
    </style:style>
    <style:style style:name="P844" style:family="paragraph" style:parent-style-name="Standard" style:list-style-name="L66">
      <style:text-properties fo:font-variant="normal" fo:text-transform="none" fo:color="#c9211e" style:font-name="Liberation Serif" fo:font-size="11pt" fo:letter-spacing="normal" fo:font-style="normal" style:text-underline-style="none" fo:font-weight="normal" officeooo:rsid="010fa5dd" officeooo:paragraph-rsid="010fa5dd" fo:background-color="transparent" style:font-size-asian="11pt" style:font-size-complex="11pt"/>
    </style:style>
    <style:style style:name="P845" style:family="paragraph" style:parent-style-name="Standard" style:list-style-name="L67">
      <style:text-properties fo:font-variant="normal" fo:text-transform="none" fo:color="#c9211e" style:font-name="Liberation Serif" fo:font-size="11pt" fo:letter-spacing="normal" fo:font-style="normal" style:text-underline-style="none" fo:font-weight="normal" officeooo:rsid="01234671" officeooo:paragraph-rsid="01234671" fo:background-color="transparent" style:font-size-asian="11pt" style:font-size-complex="11pt"/>
    </style:style>
    <style:style style:name="P846"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1343a1d" officeooo:paragraph-rsid="01343a1d" fo:background-color="transparent" style:font-size-asian="11pt" style:font-size-complex="11pt"/>
    </style:style>
    <style:style style:name="P847"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150498e" officeooo:paragraph-rsid="0150498e" fo:background-color="transparent" style:font-size-asian="11pt" style:font-size-complex="11pt"/>
    </style:style>
    <style:style style:name="P848"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1291beb" officeooo:paragraph-rsid="01291beb" fo:background-color="transparent" style:font-size-asian="11pt" style:font-size-complex="11pt"/>
    </style:style>
    <style:style style:name="P849"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12a0e6c" officeooo:paragraph-rsid="012a0e6c" fo:background-color="transparent" style:font-size-asian="11pt" style:font-size-complex="11pt"/>
    </style:style>
    <style:style style:name="P850"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12b4de7" officeooo:paragraph-rsid="012b4de7" fo:background-color="transparent" style:font-size-asian="11pt" style:font-size-complex="11pt"/>
    </style:style>
    <style:style style:name="P851"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1285f84" officeooo:paragraph-rsid="01285f84" fo:background-color="transparent" style:font-size-asian="11pt" style:font-size-complex="11pt"/>
    </style:style>
    <style:style style:name="P852"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1294e88" officeooo:paragraph-rsid="01294e88" fo:background-color="transparent" style:font-size-asian="11pt" style:font-size-complex="11pt"/>
    </style:style>
    <style:style style:name="P853"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14e0562" officeooo:paragraph-rsid="014e0562" fo:background-color="transparent" style:font-size-asian="11pt" style:font-size-complex="11pt"/>
    </style:style>
    <style:style style:name="P854" style:family="paragraph" style:parent-style-name="Standard" style:list-style-name="L69">
      <style:text-properties fo:font-variant="normal" fo:text-transform="none" fo:color="#c9211e" style:font-name="Liberation Serif" fo:font-size="11pt" fo:letter-spacing="normal" fo:font-style="normal" style:text-underline-style="none" fo:font-weight="normal" officeooo:rsid="015b7170" officeooo:paragraph-rsid="015b7170" fo:background-color="transparent" style:font-size-asian="11pt" style:font-size-complex="11pt"/>
    </style:style>
    <style:style style:name="P855" style:family="paragraph" style:parent-style-name="Standard" style:list-style-name="L71">
      <style:text-properties fo:font-variant="normal" fo:text-transform="none" fo:color="#c9211e" style:font-name="Liberation Serif" fo:font-size="11pt" fo:letter-spacing="normal" fo:font-style="normal" style:text-underline-style="none" fo:font-weight="normal" officeooo:rsid="0160466e" officeooo:paragraph-rsid="0160466e" fo:background-color="transparent" style:font-size-asian="11pt" style:font-size-complex="11pt"/>
    </style:style>
    <style:style style:name="P856" style:family="paragraph" style:parent-style-name="Standard" style:list-style-name="L73">
      <style:text-properties fo:font-variant="normal" fo:text-transform="none" fo:color="#c9211e" style:font-name="Liberation Serif" fo:font-size="11pt" fo:letter-spacing="normal" fo:font-style="normal" style:text-underline-style="none" fo:font-weight="normal" officeooo:rsid="0160466e" officeooo:paragraph-rsid="0160466e" fo:background-color="transparent" style:font-size-asian="11pt" style:font-size-complex="11pt"/>
    </style:style>
    <style:style style:name="P857" style:family="paragraph" style:parent-style-name="Standard" style:list-style-name="L77">
      <style:text-properties fo:font-variant="normal" fo:text-transform="none" fo:color="#c9211e" style:font-name="Liberation Serif" fo:font-size="11pt" fo:letter-spacing="normal" fo:font-style="normal" style:text-underline-style="none" fo:font-weight="normal" officeooo:rsid="016a11a1" officeooo:paragraph-rsid="016a11a1" fo:background-color="transparent" style:font-size-asian="11pt" style:font-size-complex="11pt"/>
    </style:style>
    <style:style style:name="P858" style:family="paragraph" style:parent-style-name="Standard" style:list-style-name="L80">
      <style:text-properties fo:font-variant="normal" fo:text-transform="none" fo:color="#c9211e" style:font-name="Liberation Serif" fo:font-size="11pt" fo:letter-spacing="normal" fo:font-style="normal" style:text-underline-style="none" fo:font-weight="normal" officeooo:rsid="016a11a1" officeooo:paragraph-rsid="016a11a1" fo:background-color="transparent" style:font-size-asian="11pt" style:font-size-complex="11pt"/>
    </style:style>
    <style:style style:name="P859" style:family="paragraph" style:parent-style-name="Standard" style:list-style-name="L79">
      <style:text-properties fo:font-variant="normal" fo:text-transform="none" fo:color="#c9211e" style:font-name="Liberation Serif" fo:font-size="11pt" fo:letter-spacing="normal" fo:font-style="normal" style:text-underline-style="none" fo:font-weight="normal" officeooo:rsid="016cfc32" officeooo:paragraph-rsid="016cfc32" fo:background-color="transparent" style:font-size-asian="11pt" style:font-size-complex="11pt"/>
    </style:style>
    <style:style style:name="P860" style:family="paragraph" style:parent-style-name="Standard" style:list-style-name="L80">
      <style:text-properties fo:font-variant="normal" fo:text-transform="none" fo:color="#c9211e" style:font-name="Liberation Serif" fo:font-size="11pt" fo:letter-spacing="normal" fo:font-style="normal" style:text-underline-style="none" fo:font-weight="normal" officeooo:rsid="016b3fb4" officeooo:paragraph-rsid="016b3fb4" fo:background-color="transparent" style:font-size-asian="11pt" style:font-size-complex="11pt"/>
    </style:style>
    <style:style style:name="P861" style:family="paragraph" style:parent-style-name="Standard" style:list-style-name="L81">
      <style:text-properties fo:font-variant="normal" fo:text-transform="none" fo:color="#c9211e" style:font-name="Liberation Serif" fo:font-size="11pt" fo:letter-spacing="normal" fo:font-style="normal" style:text-underline-style="none" fo:font-weight="normal" officeooo:rsid="016e9787" officeooo:paragraph-rsid="016e9787" fo:background-color="transparent" style:font-size-asian="11pt" style:font-size-complex="11pt"/>
    </style:style>
    <style:style style:name="P862" style:family="paragraph" style:parent-style-name="Standard" style:list-style-name="L82">
      <style:text-properties fo:font-variant="normal" fo:text-transform="none" fo:color="#c9211e" style:font-name="Liberation Serif" fo:font-size="11pt" fo:letter-spacing="normal" fo:font-style="normal" style:text-underline-style="none" fo:font-weight="normal" officeooo:rsid="016f4dda" officeooo:paragraph-rsid="016f4dda" fo:background-color="transparent" style:font-size-asian="11pt" style:font-size-complex="11pt"/>
    </style:style>
    <style:style style:name="P863" style:family="paragraph" style:parent-style-name="Standard" style:list-style-name="L82">
      <style:text-properties fo:font-variant="normal" fo:text-transform="none" fo:color="#c9211e" style:font-name="Liberation Serif" fo:font-size="11pt" fo:letter-spacing="normal" fo:font-style="normal" style:text-underline-style="none" fo:font-weight="normal" officeooo:rsid="016ece28" officeooo:paragraph-rsid="016ece28" fo:background-color="transparent" style:font-size-asian="11pt" style:font-size-complex="11pt"/>
    </style:style>
    <style:style style:name="P864" style:family="paragraph" style:parent-style-name="Standard" style:list-style-name="L83">
      <style:text-properties fo:font-variant="normal" fo:text-transform="none" fo:color="#c9211e" style:font-name="Liberation Serif" fo:font-size="11pt" fo:letter-spacing="normal" fo:font-style="normal" style:text-underline-style="none" fo:font-weight="normal" officeooo:rsid="016ece28" officeooo:paragraph-rsid="016ece28" fo:background-color="transparent" style:font-size-asian="11pt" style:font-size-complex="11pt"/>
    </style:style>
    <style:style style:name="P865" style:family="paragraph" style:parent-style-name="Standard" style:list-style-name="L84">
      <style:text-properties fo:font-variant="normal" fo:text-transform="none" fo:color="#c9211e" style:font-name="Liberation Serif" fo:font-size="11pt" fo:letter-spacing="normal" fo:font-style="normal" style:text-underline-style="none" fo:font-weight="normal" officeooo:rsid="0173e55d" officeooo:paragraph-rsid="0173e55d" fo:background-color="transparent" style:font-size-asian="11pt" style:font-size-complex="11pt"/>
    </style:style>
    <style:style style:name="P866" style:family="paragraph" style:parent-style-name="Standard" style:list-style-name="L86">
      <style:text-properties fo:font-variant="normal" fo:text-transform="none" fo:color="#c9211e" style:font-name="Liberation Serif" fo:font-size="11pt" fo:letter-spacing="normal" fo:font-style="normal" style:text-underline-style="none" fo:font-weight="normal" officeooo:rsid="01744290" officeooo:paragraph-rsid="037bcf6f" fo:background-color="transparent" style:font-size-asian="11pt" style:font-size-complex="11pt"/>
    </style:style>
    <style:style style:name="P867" style:family="paragraph" style:parent-style-name="Standard" style:list-style-name="L86">
      <style:text-properties fo:font-variant="normal" fo:text-transform="none" fo:color="#c9211e" style:font-name="Liberation Serif" fo:font-size="11pt" fo:letter-spacing="normal" fo:font-style="normal" style:text-underline-style="none" fo:font-weight="normal" officeooo:rsid="037bcf6f" officeooo:paragraph-rsid="037bcf6f" fo:background-color="transparent" style:font-size-asian="11pt" style:font-size-complex="11pt"/>
    </style:style>
    <style:style style:name="P868" style:family="paragraph" style:parent-style-name="Standard" style:list-style-name="L87">
      <style:text-properties fo:font-variant="normal" fo:text-transform="none" fo:color="#c9211e" style:font-name="Liberation Serif" fo:font-size="11pt" fo:letter-spacing="normal" fo:font-style="normal" style:text-underline-style="none" fo:font-weight="normal" officeooo:rsid="037bcf6f" officeooo:paragraph-rsid="037bcf6f" fo:background-color="transparent" style:font-size-asian="11pt" style:font-size-complex="11pt"/>
    </style:style>
    <style:style style:name="P869" style:family="paragraph" style:parent-style-name="Standard" style:list-style-name="L88">
      <style:text-properties fo:font-variant="normal" fo:text-transform="none" fo:color="#c9211e" style:font-name="Liberation Serif" fo:font-size="11pt" fo:letter-spacing="normal" fo:font-style="normal" style:text-underline-style="none" fo:font-weight="normal" officeooo:rsid="017c2f5b" officeooo:paragraph-rsid="017c2f5b" fo:background-color="transparent" style:font-size-asian="11pt" style:font-size-complex="11pt"/>
    </style:style>
    <style:style style:name="P870" style:family="paragraph" style:parent-style-name="Standard" style:list-style-name="L89">
      <style:text-properties fo:font-variant="normal" fo:text-transform="none" fo:color="#c9211e" style:font-name="Liberation Serif" fo:font-size="11pt" fo:letter-spacing="normal" fo:font-style="normal" style:text-underline-style="none" fo:font-weight="normal" officeooo:rsid="01810013" officeooo:paragraph-rsid="01810013" fo:background-color="transparent" style:font-size-asian="11pt" style:font-size-complex="11pt"/>
    </style:style>
    <style:style style:name="P871" style:family="paragraph" style:parent-style-name="Standard" style:list-style-name="L90">
      <style:text-properties fo:font-variant="normal" fo:text-transform="none" fo:color="#c9211e" style:font-name="Liberation Serif" fo:font-size="11pt" fo:letter-spacing="normal" fo:font-style="normal" style:text-underline-style="none" fo:font-weight="normal" officeooo:rsid="01810013" officeooo:paragraph-rsid="01810013" fo:background-color="transparent" style:font-size-asian="11pt" style:font-size-complex="11pt"/>
    </style:style>
    <style:style style:name="P872" style:family="paragraph" style:parent-style-name="Standard" style:list-style-name="L89">
      <style:text-properties fo:font-variant="normal" fo:text-transform="none" fo:color="#c9211e" style:font-name="Liberation Serif" fo:font-size="11pt" fo:letter-spacing="normal" fo:font-style="normal" style:text-underline-style="none" fo:font-weight="normal" officeooo:rsid="038a08cd" officeooo:paragraph-rsid="038a08cd" fo:background-color="transparent" style:font-size-asian="11pt" style:font-size-complex="11pt"/>
    </style:style>
    <style:style style:name="P873" style:family="paragraph" style:parent-style-name="Standard" style:list-style-name="L93">
      <style:text-properties fo:font-variant="normal" fo:text-transform="none" fo:color="#c9211e" style:font-name="Liberation Serif" fo:font-size="11pt" fo:letter-spacing="normal" fo:font-style="normal" style:text-underline-style="none" fo:font-weight="normal" officeooo:rsid="0183529a" officeooo:paragraph-rsid="0183529a" fo:background-color="transparent" style:font-size-asian="11pt" style:font-size-complex="11pt"/>
    </style:style>
    <style:style style:name="P874" style:family="paragraph" style:parent-style-name="Standard" style:list-style-name="L94">
      <style:text-properties fo:font-variant="normal" fo:text-transform="none" fo:color="#c9211e" style:font-name="Liberation Serif" fo:font-size="11pt" fo:letter-spacing="normal" fo:font-style="normal" style:text-underline-style="none" fo:font-weight="normal" officeooo:rsid="0183529a" officeooo:paragraph-rsid="0183529a" fo:background-color="transparent" style:font-size-asian="11pt" style:font-size-complex="11pt"/>
    </style:style>
    <style:style style:name="P875" style:family="paragraph" style:parent-style-name="Standard" style:list-style-name="L100">
      <style:text-properties fo:font-variant="normal" fo:text-transform="none" fo:color="#c9211e" style:font-name="Liberation Serif" fo:font-size="11pt" fo:letter-spacing="normal" fo:font-style="normal" style:text-underline-style="none" fo:font-weight="normal" officeooo:rsid="0183529a" officeooo:paragraph-rsid="0183529a" fo:background-color="transparent" style:font-size-asian="11pt" style:font-size-complex="11pt"/>
    </style:style>
    <style:style style:name="P876" style:family="paragraph" style:parent-style-name="Standard" style:list-style-name="L94">
      <style:text-properties fo:font-variant="normal" fo:text-transform="none" fo:color="#c9211e" style:font-name="Liberation Serif" fo:font-size="11pt" fo:letter-spacing="normal" fo:font-style="normal" style:text-underline-style="none" fo:font-weight="normal" officeooo:rsid="0184cefb" officeooo:paragraph-rsid="0184cefb" fo:background-color="transparent" style:font-size-asian="11pt" style:font-size-complex="11pt"/>
    </style:style>
    <style:style style:name="P877" style:family="paragraph" style:parent-style-name="Standard" style:list-style-name="L95">
      <style:text-properties fo:font-variant="normal" fo:text-transform="none" fo:color="#c9211e" style:font-name="Liberation Serif" fo:font-size="11pt" fo:letter-spacing="normal" fo:font-style="normal" style:text-underline-style="none" fo:font-weight="normal" officeooo:rsid="0184cefb" officeooo:paragraph-rsid="0184cefb" fo:background-color="transparent" style:font-size-asian="11pt" style:font-size-complex="11pt"/>
    </style:style>
    <style:style style:name="P878" style:family="paragraph" style:parent-style-name="Standard" style:list-style-name="L96">
      <style:text-properties fo:font-variant="normal" fo:text-transform="none" fo:color="#c9211e" style:font-name="Liberation Serif" fo:font-size="11pt" fo:letter-spacing="normal" fo:font-style="normal" style:text-underline-style="none" fo:font-weight="normal" officeooo:rsid="0184cefb" officeooo:paragraph-rsid="0184cefb" fo:background-color="transparent" style:font-size-asian="11pt" style:font-size-complex="11pt"/>
    </style:style>
    <style:style style:name="P879" style:family="paragraph" style:parent-style-name="Standard" style:list-style-name="L94">
      <style:text-properties fo:font-variant="normal" fo:text-transform="none" fo:color="#c9211e" style:font-name="Liberation Serif" fo:font-size="11pt" fo:letter-spacing="normal" fo:font-style="normal" style:text-underline-style="none" fo:font-weight="normal" officeooo:rsid="01c7df3d" officeooo:paragraph-rsid="01c7df3d" fo:background-color="transparent" style:font-size-asian="11pt" style:font-size-complex="11pt"/>
    </style:style>
    <style:style style:name="P880" style:family="paragraph" style:parent-style-name="Standard" style:list-style-name="L97">
      <style:text-properties fo:font-variant="normal" fo:text-transform="none" fo:color="#c9211e" style:font-name="Liberation Serif" fo:font-size="11pt" fo:letter-spacing="normal" fo:font-style="normal" style:text-underline-style="none" fo:font-weight="normal" officeooo:rsid="01867e3c" officeooo:paragraph-rsid="01867e3c" fo:background-color="transparent" style:font-size-asian="11pt" style:font-size-complex="11pt"/>
    </style:style>
    <style:style style:name="P881" style:family="paragraph" style:parent-style-name="Standard" style:list-style-name="L98">
      <style:text-properties fo:font-variant="normal" fo:text-transform="none" fo:color="#c9211e" style:font-name="Liberation Serif" fo:font-size="11pt" fo:letter-spacing="normal" fo:font-style="normal" style:text-underline-style="none" fo:font-weight="normal" officeooo:rsid="018828be" officeooo:paragraph-rsid="018828be" fo:background-color="transparent" style:font-size-asian="11pt" style:font-size-complex="11pt"/>
    </style:style>
    <style:style style:name="P882" style:family="paragraph" style:parent-style-name="Standard" style:list-style-name="L99">
      <style:text-properties fo:font-variant="normal" fo:text-transform="none" fo:color="#c9211e" style:font-name="Liberation Serif" fo:font-size="11pt" fo:letter-spacing="normal" fo:font-style="normal" style:text-underline-style="none" fo:font-weight="normal" officeooo:rsid="0188d53e" officeooo:paragraph-rsid="0188d53e" fo:background-color="transparent" style:font-size-asian="11pt" style:font-size-complex="11pt"/>
    </style:style>
    <style:style style:name="P883" style:family="paragraph" style:parent-style-name="Standard" style:list-style-name="L100">
      <style:text-properties fo:font-variant="normal" fo:text-transform="none" fo:color="#c9211e" style:font-name="Liberation Serif" fo:font-size="11pt" fo:letter-spacing="normal" fo:font-style="normal" style:text-underline-style="none" fo:font-weight="normal" officeooo:rsid="018aa79d" officeooo:paragraph-rsid="018aa79d" fo:background-color="transparent" style:font-size-asian="11pt" style:font-size-complex="11pt"/>
    </style:style>
    <style:style style:name="P884" style:family="paragraph" style:parent-style-name="Standard" style:list-style-name="L100">
      <style:text-properties fo:font-variant="normal" fo:text-transform="none" fo:color="#c9211e" style:font-name="Liberation Serif" fo:font-size="11pt" fo:letter-spacing="normal" fo:font-style="normal" style:text-underline-style="none" fo:font-weight="normal" officeooo:rsid="0194884a" officeooo:paragraph-rsid="0194884a" fo:background-color="transparent" style:font-size-asian="11pt" style:font-size-complex="11pt"/>
    </style:style>
    <style:style style:name="P885" style:family="paragraph" style:parent-style-name="Standard" style:list-style-name="L100">
      <style:text-properties fo:font-variant="normal" fo:text-transform="none" fo:color="#c9211e" style:font-name="Liberation Serif" fo:font-size="11pt" fo:letter-spacing="normal" fo:font-style="normal" style:text-underline-style="none" fo:font-weight="normal" officeooo:rsid="01962c69" officeooo:paragraph-rsid="01962c69" fo:background-color="transparent" style:font-size-asian="11pt" style:font-size-complex="11pt"/>
    </style:style>
    <style:style style:name="P886" style:family="paragraph" style:parent-style-name="Standard" style:list-style-name="L101">
      <style:text-properties fo:font-variant="normal" fo:text-transform="none" fo:color="#c9211e" style:font-name="Liberation Serif" fo:font-size="11pt" fo:letter-spacing="normal" fo:font-style="normal" style:text-underline-style="none" fo:font-weight="normal" officeooo:rsid="01c63d5b" officeooo:paragraph-rsid="01c63d5b" fo:background-color="transparent" style:font-size-asian="11pt" style:font-size-complex="11pt"/>
    </style:style>
    <style:style style:name="P887" style:family="paragraph" style:parent-style-name="Standard" style:list-style-name="L102">
      <style:text-properties fo:font-variant="normal" fo:text-transform="none" fo:color="#c9211e" style:font-name="Liberation Serif" fo:font-size="11pt" fo:letter-spacing="normal" fo:font-style="normal" style:text-underline-style="none" fo:font-weight="normal" officeooo:rsid="01c63d5b" officeooo:paragraph-rsid="01c63d5b" fo:background-color="transparent" style:font-size-asian="11pt" style:font-size-complex="11pt"/>
    </style:style>
    <style:style style:name="P888" style:family="paragraph" style:parent-style-name="Standard" style:list-style-name="L103">
      <style:text-properties fo:font-variant="normal" fo:text-transform="none" fo:color="#c9211e" style:font-name="Liberation Serif" fo:font-size="11pt" fo:letter-spacing="normal" fo:font-style="normal" style:text-underline-style="none" fo:font-weight="normal" officeooo:rsid="01c747f8" officeooo:paragraph-rsid="01c747f8" fo:background-color="transparent" style:font-size-asian="11pt" style:font-size-complex="11pt"/>
    </style:style>
    <style:style style:name="P889" style:family="paragraph" style:parent-style-name="Standard" style:list-style-name="L85">
      <style:text-properties fo:font-variant="normal" fo:text-transform="none" fo:color="#c9211e" style:font-name="Liberation Serif" fo:font-size="11pt" fo:letter-spacing="normal" fo:font-style="normal" style:text-underline-style="none" fo:font-weight="normal" officeooo:rsid="0176a093" officeooo:paragraph-rsid="0177d240" fo:background-color="transparent" style:font-size-asian="11pt" style:font-size-complex="11pt"/>
    </style:style>
    <style:style style:name="P890" style:family="paragraph" style:parent-style-name="Standard" style:list-style-name="L106">
      <style:text-properties fo:font-variant="normal" fo:text-transform="none" fo:color="#c9211e" style:font-name="Liberation Serif" fo:font-size="11pt" fo:letter-spacing="normal" fo:font-style="normal" style:text-underline-style="none" fo:font-weight="normal" officeooo:rsid="018d5153" officeooo:paragraph-rsid="018d5153" fo:background-color="transparent" style:font-size-asian="11pt" style:font-size-complex="11pt"/>
    </style:style>
    <style:style style:name="P891" style:family="paragraph" style:parent-style-name="Standard" style:list-style-name="L106">
      <style:text-properties fo:font-variant="normal" fo:text-transform="none" fo:color="#c9211e" style:font-name="Liberation Serif" fo:font-size="11pt" fo:letter-spacing="normal" fo:font-style="normal" style:text-underline-style="none" fo:font-weight="normal" officeooo:rsid="019a4130" officeooo:paragraph-rsid="019a4130" fo:background-color="transparent" style:font-size-asian="11pt" style:font-size-complex="11pt"/>
    </style:style>
    <style:style style:name="P892" style:family="paragraph" style:parent-style-name="Standard" style:list-style-name="L107">
      <style:text-properties fo:font-variant="normal" fo:text-transform="none" fo:color="#c9211e" style:font-name="Liberation Serif" fo:font-size="11pt" fo:letter-spacing="normal" fo:font-style="normal" style:text-underline-style="none" fo:font-weight="normal" officeooo:rsid="018dffd7" officeooo:paragraph-rsid="018dffd7" fo:background-color="transparent" style:font-size-asian="11pt" style:font-size-complex="11pt"/>
    </style:style>
    <style:style style:name="P893" style:family="paragraph" style:parent-style-name="Standard" style:list-style-name="L108">
      <style:text-properties fo:font-variant="normal" fo:text-transform="none" fo:color="#c9211e" style:font-name="Liberation Serif" fo:font-size="11pt" fo:letter-spacing="normal" fo:font-style="normal" style:text-underline-style="none" fo:font-weight="normal" officeooo:rsid="019da0b5" officeooo:paragraph-rsid="019da0b5" fo:background-color="transparent" style:font-size-asian="11pt" style:font-size-complex="11pt"/>
    </style:style>
    <style:style style:name="P894" style:family="paragraph" style:parent-style-name="Standard" style:list-style-name="L108">
      <style:text-properties fo:font-variant="normal" fo:text-transform="none" fo:color="#c9211e" style:font-name="Liberation Serif" fo:font-size="11pt" fo:letter-spacing="normal" fo:font-style="normal" style:text-underline-style="none" fo:font-weight="normal" officeooo:rsid="019f503c" officeooo:paragraph-rsid="019f503c" fo:background-color="transparent" style:font-size-asian="11pt" style:font-size-complex="11pt"/>
    </style:style>
    <style:style style:name="P895" style:family="paragraph" style:parent-style-name="Standard" style:list-style-name="L108">
      <style:text-properties fo:font-variant="normal" fo:text-transform="none" fo:color="#c9211e" style:font-name="Liberation Serif" fo:font-size="11pt" fo:letter-spacing="normal" fo:font-style="normal" style:text-underline-style="none" fo:font-weight="normal" officeooo:rsid="01a10aec" officeooo:paragraph-rsid="01a10aec" fo:background-color="transparent" style:font-size-asian="11pt" style:font-size-complex="11pt"/>
    </style:style>
    <style:style style:name="P896" style:family="paragraph" style:parent-style-name="Standard" style:list-style-name="L108">
      <style:text-properties fo:font-variant="normal" fo:text-transform="none" fo:color="#c9211e" style:font-name="Liberation Serif" fo:font-size="11pt" fo:letter-spacing="normal" fo:font-style="normal" style:text-underline-style="none" fo:font-weight="normal" officeooo:rsid="01a10aec" officeooo:paragraph-rsid="0389768c" fo:background-color="transparent" style:font-size-asian="11pt" style:font-size-complex="11pt"/>
    </style:style>
    <style:style style:name="P897" style:family="paragraph" style:parent-style-name="Standard" style:list-style-name="L109">
      <style:text-properties fo:font-variant="normal" fo:text-transform="none" fo:color="#c9211e" style:font-name="Liberation Serif" fo:font-size="11pt" fo:letter-spacing="normal" fo:font-style="normal" style:text-underline-style="none" fo:font-weight="normal" officeooo:rsid="01a10aec" officeooo:paragraph-rsid="01a10aec" fo:background-color="transparent" style:font-size-asian="11pt" style:font-size-complex="11pt"/>
    </style:style>
    <style:style style:name="P898" style:family="paragraph" style:parent-style-name="Standard" style:list-style-name="L108">
      <style:text-properties fo:font-variant="normal" fo:text-transform="none" fo:color="#c9211e" style:font-name="Liberation Serif" fo:font-size="11pt" fo:letter-spacing="normal" fo:font-style="normal" style:text-underline-style="none" fo:font-weight="normal" officeooo:rsid="0389768c" officeooo:paragraph-rsid="0389768c" fo:background-color="transparent" style:font-size-asian="11pt" style:font-size-complex="11pt"/>
    </style:style>
    <style:style style:name="P899" style:family="paragraph" style:parent-style-name="Standard" style:list-style-name="L109">
      <style:text-properties fo:font-variant="normal" fo:text-transform="none" fo:color="#c9211e" style:font-name="Liberation Serif" fo:font-size="11pt" fo:letter-spacing="normal" fo:font-style="normal" style:text-underline-style="none" fo:font-weight="normal" officeooo:rsid="0389768c" officeooo:paragraph-rsid="0389768c" fo:background-color="transparent" style:font-size-asian="11pt" style:font-size-complex="11pt"/>
    </style:style>
    <style:style style:name="P900" style:family="paragraph" style:parent-style-name="Standard" style:list-style-name="L110">
      <style:text-properties fo:font-variant="normal" fo:text-transform="none" fo:color="#c9211e" style:font-name="Liberation Serif" fo:font-size="11pt" fo:letter-spacing="normal" fo:font-style="normal" style:text-underline-style="none" fo:font-weight="normal" officeooo:rsid="01a21665" officeooo:paragraph-rsid="01a21665" fo:background-color="transparent" style:font-size-asian="11pt" style:font-size-complex="11pt"/>
    </style:style>
    <style:style style:name="P901" style:family="paragraph" style:parent-style-name="Standard" style:list-style-name="L110">
      <style:text-properties fo:font-variant="normal" fo:text-transform="none" fo:color="#c9211e" style:font-name="Liberation Serif" fo:font-size="11pt" fo:letter-spacing="normal" fo:font-style="normal" style:text-underline-style="none" fo:font-weight="normal" officeooo:rsid="01a4257e" officeooo:paragraph-rsid="01a4257e" fo:background-color="transparent" style:font-size-asian="11pt" style:font-size-complex="11pt"/>
    </style:style>
    <style:style style:name="P902" style:family="paragraph" style:parent-style-name="Standard" style:list-style-name="L110">
      <style:text-properties fo:font-variant="normal" fo:text-transform="none" fo:color="#c9211e" style:font-name="Liberation Serif" fo:font-size="11pt" fo:letter-spacing="normal" fo:font-style="normal" style:text-underline-style="none" fo:font-weight="normal" officeooo:rsid="01a58849" officeooo:paragraph-rsid="01a58849" fo:background-color="transparent" style:font-size-asian="11pt" style:font-size-complex="11pt"/>
    </style:style>
    <style:style style:name="P903" style:family="paragraph" style:parent-style-name="Standard" style:list-style-name="L111">
      <style:text-properties fo:font-variant="normal" fo:text-transform="none" fo:color="#c9211e" style:font-name="Liberation Serif" fo:font-size="11pt" fo:letter-spacing="normal" fo:font-style="normal" style:text-underline-style="none" fo:font-weight="normal" officeooo:rsid="01a58849" officeooo:paragraph-rsid="01a58849" fo:background-color="transparent" style:font-size-asian="11pt" style:font-size-complex="11pt"/>
    </style:style>
    <style:style style:name="P904" style:family="paragraph" style:parent-style-name="Standard" style:list-style-name="L111">
      <style:text-properties fo:font-variant="normal" fo:text-transform="none" fo:color="#c9211e" style:font-name="Liberation Serif" fo:font-size="11pt" fo:letter-spacing="normal" fo:font-style="normal" style:text-underline-style="none" fo:font-weight="normal" officeooo:rsid="01a513ad" officeooo:paragraph-rsid="01a513ad" fo:background-color="transparent" style:font-size-asian="11pt" style:font-size-complex="11pt"/>
    </style:style>
    <style:style style:name="P905" style:family="paragraph" style:parent-style-name="Standard" style:list-style-name="L114">
      <style:text-properties fo:font-variant="normal" fo:text-transform="none" fo:color="#c9211e" style:font-name="Liberation Serif" fo:font-size="11pt" fo:letter-spacing="normal" fo:font-style="normal" style:text-underline-style="none" fo:font-weight="normal" officeooo:rsid="01a6cc7b" officeooo:paragraph-rsid="01a6cc7b" fo:background-color="transparent" style:font-size-asian="11pt" style:font-size-complex="11pt"/>
    </style:style>
    <style:style style:name="P906" style:family="paragraph" style:parent-style-name="Standard" style:list-style-name="L114">
      <style:text-properties fo:font-variant="normal" fo:text-transform="none" fo:color="#c9211e" style:font-name="Liberation Serif" fo:font-size="11pt" fo:letter-spacing="normal" fo:font-style="normal" style:text-underline-style="none" fo:font-weight="normal" officeooo:rsid="01a89698" officeooo:paragraph-rsid="01a89698" fo:background-color="transparent" style:font-size-asian="11pt" style:font-size-complex="11pt"/>
    </style:style>
    <style:style style:name="P907" style:family="paragraph" style:parent-style-name="Standard" style:list-style-name="L115">
      <style:text-properties fo:font-variant="normal" fo:text-transform="none" fo:color="#c9211e" style:font-name="Liberation Serif" fo:font-size="11pt" fo:letter-spacing="normal" fo:font-style="normal" style:text-underline-style="none" fo:font-weight="normal" officeooo:rsid="01abdefd" officeooo:paragraph-rsid="01abdefd" fo:background-color="transparent" style:font-size-asian="11pt" style:font-size-complex="11pt"/>
    </style:style>
    <style:style style:name="P908" style:family="paragraph" style:parent-style-name="Standard" style:list-style-name="L115">
      <style:text-properties fo:font-variant="normal" fo:text-transform="none" fo:color="#c9211e" style:font-name="Liberation Serif" fo:font-size="11pt" fo:letter-spacing="normal" fo:font-style="normal" style:text-underline-style="none" fo:font-weight="normal" officeooo:rsid="01d17f62" officeooo:paragraph-rsid="01d17f62" fo:background-color="transparent" style:font-size-asian="11pt" style:font-size-complex="11pt"/>
    </style:style>
    <style:style style:name="P909" style:family="paragraph" style:parent-style-name="Standard" style:list-style-name="L115">
      <style:text-properties fo:font-variant="normal" fo:text-transform="none" fo:color="#c9211e" style:font-name="Liberation Serif" fo:font-size="11pt" fo:letter-spacing="normal" fo:font-style="normal" style:text-underline-style="none" fo:font-weight="normal" officeooo:rsid="01d33ef1" officeooo:paragraph-rsid="01d33ef1" fo:background-color="transparent" style:font-size-asian="11pt" style:font-size-complex="11pt"/>
    </style:style>
    <style:style style:name="P910" style:family="paragraph" style:parent-style-name="Standard" style:list-style-name="L115">
      <style:text-properties fo:font-variant="normal" fo:text-transform="none" fo:color="#c9211e" style:font-name="Liberation Serif" fo:font-size="11pt" fo:letter-spacing="normal" fo:font-style="normal" style:text-underline-style="none" fo:font-weight="normal" officeooo:rsid="01d5d3f8" officeooo:paragraph-rsid="01d5d3f8" fo:background-color="transparent" style:font-size-asian="11pt" style:font-size-complex="11pt"/>
    </style:style>
    <style:style style:name="P911" style:family="paragraph" style:parent-style-name="Standard" style:list-style-name="L115">
      <style:text-properties fo:font-variant="normal" fo:text-transform="none" fo:color="#c9211e" style:font-name="Liberation Serif" fo:font-size="11pt" fo:letter-spacing="normal" fo:font-style="normal" style:text-underline-style="none" fo:font-weight="normal" officeooo:rsid="01d78bfb" officeooo:paragraph-rsid="01d78bfb" fo:background-color="transparent" style:font-size-asian="11pt" style:font-size-complex="11pt"/>
    </style:style>
    <style:style style:name="P912" style:family="paragraph" style:parent-style-name="Standard" style:list-style-name="L116">
      <style:text-properties fo:font-variant="normal" fo:text-transform="none" fo:color="#c9211e" style:font-name="Liberation Serif" fo:font-size="11pt" fo:letter-spacing="normal" fo:font-style="normal" style:text-underline-style="none" fo:font-weight="normal" officeooo:rsid="01acd59b" officeooo:paragraph-rsid="01acd59b" fo:background-color="transparent" style:font-size-asian="11pt" style:font-size-complex="11pt"/>
    </style:style>
    <style:style style:name="P913" style:family="paragraph" style:parent-style-name="Standard" style:list-style-name="L117">
      <style:text-properties fo:font-variant="normal" fo:text-transform="none" fo:color="#c9211e" style:font-name="Liberation Serif" fo:font-size="11pt" fo:letter-spacing="normal" fo:font-style="normal" style:text-underline-style="none" fo:font-weight="normal" officeooo:rsid="01acd59b" officeooo:paragraph-rsid="01acd59b" fo:background-color="transparent" style:font-size-asian="11pt" style:font-size-complex="11pt"/>
    </style:style>
    <style:style style:name="P914" style:family="paragraph" style:parent-style-name="Standard" style:list-style-name="L118">
      <style:text-properties fo:font-variant="normal" fo:text-transform="none" fo:color="#c9211e" style:font-name="Liberation Serif" fo:font-size="11pt" fo:letter-spacing="normal" fo:font-style="normal" style:text-underline-style="none" fo:font-weight="normal" officeooo:rsid="01aecb40" officeooo:paragraph-rsid="01aecb40" fo:background-color="transparent" style:font-size-asian="11pt" style:font-size-complex="11pt"/>
    </style:style>
    <style:style style:name="P915" style:family="paragraph" style:parent-style-name="Standard" style:list-style-name="L119">
      <style:text-properties fo:font-variant="normal" fo:text-transform="none" fo:color="#c9211e" style:font-name="Liberation Serif" fo:font-size="11pt" fo:letter-spacing="normal" fo:font-style="normal" style:text-underline-style="none" fo:font-weight="normal" officeooo:rsid="01aecb40" officeooo:paragraph-rsid="01aecb40" fo:background-color="transparent" style:font-size-asian="11pt" style:font-size-complex="11pt"/>
    </style:style>
    <style:style style:name="P916" style:family="paragraph" style:parent-style-name="Standard" style:list-style-name="L120">
      <style:text-properties fo:font-variant="normal" fo:text-transform="none" fo:color="#c9211e" style:font-name="Liberation Serif" fo:font-size="11pt" fo:letter-spacing="normal" fo:font-style="normal" style:text-underline-style="none" fo:font-weight="normal" officeooo:rsid="01b26c83" officeooo:paragraph-rsid="01b26c83" fo:background-color="transparent" style:font-size-asian="11pt" style:font-size-complex="11pt"/>
    </style:style>
    <style:style style:name="P917" style:family="paragraph" style:parent-style-name="Standard" style:list-style-name="L121">
      <style:text-properties fo:font-variant="normal" fo:text-transform="none" fo:color="#c9211e" style:font-name="Liberation Serif" fo:font-size="11pt" fo:letter-spacing="normal" fo:font-style="normal" style:text-underline-style="none" fo:font-weight="normal" officeooo:rsid="01b26c83" officeooo:paragraph-rsid="01b26c83" fo:background-color="transparent" style:font-size-asian="11pt" style:font-size-complex="11pt"/>
    </style:style>
    <style:style style:name="P918" style:family="paragraph" style:parent-style-name="Standard" style:list-style-name="L120">
      <style:text-properties fo:font-variant="normal" fo:text-transform="none" fo:color="#c9211e" style:font-name="Liberation Serif" fo:font-size="11pt" fo:letter-spacing="normal" fo:font-style="normal" style:text-underline-style="none" fo:font-weight="normal" officeooo:rsid="01d0bd37" officeooo:paragraph-rsid="01d0bd37" fo:background-color="transparent" style:font-size-asian="11pt" style:font-size-complex="11pt"/>
    </style:style>
    <style:style style:name="P919" style:family="paragraph" style:parent-style-name="Standard" style:list-style-name="L121">
      <style:text-properties fo:font-variant="normal" fo:text-transform="none" fo:color="#c9211e" style:font-name="Liberation Serif" fo:font-size="11pt" fo:letter-spacing="normal" fo:font-style="normal" style:text-underline-style="none" fo:font-weight="normal" officeooo:rsid="01d0bd37" officeooo:paragraph-rsid="01d0bd37" fo:background-color="transparent" style:font-size-asian="11pt" style:font-size-complex="11pt"/>
    </style:style>
    <style:style style:name="P920" style:family="paragraph" style:parent-style-name="Standard" style:list-style-name="L122">
      <style:text-properties fo:font-variant="normal" fo:text-transform="none" fo:color="#c9211e" style:font-name="Liberation Serif" fo:font-size="11pt" fo:letter-spacing="normal" fo:font-style="normal" style:text-underline-style="none" fo:font-weight="normal" officeooo:rsid="01d0bd37" officeooo:paragraph-rsid="01d0bd37" fo:background-color="transparent" style:font-size-asian="11pt" style:font-size-complex="11pt"/>
    </style:style>
    <style:style style:name="P921" style:family="paragraph" style:parent-style-name="Standard" style:list-style-name="L123">
      <style:text-properties fo:font-variant="normal" fo:text-transform="none" fo:color="#c9211e" style:font-name="Liberation Serif" fo:font-size="11pt" fo:letter-spacing="normal" fo:font-style="normal" style:text-underline-style="none" fo:font-weight="normal" officeooo:rsid="01b56a8c" officeooo:paragraph-rsid="01b56a8c" fo:background-color="transparent" style:font-size-asian="11pt" style:font-size-complex="11pt"/>
    </style:style>
    <style:style style:name="P922" style:family="paragraph" style:parent-style-name="Standard" style:list-style-name="L124">
      <style:text-properties fo:font-variant="normal" fo:text-transform="none" fo:color="#c9211e" style:font-name="Liberation Serif" fo:font-size="11pt" fo:letter-spacing="normal" fo:font-style="normal" style:text-underline-style="none" fo:font-weight="normal" officeooo:rsid="01b4df9f" officeooo:paragraph-rsid="01b4df9f" fo:background-color="transparent" style:font-size-asian="11pt" style:font-size-complex="11pt"/>
    </style:style>
    <style:style style:name="P923" style:family="paragraph" style:parent-style-name="Standard" style:list-style-name="L124">
      <style:text-properties fo:font-variant="normal" fo:text-transform="none" fo:color="#c9211e" style:font-name="Liberation Serif" fo:font-size="11pt" fo:letter-spacing="normal" fo:font-style="normal" style:text-underline-style="none" fo:font-weight="normal" officeooo:rsid="01b72a06" officeooo:paragraph-rsid="01b72a06" fo:background-color="transparent" style:font-size-asian="11pt" style:font-size-complex="11pt"/>
    </style:style>
    <style:style style:name="P924" style:family="paragraph" style:parent-style-name="Standard" style:list-style-name="L125">
      <style:text-properties fo:font-variant="normal" fo:text-transform="none" fo:color="#c9211e" style:font-name="Liberation Serif" fo:font-size="11pt" fo:letter-spacing="normal" fo:font-style="normal" style:text-underline-style="none" fo:font-weight="normal" officeooo:rsid="01b72a06" officeooo:paragraph-rsid="01b72a06" fo:background-color="transparent" style:font-size-asian="11pt" style:font-size-complex="11pt"/>
    </style:style>
    <style:style style:name="P925" style:family="paragraph" style:parent-style-name="Standard" style:list-style-name="L125">
      <style:text-properties fo:font-variant="normal" fo:text-transform="none" fo:color="#c9211e" style:font-name="Liberation Serif" fo:font-size="11pt" fo:letter-spacing="normal" fo:font-style="normal" style:text-underline-style="none" fo:font-weight="normal" officeooo:rsid="01b62f93" officeooo:paragraph-rsid="01b62f93" fo:background-color="transparent" style:font-size-asian="11pt" style:font-size-complex="11pt"/>
    </style:style>
    <style:style style:name="P926" style:family="paragraph" style:parent-style-name="Standard" style:list-style-name="L125">
      <style:text-properties fo:font-variant="normal" fo:text-transform="none" fo:color="#c9211e" style:font-name="Liberation Serif" fo:font-size="11pt" fo:letter-spacing="normal" fo:font-style="normal" style:text-underline-style="none" fo:font-weight="normal" officeooo:rsid="01b80edc" officeooo:paragraph-rsid="01b80edc" fo:background-color="transparent" style:font-size-asian="11pt" style:font-size-complex="11pt"/>
    </style:style>
    <style:style style:name="P927" style:family="paragraph" style:parent-style-name="Standard" style:list-style-name="L125">
      <style:text-properties fo:font-variant="normal" fo:text-transform="none" fo:color="#c9211e" style:font-name="Liberation Serif" fo:font-size="11pt" fo:letter-spacing="normal" fo:font-style="normal" style:text-underline-style="none" fo:font-weight="normal" officeooo:rsid="01ba8c31" officeooo:paragraph-rsid="01ba8c31" fo:background-color="transparent" style:font-size-asian="11pt" style:font-size-complex="11pt"/>
    </style:style>
    <style:style style:name="P928" style:family="paragraph" style:parent-style-name="Standard" style:list-style-name="L125">
      <style:text-properties fo:font-variant="normal" fo:text-transform="none" fo:color="#c9211e" style:font-name="Liberation Serif" fo:font-size="11pt" fo:letter-spacing="normal" fo:font-style="normal" style:text-underline-style="none" fo:font-weight="normal" officeooo:rsid="01bbfc9d" officeooo:paragraph-rsid="01bbfc9d" fo:background-color="transparent" style:font-size-asian="11pt" style:font-size-complex="11pt"/>
    </style:style>
    <style:style style:name="P929" style:family="paragraph" style:parent-style-name="Standard" style:list-style-name="L126">
      <style:text-properties fo:font-variant="normal" fo:text-transform="none" fo:color="#c9211e" style:font-name="Liberation Serif" fo:font-size="11pt" fo:letter-spacing="normal" fo:font-style="normal" style:text-underline-style="none" fo:font-weight="normal" officeooo:rsid="01bd4899" officeooo:paragraph-rsid="01bd4899" fo:background-color="transparent" style:font-size-asian="11pt" style:font-size-complex="11pt"/>
    </style:style>
    <style:style style:name="P930" style:family="paragraph" style:parent-style-name="Standard" style:list-style-name="L127">
      <style:text-properties fo:font-variant="normal" fo:text-transform="none" fo:color="#c9211e" style:font-name="Liberation Serif" fo:font-size="11pt" fo:letter-spacing="normal" fo:font-style="normal" style:text-underline-style="none" fo:font-weight="normal" officeooo:rsid="01bd4899" officeooo:paragraph-rsid="01bd4899" fo:background-color="transparent" style:font-size-asian="11pt" style:font-size-complex="11pt"/>
    </style:style>
    <style:style style:name="P931" style:family="paragraph" style:parent-style-name="Standard" style:list-style-name="L126">
      <style:text-properties fo:font-variant="normal" fo:text-transform="none" fo:color="#c9211e" style:font-name="Liberation Serif" fo:font-size="11pt" fo:letter-spacing="normal" fo:font-style="normal" style:text-underline-style="none" fo:font-weight="normal" officeooo:rsid="01be920a" officeooo:paragraph-rsid="01be920a" fo:background-color="transparent" style:font-size-asian="11pt" style:font-size-complex="11pt"/>
    </style:style>
    <style:style style:name="P932" style:family="paragraph" style:parent-style-name="Standard" style:list-style-name="L126">
      <style:text-properties fo:font-variant="normal" fo:text-transform="none" fo:color="#c9211e" style:font-name="Liberation Serif" fo:font-size="11pt" fo:letter-spacing="normal" fo:font-style="normal" style:text-underline-style="none" fo:font-weight="normal" officeooo:rsid="01be9b5f" officeooo:paragraph-rsid="01be9b5f" fo:background-color="transparent" style:font-size-asian="11pt" style:font-size-complex="11pt"/>
    </style:style>
    <style:style style:name="P933" style:family="paragraph" style:parent-style-name="Standard" style:list-style-name="L126">
      <style:text-properties fo:font-variant="normal" fo:text-transform="none" fo:color="#c9211e" style:font-name="Liberation Serif" fo:font-size="11pt" fo:letter-spacing="normal" fo:font-style="normal" style:text-underline-style="none" fo:font-weight="normal" officeooo:rsid="01bf5423" officeooo:paragraph-rsid="01bf5423" fo:background-color="transparent" style:font-size-asian="11pt" style:font-size-complex="11pt"/>
    </style:style>
    <style:style style:name="P934" style:family="paragraph" style:parent-style-name="Standard" style:list-style-name="L126">
      <style:text-properties fo:font-variant="normal" fo:text-transform="none" fo:color="#c9211e" style:font-name="Liberation Serif" fo:font-size="11pt" fo:letter-spacing="normal" fo:font-style="normal" style:text-underline-style="none" fo:font-weight="normal" officeooo:rsid="01bfcf44" officeooo:paragraph-rsid="01cf26cf" fo:background-color="transparent" style:font-size-asian="11pt" style:font-size-complex="11pt"/>
    </style:style>
    <style:style style:name="P935" style:family="paragraph" style:parent-style-name="Standard" style:list-style-name="L126">
      <style:text-properties fo:font-variant="normal" fo:text-transform="none" fo:color="#c9211e" style:font-name="Liberation Serif" fo:font-size="11pt" fo:letter-spacing="normal" fo:font-style="normal" style:text-underline-style="none" fo:font-weight="normal" officeooo:rsid="01cd8751" officeooo:paragraph-rsid="01cf26cf" fo:background-color="transparent" style:font-size-asian="11pt" style:font-size-complex="11pt"/>
    </style:style>
    <style:style style:name="P936" style:family="paragraph" style:parent-style-name="Standard" style:list-style-name="L127">
      <style:text-properties fo:font-variant="normal" fo:text-transform="none" fo:color="#c9211e" style:font-name="Liberation Serif" fo:font-size="11pt" fo:letter-spacing="normal" fo:font-style="normal" style:text-underline-style="none" fo:font-weight="normal" officeooo:rsid="01cd8751" officeooo:paragraph-rsid="01bfcf44" fo:background-color="transparent" style:font-size-asian="11pt" style:font-size-complex="11pt"/>
    </style:style>
    <style:style style:name="P937" style:family="paragraph" style:parent-style-name="Standard" style:list-style-name="L126">
      <style:text-properties fo:font-variant="normal" fo:text-transform="none" fo:color="#c9211e" style:font-name="Liberation Serif" fo:font-size="11pt" fo:letter-spacing="normal" fo:font-style="normal" style:text-underline-style="none" fo:font-weight="normal" officeooo:rsid="01cf26cf" officeooo:paragraph-rsid="01cf26cf" fo:background-color="transparent" style:font-size-asian="11pt" style:font-size-complex="11pt"/>
    </style:style>
    <style:style style:name="P938" style:family="paragraph" style:parent-style-name="Standard" style:list-style-name="L126">
      <style:text-properties fo:font-variant="normal" fo:text-transform="none" fo:color="#c9211e" style:font-name="Liberation Serif" fo:font-size="11pt" fo:letter-spacing="normal" fo:font-style="normal" style:text-underline-style="none" fo:font-weight="normal" officeooo:rsid="01cf26cf" officeooo:paragraph-rsid="01cf4d5a" fo:background-color="transparent" style:font-size-asian="11pt" style:font-size-complex="11pt"/>
    </style:style>
    <style:style style:name="P939" style:family="paragraph" style:parent-style-name="Standard" style:list-style-name="L127">
      <style:text-properties fo:font-variant="normal" fo:text-transform="none" fo:color="#c9211e" style:font-name="Liberation Serif" fo:font-size="11pt" fo:letter-spacing="normal" fo:font-style="normal" style:text-underline-style="none" fo:font-weight="normal" officeooo:rsid="01cf26cf" officeooo:paragraph-rsid="01cf26cf" fo:background-color="transparent" style:font-size-asian="11pt" style:font-size-complex="11pt"/>
    </style:style>
    <style:style style:name="P940" style:family="paragraph" style:parent-style-name="Standard" style:list-style-name="L126">
      <style:text-properties fo:font-variant="normal" fo:text-transform="none" fo:color="#c9211e" style:font-name="Liberation Serif" fo:font-size="11pt" fo:letter-spacing="normal" fo:font-style="normal" style:text-underline-style="none" fo:font-weight="normal" officeooo:rsid="01cf4d5a" officeooo:paragraph-rsid="01cf4d5a" fo:background-color="transparent" style:font-size-asian="11pt" style:font-size-complex="11pt"/>
    </style:style>
    <style:style style:name="P941" style:family="paragraph" style:parent-style-name="Standard" style:list-style-name="L127">
      <style:text-properties fo:font-variant="normal" fo:text-transform="none" fo:color="#c9211e" style:font-name="Liberation Serif" fo:font-size="11pt" fo:letter-spacing="normal" fo:font-style="normal" style:text-underline-style="none" fo:font-weight="normal" officeooo:rsid="01c00b88" officeooo:paragraph-rsid="01cf26cf" fo:background-color="transparent" style:font-size-asian="11pt" style:font-size-complex="11pt"/>
    </style:style>
    <style:style style:name="P942" style:family="paragraph" style:parent-style-name="Standard" style:list-style-name="L128">
      <style:text-properties fo:font-variant="normal" fo:text-transform="none" fo:color="#c9211e" style:font-name="Liberation Serif" fo:font-size="11pt" fo:letter-spacing="normal" fo:font-style="normal" style:text-underline-style="none" fo:font-weight="normal" officeooo:rsid="01caa4e8" officeooo:paragraph-rsid="01caa4e8" fo:background-color="transparent" style:font-size-asian="11pt" style:font-size-complex="11pt"/>
    </style:style>
    <style:style style:name="P943" style:family="paragraph" style:parent-style-name="Standard" style:list-style-name="L128">
      <style:text-properties fo:font-variant="normal" fo:text-transform="none" fo:color="#c9211e" style:font-name="Liberation Serif" fo:font-size="11pt" fo:letter-spacing="normal" fo:font-style="normal" style:text-underline-style="none" fo:font-weight="normal" officeooo:rsid="01cbb84b" officeooo:paragraph-rsid="01cbb84b" fo:background-color="transparent" style:font-size-asian="11pt" style:font-size-complex="11pt"/>
    </style:style>
    <style:style style:name="P944" style:family="paragraph" style:parent-style-name="Standard" style:list-style-name="L129">
      <style:text-properties fo:font-variant="normal" fo:text-transform="none" fo:color="#c9211e" style:font-name="Liberation Serif" fo:font-size="11pt" fo:letter-spacing="normal" fo:font-style="normal" style:text-underline-style="none" fo:font-weight="normal" officeooo:rsid="01dbf939" officeooo:paragraph-rsid="01dbf939" fo:background-color="transparent" style:font-size-asian="11pt" style:font-size-complex="11pt"/>
    </style:style>
    <style:style style:name="P945" style:family="paragraph" style:parent-style-name="Standard" style:list-style-name="L129">
      <style:text-properties fo:font-variant="normal" fo:text-transform="none" fo:color="#c9211e" style:font-name="Liberation Serif" fo:font-size="11pt" fo:letter-spacing="normal" fo:font-style="normal" style:text-underline-style="none" fo:font-weight="normal" officeooo:rsid="01dd9f80" officeooo:paragraph-rsid="01dd9f80" fo:background-color="transparent" style:font-size-asian="11pt" style:font-size-complex="11pt"/>
    </style:style>
    <style:style style:name="P946" style:family="paragraph" style:parent-style-name="Standard" style:list-style-name="L129">
      <style:text-properties fo:font-variant="normal" fo:text-transform="none" fo:color="#c9211e" style:font-name="Liberation Serif" fo:font-size="11pt" fo:letter-spacing="normal" fo:font-style="normal" style:text-underline-style="none" fo:font-weight="normal" officeooo:rsid="01de19d5" officeooo:paragraph-rsid="01de19d5" fo:background-color="transparent" style:font-size-asian="11pt" style:font-size-complex="11pt"/>
    </style:style>
    <style:style style:name="P947" style:family="paragraph" style:parent-style-name="Standard" style:list-style-name="L129">
      <style:text-properties fo:font-variant="normal" fo:text-transform="none" fo:color="#c9211e" style:font-name="Liberation Serif" fo:font-size="11pt" fo:letter-spacing="normal" fo:font-style="normal" style:text-underline-style="none" fo:font-weight="normal" officeooo:rsid="01eb42ab" officeooo:paragraph-rsid="01eb42ab" fo:background-color="transparent" style:font-size-asian="11pt" style:font-size-complex="11pt"/>
    </style:style>
    <style:style style:name="P948" style:family="paragraph" style:parent-style-name="Standard" style:list-style-name="L131">
      <style:text-properties fo:font-variant="normal" fo:text-transform="none" fo:color="#c9211e" style:font-name="Liberation Serif" fo:font-size="11pt" fo:letter-spacing="normal" fo:font-style="normal" style:text-underline-style="none" fo:font-weight="normal" officeooo:rsid="020d187a" officeooo:paragraph-rsid="020d187a" fo:background-color="transparent" style:font-size-asian="11pt" style:font-size-complex="11pt"/>
    </style:style>
    <style:style style:name="P949" style:family="paragraph" style:parent-style-name="Standard" style:list-style-name="L132">
      <style:text-properties fo:font-variant="normal" fo:text-transform="none" fo:color="#c9211e" style:font-name="Liberation Serif" fo:font-size="11pt" fo:letter-spacing="normal" fo:font-style="normal" style:text-underline-style="none" fo:font-weight="normal" officeooo:rsid="01e5394e" officeooo:paragraph-rsid="01e96764" fo:background-color="transparent" style:font-size-asian="11pt" style:font-size-complex="11pt"/>
    </style:style>
    <style:style style:name="P950" style:family="paragraph" style:parent-style-name="Standard" style:list-style-name="L132">
      <style:text-properties fo:font-variant="normal" fo:text-transform="none" fo:color="#c9211e" style:font-name="Liberation Serif" fo:font-size="11pt" fo:letter-spacing="normal" fo:font-style="normal" style:text-underline-style="none" fo:font-weight="normal" officeooo:rsid="01e5394e" officeooo:paragraph-rsid="01e5394e" fo:background-color="transparent" style:font-size-asian="11pt" style:font-size-complex="11pt"/>
    </style:style>
    <style:style style:name="P951" style:family="paragraph" style:parent-style-name="Standard" style:list-style-name="L133">
      <style:text-properties fo:font-variant="normal" fo:text-transform="none" fo:color="#c9211e" style:font-name="Liberation Serif" fo:font-size="11pt" fo:letter-spacing="normal" fo:font-style="normal" style:text-underline-style="none" fo:font-weight="normal" officeooo:rsid="01e68ec6" officeooo:paragraph-rsid="01e68ec6" fo:background-color="transparent" style:font-size-asian="11pt" style:font-size-complex="11pt"/>
    </style:style>
    <style:style style:name="P952" style:family="paragraph" style:parent-style-name="Standard" style:list-style-name="L133">
      <style:text-properties fo:font-variant="normal" fo:text-transform="none" fo:color="#c9211e" style:font-name="Liberation Serif" fo:font-size="11pt" fo:letter-spacing="normal" fo:font-style="normal" style:text-underline-style="none" fo:font-weight="normal" officeooo:rsid="01e862a8" officeooo:paragraph-rsid="01e862a8" fo:background-color="transparent" style:font-size-asian="11pt" style:font-size-complex="11pt"/>
    </style:style>
    <style:style style:name="P953" style:family="paragraph" style:parent-style-name="Standard" style:list-style-name="L133">
      <style:text-properties fo:font-variant="normal" fo:text-transform="none" fo:color="#c9211e" style:font-name="Liberation Serif" fo:font-size="11pt" fo:letter-spacing="normal" fo:font-style="normal" style:text-underline-style="none" fo:font-weight="normal" officeooo:rsid="01e96764" officeooo:paragraph-rsid="01e96764" fo:background-color="transparent" style:font-size-asian="11pt" style:font-size-complex="11pt"/>
    </style:style>
    <style:style style:name="P954" style:family="paragraph" style:parent-style-name="Standard" style:list-style-name="L133">
      <style:text-properties fo:font-variant="normal" fo:text-transform="none" fo:color="#c9211e" style:font-name="Liberation Serif" fo:font-size="11pt" fo:letter-spacing="normal" fo:font-style="normal" style:text-underline-style="none" fo:font-weight="normal" officeooo:rsid="037acc39" officeooo:paragraph-rsid="037acc39" fo:background-color="transparent" style:font-size-asian="11pt" style:font-size-complex="11pt"/>
    </style:style>
    <style:style style:name="P955" style:family="paragraph" style:parent-style-name="Standard" style:list-style-name="L134">
      <style:text-properties fo:font-variant="normal" fo:text-transform="none" fo:color="#c9211e" style:font-name="Liberation Serif" fo:font-size="11pt" fo:letter-spacing="normal" fo:font-style="normal" style:text-underline-style="none" fo:font-weight="normal" officeooo:rsid="01f83726" officeooo:paragraph-rsid="01f83726" fo:background-color="transparent" style:font-size-asian="11pt" style:font-size-complex="11pt"/>
    </style:style>
    <style:style style:name="P956" style:family="paragraph" style:parent-style-name="Standard" style:list-style-name="L134">
      <style:text-properties fo:font-variant="normal" fo:text-transform="none" fo:color="#c9211e" style:font-name="Liberation Serif" fo:font-size="11pt" fo:letter-spacing="normal" fo:font-style="normal" style:text-underline-style="none" fo:font-weight="normal" officeooo:rsid="01f883fa" officeooo:paragraph-rsid="01f883fa" fo:background-color="transparent" style:font-size-asian="11pt" style:font-size-complex="11pt"/>
    </style:style>
    <style:style style:name="P957" style:family="paragraph" style:parent-style-name="Standard" style:list-style-name="L134">
      <style:text-properties fo:font-variant="normal" fo:text-transform="none" fo:color="#c9211e" style:font-name="Liberation Serif" fo:font-size="11pt" fo:letter-spacing="normal" fo:font-style="normal" style:text-underline-style="none" fo:font-weight="normal" officeooo:rsid="01f8d3db" officeooo:paragraph-rsid="01f8d3db" fo:background-color="transparent" style:font-size-asian="11pt" style:font-size-complex="11pt"/>
    </style:style>
    <style:style style:name="P958" style:family="paragraph" style:parent-style-name="Standard" style:list-style-name="L138">
      <style:text-properties fo:font-variant="normal" fo:text-transform="none" fo:color="#c9211e" style:font-name="Liberation Serif" fo:font-size="11pt" fo:letter-spacing="normal" fo:font-style="normal" style:text-underline-style="none" fo:font-weight="normal" officeooo:rsid="0200444a" officeooo:paragraph-rsid="0200444a" fo:background-color="transparent" style:font-size-asian="11pt" style:font-size-complex="11pt"/>
    </style:style>
    <style:style style:name="P959" style:family="paragraph" style:parent-style-name="Standard" style:list-style-name="L139">
      <style:text-properties fo:font-variant="normal" fo:text-transform="none" fo:color="#c9211e" style:font-name="Liberation Serif" fo:font-size="11pt" fo:letter-spacing="normal" fo:font-style="normal" style:text-underline-style="none" fo:font-weight="normal" officeooo:rsid="021a6d95" officeooo:paragraph-rsid="021a6d95" fo:background-color="transparent" style:font-size-asian="11pt" style:font-size-complex="11pt"/>
    </style:style>
    <style:style style:name="P960" style:family="paragraph" style:parent-style-name="Standard" style:list-style-name="L141">
      <style:text-properties fo:font-variant="normal" fo:text-transform="none" fo:color="#c9211e" style:font-name="Liberation Serif" fo:font-size="11pt" fo:letter-spacing="normal" fo:font-style="normal" style:text-underline-style="none" fo:font-weight="normal" officeooo:rsid="021a6d95" officeooo:paragraph-rsid="021a6d95" fo:background-color="transparent" style:font-size-asian="11pt" style:font-size-complex="11pt"/>
    </style:style>
    <style:style style:name="P961" style:family="paragraph" style:parent-style-name="Standard" style:list-style-name="L142">
      <style:text-properties fo:font-variant="normal" fo:text-transform="none" fo:color="#c9211e" style:font-name="Liberation Serif" fo:font-size="11pt" fo:letter-spacing="normal" fo:font-style="normal" style:text-underline-style="none" fo:font-weight="normal" officeooo:rsid="021a6d95" officeooo:paragraph-rsid="021a6d95" fo:background-color="transparent" style:font-size-asian="11pt" style:font-size-complex="11pt"/>
    </style:style>
    <style:style style:name="P962" style:family="paragraph" style:parent-style-name="Standard" style:list-style-name="L141">
      <style:text-properties fo:font-variant="normal" fo:text-transform="none" fo:color="#c9211e" style:font-name="Liberation Serif" fo:font-size="11pt" fo:letter-spacing="normal" fo:font-style="normal" style:text-underline-style="none" fo:font-weight="normal" officeooo:rsid="022023f1" officeooo:paragraph-rsid="022023f1" fo:background-color="transparent" style:font-size-asian="11pt" style:font-size-complex="11pt"/>
    </style:style>
    <style:style style:name="P963" style:family="paragraph" style:parent-style-name="Standard" style:list-style-name="L142">
      <style:text-properties fo:font-variant="normal" fo:text-transform="none" fo:color="#c9211e" style:font-name="Liberation Serif" fo:font-size="11pt" fo:letter-spacing="normal" fo:font-style="normal" style:text-underline-style="none" fo:font-weight="normal" officeooo:rsid="022c52d0" officeooo:paragraph-rsid="022c52d0" fo:background-color="transparent" style:font-size-asian="11pt" style:font-size-complex="11pt"/>
    </style:style>
    <style:style style:name="P964" style:family="paragraph" style:parent-style-name="Standard" style:list-style-name="L142">
      <style:text-properties fo:font-variant="normal" fo:text-transform="none" fo:color="#c9211e" style:font-name="Liberation Serif" fo:font-size="11pt" fo:letter-spacing="normal" fo:font-style="normal" style:text-underline-style="none" fo:font-weight="normal" officeooo:rsid="021e4c1a" officeooo:paragraph-rsid="021e4c1a" fo:background-color="transparent" style:font-size-asian="11pt" style:font-size-complex="11pt"/>
    </style:style>
    <style:style style:name="P965" style:family="paragraph" style:parent-style-name="Standard" style:list-style-name="L143">
      <style:text-properties fo:font-variant="normal" fo:text-transform="none" fo:color="#c9211e" style:font-name="Liberation Serif" fo:font-size="11pt" fo:letter-spacing="normal" fo:font-style="normal" style:text-underline-style="none" fo:font-weight="normal" officeooo:rsid="02194d7a" officeooo:paragraph-rsid="02290527" fo:background-color="transparent" style:font-size-asian="11pt" style:font-size-complex="11pt"/>
    </style:style>
    <style:style style:name="P966" style:family="paragraph" style:parent-style-name="Standard" style:list-style-name="L143">
      <style:text-properties fo:font-variant="normal" fo:text-transform="none" fo:color="#c9211e" style:font-name="Liberation Serif" fo:font-size="11pt" fo:letter-spacing="normal" fo:font-style="normal" style:text-underline-style="none" fo:font-weight="normal" officeooo:rsid="02194d7a" officeooo:paragraph-rsid="02225f90" fo:background-color="transparent" style:font-size-asian="11pt" style:font-size-complex="11pt"/>
    </style:style>
    <style:style style:name="P967" style:family="paragraph" style:parent-style-name="Standard" style:list-style-name="L144">
      <style:text-properties fo:font-variant="normal" fo:text-transform="none" fo:color="#c9211e" style:font-name="Liberation Serif" fo:font-size="11pt" fo:letter-spacing="normal" fo:font-style="normal" style:text-underline-style="none" fo:font-weight="normal" officeooo:rsid="02194d7a" officeooo:paragraph-rsid="02194d7a" fo:background-color="transparent" style:font-size-asian="11pt" style:font-size-complex="11pt"/>
    </style:style>
    <style:style style:name="P968" style:family="paragraph" style:parent-style-name="Standard" style:list-style-name="L145">
      <style:text-properties fo:font-variant="normal" fo:text-transform="none" fo:color="#c9211e" style:font-name="Liberation Serif" fo:font-size="11pt" fo:letter-spacing="normal" fo:font-style="normal" style:text-underline-style="none" fo:font-weight="normal" officeooo:rsid="02194d7a" officeooo:paragraph-rsid="02194d7a" fo:background-color="transparent" style:font-size-asian="11pt" style:font-size-complex="11pt"/>
    </style:style>
    <style:style style:name="P969" style:family="paragraph" style:parent-style-name="Standard" style:list-style-name="L146">
      <style:text-properties fo:font-variant="normal" fo:text-transform="none" fo:color="#c9211e" style:font-name="Liberation Serif" fo:font-size="11pt" fo:letter-spacing="normal" fo:font-style="normal" style:text-underline-style="none" fo:font-weight="normal" officeooo:rsid="02194d7a" officeooo:paragraph-rsid="02194d7a" fo:background-color="transparent" style:font-size-asian="11pt" style:font-size-complex="11pt"/>
    </style:style>
    <style:style style:name="P970" style:family="paragraph" style:parent-style-name="Standard" style:list-style-name="L143">
      <style:text-properties fo:font-variant="normal" fo:text-transform="none" fo:color="#c9211e" style:font-name="Liberation Serif" fo:font-size="11pt" fo:letter-spacing="normal" fo:font-style="normal" style:text-underline-style="none" fo:font-weight="normal" officeooo:rsid="02290527" officeooo:paragraph-rsid="02290527" fo:background-color="transparent" style:font-size-asian="11pt" style:font-size-complex="11pt"/>
    </style:style>
    <style:style style:name="P971" style:family="paragraph" style:parent-style-name="Standard" style:list-style-name="L144">
      <style:text-properties fo:font-variant="normal" fo:text-transform="none" fo:color="#c9211e" style:font-name="Liberation Serif" fo:font-size="11pt" fo:letter-spacing="normal" fo:font-style="normal" style:text-underline-style="none" fo:font-weight="normal" officeooo:rsid="02290527" officeooo:paragraph-rsid="02290527" fo:background-color="transparent" style:font-size-asian="11pt" style:font-size-complex="11pt"/>
    </style:style>
    <style:style style:name="P972" style:family="paragraph" style:parent-style-name="Standard" style:list-style-name="L146">
      <style:text-properties fo:font-variant="normal" fo:text-transform="none" fo:color="#c9211e" style:font-name="Liberation Serif" fo:font-size="11pt" fo:letter-spacing="normal" fo:font-style="normal" style:text-underline-style="none" fo:font-weight="normal" officeooo:rsid="02290527" officeooo:paragraph-rsid="02290527" fo:background-color="transparent" style:font-size-asian="11pt" style:font-size-complex="11pt"/>
    </style:style>
    <style:style style:name="P973" style:family="paragraph" style:parent-style-name="Standard" style:list-style-name="L143">
      <style:text-properties fo:font-variant="normal" fo:text-transform="none" fo:color="#c9211e" style:font-name="Liberation Serif" fo:font-size="11pt" fo:letter-spacing="normal" fo:font-style="normal" style:text-underline-style="none" fo:font-weight="normal" officeooo:rsid="02225f90" officeooo:paragraph-rsid="02225f90" fo:background-color="transparent" style:font-size-asian="11pt" style:font-size-complex="11pt"/>
    </style:style>
    <style:style style:name="P974" style:family="paragraph" style:parent-style-name="Standard" style:list-style-name="L147">
      <style:text-properties fo:font-variant="normal" fo:text-transform="none" fo:color="#c9211e" style:font-name="Liberation Serif" fo:font-size="11pt" fo:letter-spacing="normal" fo:font-style="normal" style:text-underline-style="none" fo:font-weight="normal" officeooo:rsid="020892d0" officeooo:paragraph-rsid="020892d0" fo:background-color="transparent" style:font-size-asian="11pt" style:font-size-complex="11pt"/>
    </style:style>
    <style:style style:name="P975" style:family="paragraph" style:parent-style-name="Standard" style:list-style-name="L147">
      <style:text-properties fo:font-variant="normal" fo:text-transform="none" fo:color="#c9211e" style:font-name="Liberation Serif" fo:font-size="11pt" fo:letter-spacing="normal" fo:font-style="normal" style:text-underline-style="none" fo:font-weight="normal" officeooo:rsid="020a74cf" officeooo:paragraph-rsid="020a74cf" fo:background-color="transparent" style:font-size-asian="11pt" style:font-size-complex="11pt"/>
    </style:style>
    <style:style style:name="P976" style:family="paragraph" style:parent-style-name="Standard" style:list-style-name="L148">
      <style:text-properties fo:font-variant="normal" fo:text-transform="none" fo:color="#c9211e" style:font-name="Liberation Serif" fo:font-size="11pt" fo:letter-spacing="normal" fo:font-style="normal" style:text-underline-style="none" fo:font-weight="normal" officeooo:rsid="0214de1f" officeooo:paragraph-rsid="0214de1f" fo:background-color="transparent" style:font-size-asian="11pt" style:font-size-complex="11pt"/>
    </style:style>
    <style:style style:name="P977" style:family="paragraph" style:parent-style-name="Standard" style:list-style-name="L148">
      <style:text-properties fo:font-variant="normal" fo:text-transform="none" fo:color="#c9211e" style:font-name="Liberation Serif" fo:font-size="11pt" fo:letter-spacing="normal" fo:font-style="normal" style:text-underline-style="none" fo:font-weight="normal" officeooo:rsid="02194854" officeooo:paragraph-rsid="02194854" fo:background-color="transparent" style:font-size-asian="11pt" style:font-size-complex="11pt"/>
    </style:style>
    <style:style style:name="P978" style:family="paragraph" style:parent-style-name="Standard" style:list-style-name="L149">
      <style:text-properties fo:font-variant="normal" fo:text-transform="none" fo:color="#c9211e" style:font-name="Liberation Serif" fo:font-size="11pt" fo:letter-spacing="normal" fo:font-style="normal" style:text-underline-style="none" fo:font-weight="normal" officeooo:rsid="020daa37" officeooo:paragraph-rsid="020daa37" fo:background-color="transparent" style:font-size-asian="11pt" style:font-size-complex="11pt"/>
    </style:style>
    <style:style style:name="P979" style:family="paragraph" style:parent-style-name="Standard" style:list-style-name="L149">
      <style:text-properties fo:font-variant="normal" fo:text-transform="none" fo:color="#c9211e" style:font-name="Liberation Serif" fo:font-size="11pt" fo:letter-spacing="normal" fo:font-style="normal" style:text-underline-style="none" fo:font-weight="normal" officeooo:rsid="020fb9fc" officeooo:paragraph-rsid="020fb9fc" fo:background-color="transparent" style:font-size-asian="11pt" style:font-size-complex="11pt"/>
    </style:style>
    <style:style style:name="P980" style:family="paragraph" style:parent-style-name="Standard" style:list-style-name="L149">
      <style:text-properties fo:font-variant="normal" fo:text-transform="none" fo:color="#c9211e" style:font-name="Liberation Serif" fo:font-size="11pt" fo:letter-spacing="normal" fo:font-style="normal" style:text-underline-style="none" fo:font-weight="normal" officeooo:rsid="020fb9fc" officeooo:paragraph-rsid="0210a586" fo:background-color="transparent" style:font-size-asian="11pt" style:font-size-complex="11pt"/>
    </style:style>
    <style:style style:name="P981" style:family="paragraph" style:parent-style-name="Standard" style:list-style-name="L149">
      <style:text-properties fo:font-variant="normal" fo:text-transform="none" fo:color="#c9211e" style:font-name="Liberation Serif" fo:font-size="11pt" fo:letter-spacing="normal" fo:font-style="normal" style:text-underline-style="none" fo:font-weight="normal" officeooo:rsid="02122374" officeooo:paragraph-rsid="02122374" fo:background-color="transparent" style:font-size-asian="11pt" style:font-size-complex="11pt"/>
    </style:style>
    <style:style style:name="P982" style:family="paragraph" style:parent-style-name="Standard" style:list-style-name="L149">
      <style:text-properties fo:font-variant="normal" fo:text-transform="none" fo:color="#c9211e" style:font-name="Liberation Serif" fo:font-size="11pt" fo:letter-spacing="normal" fo:font-style="normal" style:text-underline-style="none" fo:font-weight="normal" officeooo:rsid="0223eb00" officeooo:paragraph-rsid="0223eb00" fo:background-color="transparent" style:font-size-asian="11pt" style:font-size-complex="11pt"/>
    </style:style>
    <style:style style:name="P983" style:family="paragraph" style:parent-style-name="Standard" style:list-style-name="L150">
      <style:text-properties fo:font-variant="normal" fo:text-transform="none" fo:color="#c9211e" style:font-name="Liberation Serif" fo:font-size="11pt" fo:letter-spacing="normal" fo:font-style="normal" style:text-underline-style="none" fo:font-weight="normal" officeooo:rsid="0217424d" officeooo:paragraph-rsid="0217424d" fo:background-color="transparent" style:font-size-asian="11pt" style:font-size-complex="11pt"/>
    </style:style>
    <style:style style:name="P984" style:family="paragraph" style:parent-style-name="Standard" style:list-style-name="L150">
      <style:text-properties fo:font-variant="normal" fo:text-transform="none" fo:color="#c9211e" style:font-name="Liberation Serif" fo:font-size="11pt" fo:letter-spacing="normal" fo:font-style="normal" style:text-underline-style="none" fo:font-weight="normal" officeooo:rsid="021b8182" officeooo:paragraph-rsid="021b8182" fo:background-color="transparent" style:font-size-asian="11pt" style:font-size-complex="11pt"/>
    </style:style>
    <style:style style:name="P985" style:family="paragraph" style:parent-style-name="Standard" style:list-style-name="L150">
      <style:text-properties fo:font-variant="normal" fo:text-transform="none" fo:color="#c9211e" style:font-name="Liberation Serif" fo:font-size="11pt" fo:letter-spacing="normal" fo:font-style="normal" style:text-underline-style="none" fo:font-weight="normal" officeooo:rsid="0226666f" officeooo:paragraph-rsid="0226666f" fo:background-color="transparent" style:font-size-asian="11pt" style:font-size-complex="11pt"/>
    </style:style>
    <style:style style:name="P986" style:family="paragraph" style:parent-style-name="Standard" style:list-style-name="L153">
      <style:text-properties fo:font-variant="normal" fo:text-transform="none" fo:color="#c9211e" style:font-name="Liberation Serif" fo:font-size="11pt" fo:letter-spacing="normal" fo:font-style="normal" style:text-underline-style="none" fo:font-weight="normal" officeooo:rsid="0226666f" officeooo:paragraph-rsid="024ebb5f" fo:background-color="transparent" style:font-size-asian="11pt" style:font-size-complex="11pt"/>
    </style:style>
    <style:style style:name="P987" style:family="paragraph" style:parent-style-name="Standard" style:list-style-name="L150">
      <style:text-properties fo:font-variant="normal" fo:text-transform="none" fo:color="#c9211e" style:font-name="Liberation Serif" fo:font-size="11pt" fo:letter-spacing="normal" fo:font-style="normal" style:text-underline-style="none" fo:font-weight="normal" officeooo:rsid="02339e66" officeooo:paragraph-rsid="02339e66" fo:background-color="transparent" style:font-size-asian="11pt" style:font-size-complex="11pt"/>
    </style:style>
    <style:style style:name="P988" style:family="paragraph" style:parent-style-name="Standard" style:list-style-name="L150">
      <style:text-properties fo:font-variant="normal" fo:text-transform="none" fo:color="#c9211e" style:font-name="Liberation Serif" fo:font-size="11pt" fo:letter-spacing="normal" fo:font-style="normal" style:text-underline-style="none" fo:font-weight="normal" officeooo:rsid="02354b70" officeooo:paragraph-rsid="02354b70" fo:background-color="transparent" style:font-size-asian="11pt" style:font-size-complex="11pt"/>
    </style:style>
    <style:style style:name="P989" style:family="paragraph" style:parent-style-name="Standard" style:list-style-name="L150">
      <style:text-properties fo:font-variant="normal" fo:text-transform="none" fo:color="#c9211e" style:font-name="Liberation Serif" fo:font-size="11pt" fo:letter-spacing="normal" fo:font-style="normal" style:text-underline-style="none" fo:font-weight="normal" officeooo:rsid="022836c2" officeooo:paragraph-rsid="022836c2" fo:background-color="transparent" style:font-size-asian="11pt" style:font-size-complex="11pt"/>
    </style:style>
    <style:style style:name="P990" style:family="paragraph" style:parent-style-name="Standard" style:list-style-name="L151">
      <style:text-properties fo:font-variant="normal" fo:text-transform="none" fo:color="#c9211e" style:font-name="Liberation Serif" fo:font-size="11pt" fo:letter-spacing="normal" fo:font-style="normal" style:text-underline-style="none" fo:font-weight="normal" officeooo:rsid="0235db24" officeooo:paragraph-rsid="0235db24" fo:background-color="transparent" style:font-size-asian="11pt" style:font-size-complex="11pt"/>
    </style:style>
    <style:style style:name="P991" style:family="paragraph" style:parent-style-name="Standard" style:list-style-name="L149">
      <style:text-properties fo:font-variant="normal" fo:text-transform="none" fo:color="#c9211e" style:font-name="Liberation Serif" fo:font-size="11pt" fo:letter-spacing="normal" fo:font-style="normal" style:text-underline-style="none" fo:font-weight="normal" officeooo:rsid="020d66bf" officeooo:paragraph-rsid="02122374" fo:background-color="transparent" style:font-size-asian="11pt" style:font-size-complex="11pt"/>
    </style:style>
    <style:style style:name="P992" style:family="paragraph" style:parent-style-name="Standard" style:list-style-name="L156">
      <style:text-properties fo:font-variant="normal" fo:text-transform="none" fo:color="#c9211e" style:font-name="Liberation Serif" fo:font-size="11pt" fo:letter-spacing="normal" fo:font-style="normal" style:text-underline-style="none" fo:font-weight="normal" officeooo:rsid="023e6e4f" officeooo:paragraph-rsid="023e6e4f" fo:background-color="transparent" style:font-size-asian="11pt" style:font-size-complex="11pt"/>
    </style:style>
    <style:style style:name="P993" style:family="paragraph" style:parent-style-name="Standard" style:list-style-name="L157">
      <style:text-properties fo:font-variant="normal" fo:text-transform="none" fo:color="#c9211e" style:font-name="Liberation Serif" fo:font-size="11pt" fo:letter-spacing="normal" fo:font-style="normal" style:text-underline-style="none" fo:font-weight="normal" officeooo:rsid="02439681" officeooo:paragraph-rsid="02439681" fo:background-color="transparent" style:font-size-asian="11pt" style:font-size-complex="11pt"/>
    </style:style>
    <style:style style:name="P994" style:family="paragraph" style:parent-style-name="Standard" style:list-style-name="L159">
      <style:text-properties fo:font-variant="normal" fo:text-transform="none" fo:color="#c9211e" style:font-name="Liberation Serif" fo:font-size="11pt" fo:letter-spacing="normal" fo:font-style="normal" style:text-underline-style="none" fo:font-weight="normal" officeooo:rsid="0248808b" officeooo:paragraph-rsid="02483e20" fo:background-color="transparent" style:font-size-asian="11pt" style:font-size-complex="11pt"/>
    </style:style>
    <style:style style:name="P995" style:family="paragraph" style:parent-style-name="Standard" style:list-style-name="L159">
      <style:text-properties fo:font-variant="normal" fo:text-transform="none" fo:color="#c9211e" style:font-name="Liberation Serif" fo:font-size="11pt" fo:letter-spacing="normal" fo:font-style="normal" style:text-underline-style="none" fo:font-weight="normal" officeooo:rsid="0248808b" officeooo:paragraph-rsid="0248808b" fo:background-color="transparent" style:font-size-asian="11pt" style:font-size-complex="11pt"/>
    </style:style>
    <style:style style:name="P996" style:family="paragraph" style:parent-style-name="Standard" style:list-style-name="L159">
      <style:text-properties fo:font-variant="normal" fo:text-transform="none" fo:color="#c9211e" style:font-name="Liberation Serif" fo:font-size="11pt" fo:letter-spacing="normal" fo:font-style="normal" style:text-underline-style="none" fo:font-weight="normal" officeooo:rsid="024a4651" officeooo:paragraph-rsid="024a4651" fo:background-color="transparent" style:font-size-asian="11pt" style:font-size-complex="11pt"/>
    </style:style>
    <style:style style:name="P997" style:family="paragraph" style:parent-style-name="Standard" style:list-style-name="L160">
      <style:text-properties fo:font-variant="normal" fo:text-transform="none" fo:color="#c9211e" style:font-name="Liberation Serif" fo:font-size="11pt" fo:letter-spacing="normal" fo:font-style="normal" style:text-underline-style="none" fo:font-weight="normal" officeooo:rsid="02483e20" officeooo:paragraph-rsid="02483e20" fo:background-color="transparent" style:font-size-asian="11pt" style:font-size-complex="11pt"/>
    </style:style>
    <style:style style:name="P998" style:family="paragraph" style:parent-style-name="Standard" style:list-style-name="L161">
      <style:text-properties fo:font-variant="normal" fo:text-transform="none" fo:color="#c9211e" style:font-name="Liberation Serif" fo:font-size="11pt" fo:letter-spacing="normal" fo:font-style="normal" style:text-underline-style="none" fo:font-weight="normal" officeooo:rsid="024fe685" officeooo:paragraph-rsid="024fe685" fo:background-color="transparent" style:font-size-asian="11pt" style:font-size-complex="11pt"/>
    </style:style>
    <style:style style:name="P999" style:family="paragraph" style:parent-style-name="Standard" style:list-style-name="L165">
      <style:text-properties fo:font-variant="normal" fo:text-transform="none" fo:color="#c9211e" style:font-name="Liberation Serif" fo:font-size="11pt" fo:letter-spacing="normal" fo:font-style="normal" style:text-underline-style="none" fo:font-weight="normal" officeooo:rsid="02583ff0" officeooo:paragraph-rsid="02583ff0" fo:background-color="transparent" style:font-size-asian="11pt" style:font-size-complex="11pt"/>
    </style:style>
    <style:style style:name="P1000" style:family="paragraph" style:parent-style-name="Standard" style:list-style-name="L165">
      <style:text-properties fo:font-variant="normal" fo:text-transform="none" fo:color="#c9211e" style:font-name="Liberation Serif" fo:font-size="11pt" fo:letter-spacing="normal" fo:font-style="normal" style:text-underline-style="none" fo:font-weight="normal" officeooo:rsid="02582fe4" officeooo:paragraph-rsid="02582fe4" fo:background-color="transparent" style:font-size-asian="11pt" style:font-size-complex="11pt"/>
    </style:style>
    <style:style style:name="P1001" style:family="paragraph" style:parent-style-name="Standard" style:list-style-name="L165">
      <style:text-properties fo:font-variant="normal" fo:text-transform="none" fo:color="#c9211e" style:font-name="Liberation Serif" fo:font-size="11pt" fo:letter-spacing="normal" fo:font-style="normal" style:text-underline-style="none" fo:font-weight="normal" officeooo:rsid="0261aaef" officeooo:paragraph-rsid="0261aaef" fo:background-color="transparent" style:font-size-asian="11pt" style:font-size-complex="11pt"/>
    </style:style>
    <style:style style:name="P1002" style:family="paragraph" style:parent-style-name="Standard" style:list-style-name="L166">
      <style:text-properties fo:font-variant="normal" fo:text-transform="none" fo:color="#c9211e" style:font-name="Liberation Serif" fo:font-size="11pt" fo:letter-spacing="normal" fo:font-style="normal" style:text-underline-style="none" fo:font-weight="normal" officeooo:rsid="0258cc94" officeooo:paragraph-rsid="0258cc94" fo:background-color="transparent" style:font-size-asian="11pt" style:font-size-complex="11pt"/>
    </style:style>
    <style:style style:name="P1003" style:family="paragraph" style:parent-style-name="Standard" style:list-style-name="L168">
      <style:text-properties fo:font-variant="normal" fo:text-transform="none" fo:color="#c9211e" style:font-name="Liberation Serif" fo:font-size="11pt" fo:letter-spacing="normal" fo:font-style="normal" style:text-underline-style="none" fo:font-weight="normal" officeooo:rsid="0375efc1" officeooo:paragraph-rsid="0375efc1" fo:background-color="transparent" style:font-size-asian="11pt" style:font-size-complex="11pt"/>
    </style:style>
    <style:style style:name="P1004" style:family="paragraph" style:parent-style-name="Standard" style:list-style-name="L169">
      <style:text-properties fo:font-variant="normal" fo:text-transform="none" fo:color="#c9211e" style:font-name="Liberation Serif" fo:font-size="11pt" fo:letter-spacing="normal" fo:font-style="normal" style:text-underline-style="none" fo:font-weight="normal" officeooo:rsid="0375efc1" officeooo:paragraph-rsid="0375efc1" fo:background-color="transparent" style:font-size-asian="11pt" style:font-size-complex="11pt"/>
    </style:style>
    <style:style style:name="P1005" style:family="paragraph" style:parent-style-name="Standard" style:list-style-name="L170">
      <style:text-properties fo:font-variant="normal" fo:text-transform="none" fo:color="#c9211e" style:font-name="Liberation Serif" fo:font-size="11pt" fo:letter-spacing="normal" fo:font-style="normal" style:text-underline-style="none" fo:font-weight="normal" officeooo:rsid="0375efc1" officeooo:paragraph-rsid="0375efc1" fo:background-color="transparent" style:font-size-asian="11pt" style:font-size-complex="11pt"/>
    </style:style>
    <style:style style:name="P1006" style:family="paragraph" style:parent-style-name="Standard" style:list-style-name="L169">
      <style:text-properties fo:font-variant="normal" fo:text-transform="none" fo:color="#c9211e" style:font-name="Liberation Serif" fo:font-size="11pt" fo:letter-spacing="normal" fo:font-style="normal" style:text-underline-style="none" fo:font-weight="normal" officeooo:rsid="02604245" officeooo:paragraph-rsid="0375efc1" fo:background-color="transparent" style:font-size-asian="11pt" style:font-size-complex="11pt"/>
    </style:style>
    <style:style style:name="P1007" style:family="paragraph" style:parent-style-name="Standard" style:list-style-name="L169">
      <style:text-properties fo:font-variant="normal" fo:text-transform="none" fo:color="#c9211e" style:font-name="Liberation Serif" fo:font-size="11pt" fo:letter-spacing="normal" fo:font-style="normal" style:text-underline-style="none" fo:font-weight="normal" officeooo:rsid="02733218" officeooo:paragraph-rsid="02733218" fo:background-color="transparent" style:font-size-asian="11pt" style:font-size-complex="11pt"/>
    </style:style>
    <style:style style:name="P1008" style:family="paragraph" style:parent-style-name="Standard" style:list-style-name="L170">
      <style:text-properties fo:font-variant="normal" fo:text-transform="none" fo:color="#c9211e" style:font-name="Liberation Serif" fo:font-size="11pt" fo:letter-spacing="normal" fo:font-style="normal" style:text-underline-style="none" fo:font-weight="normal" officeooo:rsid="0262d37a" officeooo:paragraph-rsid="0262d37a" fo:background-color="transparent" style:font-size-asian="11pt" style:font-size-complex="11pt"/>
    </style:style>
    <style:style style:name="P1009" style:family="paragraph" style:parent-style-name="Standard" style:list-style-name="L170">
      <style:text-properties fo:font-variant="normal" fo:text-transform="none" fo:color="#c9211e" style:font-name="Liberation Serif" fo:font-size="11pt" fo:letter-spacing="normal" fo:font-style="normal" style:text-underline-style="none" fo:font-weight="normal" officeooo:rsid="0265c6eb" officeooo:paragraph-rsid="0265c6eb" fo:background-color="transparent" style:font-size-asian="11pt" style:font-size-complex="11pt"/>
    </style:style>
    <style:style style:name="P1010" style:family="paragraph" style:parent-style-name="Standard" style:list-style-name="L170">
      <style:text-properties fo:font-variant="normal" fo:text-transform="none" fo:color="#c9211e" style:font-name="Liberation Serif" fo:font-size="11pt" fo:letter-spacing="normal" fo:font-style="normal" style:text-underline-style="none" fo:font-weight="normal" officeooo:rsid="02670337" officeooo:paragraph-rsid="02670337" fo:background-color="transparent" style:font-size-asian="11pt" style:font-size-complex="11pt"/>
    </style:style>
    <style:style style:name="P1011" style:family="paragraph" style:parent-style-name="Standard" style:list-style-name="L170">
      <style:text-properties fo:font-variant="normal" fo:text-transform="none" fo:color="#c9211e" style:font-name="Liberation Serif" fo:font-size="11pt" fo:letter-spacing="normal" fo:font-style="normal" style:text-underline-style="none" fo:font-weight="normal" officeooo:rsid="0280674b" officeooo:paragraph-rsid="0280674b" fo:background-color="transparent" style:font-size-asian="11pt" style:font-size-complex="11pt"/>
    </style:style>
    <style:style style:name="P1012" style:family="paragraph" style:parent-style-name="Standard" style:list-style-name="L171">
      <style:text-properties fo:font-variant="normal" fo:text-transform="none" fo:color="#c9211e" style:font-name="Liberation Serif" fo:font-size="11pt" fo:letter-spacing="normal" fo:font-style="normal" style:text-underline-style="none" fo:font-weight="normal" officeooo:rsid="0264bd56" officeooo:paragraph-rsid="0264bd56" fo:background-color="transparent" style:font-size-asian="11pt" style:font-size-complex="11pt"/>
    </style:style>
    <style:style style:name="P1013" style:family="paragraph" style:parent-style-name="Standard" style:list-style-name="L173">
      <style:text-properties fo:font-variant="normal" fo:text-transform="none" fo:color="#c9211e" style:font-name="Liberation Serif" fo:font-size="11pt" fo:letter-spacing="normal" fo:font-style="normal" style:text-underline-style="none" fo:font-weight="normal" officeooo:rsid="027972df" officeooo:paragraph-rsid="027972df" fo:background-color="transparent" style:font-size-asian="11pt" style:font-size-complex="11pt"/>
    </style:style>
    <style:style style:name="P1014" style:family="paragraph" style:parent-style-name="Standard" style:list-style-name="L174">
      <style:text-properties fo:font-variant="normal" fo:text-transform="none" fo:color="#c9211e" style:font-name="Liberation Serif" fo:font-size="11pt" fo:letter-spacing="normal" fo:font-style="normal" style:text-underline-style="none" fo:font-weight="normal" officeooo:rsid="027972df" officeooo:paragraph-rsid="027972df" fo:background-color="transparent" style:font-size-asian="11pt" style:font-size-complex="11pt"/>
    </style:style>
    <style:style style:name="P1015" style:family="paragraph" style:parent-style-name="Standard" style:list-style-name="L173">
      <style:text-properties fo:font-variant="normal" fo:text-transform="none" fo:color="#c9211e" style:font-name="Liberation Serif" fo:font-size="11pt" fo:letter-spacing="normal" fo:font-style="normal" style:text-underline-style="none" fo:font-weight="normal" officeooo:rsid="027abe85" officeooo:paragraph-rsid="027abe85" fo:background-color="transparent" style:font-size-asian="11pt" style:font-size-complex="11pt"/>
    </style:style>
    <style:style style:name="P1016" style:family="paragraph" style:parent-style-name="Standard" style:list-style-name="L175">
      <style:text-properties fo:font-variant="normal" fo:text-transform="none" fo:color="#c9211e" style:font-name="Liberation Serif" fo:font-size="11pt" fo:letter-spacing="normal" fo:font-style="normal" style:text-underline-style="none" fo:font-weight="normal" officeooo:rsid="027abe85" officeooo:paragraph-rsid="027abe85" fo:background-color="transparent" style:font-size-asian="11pt" style:font-size-complex="11pt"/>
    </style:style>
    <style:style style:name="P1017" style:family="paragraph" style:parent-style-name="Standard" style:list-style-name="L173">
      <style:text-properties fo:font-variant="normal" fo:text-transform="none" fo:color="#c9211e" style:font-name="Liberation Serif" fo:font-size="11pt" fo:letter-spacing="normal" fo:font-style="normal" style:text-underline-style="none" fo:font-weight="normal" officeooo:rsid="027fc338" officeooo:paragraph-rsid="027fc338" fo:background-color="transparent" style:font-size-asian="11pt" style:font-size-complex="11pt"/>
    </style:style>
    <style:style style:name="P1018" style:family="paragraph" style:parent-style-name="Standard" style:list-style-name="L173">
      <style:text-properties fo:font-variant="normal" fo:text-transform="none" fo:color="#c9211e" style:font-name="Liberation Serif" fo:font-size="11pt" fo:letter-spacing="normal" fo:font-style="normal" style:text-underline-style="none" fo:font-weight="normal" officeooo:rsid="0376d48a" officeooo:paragraph-rsid="0376d48a" fo:background-color="transparent" style:font-size-asian="11pt" style:font-size-complex="11pt"/>
    </style:style>
    <style:style style:name="P1019" style:family="paragraph" style:parent-style-name="Standard" style:list-style-name="L175">
      <style:text-properties fo:font-variant="normal" fo:text-transform="none" fo:color="#c9211e" style:font-name="Liberation Serif" fo:font-size="11pt" fo:letter-spacing="normal" fo:font-style="normal" style:text-underline-style="none" fo:font-weight="normal" officeooo:rsid="027ebf5d" officeooo:paragraph-rsid="027ebf5d" fo:background-color="transparent" style:font-size-asian="11pt" style:font-size-complex="11pt"/>
    </style:style>
    <style:style style:name="P1020" style:family="paragraph" style:parent-style-name="Standard" style:list-style-name="L176">
      <style:text-properties fo:font-variant="normal" fo:text-transform="none" fo:color="#c9211e" style:font-name="Liberation Serif" fo:font-size="11pt" fo:letter-spacing="normal" fo:font-style="normal" style:text-underline-style="none" fo:font-weight="normal" officeooo:rsid="02928ca2" officeooo:paragraph-rsid="02928ca2" fo:background-color="transparent" style:font-size-asian="11pt" style:font-size-complex="11pt"/>
    </style:style>
    <style:style style:name="P1021" style:family="paragraph" style:parent-style-name="Standard" style:list-style-name="L176">
      <style:text-properties fo:font-variant="normal" fo:text-transform="none" fo:color="#c9211e" style:font-name="Liberation Serif" fo:font-size="11pt" fo:letter-spacing="normal" fo:font-style="normal" style:text-underline-style="none" fo:font-weight="normal" officeooo:rsid="0293b3fc" officeooo:paragraph-rsid="0293b3fc" fo:background-color="transparent" style:font-size-asian="11pt" style:font-size-complex="11pt"/>
    </style:style>
    <style:style style:name="P1022" style:family="paragraph" style:parent-style-name="Standard" style:list-style-name="L176">
      <style:text-properties fo:font-variant="normal" fo:text-transform="none" fo:color="#c9211e" style:font-name="Liberation Serif" fo:font-size="11pt" fo:letter-spacing="normal" fo:font-style="normal" style:text-underline-style="none" fo:font-weight="normal" officeooo:rsid="02962f34" officeooo:paragraph-rsid="02962f34" fo:background-color="transparent" style:font-size-asian="11pt" style:font-size-complex="11pt"/>
    </style:style>
    <style:style style:name="P1023" style:family="paragraph" style:parent-style-name="Standard" style:list-style-name="L176">
      <style:text-properties fo:font-variant="normal" fo:text-transform="none" fo:color="#c9211e" style:font-name="Liberation Serif" fo:font-size="11pt" fo:letter-spacing="normal" fo:font-style="normal" style:text-underline-style="none" fo:font-weight="normal" officeooo:rsid="029697ae" officeooo:paragraph-rsid="029697ae" fo:background-color="transparent" style:font-size-asian="11pt" style:font-size-complex="11pt"/>
    </style:style>
    <style:style style:name="P1024" style:family="paragraph" style:parent-style-name="Standard" style:list-style-name="L176">
      <style:text-properties fo:font-variant="normal" fo:text-transform="none" fo:color="#c9211e" style:font-name="Liberation Serif" fo:font-size="11pt" fo:letter-spacing="normal" fo:font-style="normal" style:text-underline-style="none" fo:font-weight="normal" officeooo:rsid="029699ad" officeooo:paragraph-rsid="029699ad" fo:background-color="transparent" style:font-size-asian="11pt" style:font-size-complex="11pt"/>
    </style:style>
    <style:style style:name="P1025" style:family="paragraph" style:parent-style-name="Standard" style:list-style-name="L176">
      <style:text-properties fo:font-variant="normal" fo:text-transform="none" fo:color="#c9211e" style:font-name="Liberation Serif" fo:font-size="11pt" fo:letter-spacing="normal" fo:font-style="normal" style:text-underline-style="none" fo:font-weight="normal" officeooo:rsid="029a5086" officeooo:paragraph-rsid="029a5086" fo:background-color="transparent" style:font-size-asian="11pt" style:font-size-complex="11pt"/>
    </style:style>
    <style:style style:name="P1026" style:family="paragraph" style:parent-style-name="Standard" style:list-style-name="L177">
      <style:text-properties fo:font-variant="normal" fo:text-transform="none" fo:color="#c9211e" style:font-name="Liberation Serif" fo:font-size="11pt" fo:letter-spacing="normal" fo:font-style="normal" style:text-underline-style="none" fo:font-weight="normal" officeooo:rsid="029a6bda" officeooo:paragraph-rsid="029a6bda" fo:background-color="transparent" style:font-size-asian="11pt" style:font-size-complex="11pt"/>
    </style:style>
    <style:style style:name="P1027" style:family="paragraph" style:parent-style-name="Standard" style:list-style-name="L178">
      <style:text-properties fo:font-variant="normal" fo:text-transform="none" fo:color="#c9211e" style:font-name="Liberation Serif" fo:font-size="11pt" fo:letter-spacing="normal" fo:font-style="normal" style:text-underline-style="none" fo:font-weight="normal" officeooo:rsid="029cca25" officeooo:paragraph-rsid="029cca25" fo:background-color="transparent" style:font-size-asian="11pt" style:font-size-complex="11pt"/>
    </style:style>
    <style:style style:name="P1028" style:family="paragraph" style:parent-style-name="Standard" style:list-style-name="L179">
      <style:text-properties fo:font-variant="normal" fo:text-transform="none" fo:color="#c9211e" style:font-name="Liberation Serif" fo:font-size="11pt" fo:letter-spacing="normal" fo:font-style="normal" style:text-underline-style="none" fo:font-weight="normal" officeooo:rsid="029dd601" officeooo:paragraph-rsid="029dd601" fo:background-color="transparent" style:font-size-asian="11pt" style:font-size-complex="11pt"/>
    </style:style>
    <style:style style:name="P1029" style:family="paragraph" style:parent-style-name="Standard" style:list-style-name="L179">
      <style:text-properties fo:font-variant="normal" fo:text-transform="none" fo:color="#c9211e" style:font-name="Liberation Serif" fo:font-size="11pt" fo:letter-spacing="normal" fo:font-style="normal" style:text-underline-style="none" fo:font-weight="normal" officeooo:rsid="029df4bb" officeooo:paragraph-rsid="029df4bb" fo:background-color="transparent" style:font-size-asian="11pt" style:font-size-complex="11pt"/>
    </style:style>
    <style:style style:name="P1030" style:family="paragraph" style:parent-style-name="Standard" style:list-style-name="L179">
      <style:text-properties fo:font-variant="normal" fo:text-transform="none" fo:color="#c9211e" style:font-name="Liberation Serif" fo:font-size="11pt" fo:letter-spacing="normal" fo:font-style="normal" style:text-underline-style="none" fo:font-weight="normal" officeooo:rsid="039061c8" officeooo:paragraph-rsid="039061c8" fo:background-color="transparent" style:font-size-asian="11pt" style:font-size-complex="11pt"/>
    </style:style>
    <style:style style:name="P1031" style:family="paragraph" style:parent-style-name="Standard" style:list-style-name="L179">
      <style:text-properties fo:font-variant="normal" fo:text-transform="none" fo:color="#c9211e" style:font-name="Liberation Serif" fo:font-size="11pt" fo:letter-spacing="normal" fo:font-style="normal" style:text-underline-style="none" fo:font-weight="normal" officeooo:rsid="0390d922" officeooo:paragraph-rsid="0390d922" fo:background-color="transparent" style:font-size-asian="11pt" style:font-size-complex="11pt"/>
    </style:style>
    <style:style style:name="P1032" style:family="paragraph" style:parent-style-name="Standard" style:list-style-name="L179">
      <style:text-properties fo:font-variant="normal" fo:text-transform="none" fo:color="#c9211e" style:font-name="Liberation Serif" fo:font-size="11pt" fo:letter-spacing="normal" fo:font-style="normal" style:text-underline-style="none" fo:font-weight="normal" officeooo:rsid="029fb551" officeooo:paragraph-rsid="029fb551" fo:background-color="transparent" style:font-size-asian="11pt" style:font-size-complex="11pt"/>
    </style:style>
    <style:style style:name="P1033" style:family="paragraph" style:parent-style-name="Standard" style:list-style-name="L179">
      <style:text-properties fo:font-variant="normal" fo:text-transform="none" fo:color="#c9211e" style:font-name="Liberation Serif" fo:font-size="11pt" fo:letter-spacing="normal" fo:font-style="normal" style:text-underline-style="none" fo:font-weight="normal" officeooo:rsid="02a14a47" officeooo:paragraph-rsid="02a14a47" fo:background-color="transparent" style:font-size-asian="11pt" style:font-size-complex="11pt"/>
    </style:style>
    <style:style style:name="P1034" style:family="paragraph" style:parent-style-name="Standard" style:list-style-name="L180">
      <style:text-properties fo:font-variant="normal" fo:text-transform="none" fo:color="#c9211e" style:font-name="Liberation Serif" fo:font-size="11pt" fo:letter-spacing="normal" fo:font-style="normal" style:text-underline-style="none" fo:font-weight="normal" officeooo:rsid="02a1a09a" officeooo:paragraph-rsid="02a1a09a" fo:background-color="transparent" style:font-size-asian="11pt" style:font-size-complex="11pt"/>
    </style:style>
    <style:style style:name="P1035" style:family="paragraph" style:parent-style-name="Standard" style:list-style-name="L180">
      <style:text-properties fo:font-variant="normal" fo:text-transform="none" fo:color="#c9211e" style:font-name="Liberation Serif" fo:font-size="11pt" fo:letter-spacing="normal" fo:font-style="normal" style:text-underline-style="none" fo:font-weight="normal" officeooo:rsid="02a9940c" officeooo:paragraph-rsid="02a9940c" fo:background-color="transparent" style:font-size-asian="11pt" style:font-size-complex="11pt"/>
    </style:style>
    <style:style style:name="P1036" style:family="paragraph" style:parent-style-name="Standard" style:list-style-name="L180">
      <style:text-properties fo:font-variant="normal" fo:text-transform="none" fo:color="#c9211e" style:font-name="Liberation Serif" fo:font-size="11pt" fo:letter-spacing="normal" fo:font-style="normal" style:text-underline-style="none" fo:font-weight="normal" officeooo:rsid="02ab4ff1" officeooo:paragraph-rsid="02ab4ff1" fo:background-color="transparent" style:font-size-asian="11pt" style:font-size-complex="11pt"/>
    </style:style>
    <style:style style:name="P1037" style:family="paragraph" style:parent-style-name="Standard" style:list-style-name="L181">
      <style:text-properties fo:font-variant="normal" fo:text-transform="none" fo:color="#c9211e" style:font-name="Liberation Serif" fo:font-size="11pt" fo:letter-spacing="normal" fo:font-style="normal" style:text-underline-style="none" fo:font-weight="normal" officeooo:rsid="02a67347" officeooo:paragraph-rsid="02a67347" fo:background-color="transparent" style:font-size-asian="11pt" style:font-size-complex="11pt"/>
    </style:style>
    <style:style style:name="P1038" style:family="paragraph" style:parent-style-name="Standard" style:list-style-name="L181">
      <style:text-properties fo:font-variant="normal" fo:text-transform="none" fo:color="#c9211e" style:font-name="Liberation Serif" fo:font-size="11pt" fo:letter-spacing="normal" fo:font-style="normal" style:text-underline-style="none" fo:font-weight="normal" officeooo:rsid="02a70693" officeooo:paragraph-rsid="02a70693" fo:background-color="transparent" style:font-size-asian="11pt" style:font-size-complex="11pt"/>
    </style:style>
    <style:style style:name="P1039" style:family="paragraph" style:parent-style-name="Standard" style:list-style-name="L181">
      <style:text-properties fo:font-variant="normal" fo:text-transform="none" fo:color="#c9211e" style:font-name="Liberation Serif" fo:font-size="11pt" fo:letter-spacing="normal" fo:font-style="normal" style:text-underline-style="none" fo:font-weight="normal" officeooo:rsid="02a8ff4d" officeooo:paragraph-rsid="02a8ff4d" fo:background-color="transparent" style:font-size-asian="11pt" style:font-size-complex="11pt"/>
    </style:style>
    <style:style style:name="P1040" style:family="paragraph" style:parent-style-name="Standard" style:list-style-name="L182">
      <style:text-properties fo:font-variant="normal" fo:text-transform="none" fo:color="#c9211e" style:font-name="Liberation Serif" fo:font-size="11pt" fo:letter-spacing="normal" fo:font-style="normal" style:text-underline-style="none" fo:font-weight="normal" officeooo:rsid="02a1ec87" officeooo:paragraph-rsid="02a1ec87" fo:background-color="transparent" style:font-size-asian="11pt" style:font-size-complex="11pt"/>
    </style:style>
    <style:style style:name="P1041" style:family="paragraph" style:parent-style-name="Standard" style:list-style-name="L183">
      <style:text-properties fo:font-variant="normal" fo:text-transform="none" fo:color="#c9211e" style:font-name="Liberation Serif" fo:font-size="11pt" fo:letter-spacing="normal" fo:font-style="normal" style:text-underline-style="none" fo:font-weight="normal" officeooo:rsid="02abce17" officeooo:paragraph-rsid="02abce17" fo:background-color="transparent" style:font-size-asian="11pt" style:font-size-complex="11pt"/>
    </style:style>
    <style:style style:name="P1042" style:family="paragraph" style:parent-style-name="Standard" style:list-style-name="L183">
      <style:text-properties fo:font-variant="normal" fo:text-transform="none" fo:color="#c9211e" style:font-name="Liberation Serif" fo:font-size="11pt" fo:letter-spacing="normal" fo:font-style="normal" style:text-underline-style="none" fo:font-weight="normal" officeooo:rsid="02ac423d" officeooo:paragraph-rsid="02ac423d" fo:background-color="transparent" style:font-size-asian="11pt" style:font-size-complex="11pt"/>
    </style:style>
    <style:style style:name="P1043" style:family="paragraph" style:parent-style-name="Standard" style:list-style-name="L184">
      <style:text-properties fo:font-variant="normal" fo:text-transform="none" fo:color="#c9211e" style:font-name="Liberation Serif" fo:font-size="11pt" fo:letter-spacing="normal" fo:font-style="normal" style:text-underline-style="none" fo:font-weight="normal" officeooo:rsid="02ad6ad9" officeooo:paragraph-rsid="02ad6ad9" fo:background-color="transparent" style:font-size-asian="11pt" style:font-size-complex="11pt"/>
    </style:style>
    <style:style style:name="P1044" style:family="paragraph" style:parent-style-name="Standard" style:list-style-name="L185">
      <style:text-properties fo:font-variant="normal" fo:text-transform="none" fo:color="#c9211e" style:font-name="Liberation Serif" fo:font-size="11pt" fo:letter-spacing="normal" fo:font-style="normal" style:text-underline-style="none" fo:font-weight="normal" officeooo:rsid="02af555b" officeooo:paragraph-rsid="02af555b" fo:background-color="transparent" style:font-size-asian="11pt" style:font-size-complex="11pt"/>
    </style:style>
    <style:style style:name="P1045" style:family="paragraph" style:parent-style-name="Standard" style:list-style-name="L201">
      <style:text-properties fo:font-variant="normal" fo:text-transform="none" fo:color="#c9211e" style:font-name="Liberation Serif" fo:font-size="11pt" fo:letter-spacing="normal" fo:font-style="normal" style:text-underline-style="none" fo:font-weight="normal" officeooo:rsid="02af555b" officeooo:paragraph-rsid="02d3c4a8" fo:background-color="transparent" style:font-size-asian="11pt" style:font-size-complex="11pt"/>
    </style:style>
    <style:style style:name="P1046" style:family="paragraph" style:parent-style-name="Standard" style:list-style-name="L185">
      <style:text-properties fo:font-variant="normal" fo:text-transform="none" fo:color="#c9211e" style:font-name="Liberation Serif" fo:font-size="11pt" fo:letter-spacing="normal" fo:font-style="normal" style:text-underline-style="none" fo:font-weight="normal" officeooo:rsid="02b08498" officeooo:paragraph-rsid="02b08498" fo:background-color="transparent" style:font-size-asian="11pt" style:font-size-complex="11pt"/>
    </style:style>
    <style:style style:name="P1047" style:family="paragraph" style:parent-style-name="Standard" style:list-style-name="L201">
      <style:text-properties fo:font-variant="normal" fo:text-transform="none" fo:color="#c9211e" style:font-name="Liberation Serif" fo:font-size="11pt" fo:letter-spacing="normal" fo:font-style="normal" style:text-underline-style="none" fo:font-weight="normal" officeooo:rsid="02b08498" officeooo:paragraph-rsid="02d3c4a8" fo:background-color="transparent" style:font-size-asian="11pt" style:font-size-complex="11pt"/>
    </style:style>
    <style:style style:name="P1048" style:family="paragraph" style:parent-style-name="Standard" style:list-style-name="L185">
      <style:text-properties fo:font-variant="normal" fo:text-transform="none" fo:color="#c9211e" style:font-name="Liberation Serif" fo:font-size="11pt" fo:letter-spacing="normal" fo:font-style="normal" style:text-underline-style="none" fo:font-weight="normal" officeooo:rsid="02b19c73" officeooo:paragraph-rsid="02bacd00" fo:background-color="transparent" style:font-size-asian="11pt" style:font-size-complex="11pt"/>
    </style:style>
    <style:style style:name="P1049" style:family="paragraph" style:parent-style-name="Standard" style:list-style-name="L185">
      <style:text-properties fo:font-variant="normal" fo:text-transform="none" fo:color="#c9211e" style:font-name="Liberation Serif" fo:font-size="11pt" fo:letter-spacing="normal" fo:font-style="normal" style:text-underline-style="none" fo:font-weight="normal" officeooo:rsid="02b19c73" officeooo:paragraph-rsid="02b19c73" fo:background-color="transparent" style:font-size-asian="11pt" style:font-size-complex="11pt"/>
    </style:style>
    <style:style style:name="P1050" style:family="paragraph" style:parent-style-name="Standard" style:list-style-name="L201">
      <style:text-properties fo:font-variant="normal" fo:text-transform="none" fo:color="#c9211e" style:font-name="Liberation Serif" fo:font-size="11pt" fo:letter-spacing="normal" fo:font-style="normal" style:text-underline-style="none" fo:font-weight="normal" officeooo:rsid="02b19c73" officeooo:paragraph-rsid="02d3c4a8" fo:background-color="transparent" style:font-size-asian="11pt" style:font-size-complex="11pt"/>
    </style:style>
    <style:style style:name="P1051" style:family="paragraph" style:parent-style-name="Standard" style:list-style-name="L186">
      <style:text-properties fo:font-variant="normal" fo:text-transform="none" fo:color="#c9211e" style:font-name="Liberation Serif" fo:font-size="11pt" fo:letter-spacing="normal" fo:font-style="normal" style:text-underline-style="none" fo:font-weight="normal" officeooo:rsid="02b445fd" officeooo:paragraph-rsid="02b445fd" fo:background-color="transparent" style:font-size-asian="11pt" style:font-size-complex="11pt"/>
    </style:style>
    <style:style style:name="P1052" style:family="paragraph" style:parent-style-name="Standard" style:list-style-name="L186">
      <style:text-properties fo:font-variant="normal" fo:text-transform="none" fo:color="#c9211e" style:font-name="Liberation Serif" fo:font-size="11pt" fo:letter-spacing="normal" fo:font-style="normal" style:text-underline-style="none" fo:font-weight="normal" officeooo:rsid="02b65170" officeooo:paragraph-rsid="02b65170" fo:background-color="transparent" style:font-size-asian="11pt" style:font-size-complex="11pt"/>
    </style:style>
    <style:style style:name="P1053" style:family="paragraph" style:parent-style-name="Standard" style:list-style-name="L187">
      <style:text-properties fo:font-variant="normal" fo:text-transform="none" fo:color="#c9211e" style:font-name="Liberation Serif" fo:font-size="11pt" fo:letter-spacing="normal" fo:font-style="normal" style:text-underline-style="none" fo:font-weight="normal" officeooo:rsid="02b65170" officeooo:paragraph-rsid="02b65170" fo:background-color="transparent" style:font-size-asian="11pt" style:font-size-complex="11pt"/>
    </style:style>
    <style:style style:name="P1054" style:family="paragraph" style:parent-style-name="Standard" style:list-style-name="L188">
      <style:text-properties fo:font-variant="normal" fo:text-transform="none" fo:color="#c9211e" style:font-name="Liberation Serif" fo:font-size="11pt" fo:letter-spacing="normal" fo:font-style="normal" style:text-underline-style="none" fo:font-weight="normal" officeooo:rsid="02b65170" officeooo:paragraph-rsid="02b65170" fo:background-color="transparent" style:font-size-asian="11pt" style:font-size-complex="11pt"/>
    </style:style>
    <style:style style:name="P1055" style:family="paragraph" style:parent-style-name="Standard" style:list-style-name="L186">
      <style:text-properties fo:font-variant="normal" fo:text-transform="none" fo:color="#c9211e" style:font-name="Liberation Serif" fo:font-size="11pt" fo:letter-spacing="normal" fo:font-style="normal" style:text-underline-style="none" fo:font-weight="normal" officeooo:rsid="02bf0af4" officeooo:paragraph-rsid="02bf0af4" fo:background-color="transparent" style:font-size-asian="11pt" style:font-size-complex="11pt"/>
    </style:style>
    <style:style style:name="P1056" style:family="paragraph" style:parent-style-name="Standard" style:list-style-name="L187">
      <style:text-properties fo:font-variant="normal" fo:text-transform="none" fo:color="#c9211e" style:font-name="Liberation Serif" fo:font-size="11pt" fo:letter-spacing="normal" fo:font-style="normal" style:text-underline-style="none" fo:font-weight="normal" officeooo:rsid="02bd7cba" officeooo:paragraph-rsid="02bd7cba" fo:background-color="transparent" style:font-size-asian="11pt" style:font-size-complex="11pt"/>
    </style:style>
    <style:style style:name="P1057" style:family="paragraph" style:parent-style-name="Standard" style:list-style-name="L188">
      <style:text-properties fo:font-variant="normal" fo:text-transform="none" fo:color="#c9211e" style:font-name="Liberation Serif" fo:font-size="11pt" fo:letter-spacing="normal" fo:font-style="normal" style:text-underline-style="none" fo:font-weight="normal" officeooo:rsid="02d8f499" officeooo:paragraph-rsid="02d8f499" fo:background-color="transparent" style:font-size-asian="11pt" style:font-size-complex="11pt"/>
    </style:style>
    <style:style style:name="P1058" style:family="paragraph" style:parent-style-name="Standard" style:list-style-name="L192">
      <style:text-properties fo:font-variant="normal" fo:text-transform="none" fo:color="#c9211e" style:font-name="Liberation Serif" fo:font-size="11pt" fo:letter-spacing="normal" fo:font-style="normal" style:text-underline-style="none" fo:font-weight="normal" officeooo:rsid="02d8f499" officeooo:paragraph-rsid="02d8f499" fo:background-color="transparent" style:font-size-asian="11pt" style:font-size-complex="11pt"/>
    </style:style>
    <style:style style:name="P1059" style:family="paragraph" style:parent-style-name="Standard" style:list-style-name="L189">
      <style:text-properties fo:font-variant="normal" fo:text-transform="none" fo:color="#c9211e" style:font-name="Liberation Serif" fo:font-size="11pt" fo:letter-spacing="normal" fo:font-style="normal" style:text-underline-style="none" fo:font-weight="normal" officeooo:rsid="02b769a3" officeooo:paragraph-rsid="02b769a3" fo:background-color="transparent" style:font-size-asian="11pt" style:font-size-complex="11pt"/>
    </style:style>
    <style:style style:name="P1060" style:family="paragraph" style:parent-style-name="Standard" style:list-style-name="L189">
      <style:text-properties fo:font-variant="normal" fo:text-transform="none" fo:color="#c9211e" style:font-name="Liberation Serif" fo:font-size="11pt" fo:letter-spacing="normal" fo:font-style="normal" style:text-underline-style="none" fo:font-weight="normal" officeooo:rsid="02b7b8e0" officeooo:paragraph-rsid="02b7b8e0" fo:background-color="transparent" style:font-size-asian="11pt" style:font-size-complex="11pt"/>
    </style:style>
    <style:style style:name="P1061" style:family="paragraph" style:parent-style-name="Standard" style:list-style-name="L189">
      <style:text-properties fo:font-variant="normal" fo:text-transform="none" fo:color="#c9211e" style:font-name="Liberation Serif" fo:font-size="11pt" fo:letter-spacing="normal" fo:font-style="normal" style:text-underline-style="none" fo:font-weight="normal" officeooo:rsid="02b7d224" officeooo:paragraph-rsid="02b7d224" fo:background-color="transparent" style:font-size-asian="11pt" style:font-size-complex="11pt"/>
    </style:style>
    <style:style style:name="P1062" style:family="paragraph" style:parent-style-name="Standard" style:list-style-name="L190">
      <style:text-properties fo:font-variant="normal" fo:text-transform="none" fo:color="#c9211e" style:font-name="Liberation Serif" fo:font-size="11pt" fo:letter-spacing="normal" fo:font-style="normal" style:text-underline-style="none" fo:font-weight="normal" officeooo:rsid="02b85351" officeooo:paragraph-rsid="02b85351" fo:background-color="transparent" style:font-size-asian="11pt" style:font-size-complex="11pt"/>
    </style:style>
    <style:style style:name="P1063" style:family="paragraph" style:parent-style-name="Standard" style:list-style-name="L190">
      <style:text-properties fo:font-variant="normal" fo:text-transform="none" fo:color="#c9211e" style:font-name="Liberation Serif" fo:font-size="11pt" fo:letter-spacing="normal" fo:font-style="normal" style:text-underline-style="none" fo:font-weight="normal" officeooo:rsid="02b88947" officeooo:paragraph-rsid="02b88947" fo:background-color="transparent" style:font-size-asian="11pt" style:font-size-complex="11pt"/>
    </style:style>
    <style:style style:name="P1064" style:family="paragraph" style:parent-style-name="Standard" style:list-style-name="L191">
      <style:text-properties fo:font-variant="normal" fo:text-transform="none" fo:color="#c9211e" style:font-name="Liberation Serif" fo:font-size="11pt" fo:letter-spacing="normal" fo:font-style="normal" style:text-underline-style="none" fo:font-weight="normal" officeooo:rsid="02b35632" officeooo:paragraph-rsid="02b35632" fo:background-color="transparent" style:font-size-asian="11pt" style:font-size-complex="11pt"/>
    </style:style>
    <style:style style:name="P1065" style:family="paragraph" style:parent-style-name="Standard" style:list-style-name="L192">
      <style:text-properties fo:font-variant="normal" fo:text-transform="none" fo:color="#c9211e" style:font-name="Liberation Serif" fo:font-size="11pt" fo:letter-spacing="normal" fo:font-style="normal" style:text-underline-style="none" fo:font-weight="normal" officeooo:rsid="02d8a6bf" officeooo:paragraph-rsid="02d8a6bf" fo:background-color="transparent" style:font-size-asian="11pt" style:font-size-complex="11pt"/>
    </style:style>
    <style:style style:name="P1066" style:family="paragraph" style:parent-style-name="Standard" style:list-style-name="L192">
      <style:text-properties fo:font-variant="normal" fo:text-transform="none" fo:color="#c9211e" style:font-name="Liberation Serif" fo:font-size="11pt" fo:letter-spacing="normal" fo:font-style="normal" style:text-underline-style="none" fo:font-weight="normal" officeooo:rsid="02db1309" officeooo:paragraph-rsid="02db1309" fo:background-color="transparent" style:font-size-asian="11pt" style:font-size-complex="11pt"/>
    </style:style>
    <style:style style:name="P1067" style:family="paragraph" style:parent-style-name="Standard" style:list-style-name="L193">
      <style:text-properties fo:font-variant="normal" fo:text-transform="none" fo:color="#c9211e" style:font-name="Liberation Serif" fo:font-size="11pt" fo:letter-spacing="normal" fo:font-style="normal" style:text-underline-style="none" fo:font-weight="normal" officeooo:rsid="02c5785f" officeooo:paragraph-rsid="02c5785f" fo:background-color="transparent" style:font-size-asian="11pt" style:font-size-complex="11pt"/>
    </style:style>
    <style:style style:name="P1068" style:family="paragraph" style:parent-style-name="Standard" style:list-style-name="L201">
      <style:text-properties fo:font-variant="normal" fo:text-transform="none" fo:color="#c9211e" style:font-name="Liberation Serif" fo:font-size="11pt" fo:letter-spacing="normal" fo:font-style="normal" style:text-underline-style="none" fo:font-weight="normal" officeooo:rsid="02c5785f" officeooo:paragraph-rsid="02d3c4a8" fo:background-color="transparent" style:font-size-asian="11pt" style:font-size-complex="11pt"/>
    </style:style>
    <style:style style:name="P1069" style:family="paragraph" style:parent-style-name="Standard" style:list-style-name="L194">
      <style:text-properties fo:font-variant="normal" fo:text-transform="none" fo:color="#c9211e" style:font-name="Liberation Serif" fo:font-size="11pt" fo:letter-spacing="normal" fo:font-style="normal" style:text-underline-style="none" fo:font-weight="normal" officeooo:rsid="02d9d7f0" officeooo:paragraph-rsid="02d9d7f0" fo:background-color="transparent" style:font-size-asian="11pt" style:font-size-complex="11pt"/>
    </style:style>
    <style:style style:name="P1070" style:family="paragraph" style:parent-style-name="Standard" style:list-style-name="L195">
      <style:text-properties fo:font-variant="normal" fo:text-transform="none" fo:color="#c9211e" style:font-name="Liberation Serif" fo:font-size="11pt" fo:letter-spacing="normal" fo:font-style="normal" style:text-underline-style="none" fo:font-weight="normal" officeooo:rsid="02d9d7f0" officeooo:paragraph-rsid="02d9d7f0" fo:background-color="transparent" style:font-size-asian="11pt" style:font-size-complex="11pt"/>
    </style:style>
    <style:style style:name="P1071" style:family="paragraph" style:parent-style-name="Standard" style:list-style-name="L196">
      <style:text-properties fo:font-variant="normal" fo:text-transform="none" fo:color="#c9211e" style:font-name="Liberation Serif" fo:font-size="11pt" fo:letter-spacing="normal" fo:font-style="normal" style:text-underline-style="none" fo:font-weight="normal" officeooo:rsid="02d9d7f0" officeooo:paragraph-rsid="02d9d7f0" fo:background-color="transparent" style:font-size-asian="11pt" style:font-size-complex="11pt"/>
    </style:style>
    <style:style style:name="P1072" style:family="paragraph" style:parent-style-name="Standard" style:list-style-name="L194">
      <style:text-properties fo:font-variant="normal" fo:text-transform="none" fo:color="#c9211e" style:font-name="Liberation Serif" fo:font-size="11pt" fo:letter-spacing="normal" fo:font-style="normal" style:text-underline-style="none" fo:font-weight="normal" officeooo:rsid="02c6ecf2" officeooo:paragraph-rsid="02c6ecf2" fo:background-color="transparent" style:font-size-asian="11pt" style:font-size-complex="11pt"/>
    </style:style>
    <style:style style:name="P1073" style:family="paragraph" style:parent-style-name="Standard" style:list-style-name="L196">
      <style:text-properties fo:font-variant="normal" fo:text-transform="none" fo:color="#c9211e" style:font-name="Liberation Serif" fo:font-size="11pt" fo:letter-spacing="normal" fo:font-style="normal" style:text-underline-style="none" fo:font-weight="normal" officeooo:rsid="02c6ecf2" officeooo:paragraph-rsid="02c6ecf2" fo:background-color="transparent" style:font-size-asian="11pt" style:font-size-complex="11pt"/>
    </style:style>
    <style:style style:name="P1074" style:family="paragraph" style:parent-style-name="Standard" style:list-style-name="L196">
      <style:text-properties fo:font-variant="normal" fo:text-transform="none" fo:color="#c9211e" style:font-name="Liberation Serif" fo:font-size="11pt" fo:letter-spacing="normal" fo:font-style="normal" style:text-underline-style="none" fo:font-weight="normal" officeooo:rsid="02c6a404" officeooo:paragraph-rsid="02c6a404" fo:background-color="transparent" style:font-size-asian="11pt" style:font-size-complex="11pt"/>
    </style:style>
    <style:style style:name="P1075" style:family="paragraph" style:parent-style-name="Standard" style:list-style-name="L197">
      <style:text-properties fo:font-variant="normal" fo:text-transform="none" fo:color="#c9211e" style:font-name="Liberation Serif" fo:font-size="11pt" fo:letter-spacing="normal" fo:font-style="normal" style:text-underline-style="none" fo:font-weight="normal" officeooo:rsid="02c74e9e" officeooo:paragraph-rsid="02c74e9e" fo:background-color="transparent" style:font-size-asian="11pt" style:font-size-complex="11pt"/>
    </style:style>
    <style:style style:name="P1076" style:family="paragraph" style:parent-style-name="Standard" style:list-style-name="L197">
      <style:text-properties fo:font-variant="normal" fo:text-transform="none" fo:color="#c9211e" style:font-name="Liberation Serif" fo:font-size="11pt" fo:letter-spacing="normal" fo:font-style="normal" style:text-underline-style="none" fo:font-weight="normal" officeooo:rsid="02c74e9e" officeooo:paragraph-rsid="02c85842" fo:background-color="transparent" style:font-size-asian="11pt" style:font-size-complex="11pt"/>
    </style:style>
    <style:style style:name="P1077" style:family="paragraph" style:parent-style-name="Standard" style:list-style-name="L198">
      <style:text-properties fo:font-variant="normal" fo:text-transform="none" fo:color="#c9211e" style:font-name="Liberation Serif" fo:font-size="11pt" fo:letter-spacing="normal" fo:font-style="normal" style:text-underline-style="none" fo:font-weight="normal" officeooo:rsid="02c74e9e" officeooo:paragraph-rsid="02c85842" fo:background-color="transparent" style:font-size-asian="11pt" style:font-size-complex="11pt"/>
    </style:style>
    <style:style style:name="P1078" style:family="paragraph" style:parent-style-name="Standard" style:list-style-name="L197">
      <style:text-properties fo:font-variant="normal" fo:text-transform="none" fo:color="#c9211e" style:font-name="Liberation Serif" fo:font-size="11pt" fo:letter-spacing="normal" fo:font-style="normal" style:text-underline-style="none" fo:font-weight="normal" officeooo:rsid="02cfb839" officeooo:paragraph-rsid="02cfb839" fo:background-color="transparent" style:font-size-asian="11pt" style:font-size-complex="11pt"/>
    </style:style>
    <style:style style:name="P1079" style:family="paragraph" style:parent-style-name="Standard" style:list-style-name="L199">
      <style:text-properties fo:font-variant="normal" fo:text-transform="none" fo:color="#c9211e" style:font-name="Liberation Serif" fo:font-size="11pt" fo:letter-spacing="normal" fo:font-style="normal" style:text-underline-style="none" fo:font-weight="normal" officeooo:rsid="02ce2e07" officeooo:paragraph-rsid="02ce2e07" fo:background-color="transparent" style:font-size-asian="11pt" style:font-size-complex="11pt"/>
    </style:style>
    <style:style style:name="P1080" style:family="paragraph" style:parent-style-name="Standard" style:list-style-name="L200">
      <style:text-properties fo:font-variant="normal" fo:text-transform="none" fo:color="#c9211e" style:font-name="Liberation Serif" fo:font-size="11pt" fo:letter-spacing="normal" fo:font-style="normal" style:text-underline-style="none" fo:font-weight="normal" officeooo:rsid="02d18eb9" officeooo:paragraph-rsid="02d18eb9" fo:background-color="transparent" style:font-size-asian="11pt" style:font-size-complex="11pt"/>
    </style:style>
    <style:style style:name="P1081" style:family="paragraph" style:parent-style-name="Standard" style:list-style-name="L201">
      <style:text-properties fo:font-variant="normal" fo:text-transform="none" fo:color="#c9211e" style:font-name="Liberation Serif" fo:font-size="11pt" fo:letter-spacing="normal" fo:font-style="normal" style:text-underline-style="none" fo:font-weight="normal" officeooo:rsid="02d335fc" officeooo:paragraph-rsid="02d3c4a8" fo:background-color="transparent" style:font-size-asian="11pt" style:font-size-complex="11pt"/>
    </style:style>
    <style:style style:name="P1082" style:family="paragraph" style:parent-style-name="Standard" style:list-style-name="L202">
      <style:text-properties fo:font-variant="normal" fo:text-transform="none" fo:color="#c9211e" style:font-name="Liberation Serif" fo:font-size="11pt" fo:letter-spacing="normal" fo:font-style="normal" style:text-underline-style="none" fo:font-weight="normal" officeooo:rsid="02d335fc" officeooo:paragraph-rsid="02d335fc" fo:background-color="transparent" style:font-size-asian="11pt" style:font-size-complex="11pt"/>
    </style:style>
    <style:style style:name="P1083" style:family="paragraph" style:parent-style-name="Standard" style:list-style-name="L203">
      <style:text-properties fo:font-variant="normal" fo:text-transform="none" fo:color="#c9211e" style:font-name="Liberation Serif" fo:font-size="11pt" fo:letter-spacing="normal" fo:font-style="normal" style:text-underline-style="none" fo:font-weight="normal" officeooo:rsid="02debaf9" officeooo:paragraph-rsid="02debaf9" fo:background-color="transparent" style:font-size-asian="11pt" style:font-size-complex="11pt"/>
    </style:style>
    <style:style style:name="P1084" style:family="paragraph" style:parent-style-name="Standard" style:list-style-name="L205">
      <style:text-properties fo:font-variant="normal" fo:text-transform="none" fo:color="#c9211e" style:font-name="Liberation Serif" fo:font-size="11pt" fo:letter-spacing="normal" fo:font-style="normal" style:text-underline-style="none" fo:font-weight="normal" officeooo:rsid="02debaf9" officeooo:paragraph-rsid="02debaf9" fo:background-color="transparent" style:font-size-asian="11pt" style:font-size-complex="11pt"/>
    </style:style>
    <style:style style:name="P1085" style:family="paragraph" style:parent-style-name="Standard" style:list-style-name="L206">
      <style:text-properties fo:font-variant="normal" fo:text-transform="none" fo:color="#c9211e" style:font-name="Liberation Serif" fo:font-size="11pt" fo:letter-spacing="normal" fo:font-style="normal" style:text-underline-style="none" fo:font-weight="normal" officeooo:rsid="02debaf9" officeooo:paragraph-rsid="02debaf9" fo:background-color="transparent" style:font-size-asian="11pt" style:font-size-complex="11pt"/>
    </style:style>
    <style:style style:name="P1086" style:family="paragraph" style:parent-style-name="Standard" style:list-style-name="L207">
      <style:text-properties fo:font-variant="normal" fo:text-transform="none" fo:color="#c9211e" style:font-name="Liberation Serif" fo:font-size="11pt" fo:letter-spacing="normal" fo:font-style="normal" style:text-underline-style="none" fo:font-weight="normal" officeooo:rsid="02debaf9" officeooo:paragraph-rsid="02debaf9" fo:background-color="transparent" style:font-size-asian="11pt" style:font-size-complex="11pt"/>
    </style:style>
    <style:style style:name="P1087" style:family="paragraph" style:parent-style-name="Standard" style:list-style-name="L207">
      <style:text-properties fo:font-variant="normal" fo:text-transform="none" fo:color="#c9211e" style:font-name="Liberation Serif" fo:font-size="11pt" fo:letter-spacing="normal" fo:font-style="normal" style:text-underline-style="none" fo:font-weight="normal" officeooo:rsid="02e285ba" officeooo:paragraph-rsid="02e285ba" fo:background-color="transparent" style:font-size-asian="11pt" style:font-size-complex="11pt"/>
    </style:style>
    <style:style style:name="P1088" style:family="paragraph" style:parent-style-name="Standard" style:list-style-name="L208">
      <style:text-properties fo:font-variant="normal" fo:text-transform="none" fo:color="#c9211e" style:font-name="Liberation Serif" fo:font-size="11pt" fo:letter-spacing="normal" fo:font-style="normal" style:text-underline-style="none" fo:font-weight="normal" officeooo:rsid="02e2dfc4" officeooo:paragraph-rsid="02e2dfc4" fo:background-color="transparent" style:font-size-asian="11pt" style:font-size-complex="11pt"/>
    </style:style>
    <style:style style:name="P1089" style:family="paragraph" style:parent-style-name="Standard" style:list-style-name="L209">
      <style:text-properties fo:font-variant="normal" fo:text-transform="none" fo:color="#c9211e" style:font-name="Liberation Serif" fo:font-size="11pt" fo:letter-spacing="normal" fo:font-style="normal" style:text-underline-style="none" fo:font-weight="normal" officeooo:rsid="02e41af0" officeooo:paragraph-rsid="02e41af0" fo:background-color="transparent" style:font-size-asian="11pt" style:font-size-complex="11pt"/>
    </style:style>
    <style:style style:name="P1090" style:family="paragraph" style:parent-style-name="Standard" style:list-style-name="L209">
      <style:text-properties fo:font-variant="normal" fo:text-transform="none" fo:color="#c9211e" style:font-name="Liberation Serif" fo:font-size="11pt" fo:letter-spacing="normal" fo:font-style="normal" style:text-underline-style="none" fo:font-weight="normal" officeooo:rsid="02e5f03e" officeooo:paragraph-rsid="02e5f03e" fo:background-color="transparent" style:font-size-asian="11pt" style:font-size-complex="11pt"/>
    </style:style>
    <style:style style:name="P1091" style:family="paragraph" style:parent-style-name="Standard" style:list-style-name="L210">
      <style:text-properties fo:font-variant="normal" fo:text-transform="none" fo:color="#c9211e" style:font-name="Liberation Serif" fo:font-size="11pt" fo:letter-spacing="normal" fo:font-style="normal" style:text-underline-style="none" fo:font-weight="normal" officeooo:rsid="02ef2e22" officeooo:paragraph-rsid="02ef2e22" fo:background-color="transparent" style:font-size-asian="11pt" style:font-size-complex="11pt"/>
    </style:style>
    <style:style style:name="P1092" style:family="paragraph" style:parent-style-name="Standard" style:list-style-name="L210">
      <style:text-properties fo:font-variant="normal" fo:text-transform="none" fo:color="#c9211e" style:font-name="Liberation Serif" fo:font-size="11pt" fo:letter-spacing="normal" fo:font-style="normal" style:text-underline-style="none" fo:font-weight="normal" officeooo:rsid="02f0b43f" officeooo:paragraph-rsid="02f0b43f" fo:background-color="transparent" style:font-size-asian="11pt" style:font-size-complex="11pt"/>
    </style:style>
    <style:style style:name="P1093" style:family="paragraph" style:parent-style-name="Standard" style:list-style-name="L211">
      <style:text-properties fo:font-variant="normal" fo:text-transform="none" fo:color="#c9211e" style:font-name="Liberation Serif" fo:font-size="11pt" fo:letter-spacing="normal" fo:font-style="normal" style:text-underline-style="none" fo:font-weight="normal" officeooo:rsid="02f20ce9" officeooo:paragraph-rsid="02f20ce9" fo:background-color="transparent" style:font-size-asian="11pt" style:font-size-complex="11pt"/>
    </style:style>
    <style:style style:name="P1094" style:family="paragraph" style:parent-style-name="Standard" style:list-style-name="L213">
      <style:text-properties fo:font-variant="normal" fo:text-transform="none" fo:color="#c9211e" style:font-name="Liberation Serif" fo:font-size="11pt" fo:letter-spacing="normal" fo:font-style="normal" style:text-underline-style="none" fo:font-weight="normal" officeooo:rsid="0303d617" officeooo:paragraph-rsid="0303d617" fo:background-color="transparent" style:font-size-asian="11pt" style:font-size-complex="11pt"/>
    </style:style>
    <style:style style:name="P1095" style:family="paragraph" style:parent-style-name="Standard" style:list-style-name="L214">
      <style:text-properties fo:font-variant="normal" fo:text-transform="none" fo:color="#c9211e" style:font-name="Liberation Serif" fo:font-size="11pt" fo:letter-spacing="normal" fo:font-style="normal" style:text-underline-style="none" fo:font-weight="normal" officeooo:rsid="02f3c321" officeooo:paragraph-rsid="02f3c321" fo:background-color="transparent" style:font-size-asian="11pt" style:font-size-complex="11pt"/>
    </style:style>
    <style:style style:name="P1096" style:family="paragraph" style:parent-style-name="Standard" style:list-style-name="L214">
      <style:text-properties fo:font-variant="normal" fo:text-transform="none" fo:color="#c9211e" style:font-name="Liberation Serif" fo:font-size="11pt" fo:letter-spacing="normal" fo:font-style="normal" style:text-underline-style="none" fo:font-weight="normal" officeooo:rsid="02f4917c" officeooo:paragraph-rsid="02f4917c" fo:background-color="transparent" style:font-size-asian="11pt" style:font-size-complex="11pt"/>
    </style:style>
    <style:style style:name="P1097" style:family="paragraph" style:parent-style-name="Standard" style:list-style-name="L214">
      <style:text-properties fo:font-variant="normal" fo:text-transform="none" fo:color="#c9211e" style:font-name="Liberation Serif" fo:font-size="11pt" fo:letter-spacing="normal" fo:font-style="normal" style:text-underline-style="none" fo:font-weight="normal" officeooo:rsid="02f8b10b" officeooo:paragraph-rsid="02f8b10b" fo:background-color="transparent" style:font-size-asian="11pt" style:font-size-complex="11pt"/>
    </style:style>
    <style:style style:name="P1098" style:family="paragraph" style:parent-style-name="Standard" style:list-style-name="L215">
      <style:text-properties fo:font-variant="normal" fo:text-transform="none" fo:color="#c9211e" style:font-name="Liberation Serif" fo:font-size="11pt" fo:letter-spacing="normal" fo:font-style="normal" style:text-underline-style="none" fo:font-weight="normal" officeooo:rsid="02fae432" officeooo:paragraph-rsid="02fae432" fo:background-color="transparent" style:font-size-asian="11pt" style:font-size-complex="11pt"/>
    </style:style>
    <style:style style:name="P1099" style:family="paragraph" style:parent-style-name="Standard" style:list-style-name="L216">
      <style:text-properties fo:font-variant="normal" fo:text-transform="none" fo:color="#c9211e" style:font-name="Liberation Serif" fo:font-size="11pt" fo:letter-spacing="normal" fo:font-style="normal" style:text-underline-style="none" fo:font-weight="normal" officeooo:rsid="02fae432" officeooo:paragraph-rsid="02fae432" fo:background-color="transparent" style:font-size-asian="11pt" style:font-size-complex="11pt"/>
    </style:style>
    <style:style style:name="P1100" style:family="paragraph" style:parent-style-name="Standard" style:list-style-name="L215">
      <style:text-properties fo:font-variant="normal" fo:text-transform="none" fo:color="#c9211e" style:font-name="Liberation Serif" fo:font-size="11pt" fo:letter-spacing="normal" fo:font-style="normal" style:text-underline-style="none" fo:font-weight="normal" officeooo:rsid="02fc8eda" officeooo:paragraph-rsid="02fc8eda" fo:background-color="transparent" style:font-size-asian="11pt" style:font-size-complex="11pt"/>
    </style:style>
    <style:style style:name="P1101" style:family="paragraph" style:parent-style-name="Standard" style:list-style-name="L216">
      <style:text-properties fo:font-variant="normal" fo:text-transform="none" fo:color="#c9211e" style:font-name="Liberation Serif" fo:font-size="11pt" fo:letter-spacing="normal" fo:font-style="normal" style:text-underline-style="none" fo:font-weight="normal" officeooo:rsid="02fc8eda" officeooo:paragraph-rsid="02fc8eda" fo:background-color="transparent" style:font-size-asian="11pt" style:font-size-complex="11pt"/>
    </style:style>
    <style:style style:name="P1102" style:family="paragraph" style:parent-style-name="Standard" style:list-style-name="L215">
      <style:text-properties fo:font-variant="normal" fo:text-transform="none" fo:color="#c9211e" style:font-name="Liberation Serif" fo:font-size="11pt" fo:letter-spacing="normal" fo:font-style="normal" style:text-underline-style="none" fo:font-weight="normal" officeooo:rsid="02fe4b4f" officeooo:paragraph-rsid="02fe4b4f" fo:background-color="transparent" style:font-size-asian="11pt" style:font-size-complex="11pt"/>
    </style:style>
    <style:style style:name="P1103" style:family="paragraph" style:parent-style-name="Standard" style:list-style-name="L216">
      <style:text-properties fo:font-variant="normal" fo:text-transform="none" fo:color="#c9211e" style:font-name="Liberation Serif" fo:font-size="11pt" fo:letter-spacing="normal" fo:font-style="normal" style:text-underline-style="none" fo:font-weight="normal" officeooo:rsid="02fe9b34" officeooo:paragraph-rsid="02fe9b34" fo:background-color="transparent" style:font-size-asian="11pt" style:font-size-complex="11pt"/>
    </style:style>
    <style:style style:name="P1104" style:family="paragraph" style:parent-style-name="Standard" style:list-style-name="L216">
      <style:text-properties fo:font-variant="normal" fo:text-transform="none" fo:color="#c9211e" style:font-name="Liberation Serif" fo:font-size="11pt" fo:letter-spacing="normal" fo:font-style="normal" style:text-underline-style="none" fo:font-weight="normal" officeooo:rsid="02fef6b6" officeooo:paragraph-rsid="02fef6b6" fo:background-color="transparent" style:font-size-asian="11pt" style:font-size-complex="11pt"/>
    </style:style>
    <style:style style:name="P1105" style:family="paragraph" style:parent-style-name="Standard" style:list-style-name="L216">
      <style:text-properties fo:font-variant="normal" fo:text-transform="none" fo:color="#c9211e" style:font-name="Liberation Serif" fo:font-size="11pt" fo:letter-spacing="normal" fo:font-style="normal" style:text-underline-style="none" fo:font-weight="normal" officeooo:rsid="0300a8b7" officeooo:paragraph-rsid="0300a8b7" fo:background-color="transparent" style:font-size-asian="11pt" style:font-size-complex="11pt"/>
    </style:style>
    <style:style style:name="P1106" style:family="paragraph" style:parent-style-name="Standard" style:list-style-name="L216">
      <style:text-properties fo:font-variant="normal" fo:text-transform="none" fo:color="#c9211e" style:font-name="Liberation Serif" fo:font-size="11pt" fo:letter-spacing="normal" fo:font-style="normal" style:text-underline-style="none" fo:font-weight="normal" officeooo:rsid="0302080b" officeooo:paragraph-rsid="0302080b" fo:background-color="transparent" style:font-size-asian="11pt" style:font-size-complex="11pt"/>
    </style:style>
    <style:style style:name="P1107" style:family="paragraph" style:parent-style-name="Standard" style:list-style-name="L216">
      <style:text-properties fo:font-variant="normal" fo:text-transform="none" fo:color="#c9211e" style:font-name="Liberation Serif" fo:font-size="11pt" fo:letter-spacing="normal" fo:font-style="normal" style:text-underline-style="none" fo:font-weight="normal" officeooo:rsid="0302488b" officeooo:paragraph-rsid="0302488b" fo:background-color="transparent" style:font-size-asian="11pt" style:font-size-complex="11pt"/>
    </style:style>
    <style:style style:name="P1108" style:family="paragraph" style:parent-style-name="Standard" style:list-style-name="L217">
      <style:text-properties fo:font-variant="normal" fo:text-transform="none" fo:color="#c9211e" style:font-name="Liberation Serif" fo:font-size="11pt" fo:letter-spacing="normal" fo:font-style="normal" style:text-underline-style="none" fo:font-weight="normal" officeooo:rsid="030cf5fb" officeooo:paragraph-rsid="030cf5fb" fo:background-color="transparent" style:font-size-asian="11pt" style:font-size-complex="11pt"/>
    </style:style>
    <style:style style:name="P1109" style:family="paragraph" style:parent-style-name="Standard" style:list-style-name="L218">
      <style:text-properties fo:font-variant="normal" fo:text-transform="none" fo:color="#c9211e" style:font-name="Liberation Serif" fo:font-size="11pt" fo:letter-spacing="normal" fo:font-style="normal" style:text-underline-style="none" fo:font-weight="normal" officeooo:rsid="030cf5fb" officeooo:paragraph-rsid="030cf5fb" fo:background-color="transparent" style:font-size-asian="11pt" style:font-size-complex="11pt"/>
    </style:style>
    <style:style style:name="P1110" style:family="paragraph" style:parent-style-name="Standard" style:list-style-name="L220">
      <style:text-properties fo:font-variant="normal" fo:text-transform="none" fo:color="#c9211e" style:font-name="Liberation Serif" fo:font-size="11pt" fo:letter-spacing="normal" fo:font-style="normal" style:text-underline-style="none" fo:font-weight="normal" officeooo:rsid="030cf5fb" officeooo:paragraph-rsid="030cf5fb" fo:background-color="transparent" style:font-size-asian="11pt" style:font-size-complex="11pt"/>
    </style:style>
    <style:style style:name="P1111" style:family="paragraph" style:parent-style-name="Standard" style:list-style-name="L219">
      <style:text-properties fo:font-variant="normal" fo:text-transform="none" fo:color="#c9211e" style:font-name="Liberation Serif" fo:font-size="11pt" fo:letter-spacing="normal" fo:font-style="normal" style:text-underline-style="none" fo:font-weight="normal" officeooo:rsid="030b7259" officeooo:paragraph-rsid="030b7259" fo:background-color="transparent" style:font-size-asian="11pt" style:font-size-complex="11pt"/>
    </style:style>
    <style:style style:name="P1112" style:family="paragraph" style:parent-style-name="Standard" style:list-style-name="L221">
      <style:text-properties fo:font-variant="normal" fo:text-transform="none" fo:color="#c9211e" style:font-name="Liberation Serif" fo:font-size="11pt" fo:letter-spacing="normal" fo:font-style="normal" style:text-underline-style="none" fo:font-weight="normal" officeooo:rsid="030dead6" officeooo:paragraph-rsid="030dead6" fo:background-color="transparent" style:font-size-asian="11pt" style:font-size-complex="11pt"/>
    </style:style>
    <style:style style:name="P1113" style:family="paragraph" style:parent-style-name="Standard" style:list-style-name="L222">
      <style:text-properties fo:font-variant="normal" fo:text-transform="none" fo:color="#c9211e" style:font-name="Liberation Serif" fo:font-size="11pt" fo:letter-spacing="normal" fo:font-style="normal" style:text-underline-style="none" fo:font-weight="normal" officeooo:rsid="030dead6" officeooo:paragraph-rsid="030dead6" fo:background-color="transparent" style:font-size-asian="11pt" style:font-size-complex="11pt"/>
    </style:style>
    <style:style style:name="P1114" style:family="paragraph" style:parent-style-name="Standard" style:list-style-name="L223">
      <style:text-properties fo:font-variant="normal" fo:text-transform="none" fo:color="#c9211e" style:font-name="Liberation Serif" fo:font-size="11pt" fo:letter-spacing="normal" fo:font-style="normal" style:text-underline-style="none" fo:font-weight="normal" officeooo:rsid="030f7ce0" officeooo:paragraph-rsid="030f7ce0" fo:background-color="transparent" style:font-size-asian="11pt" style:font-size-complex="11pt"/>
    </style:style>
    <style:style style:name="P1115" style:family="paragraph" style:parent-style-name="Standard" style:list-style-name="L223">
      <style:text-properties fo:font-variant="normal" fo:text-transform="none" fo:color="#c9211e" style:font-name="Liberation Serif" fo:font-size="11pt" fo:letter-spacing="normal" fo:font-style="normal" style:text-underline-style="none" fo:font-weight="normal" officeooo:rsid="03104394" officeooo:paragraph-rsid="03104394" fo:background-color="transparent" style:font-size-asian="11pt" style:font-size-complex="11pt"/>
    </style:style>
    <style:style style:name="P1116" style:family="paragraph" style:parent-style-name="Standard" style:list-style-name="L224">
      <style:text-properties fo:font-variant="normal" fo:text-transform="none" fo:color="#c9211e" style:font-name="Liberation Serif" fo:font-size="11pt" fo:letter-spacing="normal" fo:font-style="normal" style:text-underline-style="none" fo:font-weight="normal" officeooo:rsid="0365d539" officeooo:paragraph-rsid="0365d539" fo:background-color="transparent" style:font-size-asian="11pt" style:font-size-complex="11pt"/>
    </style:style>
    <style:style style:name="P1117" style:family="paragraph" style:parent-style-name="Standard" style:list-style-name="L224">
      <style:text-properties fo:font-variant="normal" fo:text-transform="none" fo:color="#c9211e" style:font-name="Liberation Serif" fo:font-size="11pt" fo:letter-spacing="normal" fo:font-style="normal" style:text-underline-style="none" fo:font-weight="normal" officeooo:rsid="036c823a" officeooo:paragraph-rsid="036c823a" fo:background-color="transparent" style:font-size-asian="11pt" style:font-size-complex="11pt"/>
    </style:style>
    <style:style style:name="P1118" style:family="paragraph" style:parent-style-name="Standard" style:list-style-name="L224">
      <style:text-properties fo:font-variant="normal" fo:text-transform="none" fo:color="#c9211e" style:font-name="Liberation Serif" fo:font-size="11pt" fo:letter-spacing="normal" fo:font-style="normal" style:text-underline-style="none" fo:font-weight="normal" officeooo:rsid="036cd1a5" officeooo:paragraph-rsid="036cd1a5" fo:background-color="transparent" style:font-size-asian="11pt" style:font-size-complex="11pt"/>
    </style:style>
    <style:style style:name="P1119" style:family="paragraph" style:parent-style-name="Standard" style:list-style-name="L225">
      <style:text-properties fo:font-variant="normal" fo:text-transform="none" fo:color="#c9211e" style:font-name="Liberation Serif" fo:font-size="11pt" fo:letter-spacing="normal" fo:font-style="normal" style:text-underline-style="none" fo:font-weight="normal" officeooo:rsid="0311962b" officeooo:paragraph-rsid="0311962b" fo:background-color="transparent" style:font-size-asian="11pt" style:font-size-complex="11pt"/>
    </style:style>
    <style:style style:name="P1120" style:family="paragraph" style:parent-style-name="Standard" style:list-style-name="L225">
      <style:text-properties fo:font-variant="normal" fo:text-transform="none" fo:color="#c9211e" style:font-name="Liberation Serif" fo:font-size="11pt" fo:letter-spacing="normal" fo:font-style="normal" style:text-underline-style="none" fo:font-weight="normal" officeooo:rsid="0311cb05" officeooo:paragraph-rsid="0311cb05" fo:background-color="transparent" style:font-size-asian="11pt" style:font-size-complex="11pt"/>
    </style:style>
    <style:style style:name="P1121" style:family="paragraph" style:parent-style-name="Standard" style:list-style-name="L225">
      <style:text-properties fo:font-variant="normal" fo:text-transform="none" fo:color="#c9211e" style:font-name="Liberation Serif" fo:font-size="11pt" fo:letter-spacing="normal" fo:font-style="normal" style:text-underline-style="none" fo:font-weight="normal" officeooo:rsid="03121bf8" officeooo:paragraph-rsid="03121bf8" fo:background-color="transparent" style:font-size-asian="11pt" style:font-size-complex="11pt"/>
    </style:style>
    <style:style style:name="P1122" style:family="paragraph" style:parent-style-name="Standard" style:list-style-name="L226">
      <style:text-properties fo:font-variant="normal" fo:text-transform="none" fo:color="#c9211e" style:font-name="Liberation Serif" fo:font-size="11pt" fo:letter-spacing="normal" fo:font-style="normal" style:text-underline-style="none" fo:font-weight="normal" officeooo:rsid="03134564" officeooo:paragraph-rsid="03134564" fo:background-color="transparent" style:font-size-asian="11pt" style:font-size-complex="11pt"/>
    </style:style>
    <style:style style:name="P1123" style:family="paragraph" style:parent-style-name="Standard" style:list-style-name="L227">
      <style:text-properties fo:font-variant="normal" fo:text-transform="none" fo:color="#c9211e" style:font-name="Liberation Serif" fo:font-size="11pt" fo:letter-spacing="normal" fo:font-style="normal" style:text-underline-style="none" fo:font-weight="normal" officeooo:rsid="03134564" officeooo:paragraph-rsid="03134564" fo:background-color="transparent" style:font-size-asian="11pt" style:font-size-complex="11pt"/>
    </style:style>
    <style:style style:name="P1124" style:family="paragraph" style:parent-style-name="Standard" style:list-style-name="L228">
      <style:text-properties fo:font-variant="normal" fo:text-transform="none" fo:color="#c9211e" style:font-name="Liberation Serif" fo:font-size="11pt" fo:letter-spacing="normal" fo:font-style="normal" style:text-underline-style="none" fo:font-weight="normal" officeooo:rsid="037e402b" officeooo:paragraph-rsid="037e402b" fo:background-color="transparent" style:font-size-asian="11pt" style:font-size-complex="11pt"/>
    </style:style>
    <style:style style:name="P1125" style:family="paragraph" style:parent-style-name="Standard" style:list-style-name="L228">
      <style:text-properties fo:font-variant="normal" fo:text-transform="none" fo:color="#c9211e" style:font-name="Liberation Serif" fo:font-size="11pt" fo:letter-spacing="normal" fo:font-style="normal" style:text-underline-style="none" fo:font-weight="normal" officeooo:rsid="037f7e6a" officeooo:paragraph-rsid="037f7e6a" fo:background-color="transparent" style:font-size-asian="11pt" style:font-size-complex="11pt"/>
    </style:style>
    <style:style style:name="P1126" style:family="paragraph" style:parent-style-name="Standard" style:list-style-name="L229">
      <style:text-properties fo:font-variant="normal" fo:text-transform="none" fo:color="#c9211e" style:font-name="Liberation Serif" fo:font-size="11pt" fo:letter-spacing="normal" fo:font-style="normal" style:text-underline-style="none" fo:font-weight="normal" officeooo:rsid="03802b5a" officeooo:paragraph-rsid="03802b5a" fo:background-color="transparent" style:font-size-asian="11pt" style:font-size-complex="11pt"/>
    </style:style>
    <style:style style:name="P1127" style:family="paragraph" style:parent-style-name="Standard" style:list-style-name="L230">
      <style:text-properties fo:font-variant="normal" fo:text-transform="none" fo:color="#c9211e" style:font-name="Liberation Serif" fo:font-size="11pt" fo:letter-spacing="normal" fo:font-style="normal" style:text-underline-style="none" fo:font-weight="normal" officeooo:rsid="038d4570" officeooo:paragraph-rsid="038d4570" fo:background-color="transparent" style:font-size-asian="11pt" style:font-size-complex="11pt"/>
    </style:style>
    <style:style style:name="P1128" style:family="paragraph" style:parent-style-name="Standard" style:list-style-name="L230">
      <style:text-properties fo:font-variant="normal" fo:text-transform="none" fo:color="#c9211e" style:font-name="Liberation Serif" fo:font-size="11pt" fo:letter-spacing="normal" fo:font-style="normal" style:text-underline-style="none" fo:font-weight="normal" officeooo:rsid="038d4570" officeooo:paragraph-rsid="038db1d6" fo:background-color="transparent" style:font-size-asian="11pt" style:font-size-complex="11pt"/>
    </style:style>
    <style:style style:name="P1129" style:family="paragraph" style:parent-style-name="Standard" style:list-style-name="L231">
      <style:text-properties fo:font-variant="normal" fo:text-transform="none" fo:color="#c9211e" style:font-name="Liberation Serif" fo:font-size="11pt" fo:letter-spacing="normal" fo:font-style="normal" style:text-underline-style="none" fo:font-weight="normal" officeooo:rsid="036fadfc" officeooo:paragraph-rsid="036fadfc" fo:background-color="transparent" style:font-size-asian="11pt" style:font-size-complex="11pt"/>
    </style:style>
    <style:style style:name="P1130" style:family="paragraph" style:parent-style-name="Standard" style:list-style-name="L232">
      <style:text-properties fo:font-variant="normal" fo:text-transform="none" fo:color="#c9211e" style:font-name="Liberation Serif" fo:font-size="11pt" fo:letter-spacing="normal" fo:font-style="normal" style:text-underline-style="none" fo:font-weight="normal" officeooo:rsid="031514bf" officeooo:paragraph-rsid="031514bf" fo:background-color="transparent" style:font-size-asian="11pt" style:font-size-complex="11pt"/>
    </style:style>
    <style:style style:name="P1131" style:family="paragraph" style:parent-style-name="Standard" style:list-style-name="L232">
      <style:text-properties fo:font-variant="normal" fo:text-transform="none" fo:color="#c9211e" style:font-name="Liberation Serif" fo:font-size="11pt" fo:letter-spacing="normal" fo:font-style="normal" style:text-underline-style="none" fo:font-weight="normal" officeooo:rsid="0362985c" officeooo:paragraph-rsid="0362985c" fo:background-color="transparent" style:font-size-asian="11pt" style:font-size-complex="11pt"/>
    </style:style>
    <style:style style:name="P1132" style:family="paragraph" style:parent-style-name="Standard" style:list-style-name="L232">
      <style:text-properties fo:font-variant="normal" fo:text-transform="none" fo:color="#c9211e" style:font-name="Liberation Serif" fo:font-size="11pt" fo:letter-spacing="normal" fo:font-style="normal" style:text-underline-style="none" fo:font-weight="normal" officeooo:rsid="0355c310" officeooo:paragraph-rsid="0355c310" fo:background-color="transparent" style:font-size-asian="11pt" style:font-size-complex="11pt"/>
    </style:style>
    <style:style style:name="P1133" style:family="paragraph" style:parent-style-name="Standard" style:list-style-name="L232">
      <style:text-properties fo:font-variant="normal" fo:text-transform="none" fo:color="#c9211e" style:font-name="Liberation Serif" fo:font-size="11pt" fo:letter-spacing="normal" fo:font-style="normal" style:text-underline-style="none" fo:font-weight="normal" officeooo:rsid="03574bc1" officeooo:paragraph-rsid="03574bc1" fo:background-color="transparent" style:font-size-asian="11pt" style:font-size-complex="11pt"/>
    </style:style>
    <style:style style:name="P1134" style:family="paragraph" style:parent-style-name="Standard" style:list-style-name="L232">
      <style:text-properties fo:font-variant="normal" fo:text-transform="none" fo:color="#c9211e" style:font-name="Liberation Serif" fo:font-size="11pt" fo:letter-spacing="normal" fo:font-style="normal" style:text-underline-style="none" fo:font-weight="normal" officeooo:rsid="03574bc1" officeooo:paragraph-rsid="03641e28" fo:background-color="transparent" style:font-size-asian="11pt" style:font-size-complex="11pt"/>
    </style:style>
    <style:style style:name="P1135" style:family="paragraph" style:parent-style-name="Standard" style:list-style-name="L232">
      <style:text-properties fo:font-variant="normal" fo:text-transform="none" fo:color="#c9211e" style:font-name="Liberation Serif" fo:font-size="11pt" fo:letter-spacing="normal" fo:font-style="normal" style:text-underline-style="none" fo:font-weight="normal" officeooo:rsid="03619efe" officeooo:paragraph-rsid="03619efe" fo:background-color="transparent" style:font-size-asian="11pt" style:font-size-complex="11pt"/>
    </style:style>
    <style:style style:name="P1136" style:family="paragraph" style:parent-style-name="Standard" style:list-style-name="L232">
      <style:text-properties fo:font-variant="normal" fo:text-transform="none" fo:color="#c9211e" style:font-name="Liberation Serif" fo:font-size="11pt" fo:letter-spacing="normal" fo:font-style="normal" style:text-underline-style="none" fo:font-weight="normal" officeooo:rsid="0360fc73" officeooo:paragraph-rsid="0360fc73" fo:background-color="transparent" style:font-size-asian="11pt" style:font-size-complex="11pt"/>
    </style:style>
    <style:style style:name="P1137" style:family="paragraph" style:parent-style-name="Standard" style:list-style-name="L233">
      <style:text-properties fo:font-variant="normal" fo:text-transform="none" fo:color="#c9211e" style:font-name="Liberation Serif" fo:font-size="11pt" fo:letter-spacing="normal" fo:font-style="normal" style:text-underline-style="none" fo:font-weight="normal" officeooo:rsid="0353dcc2" officeooo:paragraph-rsid="0353dcc2" fo:background-color="transparent" style:font-size-asian="11pt" style:font-size-complex="11pt"/>
    </style:style>
    <style:style style:name="P1138" style:family="paragraph" style:parent-style-name="Standard" style:list-style-name="L234">
      <style:text-properties fo:font-variant="normal" fo:text-transform="none" fo:color="#c9211e" style:font-name="Liberation Serif" fo:font-size="11pt" fo:letter-spacing="normal" fo:font-style="normal" style:text-underline-style="none" fo:font-weight="normal" officeooo:rsid="0353dcc2" officeooo:paragraph-rsid="0353dcc2" fo:background-color="transparent" style:font-size-asian="11pt" style:font-size-complex="11pt"/>
    </style:style>
    <style:style style:name="P1139" style:family="paragraph" style:parent-style-name="Standard" style:list-style-name="L233">
      <style:text-properties fo:font-variant="normal" fo:text-transform="none" fo:color="#c9211e" style:font-name="Liberation Serif" fo:font-size="11pt" fo:letter-spacing="normal" fo:font-style="normal" style:text-underline-style="none" fo:font-weight="normal" officeooo:rsid="035a7e8b" officeooo:paragraph-rsid="035a7e8b" fo:background-color="transparent" style:font-size-asian="11pt" style:font-size-complex="11pt"/>
    </style:style>
    <style:style style:name="P1140" style:family="paragraph" style:parent-style-name="Standard" style:list-style-name="L233">
      <style:text-properties fo:font-variant="normal" fo:text-transform="none" fo:color="#c9211e" style:font-name="Liberation Serif" fo:font-size="11pt" fo:letter-spacing="normal" fo:font-style="normal" style:text-underline-style="none" fo:font-weight="normal" officeooo:rsid="035bcfd5" officeooo:paragraph-rsid="035bcfd5" fo:background-color="transparent" style:font-size-asian="11pt" style:font-size-complex="11pt"/>
    </style:style>
    <style:style style:name="P1141" style:family="paragraph" style:parent-style-name="Standard" style:list-style-name="L233">
      <style:text-properties fo:font-variant="normal" fo:text-transform="none" fo:color="#c9211e" style:font-name="Liberation Serif" fo:font-size="11pt" fo:letter-spacing="normal" fo:font-style="normal" style:text-underline-style="none" fo:font-weight="normal" officeooo:rsid="035df95a" officeooo:paragraph-rsid="035df95a" fo:background-color="transparent" style:font-size-asian="11pt" style:font-size-complex="11pt"/>
    </style:style>
    <style:style style:name="P1142" style:family="paragraph" style:parent-style-name="Standard" style:list-style-name="L233">
      <style:text-properties fo:font-variant="normal" fo:text-transform="none" fo:color="#c9211e" style:font-name="Liberation Serif" fo:font-size="11pt" fo:letter-spacing="normal" fo:font-style="normal" style:text-underline-style="none" fo:font-weight="normal" officeooo:rsid="035e8dab" officeooo:paragraph-rsid="035e8dab" fo:background-color="transparent" style:font-size-asian="11pt" style:font-size-complex="11pt"/>
    </style:style>
    <style:style style:name="P1143" style:family="paragraph" style:parent-style-name="Standard" style:list-style-name="L234">
      <style:text-properties fo:font-variant="normal" fo:text-transform="none" fo:color="#c9211e" style:font-name="Liberation Serif" fo:font-size="11pt" fo:letter-spacing="normal" fo:font-style="normal" style:text-underline-style="none" fo:font-weight="normal" officeooo:rsid="034dc455" officeooo:paragraph-rsid="034dc455" fo:background-color="transparent" style:font-size-asian="11pt" style:font-size-complex="11pt"/>
    </style:style>
    <style:style style:name="P1144" style:family="paragraph" style:parent-style-name="Standard" style:list-style-name="L234">
      <style:text-properties fo:font-variant="normal" fo:text-transform="none" fo:color="#c9211e" style:font-name="Liberation Serif" fo:font-size="11pt" fo:letter-spacing="normal" fo:font-style="normal" style:text-underline-style="none" fo:font-weight="normal" officeooo:rsid="034dfb8e" officeooo:paragraph-rsid="034dfb8e" fo:background-color="transparent" style:font-size-asian="11pt" style:font-size-complex="11pt"/>
    </style:style>
    <style:style style:name="P1145" style:family="paragraph" style:parent-style-name="Standard" style:list-style-name="L234">
      <style:text-properties fo:font-variant="normal" fo:text-transform="none" fo:color="#c9211e" style:font-name="Liberation Serif" fo:font-size="11pt" fo:letter-spacing="normal" fo:font-style="normal" style:text-underline-style="none" fo:font-weight="normal" officeooo:rsid="034f364c" officeooo:paragraph-rsid="034f364c" fo:background-color="transparent" style:font-size-asian="11pt" style:font-size-complex="11pt"/>
    </style:style>
    <style:style style:name="P1146" style:family="paragraph" style:parent-style-name="Standard" style:list-style-name="L234">
      <style:text-properties fo:font-variant="normal" fo:text-transform="none" fo:color="#c9211e" style:font-name="Liberation Serif" fo:font-size="11pt" fo:letter-spacing="normal" fo:font-style="normal" style:text-underline-style="none" fo:font-weight="normal" officeooo:rsid="03510897" officeooo:paragraph-rsid="03510897" fo:background-color="transparent" style:font-size-asian="11pt" style:font-size-complex="11pt"/>
    </style:style>
    <style:style style:name="P1147" style:family="paragraph" style:parent-style-name="Standard" style:list-style-name="L234">
      <style:text-properties fo:font-variant="normal" fo:text-transform="none" fo:color="#c9211e" style:font-name="Liberation Serif" fo:font-size="11pt" fo:letter-spacing="normal" fo:font-style="normal" style:text-underline-style="none" fo:font-weight="normal" officeooo:rsid="0352fe07" officeooo:paragraph-rsid="0352fe07" fo:background-color="transparent" style:font-size-asian="11pt" style:font-size-complex="11pt"/>
    </style:style>
    <style:style style:name="P1148" style:family="paragraph" style:parent-style-name="Standard" style:list-style-name="L235">
      <style:text-properties fo:font-variant="normal" fo:text-transform="none" fo:color="#c9211e" style:font-name="Liberation Serif" fo:font-size="11pt" fo:letter-spacing="normal" fo:font-style="normal" style:text-underline-style="none" fo:font-weight="normal" officeooo:rsid="034aa649" officeooo:paragraph-rsid="034aa649" fo:background-color="transparent" style:font-size-asian="11pt" style:font-size-complex="11pt"/>
    </style:style>
    <style:style style:name="P1149" style:family="paragraph" style:parent-style-name="Standard" style:list-style-name="L235">
      <style:text-properties fo:font-variant="normal" fo:text-transform="none" fo:color="#c9211e" style:font-name="Liberation Serif" fo:font-size="11pt" fo:letter-spacing="normal" fo:font-style="normal" style:text-underline-style="none" fo:font-weight="normal" officeooo:rsid="034b9abc" officeooo:paragraph-rsid="034b9abc" fo:background-color="transparent" style:font-size-asian="11pt" style:font-size-complex="11pt"/>
    </style:style>
    <style:style style:name="P1150" style:family="paragraph" style:parent-style-name="Standard" style:list-style-name="L235">
      <style:text-properties fo:font-variant="normal" fo:text-transform="none" fo:color="#c9211e" style:font-name="Liberation Serif" fo:font-size="11pt" fo:letter-spacing="normal" fo:font-style="normal" style:text-underline-style="none" fo:font-weight="normal" officeooo:rsid="03466460" officeooo:paragraph-rsid="03498415" fo:background-color="transparent" style:font-size-asian="11pt" style:font-size-complex="11pt"/>
    </style:style>
    <style:style style:name="P1151" style:family="paragraph" style:parent-style-name="Standard" style:list-style-name="L246">
      <style:text-properties fo:font-variant="normal" fo:text-transform="none" fo:color="#c9211e" style:font-name="Liberation Serif" fo:font-size="11pt" fo:letter-spacing="normal" fo:font-style="normal" style:text-underline-style="none" fo:font-weight="normal" officeooo:rsid="03466460" officeooo:paragraph-rsid="03936e12" fo:background-color="transparent" style:font-size-asian="11pt" style:font-size-complex="11pt"/>
    </style:style>
    <style:style style:name="P1152" style:family="paragraph" style:parent-style-name="Standard" style:list-style-name="L236">
      <style:text-properties fo:font-variant="normal" fo:text-transform="none" fo:color="#c9211e" style:font-name="Liberation Serif" fo:font-size="11pt" fo:letter-spacing="normal" fo:font-style="normal" style:text-underline-style="none" fo:font-weight="normal" officeooo:rsid="0319772c" officeooo:paragraph-rsid="0319772c" fo:background-color="transparent" style:font-size-asian="11pt" style:font-size-complex="11pt"/>
    </style:style>
    <style:style style:name="P1153" style:family="paragraph" style:parent-style-name="Standard" style:list-style-name="L236">
      <style:text-properties fo:font-variant="normal" fo:text-transform="none" fo:color="#c9211e" style:font-name="Liberation Serif" fo:font-size="11pt" fo:letter-spacing="normal" fo:font-style="normal" style:text-underline-style="none" fo:font-weight="normal" officeooo:rsid="0319772c" officeooo:paragraph-rsid="033fb8e6" fo:background-color="transparent" style:font-size-asian="11pt" style:font-size-complex="11pt"/>
    </style:style>
    <style:style style:name="P1154" style:family="paragraph" style:parent-style-name="Standard" style:list-style-name="L236">
      <style:text-properties fo:font-variant="normal" fo:text-transform="none" fo:color="#c9211e" style:font-name="Liberation Serif" fo:font-size="11pt" fo:letter-spacing="normal" fo:font-style="normal" style:text-underline-style="none" fo:font-weight="normal" officeooo:rsid="033fb8e6" officeooo:paragraph-rsid="033fb8e6" fo:background-color="transparent" style:font-size-asian="11pt" style:font-size-complex="11pt"/>
    </style:style>
    <style:style style:name="P1155" style:family="paragraph" style:parent-style-name="Standard" style:list-style-name="L236">
      <style:text-properties fo:font-variant="normal" fo:text-transform="none" fo:color="#c9211e" style:font-name="Liberation Serif" fo:font-size="11pt" fo:letter-spacing="normal" fo:font-style="normal" style:text-underline-style="none" fo:font-weight="normal" officeooo:rsid="03413065" officeooo:paragraph-rsid="03413065" fo:background-color="transparent" style:font-size-asian="11pt" style:font-size-complex="11pt"/>
    </style:style>
    <style:style style:name="P1156" style:family="paragraph" style:parent-style-name="Standard" style:list-style-name="L237">
      <style:text-properties fo:font-variant="normal" fo:text-transform="none" fo:color="#c9211e" style:font-name="Liberation Serif" fo:font-size="11pt" fo:letter-spacing="normal" fo:font-style="normal" style:text-underline-style="none" fo:font-weight="normal" officeooo:rsid="0339db7f" officeooo:paragraph-rsid="0339db7f" fo:background-color="transparent" style:font-size-asian="11pt" style:font-size-complex="11pt"/>
    </style:style>
    <style:style style:name="P1157" style:family="paragraph" style:parent-style-name="Standard" style:list-style-name="L238">
      <style:text-properties fo:font-variant="normal" fo:text-transform="none" fo:color="#c9211e" style:font-name="Liberation Serif" fo:font-size="11pt" fo:letter-spacing="normal" fo:font-style="normal" style:text-underline-style="none" fo:font-weight="normal" officeooo:rsid="033974b6" officeooo:paragraph-rsid="033974b6" fo:background-color="transparent" style:font-size-asian="11pt" style:font-size-complex="11pt"/>
    </style:style>
    <style:style style:name="P1158" style:family="paragraph" style:parent-style-name="Standard" style:list-style-name="L239">
      <style:text-properties fo:font-variant="normal" fo:text-transform="none" fo:color="#c9211e" style:font-name="Liberation Serif" fo:font-size="11pt" fo:letter-spacing="normal" fo:font-style="normal" style:text-underline-style="none" fo:font-weight="normal" officeooo:rsid="031dce75" officeooo:paragraph-rsid="03936e12" fo:background-color="transparent" style:font-size-asian="11pt" style:font-size-complex="11pt"/>
    </style:style>
    <style:style style:name="P1159" style:family="paragraph" style:parent-style-name="Standard" style:list-style-name="L240">
      <style:text-properties fo:font-variant="normal" fo:text-transform="none" fo:color="#c9211e" style:font-name="Liberation Serif" fo:font-size="11pt" fo:letter-spacing="normal" fo:font-style="normal" style:text-underline-style="none" fo:font-weight="normal" officeooo:rsid="031dce75" officeooo:paragraph-rsid="03936e12" fo:background-color="transparent" style:font-size-asian="11pt" style:font-size-complex="11pt"/>
    </style:style>
    <style:style style:name="P1160" style:family="paragraph" style:parent-style-name="Standard" style:list-style-name="L242">
      <style:text-properties fo:font-variant="normal" fo:text-transform="none" fo:color="#c9211e" style:font-name="Liberation Serif" fo:font-size="11pt" fo:letter-spacing="normal" fo:font-style="normal" style:text-underline-style="none" fo:font-weight="normal" officeooo:rsid="031dce75" officeooo:paragraph-rsid="03936e12" fo:background-color="transparent" style:font-size-asian="11pt" style:font-size-complex="11pt"/>
    </style:style>
    <style:style style:name="P1161" style:family="paragraph" style:parent-style-name="Standard" style:list-style-name="L243">
      <style:text-properties fo:font-variant="normal" fo:text-transform="none" fo:color="#c9211e" style:font-name="Liberation Serif" fo:font-size="11pt" fo:letter-spacing="normal" fo:font-style="normal" style:text-underline-style="none" fo:font-weight="normal" officeooo:rsid="031dce75" officeooo:paragraph-rsid="03936e12" fo:background-color="transparent" style:font-size-asian="11pt" style:font-size-complex="11pt"/>
    </style:style>
    <style:style style:name="P1162" style:family="paragraph" style:parent-style-name="Standard" style:list-style-name="L245">
      <style:text-properties fo:font-variant="normal" fo:text-transform="none" fo:color="#c9211e" style:font-name="Liberation Serif" fo:font-size="11pt" fo:letter-spacing="normal" fo:font-style="normal" style:text-underline-style="none" fo:font-weight="normal" officeooo:rsid="031dce75" officeooo:paragraph-rsid="03936e12" fo:background-color="transparent" style:font-size-asian="11pt" style:font-size-complex="11pt"/>
    </style:style>
    <style:style style:name="P1163" style:family="paragraph" style:parent-style-name="Standard" style:list-style-name="L239">
      <style:text-properties fo:font-variant="normal" fo:text-transform="none" fo:color="#c9211e" style:font-name="Liberation Serif" fo:font-size="11pt" fo:letter-spacing="normal" fo:font-style="normal" style:text-underline-style="none" fo:font-weight="normal" officeooo:rsid="031fb2ce" officeooo:paragraph-rsid="03936e12" fo:background-color="transparent" style:font-size-asian="11pt" style:font-size-complex="11pt"/>
    </style:style>
    <style:style style:name="P1164" style:family="paragraph" style:parent-style-name="Standard" style:list-style-name="L246">
      <style:text-properties fo:font-variant="normal" fo:text-transform="none" fo:color="#c9211e" style:font-name="Liberation Serif" fo:font-size="11pt" fo:letter-spacing="normal" fo:font-style="normal" style:text-underline-style="none" fo:font-weight="normal" officeooo:rsid="031fb2ce" officeooo:paragraph-rsid="03936e12" fo:background-color="transparent" style:font-size-asian="11pt" style:font-size-complex="11pt"/>
    </style:style>
    <style:style style:name="P1165" style:family="paragraph" style:parent-style-name="Standard" style:list-style-name="L239">
      <style:text-properties fo:font-variant="normal" fo:text-transform="none" fo:color="#c9211e" style:font-name="Liberation Serif" fo:font-size="11pt" fo:letter-spacing="normal" fo:font-style="normal" style:text-underline-style="none" fo:font-weight="normal" officeooo:rsid="03251300" officeooo:paragraph-rsid="03936e12" fo:background-color="transparent" style:font-size-asian="11pt" style:font-size-complex="11pt"/>
    </style:style>
    <style:style style:name="P1166" style:family="paragraph" style:parent-style-name="Standard" style:list-style-name="L239">
      <style:text-properties fo:font-variant="normal" fo:text-transform="none" fo:color="#c9211e" style:font-name="Liberation Serif" fo:font-size="11pt" fo:letter-spacing="normal" fo:font-style="normal" style:text-underline-style="none" fo:font-weight="normal" officeooo:rsid="03294268" officeooo:paragraph-rsid="03936e12" fo:background-color="transparent" style:font-size-asian="11pt" style:font-size-complex="11pt"/>
    </style:style>
    <style:style style:name="P1167"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3294268" officeooo:paragraph-rsid="03936e12" fo:background-color="transparent" style:font-size-asian="11pt" style:font-size-complex="11pt"/>
    </style:style>
    <style:style style:name="P1168" style:family="paragraph" style:parent-style-name="Standard" style:list-style-name="L240">
      <style:text-properties fo:font-variant="normal" fo:text-transform="none" fo:color="#c9211e" style:font-name="Liberation Serif" fo:font-size="11pt" fo:letter-spacing="normal" fo:font-style="normal" style:text-underline-style="none" fo:font-weight="normal" officeooo:rsid="031bffd6" officeooo:paragraph-rsid="03936e12" fo:background-color="transparent" style:font-size-asian="11pt" style:font-size-complex="11pt"/>
    </style:style>
    <style:style style:name="P1169" style:family="paragraph" style:parent-style-name="Standard" style:list-style-name="L240">
      <style:text-properties fo:font-variant="normal" fo:text-transform="none" fo:color="#c9211e" style:font-name="Liberation Serif" fo:font-size="11pt" fo:letter-spacing="normal" fo:font-style="normal" style:text-underline-style="none" fo:font-weight="normal" officeooo:rsid="0334fcf0" officeooo:paragraph-rsid="03936e12" fo:background-color="transparent" style:font-size-asian="11pt" style:font-size-complex="11pt"/>
    </style:style>
    <style:style style:name="P1170" style:family="paragraph" style:parent-style-name="Standard" style:list-style-name="L247">
      <style:text-properties fo:font-variant="normal" fo:text-transform="none" fo:color="#c9211e" style:font-name="Liberation Serif" fo:font-size="11pt" fo:letter-spacing="normal" fo:font-style="normal" style:text-underline-style="none" fo:font-weight="normal" officeooo:rsid="0334fcf0" officeooo:paragraph-rsid="03936e12" fo:background-color="transparent" style:font-size-asian="11pt" style:font-size-complex="11pt"/>
    </style:style>
    <style:style style:name="P1171" style:family="paragraph" style:parent-style-name="Standard" style:list-style-name="L240">
      <style:text-properties fo:font-variant="normal" fo:text-transform="none" fo:color="#c9211e" style:font-name="Liberation Serif" fo:font-size="11pt" fo:letter-spacing="normal" fo:font-style="normal" style:text-underline-style="none" fo:font-weight="normal" officeooo:rsid="03314900" officeooo:paragraph-rsid="03936e12" fo:background-color="transparent" style:font-size-asian="11pt" style:font-size-complex="11pt"/>
    </style:style>
    <style:style style:name="P1172" style:family="paragraph" style:parent-style-name="Standard" style:list-style-name="L240">
      <style:text-properties fo:font-variant="normal" fo:text-transform="none" fo:color="#c9211e" style:font-name="Liberation Serif" fo:font-size="11pt" fo:letter-spacing="normal" fo:font-style="normal" style:text-underline-style="none" fo:font-weight="normal" officeooo:rsid="001a73dd" officeooo:paragraph-rsid="03936e12" fo:background-color="transparent" style:font-size-asian="11pt" style:font-size-complex="11pt"/>
    </style:style>
    <style:style style:name="P1173" style:family="paragraph" style:parent-style-name="Standard" style:list-style-name="L240">
      <style:text-properties fo:font-variant="normal" fo:text-transform="none" fo:color="#c9211e" style:font-name="Liberation Serif" fo:font-size="11pt" fo:letter-spacing="normal" fo:font-style="normal" style:text-underline-style="none" fo:font-weight="normal" officeooo:rsid="00210c3b" officeooo:paragraph-rsid="03936e12" fo:background-color="transparent" style:font-size-asian="11pt" style:font-size-complex="11pt"/>
    </style:style>
    <style:style style:name="P1174" style:family="paragraph" style:parent-style-name="Standard" style:list-style-name="L240">
      <style:text-properties fo:font-variant="normal" fo:text-transform="none" fo:color="#c9211e" style:font-name="Liberation Serif" fo:font-size="11pt" fo:letter-spacing="normal" fo:font-style="normal" style:text-underline-style="none" fo:font-weight="normal" officeooo:rsid="00289e02" officeooo:paragraph-rsid="03936e12" fo:background-color="transparent" style:font-size-asian="11pt" style:font-size-complex="11pt"/>
    </style:style>
    <style:style style:name="P1175" style:family="paragraph" style:parent-style-name="Standard" style:list-style-name="L245">
      <style:text-properties fo:font-variant="normal" fo:text-transform="none" fo:color="#c9211e" style:font-name="Liberation Serif" fo:font-size="11pt" fo:letter-spacing="normal" fo:font-style="normal" style:text-underline-style="none" fo:font-weight="normal" officeooo:rsid="00289e02" officeooo:paragraph-rsid="03936e12" fo:background-color="transparent" style:font-size-asian="11pt" style:font-size-complex="11pt"/>
    </style:style>
    <style:style style:name="P1176" style:family="paragraph" style:parent-style-name="Standard" style:list-style-name="L242">
      <style:text-properties fo:font-variant="normal" fo:text-transform="none" fo:color="#c9211e" style:font-name="Liberation Serif" fo:font-size="11pt" fo:letter-spacing="normal" fo:font-style="normal" style:text-underline-style="none" fo:font-weight="normal" officeooo:rsid="032c054c" officeooo:paragraph-rsid="03936e12" fo:background-color="transparent" style:font-size-asian="11pt" style:font-size-complex="11pt"/>
    </style:style>
    <style:style style:name="P1177" style:family="paragraph" style:parent-style-name="Standard" style:list-style-name="L242">
      <style:text-properties fo:font-variant="normal" fo:text-transform="none" fo:color="#c9211e" style:font-name="Liberation Serif" fo:font-size="11pt" fo:letter-spacing="normal" fo:font-style="normal" style:text-underline-style="none" fo:font-weight="normal" officeooo:rsid="031fd77b" officeooo:paragraph-rsid="03936e12" fo:background-color="transparent" style:font-size-asian="11pt" style:font-size-complex="11pt"/>
    </style:style>
    <style:style style:name="P1178" style:family="paragraph" style:parent-style-name="Standard" style:list-style-name="L242">
      <style:text-properties fo:font-variant="normal" fo:text-transform="none" fo:color="#c9211e" style:font-name="Liberation Serif" fo:font-size="11pt" fo:letter-spacing="normal" fo:font-style="normal" style:text-underline-style="none" fo:font-weight="normal" officeooo:rsid="032c6c1b" officeooo:paragraph-rsid="03936e12" fo:background-color="transparent" style:font-size-asian="11pt" style:font-size-complex="11pt"/>
    </style:style>
    <style:style style:name="P1179" style:family="paragraph" style:parent-style-name="Standard" style:list-style-name="L242">
      <style:text-properties fo:font-variant="normal" fo:text-transform="none" fo:color="#c9211e" style:font-name="Liberation Serif" fo:font-size="11pt" fo:letter-spacing="normal" fo:font-style="normal" style:text-underline-style="none" fo:font-weight="normal" officeooo:rsid="00265f39" officeooo:paragraph-rsid="03936e12" fo:background-color="transparent" style:font-size-asian="11pt" style:font-size-complex="11pt"/>
    </style:style>
    <style:style style:name="P1180" style:family="paragraph" style:parent-style-name="Standard" style:list-style-name="L242">
      <style:text-properties fo:font-variant="normal" fo:text-transform="none" fo:color="#c9211e" style:font-name="Liberation Serif" fo:font-size="11pt" fo:letter-spacing="normal" fo:font-style="normal" style:text-underline-style="none" fo:font-weight="normal" officeooo:rsid="0027faa0" officeooo:paragraph-rsid="03936e12" fo:background-color="transparent" style:font-size-asian="11pt" style:font-size-complex="11pt"/>
    </style:style>
    <style:style style:name="P1181" style:family="paragraph" style:parent-style-name="Standard" style:list-style-name="L243">
      <style:text-properties fo:font-variant="normal" fo:text-transform="none" fo:color="#c9211e" style:font-name="Liberation Serif" fo:font-size="11pt" fo:letter-spacing="normal" fo:font-style="normal" style:text-underline-style="none" fo:font-weight="normal" officeooo:rsid="03303e5d" officeooo:paragraph-rsid="03936e12" fo:background-color="transparent" style:font-size-asian="11pt" style:font-size-complex="11pt"/>
    </style:style>
    <style:style style:name="P1182"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334d4fb" officeooo:paragraph-rsid="03936e12" fo:background-color="transparent" style:font-size-asian="11pt" style:font-size-complex="11pt"/>
    </style:style>
    <style:style style:name="P1183"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3216274" officeooo:paragraph-rsid="03936e12" fo:background-color="transparent" style:font-size-asian="11pt" style:font-size-complex="11pt"/>
    </style:style>
    <style:style style:name="P1184"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329ed50" officeooo:paragraph-rsid="03936e12" fo:background-color="transparent" style:font-size-asian="11pt" style:font-size-complex="11pt"/>
    </style:style>
    <style:style style:name="P1185"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018c92f" officeooo:paragraph-rsid="03936e12" fo:background-color="transparent" style:font-size-asian="11pt" style:font-size-complex="11pt"/>
    </style:style>
    <style:style style:name="P1186"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027fc2a" officeooo:paragraph-rsid="03936e12" fo:background-color="transparent" style:font-size-asian="11pt" style:font-size-complex="11pt"/>
    </style:style>
    <style:style style:name="P1187"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32ead2f" officeooo:paragraph-rsid="03936e12" fo:background-color="transparent" style:font-size-asian="11pt" style:font-size-complex="11pt"/>
    </style:style>
    <style:style style:name="P1188"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342a96d" officeooo:paragraph-rsid="03936e12" fo:background-color="transparent" style:font-size-asian="11pt" style:font-size-complex="11pt"/>
    </style:style>
    <style:style style:name="P1189"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00a6451" officeooo:paragraph-rsid="03936e12" fo:background-color="transparent" style:font-size-asian="11pt" style:font-size-complex="11pt"/>
    </style:style>
    <style:style style:name="P1190"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008a95d" officeooo:paragraph-rsid="03936e12" fo:background-color="transparent" style:font-size-asian="11pt" style:font-size-complex="11pt"/>
    </style:style>
    <style:style style:name="P1191"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01b7064" officeooo:paragraph-rsid="03936e12" fo:background-color="transparent" style:font-size-asian="11pt" style:font-size-complex="11pt"/>
    </style:style>
    <style:style style:name="P1192"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01e3b70" officeooo:paragraph-rsid="03936e12" fo:background-color="transparent" style:font-size-asian="11pt" style:font-size-complex="11pt"/>
    </style:style>
    <style:style style:name="P1193" style:family="paragraph" style:parent-style-name="Standard" style:list-style-name="L244">
      <style:text-properties fo:font-variant="normal" fo:text-transform="none" fo:color="#c9211e" style:font-name="Liberation Serif" fo:font-size="11pt" fo:letter-spacing="normal" fo:font-style="normal" style:text-underline-style="none" fo:font-weight="normal" officeooo:rsid="00263404" officeooo:paragraph-rsid="03936e12" fo:background-color="transparent" style:font-size-asian="11pt" style:font-size-complex="11pt"/>
    </style:style>
    <style:style style:name="P1194" style:family="paragraph" style:parent-style-name="Standard" style:list-style-name="L246">
      <style:text-properties fo:font-variant="normal" fo:text-transform="none" fo:color="#c9211e" style:font-name="Liberation Serif" fo:font-size="11pt" fo:letter-spacing="normal" fo:font-style="normal" style:text-underline-style="none" fo:font-weight="normal" officeooo:rsid="033ab65e" officeooo:paragraph-rsid="03936e12" fo:background-color="transparent" style:font-size-asian="11pt" style:font-size-complex="11pt"/>
    </style:style>
    <style:style style:name="P1195" style:family="paragraph" style:parent-style-name="Standard" style:list-style-name="L246">
      <style:text-properties fo:font-variant="normal" fo:text-transform="none" fo:color="#c9211e" style:font-name="Liberation Serif" fo:font-size="11pt" fo:letter-spacing="normal" fo:font-style="normal" style:text-underline-style="none" fo:font-weight="normal" officeooo:rsid="033bd8d7" officeooo:paragraph-rsid="03936e12" fo:background-color="transparent" style:font-size-asian="11pt" style:font-size-complex="11pt"/>
    </style:style>
    <style:style style:name="P1196" style:family="paragraph" style:parent-style-name="Standard" style:list-style-name="L246">
      <style:text-properties fo:font-variant="normal" fo:text-transform="none" fo:color="#c9211e" style:font-name="Liberation Serif" fo:font-size="11pt" fo:letter-spacing="normal" fo:font-style="normal" style:text-underline-style="none" fo:font-weight="normal" officeooo:rsid="031f0f34" officeooo:paragraph-rsid="03936e12" fo:background-color="transparent" style:font-size-asian="11pt" style:font-size-complex="11pt"/>
    </style:style>
    <style:style style:name="P1197" style:family="paragraph" style:parent-style-name="Standard" style:list-style-name="L248">
      <style:text-properties fo:font-variant="normal" fo:text-transform="none" fo:color="#c9211e" style:font-name="Liberation Serif" fo:font-size="11pt" fo:letter-spacing="normal" fo:font-style="normal" style:text-underline-style="none" fo:font-weight="normal" officeooo:rsid="0338b992" officeooo:paragraph-rsid="03936e12" fo:background-color="transparent" style:font-size-asian="11pt" style:font-size-complex="11pt"/>
    </style:style>
    <style:style style:name="P1198" style:family="paragraph" style:parent-style-name="Standard" style:list-style-name="L249">
      <style:text-properties fo:font-variant="normal" fo:text-transform="none" fo:color="#c9211e" style:font-name="Liberation Serif" fo:font-size="11pt" fo:letter-spacing="normal" fo:font-style="normal" style:text-underline-style="none" fo:font-weight="normal" officeooo:rsid="002c13de" officeooo:paragraph-rsid="03936e12" fo:background-color="transparent" style:font-size-asian="11pt" style:font-size-complex="11pt"/>
    </style:style>
    <style:style style:name="P1199" style:family="paragraph" style:parent-style-name="Standard" style:list-style-name="L250">
      <style:text-properties fo:font-variant="normal" fo:text-transform="none" fo:color="#c9211e" style:font-name="Liberation Serif" fo:font-size="11pt" fo:letter-spacing="normal" fo:font-style="normal" style:text-underline-style="none" fo:font-weight="normal" officeooo:rsid="002dc121" officeooo:paragraph-rsid="03936e12" fo:background-color="transparent" style:font-size-asian="11pt" style:font-size-complex="11pt"/>
    </style:style>
    <style:style style:name="P1200" style:family="paragraph" style:parent-style-name="Standard" style:list-style-name="L251">
      <style:text-properties fo:font-variant="normal" fo:text-transform="none" fo:color="#c9211e" style:font-name="Liberation Serif" fo:font-size="11pt" fo:letter-spacing="normal" fo:font-style="normal" style:text-underline-style="none" fo:font-weight="normal" officeooo:rsid="03961f0e" officeooo:paragraph-rsid="03961f0e" fo:background-color="transparent" style:font-size-asian="11pt" style:font-size-complex="11pt"/>
    </style:style>
    <style:style style:name="P1201" style:family="paragraph" style:parent-style-name="Standard" style:list-style-name="L252">
      <style:text-properties fo:font-variant="normal" fo:text-transform="none" fo:color="#c9211e" style:font-name="Liberation Serif" fo:font-size="11pt" fo:letter-spacing="normal" fo:font-style="normal" style:text-underline-style="none" fo:font-weight="normal" officeooo:rsid="03961f0e" officeooo:paragraph-rsid="03961f0e" fo:background-color="transparent" style:font-size-asian="11pt" style:font-size-complex="11pt"/>
    </style:style>
    <style:style style:name="P1202" style:family="paragraph" style:parent-style-name="Standard" style:list-style-name="L254">
      <style:text-properties fo:font-variant="normal" fo:text-transform="none" fo:color="#c9211e" style:font-name="Liberation Serif" fo:font-size="11pt" fo:letter-spacing="normal" fo:font-style="normal" style:text-underline-style="none" fo:font-weight="normal" officeooo:rsid="03961f0e" officeooo:paragraph-rsid="03961f0e" fo:background-color="transparent" style:font-size-asian="11pt" style:font-size-complex="11pt"/>
    </style:style>
    <style:style style:name="P1203" style:family="paragraph" style:parent-style-name="Standard" style:list-style-name="L253">
      <style:text-properties fo:font-variant="normal" fo:text-transform="none" fo:color="#c9211e" style:font-name="Liberation Serif" fo:font-size="11pt" fo:letter-spacing="normal" fo:font-style="normal" style:text-underline-style="none" fo:font-weight="normal" officeooo:rsid="03936e12" officeooo:paragraph-rsid="03936e12" fo:background-color="transparent" style:font-size-asian="11pt" style:font-size-complex="11pt"/>
    </style:style>
    <style:style style:name="P1204" style:family="paragraph" style:parent-style-name="Standard" style:list-style-name="L253">
      <style:text-properties fo:font-variant="normal" fo:text-transform="none" fo:color="#c9211e" style:font-name="Liberation Serif" fo:font-size="11pt" fo:letter-spacing="normal" fo:font-style="normal" style:text-underline-style="none" fo:font-weight="normal" officeooo:rsid="03954abc" officeooo:paragraph-rsid="03954abc" fo:background-color="transparent" style:font-size-asian="11pt" style:font-size-complex="11pt"/>
    </style:style>
    <style:style style:name="P1205" style:family="paragraph" style:parent-style-name="Standard" style:list-style-name="L255">
      <style:text-properties fo:font-variant="normal" fo:text-transform="none" fo:color="#c9211e" style:font-name="Liberation Serif" fo:font-size="11pt" fo:letter-spacing="normal" fo:font-style="normal" style:text-underline-style="none" fo:font-weight="normal" officeooo:rsid="039bb0ad" officeooo:paragraph-rsid="039bb0ad" fo:background-color="transparent" style:font-size-asian="11pt" style:font-size-complex="11pt"/>
    </style:style>
    <style:style style:name="P1206" style:family="paragraph" style:parent-style-name="Standard" style:list-style-name="L258">
      <style:text-properties fo:font-variant="normal" fo:text-transform="none" fo:color="#c9211e" style:font-name="Liberation Serif" fo:font-size="11pt" fo:letter-spacing="normal" fo:font-style="normal" style:text-underline-style="none" fo:font-weight="normal" officeooo:rsid="039bb0ad" officeooo:paragraph-rsid="039bb0ad" fo:background-color="transparent" style:font-size-asian="11pt" style:font-size-complex="11pt"/>
    </style:style>
    <style:style style:name="P1207" style:family="paragraph" style:parent-style-name="Standard" style:list-style-name="L259">
      <style:text-properties fo:font-variant="normal" fo:text-transform="none" fo:color="#c9211e" style:font-name="Liberation Serif" fo:font-size="11pt" fo:letter-spacing="normal" fo:font-style="normal" style:text-underline-style="none" fo:font-weight="normal" officeooo:rsid="039bb0ad" officeooo:paragraph-rsid="039bb0ad" fo:background-color="transparent" style:font-size-asian="11pt" style:font-size-complex="11pt"/>
    </style:style>
    <style:style style:name="P1208" style:family="paragraph" style:parent-style-name="Standard" style:list-style-name="L259">
      <style:text-properties fo:font-variant="normal" fo:text-transform="none" fo:color="#c9211e" style:font-name="Liberation Serif" fo:font-size="11pt" fo:letter-spacing="normal" fo:font-style="normal" style:text-underline-style="none" fo:font-weight="normal" officeooo:rsid="039d8487" officeooo:paragraph-rsid="039d8487" fo:background-color="transparent" style:font-size-asian="11pt" style:font-size-complex="11pt"/>
    </style:style>
    <style:style style:name="P1209" style:family="paragraph" style:parent-style-name="Standard" style:list-style-name="L260">
      <style:text-properties fo:font-variant="normal" fo:text-transform="none" fo:color="#c9211e" style:font-name="Liberation Serif" fo:font-size="11pt" fo:letter-spacing="normal" fo:font-style="normal" style:text-underline-style="none" fo:font-weight="normal" officeooo:rsid="03a33162" officeooo:paragraph-rsid="03a33162" fo:background-color="transparent" style:font-size-asian="11pt" style:font-size-complex="11pt"/>
    </style:style>
    <style:style style:name="P1210" style:family="paragraph" style:parent-style-name="Standard" style:list-style-name="L261">
      <style:text-properties fo:font-variant="normal" fo:text-transform="none" fo:color="#c9211e" style:font-name="Liberation Serif" fo:font-size="11pt" fo:letter-spacing="normal" fo:font-style="normal" style:text-underline-style="none" fo:font-weight="normal" officeooo:rsid="03a33162" officeooo:paragraph-rsid="03a33162" fo:background-color="transparent" style:font-size-asian="11pt" style:font-size-complex="11pt"/>
    </style:style>
    <style:style style:name="P1211" style:family="paragraph" style:parent-style-name="Standard" style:list-style-name="L261">
      <style:text-properties fo:font-variant="normal" fo:text-transform="none" fo:color="#c9211e" style:font-name="Liberation Serif" fo:font-size="11pt" fo:letter-spacing="normal" fo:font-style="normal" style:text-underline-style="none" fo:font-weight="normal" officeooo:rsid="03a4d545" officeooo:paragraph-rsid="03a4d545" fo:background-color="transparent" style:font-size-asian="11pt" style:font-size-complex="11pt"/>
    </style:style>
    <style:style style:name="P1212" style:family="paragraph" style:parent-style-name="Standard" style:list-style-name="L262">
      <style:text-properties fo:font-variant="normal" fo:text-transform="none" fo:color="#c9211e" style:font-name="Liberation Serif" fo:font-size="11pt" fo:letter-spacing="normal" fo:font-style="normal" style:text-underline-style="none" fo:font-weight="normal" officeooo:rsid="03a4d545" officeooo:paragraph-rsid="03a4d545" fo:background-color="transparent" style:font-size-asian="11pt" style:font-size-complex="11pt"/>
    </style:style>
    <style:style style:name="P1213" style:family="paragraph" style:parent-style-name="Standard" style:list-style-name="L261">
      <style:text-properties fo:font-variant="normal" fo:text-transform="none" fo:color="#c9211e" style:font-name="Liberation Serif" fo:font-size="11pt" fo:letter-spacing="normal" fo:font-style="normal" style:text-underline-style="none" fo:font-weight="normal" officeooo:rsid="03a6e094" officeooo:paragraph-rsid="03a6e094" fo:background-color="transparent" style:font-size-asian="11pt" style:font-size-complex="11pt"/>
    </style:style>
    <style:style style:name="P1214" style:family="paragraph" style:parent-style-name="Standard" style:list-style-name="L261">
      <style:text-properties fo:font-variant="normal" fo:text-transform="none" fo:color="#c9211e" style:font-name="Liberation Serif" fo:font-size="11pt" fo:letter-spacing="normal" fo:font-style="normal" style:text-underline-style="none" fo:font-weight="normal" officeooo:rsid="03a7b5f6" officeooo:paragraph-rsid="03a7b5f6" fo:background-color="transparent" style:font-size-asian="11pt" style:font-size-complex="11pt"/>
    </style:style>
    <style:style style:name="P1215" style:family="paragraph" style:parent-style-name="Standard" style:list-style-name="L261">
      <style:text-properties fo:font-variant="normal" fo:text-transform="none" fo:color="#c9211e" style:font-name="Liberation Serif" fo:font-size="11pt" fo:letter-spacing="normal" fo:font-style="normal" style:text-underline-style="none" fo:font-weight="normal" officeooo:rsid="03a5b839" officeooo:paragraph-rsid="03a4d545" fo:background-color="transparent" style:font-size-asian="11pt" style:font-size-complex="11pt"/>
    </style:style>
    <style:style style:name="P1216" style:family="paragraph" style:parent-style-name="Standard" style:list-style-name="L263">
      <style:text-properties fo:font-variant="normal" fo:text-transform="none" fo:color="#c9211e" style:font-name="Liberation Serif" fo:font-size="11pt" fo:letter-spacing="normal" fo:font-style="normal" style:text-underline-style="none" fo:font-weight="normal" officeooo:rsid="03a90c96" officeooo:paragraph-rsid="03a90c96" fo:background-color="transparent" style:font-size-asian="11pt" style:font-size-complex="11pt"/>
    </style:style>
    <style:style style:name="P1217" style:family="paragraph" style:parent-style-name="Standard" style:list-style-name="L264">
      <style:text-properties fo:font-variant="normal" fo:text-transform="none" fo:color="#c9211e" style:font-name="Liberation Serif" fo:font-size="11pt" fo:letter-spacing="normal" fo:font-style="normal" style:text-underline-style="none" fo:font-weight="normal" officeooo:rsid="03b1800b" officeooo:paragraph-rsid="03b1800b" fo:background-color="transparent" style:font-size-asian="11pt" style:font-size-complex="11pt"/>
    </style:style>
    <style:style style:name="P1218" style:family="paragraph" style:parent-style-name="Standard" style:list-style-name="L265">
      <style:text-properties fo:font-variant="normal" fo:text-transform="none" fo:color="#c9211e" style:font-name="Liberation Serif" fo:font-size="11pt" fo:letter-spacing="normal" fo:font-style="normal" style:text-underline-style="none" fo:font-weight="normal" officeooo:rsid="03b301b4" officeooo:paragraph-rsid="03b301b4" fo:background-color="transparent" style:font-size-asian="11pt" style:font-size-complex="11pt"/>
    </style:style>
    <style:style style:name="P1219" style:family="paragraph" style:parent-style-name="Standard" style:list-style-name="L266">
      <style:text-properties fo:font-variant="normal" fo:text-transform="none" fo:color="#c9211e" style:font-name="Liberation Serif" fo:font-size="11pt" fo:letter-spacing="normal" fo:font-style="normal" style:text-underline-style="none" fo:font-weight="normal" officeooo:rsid="03b3c7ea" officeooo:paragraph-rsid="03b3c7ea" fo:background-color="transparent" style:font-size-asian="11pt" style:font-size-complex="11pt"/>
    </style:style>
    <style:style style:name="P1220" style:family="paragraph" style:parent-style-name="Standard" style:list-style-name="L267">
      <style:text-properties fo:font-variant="normal" fo:text-transform="none" fo:color="#c9211e" style:font-name="Liberation Serif" fo:font-size="11pt" fo:letter-spacing="normal" fo:font-style="normal" style:text-underline-style="none" fo:font-weight="normal" officeooo:rsid="03b3c7ea" officeooo:paragraph-rsid="03b3c7ea" fo:background-color="transparent" style:font-size-asian="11pt" style:font-size-complex="11pt"/>
    </style:style>
    <style:style style:name="P1221" style:family="paragraph" style:parent-style-name="Standard" style:list-style-name="L266">
      <style:text-properties fo:font-variant="normal" fo:text-transform="none" fo:color="#c9211e" style:font-name="Liberation Serif" fo:font-size="11pt" fo:letter-spacing="normal" fo:font-style="normal" style:text-underline-style="none" fo:font-weight="normal" officeooo:rsid="03b4f67b" officeooo:paragraph-rsid="03b4f67b" fo:background-color="transparent" style:font-size-asian="11pt" style:font-size-complex="11pt"/>
    </style:style>
    <style:style style:name="P1222" style:family="paragraph" style:parent-style-name="Standard" style:list-style-name="L266">
      <style:text-properties fo:font-variant="normal" fo:text-transform="none" fo:color="#c9211e" style:font-name="Liberation Serif" fo:font-size="11pt" fo:letter-spacing="normal" fo:font-style="normal" style:text-underline-style="none" fo:font-weight="normal" officeooo:rsid="03b5845d" officeooo:paragraph-rsid="03b5845d" fo:background-color="transparent" style:font-size-asian="11pt" style:font-size-complex="11pt"/>
    </style:style>
    <style:style style:name="P1223" style:family="paragraph" style:parent-style-name="Standard" style:list-style-name="L267">
      <style:text-properties fo:font-variant="normal" fo:text-transform="none" fo:color="#c9211e" style:font-name="Liberation Serif" fo:font-size="11pt" fo:letter-spacing="normal" fo:font-style="normal" style:text-underline-style="none" fo:font-weight="normal" officeooo:rsid="03b5845d" officeooo:paragraph-rsid="03b5845d" fo:background-color="transparent" style:font-size-asian="11pt" style:font-size-complex="11pt"/>
    </style:style>
    <style:style style:name="P1224" style:family="paragraph" style:parent-style-name="Standard" style:list-style-name="L268">
      <style:text-properties fo:font-variant="normal" fo:text-transform="none" fo:color="#c9211e" style:font-name="Liberation Serif" fo:font-size="11pt" fo:letter-spacing="normal" fo:font-style="normal" style:text-underline-style="none" fo:font-weight="normal" officeooo:rsid="03b9f1bd" officeooo:paragraph-rsid="03b9f1bd" fo:background-color="transparent" style:font-size-asian="11pt" style:font-size-complex="11pt"/>
    </style:style>
    <style:style style:name="P1225" style:family="paragraph" style:parent-style-name="Standard" style:list-style-name="L270">
      <style:text-properties fo:font-variant="normal" fo:text-transform="none" fo:color="#c9211e" style:font-name="Liberation Serif" fo:font-size="11pt" fo:letter-spacing="normal" fo:font-style="normal" style:text-underline-style="none" fo:font-weight="normal" officeooo:rsid="03b9f1bd" officeooo:paragraph-rsid="03bef7ab" fo:background-color="transparent" style:font-size-asian="11pt" style:font-size-complex="11pt"/>
    </style:style>
    <style:style style:name="P1226" style:family="paragraph" style:parent-style-name="Standard" style:list-style-name="L271">
      <style:text-properties fo:font-variant="normal" fo:text-transform="none" fo:color="#c9211e" style:font-name="Liberation Serif" fo:font-size="11pt" fo:letter-spacing="normal" fo:font-style="normal" style:text-underline-style="none" fo:font-weight="normal" officeooo:rsid="03b9f1bd" officeooo:paragraph-rsid="03b9f1bd" fo:background-color="transparent" style:font-size-asian="11pt" style:font-size-complex="11pt"/>
    </style:style>
    <style:style style:name="P1227" style:family="paragraph" style:parent-style-name="Standard" style:list-style-name="L269">
      <style:text-properties fo:font-variant="normal" fo:text-transform="none" fo:color="#c9211e" style:font-name="Liberation Serif" fo:font-size="11pt" fo:letter-spacing="normal" fo:font-style="normal" style:text-underline-style="none" fo:font-weight="normal" officeooo:rsid="03baa30f" officeooo:paragraph-rsid="03baa30f" fo:background-color="transparent" style:font-size-asian="11pt" style:font-size-complex="11pt"/>
    </style:style>
    <style:style style:name="P1228" style:family="paragraph" style:parent-style-name="Standard" style:list-style-name="L271">
      <style:text-properties fo:font-variant="normal" fo:text-transform="none" fo:color="#c9211e" style:font-name="Liberation Serif" fo:font-size="11pt" fo:letter-spacing="normal" fo:font-style="normal" style:text-underline-style="none" fo:font-weight="normal" officeooo:rsid="03baa30f" officeooo:paragraph-rsid="03baa30f" fo:background-color="transparent" style:font-size-asian="11pt" style:font-size-complex="11pt"/>
    </style:style>
    <style:style style:name="P1229" style:family="paragraph" style:parent-style-name="Standard" style:list-style-name="L270">
      <style:text-properties fo:font-variant="normal" fo:text-transform="none" fo:color="#c9211e" style:font-name="Liberation Serif" fo:font-size="11pt" fo:letter-spacing="normal" fo:font-style="normal" style:text-underline-style="none" fo:font-weight="normal" officeooo:rsid="03c16e5a" officeooo:paragraph-rsid="03c16e5a" fo:background-color="transparent" style:font-size-asian="11pt" style:font-size-complex="11pt"/>
    </style:style>
    <style:style style:name="P1230" style:family="paragraph" style:parent-style-name="Standard" style:list-style-name="L272">
      <style:text-properties fo:font-variant="normal" fo:text-transform="none" fo:color="#c9211e" style:font-name="Liberation Serif" fo:font-size="11pt" fo:letter-spacing="normal" fo:font-style="normal" style:text-underline-style="none" fo:font-weight="normal" officeooo:rsid="03cecb51" officeooo:paragraph-rsid="03cecb51" fo:background-color="transparent" style:font-size-asian="11pt" style:font-size-complex="11pt"/>
    </style:style>
    <style:style style:name="P1231" style:family="paragraph" style:parent-style-name="Standard" style:list-style-name="L273">
      <style:text-properties fo:font-variant="normal" fo:text-transform="none" fo:color="#c9211e" style:font-name="Liberation Serif" fo:font-size="11pt" fo:letter-spacing="normal" fo:font-style="normal" style:text-underline-style="none" fo:font-weight="normal" officeooo:rsid="03cecb51" officeooo:paragraph-rsid="03cecb51" fo:background-color="transparent" style:font-size-asian="11pt" style:font-size-complex="11pt"/>
    </style:style>
    <style:style style:name="P1232" style:family="paragraph" style:parent-style-name="Standard" style:list-style-name="L272">
      <style:text-properties fo:font-variant="normal" fo:text-transform="none" fo:color="#c9211e" style:font-name="Liberation Serif" fo:font-size="11pt" fo:letter-spacing="normal" fo:font-style="normal" style:text-underline-style="none" fo:font-weight="normal" officeooo:rsid="03cf4aef" officeooo:paragraph-rsid="03cf4aef" fo:background-color="transparent" style:font-size-asian="11pt" style:font-size-complex="11pt"/>
    </style:style>
    <style:style style:name="P1233" style:family="paragraph" style:parent-style-name="Standard" style:list-style-name="L273">
      <style:text-properties fo:font-variant="normal" fo:text-transform="none" fo:color="#c9211e" style:font-name="Liberation Serif" fo:font-size="11pt" fo:letter-spacing="normal" fo:font-style="normal" style:text-underline-style="none" fo:font-weight="normal" officeooo:rsid="03ced4cd" officeooo:paragraph-rsid="03ced4cd" fo:background-color="transparent" style:font-size-asian="11pt" style:font-size-complex="11pt"/>
    </style:style>
    <style:style style:name="P1234" style:family="paragraph" style:parent-style-name="Standard" style:list-style-name="L274">
      <style:text-properties fo:font-variant="normal" fo:text-transform="none" fo:color="#c9211e" style:font-name="Liberation Serif" fo:font-size="11pt" fo:letter-spacing="normal" fo:font-style="normal" style:text-underline-style="none" fo:font-weight="normal" officeooo:rsid="03cb69fa" officeooo:paragraph-rsid="03cb69fa" fo:background-color="transparent" style:font-size-asian="11pt" style:font-size-complex="11pt"/>
    </style:style>
    <style:style style:name="P1235" style:family="paragraph" style:parent-style-name="Standard" style:list-style-name="L275">
      <style:text-properties fo:font-variant="normal" fo:text-transform="none" fo:color="#c9211e" style:font-name="Liberation Serif" fo:font-size="11pt" fo:letter-spacing="normal" fo:font-style="normal" style:text-underline-style="none" fo:font-weight="normal" officeooo:rsid="03c9ac83" officeooo:paragraph-rsid="03c9ac83" fo:background-color="transparent" style:font-size-asian="11pt" style:font-size-complex="11pt"/>
    </style:style>
    <style:style style:name="P1236" style:family="paragraph" style:parent-style-name="Standard" style:list-style-name="L277">
      <style:text-properties fo:font-variant="normal" fo:text-transform="none" fo:color="#c9211e" style:font-name="Liberation Serif" fo:font-size="11pt" fo:letter-spacing="normal" fo:font-style="normal" style:text-underline-style="none" fo:font-weight="normal" officeooo:rsid="03cc00b7" officeooo:paragraph-rsid="03cc00b7" fo:background-color="transparent" style:font-size-asian="11pt" style:font-size-complex="11pt"/>
    </style:style>
    <style:style style:name="P1237" style:family="paragraph" style:parent-style-name="Standard" style:list-style-name="L278">
      <style:text-properties fo:font-variant="normal" fo:text-transform="none" fo:color="#c9211e" style:font-name="Liberation Serif" fo:font-size="11pt" fo:letter-spacing="normal" fo:font-style="normal" style:text-underline-style="none" fo:font-weight="normal" officeooo:rsid="03d56e86" officeooo:paragraph-rsid="03d56e86" fo:background-color="transparent" style:font-size-asian="11pt" style:font-size-complex="11pt"/>
    </style:style>
    <style:style style:name="P1238" style:family="paragraph" style:parent-style-name="Standard" style:list-style-name="L279">
      <style:text-properties fo:font-variant="normal" fo:text-transform="none" fo:color="#c9211e" style:font-name="Liberation Serif" fo:font-size="11pt" fo:letter-spacing="normal" fo:font-style="normal" style:text-underline-style="none" fo:font-weight="normal" officeooo:rsid="03d8072a" officeooo:paragraph-rsid="03d8072a" fo:background-color="transparent" style:font-size-asian="11pt" style:font-size-complex="11pt"/>
    </style:style>
    <style:style style:name="P1239" style:family="paragraph" style:parent-style-name="Standard" style:list-style-name="L280">
      <style:text-properties fo:font-variant="normal" fo:text-transform="none" fo:color="#c9211e" style:font-name="Liberation Serif" fo:font-size="11pt" fo:letter-spacing="normal" fo:font-style="normal" style:text-underline-style="none" fo:font-weight="normal" officeooo:rsid="03d8072a" officeooo:paragraph-rsid="03d8072a" fo:background-color="transparent" style:font-size-asian="11pt" style:font-size-complex="11pt"/>
    </style:style>
    <style:style style:name="P1240" style:family="paragraph" style:parent-style-name="Standard" style:list-style-name="L281">
      <style:text-properties fo:font-variant="normal" fo:text-transform="none" fo:color="#c9211e" style:font-name="Liberation Serif" fo:font-size="11pt" fo:letter-spacing="normal" fo:font-style="normal" style:text-underline-style="none" fo:font-weight="normal" officeooo:rsid="03d8b738" officeooo:paragraph-rsid="03d8b738" fo:background-color="transparent" style:font-size-asian="11pt" style:font-size-complex="11pt"/>
    </style:style>
    <style:style style:name="P1241" style:family="paragraph" style:parent-style-name="Standard" style:list-style-name="L282">
      <style:text-properties fo:font-variant="normal" fo:text-transform="none" fo:color="#c9211e" style:font-name="Liberation Serif" fo:font-size="11pt" fo:letter-spacing="normal" fo:font-style="normal" style:text-underline-style="none" fo:font-weight="normal" officeooo:rsid="03d8b738" officeooo:paragraph-rsid="03d8b738" fo:background-color="transparent" style:font-size-asian="11pt" style:font-size-complex="11pt"/>
    </style:style>
    <style:style style:name="P1242" style:family="paragraph" style:parent-style-name="Standard" style:list-style-name="L284">
      <style:text-properties fo:font-variant="normal" fo:text-transform="none" fo:color="#c9211e" style:font-name="Liberation Serif" fo:font-size="11pt" fo:letter-spacing="normal" fo:font-style="normal" style:text-underline-style="none" fo:font-weight="normal" officeooo:rsid="03d8b738" officeooo:paragraph-rsid="03d8b738" fo:background-color="transparent" style:font-size-asian="11pt" style:font-size-complex="11pt"/>
    </style:style>
    <style:style style:name="P1243" style:family="paragraph" style:parent-style-name="Standard" style:list-style-name="L284">
      <style:text-properties fo:font-variant="normal" fo:text-transform="none" fo:color="#c9211e" style:font-name="Liberation Serif" fo:font-size="11pt" fo:letter-spacing="normal" fo:font-style="normal" style:text-underline-style="none" fo:font-weight="normal" officeooo:rsid="03d8b738" officeooo:paragraph-rsid="03da6481" fo:background-color="transparent" style:font-size-asian="11pt" style:font-size-complex="11pt"/>
    </style:style>
    <style:style style:name="P1244" style:family="paragraph" style:parent-style-name="Standard" style:list-style-name="L285">
      <style:text-properties fo:font-variant="normal" fo:text-transform="none" fo:color="#c9211e" style:font-name="Liberation Serif" fo:font-size="11pt" fo:letter-spacing="normal" fo:font-style="normal" style:text-underline-style="none" fo:font-weight="normal" officeooo:rsid="03d8b738" officeooo:paragraph-rsid="03d8b738" fo:background-color="transparent" style:font-size-asian="11pt" style:font-size-complex="11pt"/>
    </style:style>
    <style:style style:name="P1245" style:family="paragraph" style:parent-style-name="Standard" style:list-style-name="L282">
      <style:text-properties fo:font-variant="normal" fo:text-transform="none" fo:color="#c9211e" style:font-name="Liberation Serif" fo:font-size="11pt" fo:letter-spacing="normal" fo:font-style="normal" style:text-underline-style="none" fo:font-weight="normal" officeooo:rsid="03df112b" officeooo:paragraph-rsid="03df112b" fo:background-color="transparent" style:font-size-asian="11pt" style:font-size-complex="11pt"/>
    </style:style>
    <style:style style:name="P1246" style:family="paragraph" style:parent-style-name="Standard" style:list-style-name="L283">
      <style:text-properties fo:font-variant="normal" fo:text-transform="none" fo:color="#c9211e" style:font-name="Liberation Serif" fo:font-size="11pt" fo:letter-spacing="normal" fo:font-style="normal" style:text-underline-style="none" fo:font-weight="normal" officeooo:rsid="03e05dab" officeooo:paragraph-rsid="03e1fd9c" fo:background-color="transparent" style:font-size-asian="11pt" style:font-size-complex="11pt"/>
    </style:style>
    <style:style style:name="P1247" style:family="paragraph" style:parent-style-name="Standard" style:list-style-name="L284">
      <style:text-properties fo:font-variant="normal" fo:text-transform="none" fo:color="#c9211e" style:font-name="Liberation Serif" fo:font-size="11pt" fo:letter-spacing="normal" fo:font-style="normal" style:text-underline-style="none" fo:font-weight="normal" officeooo:rsid="03db4a14" officeooo:paragraph-rsid="03db4a14" fo:background-color="transparent" style:font-size-asian="11pt" style:font-size-complex="11pt"/>
    </style:style>
    <style:style style:name="P1248" style:family="paragraph" style:parent-style-name="Standard" style:list-style-name="L284">
      <style:text-properties fo:font-variant="normal" fo:text-transform="none" fo:color="#c9211e" style:font-name="Liberation Serif" fo:font-size="11pt" fo:letter-spacing="normal" fo:font-style="normal" style:text-underline-style="none" fo:font-weight="normal" officeooo:rsid="03e3edf5" officeooo:paragraph-rsid="03e3edf5" fo:background-color="transparent" style:font-size-asian="11pt" style:font-size-complex="11pt"/>
    </style:style>
    <style:style style:name="P1249" style:family="paragraph" style:parent-style-name="Standard" style:list-style-name="L285">
      <style:text-properties fo:font-variant="normal" fo:text-transform="none" fo:color="#c9211e" style:font-name="Liberation Serif" fo:font-size="11pt" fo:letter-spacing="normal" fo:font-style="normal" style:text-underline-style="none" fo:font-weight="normal" officeooo:rsid="03e0e95b" officeooo:paragraph-rsid="03e0e95b" fo:background-color="transparent" style:font-size-asian="11pt" style:font-size-complex="11pt"/>
    </style:style>
    <style:style style:name="P1250" style:family="paragraph" style:parent-style-name="Standard" style:list-style-name="L286">
      <style:text-properties fo:font-variant="normal" fo:text-transform="none" fo:color="#c9211e" style:font-name="Liberation Serif" fo:font-size="11pt" fo:letter-spacing="normal" fo:font-style="normal" style:text-underline-style="none" fo:font-weight="normal" officeooo:rsid="03dc2b2c" officeooo:paragraph-rsid="03dc2b2c" fo:background-color="transparent" style:font-size-asian="11pt" style:font-size-complex="11pt"/>
    </style:style>
    <style:style style:name="P1251" style:family="paragraph" style:parent-style-name="Standard" style:list-style-name="L286">
      <style:text-properties fo:font-variant="normal" fo:text-transform="none" fo:color="#c9211e" style:font-name="Liberation Serif" fo:font-size="11pt" fo:letter-spacing="normal" fo:font-style="normal" style:text-underline-style="none" fo:font-weight="normal" officeooo:rsid="03dd259a" officeooo:paragraph-rsid="03dd259a" fo:background-color="transparent" style:font-size-asian="11pt" style:font-size-complex="11pt"/>
    </style:style>
    <style:style style:name="P1252" style:family="paragraph" style:parent-style-name="Standard" style:list-style-name="L286">
      <style:text-properties fo:font-variant="normal" fo:text-transform="none" fo:color="#c9211e" style:font-name="Liberation Serif" fo:font-size="11pt" fo:letter-spacing="normal" fo:font-style="normal" style:text-underline-style="none" fo:font-weight="normal" officeooo:rsid="03de3139" officeooo:paragraph-rsid="03de3139" fo:background-color="transparent" style:font-size-asian="11pt" style:font-size-complex="11pt"/>
    </style:style>
    <style:style style:name="P1253" style:family="paragraph" style:parent-style-name="Standard" style:list-style-name="L286">
      <style:text-properties fo:font-variant="normal" fo:text-transform="none" fo:color="#c9211e" style:font-name="Liberation Serif" fo:font-size="11pt" fo:letter-spacing="normal" fo:font-style="normal" style:text-underline-style="none" fo:font-weight="normal" officeooo:rsid="03dd32f4" officeooo:paragraph-rsid="03dd32f4" fo:background-color="transparent" style:font-size-asian="11pt" style:font-size-complex="11pt"/>
    </style:style>
    <style:style style:name="P1254" style:family="paragraph" style:parent-style-name="Standard" style:list-style-name="L287">
      <style:text-properties fo:font-variant="normal" fo:text-transform="none" fo:color="#c9211e" style:font-name="Liberation Serif" fo:font-size="11pt" fo:letter-spacing="normal" fo:font-style="normal" style:text-underline-style="none" fo:font-weight="normal" officeooo:rsid="03e7331d" officeooo:paragraph-rsid="03e7331d" fo:background-color="transparent" style:font-size-asian="11pt" style:font-size-complex="11pt"/>
    </style:style>
    <style:style style:name="P1255" style:family="paragraph" style:parent-style-name="Standard" style:list-style-name="L288">
      <style:text-properties fo:font-variant="normal" fo:text-transform="none" fo:color="#c9211e" style:font-name="Liberation Serif" fo:font-size="11pt" fo:letter-spacing="normal" fo:font-style="normal" style:text-underline-style="none" fo:font-weight="normal" officeooo:rsid="03eaef04" officeooo:paragraph-rsid="03eaef04" fo:background-color="transparent" style:font-size-asian="11pt" style:font-size-complex="11pt"/>
    </style:style>
    <style:style style:name="P1256" style:family="paragraph" style:parent-style-name="Standard" style:list-style-name="L289">
      <style:text-properties fo:font-variant="normal" fo:text-transform="none" fo:color="#c9211e" style:font-name="Liberation Serif" fo:font-size="11pt" fo:letter-spacing="normal" fo:font-style="normal" style:text-underline-style="none" fo:font-weight="normal" officeooo:rsid="0335868c" officeooo:paragraph-rsid="0335868c" fo:background-color="transparent" style:font-size-asian="11pt" style:font-size-complex="11pt"/>
    </style:style>
    <style:style style:name="P1257" style:family="paragraph" style:parent-style-name="Standard" style:list-style-name="L289">
      <style:text-properties fo:font-variant="normal" fo:text-transform="none" fo:color="#c9211e" style:font-name="Liberation Serif" fo:font-size="11pt" fo:letter-spacing="normal" fo:font-style="normal" style:text-underline-style="none" fo:font-weight="normal" officeooo:rsid="0335868c" officeooo:paragraph-rsid="0336c57f" fo:background-color="transparent" style:font-size-asian="11pt" style:font-size-complex="11pt"/>
    </style:style>
    <style:style style:name="P1258" style:family="paragraph" style:parent-style-name="Standard" style:list-style-name="L161">
      <style:text-properties fo:font-variant="normal" fo:text-transform="none" fo:color="#c9211e" style:font-name="Liberation Serif" fo:font-size="11pt" fo:letter-spacing="normal" fo:font-style="normal" style:text-underline-style="none" fo:font-weight="normal" officeooo:rsid="024fe685" officeooo:paragraph-rsid="024fe685" fo:background-color="transparent" style:font-size-asian="11pt" style:font-style-asian="normal" style:font-size-complex="11pt" style:font-style-complex="normal"/>
    </style:style>
    <style:style style:name="P1259" style:family="paragraph" style:parent-style-name="Standard" style:list-style-name="L163">
      <style:text-properties fo:font-variant="normal" fo:text-transform="none" fo:color="#c9211e" style:font-name="Liberation Serif" fo:font-size="11pt" fo:letter-spacing="normal" fo:font-style="normal" style:text-underline-style="none" fo:font-weight="normal" officeooo:rsid="0253a187" officeooo:paragraph-rsid="0253a187" fo:background-color="transparent" style:font-size-asian="11pt" style:font-style-asian="normal" style:font-size-complex="11pt" style:font-style-complex="normal"/>
    </style:style>
    <style:style style:name="P1260" style:family="paragraph" style:parent-style-name="Standard" style:list-style-name="L163">
      <style:text-properties fo:font-variant="normal" fo:text-transform="none" fo:color="#c9211e" style:font-name="Liberation Serif" fo:font-size="11pt" fo:letter-spacing="normal" fo:font-style="normal" style:text-underline-style="none" fo:font-weight="normal" officeooo:rsid="0253bd82" officeooo:paragraph-rsid="0253bd82" fo:background-color="transparent" style:font-size-asian="11pt" style:font-style-asian="normal" style:font-size-complex="11pt" style:font-style-complex="normal"/>
    </style:style>
    <style:style style:name="P1261" style:family="paragraph" style:parent-style-name="Standard" style:list-style-name="L163">
      <style:text-properties fo:font-variant="normal" fo:text-transform="none" fo:color="#c9211e" style:font-name="Liberation Serif" fo:font-size="11pt" fo:letter-spacing="normal" fo:font-style="normal" style:text-underline-style="none" fo:font-weight="normal" officeooo:rsid="025436c1" officeooo:paragraph-rsid="025436c1" fo:background-color="transparent" style:font-size-asian="11pt" style:font-style-asian="normal" style:font-size-complex="11pt" style:font-style-complex="normal"/>
    </style:style>
    <style:style style:name="P1262" style:family="paragraph" style:parent-style-name="Standard" style:list-style-name="L164">
      <style:text-properties fo:font-variant="normal" fo:text-transform="none" fo:color="#c9211e" style:font-name="Liberation Serif" fo:font-size="11pt" fo:letter-spacing="normal" fo:font-style="normal" style:text-underline-style="none" fo:font-weight="normal" officeooo:rsid="02512990" officeooo:paragraph-rsid="02512990" fo:background-color="transparent" style:font-size-asian="11pt" style:font-style-asian="normal" style:font-size-complex="11pt" style:font-style-complex="normal"/>
    </style:style>
    <style:style style:name="P1263" style:family="paragraph" style:parent-style-name="Standard" style:list-style-name="L164">
      <style:text-properties fo:font-variant="normal" fo:text-transform="none" fo:color="#c9211e" style:font-name="Liberation Serif" fo:font-size="11pt" fo:letter-spacing="normal" fo:font-style="normal" style:text-underline-style="none" fo:font-weight="normal" officeooo:rsid="0252831c" officeooo:paragraph-rsid="0252831c" fo:background-color="transparent" style:font-size-asian="11pt" style:font-style-asian="normal" style:font-size-complex="11pt" style:font-style-complex="normal"/>
    </style:style>
    <style:style style:name="P1264" style:family="paragraph" style:parent-style-name="Standard" style:list-style-name="L172">
      <style:text-properties fo:font-variant="normal" fo:text-transform="none" fo:color="#c9211e" style:font-name="Liberation Serif" fo:font-size="11pt" fo:letter-spacing="normal" fo:font-style="normal" style:text-underline-style="none" fo:font-weight="normal" officeooo:rsid="0285502b" officeooo:paragraph-rsid="0285502b" fo:background-color="transparent" style:font-size-asian="11pt" style:font-style-asian="normal" style:font-size-complex="11pt" style:font-style-complex="normal"/>
    </style:style>
    <style:style style:name="P1265" style:family="paragraph" style:parent-style-name="Standard" style:list-style-name="L172">
      <style:text-properties fo:font-variant="normal" fo:text-transform="none" fo:color="#c9211e" style:font-name="Liberation Serif" fo:font-size="11pt" fo:letter-spacing="normal" fo:font-style="normal" style:text-underline-style="none" fo:font-weight="normal" officeooo:rsid="0286e427" officeooo:paragraph-rsid="0286e427" fo:background-color="transparent" style:font-size-asian="11pt" style:font-style-asian="normal" style:font-size-complex="11pt" style:font-style-complex="normal"/>
    </style:style>
    <style:style style:name="P1266" style:family="paragraph" style:parent-style-name="Standard" style:list-style-name="L172">
      <style:text-properties fo:font-variant="normal" fo:text-transform="none" fo:color="#c9211e" style:font-name="Liberation Serif" fo:font-size="11pt" fo:letter-spacing="normal" fo:font-style="normal" style:text-underline-style="none" fo:font-weight="normal" officeooo:rsid="02909901" officeooo:paragraph-rsid="02909901" fo:background-color="transparent" style:font-size-asian="11pt" style:font-style-asian="normal" style:font-size-complex="11pt" style:font-style-complex="normal"/>
    </style:style>
    <style:style style:name="P1267" style:family="paragraph" style:parent-style-name="Standard" style:list-style-name="L172">
      <style:text-properties fo:font-variant="normal" fo:text-transform="none" fo:color="#c9211e" style:font-name="Liberation Serif" fo:font-size="11pt" fo:letter-spacing="normal" fo:font-style="normal" style:text-underline-style="none" fo:font-weight="normal" officeooo:rsid="027d5ad4" officeooo:paragraph-rsid="027d5ad4" fo:background-color="transparent" style:font-size-asian="11pt" style:font-style-asian="normal" style:font-size-complex="11pt" style:font-style-complex="normal"/>
    </style:style>
    <style:style style:name="P1268" style:family="paragraph" style:parent-style-name="Standard" style:list-style-name="L289">
      <style:text-properties fo:font-variant="normal" fo:text-transform="none" fo:color="#c9211e" style:font-name="Liberation Serif" fo:font-size="11pt" fo:letter-spacing="normal" fo:font-style="normal" style:text-underline-style="none" fo:font-weight="normal" officeooo:rsid="0382084b" officeooo:paragraph-rsid="0382084b" fo:background-color="transparent" style:font-size-asian="11pt" style:font-style-asian="normal" style:font-size-complex="11pt" style:font-style-complex="normal"/>
    </style:style>
    <style:style style:name="P1269" style:family="paragraph" style:parent-style-name="Standard" style:list-style-name="L236">
      <style:text-properties fo:font-variant="normal" fo:text-transform="none" fo:color="#c9211e" style:font-name="Liberation Serif" fo:font-size="11pt" fo:letter-spacing="normal" fo:font-style="normal" style:text-underline-style="solid" style:text-underline-width="auto" style:text-underline-color="font-color" fo:font-weight="normal" officeooo:rsid="0319772c" officeooo:paragraph-rsid="033fb8e6" fo:background-color="transparent" style:font-size-asian="11pt" style:font-size-complex="11pt"/>
    </style:style>
    <style:style style:name="P1270" style:family="paragraph" style:parent-style-name="Standard" style:list-style-name="L201">
      <style:text-properties fo:font-variant="normal" fo:text-transform="none" fo:color="#c9211e" style:font-name="Liberation Serif" fo:font-size="10.5pt" fo:letter-spacing="normal" fo:font-style="normal" style:text-underline-style="none" fo:font-weight="normal" officeooo:rsid="02af555b" officeooo:paragraph-rsid="02d3c4a8" fo:background-color="transparent" style:font-size-asian="10.5pt" style:font-size-complex="10.5pt"/>
    </style:style>
    <style:style style:name="P1271" style:family="paragraph" style:parent-style-name="Standard" style:list-style-name="L201">
      <style:text-properties fo:font-variant="normal" fo:text-transform="none" fo:color="#c9211e" style:font-name="Liberation Serif" fo:font-size="10.5pt" fo:letter-spacing="normal" fo:font-style="normal" style:text-underline-style="none" fo:font-weight="normal" officeooo:rsid="02de0959" officeooo:paragraph-rsid="02de0959" fo:background-color="transparent" style:font-size-asian="10.5pt" style:font-size-complex="10.5pt"/>
    </style:style>
    <style:style style:name="P1272" style:family="paragraph" style:parent-style-name="Standard" style:list-style-name="L300">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19d8cc4" officeooo:paragraph-rsid="019d8cc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273" style:family="paragraph" style:parent-style-name="Standard" style:list-style-name="L300">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1ac91d4" officeooo:paragraph-rsid="01ac91d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274" style:family="paragraph" style:parent-style-name="Standard" style:list-style-name="L17">
      <style:text-properties officeooo:paragraph-rsid="00696b43"/>
    </style:style>
    <style:style style:name="P1275" style:family="paragraph" style:parent-style-name="Standard" style:list-style-name="L30">
      <style:text-properties officeooo:rsid="007ac4b3" officeooo:paragraph-rsid="007ac4b3"/>
    </style:style>
    <style:style style:name="P1276" style:family="paragraph" style:parent-style-name="Standard" style:list-style-name="L31">
      <style:text-properties officeooo:paragraph-rsid="00726cd2"/>
    </style:style>
    <style:style style:name="P1277" style:family="paragraph" style:parent-style-name="Standard" style:list-style-name="L47">
      <style:text-properties officeooo:paragraph-rsid="00c92de4"/>
    </style:style>
    <style:style style:name="P1278" style:family="paragraph" style:parent-style-name="Standard" style:list-style-name="L47">
      <style:text-properties officeooo:paragraph-rsid="00be9769"/>
    </style:style>
    <style:style style:name="P1279" style:family="paragraph" style:parent-style-name="Standard" style:list-style-name="L48">
      <style:text-properties officeooo:paragraph-rsid="00c04b69"/>
    </style:style>
    <style:style style:name="P1280" style:family="paragraph" style:parent-style-name="Standard" style:list-style-name="L48">
      <style:text-properties officeooo:rsid="00c66054" officeooo:paragraph-rsid="00c66054"/>
    </style:style>
    <style:style style:name="P1281" style:family="paragraph" style:parent-style-name="Standard" style:list-style-name="L55">
      <style:text-properties officeooo:rsid="00e62a39" officeooo:paragraph-rsid="00e62a39"/>
    </style:style>
    <style:style style:name="P1282" style:family="paragraph" style:parent-style-name="Standard" style:list-style-name="L59">
      <style:text-properties officeooo:rsid="00fda024" officeooo:paragraph-rsid="00fecde9"/>
    </style:style>
    <style:style style:name="P1283" style:family="paragraph" style:parent-style-name="Standard" style:list-style-name="L69">
      <style:text-properties officeooo:rsid="00fda024" officeooo:paragraph-rsid="01254448"/>
    </style:style>
    <style:style style:name="P1284" style:family="paragraph" style:parent-style-name="Standard" style:list-style-name="L62">
      <style:text-properties officeooo:rsid="01046da9" officeooo:paragraph-rsid="01046da9"/>
    </style:style>
    <style:style style:name="P1285" style:family="paragraph" style:parent-style-name="Standard" style:list-style-name="L64">
      <style:text-properties officeooo:rsid="010a4f58" officeooo:paragraph-rsid="010a4f58"/>
    </style:style>
    <style:style style:name="P1286" style:family="paragraph" style:parent-style-name="Standard" style:list-style-name="L68">
      <style:text-properties officeooo:paragraph-rsid="0132c755"/>
    </style:style>
    <style:style style:name="P1287" style:family="paragraph" style:parent-style-name="Standard" style:list-style-name="L68">
      <style:text-properties officeooo:rsid="0132c755" officeooo:paragraph-rsid="0132c755"/>
    </style:style>
    <style:style style:name="P1288" style:family="paragraph" style:parent-style-name="Standard" style:list-style-name="L74">
      <style:text-properties officeooo:paragraph-rsid="01660a5a"/>
    </style:style>
    <style:style style:name="P1289" style:family="paragraph" style:parent-style-name="Standard" style:list-style-name="L84">
      <style:text-properties officeooo:rsid="01744290" officeooo:paragraph-rsid="01744290"/>
    </style:style>
    <style:style style:name="P1290" style:family="paragraph" style:parent-style-name="Standard" style:list-style-name="L85">
      <style:text-properties officeooo:paragraph-rsid="0177d240"/>
    </style:style>
    <style:style style:name="P1291" style:family="paragraph" style:parent-style-name="Standard" style:list-style-name="L86">
      <style:text-properties officeooo:rsid="037bcf6f" officeooo:paragraph-rsid="037bcf6f"/>
    </style:style>
    <style:style style:name="P1292" style:family="paragraph" style:parent-style-name="Standard" style:list-style-name="L88">
      <style:text-properties officeooo:paragraph-rsid="017c300d"/>
    </style:style>
    <style:style style:name="P1293" style:family="paragraph" style:parent-style-name="Standard" style:list-style-name="L100">
      <style:text-properties officeooo:rsid="01964120" officeooo:paragraph-rsid="01964120"/>
    </style:style>
    <style:style style:name="P1294" style:family="paragraph" style:parent-style-name="Standard" style:list-style-name="L100">
      <style:text-properties officeooo:rsid="0198639a" officeooo:paragraph-rsid="0198639a"/>
    </style:style>
    <style:style style:name="P1295" style:family="paragraph" style:parent-style-name="Standard" style:list-style-name="L106">
      <style:text-properties officeooo:paragraph-rsid="018d5153"/>
    </style:style>
    <style:style style:name="P1296" style:family="paragraph" style:parent-style-name="Standard" style:list-style-name="L109">
      <style:text-properties officeooo:paragraph-rsid="0389768c"/>
    </style:style>
    <style:style style:name="P1297" style:family="paragraph" style:parent-style-name="Standard" style:list-style-name="L114">
      <style:text-properties officeooo:rsid="01a6cc7b" officeooo:paragraph-rsid="01a6cc7b"/>
    </style:style>
    <style:style style:name="P1298" style:family="paragraph" style:parent-style-name="Standard" style:list-style-name="L129">
      <style:text-properties officeooo:paragraph-rsid="01de19d5"/>
    </style:style>
    <style:style style:name="P1299" style:family="paragraph" style:parent-style-name="Standard" style:list-style-name="L132">
      <style:text-properties officeooo:paragraph-rsid="01ecc959"/>
    </style:style>
    <style:style style:name="P1300" style:family="paragraph" style:parent-style-name="Standard" style:list-style-name="L132">
      <style:text-properties officeooo:rsid="01e5394e" officeooo:paragraph-rsid="01e96764"/>
    </style:style>
    <style:style style:name="P1301" style:family="paragraph" style:parent-style-name="Standard" style:list-style-name="L132">
      <style:text-properties officeooo:rsid="01f3c8c8" officeooo:paragraph-rsid="01f3c8c8"/>
    </style:style>
    <style:style style:name="P1302" style:family="paragraph" style:parent-style-name="Standard" style:list-style-name="L135">
      <style:text-properties officeooo:rsid="01f6c06d" officeooo:paragraph-rsid="01f6c06d"/>
    </style:style>
    <style:style style:name="P1303" style:family="paragraph" style:parent-style-name="Standard" style:list-style-name="L142">
      <style:text-properties officeooo:rsid="022c52d0" officeooo:paragraph-rsid="022c52d0"/>
    </style:style>
    <style:style style:name="P1304" style:family="paragraph" style:parent-style-name="Standard" style:list-style-name="L143">
      <style:text-properties officeooo:paragraph-rsid="02194d7a"/>
    </style:style>
    <style:style style:name="P1305" style:family="paragraph" style:parent-style-name="Standard" style:list-style-name="L148">
      <style:text-properties officeooo:paragraph-rsid="020ac205"/>
    </style:style>
    <style:style style:name="P1306" style:family="paragraph" style:parent-style-name="Standard" style:list-style-name="L148">
      <style:text-properties officeooo:rsid="0214de1f" officeooo:paragraph-rsid="0214de1f"/>
    </style:style>
    <style:style style:name="P1307" style:family="paragraph" style:parent-style-name="Standard" style:list-style-name="L149">
      <style:text-properties officeooo:paragraph-rsid="020fab2a"/>
    </style:style>
    <style:style style:name="P1308" style:family="paragraph" style:parent-style-name="Standard" style:list-style-name="L149">
      <style:text-properties officeooo:paragraph-rsid="02129e70"/>
    </style:style>
    <style:style style:name="P1309" style:family="paragraph" style:parent-style-name="Standard" style:list-style-name="L149">
      <style:text-properties officeooo:rsid="0210a586" officeooo:paragraph-rsid="0210a586"/>
    </style:style>
    <style:style style:name="P1310" style:family="paragraph" style:parent-style-name="Standard" style:list-style-name="L149">
      <style:text-properties officeooo:rsid="02252da5" officeooo:paragraph-rsid="02252da5"/>
    </style:style>
    <style:style style:name="P1311" style:family="paragraph" style:parent-style-name="Standard" style:list-style-name="L150">
      <style:text-properties officeooo:rsid="02339be6" officeooo:paragraph-rsid="02339be6"/>
    </style:style>
    <style:style style:name="P1312" style:family="paragraph" style:parent-style-name="Standard" style:list-style-name="L152">
      <style:text-properties officeooo:rsid="0231d83d" officeooo:paragraph-rsid="0231d83d"/>
    </style:style>
    <style:style style:name="P1313" style:family="paragraph" style:parent-style-name="Standard" style:list-style-name="L153">
      <style:text-properties officeooo:paragraph-rsid="024ebb5f"/>
    </style:style>
    <style:style style:name="P1314" style:family="paragraph" style:parent-style-name="Standard" style:list-style-name="L157">
      <style:text-properties officeooo:rsid="0241eb1b" officeooo:paragraph-rsid="0246647a"/>
    </style:style>
    <style:style style:name="P1315" style:family="paragraph" style:parent-style-name="Standard" style:list-style-name="L157">
      <style:text-properties officeooo:rsid="02443ed6" officeooo:paragraph-rsid="02443ed6"/>
    </style:style>
    <style:style style:name="P1316" style:family="paragraph" style:parent-style-name="Standard" style:list-style-name="L166">
      <style:text-properties officeooo:paragraph-rsid="025c9919"/>
    </style:style>
    <style:style style:name="P1317" style:family="paragraph" style:parent-style-name="Standard" style:list-style-name="L166">
      <style:text-properties officeooo:paragraph-rsid="025d139e"/>
    </style:style>
    <style:style style:name="P1318" style:family="paragraph" style:parent-style-name="Standard" style:list-style-name="L170">
      <style:text-properties officeooo:paragraph-rsid="0284562b"/>
    </style:style>
    <style:style style:name="P1319" style:family="paragraph" style:parent-style-name="Standard" style:list-style-name="L172">
      <style:text-properties officeooo:paragraph-rsid="027abe85"/>
    </style:style>
    <style:style style:name="P1320" style:family="paragraph" style:parent-style-name="Standard" style:list-style-name="L172">
      <style:text-properties officeooo:paragraph-rsid="0286e427"/>
    </style:style>
    <style:style style:name="P1321" style:family="paragraph" style:parent-style-name="Standard" style:list-style-name="L172">
      <style:text-properties officeooo:rsid="027d5ad4" officeooo:paragraph-rsid="027d5ad4"/>
    </style:style>
    <style:style style:name="P1322" style:family="paragraph" style:parent-style-name="Standard" style:list-style-name="L172">
      <style:text-properties officeooo:rsid="028a1214" officeooo:paragraph-rsid="028a1214"/>
    </style:style>
    <style:style style:name="P1323" style:family="paragraph" style:parent-style-name="Standard" style:list-style-name="L173">
      <style:text-properties officeooo:paragraph-rsid="02849262"/>
    </style:style>
    <style:style style:name="P1324" style:family="paragraph" style:parent-style-name="Standard" style:list-style-name="L173">
      <style:text-properties officeooo:rsid="02913e9b" officeooo:paragraph-rsid="02913e9b"/>
    </style:style>
    <style:style style:name="P1325" style:family="paragraph" style:parent-style-name="Standard" style:list-style-name="L174">
      <style:text-properties officeooo:rsid="027ebf5d" officeooo:paragraph-rsid="027ebf5d"/>
    </style:style>
    <style:style style:name="P1326" style:family="paragraph" style:parent-style-name="Standard" style:list-style-name="L174">
      <style:text-properties officeooo:rsid="0286a7bc" officeooo:paragraph-rsid="0286a7bc"/>
    </style:style>
    <style:style style:name="P1327" style:family="paragraph" style:parent-style-name="Standard" style:list-style-name="L175">
      <style:text-properties officeooo:paragraph-rsid="028a63be"/>
    </style:style>
    <style:style style:name="P1328" style:family="paragraph" style:parent-style-name="Standard" style:list-style-name="L175">
      <style:text-properties officeooo:rsid="028a63be" officeooo:paragraph-rsid="028a63be"/>
    </style:style>
    <style:style style:name="P1329" style:family="paragraph" style:parent-style-name="Standard" style:list-style-name="L175">
      <style:text-properties officeooo:rsid="027abe85" officeooo:paragraph-rsid="027abe85"/>
    </style:style>
    <style:style style:name="P1330" style:family="paragraph" style:parent-style-name="Standard" style:list-style-name="L177">
      <style:text-properties officeooo:paragraph-rsid="029bb7a2"/>
    </style:style>
    <style:style style:name="P1331" style:family="paragraph" style:parent-style-name="Standard" style:list-style-name="L180">
      <style:text-properties officeooo:paragraph-rsid="02a1a09a"/>
    </style:style>
    <style:style style:name="P1332" style:family="paragraph" style:parent-style-name="Standard" style:list-style-name="L180">
      <style:text-properties officeooo:rsid="02a1a09a" officeooo:paragraph-rsid="02a1a09a"/>
    </style:style>
    <style:style style:name="P1333" style:family="paragraph" style:parent-style-name="Standard" style:list-style-name="L182">
      <style:text-properties officeooo:rsid="02a37cd4" officeooo:paragraph-rsid="02a37cd4"/>
    </style:style>
    <style:style style:name="P1334" style:family="paragraph" style:parent-style-name="Standard" style:list-style-name="L182">
      <style:text-properties officeooo:rsid="02a7b2c8" officeooo:paragraph-rsid="02a7b2c8"/>
    </style:style>
    <style:style style:name="P1335" style:family="paragraph" style:parent-style-name="Standard" style:list-style-name="L182">
      <style:text-properties officeooo:rsid="02a56d00" officeooo:paragraph-rsid="02a56d00"/>
    </style:style>
    <style:style style:name="P1336" style:family="paragraph" style:parent-style-name="Standard" style:list-style-name="L188">
      <style:text-properties officeooo:paragraph-rsid="02b65170"/>
    </style:style>
    <style:style style:name="P1337" style:family="paragraph" style:parent-style-name="Standard" style:list-style-name="L188">
      <style:text-properties officeooo:rsid="02bbba65" officeooo:paragraph-rsid="02bbba65"/>
    </style:style>
    <style:style style:name="P1338" style:family="paragraph" style:parent-style-name="Standard" style:list-style-name="L188">
      <style:text-properties officeooo:rsid="02b7b8e0" officeooo:paragraph-rsid="02b7b8e0"/>
    </style:style>
    <style:style style:name="P1339" style:family="paragraph" style:parent-style-name="Standard" style:list-style-name="L189">
      <style:text-properties officeooo:paragraph-rsid="02b65170"/>
    </style:style>
    <style:style style:name="P1340" style:family="paragraph" style:parent-style-name="Standard" style:list-style-name="L189">
      <style:text-properties officeooo:rsid="02b769a3" officeooo:paragraph-rsid="02b769a3"/>
    </style:style>
    <style:style style:name="P1341" style:family="paragraph" style:parent-style-name="Standard" style:list-style-name="L191">
      <style:text-properties officeooo:paragraph-rsid="02b35632"/>
    </style:style>
    <style:style style:name="P1342" style:family="paragraph" style:parent-style-name="Standard" style:list-style-name="L194">
      <style:text-properties officeooo:paragraph-rsid="02c6ecf2"/>
    </style:style>
    <style:style style:name="P1343" style:family="paragraph" style:parent-style-name="Standard" style:list-style-name="L200">
      <style:text-properties officeooo:paragraph-rsid="02c85842"/>
    </style:style>
    <style:style style:name="P1344" style:family="paragraph" style:parent-style-name="Standard" style:list-style-name="L200">
      <style:text-properties officeooo:rsid="02cc3848" officeooo:paragraph-rsid="02cc3848"/>
    </style:style>
    <style:style style:name="P1345" style:family="paragraph" style:parent-style-name="Standard" style:list-style-name="L202">
      <style:text-properties officeooo:rsid="02d8f499" officeooo:paragraph-rsid="02d8f499"/>
    </style:style>
    <style:style style:name="P1346" style:family="paragraph" style:parent-style-name="Standard" style:list-style-name="L212">
      <style:text-properties officeooo:rsid="02f6af3b" officeooo:paragraph-rsid="02f6af3b"/>
    </style:style>
    <style:style style:name="P1347" style:family="paragraph" style:parent-style-name="Standard" style:list-style-name="L212">
      <style:text-properties officeooo:rsid="02f6e3b5" officeooo:paragraph-rsid="02f6e3b5"/>
    </style:style>
    <style:style style:name="P1348" style:family="paragraph" style:parent-style-name="Standard" style:list-style-name="L214">
      <style:text-properties officeooo:paragraph-rsid="02f3c321"/>
    </style:style>
    <style:style style:name="P1349" style:family="paragraph" style:parent-style-name="Standard" style:list-style-name="L214">
      <style:text-properties officeooo:rsid="02f4d4f3" officeooo:paragraph-rsid="02f4d4f3"/>
    </style:style>
    <style:style style:name="P1350" style:family="paragraph" style:parent-style-name="Standard" style:list-style-name="L224">
      <style:text-properties officeooo:paragraph-rsid="0365d539"/>
    </style:style>
    <style:style style:name="P1351" style:family="paragraph" style:parent-style-name="Standard" style:list-style-name="L224">
      <style:text-properties officeooo:paragraph-rsid="036c823a"/>
    </style:style>
    <style:style style:name="P1352" style:family="paragraph" style:parent-style-name="Standard" style:list-style-name="L228">
      <style:text-properties officeooo:paragraph-rsid="037e402b"/>
    </style:style>
    <style:style style:name="P1353" style:family="paragraph" style:parent-style-name="Standard" style:list-style-name="L231">
      <style:text-properties officeooo:rsid="0372ab5e" officeooo:paragraph-rsid="0372ab5e"/>
    </style:style>
    <style:style style:name="P1354" style:family="paragraph" style:parent-style-name="Standard" style:list-style-name="L232">
      <style:text-properties officeooo:paragraph-rsid="0355c310"/>
    </style:style>
    <style:style style:name="P1355" style:family="paragraph" style:parent-style-name="Standard" style:list-style-name="L232">
      <style:text-properties officeooo:rsid="0362985c" officeooo:paragraph-rsid="0362985c"/>
    </style:style>
    <style:style style:name="P1356" style:family="paragraph" style:parent-style-name="Standard" style:list-style-name="L232">
      <style:text-properties officeooo:rsid="03574bc1" officeooo:paragraph-rsid="03574bc1"/>
    </style:style>
    <style:style style:name="P1357" style:family="paragraph" style:parent-style-name="Standard" style:list-style-name="L232">
      <style:text-properties officeooo:rsid="03574bc1" officeooo:paragraph-rsid="03641e28"/>
    </style:style>
    <style:style style:name="P1358" style:family="paragraph" style:parent-style-name="Standard" style:list-style-name="L232">
      <style:text-properties officeooo:rsid="03591611" officeooo:paragraph-rsid="03591611"/>
    </style:style>
    <style:style style:name="P1359" style:family="paragraph" style:parent-style-name="Standard" style:list-style-name="L236">
      <style:text-properties officeooo:paragraph-rsid="03413065"/>
    </style:style>
    <style:style style:name="P1360" style:family="paragraph" style:parent-style-name="Standard" style:list-style-name="L237">
      <style:text-properties officeooo:paragraph-rsid="033d80e2"/>
    </style:style>
    <style:style style:name="P1361" style:family="paragraph" style:parent-style-name="Standard" style:list-style-name="L240">
      <style:text-properties officeooo:rsid="031dce75" officeooo:paragraph-rsid="03936e12"/>
    </style:style>
    <style:style style:name="P1362" style:family="paragraph" style:parent-style-name="Standard" style:list-style-name="L244">
      <style:text-properties officeooo:paragraph-rsid="03936e12"/>
    </style:style>
    <style:style style:name="P1363" style:family="paragraph" style:parent-style-name="Standard" style:list-style-name="L244">
      <style:text-properties officeooo:rsid="032c81e1" officeooo:paragraph-rsid="03936e12"/>
    </style:style>
    <style:style style:name="P1364" style:family="paragraph" style:parent-style-name="Standard" style:list-style-name="L244">
      <style:text-properties officeooo:rsid="000a6451" officeooo:paragraph-rsid="03936e12"/>
    </style:style>
    <style:style style:name="P1365" style:family="paragraph" style:parent-style-name="Standard" style:list-style-name="L246">
      <style:text-properties officeooo:paragraph-rsid="03936e12"/>
    </style:style>
    <style:style style:name="P1366" style:family="paragraph" style:parent-style-name="Standard" style:list-style-name="L249">
      <style:text-properties officeooo:paragraph-rsid="03936e12"/>
    </style:style>
    <style:style style:name="P1367" style:family="paragraph" style:parent-style-name="Standard" style:list-style-name="L249">
      <style:text-properties officeooo:rsid="002c13de" officeooo:paragraph-rsid="03936e12"/>
    </style:style>
    <style:style style:name="P1368" style:family="paragraph" style:parent-style-name="Standard" style:list-style-name="L260">
      <style:text-properties officeooo:paragraph-rsid="03a177d8"/>
    </style:style>
    <style:style style:name="P1369" style:family="paragraph" style:parent-style-name="Standard" style:list-style-name="L261">
      <style:text-properties officeooo:rsid="03a4d545" officeooo:paragraph-rsid="03a4d545"/>
    </style:style>
    <style:style style:name="P1370" style:family="paragraph" style:parent-style-name="Standard" style:list-style-name="L261">
      <style:text-properties officeooo:rsid="03a5b839" officeooo:paragraph-rsid="03a5b839"/>
    </style:style>
    <style:style style:name="P1371" style:family="paragraph" style:parent-style-name="Standard" style:list-style-name="L266">
      <style:text-properties officeooo:rsid="03b4f67b" officeooo:paragraph-rsid="03b4f67b"/>
    </style:style>
    <style:style style:name="P1372" style:family="paragraph" style:parent-style-name="Standard" style:list-style-name="L269">
      <style:text-properties officeooo:rsid="03bb1a57" officeooo:paragraph-rsid="03bb1a57"/>
    </style:style>
    <style:style style:name="P1373" style:family="paragraph" style:parent-style-name="Standard" style:list-style-name="L269">
      <style:text-properties officeooo:rsid="03bca00b" officeooo:paragraph-rsid="03bca00b"/>
    </style:style>
    <style:style style:name="P1374" style:family="paragraph" style:parent-style-name="Standard" style:list-style-name="L270">
      <style:text-properties officeooo:rsid="03bf8ddf" officeooo:paragraph-rsid="03bf8ddf"/>
    </style:style>
    <style:style style:name="P1375" style:family="paragraph" style:parent-style-name="Standard" style:list-style-name="L276">
      <style:text-properties officeooo:paragraph-rsid="03cbe623"/>
    </style:style>
    <style:style style:name="P1376" style:family="paragraph" style:parent-style-name="Standard" style:list-style-name="L283">
      <style:text-properties officeooo:rsid="03e1fd9c" officeooo:paragraph-rsid="03e1fd9c"/>
    </style:style>
    <style:style style:name="P1377" style:family="paragraph" style:parent-style-name="Standard" style:list-style-name="L289">
      <style:text-properties officeooo:paragraph-rsid="0336c57f"/>
    </style:style>
    <style:style style:name="P1378" style:family="paragraph" style:parent-style-name="Standard" style:list-style-name="L289">
      <style:text-properties officeooo:rsid="0336c57f" officeooo:paragraph-rsid="0336c57f"/>
    </style:style>
    <style:style style:name="P1379" style:family="paragraph" style:parent-style-name="Standard" style:list-style-name="L291">
      <style:text-properties officeooo:rsid="017bba56" officeooo:paragraph-rsid="017bba56"/>
    </style:style>
    <style:style style:name="P1380" style:family="paragraph" style:parent-style-name="Standard" style:list-style-name="L292">
      <style:paragraph-properties fo:line-height="100%" fo:text-align="start" style:justify-single-word="false"/>
      <style:text-properties fo:font-size="12pt" officeooo:paragraph-rsid="00cf0f91" style:font-size-asian="12pt" style:font-size-complex="12pt"/>
    </style:style>
    <style:style style:name="P1381" style:family="paragraph" style:parent-style-name="Standard" style:list-style-name="L300">
      <style:paragraph-properties fo:line-height="100%" fo:text-align="start" style:justify-single-word="false"/>
      <style:text-properties officeooo:rsid="01ac91d4" officeooo:paragraph-rsid="01ac91d4"/>
    </style:style>
    <style:style style:name="P1382" style:family="paragraph" style:parent-style-name="Text_20_body" style:list-style-name="L293">
      <style:paragraph-properties fo:margin-top="0cm" fo:margin-bottom="0cm" loext:contextual-spacing="false" style:line-height-at-least="0.423cm" fo:orphans="2" fo:widows="2" fo:padding="0cm" fo:border="none"/>
      <style:text-properties fo:font-variant="normal" fo:text-transform="none" fo:color="#202124" style:font-name="dejavu sans mono" fo:font-size="8.25pt" fo:letter-spacing="normal" fo:font-style="normal" fo:font-weight="normal"/>
    </style:style>
    <style:style style:name="P1383" style:family="paragraph" style:parent-style-name="Text_20_body" style:list-style-name="L294">
      <style:paragraph-properties fo:margin-top="0cm" fo:margin-bottom="0cm" loext:contextual-spacing="false" style:line-height-at-least="0.423cm" fo:orphans="2" fo:widows="2" fo:padding="0cm" fo:border="none"/>
      <style:text-properties fo:font-variant="normal" fo:text-transform="none" style:font-name="dejavu sans mono" fo:font-size="8.25pt" fo:letter-spacing="normal" fo:font-style="normal" fo:font-weight="normal"/>
    </style:style>
    <style:style style:name="P1384" style:family="paragraph" style:parent-style-name="Text_20_body" style:list-style-name="L295">
      <style:paragraph-properties fo:margin-top="0cm" fo:margin-bottom="0cm" loext:contextual-spacing="false" style:line-height-at-least="0.423cm" fo:orphans="2" fo:widows="2" fo:padding="0cm" fo:border="none"/>
      <style:text-properties fo:font-variant="normal" fo:text-transform="none" style:font-name="dejavu sans mono" fo:font-size="8.25pt" fo:letter-spacing="normal" fo:font-style="normal" fo:font-weight="normal"/>
    </style:style>
    <style:style style:name="P1385" style:family="paragraph" style:parent-style-name="Text_20_body" style:list-style-name="L293">
      <style:paragraph-properties style:line-height-at-least="0.423cm" fo:orphans="2" fo:widows="2" fo:padding="0cm" fo:border="none"/>
      <style:text-properties fo:font-variant="normal" fo:text-transform="none" fo:color="#202124" style:font-name="dejavu sans mono" fo:font-size="8.25pt" fo:letter-spacing="normal" fo:font-style="normal" fo:font-weight="normal"/>
    </style:style>
    <style:style style:name="P1386" style:family="paragraph" style:parent-style-name="Text_20_body" style:list-style-name="L296">
      <style:paragraph-properties fo:margin-left="0.635cm" fo:margin-right="0cm" fo:margin-top="0cm" fo:margin-bottom="0cm" loext:contextual-spacing="false" fo:line-height="120%" fo:orphans="2" fo:widows="2" fo:text-indent="0cm" style:auto-text-indent="false" fo:padding="0cm" fo:border="none"/>
      <style:text-properties fo:font-variant="normal" fo:text-transform="none" fo:color="#303942" style:font-name="var source-code-font-family" fo:font-size="8.25pt" fo:letter-spacing="normal" fo:font-style="italic" fo:font-weight="normal" loext:padding="0cm" loext:border="none"/>
    </style:style>
    <style:style style:name="P1387" style:family="paragraph" style:parent-style-name="Text_20_body" style:list-style-name="L297">
      <style:paragraph-properties fo:margin-left="0.635cm" fo:margin-right="0cm" fo:margin-top="0cm" fo:margin-bottom="0cm" loext:contextual-spacing="false" style:line-height-at-least="0.423cm" fo:orphans="2" fo:widows="2" fo:text-indent="0cm" style:auto-text-indent="false" fo:padding="0cm" fo:border="none"/>
      <style:text-properties fo:font-variant="normal" fo:text-transform="none" fo:color="#303942" style:font-name="var source-code-font-family" fo:font-size="8.25pt" fo:letter-spacing="normal" fo:font-style="normal" fo:font-weight="normal" loext:padding="0cm" loext:border="none"/>
    </style:style>
    <style:style style:name="P1388" style:family="paragraph" style:parent-style-name="Text_20_body" style:list-style-name="L297">
      <style:paragraph-properties fo:margin-left="0.794cm" fo:margin-right="0.159cm" fo:margin-top="0cm" fo:margin-bottom="0cm" loext:contextual-spacing="false" fo:line-height="120%" fo:orphans="2" fo:widows="2" fo:text-indent="0cm" style:auto-text-indent="false" fo:padding="0cm" fo:border="none"/>
      <style:text-properties fo:font-variant="normal" fo:text-transform="none" fo:color="#303942" style:font-name="var source-code-font-family" fo:font-size="8.25pt" fo:letter-spacing="normal" fo:font-style="italic" fo:font-weight="normal" loext:padding="0cm" loext:border="none"/>
    </style:style>
    <style:style style:name="T1" style:family="text">
      <style:text-properties officeooo:rsid="00048d2f"/>
    </style:style>
    <style:style style:name="T2" style:family="text">
      <style:text-properties fo:color="#c9211e"/>
    </style:style>
    <style:style style:name="T3" style:family="text">
      <style:text-properties fo:color="#c9211e" style:text-underline-style="none"/>
    </style:style>
    <style:style style:name="T4" style:family="text">
      <style:text-properties fo:color="#c9211e" style:text-underline-style="none" officeooo:rsid="00053c45"/>
    </style:style>
    <style:style style:name="T5" style:family="text">
      <style:text-properties fo:color="#c9211e" style:text-underline-style="none" officeooo:rsid="0007a2aa"/>
    </style:style>
    <style:style style:name="T6" style:family="text">
      <style:text-properties fo:color="#c9211e" style:text-underline-style="none" officeooo:rsid="00095fba"/>
    </style:style>
    <style:style style:name="T7" style:family="text">
      <style:text-properties fo:color="#c9211e" style:text-underline-style="none" officeooo:rsid="000cda47"/>
    </style:style>
    <style:style style:name="T8" style:family="text">
      <style:text-properties fo:color="#c9211e" style:text-underline-style="none" officeooo:rsid="000ded40"/>
    </style:style>
    <style:style style:name="T9" style:family="text">
      <style:text-properties fo:color="#c9211e" style:text-underline-style="none" officeooo:rsid="000f2279"/>
    </style:style>
    <style:style style:name="T10" style:family="text">
      <style:text-properties fo:color="#c9211e" style:text-underline-style="none" officeooo:rsid="00179225"/>
    </style:style>
    <style:style style:name="T11" style:family="text">
      <style:text-properties fo:color="#c9211e" style:text-underline-style="none" officeooo:rsid="00a0db07"/>
    </style:style>
    <style:style style:name="T12" style:family="text">
      <style:text-properties fo:color="#c9211e" style:text-underline-style="none" officeooo:rsid="013ba0d3"/>
    </style:style>
    <style:style style:name="T13" style:family="text">
      <style:text-properties fo:color="#c9211e" officeooo:rsid="00053c45"/>
    </style:style>
    <style:style style:name="T14" style:family="text">
      <style:text-properties fo:color="#c9211e" officeooo:rsid="0011cf1e"/>
    </style:style>
    <style:style style:name="T15" style:family="text">
      <style:text-properties fo:color="#c9211e" officeooo:rsid="0014d0ee"/>
    </style:style>
    <style:style style:name="T16" style:family="text">
      <style:text-properties fo:color="#c9211e" officeooo:rsid="00108e12"/>
    </style:style>
    <style:style style:name="T17" style:family="text">
      <style:text-properties fo:color="#c9211e" fo:font-size="11pt" style:text-underline-style="none" style:font-size-asian="11pt" style:font-size-complex="11pt"/>
    </style:style>
    <style:style style:name="T18" style:family="text">
      <style:text-properties fo:color="#c9211e" fo:font-size="11pt" style:text-underline-style="none" officeooo:rsid="00231741" style:font-size-asian="11pt" style:font-size-complex="11pt"/>
    </style:style>
    <style:style style:name="T19" style:family="text">
      <style:text-properties fo:color="#c9211e" fo:font-size="11pt" style:text-underline-style="none" officeooo:rsid="00251109" style:font-size-asian="11pt" style:font-size-complex="11pt"/>
    </style:style>
    <style:style style:name="T20" style:family="text">
      <style:text-properties fo:color="#c9211e" fo:font-size="11pt" style:text-underline-style="none" officeooo:rsid="00251eed" style:font-size-asian="11pt" style:font-size-complex="11pt"/>
    </style:style>
    <style:style style:name="T21" style:family="text">
      <style:text-properties fo:color="#c9211e" fo:font-size="11pt" style:text-underline-style="none" officeooo:rsid="00299fbc" style:font-size-asian="11pt" style:font-size-complex="11pt"/>
    </style:style>
    <style:style style:name="T22" style:family="text">
      <style:text-properties fo:color="#c9211e" fo:font-size="11pt" style:text-underline-style="none" officeooo:rsid="0029ffeb" style:font-size-asian="11pt" style:font-size-complex="11pt"/>
    </style:style>
    <style:style style:name="T23" style:family="text">
      <style:text-properties fo:color="#c9211e" fo:font-size="11pt" style:text-underline-style="none" officeooo:rsid="0049efef" style:font-size-asian="11pt" style:font-size-complex="11pt"/>
    </style:style>
    <style:style style:name="T24" style:family="text">
      <style:text-properties fo:color="#c9211e" fo:font-size="11pt" style:text-underline-style="none" officeooo:rsid="004cb821" style:font-size-asian="11pt" style:font-size-complex="11pt"/>
    </style:style>
    <style:style style:name="T25" style:family="text">
      <style:text-properties fo:color="#c9211e" fo:font-size="11pt" style:text-underline-style="none" officeooo:rsid="0143ce86" style:font-size-asian="11pt" style:font-size-complex="11pt"/>
    </style:style>
    <style:style style:name="T26" style:family="text">
      <style:text-properties officeooo:rsid="00053c45"/>
    </style:style>
    <style:style style:name="T27" style:family="text">
      <style:text-properties officeooo:rsid="0016cd07"/>
    </style:style>
    <style:style style:name="T28" style:family="text">
      <style:text-properties fo:color="#000000" fo:font-size="11pt" style:text-underline-style="none" style:font-size-asian="11pt" style:font-size-complex="11pt"/>
    </style:style>
    <style:style style:name="T29" style:family="text">
      <style:text-properties fo:color="#000000" fo:font-size="11pt" style:text-underline-style="none" officeooo:rsid="001b5d94" style:font-size-asian="11pt" style:font-size-complex="11pt"/>
    </style:style>
    <style:style style:name="T30" style:family="text">
      <style:text-properties fo:color="#000000" style:font-name="Liberation Serif" style:text-underline-style="none" fo:font-weight="normal" fo:background-color="transparent" loext:char-shading-value="0" style:font-name-asian="Liberation Serif1" style:font-name-complex="Liberation Serif1"/>
    </style:style>
    <style:style style:name="T31" style:family="text">
      <style:text-properties fo:color="#000000" style:font-name="Liberation Serif" style:text-underline-style="none" fo:font-weight="normal" officeooo:rsid="06a71ff5" fo:background-color="transparent" loext:char-shading-value="0" style:font-name-asian="Liberation Serif1" style:font-name-complex="Liberation Serif1"/>
    </style:style>
    <style:style style:name="T32" style:family="text">
      <style:text-properties fo:color="#000000" style:font-name="Liberation Serif" style:text-underline-style="none" fo:font-weight="normal" officeooo:rsid="08e79a74" fo:background-color="transparent" loext:char-shading-value="0" style:font-name-asian="Liberation Serif1" style:font-name-complex="Liberation Serif1"/>
    </style:style>
    <style:style style:name="T33" style:family="text">
      <style:text-properties fo:color="#000000" style:font-name="Liberation Serif" style:text-underline-style="none" fo:font-weight="normal" officeooo:rsid="06ba67e8" fo:background-color="transparent" loext:char-shading-value="0" style:font-name-asian="Liberation Serif1" style:font-name-complex="Liberation Serif1"/>
    </style:style>
    <style:style style:name="T34" style:family="text">
      <style:text-properties fo:color="#000000" style:font-name="Liberation Serif" style:text-underline-style="none" fo:font-weight="normal" officeooo:rsid="05d8fd12" fo:background-color="transparent" loext:char-shading-value="0" style:font-name-asian="Liberation Serif1" style:font-name-complex="Liberation Serif1"/>
    </style:style>
    <style:style style:name="T35" style:family="text">
      <style:text-properties fo:color="#000000" style:font-name="Liberation Serif" fo:font-size="12pt" style:text-underline-style="none" fo:font-weight="normal" fo:background-color="transparent" loext:char-shading-value="0" style:font-name-asian="Liberation Serif1" style:font-size-asian="12pt" style:font-name-complex="Liberation Serif1" style:font-size-complex="12pt"/>
    </style:style>
    <style:style style:name="T36" style:family="text">
      <style:text-properties fo:color="#000000" style:font-name="Liberation Serif" fo:font-size="12pt" style:text-underline-style="none" fo:font-weight="normal" officeooo:rsid="06a71ff5" fo:background-color="transparent" loext:char-shading-value="0" style:font-name-asian="Liberation Serif1" style:font-size-asian="12pt" style:font-name-complex="Liberation Serif1" style:font-size-complex="12pt"/>
    </style:style>
    <style:style style:name="T37" style:family="text">
      <style:text-properties fo:color="#000000" style:font-name="Liberation Serif" fo:font-size="12pt" style:text-underline-style="none" fo:font-weight="normal" officeooo:rsid="06c1e627" fo:background-color="transparent" loext:char-shading-value="0" style:font-name-asian="Liberation Serif1" style:font-size-asian="12pt" style:font-name-complex="Liberation Serif1" style:font-size-complex="12pt"/>
    </style:style>
    <style:style style:name="T38" style:family="text">
      <style:text-properties fo:color="#000000" style:font-name="Liberation Serif" fo:font-size="12pt" style:text-underline-style="none" fo:font-weight="normal" officeooo:rsid="05d8fd12" fo:background-color="transparent" loext:char-shading-value="0" style:font-name-asian="Liberation Serif1" style:font-size-asian="12pt" style:font-name-complex="Liberation Serif1" style:font-size-complex="12pt"/>
    </style:style>
    <style:style style:name="T39" style:family="text">
      <style:text-properties fo:color="#000000" style:font-name="Liberation Serif" fo:font-size="12pt" style:text-underline-style="none" fo:font-weight="normal" officeooo:rsid="05ff8cd9" fo:background-color="transparent" loext:char-shading-value="0" style:font-name-asian="Liberation Serif1" style:font-size-asian="12pt" style:font-name-complex="Liberation Serif1" style:font-size-complex="12pt"/>
    </style:style>
    <style:style style:name="T40" style:family="text">
      <style:text-properties fo:color="#000000" style:font-name="Liberation Serif" fo:font-size="12pt" style:text-underline-style="none" fo:font-weight="normal" officeooo:rsid="05daf42a" fo:background-color="transparent" loext:char-shading-value="0" style:font-name-asian="Liberation Serif1" style:font-size-asian="12pt" style:font-name-complex="Liberation Serif1" style:font-size-complex="12pt"/>
    </style:style>
    <style:style style:name="T41" style:family="text">
      <style:text-properties fo:color="#000000" style:font-name="Liberation Serif" fo:font-size="11pt" style:text-underline-style="none" fo:font-weight="normal" officeooo:rsid="00d044ac" fo:background-color="transparent" loext:char-shading-value="0" style:font-name-asian="Liberation Serif1" style:font-size-asian="11pt" style:font-name-complex="Liberation Serif1" style:font-size-complex="11pt"/>
    </style:style>
    <style:style style:name="T42" style:family="text">
      <style:text-properties fo:color="#000000" style:font-name="Liberation Serif" fo:font-size="11pt" style:text-underline-style="none" fo:font-weight="normal" officeooo:rsid="011092b5" fo:background-color="transparent" loext:char-shading-value="0" style:font-name-asian="Liberation Serif1" style:font-size-asian="11pt" style:font-name-complex="Liberation Serif1" style:font-size-complex="11pt"/>
    </style:style>
    <style:style style:name="T43" style:family="text">
      <style:text-properties style:text-underline-style="none"/>
    </style:style>
    <style:style style:name="T44" style:family="text">
      <style:text-properties style:text-underline-style="none" officeooo:rsid="002c79d5"/>
    </style:style>
    <style:style style:name="T45" style:family="text">
      <style:text-properties fo:font-size="11pt" style:text-underline-style="none" style:font-size-asian="11pt" style:font-size-complex="11pt"/>
    </style:style>
    <style:style style:name="T46" style:family="text">
      <style:text-properties fo:font-size="11pt" style:text-underline-style="none" officeooo:rsid="001ef0e2" style:font-size-asian="11pt" style:font-size-complex="11pt"/>
    </style:style>
    <style:style style:name="T47" style:family="text">
      <style:text-properties fo:font-size="11pt" style:text-underline-style="none" officeooo:rsid="002185b4" style:font-size-asian="11pt" style:font-size-complex="11pt"/>
    </style:style>
    <style:style style:name="T48" style:family="text">
      <style:text-properties fo:font-size="11pt" style:text-underline-style="none" officeooo:rsid="00367368" style:font-size-asian="11pt" style:font-size-complex="11pt"/>
    </style:style>
    <style:style style:name="T49" style:family="text">
      <style:text-properties fo:font-size="11pt" style:text-underline-style="none" officeooo:rsid="003b703a" style:font-size-asian="11pt" style:font-size-complex="11pt"/>
    </style:style>
    <style:style style:name="T50" style:family="text">
      <style:text-properties fo:font-size="11pt" style:text-underline-style="none" officeooo:rsid="002e7621" style:font-size-asian="11pt" style:font-size-complex="11pt"/>
    </style:style>
    <style:style style:name="T51" style:family="text">
      <style:text-properties fo:font-size="11pt" style:text-underline-style="none" officeooo:rsid="003bfbc1" style:font-size-asian="11pt" style:font-size-complex="11pt"/>
    </style:style>
    <style:style style:name="T52" style:family="text">
      <style:text-properties fo:font-size="11pt" style:text-underline-style="none" officeooo:rsid="00337d93" style:font-size-asian="11pt" style:font-size-complex="11pt"/>
    </style:style>
    <style:style style:name="T53" style:family="text">
      <style:text-properties fo:font-size="11pt" style:text-underline-style="none" officeooo:rsid="0035536b" style:font-size-asian="11pt" style:font-size-complex="11pt"/>
    </style:style>
    <style:style style:name="T54" style:family="text">
      <style:text-properties fo:font-size="11pt" style:text-underline-style="none" officeooo:rsid="003d086d" style:font-size-asian="11pt" style:font-size-complex="11pt"/>
    </style:style>
    <style:style style:name="T55" style:family="text">
      <style:text-properties fo:font-size="11pt" style:text-underline-style="none" officeooo:rsid="00258c17" style:font-size-asian="11pt" style:font-size-complex="11pt"/>
    </style:style>
    <style:style style:name="T56" style:family="text">
      <style:text-properties fo:font-size="11pt" style:text-underline-style="none" officeooo:rsid="00269086" style:font-size-asian="11pt" style:font-size-complex="11pt"/>
    </style:style>
    <style:style style:name="T57" style:family="text">
      <style:text-properties fo:font-size="11pt" style:text-underline-style="none" officeooo:rsid="00394d81" style:font-size-asian="11pt" style:font-size-complex="11pt"/>
    </style:style>
    <style:style style:name="T58" style:family="text">
      <style:text-properties fo:font-size="11pt" style:text-underline-style="none" officeooo:rsid="0041981a" style:font-size-asian="11pt" style:font-size-complex="11pt"/>
    </style:style>
    <style:style style:name="T59" style:family="text">
      <style:text-properties fo:font-size="11pt" style:text-underline-style="none" officeooo:rsid="004cb821" style:font-size-asian="11pt" style:font-size-complex="11pt"/>
    </style:style>
    <style:style style:name="T60" style:family="text">
      <style:text-properties fo:font-size="11pt" style:text-underline-style="none" officeooo:rsid="00b63648" style:font-size-asian="11pt" style:font-size-complex="11pt"/>
    </style:style>
    <style:style style:name="T61" style:family="text">
      <style:text-properties fo:font-size="11pt" style:text-underline-style="none" officeooo:rsid="0040765a" style:font-size-asian="11pt" style:font-size-complex="11pt"/>
    </style:style>
    <style:style style:name="T62" style:family="text">
      <style:text-properties fo:font-size="11pt" style:text-underline-style="none" officeooo:rsid="0029ffeb" style:font-size-asian="11pt" style:font-size-complex="11pt"/>
    </style:style>
    <style:style style:name="T63" style:family="text">
      <style:text-properties fo:font-size="11pt" style:text-underline-style="none" officeooo:rsid="00c47e90" style:font-size-asian="11pt" style:font-size-complex="11pt"/>
    </style:style>
    <style:style style:name="T64" style:family="text">
      <style:text-properties fo:font-size="11pt" style:text-underline-style="none" officeooo:rsid="00c5e25d" style:font-size-asian="11pt" style:font-size-complex="11pt"/>
    </style:style>
    <style:style style:name="T65" style:family="text">
      <style:text-properties fo:font-size="11pt" style:text-underline-style="none" officeooo:rsid="03845671" style:font-size-asian="11pt" style:font-size-complex="11pt"/>
    </style:style>
    <style:style style:name="T66" style:family="text">
      <style:text-properties fo:font-size="11pt" style:text-underline-style="none" officeooo:rsid="03860d23" style:font-size-asian="11pt" style:font-size-complex="11pt"/>
    </style:style>
    <style:style style:name="T67" style:family="text">
      <style:text-properties fo:font-size="11pt" style:text-underline-style="none" officeooo:rsid="03863406" style:font-size-asian="11pt" style:font-size-complex="11pt"/>
    </style:style>
    <style:style style:name="T68" style:family="text">
      <style:text-properties fo:font-size="11pt" style:text-underline-style="none" officeooo:rsid="03877bc1" style:font-size-asian="11pt" style:font-size-complex="11pt"/>
    </style:style>
    <style:style style:name="T69" style:family="text">
      <style:text-properties fo:font-size="11pt" style:text-underline-style="none" officeooo:rsid="03885494" style:font-size-asian="11pt" style:font-size-complex="11pt"/>
    </style:style>
    <style:style style:name="T70" style:family="text">
      <style:text-properties fo:font-size="11pt" style:text-underline-style="none" officeooo:rsid="03894357" style:font-size-asian="11pt" style:font-size-complex="11pt"/>
    </style:style>
    <style:style style:name="T71" style:family="text">
      <style:text-properties fo:font-size="11pt" style:font-size-asian="11pt" style:font-size-complex="11pt"/>
    </style:style>
    <style:style style:name="T72" style:family="text">
      <style:text-properties fo:font-size="11pt" officeooo:rsid="00d391ae" style:font-size-asian="11pt" style:font-size-complex="11pt"/>
    </style:style>
    <style:style style:name="T73" style:family="text">
      <style:text-properties fo:font-size="11pt" officeooo:rsid="00d3f54b" style:font-size-asian="11pt" style:font-size-complex="11pt"/>
    </style:style>
    <style:style style:name="T74" style:family="text">
      <style:text-properties fo:font-size="11pt" officeooo:rsid="00d52aea" style:font-size-asian="11pt" style:font-size-complex="11pt"/>
    </style:style>
    <style:style style:name="T75" style:family="text">
      <style:text-properties fo:font-size="11pt" fo:font-weight="bold" style:font-size-asian="11pt" style:font-size-complex="11pt"/>
    </style:style>
    <style:style style:name="T76" style:family="text">
      <style:text-properties style:use-window-font-color="true"/>
    </style:style>
    <style:style style:name="T77" style:family="text">
      <style:text-properties style:use-window-font-color="true" fo:font-size="11pt" style:text-underline-style="none" officeooo:rsid="00228731" style:font-size-asian="11pt" style:font-size-complex="11pt"/>
    </style:style>
    <style:style style:name="T78" style:family="text">
      <style:text-properties style:use-window-font-color="true" fo:font-size="11pt" style:text-underline-style="none" officeooo:rsid="002185b4" style:font-size-asian="11pt" style:font-size-complex="11pt"/>
    </style:style>
    <style:style style:name="T79" style:family="text">
      <style:text-properties style:use-window-font-color="true" fo:font-size="11pt" style:text-underline-style="none" officeooo:rsid="002045e6" style:font-size-asian="11pt" style:font-size-complex="11pt"/>
    </style:style>
    <style:style style:name="T80" style:family="text">
      <style:text-properties style:use-window-font-color="true" fo:font-size="11pt" style:text-underline-style="none" officeooo:rsid="00b63648" style:font-size-asian="11pt" style:font-size-complex="11pt"/>
    </style:style>
    <style:style style:name="T81" style:family="text">
      <style:text-properties style:use-window-font-color="true" fo:font-size="11pt" style:text-underline-style="none" officeooo:rsid="038a6a36" style:font-size-asian="11pt" style:font-size-complex="11pt"/>
    </style:style>
    <style:style style:name="T82" style:family="text">
      <style:text-properties style:use-window-font-color="true" officeooo:rsid="0126fd63"/>
    </style:style>
    <style:style style:name="T83" style:family="text">
      <style:text-properties style:use-window-font-color="true" officeooo:rsid="00319001"/>
    </style:style>
    <style:style style:name="T84" style:family="text">
      <style:text-properties style:use-window-font-color="true" fo:font-weight="normal" officeooo:rsid="00233b07" loext:padding="0cm" loext:border="none"/>
    </style:style>
    <style:style style:name="T85" style:family="text">
      <style:text-properties style:use-window-font-color="true" fo:font-weight="normal" officeooo:rsid="0027fc2a" loext:padding="0cm" loext:border="none"/>
    </style:style>
    <style:style style:name="T86" style:family="text">
      <style:text-properties officeooo:rsid="00394965"/>
    </style:style>
    <style:style style:name="T87" style:family="text">
      <style:text-properties officeooo:rsid="003b703a"/>
    </style:style>
    <style:style style:name="T88" style:family="text">
      <style:text-properties officeooo:rsid="003d086d"/>
    </style:style>
    <style:style style:name="T89" style:family="text">
      <style:text-properties officeooo:rsid="003e7a1f"/>
    </style:style>
    <style:style style:name="T90" style:family="text">
      <style:text-properties officeooo:rsid="00440229"/>
    </style:style>
    <style:style style:name="T91" style:family="text">
      <style:text-properties officeooo:rsid="004453b4"/>
    </style:style>
    <style:style style:name="T92" style:family="text">
      <style:text-properties fo:font-variant="normal" fo:text-transform="none" fo:color="#c9211e" style:font-name="Liberation Serif" fo:font-size="11pt" fo:letter-spacing="normal" fo:font-style="normal" style:text-underline-style="none" fo:font-weight="normal" style:font-size-asian="11pt" style:font-size-complex="11pt"/>
    </style:style>
    <style:style style:name="T93" style:family="text">
      <style:text-properties fo:font-variant="normal" fo:text-transform="none" fo:color="#c9211e" style:font-name="Liberation Serif" fo:font-size="11pt" fo:letter-spacing="normal" fo:font-style="normal" style:text-underline-style="none" fo:font-weight="normal" officeooo:rsid="00554c95" style:font-size-asian="11pt" style:font-size-complex="11pt"/>
    </style:style>
    <style:style style:name="T94" style:family="text">
      <style:text-properties fo:font-variant="normal" fo:text-transform="none" fo:color="#c9211e" style:font-name="Liberation Serif" fo:font-size="11pt" fo:letter-spacing="normal" fo:font-style="normal" style:text-underline-style="none" fo:font-weight="normal" officeooo:rsid="005f860e" style:font-size-asian="11pt" style:font-size-complex="11pt"/>
    </style:style>
    <style:style style:name="T95" style:family="text">
      <style:text-properties fo:font-variant="normal" fo:text-transform="none" fo:color="#c9211e" style:font-name="Liberation Serif" fo:font-size="11pt" fo:letter-spacing="normal" fo:font-style="normal" style:text-underline-style="none" fo:font-weight="normal" officeooo:rsid="00721cd2" style:font-size-asian="11pt" style:font-size-complex="11pt"/>
    </style:style>
    <style:style style:name="T96" style:family="text">
      <style:text-properties fo:font-variant="normal" fo:text-transform="none" fo:color="#c9211e" style:font-name="Liberation Serif" fo:font-size="11pt" fo:letter-spacing="normal" fo:font-style="normal" style:text-underline-style="none" fo:font-weight="normal" officeooo:rsid="00726cd2" style:font-size-asian="11pt" style:font-size-complex="11pt"/>
    </style:style>
    <style:style style:name="T97" style:family="text">
      <style:text-properties fo:font-variant="normal" fo:text-transform="none" fo:color="#c9211e" style:font-name="Liberation Serif" fo:font-size="11pt" fo:letter-spacing="normal" fo:font-style="normal" style:text-underline-style="none" fo:font-weight="normal" officeooo:rsid="007c55b8" style:font-size-asian="11pt" style:font-size-complex="11pt"/>
    </style:style>
    <style:style style:name="T98" style:family="text">
      <style:text-properties fo:font-variant="normal" fo:text-transform="none" fo:color="#c9211e" style:font-name="Liberation Serif" fo:font-size="11pt" fo:letter-spacing="normal" fo:font-style="normal" style:text-underline-style="none" fo:font-weight="normal" officeooo:rsid="007f5228" style:font-size-asian="11pt" style:font-size-complex="11pt"/>
    </style:style>
    <style:style style:name="T99" style:family="text">
      <style:text-properties fo:font-variant="normal" fo:text-transform="none" fo:color="#c9211e" style:font-name="Liberation Serif" fo:font-size="11pt" fo:letter-spacing="normal" fo:font-style="normal" style:text-underline-style="none" fo:font-weight="normal" officeooo:rsid="0080f5a8" style:font-size-asian="11pt" style:font-size-complex="11pt"/>
    </style:style>
    <style:style style:name="T100" style:family="text">
      <style:text-properties fo:font-variant="normal" fo:text-transform="none" fo:color="#c9211e" style:font-name="Liberation Serif" fo:font-size="11pt" fo:letter-spacing="normal" fo:font-style="normal" style:text-underline-style="none" fo:font-weight="normal" officeooo:rsid="00957060" style:font-size-asian="11pt" style:font-size-complex="11pt"/>
    </style:style>
    <style:style style:name="T101" style:family="text">
      <style:text-properties fo:font-variant="normal" fo:text-transform="none" fo:color="#c9211e" style:font-name="Liberation Serif" fo:font-size="11pt" fo:letter-spacing="normal" fo:font-style="normal" style:text-underline-style="none" fo:font-weight="normal" officeooo:rsid="02928ca2" style:font-size-asian="11pt" style:font-size-complex="11pt"/>
    </style:style>
    <style:style style:name="T102" style:family="text">
      <style:text-properties fo:font-variant="normal" fo:text-transform="none" fo:color="#c9211e" style:font-name="Liberation Serif" fo:font-size="11pt" fo:letter-spacing="normal" fo:font-style="normal" style:text-underline-style="none" fo:font-weight="normal" officeooo:rsid="00696b43" style:font-size-asian="11pt" style:font-size-complex="11pt"/>
    </style:style>
    <style:style style:name="T103" style:family="text">
      <style:text-properties fo:font-variant="normal" fo:text-transform="none" fo:color="#c9211e" style:font-name="Liberation Serif" fo:font-size="11pt" fo:letter-spacing="normal" fo:font-style="normal" style:text-underline-style="none" fo:font-weight="normal" fo:background-color="transparent" loext:char-shading-value="0" style:font-size-asian="11pt" style:font-size-complex="11pt"/>
    </style:style>
    <style:style style:name="T104" style:family="text">
      <style:text-properties fo:font-variant="normal" fo:text-transform="none" fo:color="#c9211e" style:font-name="Liberation Serif" fo:font-size="11pt" fo:letter-spacing="normal" fo:font-style="normal" style:text-underline-style="none" fo:font-weight="normal" officeooo:rsid="00b2c660" fo:background-color="transparent" loext:char-shading-value="0" style:font-size-asian="11pt" style:font-size-complex="11pt"/>
    </style:style>
    <style:style style:name="T105" style:family="text">
      <style:text-properties fo:font-variant="normal" fo:text-transform="none" fo:color="#c9211e" style:font-name="Liberation Serif" fo:font-size="11pt" fo:letter-spacing="normal" fo:font-style="normal" style:text-underline-style="none" fo:font-weight="normal" officeooo:rsid="00be9769" fo:background-color="transparent" loext:char-shading-value="0" style:font-size-asian="11pt" style:font-size-complex="11pt"/>
    </style:style>
    <style:style style:name="T106" style:family="text">
      <style:text-properties fo:font-variant="normal" fo:text-transform="none" fo:color="#c9211e" style:font-name="Liberation Serif" fo:font-size="11pt" fo:letter-spacing="normal" fo:font-style="normal" style:text-underline-style="none" fo:font-weight="normal" officeooo:rsid="00c66054" fo:background-color="transparent" loext:char-shading-value="0" style:font-size-asian="11pt" style:font-size-complex="11pt"/>
    </style:style>
    <style:style style:name="T107" style:family="text">
      <style:text-properties fo:font-variant="normal" fo:text-transform="none" fo:color="#c9211e" style:font-name="Liberation Serif" fo:font-size="11pt" fo:letter-spacing="normal" fo:font-style="normal" style:text-underline-style="none" fo:font-weight="normal" officeooo:rsid="00c92de4" fo:background-color="transparent" loext:char-shading-value="0" style:font-size-asian="11pt" style:font-size-complex="11pt"/>
    </style:style>
    <style:style style:name="T108" style:family="text">
      <style:text-properties fo:font-variant="normal" fo:text-transform="none" fo:color="#c9211e" style:font-name="Liberation Serif" fo:font-size="11pt" fo:letter-spacing="normal" fo:font-style="normal" style:text-underline-style="none" fo:font-weight="normal" officeooo:rsid="00ca3c5f" fo:background-color="transparent" loext:char-shading-value="0" style:font-size-asian="11pt" style:font-size-complex="11pt"/>
    </style:style>
    <style:style style:name="T109" style:family="text">
      <style:text-properties fo:font-variant="normal" fo:text-transform="none" fo:color="#c9211e" style:font-name="Liberation Serif" fo:font-size="11pt" fo:letter-spacing="normal" fo:font-style="normal" style:text-underline-style="none" fo:font-weight="normal" officeooo:rsid="00cca327" fo:background-color="transparent" loext:char-shading-value="0" style:font-size-asian="11pt" style:font-size-complex="11pt"/>
    </style:style>
    <style:style style:name="T110" style:family="text">
      <style:text-properties fo:font-variant="normal" fo:text-transform="none" fo:color="#c9211e" style:font-name="Liberation Serif" fo:font-size="11pt" fo:letter-spacing="normal" fo:font-style="normal" style:text-underline-style="none" fo:font-weight="normal" officeooo:rsid="00dfecf4" fo:background-color="transparent" loext:char-shading-value="0" style:font-size-asian="11pt" style:font-size-complex="11pt"/>
    </style:style>
    <style:style style:name="T111" style:family="text">
      <style:text-properties fo:font-variant="normal" fo:text-transform="none" fo:color="#c9211e" style:font-name="Liberation Serif" fo:font-size="11pt" fo:letter-spacing="normal" fo:font-style="normal" style:text-underline-style="none" fo:font-weight="normal" officeooo:rsid="00c04b69" fo:background-color="transparent" loext:char-shading-value="0" style:font-size-asian="11pt" style:font-size-complex="11pt"/>
    </style:style>
    <style:style style:name="T112" style:family="text">
      <style:text-properties fo:font-variant="normal" fo:text-transform="none" fo:color="#c9211e" style:font-name="Liberation Serif" fo:font-size="11pt" fo:letter-spacing="normal" fo:font-style="normal" style:text-underline-style="none" fo:font-weight="normal" officeooo:rsid="00e10c52" fo:background-color="transparent" loext:char-shading-value="0" style:font-size-asian="11pt" style:font-size-complex="11pt"/>
    </style:style>
    <style:style style:name="T113" style:family="text">
      <style:text-properties fo:font-variant="normal" fo:text-transform="none" fo:color="#c9211e" style:font-name="Liberation Serif" fo:font-size="11pt" fo:letter-spacing="normal" fo:font-style="normal" style:text-underline-style="none" fo:font-weight="normal" officeooo:rsid="00e6ba4b" fo:background-color="transparent" loext:char-shading-value="0" style:font-size-asian="11pt" style:font-size-complex="11pt"/>
    </style:style>
    <style:style style:name="T114" style:family="text">
      <style:text-properties fo:font-variant="normal" fo:text-transform="none" fo:color="#c9211e" style:font-name="Liberation Serif" fo:font-size="11pt" fo:letter-spacing="normal" fo:font-style="normal" style:text-underline-style="none" fo:font-weight="normal" officeooo:rsid="00eb0951" fo:background-color="transparent" loext:char-shading-value="0" style:font-size-asian="11pt" style:font-size-complex="11pt"/>
    </style:style>
    <style:style style:name="T115" style:family="text">
      <style:text-properties fo:font-variant="normal" fo:text-transform="none" fo:color="#c9211e" style:font-name="Liberation Serif" fo:font-size="11pt" fo:letter-spacing="normal" fo:font-style="normal" style:text-underline-style="none" fo:font-weight="normal" officeooo:rsid="005c0b26" fo:background-color="transparent" loext:char-shading-value="0" style:font-size-asian="11pt" style:font-size-complex="11pt"/>
    </style:style>
    <style:style style:name="T116" style:family="text">
      <style:text-properties fo:font-variant="normal" fo:text-transform="none" fo:color="#c9211e" style:font-name="Liberation Serif" fo:font-size="11pt" fo:letter-spacing="normal" fo:font-style="normal" style:text-underline-style="none" fo:font-weight="normal" officeooo:rsid="010642ce" fo:background-color="transparent" loext:char-shading-value="0" style:font-size-asian="11pt" style:font-size-complex="11pt"/>
    </style:style>
    <style:style style:name="T117" style:family="text">
      <style:text-properties fo:font-variant="normal" fo:text-transform="none" fo:color="#c9211e" style:font-name="Liberation Serif" fo:font-size="11pt" fo:letter-spacing="normal" fo:font-style="normal" style:text-underline-style="none" fo:font-weight="normal" officeooo:rsid="010dbec7" fo:background-color="transparent" loext:char-shading-value="0" style:font-size-asian="11pt" style:font-size-complex="11pt"/>
    </style:style>
    <style:style style:name="T118" style:family="text">
      <style:text-properties fo:font-variant="normal" fo:text-transform="none" fo:color="#c9211e" style:font-name="Liberation Serif" fo:font-size="11pt" fo:letter-spacing="normal" fo:font-style="normal" style:text-underline-style="none" fo:font-weight="normal" officeooo:rsid="01168182" fo:background-color="transparent" loext:char-shading-value="0" style:font-size-asian="11pt" style:font-size-complex="11pt"/>
    </style:style>
    <style:style style:name="T119" style:family="text">
      <style:text-properties fo:font-variant="normal" fo:text-transform="none" fo:color="#c9211e" style:font-name="Liberation Serif" fo:font-size="11pt" fo:letter-spacing="normal" fo:font-style="normal" style:text-underline-style="none" fo:font-weight="normal" officeooo:rsid="015b7170" fo:background-color="transparent" loext:char-shading-value="0" style:font-size-asian="11pt" style:font-size-complex="11pt"/>
    </style:style>
    <style:style style:name="T120" style:family="text">
      <style:text-properties fo:font-variant="normal" fo:text-transform="none" fo:color="#c9211e" style:font-name="Liberation Serif" fo:font-size="11pt" fo:letter-spacing="normal" fo:font-style="normal" style:text-underline-style="none" fo:font-weight="normal" officeooo:rsid="015bb3f3" fo:background-color="transparent" loext:char-shading-value="0" style:font-size-asian="11pt" style:font-size-complex="11pt"/>
    </style:style>
    <style:style style:name="T121" style:family="text">
      <style:text-properties fo:font-variant="normal" fo:text-transform="none" fo:color="#c9211e" style:font-name="Liberation Serif" fo:font-size="11pt" fo:letter-spacing="normal" fo:font-style="normal" style:text-underline-style="none" fo:font-weight="normal" officeooo:rsid="015e3841" fo:background-color="transparent" loext:char-shading-value="0" style:font-size-asian="11pt" style:font-size-complex="11pt"/>
    </style:style>
    <style:style style:name="T122" style:family="text">
      <style:text-properties fo:font-variant="normal" fo:text-transform="none" fo:color="#c9211e" style:font-name="Liberation Serif" fo:font-size="11pt" fo:letter-spacing="normal" fo:font-style="normal" style:text-underline-style="none" fo:font-weight="normal" officeooo:rsid="0173e55d" fo:background-color="transparent" loext:char-shading-value="0" style:font-size-asian="11pt" style:font-size-complex="11pt"/>
    </style:style>
    <style:style style:name="T123" style:family="text">
      <style:text-properties fo:font-variant="normal" fo:text-transform="none" fo:color="#c9211e" style:font-name="Liberation Serif" fo:font-size="11pt" fo:letter-spacing="normal" fo:font-style="normal" style:text-underline-style="none" fo:font-weight="normal" officeooo:rsid="0176a093" fo:background-color="transparent" loext:char-shading-value="0" style:font-size-asian="11pt" style:font-size-complex="11pt"/>
    </style:style>
    <style:style style:name="T124" style:family="text">
      <style:text-properties fo:font-variant="normal" fo:text-transform="none" fo:color="#c9211e" style:font-name="Liberation Serif" fo:font-size="11pt" fo:letter-spacing="normal" fo:font-style="normal" style:text-underline-style="none" fo:font-weight="normal" officeooo:rsid="017ad017" fo:background-color="transparent" loext:char-shading-value="0" style:font-size-asian="11pt" style:font-size-complex="11pt"/>
    </style:style>
    <style:style style:name="T125" style:family="text">
      <style:text-properties fo:font-variant="normal" fo:text-transform="none" fo:color="#c9211e" style:font-name="Liberation Serif" fo:font-size="11pt" fo:letter-spacing="normal" fo:font-style="normal" style:text-underline-style="none" fo:font-weight="normal" officeooo:rsid="017c300d" fo:background-color="transparent" loext:char-shading-value="0" style:font-size-asian="11pt" style:font-size-complex="11pt"/>
    </style:style>
    <style:style style:name="T126" style:family="text">
      <style:text-properties fo:font-variant="normal" fo:text-transform="none" fo:color="#c9211e" style:font-name="Liberation Serif" fo:font-size="11pt" fo:letter-spacing="normal" fo:font-style="normal" style:text-underline-style="none" fo:font-weight="normal" officeooo:rsid="017dfeeb" fo:background-color="transparent" loext:char-shading-value="0" style:font-size-asian="11pt" style:font-size-complex="11pt"/>
    </style:style>
    <style:style style:name="T127" style:family="text">
      <style:text-properties fo:font-variant="normal" fo:text-transform="none" fo:color="#c9211e" style:font-name="Liberation Serif" fo:font-size="11pt" fo:letter-spacing="normal" fo:font-style="normal" style:text-underline-style="none" fo:font-weight="normal" officeooo:rsid="018dffd7" fo:background-color="transparent" loext:char-shading-value="0" style:font-size-asian="11pt" style:font-size-complex="11pt"/>
    </style:style>
    <style:style style:name="T128" style:family="text">
      <style:text-properties fo:font-variant="normal" fo:text-transform="none" fo:color="#c9211e" style:font-name="Liberation Serif" fo:font-size="11pt" fo:letter-spacing="normal" fo:font-style="normal" style:text-underline-style="none" fo:font-weight="normal" officeooo:rsid="018d5153" fo:background-color="transparent" loext:char-shading-value="0" style:font-size-asian="11pt" style:font-size-complex="11pt"/>
    </style:style>
    <style:style style:name="T129" style:family="text">
      <style:text-properties fo:font-variant="normal" fo:text-transform="none" fo:color="#c9211e" style:font-name="Liberation Serif" fo:font-size="11pt" fo:letter-spacing="normal" fo:font-style="normal" style:text-underline-style="none" fo:font-weight="normal" officeooo:rsid="01962c69" fo:background-color="transparent" loext:char-shading-value="0" style:font-size-asian="11pt" style:font-size-complex="11pt"/>
    </style:style>
    <style:style style:name="T130" style:family="text">
      <style:text-properties fo:font-variant="normal" fo:text-transform="none" fo:color="#c9211e" style:font-name="Liberation Serif" fo:font-size="11pt" fo:letter-spacing="normal" fo:font-style="normal" style:text-underline-style="none" fo:font-weight="normal" officeooo:rsid="0196f09e" fo:background-color="transparent" loext:char-shading-value="0" style:font-size-asian="11pt" style:font-size-complex="11pt"/>
    </style:style>
    <style:style style:name="T131" style:family="text">
      <style:text-properties fo:font-variant="normal" fo:text-transform="none" fo:color="#c9211e" style:font-name="Liberation Serif" fo:font-size="11pt" fo:letter-spacing="normal" fo:font-style="normal" style:text-underline-style="none" fo:font-weight="normal" officeooo:rsid="01978a63" fo:background-color="transparent" loext:char-shading-value="0" style:font-size-asian="11pt" style:font-size-complex="11pt"/>
    </style:style>
    <style:style style:name="T132" style:family="text">
      <style:text-properties fo:font-variant="normal" fo:text-transform="none" fo:color="#c9211e" style:font-name="Liberation Serif" fo:font-size="11pt" fo:letter-spacing="normal" fo:font-style="normal" style:text-underline-style="none" fo:font-weight="normal" officeooo:rsid="01a6b2d7" fo:background-color="transparent" loext:char-shading-value="0" style:font-size-asian="11pt" style:font-size-complex="11pt"/>
    </style:style>
    <style:style style:name="T133" style:family="text">
      <style:text-properties fo:font-variant="normal" fo:text-transform="none" fo:color="#c9211e" style:font-name="Liberation Serif" fo:font-size="11pt" fo:letter-spacing="normal" fo:font-style="normal" style:text-underline-style="none" fo:font-weight="normal" officeooo:rsid="01a89698" fo:background-color="transparent" loext:char-shading-value="0" style:font-size-asian="11pt" style:font-size-complex="11pt"/>
    </style:style>
    <style:style style:name="T134" style:family="text">
      <style:text-properties fo:font-variant="normal" fo:text-transform="none" fo:color="#c9211e" style:font-name="Liberation Serif" fo:font-size="11pt" fo:letter-spacing="normal" fo:font-style="normal" style:text-underline-style="none" fo:font-weight="normal" officeooo:rsid="01e96764" fo:background-color="transparent" loext:char-shading-value="0" style:font-size-asian="11pt" style:font-size-complex="11pt"/>
    </style:style>
    <style:style style:name="T135" style:family="text">
      <style:text-properties fo:font-variant="normal" fo:text-transform="none" fo:color="#c9211e" style:font-name="Liberation Serif" fo:font-size="11pt" fo:letter-spacing="normal" fo:font-style="normal" style:text-underline-style="none" fo:font-weight="normal" officeooo:rsid="01ecc959" fo:background-color="transparent" loext:char-shading-value="0" style:font-size-asian="11pt" style:font-size-complex="11pt"/>
    </style:style>
    <style:style style:name="T136" style:family="text">
      <style:text-properties fo:font-variant="normal" fo:text-transform="none" fo:color="#c9211e" style:font-name="Liberation Serif" fo:font-size="11pt" fo:letter-spacing="normal" fo:font-style="normal" style:text-underline-style="none" fo:font-weight="normal" officeooo:rsid="01ed3156" fo:background-color="transparent" loext:char-shading-value="0" style:font-size-asian="11pt" style:font-size-complex="11pt"/>
    </style:style>
    <style:style style:name="T137" style:family="text">
      <style:text-properties fo:font-variant="normal" fo:text-transform="none" fo:color="#c9211e" style:font-name="Liberation Serif" fo:font-size="11pt" fo:letter-spacing="normal" fo:font-style="normal" style:text-underline-style="none" fo:font-weight="normal" officeooo:rsid="01eeba79" fo:background-color="transparent" loext:char-shading-value="0" style:font-size-asian="11pt" style:font-size-complex="11pt"/>
    </style:style>
    <style:style style:name="T138" style:family="text">
      <style:text-properties fo:font-variant="normal" fo:text-transform="none" fo:color="#c9211e" style:font-name="Liberation Serif" fo:font-size="11pt" fo:letter-spacing="normal" fo:font-style="normal" style:text-underline-style="none" fo:font-weight="normal" officeooo:rsid="01f83726" fo:background-color="transparent" loext:char-shading-value="0" style:font-size-asian="11pt" style:font-size-complex="11pt"/>
    </style:style>
    <style:style style:name="T139" style:family="text">
      <style:text-properties fo:font-variant="normal" fo:text-transform="none" fo:color="#c9211e" style:font-name="Liberation Serif" fo:font-size="11pt" fo:letter-spacing="normal" fo:font-style="normal" style:text-underline-style="none" fo:font-weight="normal" officeooo:rsid="020ac205" fo:background-color="transparent" loext:char-shading-value="0" style:font-size-asian="11pt" style:font-size-complex="11pt"/>
    </style:style>
    <style:style style:name="T140" style:family="text">
      <style:text-properties fo:font-variant="normal" fo:text-transform="none" fo:color="#c9211e" style:font-name="Liberation Serif" fo:font-size="11pt" fo:letter-spacing="normal" fo:font-style="normal" style:text-underline-style="none" fo:font-weight="normal" officeooo:rsid="020c1494" fo:background-color="transparent" loext:char-shading-value="0" style:font-size-asian="11pt" style:font-size-complex="11pt"/>
    </style:style>
    <style:style style:name="T141" style:family="text">
      <style:text-properties fo:font-variant="normal" fo:text-transform="none" fo:color="#c9211e" style:font-name="Liberation Serif" fo:font-size="11pt" fo:letter-spacing="normal" fo:font-style="normal" style:text-underline-style="none" fo:font-weight="normal" officeooo:rsid="020d187a" fo:background-color="transparent" loext:char-shading-value="0" style:font-size-asian="11pt" style:font-size-complex="11pt"/>
    </style:style>
    <style:style style:name="T142" style:family="text">
      <style:text-properties fo:font-variant="normal" fo:text-transform="none" fo:color="#c9211e" style:font-name="Liberation Serif" fo:font-size="11pt" fo:letter-spacing="normal" fo:font-style="normal" style:text-underline-style="none" fo:font-weight="normal" officeooo:rsid="01f4cfff" fo:background-color="transparent" loext:char-shading-value="0" style:font-size-asian="11pt" style:font-size-complex="11pt"/>
    </style:style>
    <style:style style:name="T143" style:family="text">
      <style:text-properties fo:font-variant="normal" fo:text-transform="none" fo:color="#c9211e" style:font-name="Liberation Serif" fo:font-size="11pt" fo:letter-spacing="normal" fo:font-style="normal" style:text-underline-style="none" fo:font-weight="normal" officeooo:rsid="020daa37" fo:background-color="transparent" loext:char-shading-value="0" style:font-size-asian="11pt" style:font-size-complex="11pt"/>
    </style:style>
    <style:style style:name="T144" style:family="text">
      <style:text-properties fo:font-variant="normal" fo:text-transform="none" fo:color="#c9211e" style:font-name="Liberation Serif" fo:font-size="11pt" fo:letter-spacing="normal" fo:font-style="normal" style:text-underline-style="none" fo:font-weight="normal" officeooo:rsid="020fab2a" fo:background-color="transparent" loext:char-shading-value="0" style:font-size-asian="11pt" style:font-size-complex="11pt"/>
    </style:style>
    <style:style style:name="T145" style:family="text">
      <style:text-properties fo:font-variant="normal" fo:text-transform="none" fo:color="#c9211e" style:font-name="Liberation Serif" fo:font-size="11pt" fo:letter-spacing="normal" fo:font-style="normal" style:text-underline-style="none" fo:font-weight="normal" officeooo:rsid="020fb9fc" fo:background-color="transparent" loext:char-shading-value="0" style:font-size-asian="11pt" style:font-size-complex="11pt"/>
    </style:style>
    <style:style style:name="T146" style:family="text">
      <style:text-properties fo:font-variant="normal" fo:text-transform="none" fo:color="#c9211e" style:font-name="Liberation Serif" fo:font-size="11pt" fo:letter-spacing="normal" fo:font-style="normal" style:text-underline-style="none" fo:font-weight="normal" officeooo:rsid="02122374" fo:background-color="transparent" loext:char-shading-value="0" style:font-size-asian="11pt" style:font-size-complex="11pt"/>
    </style:style>
    <style:style style:name="T147" style:family="text">
      <style:text-properties fo:font-variant="normal" fo:text-transform="none" fo:color="#c9211e" style:font-name="Liberation Serif" fo:font-size="11pt" fo:letter-spacing="normal" fo:font-style="normal" style:text-underline-style="none" fo:font-weight="normal" officeooo:rsid="02129e70" fo:background-color="transparent" loext:char-shading-value="0" style:font-size-asian="11pt" style:font-size-complex="11pt"/>
    </style:style>
    <style:style style:name="T148" style:family="text">
      <style:text-properties fo:font-variant="normal" fo:text-transform="none" fo:color="#c9211e" style:font-name="Liberation Serif" fo:font-size="11pt" fo:letter-spacing="normal" fo:font-style="normal" style:text-underline-style="none" fo:font-weight="normal" officeooo:rsid="0213541f" fo:background-color="transparent" loext:char-shading-value="0" style:font-size-asian="11pt" style:font-size-complex="11pt"/>
    </style:style>
    <style:style style:name="T149" style:family="text">
      <style:text-properties fo:font-variant="normal" fo:text-transform="none" fo:color="#c9211e" style:font-name="Liberation Serif" fo:font-size="11pt" fo:letter-spacing="normal" fo:font-style="normal" style:text-underline-style="none" fo:font-weight="normal" officeooo:rsid="02194d7a" fo:background-color="transparent" loext:char-shading-value="0" style:font-size-asian="11pt" style:font-size-complex="11pt"/>
    </style:style>
    <style:style style:name="T150" style:family="text">
      <style:text-properties fo:font-variant="normal" fo:text-transform="none" fo:color="#c9211e" style:font-name="Liberation Serif" fo:font-size="11pt" fo:letter-spacing="normal" fo:font-style="normal" style:text-underline-style="none" fo:font-weight="normal" officeooo:rsid="021a6d95" fo:background-color="transparent" loext:char-shading-value="0" style:font-size-asian="11pt" style:font-size-complex="11pt"/>
    </style:style>
    <style:style style:name="T151" style:family="text">
      <style:text-properties fo:font-variant="normal" fo:text-transform="none" fo:color="#c9211e" style:font-name="Liberation Serif" fo:font-size="11pt" fo:letter-spacing="normal" fo:font-style="normal" style:text-underline-style="none" fo:font-weight="normal" officeooo:rsid="021e4c1a" fo:background-color="transparent" loext:char-shading-value="0" style:font-size-asian="11pt" style:font-size-complex="11pt"/>
    </style:style>
    <style:style style:name="T152" style:family="text">
      <style:text-properties fo:font-variant="normal" fo:text-transform="none" fo:color="#c9211e" style:font-name="Liberation Serif" fo:font-size="11pt" fo:letter-spacing="normal" fo:font-style="normal" style:text-underline-style="none" fo:font-weight="normal" officeooo:rsid="0223eb00" fo:background-color="transparent" loext:char-shading-value="0" style:font-size-asian="11pt" style:font-size-complex="11pt"/>
    </style:style>
    <style:style style:name="T153" style:family="text">
      <style:text-properties fo:font-variant="normal" fo:text-transform="none" fo:color="#c9211e" style:font-name="Liberation Serif" fo:font-size="11pt" fo:letter-spacing="normal" fo:font-style="normal" style:text-underline-style="none" fo:font-weight="normal" officeooo:rsid="02252da5" fo:background-color="transparent" loext:char-shading-value="0" style:font-size-asian="11pt" style:font-size-complex="11pt"/>
    </style:style>
    <style:style style:name="T154" style:family="text">
      <style:text-properties fo:font-variant="normal" fo:text-transform="none" fo:color="#c9211e" style:font-name="Liberation Serif" fo:font-size="11pt" fo:letter-spacing="normal" fo:font-style="normal" style:text-underline-style="none" fo:font-weight="normal" officeooo:rsid="022836c2" fo:background-color="transparent" loext:char-shading-value="0" style:font-size-asian="11pt" style:font-size-complex="11pt"/>
    </style:style>
    <style:style style:name="T155" style:family="text">
      <style:text-properties fo:font-variant="normal" fo:text-transform="none" fo:color="#c9211e" style:font-name="Liberation Serif" fo:font-size="11pt" fo:letter-spacing="normal" fo:font-style="normal" style:text-underline-style="none" fo:font-weight="normal" officeooo:rsid="022e2b4d" fo:background-color="transparent" loext:char-shading-value="0" style:font-size-asian="11pt" style:font-size-complex="11pt"/>
    </style:style>
    <style:style style:name="T156" style:family="text">
      <style:text-properties fo:font-variant="normal" fo:text-transform="none" fo:color="#c9211e" style:font-name="Liberation Serif" fo:font-size="11pt" fo:letter-spacing="normal" fo:font-style="normal" style:text-underline-style="none" fo:font-weight="normal" officeooo:rsid="02301091" fo:background-color="transparent" loext:char-shading-value="0" style:font-size-asian="11pt" style:font-size-complex="11pt"/>
    </style:style>
    <style:style style:name="T157" style:family="text">
      <style:text-properties fo:font-variant="normal" fo:text-transform="none" fo:color="#c9211e" style:font-name="Liberation Serif" fo:font-size="11pt" fo:letter-spacing="normal" fo:font-style="normal" style:text-underline-style="none" fo:font-weight="normal" officeooo:rsid="02327bc6" fo:background-color="transparent" loext:char-shading-value="0" style:font-size-asian="11pt" style:font-size-complex="11pt"/>
    </style:style>
    <style:style style:name="T158" style:family="text">
      <style:text-properties fo:font-variant="normal" fo:text-transform="none" fo:color="#c9211e" style:font-name="Liberation Serif" fo:font-size="11pt" fo:letter-spacing="normal" fo:font-style="normal" style:text-underline-style="none" fo:font-weight="normal" officeooo:rsid="0235176e" fo:background-color="transparent" loext:char-shading-value="0" style:font-size-asian="11pt" style:font-size-complex="11pt"/>
    </style:style>
    <style:style style:name="T159" style:family="text">
      <style:text-properties fo:font-variant="normal" fo:text-transform="none" fo:color="#c9211e" style:font-name="Liberation Serif" fo:font-size="11pt" fo:letter-spacing="normal" fo:font-style="normal" style:text-underline-style="none" fo:font-weight="normal" officeooo:rsid="0241a9a4" fo:background-color="transparent" loext:char-shading-value="0" style:font-size-asian="11pt" style:font-size-complex="11pt"/>
    </style:style>
    <style:style style:name="T160" style:family="text">
      <style:text-properties fo:font-variant="normal" fo:text-transform="none" fo:color="#c9211e" style:font-name="Liberation Serif" fo:font-size="11pt" fo:letter-spacing="normal" fo:font-style="normal" style:text-underline-style="none" fo:font-weight="normal" officeooo:rsid="02453079" fo:background-color="transparent" loext:char-shading-value="0" style:font-size-asian="11pt" style:font-size-complex="11pt"/>
    </style:style>
    <style:style style:name="T161" style:family="text">
      <style:text-properties fo:font-variant="normal" fo:text-transform="none" fo:color="#c9211e" style:font-name="Liberation Serif" fo:font-size="11pt" fo:letter-spacing="normal" fo:font-style="normal" style:text-underline-style="none" fo:font-weight="normal" officeooo:rsid="02483e20" fo:background-color="transparent" loext:char-shading-value="0" style:font-size-asian="11pt" style:font-size-complex="11pt"/>
    </style:style>
    <style:style style:name="T162" style:family="text">
      <style:text-properties fo:font-variant="normal" fo:text-transform="none" fo:color="#c9211e" style:font-name="Liberation Serif" fo:font-size="11pt" fo:letter-spacing="normal" fo:font-style="normal" style:text-underline-style="none" fo:font-weight="normal" officeooo:rsid="02604245" fo:background-color="transparent" loext:char-shading-value="0" style:font-size-asian="11pt" style:font-size-complex="11pt"/>
    </style:style>
    <style:style style:name="T163" style:family="text">
      <style:text-properties fo:font-variant="normal" fo:text-transform="none" fo:color="#c9211e" style:font-name="Liberation Serif" fo:font-size="11pt" fo:letter-spacing="normal" fo:font-style="normal" style:text-underline-style="none" fo:font-weight="normal" officeooo:rsid="025c9919" fo:background-color="transparent" loext:char-shading-value="0" style:font-size-asian="11pt" style:font-size-complex="11pt"/>
    </style:style>
    <style:style style:name="T164" style:family="text">
      <style:text-properties fo:font-variant="normal" fo:text-transform="none" fo:color="#c9211e" style:font-name="Liberation Serif" fo:font-size="11pt" fo:letter-spacing="normal" fo:font-style="normal" style:text-underline-style="none" fo:font-weight="normal" officeooo:rsid="02687ab8" fo:background-color="transparent" loext:char-shading-value="0" style:font-size-asian="11pt" style:font-size-complex="11pt"/>
    </style:style>
    <style:style style:name="T165" style:family="text">
      <style:text-properties fo:font-variant="normal" fo:text-transform="none" fo:color="#c9211e" style:font-name="Liberation Serif" fo:font-size="11pt" fo:letter-spacing="normal" fo:font-style="normal" style:text-underline-style="none" fo:font-weight="normal" officeooo:rsid="025d139e" fo:background-color="transparent" loext:char-shading-value="0" style:font-size-asian="11pt" style:font-size-complex="11pt"/>
    </style:style>
    <style:style style:name="T166" style:family="text">
      <style:text-properties fo:font-variant="normal" fo:text-transform="none" fo:color="#c9211e" style:font-name="Liberation Serif" fo:font-size="11pt" fo:letter-spacing="normal" fo:font-style="normal" style:text-underline-style="none" fo:font-weight="normal" officeooo:rsid="02607687" fo:background-color="transparent" loext:char-shading-value="0" style:font-size-asian="11pt" style:font-size-complex="11pt"/>
    </style:style>
    <style:style style:name="T167" style:family="text">
      <style:text-properties fo:font-variant="normal" fo:text-transform="none" fo:color="#c9211e" style:font-name="Liberation Serif" fo:font-size="11pt" fo:letter-spacing="normal" fo:font-style="normal" style:text-underline-style="none" fo:font-weight="normal" officeooo:rsid="027972df" fo:background-color="transparent" loext:char-shading-value="0" style:font-size-asian="11pt" style:font-size-complex="11pt"/>
    </style:style>
    <style:style style:name="T168" style:family="text">
      <style:text-properties fo:font-variant="normal" fo:text-transform="none" fo:color="#c9211e" style:font-name="Liberation Serif" fo:font-size="11pt" fo:letter-spacing="normal" fo:font-style="normal" style:text-underline-style="none" fo:font-weight="normal" officeooo:rsid="027abe85" fo:background-color="transparent" loext:char-shading-value="0" style:font-size-asian="11pt" style:font-size-complex="11pt"/>
    </style:style>
    <style:style style:name="T169" style:family="text">
      <style:text-properties fo:font-variant="normal" fo:text-transform="none" fo:color="#c9211e" style:font-name="Liberation Serif" fo:font-size="11pt" fo:letter-spacing="normal" fo:font-style="normal" style:text-underline-style="none" fo:font-weight="normal" officeooo:rsid="027b1ef4" fo:background-color="transparent" loext:char-shading-value="0" style:font-size-asian="11pt" style:font-size-complex="11pt"/>
    </style:style>
    <style:style style:name="T170" style:family="text">
      <style:text-properties fo:font-variant="normal" fo:text-transform="none" fo:color="#c9211e" style:font-name="Liberation Serif" fo:font-size="11pt" fo:letter-spacing="normal" fo:font-style="normal" style:text-underline-style="none" fo:font-weight="normal" officeooo:rsid="027b8342" fo:background-color="transparent" loext:char-shading-value="0" style:font-size-asian="11pt" style:font-size-complex="11pt"/>
    </style:style>
    <style:style style:name="T171" style:family="text">
      <style:text-properties fo:font-variant="normal" fo:text-transform="none" fo:color="#c9211e" style:font-name="Liberation Serif" fo:font-size="11pt" fo:letter-spacing="normal" fo:font-style="normal" style:text-underline-style="none" fo:font-weight="normal" officeooo:rsid="027ebf5d" fo:background-color="transparent" loext:char-shading-value="0" style:font-size-asian="11pt" style:font-size-complex="11pt"/>
    </style:style>
    <style:style style:name="T172" style:family="text">
      <style:text-properties fo:font-variant="normal" fo:text-transform="none" fo:color="#c9211e" style:font-name="Liberation Serif" fo:font-size="11pt" fo:letter-spacing="normal" fo:font-style="normal" style:text-underline-style="none" fo:font-weight="normal" officeooo:rsid="0280674b" fo:background-color="transparent" loext:char-shading-value="0" style:font-size-asian="11pt" style:font-size-complex="11pt"/>
    </style:style>
    <style:style style:name="T173" style:family="text">
      <style:text-properties fo:font-variant="normal" fo:text-transform="none" fo:color="#c9211e" style:font-name="Liberation Serif" fo:font-size="11pt" fo:letter-spacing="normal" fo:font-style="normal" style:text-underline-style="none" fo:font-weight="normal" officeooo:rsid="0284562b" fo:background-color="transparent" loext:char-shading-value="0" style:font-size-asian="11pt" style:font-size-complex="11pt"/>
    </style:style>
    <style:style style:name="T174" style:family="text">
      <style:text-properties fo:font-variant="normal" fo:text-transform="none" fo:color="#c9211e" style:font-name="Liberation Serif" fo:font-size="11pt" fo:letter-spacing="normal" fo:font-style="normal" style:text-underline-style="none" fo:font-weight="normal" officeooo:rsid="02849262" fo:background-color="transparent" loext:char-shading-value="0" style:font-size-asian="11pt" style:font-size-complex="11pt"/>
    </style:style>
    <style:style style:name="T175" style:family="text">
      <style:text-properties fo:font-variant="normal" fo:text-transform="none" fo:color="#c9211e" style:font-name="Liberation Serif" fo:font-size="11pt" fo:letter-spacing="normal" fo:font-style="normal" style:text-underline-style="none" fo:font-weight="normal" officeooo:rsid="0284ec17" fo:background-color="transparent" loext:char-shading-value="0" style:font-size-asian="11pt" style:font-size-complex="11pt"/>
    </style:style>
    <style:style style:name="T176" style:family="text">
      <style:text-properties fo:font-variant="normal" fo:text-transform="none" fo:color="#c9211e" style:font-name="Liberation Serif" fo:font-size="11pt" fo:letter-spacing="normal" fo:font-style="normal" style:text-underline-style="none" fo:font-weight="normal" officeooo:rsid="0286a7bc" fo:background-color="transparent" loext:char-shading-value="0" style:font-size-asian="11pt" style:font-size-complex="11pt"/>
    </style:style>
    <style:style style:name="T177" style:family="text">
      <style:text-properties fo:font-variant="normal" fo:text-transform="none" fo:color="#c9211e" style:font-name="Liberation Serif" fo:font-size="11pt" fo:letter-spacing="normal" fo:font-style="normal" style:text-underline-style="none" fo:font-weight="normal" officeooo:rsid="028a63be" fo:background-color="transparent" loext:char-shading-value="0" style:font-size-asian="11pt" style:font-size-complex="11pt"/>
    </style:style>
    <style:style style:name="T178" style:family="text">
      <style:text-properties fo:font-variant="normal" fo:text-transform="none" fo:color="#c9211e" style:font-name="Liberation Serif" fo:font-size="11pt" fo:letter-spacing="normal" fo:font-style="normal" style:text-underline-style="none" fo:font-weight="normal" officeooo:rsid="028d6548" fo:background-color="transparent" loext:char-shading-value="0" style:font-size-asian="11pt" style:font-size-complex="11pt"/>
    </style:style>
    <style:style style:name="T179" style:family="text">
      <style:text-properties fo:font-variant="normal" fo:text-transform="none" fo:color="#c9211e" style:font-name="Liberation Serif" fo:font-size="11pt" fo:letter-spacing="normal" fo:font-style="normal" style:text-underline-style="none" fo:font-weight="normal" officeooo:rsid="029bb7a2" fo:background-color="transparent" loext:char-shading-value="0" style:font-size-asian="11pt" style:font-size-complex="11pt"/>
    </style:style>
    <style:style style:name="T180" style:family="text">
      <style:text-properties fo:font-variant="normal" fo:text-transform="none" fo:color="#c9211e" style:font-name="Liberation Serif" fo:font-size="11pt" fo:letter-spacing="normal" fo:font-style="normal" style:text-underline-style="none" fo:font-weight="normal" officeooo:rsid="029be37e" fo:background-color="transparent" loext:char-shading-value="0" style:font-size-asian="11pt" style:font-size-complex="11pt"/>
    </style:style>
    <style:style style:name="T181" style:family="text">
      <style:text-properties fo:font-variant="normal" fo:text-transform="none" fo:color="#c9211e" style:font-name="Liberation Serif" fo:font-size="11pt" fo:letter-spacing="normal" fo:font-style="normal" style:text-underline-style="none" fo:font-weight="normal" officeooo:rsid="02a1a09a" fo:background-color="transparent" loext:char-shading-value="0" style:font-size-asian="11pt" style:font-size-complex="11pt"/>
    </style:style>
    <style:style style:name="T182" style:family="text">
      <style:text-properties fo:font-variant="normal" fo:text-transform="none" fo:color="#c9211e" style:font-name="Liberation Serif" fo:font-size="11pt" fo:letter-spacing="normal" fo:font-style="normal" style:text-underline-style="none" fo:font-weight="normal" officeooo:rsid="02a4e7c0" fo:background-color="transparent" loext:char-shading-value="0" style:font-size-asian="11pt" style:font-size-complex="11pt"/>
    </style:style>
    <style:style style:name="T183" style:family="text">
      <style:text-properties fo:font-variant="normal" fo:text-transform="none" fo:color="#c9211e" style:font-name="Liberation Serif" fo:font-size="11pt" fo:letter-spacing="normal" fo:font-style="normal" style:text-underline-style="none" fo:font-weight="normal" officeooo:rsid="02a7b2c8" fo:background-color="transparent" loext:char-shading-value="0" style:font-size-asian="11pt" style:font-size-complex="11pt"/>
    </style:style>
    <style:style style:name="T184" style:family="text">
      <style:text-properties fo:font-variant="normal" fo:text-transform="none" fo:color="#c9211e" style:font-name="Liberation Serif" fo:font-size="11pt" fo:letter-spacing="normal" fo:font-style="normal" style:text-underline-style="none" fo:font-weight="normal" officeooo:rsid="02b65170" fo:background-color="transparent" loext:char-shading-value="0" style:font-size-asian="11pt" style:font-size-complex="11pt"/>
    </style:style>
    <style:style style:name="T185" style:family="text">
      <style:text-properties fo:font-variant="normal" fo:text-transform="none" fo:color="#c9211e" style:font-name="Liberation Serif" fo:font-size="11pt" fo:letter-spacing="normal" fo:font-style="normal" style:text-underline-style="none" fo:font-weight="normal" officeooo:rsid="02b769a3" fo:background-color="transparent" loext:char-shading-value="0" style:font-size-asian="11pt" style:font-size-complex="11pt"/>
    </style:style>
    <style:style style:name="T186" style:family="text">
      <style:text-properties fo:font-variant="normal" fo:text-transform="none" fo:color="#c9211e" style:font-name="Liberation Serif" fo:font-size="11pt" fo:letter-spacing="normal" fo:font-style="normal" style:text-underline-style="none" fo:font-weight="normal" officeooo:rsid="02b7b8e0" fo:background-color="transparent" loext:char-shading-value="0" style:font-size-asian="11pt" style:font-size-complex="11pt"/>
    </style:style>
    <style:style style:name="T187" style:family="text">
      <style:text-properties fo:font-variant="normal" fo:text-transform="none" fo:color="#c9211e" style:font-name="Liberation Serif" fo:font-size="11pt" fo:letter-spacing="normal" fo:font-style="normal" style:text-underline-style="none" fo:font-weight="normal" officeooo:rsid="02b9e92f" fo:background-color="transparent" loext:char-shading-value="0" style:font-size-asian="11pt" style:font-size-complex="11pt"/>
    </style:style>
    <style:style style:name="T188" style:family="text">
      <style:text-properties fo:font-variant="normal" fo:text-transform="none" fo:color="#c9211e" style:font-name="Liberation Serif" fo:font-size="11pt" fo:letter-spacing="normal" fo:font-style="normal" style:text-underline-style="none" fo:font-weight="normal" officeooo:rsid="02b35632" fo:background-color="transparent" loext:char-shading-value="0" style:font-size-asian="11pt" style:font-size-complex="11pt"/>
    </style:style>
    <style:style style:name="T189" style:family="text">
      <style:text-properties fo:font-variant="normal" fo:text-transform="none" fo:color="#c9211e" style:font-name="Liberation Serif" fo:font-size="11pt" fo:letter-spacing="normal" fo:font-style="normal" style:text-underline-style="none" fo:font-weight="normal" officeooo:rsid="02c74e9e" fo:background-color="transparent" loext:char-shading-value="0" style:font-size-asian="11pt" style:font-size-complex="11pt"/>
    </style:style>
    <style:style style:name="T190" style:family="text">
      <style:text-properties fo:font-variant="normal" fo:text-transform="none" fo:color="#c9211e" style:font-name="Liberation Serif" fo:font-size="11pt" fo:letter-spacing="normal" fo:font-style="normal" style:text-underline-style="none" fo:font-weight="normal" officeooo:rsid="02c85842" fo:background-color="transparent" loext:char-shading-value="0" style:font-size-asian="11pt" style:font-size-complex="11pt"/>
    </style:style>
    <style:style style:name="T191" style:family="text">
      <style:text-properties fo:font-variant="normal" fo:text-transform="none" fo:color="#c9211e" style:font-name="Liberation Serif" fo:font-size="11pt" fo:letter-spacing="normal" fo:font-style="normal" style:text-underline-style="none" fo:font-weight="normal" officeooo:rsid="02c919c0" fo:background-color="transparent" loext:char-shading-value="0" style:font-size-asian="11pt" style:font-size-complex="11pt"/>
    </style:style>
    <style:style style:name="T192" style:family="text">
      <style:text-properties fo:font-variant="normal" fo:text-transform="none" fo:color="#c9211e" style:font-name="Liberation Serif" fo:font-size="11pt" fo:letter-spacing="normal" fo:font-style="normal" style:text-underline-style="none" fo:font-weight="normal" officeooo:rsid="02ca84a1" fo:background-color="transparent" loext:char-shading-value="0" style:font-size-asian="11pt" style:font-size-complex="11pt"/>
    </style:style>
    <style:style style:name="T193" style:family="text">
      <style:text-properties fo:font-variant="normal" fo:text-transform="none" fo:color="#c9211e" style:font-name="Liberation Serif" fo:font-size="11pt" fo:letter-spacing="normal" fo:font-style="normal" style:text-underline-style="none" fo:font-weight="normal" officeooo:rsid="02d335fc" fo:background-color="transparent" loext:char-shading-value="0" style:font-size-asian="11pt" style:font-size-complex="11pt"/>
    </style:style>
    <style:style style:name="T194" style:family="text">
      <style:text-properties fo:font-variant="normal" fo:text-transform="none" fo:color="#c9211e" style:font-name="Liberation Serif" fo:font-size="11pt" fo:letter-spacing="normal" fo:font-style="normal" style:text-underline-style="none" fo:font-weight="normal" officeooo:rsid="02d8f499" fo:background-color="transparent" loext:char-shading-value="0" style:font-size-asian="11pt" style:font-size-complex="11pt"/>
    </style:style>
    <style:style style:name="T195" style:family="text">
      <style:text-properties fo:font-variant="normal" fo:text-transform="none" fo:color="#c9211e" style:font-name="Liberation Serif" fo:font-size="11pt" fo:letter-spacing="normal" fo:font-style="normal" style:text-underline-style="none" fo:font-weight="normal" officeooo:rsid="02c6ecf2" fo:background-color="transparent" loext:char-shading-value="0" style:font-size-asian="11pt" style:font-size-complex="11pt"/>
    </style:style>
    <style:style style:name="T196" style:family="text">
      <style:text-properties fo:font-variant="normal" fo:text-transform="none" fo:color="#c9211e" style:font-name="Liberation Serif" fo:font-size="11pt" fo:letter-spacing="normal" fo:font-style="normal" style:text-underline-style="none" fo:font-weight="normal" officeooo:rsid="02d9d7f0" fo:background-color="transparent" loext:char-shading-value="0" style:font-size-asian="11pt" style:font-size-complex="11pt"/>
    </style:style>
    <style:style style:name="T197" style:family="text">
      <style:text-properties fo:font-variant="normal" fo:text-transform="none" fo:color="#c9211e" style:font-name="Liberation Serif" fo:font-size="11pt" fo:letter-spacing="normal" fo:font-style="normal" style:text-underline-style="none" fo:font-weight="normal" officeooo:rsid="02f3c321" fo:background-color="transparent" loext:char-shading-value="0" style:font-size-asian="11pt" style:font-size-complex="11pt"/>
    </style:style>
    <style:style style:name="T198" style:family="text">
      <style:text-properties fo:font-variant="normal" fo:text-transform="none" fo:color="#c9211e" style:font-name="Liberation Serif" fo:font-size="11pt" fo:letter-spacing="normal" fo:font-style="normal" style:text-underline-style="none" fo:font-weight="normal" officeooo:rsid="02f4917c" fo:background-color="transparent" loext:char-shading-value="0" style:font-size-asian="11pt" style:font-size-complex="11pt"/>
    </style:style>
    <style:style style:name="T199" style:family="text">
      <style:text-properties fo:font-variant="normal" fo:text-transform="none" fo:color="#c9211e" style:font-name="Liberation Serif" fo:font-size="11pt" fo:letter-spacing="normal" fo:font-style="normal" style:text-underline-style="none" fo:font-weight="normal" officeooo:rsid="031bffd6" fo:background-color="transparent" loext:char-shading-value="0" style:font-size-asian="11pt" style:font-size-complex="11pt"/>
    </style:style>
    <style:style style:name="T200" style:family="text">
      <style:text-properties fo:font-variant="normal" fo:text-transform="none" fo:color="#c9211e" style:font-name="Liberation Serif" fo:font-size="11pt" fo:letter-spacing="normal" fo:font-style="normal" style:text-underline-style="none" fo:font-weight="normal" officeooo:rsid="031e02f3" fo:background-color="transparent" loext:char-shading-value="0" style:font-size-asian="11pt" style:font-size-complex="11pt"/>
    </style:style>
    <style:style style:name="T201" style:family="text">
      <style:text-properties fo:font-variant="normal" fo:text-transform="none" fo:color="#c9211e" style:font-name="Liberation Serif" fo:font-size="11pt" fo:letter-spacing="normal" fo:font-style="normal" style:text-underline-style="none" fo:font-weight="normal" officeooo:rsid="031f0f34" fo:background-color="transparent" loext:char-shading-value="0" style:font-size-asian="11pt" style:font-size-complex="11pt"/>
    </style:style>
    <style:style style:name="T202" style:family="text">
      <style:text-properties fo:font-variant="normal" fo:text-transform="none" fo:color="#c9211e" style:font-name="Liberation Serif" fo:font-size="11pt" fo:letter-spacing="normal" fo:font-style="normal" style:text-underline-style="none" fo:font-weight="normal" officeooo:rsid="03216274" fo:background-color="transparent" loext:char-shading-value="0" style:font-size-asian="11pt" style:font-size-complex="11pt"/>
    </style:style>
    <style:style style:name="T203" style:family="text">
      <style:text-properties fo:font-variant="normal" fo:text-transform="none" fo:color="#c9211e" style:font-name="Liberation Serif" fo:font-size="11pt" fo:letter-spacing="normal" fo:font-style="normal" style:text-underline-style="none" fo:font-weight="normal" officeooo:rsid="03264be5" fo:background-color="transparent" loext:char-shading-value="0" style:font-size-asian="11pt" style:font-size-complex="11pt"/>
    </style:style>
    <style:style style:name="T204" style:family="text">
      <style:text-properties fo:font-variant="normal" fo:text-transform="none" fo:color="#c9211e" style:font-name="Liberation Serif" fo:font-size="11pt" fo:letter-spacing="normal" fo:font-style="normal" style:text-underline-style="none" fo:font-weight="normal" officeooo:rsid="03264be5" fo:background-color="transparent" loext:char-shading-value="0" style:font-size-asian="11pt" style:font-size-complex="11pt" loext:padding="0cm" loext:border="none"/>
    </style:style>
    <style:style style:name="T205" style:family="text">
      <style:text-properties fo:font-variant="normal" fo:text-transform="none" fo:color="#c9211e" style:font-name="Liberation Serif" fo:font-size="11pt" fo:letter-spacing="normal" fo:font-style="normal" style:text-underline-style="none" fo:font-weight="normal" officeooo:rsid="03294268" fo:background-color="transparent" loext:char-shading-value="0" style:font-size-asian="11pt" style:font-size-complex="11pt"/>
    </style:style>
    <style:style style:name="T206" style:family="text">
      <style:text-properties fo:font-variant="normal" fo:text-transform="none" fo:color="#c9211e" style:font-name="Liberation Serif" fo:font-size="11pt" fo:letter-spacing="normal" fo:font-style="normal" style:text-underline-style="none" fo:font-weight="normal" officeooo:rsid="032ddec3" fo:background-color="transparent" loext:char-shading-value="0" style:font-size-asian="11pt" style:font-size-complex="11pt"/>
    </style:style>
    <style:style style:name="T207" style:family="text">
      <style:text-properties fo:font-variant="normal" fo:text-transform="none" fo:color="#c9211e" style:font-name="Liberation Serif" fo:font-size="11pt" fo:letter-spacing="normal" fo:font-style="normal" style:text-underline-style="none" fo:font-weight="normal" officeooo:rsid="0335868c" fo:background-color="transparent" loext:char-shading-value="0" style:font-size-asian="11pt" style:font-size-complex="11pt"/>
    </style:style>
    <style:style style:name="T208" style:family="text">
      <style:text-properties fo:font-variant="normal" fo:text-transform="none" fo:color="#c9211e" style:font-name="Liberation Serif" fo:font-size="11pt" fo:letter-spacing="normal" fo:font-style="normal" style:text-underline-style="none" fo:font-weight="normal" officeooo:rsid="0339db7f" fo:background-color="transparent" loext:char-shading-value="0" style:font-size-asian="11pt" style:font-size-complex="11pt"/>
    </style:style>
    <style:style style:name="T209" style:family="text">
      <style:text-properties fo:font-variant="normal" fo:text-transform="none" fo:color="#c9211e" style:font-name="Liberation Serif" fo:font-size="11pt" fo:letter-spacing="normal" fo:font-style="normal" style:text-underline-style="none" fo:font-weight="normal" officeooo:rsid="033d80e2" fo:background-color="transparent" loext:char-shading-value="0" style:font-size-asian="11pt" style:font-size-complex="11pt"/>
    </style:style>
    <style:style style:name="T210" style:family="text">
      <style:text-properties fo:font-variant="normal" fo:text-transform="none" fo:color="#c9211e" style:font-name="Liberation Serif" fo:font-size="11pt" fo:letter-spacing="normal" fo:font-style="normal" style:text-underline-style="none" fo:font-weight="normal" officeooo:rsid="0343a3c9" fo:background-color="transparent" loext:char-shading-value="0" style:font-size-asian="11pt" style:font-size-complex="11pt"/>
    </style:style>
    <style:style style:name="T211" style:family="text">
      <style:text-properties fo:font-variant="normal" fo:text-transform="none" fo:color="#c9211e" style:font-name="Liberation Serif" fo:font-size="11pt" fo:letter-spacing="normal" fo:font-style="normal" style:text-underline-style="none" fo:font-weight="normal" officeooo:rsid="0343a3c9" fo:background-color="transparent" loext:char-shading-value="0" style:font-size-asian="11pt" style:font-size-complex="11pt" loext:padding="0cm" loext:border="none"/>
    </style:style>
    <style:style style:name="T212" style:family="text">
      <style:text-properties fo:font-variant="normal" fo:text-transform="none" fo:color="#c9211e" style:font-name="Liberation Serif" fo:font-size="11pt" fo:letter-spacing="normal" fo:font-style="normal" style:text-underline-style="none" fo:font-weight="normal" officeooo:rsid="03413065" fo:background-color="transparent" loext:char-shading-value="0" style:font-size-asian="11pt" style:font-size-complex="11pt"/>
    </style:style>
    <style:style style:name="T213" style:family="text">
      <style:text-properties fo:font-variant="normal" fo:text-transform="none" fo:color="#c9211e" style:font-name="Liberation Serif" fo:font-size="11pt" fo:letter-spacing="normal" fo:font-style="normal" style:text-underline-style="none" fo:font-weight="normal" officeooo:rsid="03448694" fo:background-color="transparent" loext:char-shading-value="0" style:font-size-asian="11pt" style:font-size-complex="11pt"/>
    </style:style>
    <style:style style:name="T214" style:family="text">
      <style:text-properties fo:font-variant="normal" fo:text-transform="none" fo:color="#c9211e" style:font-name="Liberation Serif" fo:font-size="11pt" fo:letter-spacing="normal" fo:font-style="normal" style:text-underline-style="none" fo:font-weight="normal" officeooo:rsid="0355c310" fo:background-color="transparent" loext:char-shading-value="0" style:font-size-asian="11pt" style:font-size-complex="11pt"/>
    </style:style>
    <style:style style:name="T215" style:family="text">
      <style:text-properties fo:font-variant="normal" fo:text-transform="none" fo:color="#c9211e" style:font-name="Liberation Serif" fo:font-size="11pt" fo:letter-spacing="normal" fo:font-style="normal" style:text-underline-style="none" fo:font-weight="normal" officeooo:rsid="03574bc1" fo:background-color="transparent" loext:char-shading-value="0" style:font-size-asian="11pt" style:font-size-complex="11pt"/>
    </style:style>
    <style:style style:name="T216" style:family="text">
      <style:text-properties fo:font-variant="normal" fo:text-transform="none" fo:color="#c9211e" style:font-name="Liberation Serif" fo:font-size="11pt" fo:letter-spacing="normal" fo:font-style="normal" style:text-underline-style="none" fo:font-weight="normal" officeooo:rsid="03641e28" fo:background-color="transparent" loext:char-shading-value="0" style:font-size-asian="11pt" style:font-size-complex="11pt"/>
    </style:style>
    <style:style style:name="T217" style:family="text">
      <style:text-properties fo:font-variant="normal" fo:text-transform="none" fo:color="#c9211e" style:font-name="Liberation Serif" fo:font-size="11pt" fo:letter-spacing="normal" fo:font-style="normal" style:text-underline-style="none" fo:font-weight="normal" officeooo:rsid="0364e58b" fo:background-color="transparent" loext:char-shading-value="0" style:font-size-asian="11pt" style:font-size-complex="11pt"/>
    </style:style>
    <style:style style:name="T218" style:family="text">
      <style:text-properties fo:font-variant="normal" fo:text-transform="none" fo:color="#c9211e" style:font-name="Liberation Serif" fo:font-size="11pt" fo:letter-spacing="normal" fo:font-style="normal" style:text-underline-style="none" fo:font-weight="normal" officeooo:rsid="0365d539" fo:background-color="transparent" loext:char-shading-value="0" style:font-size-asian="11pt" style:font-size-complex="11pt"/>
    </style:style>
    <style:style style:name="T219" style:family="text">
      <style:text-properties fo:font-variant="normal" fo:text-transform="none" fo:color="#c9211e" style:font-name="Liberation Serif" fo:font-size="11pt" fo:letter-spacing="normal" fo:font-style="normal" style:text-underline-style="none" fo:font-weight="normal" officeooo:rsid="0368c01e" fo:background-color="transparent" loext:char-shading-value="0" style:font-size-asian="11pt" style:font-size-complex="11pt"/>
    </style:style>
    <style:style style:name="T220" style:family="text">
      <style:text-properties fo:font-variant="normal" fo:text-transform="none" fo:color="#c9211e" style:font-name="Liberation Serif" fo:font-size="11pt" fo:letter-spacing="normal" fo:font-style="normal" style:text-underline-style="none" fo:font-weight="normal" officeooo:rsid="036a02f9" fo:background-color="transparent" loext:char-shading-value="0" style:font-size-asian="11pt" style:font-size-complex="11pt"/>
    </style:style>
    <style:style style:name="T221" style:family="text">
      <style:text-properties fo:font-variant="normal" fo:text-transform="none" fo:color="#c9211e" style:font-name="Liberation Serif" fo:font-size="11pt" fo:letter-spacing="normal" fo:font-style="normal" style:text-underline-style="none" fo:font-weight="normal" officeooo:rsid="036b5ba1" fo:background-color="transparent" loext:char-shading-value="0" style:font-size-asian="11pt" style:font-size-complex="11pt"/>
    </style:style>
    <style:style style:name="T222" style:family="text">
      <style:text-properties fo:font-variant="normal" fo:text-transform="none" fo:color="#c9211e" style:font-name="Liberation Serif" fo:font-size="11pt" fo:letter-spacing="normal" fo:font-style="normal" style:text-underline-style="none" fo:font-weight="normal" officeooo:rsid="036be993" fo:background-color="transparent" loext:char-shading-value="0" style:font-size-asian="11pt" style:font-size-complex="11pt"/>
    </style:style>
    <style:style style:name="T223" style:family="text">
      <style:text-properties fo:font-variant="normal" fo:text-transform="none" fo:color="#c9211e" style:font-name="Liberation Serif" fo:font-size="11pt" fo:letter-spacing="normal" fo:font-style="normal" style:text-underline-style="none" fo:font-weight="normal" officeooo:rsid="036c823a" fo:background-color="transparent" loext:char-shading-value="0" style:font-size-asian="11pt" style:font-size-complex="11pt"/>
    </style:style>
    <style:style style:name="T224" style:family="text">
      <style:text-properties fo:font-variant="normal" fo:text-transform="none" fo:color="#c9211e" style:font-name="Liberation Serif" fo:font-size="11pt" fo:letter-spacing="normal" fo:font-style="normal" style:text-underline-style="none" fo:font-weight="normal" officeooo:rsid="037bcf6f" fo:background-color="transparent" loext:char-shading-value="0" style:font-size-asian="11pt" style:font-size-complex="11pt"/>
    </style:style>
    <style:style style:name="T225" style:family="text">
      <style:text-properties fo:font-variant="normal" fo:text-transform="none" fo:color="#c9211e" style:font-name="Liberation Serif" fo:font-size="11pt" fo:letter-spacing="normal" fo:font-style="normal" style:text-underline-style="none" fo:font-weight="normal" officeooo:rsid="037e402b" fo:background-color="transparent" loext:char-shading-value="0" style:font-size-asian="11pt" style:font-size-complex="11pt"/>
    </style:style>
    <style:style style:name="T226" style:family="text">
      <style:text-properties fo:font-variant="normal" fo:text-transform="none" fo:color="#c9211e" style:font-name="Liberation Serif" fo:font-size="11pt" fo:letter-spacing="normal" fo:font-style="normal" style:text-underline-style="none" fo:font-weight="normal" officeooo:rsid="037f7e6a" fo:background-color="transparent" loext:char-shading-value="0" style:font-size-asian="11pt" style:font-size-complex="11pt"/>
    </style:style>
    <style:style style:name="T227" style:family="text">
      <style:text-properties fo:font-variant="normal" fo:text-transform="none" fo:color="#c9211e" style:font-name="Liberation Serif" fo:font-size="11pt" fo:letter-spacing="normal" fo:font-style="normal" style:text-underline-style="none" fo:font-weight="normal" officeooo:rsid="0382084b" fo:background-color="transparent" loext:char-shading-value="0" style:font-size-asian="11pt" style:font-size-complex="11pt"/>
    </style:style>
    <style:style style:name="T228" style:family="text">
      <style:text-properties fo:font-variant="normal" fo:text-transform="none" fo:color="#c9211e" style:font-name="Liberation Serif" fo:font-size="11pt" fo:letter-spacing="normal" fo:font-style="normal" style:text-underline-style="none" fo:font-weight="normal" officeooo:rsid="0389768c" fo:background-color="transparent" loext:char-shading-value="0" style:font-size-asian="11pt" style:font-size-complex="11pt"/>
    </style:style>
    <style:style style:name="T229" style:family="text">
      <style:text-properties fo:font-variant="normal" fo:text-transform="none" fo:color="#c9211e" style:font-name="Liberation Serif" fo:font-size="11pt" fo:letter-spacing="normal" fo:font-style="normal" style:text-underline-style="none" fo:font-weight="normal" officeooo:rsid="01a10aec" fo:background-color="transparent" loext:char-shading-value="0" style:font-size-asian="11pt" style:font-size-complex="11pt"/>
    </style:style>
    <style:style style:name="T230" style:family="text">
      <style:text-properties fo:font-variant="normal" fo:text-transform="none" fo:color="#c9211e" style:font-name="Liberation Serif" fo:font-size="11pt" fo:letter-spacing="normal" fo:font-style="normal" style:text-underline-style="none" fo:font-weight="normal" officeooo:rsid="0008a95d" fo:background-color="transparent" loext:char-shading-value="0" style:font-size-asian="11pt" style:font-size-complex="11pt"/>
    </style:style>
    <style:style style:name="T231" style:family="text">
      <style:text-properties fo:font-variant="normal" fo:text-transform="none" fo:color="#c9211e" style:font-name="Liberation Serif" fo:font-size="11pt" fo:letter-spacing="normal" fo:font-style="normal" style:text-underline-style="none" fo:font-weight="normal" officeooo:rsid="000bd9ce" fo:background-color="transparent" loext:char-shading-value="0" style:font-size-asian="11pt" style:font-size-complex="11pt"/>
    </style:style>
    <style:style style:name="T232" style:family="text">
      <style:text-properties fo:font-variant="normal" fo:text-transform="none" fo:color="#c9211e" style:font-name="Liberation Serif" fo:font-size="11pt" fo:letter-spacing="normal" fo:font-style="normal" style:text-underline-style="none" fo:font-weight="normal" officeooo:rsid="00233b07" fo:background-color="transparent" loext:char-shading-value="0" style:font-size-asian="11pt" style:font-size-complex="11pt"/>
    </style:style>
    <style:style style:name="T233" style:family="text">
      <style:text-properties fo:font-variant="normal" fo:text-transform="none" fo:color="#c9211e" style:font-name="Liberation Serif" fo:font-size="11pt" fo:letter-spacing="normal" fo:font-style="normal" style:text-underline-style="none" fo:font-weight="normal" officeooo:rsid="00259399" fo:background-color="transparent" loext:char-shading-value="0" style:font-size-asian="11pt" style:font-size-complex="11pt"/>
    </style:style>
    <style:style style:name="T234" style:family="text">
      <style:text-properties fo:font-variant="normal" fo:text-transform="none" fo:color="#c9211e" style:font-name="Liberation Serif" fo:font-size="11pt" fo:letter-spacing="normal" fo:font-style="normal" style:text-underline-style="none" fo:font-weight="normal" officeooo:rsid="001f1e1c" fo:background-color="transparent" loext:char-shading-value="0" style:font-size-asian="11pt" style:font-size-complex="11pt"/>
    </style:style>
    <style:style style:name="T235" style:family="text">
      <style:text-properties fo:font-variant="normal" fo:text-transform="none" fo:color="#c9211e" style:font-name="Liberation Serif" fo:font-size="11pt" fo:letter-spacing="normal" fo:font-style="normal" style:text-underline-style="none" fo:font-weight="normal" officeooo:rsid="001f68f5" fo:background-color="transparent" loext:char-shading-value="0" style:font-size-asian="11pt" style:font-size-complex="11pt"/>
    </style:style>
    <style:style style:name="T236" style:family="text">
      <style:text-properties fo:font-variant="normal" fo:text-transform="none" fo:color="#c9211e" style:font-name="Liberation Serif" fo:font-size="11pt" fo:letter-spacing="normal" fo:font-style="normal" style:text-underline-style="none" fo:font-weight="normal" officeooo:rsid="0020852b" fo:background-color="transparent" loext:char-shading-value="0" style:font-size-asian="11pt" style:font-size-complex="11pt"/>
    </style:style>
    <style:style style:name="T237" style:family="text">
      <style:text-properties fo:font-variant="normal" fo:text-transform="none" fo:color="#c9211e" style:font-name="Liberation Serif" fo:font-size="11pt" fo:letter-spacing="normal" fo:font-style="normal" style:text-underline-style="none" fo:font-weight="normal" officeooo:rsid="03a177d8" fo:background-color="transparent" loext:char-shading-value="0" style:font-size-asian="11pt" style:font-size-complex="11pt"/>
    </style:style>
    <style:style style:name="T238" style:family="text">
      <style:text-properties fo:font-variant="normal" fo:text-transform="none" fo:color="#c9211e" style:font-name="Liberation Serif" fo:font-size="11pt" fo:letter-spacing="normal" fo:font-style="normal" style:text-underline-style="none" fo:font-weight="normal" officeooo:rsid="03a33162" fo:background-color="transparent" loext:char-shading-value="0" style:font-size-asian="11pt" style:font-size-complex="11pt"/>
    </style:style>
    <style:style style:name="T239" style:family="text">
      <style:text-properties fo:font-variant="normal" fo:text-transform="none" fo:color="#c9211e" style:font-name="Liberation Serif" fo:font-size="11pt" fo:letter-spacing="normal" fo:font-style="normal" style:text-underline-style="none" fo:font-weight="normal" officeooo:rsid="03a5b839" fo:background-color="transparent" loext:char-shading-value="0" style:font-size-asian="11pt" style:font-size-complex="11pt"/>
    </style:style>
    <style:style style:name="T240" style:family="text">
      <style:text-properties fo:font-variant="normal" fo:text-transform="none" fo:color="#c9211e" style:font-name="Liberation Serif" fo:font-size="11pt" fo:letter-spacing="normal" fo:font-style="normal" style:text-underline-style="none" fo:font-weight="normal" officeooo:rsid="03a6e094" fo:background-color="transparent" loext:char-shading-value="0" style:font-size-asian="11pt" style:font-size-complex="11pt"/>
    </style:style>
    <style:style style:name="T241" style:family="text">
      <style:text-properties fo:font-variant="normal" fo:text-transform="none" fo:color="#c9211e" style:font-name="Liberation Serif" fo:font-size="11pt" fo:letter-spacing="normal" fo:font-style="normal" style:text-underline-style="none" fo:font-weight="normal" officeooo:rsid="03b5845d" fo:background-color="transparent" loext:char-shading-value="0" style:font-size-asian="11pt" style:font-size-complex="11pt"/>
    </style:style>
    <style:style style:name="T242" style:family="text">
      <style:text-properties fo:font-variant="normal" fo:text-transform="none" fo:color="#c9211e" style:font-name="Liberation Serif" fo:font-size="11pt" fo:letter-spacing="normal" fo:font-style="normal" style:text-underline-style="none" fo:font-weight="normal" officeooo:rsid="03b9f1bd" fo:background-color="transparent" loext:char-shading-value="0" style:font-size-asian="11pt" style:font-size-complex="11pt"/>
    </style:style>
    <style:style style:name="T243" style:family="text">
      <style:text-properties fo:font-variant="normal" fo:text-transform="none" fo:color="#c9211e" style:font-name="Liberation Serif" fo:font-size="11pt" fo:letter-spacing="normal" fo:font-style="normal" style:text-underline-style="none" fo:font-weight="normal" officeooo:rsid="03bca00b" fo:background-color="transparent" loext:char-shading-value="0" style:font-size-asian="11pt" style:font-size-complex="11pt"/>
    </style:style>
    <style:style style:name="T244" style:family="text">
      <style:text-properties fo:font-variant="normal" fo:text-transform="none" fo:color="#c9211e" style:font-name="Liberation Serif" fo:font-size="11pt" fo:letter-spacing="normal" fo:font-style="normal" style:text-underline-style="none" fo:font-weight="normal" officeooo:rsid="03cbe623" fo:background-color="transparent" loext:char-shading-value="0" style:font-size-asian="11pt" style:font-size-complex="11pt"/>
    </style:style>
    <style:style style:name="T245" style:family="text">
      <style:text-properties fo:font-variant="normal" fo:text-transform="none" fo:color="#c9211e" style:font-name="Liberation Serif" fo:font-size="11pt" fo:letter-spacing="normal" fo:font-style="normal" style:text-underline-style="none" fo:font-weight="normal" officeooo:rsid="03cc00b7" fo:background-color="transparent" loext:char-shading-value="0" style:font-size-asian="11pt" style:font-size-complex="11pt"/>
    </style:style>
    <style:style style:name="T246" style:family="text">
      <style:text-properties fo:font-variant="normal" fo:text-transform="none" fo:color="#c9211e" style:font-name="Liberation Serif" fo:font-size="11pt" fo:letter-spacing="normal" fo:font-style="normal" style:text-underline-style="none" fo:font-weight="normal" officeooo:rsid="03e05dab" fo:background-color="transparent" loext:char-shading-value="0" style:font-size-asian="11pt" style:font-size-complex="11pt"/>
    </style:style>
    <style:style style:name="T247" style:family="text">
      <style:text-properties fo:font-variant="normal" fo:text-transform="none" fo:color="#c9211e" style:font-name="Liberation Serif" fo:font-size="11pt" fo:letter-spacing="normal" fo:font-style="normal" style:text-underline-style="none" fo:font-weight="normal" fo:background-color="transparent" loext:char-shading-value="0" style:font-size-asian="11pt" style:font-style-asian="normal" style:font-size-complex="11pt" style:font-style-complex="normal"/>
    </style:style>
    <style:style style:name="T248" style:family="text">
      <style:text-properties fo:font-variant="normal" fo:text-transform="none" fo:color="#c9211e" style:font-name="Liberation Serif" fo:font-size="11pt" fo:letter-spacing="normal" fo:font-style="normal" style:text-underline-style="none" fo:font-weight="normal" officeooo:rsid="0286e427" fo:background-color="transparent" loext:char-shading-value="0" style:font-size-asian="11pt" style:font-style-asian="normal" style:font-size-complex="11pt" style:font-style-complex="normal"/>
    </style:style>
    <style:style style:name="T249" style:family="text">
      <style:text-properties fo:font-variant="normal" fo:text-transform="none" fo:color="#c9211e" style:font-name="Liberation Serif" fo:font-size="11pt" fo:letter-spacing="normal" fo:font-style="normal" style:text-underline-style="none" fo:font-weight="normal" officeooo:rsid="028883b0" fo:background-color="transparent" loext:char-shading-value="0" style:font-size-asian="11pt" style:font-style-asian="normal" style:font-size-complex="11pt" style:font-style-complex="normal"/>
    </style:style>
    <style:style style:name="T250" style:family="text">
      <style:text-properties fo:font-variant="normal" fo:text-transform="none" fo:color="#c9211e" style:font-name="Liberation Serif" fo:font-size="11pt" fo:letter-spacing="normal" fo:font-style="normal" style:text-underline-style="none" fo:font-weight="normal" officeooo:rsid="0335868c" fo:background-color="transparent" loext:char-shading-value="0" style:font-size-asian="11pt" style:font-style-asian="normal" style:font-size-complex="11pt" style:font-style-complex="normal"/>
    </style:style>
    <style:style style:name="T251" style:family="text">
      <style:text-properties fo:font-variant="normal" fo:text-transform="none" fo:color="#c9211e" style:font-name="Liberation Serif" fo:font-size="11pt" fo:letter-spacing="normal" fo:font-style="italic" style:text-underline-style="none" fo:font-weight="normal" fo:background-color="transparent" loext:char-shading-value="0" style:font-size-asian="11pt" style:font-style-asian="italic" style:font-size-complex="11pt" style:font-style-complex="italic"/>
    </style:style>
    <style:style style:name="T252" style:family="text">
      <style:text-properties fo:font-variant="normal" fo:text-transform="none" fo:color="#c9211e" style:font-name="Liberation Serif" fo:font-size="11pt" fo:letter-spacing="normal" fo:font-style="italic" style:text-underline-style="none" fo:font-weight="normal" officeooo:rsid="0335868c" fo:background-color="transparent" loext:char-shading-value="0" style:font-size-asian="11pt" style:font-style-asian="italic" style:font-size-complex="11pt" style:font-style-complex="italic"/>
    </style:style>
    <style:style style:name="T253" style:family="text">
      <style:text-properties fo:font-variant="normal" fo:text-transform="none" style:font-name="Liberation Serif" fo:font-size="11pt" fo:letter-spacing="normal" fo:font-style="normal" style:text-underline-style="none" fo:font-weight="normal" style:font-size-asian="11pt" style:font-size-complex="11pt"/>
    </style:style>
    <style:style style:name="T254" style:family="text">
      <style:text-properties fo:font-variant="normal" fo:text-transform="none" style:font-name="Liberation Serif" fo:font-size="11pt" fo:letter-spacing="normal" fo:font-style="normal" style:text-underline-style="none" fo:font-weight="normal" officeooo:rsid="0053d9ad" style:font-size-asian="11pt" style:font-size-complex="11pt"/>
    </style:style>
    <style:style style:name="T255" style:family="text">
      <style:text-properties fo:font-variant="normal" fo:text-transform="none" style:font-name="Liberation Serif" fo:font-size="11pt" fo:letter-spacing="normal" fo:font-style="normal" style:text-underline-style="none" fo:font-weight="normal" officeooo:rsid="00554c95" style:font-size-asian="11pt" style:font-size-complex="11pt"/>
    </style:style>
    <style:style style:name="T256" style:family="text">
      <style:text-properties fo:font-variant="normal" fo:text-transform="none" style:font-name="Liberation Serif" fo:font-size="11pt" fo:letter-spacing="normal" fo:font-style="normal" style:text-underline-style="none" fo:font-weight="normal" officeooo:rsid="005c0b26" style:font-size-asian="11pt" style:font-size-complex="11pt"/>
    </style:style>
    <style:style style:name="T257" style:family="text">
      <style:text-properties fo:font-variant="normal" fo:text-transform="none" style:font-name="Liberation Serif" fo:font-size="11pt" fo:letter-spacing="normal" fo:font-style="normal" style:text-underline-style="none" fo:font-weight="normal" officeooo:rsid="00711e8d" style:font-size-asian="11pt" style:font-size-complex="11pt"/>
    </style:style>
    <style:style style:name="T258" style:family="text">
      <style:text-properties fo:font-variant="normal" fo:text-transform="none" style:font-name="Liberation Serif" fo:font-size="11pt" fo:letter-spacing="normal" fo:font-style="normal" style:text-underline-style="none" fo:font-weight="normal" officeooo:rsid="00721cd2" style:font-size-asian="11pt" style:font-size-complex="11pt"/>
    </style:style>
    <style:style style:name="T259" style:family="text">
      <style:text-properties fo:font-variant="normal" fo:text-transform="none" style:font-name="Liberation Serif" fo:font-size="11pt" fo:letter-spacing="normal" fo:font-style="normal" style:text-underline-style="none" fo:font-weight="normal" officeooo:rsid="0076ea3d" style:font-size-asian="11pt" style:font-size-complex="11pt"/>
    </style:style>
    <style:style style:name="T260" style:family="text">
      <style:text-properties fo:font-variant="normal" fo:text-transform="none" style:font-name="Liberation Serif" fo:font-size="11pt" fo:letter-spacing="normal" fo:font-style="normal" style:text-underline-style="none" fo:font-weight="normal" officeooo:rsid="007569b9" style:font-size-asian="11pt" style:font-size-complex="11pt"/>
    </style:style>
    <style:style style:name="T261" style:family="text">
      <style:text-properties fo:font-variant="normal" fo:text-transform="none" style:font-name="Liberation Serif" fo:font-size="11pt" fo:letter-spacing="normal" fo:font-style="normal" style:text-underline-style="none" fo:font-weight="normal" officeooo:rsid="00726cd2" style:font-size-asian="11pt" style:font-size-complex="11pt"/>
    </style:style>
    <style:style style:name="T262" style:family="text">
      <style:text-properties fo:font-variant="normal" fo:text-transform="none" style:font-name="Liberation Serif" fo:font-size="11pt" fo:letter-spacing="normal" fo:font-style="normal" style:text-underline-style="none" fo:font-weight="normal" officeooo:rsid="00977696" style:font-size-asian="11pt" style:font-size-complex="11pt"/>
    </style:style>
    <style:style style:name="T263" style:family="text">
      <style:text-properties fo:font-variant="normal" fo:text-transform="none" style:font-name="Liberation Serif" fo:font-size="11pt" fo:letter-spacing="normal" fo:font-style="normal" style:text-underline-style="none" fo:font-weight="normal" officeooo:rsid="009ac460" style:font-size-asian="11pt" style:font-size-complex="11pt"/>
    </style:style>
    <style:style style:name="T264" style:family="text">
      <style:text-properties fo:font-variant="normal" fo:text-transform="none" style:font-name="Liberation Serif" fo:font-size="11pt" fo:letter-spacing="normal" fo:font-style="normal" style:text-underline-style="none" fo:font-weight="normal" officeooo:rsid="00924937" style:font-size-asian="11pt" style:font-size-complex="11pt"/>
    </style:style>
    <style:style style:name="T265" style:family="text">
      <style:text-properties fo:font-variant="normal" fo:text-transform="none" style:font-name="Liberation Serif" fo:font-size="11pt" fo:letter-spacing="normal" fo:font-style="normal" style:text-underline-style="none" fo:font-weight="normal" officeooo:rsid="00957060" style:font-size-asian="11pt" style:font-size-complex="11pt"/>
    </style:style>
    <style:style style:name="T266" style:family="text">
      <style:text-properties fo:font-variant="normal" fo:text-transform="none" style:font-name="Liberation Serif" fo:font-size="11pt" fo:letter-spacing="normal" fo:font-style="normal" style:text-underline-style="none" fo:font-weight="normal" officeooo:rsid="009cc2a6" style:font-size-asian="11pt" style:font-size-complex="11pt"/>
    </style:style>
    <style:style style:name="T267" style:family="text">
      <style:text-properties fo:font-variant="normal" fo:text-transform="none" style:font-name="Liberation Serif" fo:font-size="11pt" fo:letter-spacing="normal" fo:font-style="normal" style:text-underline-style="none" fo:font-weight="normal" officeooo:rsid="009e595f" style:font-size-asian="11pt" style:font-size-complex="11pt"/>
    </style:style>
    <style:style style:name="T268" style:family="text">
      <style:text-properties fo:font-variant="normal" fo:text-transform="none" style:font-name="Liberation Serif" fo:font-size="11pt" fo:letter-spacing="normal" fo:font-style="normal" style:text-underline-style="none" fo:font-weight="normal" officeooo:rsid="006ab61b" style:font-size-asian="11pt" style:font-size-complex="11pt"/>
    </style:style>
    <style:style style:name="T269" style:family="text">
      <style:text-properties fo:font-variant="normal" fo:text-transform="none" style:font-name="Liberation Serif" fo:font-size="11pt" fo:letter-spacing="normal" fo:font-style="normal" style:text-underline-style="none" fo:font-weight="normal" officeooo:rsid="00e35391" style:font-size-asian="11pt" style:font-size-complex="11pt"/>
    </style:style>
    <style:style style:name="T270" style:family="text">
      <style:text-properties fo:font-variant="normal" fo:text-transform="none" style:font-name="Liberation Serif" fo:font-size="11pt" fo:letter-spacing="normal" fo:font-style="normal" style:text-underline-style="none" fo:font-weight="normal" fo:background-color="transparent" loext:char-shading-value="0" style:font-size-asian="11pt" style:font-size-complex="11pt"/>
    </style:style>
    <style:style style:name="T271" style:family="text">
      <style:text-properties fo:font-variant="normal" fo:text-transform="none" style:font-name="Liberation Serif" fo:font-size="11pt" fo:letter-spacing="normal" fo:font-style="normal" style:text-underline-style="none" fo:font-weight="normal" officeooo:rsid="00b2c660" fo:background-color="transparent" loext:char-shading-value="0" style:font-size-asian="11pt" style:font-size-complex="11pt"/>
    </style:style>
    <style:style style:name="T272" style:family="text">
      <style:text-properties fo:font-variant="normal" fo:text-transform="none" style:font-name="Liberation Serif" fo:font-size="11pt" fo:letter-spacing="normal" fo:font-style="normal" style:text-underline-style="none" fo:font-weight="normal" officeooo:rsid="00c85587" fo:background-color="transparent" loext:char-shading-value="0" style:font-size-asian="11pt" style:font-size-complex="11pt"/>
    </style:style>
    <style:style style:name="T273" style:family="text">
      <style:text-properties fo:font-variant="normal" fo:text-transform="none" style:font-name="Liberation Serif" fo:font-size="11pt" fo:letter-spacing="normal" fo:font-style="normal" style:text-underline-style="none" fo:font-weight="normal" officeooo:rsid="00c04b69" fo:background-color="transparent" loext:char-shading-value="0" style:font-size-asian="11pt" style:font-size-complex="11pt"/>
    </style:style>
    <style:style style:name="T274" style:family="text">
      <style:text-properties fo:font-variant="normal" fo:text-transform="none" style:font-name="Liberation Serif" fo:font-size="11pt" fo:letter-spacing="normal" fo:font-style="normal" style:text-underline-style="none" fo:font-weight="normal" officeooo:rsid="00caebaf" fo:background-color="transparent" loext:char-shading-value="0" style:font-size-asian="11pt" style:font-size-complex="11pt"/>
    </style:style>
    <style:style style:name="T275" style:family="text">
      <style:text-properties fo:font-variant="normal" fo:text-transform="none" style:font-name="Liberation Serif" fo:font-size="11pt" fo:letter-spacing="normal" fo:font-style="normal" style:text-underline-style="none" fo:font-weight="normal" officeooo:rsid="0101cd7e" fo:background-color="transparent" loext:char-shading-value="0" style:font-size-asian="11pt" style:font-size-complex="11pt"/>
    </style:style>
    <style:style style:name="T276" style:family="text">
      <style:text-properties fo:font-variant="normal" fo:text-transform="none" style:font-name="Liberation Serif" fo:font-size="11pt" fo:letter-spacing="normal" fo:font-style="normal" style:text-underline-style="none" fo:font-weight="normal" officeooo:rsid="01091cfc" fo:background-color="transparent" loext:char-shading-value="0" style:font-size-asian="11pt" style:font-size-complex="11pt"/>
    </style:style>
    <style:style style:name="T277" style:family="text">
      <style:text-properties fo:font-variant="normal" fo:text-transform="none" style:font-name="Liberation Serif" fo:font-size="11pt" fo:letter-spacing="normal" fo:font-style="normal" style:text-underline-style="none" fo:font-weight="normal" officeooo:rsid="00f7f825" fo:background-color="transparent" loext:char-shading-value="0" style:font-size-asian="11pt" style:font-size-complex="11pt"/>
    </style:style>
    <style:style style:name="T278" style:family="text">
      <style:text-properties fo:font-variant="normal" fo:text-transform="none" style:font-name="Liberation Serif" fo:font-size="11pt" fo:letter-spacing="normal" fo:font-style="normal" style:text-underline-style="none" fo:font-weight="normal" officeooo:rsid="00f98aaa" fo:background-color="transparent" loext:char-shading-value="0" style:font-size-asian="11pt" style:font-size-complex="11pt"/>
    </style:style>
    <style:style style:name="T279" style:family="text">
      <style:text-properties fo:font-variant="normal" fo:text-transform="none" style:font-name="Liberation Serif" fo:font-size="11pt" fo:letter-spacing="normal" fo:font-style="normal" style:text-underline-style="none" fo:font-weight="normal" officeooo:rsid="010fa5dd" fo:background-color="transparent" loext:char-shading-value="0" style:font-size-asian="11pt" style:font-size-complex="11pt"/>
    </style:style>
    <style:style style:name="T280" style:family="text">
      <style:text-properties fo:font-variant="normal" fo:text-transform="none" style:font-name="Liberation Serif" fo:font-size="11pt" fo:letter-spacing="normal" fo:font-style="normal" style:text-underline-style="none" fo:font-weight="normal" officeooo:rsid="01112290" fo:background-color="transparent" loext:char-shading-value="0" style:font-size-asian="11pt" style:font-size-complex="11pt"/>
    </style:style>
    <style:style style:name="T281" style:family="text">
      <style:text-properties fo:font-variant="normal" fo:text-transform="none" style:font-name="Liberation Serif" fo:font-size="11pt" fo:letter-spacing="normal" fo:font-style="normal" style:text-underline-style="none" fo:font-weight="normal" officeooo:rsid="00f5fda2" fo:background-color="transparent" loext:char-shading-value="0" style:font-size-asian="11pt" style:font-size-complex="11pt"/>
    </style:style>
    <style:style style:name="T282" style:family="text">
      <style:text-properties fo:font-variant="normal" fo:text-transform="none" style:font-name="Liberation Serif" fo:font-size="11pt" fo:letter-spacing="normal" fo:font-style="normal" style:text-underline-style="none" fo:font-weight="normal" officeooo:rsid="01234671" fo:background-color="transparent" loext:char-shading-value="0" style:font-size-asian="11pt" style:font-size-complex="11pt"/>
    </style:style>
    <style:style style:name="T283" style:family="text">
      <style:text-properties fo:font-variant="normal" fo:text-transform="none" style:font-name="Liberation Serif" fo:font-size="11pt" fo:letter-spacing="normal" fo:font-style="normal" style:text-underline-style="none" fo:font-weight="normal" officeooo:rsid="01669554" fo:background-color="transparent" loext:char-shading-value="0" style:font-size-asian="11pt" style:font-size-complex="11pt"/>
    </style:style>
    <style:style style:name="T284" style:family="text">
      <style:text-properties fo:font-variant="normal" fo:text-transform="none" style:font-name="Liberation Serif" fo:font-size="11pt" fo:letter-spacing="normal" fo:font-style="normal" style:text-underline-style="none" fo:font-weight="normal" officeooo:rsid="015dcefb" fo:background-color="transparent" loext:char-shading-value="0" style:font-size-asian="11pt" style:font-size-complex="11pt"/>
    </style:style>
    <style:style style:name="T285" style:family="text">
      <style:text-properties fo:font-variant="normal" fo:text-transform="none" style:font-name="Liberation Serif" fo:font-size="11pt" fo:letter-spacing="normal" fo:font-style="normal" style:text-underline-style="none" fo:font-weight="normal" officeooo:rsid="015e3841" fo:background-color="transparent" loext:char-shading-value="0" style:font-size-asian="11pt" style:font-size-complex="11pt"/>
    </style:style>
    <style:style style:name="T286" style:family="text">
      <style:text-properties fo:font-variant="normal" fo:text-transform="none" style:font-name="Liberation Serif" fo:font-size="11pt" fo:letter-spacing="normal" fo:font-style="normal" style:text-underline-style="none" fo:font-weight="normal" officeooo:rsid="01889a11" fo:background-color="transparent" loext:char-shading-value="0" style:font-size-asian="11pt" style:font-size-complex="11pt"/>
    </style:style>
    <style:style style:name="T287" style:family="text">
      <style:text-properties fo:font-variant="normal" fo:text-transform="none" style:font-name="Liberation Serif" fo:font-size="11pt" fo:letter-spacing="normal" fo:font-style="normal" style:text-underline-style="none" fo:font-weight="normal" officeooo:rsid="0188f1d5" fo:background-color="transparent" loext:char-shading-value="0" style:font-size-asian="11pt" style:font-size-complex="11pt"/>
    </style:style>
    <style:style style:name="T288" style:family="text">
      <style:text-properties fo:font-variant="normal" fo:text-transform="none" style:font-name="Liberation Serif" fo:font-size="11pt" fo:letter-spacing="normal" fo:font-style="normal" style:text-underline-style="none" fo:font-weight="normal" officeooo:rsid="0190f67a" fo:background-color="transparent" loext:char-shading-value="0" style:font-size-asian="11pt" style:font-size-complex="11pt"/>
    </style:style>
    <style:style style:name="T289" style:family="text">
      <style:text-properties fo:font-variant="normal" fo:text-transform="none" style:font-name="Liberation Serif" fo:font-size="11pt" fo:letter-spacing="normal" fo:font-style="normal" style:text-underline-style="none" fo:font-weight="normal" officeooo:rsid="01a6b2d7" fo:background-color="transparent" loext:char-shading-value="0" style:font-size-asian="11pt" style:font-size-complex="11pt"/>
    </style:style>
    <style:style style:name="T290" style:family="text">
      <style:text-properties fo:font-variant="normal" fo:text-transform="none" style:font-name="Liberation Serif" fo:font-size="11pt" fo:letter-spacing="normal" fo:font-style="normal" style:text-underline-style="none" fo:font-weight="normal" officeooo:rsid="01aa165f" fo:background-color="transparent" loext:char-shading-value="0" style:font-size-asian="11pt" style:font-size-complex="11pt"/>
    </style:style>
    <style:style style:name="T291" style:family="text">
      <style:text-properties fo:font-variant="normal" fo:text-transform="none" style:font-name="Liberation Serif" fo:font-size="11pt" fo:letter-spacing="normal" fo:font-style="normal" style:text-underline-style="none" fo:font-weight="normal" officeooo:rsid="01e05633" fo:background-color="transparent" loext:char-shading-value="0" style:font-size-asian="11pt" style:font-size-complex="11pt"/>
    </style:style>
    <style:style style:name="T292" style:family="text">
      <style:text-properties fo:font-variant="normal" fo:text-transform="none" style:font-name="Liberation Serif" fo:font-size="11pt" fo:letter-spacing="normal" fo:font-style="normal" style:text-underline-style="none" fo:font-weight="normal" officeooo:rsid="01f83726" fo:background-color="transparent" loext:char-shading-value="0" style:font-size-asian="11pt" style:font-size-complex="11pt"/>
    </style:style>
    <style:style style:name="T293" style:family="text">
      <style:text-properties fo:font-variant="normal" fo:text-transform="none" style:font-name="Liberation Serif" fo:font-size="11pt" fo:letter-spacing="normal" fo:font-style="normal" style:text-underline-style="none" fo:font-weight="normal" officeooo:rsid="01f883fa" fo:background-color="transparent" loext:char-shading-value="0" style:font-size-asian="11pt" style:font-size-complex="11pt"/>
    </style:style>
    <style:style style:name="T294" style:family="text">
      <style:text-properties fo:font-variant="normal" fo:text-transform="none" style:font-name="Liberation Serif" fo:font-size="11pt" fo:letter-spacing="normal" fo:font-style="normal" style:text-underline-style="none" fo:font-weight="normal" officeooo:rsid="01fae598" fo:background-color="transparent" loext:char-shading-value="0" style:font-size-asian="11pt" style:font-size-complex="11pt"/>
    </style:style>
    <style:style style:name="T295" style:family="text">
      <style:text-properties fo:font-variant="normal" fo:text-transform="none" style:font-name="Liberation Serif" fo:font-size="11pt" fo:letter-spacing="normal" fo:font-style="normal" style:text-underline-style="none" fo:font-weight="normal" officeooo:rsid="02194d7a" fo:background-color="transparent" loext:char-shading-value="0" style:font-size-asian="11pt" style:font-size-complex="11pt"/>
    </style:style>
    <style:style style:name="T296" style:family="text">
      <style:text-properties fo:font-variant="normal" fo:text-transform="none" style:font-name="Liberation Serif" fo:font-size="11pt" fo:letter-spacing="normal" fo:font-style="normal" style:text-underline-style="none" fo:font-weight="normal" officeooo:rsid="021e4c1a" fo:background-color="transparent" loext:char-shading-value="0" style:font-size-asian="11pt" style:font-size-complex="11pt"/>
    </style:style>
    <style:style style:name="T297" style:family="text">
      <style:text-properties fo:font-variant="normal" fo:text-transform="none" style:font-name="Liberation Serif" fo:font-size="11pt" fo:letter-spacing="normal" fo:font-style="normal" style:text-underline-style="none" fo:font-weight="normal" officeooo:rsid="02217e06" fo:background-color="transparent" loext:char-shading-value="0" style:font-size-asian="11pt" style:font-size-complex="11pt"/>
    </style:style>
    <style:style style:name="T298" style:family="text">
      <style:text-properties fo:font-variant="normal" fo:text-transform="none" style:font-name="Liberation Serif" fo:font-size="11pt" fo:letter-spacing="normal" fo:font-style="normal" style:text-underline-style="none" fo:font-weight="normal" officeooo:rsid="02252da5" fo:background-color="transparent" loext:char-shading-value="0" style:font-size-asian="11pt" style:font-size-complex="11pt"/>
    </style:style>
    <style:style style:name="T299" style:family="text">
      <style:text-properties fo:font-variant="normal" fo:text-transform="none" style:font-name="Liberation Serif" fo:font-size="11pt" fo:letter-spacing="normal" fo:font-style="normal" style:text-underline-style="none" fo:font-weight="normal" officeooo:rsid="02400dfa" fo:background-color="transparent" loext:char-shading-value="0" style:font-size-asian="11pt" style:font-size-complex="11pt"/>
    </style:style>
    <style:style style:name="T300" style:family="text">
      <style:text-properties fo:font-variant="normal" fo:text-transform="none" style:font-name="Liberation Serif" fo:font-size="11pt" fo:letter-spacing="normal" fo:font-style="normal" style:text-underline-style="none" fo:font-weight="normal" officeooo:rsid="0241a9a4" fo:background-color="transparent" loext:char-shading-value="0" style:font-size-asian="11pt" style:font-size-complex="11pt"/>
    </style:style>
    <style:style style:name="T301" style:family="text">
      <style:text-properties fo:font-variant="normal" fo:text-transform="none" style:font-name="Liberation Serif" fo:font-size="11pt" fo:letter-spacing="normal" fo:font-style="normal" style:text-underline-style="none" fo:font-weight="normal" officeooo:rsid="0241eb1b" fo:background-color="transparent" loext:char-shading-value="0" style:font-size-asian="11pt" style:font-size-complex="11pt"/>
    </style:style>
    <style:style style:name="T302" style:family="text">
      <style:text-properties fo:font-variant="normal" fo:text-transform="none" style:font-name="Liberation Serif" fo:font-size="11pt" fo:letter-spacing="normal" fo:font-style="normal" style:text-underline-style="none" fo:font-weight="normal" officeooo:rsid="0246647a" fo:background-color="transparent" loext:char-shading-value="0" style:font-size-asian="11pt" style:font-size-complex="11pt"/>
    </style:style>
    <style:style style:name="T303" style:family="text">
      <style:text-properties fo:font-variant="normal" fo:text-transform="none" style:font-name="Liberation Serif" fo:font-size="11pt" fo:letter-spacing="normal" fo:font-style="normal" style:text-underline-style="none" fo:font-weight="normal" officeooo:rsid="0214de1f" fo:background-color="transparent" loext:char-shading-value="0" style:font-size-asian="11pt" style:font-size-complex="11pt"/>
    </style:style>
    <style:style style:name="T304" style:family="text">
      <style:text-properties fo:font-variant="normal" fo:text-transform="none" style:font-name="Liberation Serif" fo:font-size="11pt" fo:letter-spacing="normal" fo:font-style="normal" style:text-underline-style="none" fo:font-weight="normal" officeooo:rsid="02122374" fo:background-color="transparent" loext:char-shading-value="0" style:font-size-asian="11pt" style:font-size-complex="11pt"/>
    </style:style>
    <style:style style:name="T305" style:family="text">
      <style:text-properties fo:font-variant="normal" fo:text-transform="none" style:font-name="Liberation Serif" fo:font-size="11pt" fo:letter-spacing="normal" fo:font-style="normal" style:text-underline-style="none" fo:font-weight="normal" officeooo:rsid="02c74e9e" fo:background-color="transparent" loext:char-shading-value="0" style:font-size-asian="11pt" style:font-size-complex="11pt"/>
    </style:style>
    <style:style style:name="T306" style:family="text">
      <style:text-properties fo:font-variant="normal" fo:text-transform="none" style:font-name="Liberation Serif" fo:font-size="11pt" fo:letter-spacing="normal" fo:font-style="normal" style:text-underline-style="none" fo:font-weight="normal" officeooo:rsid="031fb2ce" fo:background-color="transparent" loext:char-shading-value="0" style:font-size-asian="11pt" style:font-size-complex="11pt"/>
    </style:style>
    <style:style style:name="T307" style:family="text">
      <style:text-properties fo:font-variant="normal" fo:text-transform="none" style:font-name="Liberation Serif" fo:font-size="11pt" fo:letter-spacing="normal" fo:font-style="normal" style:text-underline-style="none" fo:font-weight="normal" officeooo:rsid="031dce75" fo:background-color="transparent" loext:char-shading-value="0" style:font-size-asian="11pt" style:font-size-complex="11pt"/>
    </style:style>
    <style:style style:name="T308" style:family="text">
      <style:text-properties fo:font-variant="normal" fo:text-transform="none" style:font-name="Liberation Serif" fo:font-size="11pt" fo:letter-spacing="normal" fo:font-style="normal" style:text-underline-style="none" fo:font-weight="normal" officeooo:rsid="0010e77c" fo:background-color="transparent" loext:char-shading-value="0" style:font-size-asian="11pt" style:font-size-complex="11pt"/>
    </style:style>
    <style:style style:name="T309" style:family="text">
      <style:text-properties fo:font-variant="normal" fo:text-transform="none" style:font-name="Liberation Serif" fo:font-size="11pt" fo:letter-spacing="normal" fo:font-style="normal" style:text-underline-style="none" fo:font-weight="normal" officeooo:rsid="001231f0" fo:background-color="transparent" loext:char-shading-value="0" style:font-size-asian="11pt" style:font-size-complex="11pt"/>
    </style:style>
    <style:style style:name="T310" style:family="text">
      <style:text-properties fo:font-variant="normal" fo:text-transform="none" style:font-name="Liberation Serif" fo:font-size="11pt" fo:letter-spacing="normal" fo:font-style="normal" style:text-underline-style="none" fo:font-weight="normal" officeooo:rsid="0011e570" fo:background-color="transparent" loext:char-shading-value="0" style:font-size-asian="11pt" style:font-size-complex="11pt"/>
    </style:style>
    <style:style style:name="T311" style:family="text">
      <style:text-properties fo:font-variant="normal" fo:text-transform="none" style:font-name="Liberation Serif" fo:font-size="11pt" fo:letter-spacing="normal" fo:font-style="normal" style:text-underline-style="none" fo:font-weight="normal" officeooo:rsid="00131828" fo:background-color="transparent" loext:char-shading-value="0" style:font-size-asian="11pt" style:font-size-complex="11pt"/>
    </style:style>
    <style:style style:name="T312" style:family="text">
      <style:text-properties fo:font-variant="normal" fo:text-transform="none" style:font-name="Liberation Serif" fo:font-size="11pt" fo:letter-spacing="normal" fo:font-style="normal" style:text-underline-style="none" fo:font-weight="normal" officeooo:rsid="0027fc2a" fo:background-color="transparent" loext:char-shading-value="0" style:font-size-asian="11pt" style:font-size-complex="11pt"/>
    </style:style>
    <style:style style:name="T313" style:family="text">
      <style:text-properties fo:font-variant="normal" fo:text-transform="none" style:font-name="Liberation Serif" fo:font-size="11pt" fo:letter-spacing="normal" fo:font-style="normal" style:text-underline-style="none" fo:font-weight="normal" officeooo:rsid="032a7a56" fo:background-color="transparent" loext:char-shading-value="0" style:font-size-asian="11pt" style:font-size-complex="11pt"/>
    </style:style>
    <style:style style:name="T314" style:family="text">
      <style:text-properties fo:font-variant="normal" fo:text-transform="none" style:font-name="Liberation Serif" fo:font-size="11pt" fo:letter-spacing="normal" fo:font-style="normal" style:text-underline-style="none" fo:font-weight="normal" officeooo:rsid="0329ed50" fo:background-color="transparent" loext:char-shading-value="0" style:font-size-asian="11pt" style:font-size-complex="11pt"/>
    </style:style>
    <style:style style:name="T315" style:family="text">
      <style:text-properties fo:font-variant="normal" fo:text-transform="none" style:font-name="Liberation Serif" fo:font-size="11pt" fo:letter-spacing="normal" fo:font-style="normal" style:text-underline-style="none" fo:font-weight="normal" officeooo:rsid="001b7064" fo:background-color="transparent" loext:char-shading-value="0" style:font-size-asian="11pt" style:font-size-complex="11pt"/>
    </style:style>
    <style:style style:name="T316" style:family="text">
      <style:text-properties fo:font-variant="normal" fo:text-transform="none" style:font-name="Liberation Serif" fo:font-size="11pt" fo:letter-spacing="normal" fo:font-style="normal" style:text-underline-style="none" fo:font-weight="normal" officeooo:rsid="001d40c1" fo:background-color="transparent" loext:char-shading-value="0" style:font-size-asian="11pt" style:font-size-complex="11pt"/>
    </style:style>
    <style:style style:name="T317" style:family="text">
      <style:text-properties fo:font-variant="normal" fo:text-transform="none" style:font-name="Liberation Serif" fo:font-size="11pt" fo:letter-spacing="normal" fo:font-style="normal" style:text-underline-style="none" fo:font-weight="normal" officeooo:rsid="00319001" fo:background-color="transparent" loext:char-shading-value="0" style:font-size-asian="11pt" style:font-size-complex="11pt"/>
    </style:style>
    <style:style style:name="T318" style:family="text">
      <style:text-properties fo:font-variant="normal" fo:text-transform="none" style:font-name="Liberation Serif" fo:font-size="11pt" fo:letter-spacing="normal" fo:font-style="normal" style:text-underline-style="none" fo:font-weight="normal" officeooo:rsid="031f0f34" fo:background-color="transparent" loext:char-shading-value="0" style:font-size-asian="11pt" style:font-size-complex="11pt"/>
    </style:style>
    <style:style style:name="T319" style:family="text">
      <style:text-properties fo:font-variant="normal" fo:text-transform="none" style:font-name="Liberation Serif" fo:font-size="11pt" fo:letter-spacing="normal" fo:font-style="normal" style:text-underline-style="none" fo:font-weight="normal" fo:background-color="transparent" loext:char-shading-value="0" style:font-size-asian="11pt" style:font-style-asian="normal" style:font-size-complex="11pt" style:font-style-complex="normal"/>
    </style:style>
    <style:style style:name="T320" style:family="text">
      <style:text-properties fo:font-variant="normal" fo:text-transform="none" style:font-name="Liberation Serif" fo:font-size="11pt" fo:letter-spacing="normal" fo:font-style="italic" style:text-underline-style="none" fo:font-weight="normal" fo:background-color="transparent" loext:char-shading-value="0" style:font-size-asian="11pt" style:font-style-asian="italic" style:font-size-complex="11pt" style:font-style-complex="italic"/>
    </style:style>
    <style:style style:name="T321" style:family="text">
      <style:text-properties fo:font-variant="normal" fo:text-transform="none" style:font-name="Liberation Serif" fo:font-size="12pt" fo:letter-spacing="normal" fo:font-style="normal" fo:font-weight="normal" officeooo:rsid="067e1c29" fo:background-color="transparent" loext:char-shading-value="0" style:font-name-asian="Liberation Serif1" style:font-size-asian="12pt" style:font-style-asian="normal" style:font-name-complex="Liberation Serif1" style:font-size-complex="12pt" style:font-style-complex="normal"/>
    </style:style>
    <style:style style:name="T322" style:family="text">
      <style:text-properties fo:font-variant="normal" fo:text-transform="none" style:font-name="Liberation Serif" fo:font-size="12pt" fo:letter-spacing="normal" fo:font-style="normal" fo:font-weight="normal" officeooo:rsid="067e532f" fo:background-color="transparent" loext:char-shading-value="0" style:font-name-asian="Liberation Serif1" style:font-size-asian="12pt" style:font-style-asian="normal" style:font-name-complex="Liberation Serif1" style:font-size-complex="12pt" style:font-style-complex="normal"/>
    </style:style>
    <style:style style:name="T323" style:family="text">
      <style:text-properties fo:font-variant="normal" fo:text-transform="none" fo:letter-spacing="normal" fo:font-style="normal" style:text-underline-style="none" officeooo:rsid="009445b5" style:font-size-asian="11pt" style:font-size-complex="11pt"/>
    </style:style>
    <style:style style:name="T324" style:family="text">
      <style:text-properties fo:font-variant="normal" fo:text-transform="none" fo:letter-spacing="normal" fo:font-style="normal" style:text-underline-style="none" officeooo:rsid="025df980" style:font-size-asian="11pt" style:font-size-complex="11pt"/>
    </style:style>
    <style:style style:name="T325" style:family="text">
      <style:text-properties fo:font-variant="normal" fo:text-transform="none" fo:letter-spacing="normal" fo:font-style="normal" style:text-underline-style="none" officeooo:rsid="026048e9" style:font-size-asian="11pt" style:font-size-complex="11pt"/>
    </style:style>
    <style:style style:name="T326" style:family="text">
      <style:text-properties fo:font-variant="normal" fo:text-transform="none" fo:letter-spacing="normal" fo:font-style="normal" style:text-underline-style="none" officeooo:rsid="02715728" style:font-size-asian="11pt" style:font-size-complex="11pt"/>
    </style:style>
    <style:style style:name="T327" style:family="text">
      <style:text-properties fo:font-variant="normal" fo:text-transform="none" fo:letter-spacing="normal" fo:font-style="normal" style:text-underline-style="none" officeooo:rsid="03a177d8" style:font-size-asian="11pt" style:font-size-complex="11pt"/>
    </style:style>
    <style:style style:name="T328" style:family="text">
      <style:text-properties fo:font-variant="normal" fo:text-transform="none" fo:letter-spacing="normal" fo:font-style="normal" style:text-underline-style="none" officeooo:rsid="0084359c"/>
    </style:style>
    <style:style style:name="T329" style:family="text">
      <style:text-properties fo:font-variant="normal" fo:text-transform="none" fo:letter-spacing="normal" fo:font-style="normal" style:text-underline-style="none" officeooo:rsid="0088a8c6"/>
    </style:style>
    <style:style style:name="T330" style:family="text">
      <style:text-properties fo:font-variant="normal" fo:text-transform="none" fo:letter-spacing="normal" fo:font-style="normal" style:text-underline-style="none" officeooo:rsid="008a6c55"/>
    </style:style>
    <style:style style:name="T331" style:family="text">
      <style:text-properties fo:font-variant="normal" fo:text-transform="none" fo:letter-spacing="normal" fo:font-style="normal" style:text-underline-style="none" fo:font-weight="normal" fo:background-color="transparent" loext:char-shading-value="0"/>
    </style:style>
    <style:style style:name="T332" style:family="text">
      <style:text-properties fo:font-variant="normal" fo:text-transform="none" fo:letter-spacing="normal" fo:font-style="normal" style:text-underline-style="none" fo:font-weight="normal" officeooo:rsid="02af555b" fo:background-color="transparent" loext:char-shading-value="0"/>
    </style:style>
    <style:style style:name="T333" style:family="text">
      <style:text-properties fo:font-variant="normal" fo:text-transform="none" fo:letter-spacing="normal" fo:font-style="normal" style:text-underline-style="none" fo:font-weight="normal" officeooo:rsid="02d450b5" fo:background-color="transparent" loext:char-shading-value="0"/>
    </style:style>
    <style:style style:name="T334" style:family="text">
      <style:text-properties fo:font-variant="normal" fo:text-transform="none" fo:letter-spacing="normal" fo:font-style="normal" style:text-underline-style="none" officeooo:rsid="03e7331d"/>
    </style:style>
    <style:style style:name="T335" style:family="text">
      <style:text-properties fo:font-variant="normal" fo:text-transform="none" style:use-window-font-color="true" style:font-name="Liberation Serif" fo:font-size="11pt" fo:letter-spacing="normal" fo:font-style="normal" style:text-underline-style="none" fo:font-weight="normal" fo:background-color="transparent" loext:char-shading-value="0" style:font-size-asian="11pt" style:font-size-complex="11pt"/>
    </style:style>
    <style:style style:name="T336" style:family="text">
      <style:text-properties fo:font-variant="normal" fo:text-transform="none" style:use-window-font-color="true" style:font-name="Liberation Serif" fo:font-size="11pt" fo:letter-spacing="normal" fo:font-style="normal" style:text-underline-style="none" fo:font-weight="normal" officeooo:rsid="0132c755" fo:background-color="transparent" loext:char-shading-value="0" style:font-size-asian="11pt" style:font-size-complex="11pt"/>
    </style:style>
    <style:style style:name="T337" style:family="text">
      <style:text-properties fo:font-variant="normal" fo:text-transform="none" style:use-window-font-color="true" style:font-name="Liberation Serif" fo:font-size="11pt" fo:letter-spacing="normal" fo:font-style="normal" style:text-underline-style="none" fo:font-weight="normal" officeooo:rsid="01338098" fo:background-color="transparent" loext:char-shading-value="0" style:font-size-asian="11pt" style:font-size-complex="11pt"/>
    </style:style>
    <style:style style:name="T338" style:family="text">
      <style:text-properties fo:font-variant="normal" fo:text-transform="none" style:use-window-font-color="true" style:font-name="Liberation Serif" fo:font-size="11pt" fo:letter-spacing="normal" fo:font-style="normal" style:text-underline-style="none" fo:font-weight="normal" officeooo:rsid="014ee40c" fo:background-color="transparent" loext:char-shading-value="0" style:font-size-asian="11pt" style:font-size-complex="11pt"/>
    </style:style>
    <style:style style:name="T339" style:family="text">
      <style:text-properties fo:font-variant="normal" fo:text-transform="none" style:use-window-font-color="true" style:font-name="Liberation Serif" fo:font-size="11pt" fo:letter-spacing="normal" fo:font-style="normal" style:text-underline-style="none" fo:font-weight="normal" officeooo:rsid="01660a5a" fo:background-color="transparent" loext:char-shading-value="0" style:font-size-asian="11pt" style:font-size-complex="11pt"/>
    </style:style>
    <style:style style:name="T340" style:family="text">
      <style:text-properties fo:font-variant="normal" fo:text-transform="none" style:use-window-font-color="true" style:font-name="Liberation Serif" fo:font-size="11pt" fo:letter-spacing="normal" fo:font-style="normal" style:text-underline-style="none" fo:font-weight="normal" officeooo:rsid="01669554" fo:background-color="transparent" loext:char-shading-value="0" style:font-size-asian="11pt" style:font-size-complex="11pt"/>
    </style:style>
    <style:style style:name="T341" style:family="text">
      <style:text-properties fo:font-variant="normal" fo:text-transform="none" style:use-window-font-color="true" style:font-name="Liberation Serif" fo:font-size="11pt" fo:letter-spacing="normal" fo:font-style="normal" style:text-underline-style="none" fo:font-weight="normal" officeooo:rsid="0168ba0d" fo:background-color="transparent" loext:char-shading-value="0" style:font-size-asian="11pt" style:font-size-complex="11pt"/>
    </style:style>
    <style:style style:name="T342" style:family="text">
      <style:text-properties fo:font-variant="normal" fo:text-transform="none" style:use-window-font-color="true" style:font-name="Liberation Serif" fo:font-size="11pt" fo:letter-spacing="normal" fo:font-style="normal" style:text-underline-style="none" fo:font-weight="normal" officeooo:rsid="01de19d5" fo:background-color="transparent" loext:char-shading-value="0" style:font-size-asian="11pt" style:font-size-complex="11pt"/>
    </style:style>
    <style:style style:name="T343" style:family="text">
      <style:text-properties fo:font-variant="normal" fo:text-transform="none" style:use-window-font-color="true" style:font-name="Liberation Serif" fo:font-size="11pt" fo:letter-spacing="normal" fo:font-style="normal" style:text-underline-style="none" fo:font-weight="normal" officeooo:rsid="01df27e2" fo:background-color="transparent" loext:char-shading-value="0" style:font-size-asian="11pt" style:font-size-complex="11pt"/>
    </style:style>
    <style:style style:name="T344" style:family="text">
      <style:text-properties fo:font-variant="normal" fo:text-transform="none" style:use-window-font-color="true" style:font-name="Liberation Serif" fo:font-size="11pt" fo:letter-spacing="normal" fo:font-style="normal" style:text-underline-style="none" fo:font-weight="normal" officeooo:rsid="03736e64" fo:background-color="transparent" loext:char-shading-value="0" style:font-size-asian="11pt" style:font-size-complex="11pt"/>
    </style:style>
    <style:style style:name="T345" style:family="text">
      <style:text-properties fo:font-variant="normal" fo:text-transform="none" style:use-window-font-color="true" style:font-name="Liberation Serif" fo:font-size="11pt" fo:letter-spacing="normal" fo:font-style="normal" style:text-underline-style="none" fo:font-weight="normal" officeooo:rsid="0372ab5e" fo:background-color="transparent" loext:char-shading-value="0" style:font-size-asian="11pt" style:font-size-complex="11pt"/>
    </style:style>
    <style:style style:name="T346" style:family="text">
      <style:text-properties fo:font-variant="normal" fo:text-transform="none" style:use-window-font-color="true" style:font-name="Liberation Serif" fo:font-size="11pt" fo:letter-spacing="normal" fo:font-style="normal" style:text-underline-style="none" fo:font-weight="normal" officeooo:rsid="03754cc1" fo:background-color="transparent" loext:char-shading-value="0" style:font-size-asian="11pt" style:font-size-complex="11pt"/>
    </style:style>
    <style:style style:name="T347" style:family="text">
      <style:text-properties fo:font-variant="normal" fo:text-transform="none" fo:color="#1d1c1d" style:font-name="Slack-Lato1" fo:font-size="12pt" fo:letter-spacing="normal" fo:font-style="normal" style:font-size-asian="12pt" style:font-size-complex="12pt"/>
    </style:style>
    <style:style style:name="T348" style:family="text">
      <style:text-properties fo:font-variant="normal" fo:text-transform="none" style:text-line-through-style="none" style:text-line-through-type="none" style:font-name="Slack-Lato1" fo:font-size="12pt" fo:letter-spacing="normal" fo:font-style="normal" style:text-blinking="false" style:font-size-asian="12pt" style:font-size-complex="12pt"/>
    </style:style>
    <style:style style:name="T349"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50" style:family="text">
      <style:text-properties fo:font-variant="normal" fo:text-transform="none" fo:color="#000000" style:font-name="Liberation Serif" fo:font-size="12pt" fo:letter-spacing="normal" fo:font-style="normal" style:text-underline-style="none" fo:font-weight="normal" officeooo:rsid="019d8cc4"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51" style:family="text">
      <style:text-properties fo:font-variant="normal" fo:text-transform="none" fo:font-size="11pt" fo:letter-spacing="normal" fo:font-style="normal" style:text-underline-style="none" fo:font-weight="normal" officeooo:rsid="023999ad" style:font-size-asian="11pt" style:font-size-complex="11pt"/>
    </style:style>
    <style:style style:name="T352" style:family="text">
      <style:text-properties fo:font-variant="normal" fo:text-transform="none" fo:color="#424242" style:font-name="Roboto" fo:font-size="12pt" fo:letter-spacing="normal" fo:font-style="normal" style:text-underline-style="none" fo:font-weight="normal" fo:background-color="transparent" loext:char-shading-value="0" style:font-size-asian="11pt" style:font-size-complex="11pt" loext:padding="0cm" loext:border="none"/>
    </style:style>
    <style:style style:name="T353" style:family="text">
      <style:text-properties officeooo:rsid="00599d15"/>
    </style:style>
    <style:style style:name="T354" style:family="text">
      <style:text-properties officeooo:rsid="005a2a82"/>
    </style:style>
    <style:style style:name="T355" style:family="text">
      <style:text-properties officeooo:rsid="005a6907"/>
    </style:style>
    <style:style style:name="T356" style:family="text">
      <style:text-properties officeooo:rsid="005c0b26"/>
    </style:style>
    <style:style style:name="T357" style:family="text">
      <style:text-properties officeooo:rsid="005cd28a"/>
    </style:style>
    <style:style style:name="T358" style:family="text">
      <style:text-properties officeooo:rsid="005f860e"/>
    </style:style>
    <style:style style:name="T359" style:family="text">
      <style:text-properties officeooo:rsid="00651d5c"/>
    </style:style>
    <style:style style:name="T360" style:family="text">
      <style:text-properties style:font-name="Liberation Serif" fo:font-size="11pt" style:text-underline-style="none" officeooo:rsid="0053d9ad" style:font-size-asian="11pt" style:font-size-complex="11pt"/>
    </style:style>
    <style:style style:name="T361" style:family="text">
      <style:text-properties style:font-name="Liberation Serif" fo:font-size="11pt" style:text-underline-style="none" officeooo:rsid="00554c95" style:font-size-asian="11pt" style:font-size-complex="11pt"/>
    </style:style>
    <style:style style:name="T362" style:family="text">
      <style:text-properties style:font-name="Liberation Serif" fo:font-size="11pt" officeooo:rsid="013714e8" style:font-size-asian="11pt" style:font-size-complex="11pt"/>
    </style:style>
    <style:style style:name="T363" style:family="text">
      <style:text-properties style:font-name="Liberation Serif" fo:font-size="11pt" officeooo:rsid="013775ec" style:font-size-asian="11pt" style:font-size-complex="11pt"/>
    </style:style>
    <style:style style:name="T364" style:family="text">
      <style:text-properties style:font-name="Liberation Serif" fo:font-size="11pt" officeooo:rsid="01389844" style:font-size-asian="11pt" style:font-size-complex="11pt"/>
    </style:style>
    <style:style style:name="T365" style:family="text">
      <style:text-properties style:font-name="Liberation Serif" fo:font-size="10.5pt" fo:background-color="#1e1e1e" loext:char-shading-value="0"/>
    </style:style>
    <style:style style:name="T366" style:family="text">
      <style:text-properties style:font-name="Liberation Serif" fo:font-size="10.5pt" officeooo:rsid="026cee22" fo:background-color="#1e1e1e" loext:char-shading-value="0"/>
    </style:style>
    <style:style style:name="T367" style:family="text">
      <style:text-properties style:font-name="Liberation Serif" fo:font-size="10.5pt" style:font-size-asian="10.5pt" style:font-size-complex="10.5pt"/>
    </style:style>
    <style:style style:name="T368" style:family="text">
      <style:text-properties officeooo:rsid="0084359c"/>
    </style:style>
    <style:style style:name="T369" style:family="text">
      <style:text-properties officeooo:rsid="00856929"/>
    </style:style>
    <style:style style:name="T370" style:family="text">
      <style:text-properties officeooo:rsid="0086be62"/>
    </style:style>
    <style:style style:name="T371" style:family="text">
      <style:text-properties officeooo:rsid="0088a8c6"/>
    </style:style>
    <style:style style:name="T372" style:family="text">
      <style:text-properties officeooo:rsid="008a6c55"/>
    </style:style>
    <style:style style:name="T373" style:family="text">
      <style:text-properties officeooo:rsid="008b7dd7"/>
    </style:style>
    <style:style style:name="T374" style:family="text">
      <style:text-properties officeooo:rsid="008ce94a"/>
    </style:style>
    <style:style style:name="T375" style:family="text">
      <style:text-properties officeooo:rsid="009445b5"/>
    </style:style>
    <style:style style:name="T376" style:family="text">
      <style:text-properties fo:font-size="10.5pt"/>
    </style:style>
    <style:style style:name="T377" style:family="text">
      <style:text-properties fo:font-size="10.5pt" officeooo:rsid="009445b5"/>
    </style:style>
    <style:style style:name="T378" style:family="text">
      <style:text-properties fo:font-size="10.5pt" fo:font-weight="normal"/>
    </style:style>
    <style:style style:name="T379" style:family="text">
      <style:text-properties fo:font-size="10.5pt" fo:font-weight="normal" officeooo:rsid="023999ad"/>
    </style:style>
    <style:style style:name="T380" style:family="text">
      <style:text-properties fo:font-size="10.5pt" officeooo:rsid="03a177d8"/>
    </style:style>
    <style:style style:name="T381" style:family="text">
      <style:text-properties officeooo:rsid="00a27391"/>
    </style:style>
    <style:style style:name="T382" style:family="text">
      <style:text-properties officeooo:rsid="00a65822"/>
    </style:style>
    <style:style style:name="T383" style:family="text">
      <style:text-properties officeooo:rsid="00a8382e"/>
    </style:style>
    <style:style style:name="T384" style:family="text">
      <style:text-properties officeooo:rsid="00aa16e1"/>
    </style:style>
    <style:style style:name="T385" style:family="text">
      <style:text-properties officeooo:rsid="00ad0cee"/>
    </style:style>
    <style:style style:name="T386" style:family="text">
      <style:text-properties officeooo:rsid="00adb89a"/>
    </style:style>
    <style:style style:name="T387" style:family="text">
      <style:text-properties style:text-underline-style="solid" style:text-underline-width="auto" style:text-underline-color="font-color"/>
    </style:style>
    <style:style style:name="T388" style:family="text">
      <style:text-properties officeooo:rsid="00be9769"/>
    </style:style>
    <style:style style:name="T389" style:family="text">
      <style:text-properties officeooo:rsid="00c85587"/>
    </style:style>
    <style:style style:name="T390" style:family="text">
      <style:text-properties officeooo:rsid="00caebaf"/>
    </style:style>
    <style:style style:name="T391" style:family="text">
      <style:text-properties officeooo:rsid="08eb1f2d"/>
    </style:style>
    <style:style style:name="T392" style:family="text">
      <style:text-properties fo:font-size="12pt" style:font-size-asian="12pt" style:font-size-complex="12pt"/>
    </style:style>
    <style:style style:name="T393" style:family="text">
      <style:text-properties fo:font-weight="bold"/>
    </style:style>
    <style:style style:name="T394" style:family="text">
      <style:text-properties officeooo:rsid="00d8761a"/>
    </style:style>
    <style:style style:name="T395" style:family="text">
      <style:text-properties officeooo:rsid="00db3f05"/>
    </style:style>
    <style:style style:name="T396" style:family="text">
      <style:text-properties officeooo:rsid="00de05b9"/>
    </style:style>
    <style:style style:name="T397" style:family="text">
      <style:text-properties officeooo:rsid="00e10c52"/>
    </style:style>
    <style:style style:name="T398" style:family="text">
      <style:text-properties officeooo:rsid="00e1972b"/>
    </style:style>
    <style:style style:name="T399" style:family="text">
      <style:text-properties officeooo:rsid="00e35391"/>
    </style:style>
    <style:style style:name="T400" style:family="text">
      <style:text-properties officeooo:rsid="00e4b7e1"/>
    </style:style>
    <style:style style:name="T401" style:family="text">
      <style:text-properties officeooo:rsid="00e5040d"/>
    </style:style>
    <style:style style:name="T402" style:family="text">
      <style:text-properties officeooo:rsid="00ee3c85"/>
    </style:style>
    <style:style style:name="T403" style:family="text">
      <style:text-properties fo:background-color="transparent" loext:char-shading-value="0"/>
    </style:style>
    <style:style style:name="T404" style:family="text">
      <style:text-properties officeooo:rsid="00ee3c85" fo:background-color="transparent" loext:char-shading-value="0"/>
    </style:style>
    <style:style style:name="T405" style:family="text">
      <style:text-properties officeooo:rsid="013714e8" fo:background-color="transparent" loext:char-shading-value="0"/>
    </style:style>
    <style:style style:name="T406" style:family="text">
      <style:text-properties officeooo:rsid="0154906b" fo:background-color="transparent" loext:char-shading-value="0"/>
    </style:style>
    <style:style style:name="T407" style:family="text">
      <style:text-properties officeooo:rsid="01080962"/>
    </style:style>
    <style:style style:name="T408" style:family="text">
      <style:text-properties officeooo:rsid="01091cfc"/>
    </style:style>
    <style:style style:name="T409" style:family="text">
      <style:text-properties officeooo:rsid="0101cd7e"/>
    </style:style>
    <style:style style:name="T410" style:family="text">
      <style:text-properties officeooo:rsid="01093a63"/>
    </style:style>
    <style:style style:name="T411" style:family="text">
      <style:text-properties officeooo:rsid="01112290"/>
    </style:style>
    <style:style style:name="T412" style:family="text">
      <style:text-properties officeooo:rsid="0112f55f"/>
    </style:style>
    <style:style style:name="T413" style:family="text">
      <style:text-properties officeooo:rsid="0114c575"/>
    </style:style>
    <style:style style:name="T414" style:family="text">
      <style:text-properties officeooo:rsid="0116ebc3"/>
    </style:style>
    <style:style style:name="T415" style:family="text">
      <style:text-properties officeooo:rsid="01172d7b"/>
    </style:style>
    <style:style style:name="T416" style:family="text">
      <style:text-properties officeooo:rsid="011cd25b"/>
    </style:style>
    <style:style style:name="T417" style:family="text">
      <style:text-properties officeooo:rsid="01214d25"/>
    </style:style>
    <style:style style:name="T418" style:family="text">
      <style:text-properties officeooo:rsid="01234671"/>
    </style:style>
    <style:style style:name="T419" style:family="text">
      <style:text-properties officeooo:rsid="00e62a39"/>
    </style:style>
    <style:style style:name="T420" style:family="text">
      <style:text-properties officeooo:rsid="00e6ba4b"/>
    </style:style>
    <style:style style:name="T421" style:family="text">
      <style:text-properties officeooo:rsid="01275341"/>
    </style:style>
    <style:style style:name="T422" style:family="text">
      <style:text-properties officeooo:rsid="01291beb"/>
    </style:style>
    <style:style style:name="T423" style:family="text">
      <style:text-properties officeooo:rsid="012eb92a"/>
    </style:style>
    <style:style style:name="T424" style:family="text">
      <style:text-properties officeooo:rsid="013ba0d3"/>
    </style:style>
    <style:style style:name="T425" style:family="text">
      <style:text-properties officeooo:rsid="013ba153"/>
    </style:style>
    <style:style style:name="T426" style:family="text">
      <style:text-properties officeooo:rsid="014009a5"/>
    </style:style>
    <style:style style:name="T427" style:family="text">
      <style:text-properties officeooo:rsid="0140e38e"/>
    </style:style>
    <style:style style:name="T428" style:family="text">
      <style:text-properties officeooo:rsid="01489e1a"/>
    </style:style>
    <style:style style:name="T429" style:family="text">
      <style:text-properties officeooo:rsid="014f30e5"/>
    </style:style>
    <style:style style:name="T430" style:family="text">
      <style:text-properties officeooo:rsid="01577c47"/>
    </style:style>
    <style:style style:name="T431" style:family="text">
      <style:text-properties officeooo:rsid="01588c31"/>
    </style:style>
    <style:style style:name="T432" style:family="text">
      <style:text-properties officeooo:rsid="0167c15b"/>
    </style:style>
    <style:style style:name="T433" style:family="text">
      <style:text-properties officeooo:rsid="016cfc32"/>
    </style:style>
    <style:style style:name="T434" style:family="text">
      <style:text-properties officeooo:rsid="016e9787"/>
    </style:style>
    <style:style style:name="T435" style:family="text">
      <style:text-properties officeooo:rsid="01720547"/>
    </style:style>
    <style:style style:name="T436" style:family="text">
      <style:text-properties officeooo:rsid="05ffdd23"/>
    </style:style>
    <style:style style:name="T437" style:family="text">
      <style:text-properties officeooo:rsid="05d8fd12"/>
    </style:style>
    <style:style style:name="T438" style:family="text">
      <style:text-properties officeooo:rsid="018aa79d"/>
    </style:style>
    <style:style style:name="T439" style:family="text">
      <style:text-properties officeooo:rsid="018c5e3f"/>
    </style:style>
    <style:style style:name="T440" style:family="text">
      <style:text-properties officeooo:rsid="018d5153"/>
    </style:style>
    <style:style style:name="T441" style:family="text">
      <style:text-properties officeooo:rsid="019d8cc4"/>
    </style:style>
    <style:style style:name="T442" style:family="text">
      <style:text-properties fo:font-style="italic" style:font-style-asian="italic" style:font-style-complex="italic"/>
    </style:style>
    <style:style style:name="T443" style:family="text">
      <style:text-properties fo:font-style="italic" style:font-style-asian="normal" style:font-style-complex="normal"/>
    </style:style>
    <style:style style:name="T444" style:family="text">
      <style:text-properties officeooo:rsid="019f503c"/>
    </style:style>
    <style:style style:name="T445" style:family="text">
      <style:text-properties officeooo:rsid="01a5605f"/>
    </style:style>
    <style:style style:name="T446" style:family="text">
      <style:text-properties officeooo:rsid="01a6b2d7"/>
    </style:style>
    <style:style style:name="T447" style:family="text">
      <style:text-properties officeooo:rsid="01b56a8c"/>
    </style:style>
    <style:style style:name="T448" style:family="text">
      <style:text-properties officeooo:rsid="01b72a06"/>
    </style:style>
    <style:style style:name="T449" style:family="text">
      <style:text-properties officeooo:rsid="01be8f36"/>
    </style:style>
    <style:style style:name="T450" style:family="text">
      <style:text-properties officeooo:rsid="01c26939"/>
    </style:style>
    <style:style style:name="T451" style:family="text">
      <style:text-properties officeooo:rsid="01c4b032"/>
    </style:style>
    <style:style style:name="T452" style:family="text">
      <style:text-properties officeooo:rsid="01c84a58"/>
    </style:style>
    <style:style style:name="T453" style:family="text">
      <style:text-properties officeooo:rsid="01cd8751"/>
    </style:style>
    <style:style style:name="T454" style:family="text">
      <style:text-properties officeooo:rsid="01d0bd37"/>
    </style:style>
    <style:style style:name="T455" style:family="text">
      <style:text-properties officeooo:rsid="01d17f62"/>
    </style:style>
    <style:style style:name="T456" style:family="text">
      <style:text-properties officeooo:rsid="01d33ef1"/>
    </style:style>
    <style:style style:name="T457" style:family="text">
      <style:text-properties officeooo:rsid="01d409df"/>
    </style:style>
    <style:style style:name="T458" style:family="text">
      <style:text-properties officeooo:rsid="01d80e8c"/>
    </style:style>
    <style:style style:name="T459" style:family="text">
      <style:text-properties officeooo:rsid="01da1fd7"/>
    </style:style>
    <style:style style:name="T460" style:family="text">
      <style:text-properties officeooo:rsid="01f105a8"/>
    </style:style>
    <style:style style:name="T461" style:family="text">
      <style:text-properties officeooo:rsid="01f1cc7a"/>
    </style:style>
    <style:style style:name="T462" style:family="text">
      <style:text-properties officeooo:rsid="01f4cfff"/>
    </style:style>
    <style:style style:name="T463" style:family="text">
      <style:text-properties officeooo:rsid="01f8d3db"/>
    </style:style>
    <style:style style:name="T464" style:family="text">
      <style:text-properties officeooo:rsid="01f98b74"/>
    </style:style>
    <style:style style:name="T465" style:family="text">
      <style:text-properties officeooo:rsid="0200fef9"/>
    </style:style>
    <style:style style:name="T466" style:family="text">
      <style:text-properties officeooo:rsid="020d66bf"/>
    </style:style>
    <style:style style:name="T467" style:family="text">
      <style:text-properties officeooo:rsid="021a6d95"/>
    </style:style>
    <style:style style:name="T468" style:family="text">
      <style:text-properties officeooo:rsid="021b4fbc"/>
    </style:style>
    <style:style style:name="T469" style:family="text">
      <style:text-properties officeooo:rsid="021c3ff9"/>
    </style:style>
    <style:style style:name="T470" style:family="text">
      <style:text-properties officeooo:rsid="023f23d2"/>
    </style:style>
    <style:style style:name="T471" style:family="text">
      <style:text-properties officeooo:rsid="0247c6b4"/>
    </style:style>
    <style:style style:name="T472" style:family="text">
      <style:text-properties officeooo:rsid="02483e20"/>
    </style:style>
    <style:style style:name="T473" style:family="text">
      <style:text-properties officeooo:rsid="024a71bc"/>
    </style:style>
    <style:style style:name="T474" style:family="text">
      <style:text-properties style:font-style-asian="normal" style:font-style-complex="normal"/>
    </style:style>
    <style:style style:name="T475" style:family="text">
      <style:text-properties officeooo:rsid="0253bd82"/>
    </style:style>
    <style:style style:name="T476" style:family="text">
      <style:text-properties officeooo:rsid="025a103a"/>
    </style:style>
    <style:style style:name="T477" style:family="text">
      <style:text-properties officeooo:rsid="02607687"/>
    </style:style>
    <style:style style:name="T478" style:family="text">
      <style:text-properties officeooo:rsid="026ab0ab"/>
    </style:style>
    <style:style style:name="T479" style:family="text">
      <style:text-properties officeooo:rsid="026c79cb"/>
    </style:style>
    <style:style style:name="T480" style:family="text">
      <style:text-properties officeooo:rsid="026cee22"/>
    </style:style>
    <style:style style:name="T481" style:family="text">
      <style:text-properties officeooo:rsid="026e4ff8"/>
    </style:style>
    <style:style style:name="T482" style:family="text">
      <style:text-properties officeooo:rsid="027028f7"/>
    </style:style>
    <style:style style:name="T483" style:family="text">
      <style:text-properties officeooo:rsid="027524eb"/>
    </style:style>
    <style:style style:name="T484" style:family="text">
      <style:text-properties officeooo:rsid="027ebf5d"/>
    </style:style>
    <style:style style:name="T485" style:family="text">
      <style:text-properties officeooo:rsid="0293b3fc"/>
    </style:style>
    <style:style style:name="T486" style:family="text">
      <style:text-properties officeooo:rsid="029512d7"/>
    </style:style>
    <style:style style:name="T487" style:family="text">
      <style:text-properties officeooo:rsid="029697ae"/>
    </style:style>
    <style:style style:name="T488" style:family="text">
      <style:text-properties officeooo:rsid="029699ad"/>
    </style:style>
    <style:style style:name="T489" style:family="text">
      <style:text-properties officeooo:rsid="02991bbb"/>
    </style:style>
    <style:style style:name="T490" style:family="text">
      <style:text-properties officeooo:rsid="02af555b"/>
    </style:style>
    <style:style style:name="T491" style:family="text">
      <style:text-properties officeooo:rsid="02b65170"/>
    </style:style>
    <style:style style:name="T492" style:family="text">
      <style:text-properties officeooo:rsid="02c5785f"/>
    </style:style>
    <style:style style:name="T493" style:family="text">
      <style:text-properties officeooo:rsid="02d0f103"/>
    </style:style>
    <style:style style:name="T494" style:family="text">
      <style:text-properties officeooo:rsid="02d450b5"/>
    </style:style>
    <style:style style:name="T495" style:family="text">
      <style:text-properties officeooo:rsid="02db1309"/>
    </style:style>
    <style:style style:name="T496" style:family="text">
      <style:text-properties officeooo:rsid="02e285ba"/>
    </style:style>
    <style:style style:name="T497" style:family="text">
      <style:text-properties officeooo:rsid="02e48e05"/>
    </style:style>
    <style:style style:name="T498" style:family="text">
      <style:text-properties officeooo:rsid="02e7439a"/>
    </style:style>
    <style:style style:name="T499" style:family="text">
      <style:text-properties officeooo:rsid="02e79b31"/>
    </style:style>
    <style:style style:name="T500" style:family="text">
      <style:text-properties officeooo:rsid="02e93644"/>
    </style:style>
    <style:style style:name="T501" style:family="text">
      <style:text-properties officeooo:rsid="02ecd92d"/>
    </style:style>
    <style:style style:name="T502" style:family="text">
      <style:text-properties officeooo:rsid="02ee207c"/>
    </style:style>
    <style:style style:name="T503" style:family="text">
      <style:text-properties officeooo:rsid="02f3c321"/>
    </style:style>
    <style:style style:name="T504" style:family="text">
      <style:text-properties officeooo:rsid="02f4917c"/>
    </style:style>
    <style:style style:name="T505" style:family="text">
      <style:text-properties officeooo:rsid="02fc8eda"/>
    </style:style>
    <style:style style:name="T506" style:family="text">
      <style:text-properties officeooo:rsid="0303d617"/>
    </style:style>
    <style:style style:name="T507" style:family="text">
      <style:text-properties officeooo:rsid="03081757"/>
    </style:style>
    <style:style style:name="T508" style:family="text">
      <style:text-properties officeooo:rsid="0308ac84"/>
    </style:style>
    <style:style style:name="T509" style:family="text">
      <style:text-properties officeooo:rsid="0309de06"/>
    </style:style>
    <style:style style:name="T510" style:family="text">
      <style:text-properties officeooo:rsid="030f0ab9"/>
    </style:style>
    <style:style style:name="T511" style:family="text">
      <style:text-properties officeooo:rsid="03115628"/>
    </style:style>
    <style:style style:name="T512" style:family="text">
      <style:text-properties style:text-line-through-style="none" style:text-line-through-type="none" style:font-name="Slack-Lato" fo:font-size="11.25pt" style:text-blinking="false"/>
    </style:style>
    <style:style style:name="T513" style:family="text">
      <style:text-properties fo:color="#1d1c1d" style:font-name="Slack-Lato" fo:font-size="11.25pt"/>
    </style:style>
    <style:style style:name="T514" style:family="text">
      <style:text-properties fo:color="#1d1c1d" style:text-line-through-style="none" style:text-line-through-type="none" style:font-name="Slack-Lato" fo:font-size="11.25pt" style:text-blinking="false"/>
    </style:style>
    <style:style style:name="T515" style:family="text">
      <style:text-properties officeooo:rsid="0334d4fb"/>
    </style:style>
    <style:style style:name="T516" style:family="text">
      <style:text-properties officeooo:rsid="0338b992"/>
    </style:style>
    <style:style style:name="T517" style:family="text">
      <style:text-properties officeooo:rsid="033dde73"/>
    </style:style>
    <style:style style:name="T518" style:family="text">
      <style:text-properties officeooo:rsid="031a5fbb"/>
    </style:style>
    <style:style style:name="T519" style:family="text">
      <style:text-properties officeooo:rsid="034b9abc"/>
    </style:style>
    <style:style style:name="T520" style:family="text">
      <style:text-properties officeooo:rsid="035dc9a3"/>
    </style:style>
    <style:style style:name="T521" style:family="text">
      <style:text-properties officeooo:rsid="035dd37f"/>
    </style:style>
    <style:style style:name="T522" style:family="text">
      <style:text-properties officeooo:rsid="0362985c"/>
    </style:style>
    <style:style style:name="T523" style:family="text">
      <style:text-properties officeooo:rsid="038425af"/>
    </style:style>
    <style:style style:name="T524" style:family="text">
      <style:text-properties officeooo:rsid="0389768c"/>
    </style:style>
    <style:style style:name="T525" style:family="text">
      <style:text-properties officeooo:rsid="038a08cd"/>
    </style:style>
    <style:style style:name="T526" style:family="text">
      <style:text-properties officeooo:rsid="038d7cef"/>
    </style:style>
    <style:style style:name="T527" style:family="text">
      <style:text-properties officeooo:rsid="038db1d6"/>
    </style:style>
    <style:style style:name="T528" style:family="text">
      <style:text-properties officeooo:rsid="0029d0df"/>
    </style:style>
    <style:style style:name="T529" style:family="text">
      <style:text-properties officeooo:rsid="00263404"/>
    </style:style>
    <style:style style:name="T530" style:family="text">
      <style:text-properties officeooo:rsid="002bca91"/>
    </style:style>
    <style:style style:name="T531" style:family="text">
      <style:text-properties officeooo:rsid="0027fc2a"/>
    </style:style>
    <style:style style:name="T532" style:family="text">
      <style:text-properties officeooo:rsid="000f40b8"/>
    </style:style>
    <style:style style:name="T533" style:family="text">
      <style:text-properties officeooo:rsid="0015154a"/>
    </style:style>
    <style:style style:name="T534" style:family="text">
      <style:text-properties officeooo:rsid="0034b291"/>
    </style:style>
    <style:style style:name="T535" style:family="text">
      <style:text-properties officeooo:rsid="00177306"/>
    </style:style>
    <style:style style:name="T536" style:family="text">
      <style:text-properties officeooo:rsid="0329ed50"/>
    </style:style>
    <style:style style:name="T537" style:family="text">
      <style:text-properties officeooo:rsid="0012238a"/>
    </style:style>
    <style:style style:name="T538" style:family="text">
      <style:text-properties officeooo:rsid="00233b07"/>
    </style:style>
    <style:style style:name="T539" style:family="text">
      <style:text-properties fo:font-weight="normal" loext:padding="0cm" loext:border="none"/>
    </style:style>
    <style:style style:name="T540" style:family="text">
      <style:text-properties fo:font-weight="normal" officeooo:rsid="0027fc2a" loext:padding="0cm" loext:border="none"/>
    </style:style>
    <style:style style:name="T541" style:family="text">
      <style:text-properties officeooo:rsid="03936e12"/>
    </style:style>
    <style:style style:name="T542" style:family="text">
      <style:text-properties officeooo:rsid="03954abc"/>
    </style:style>
    <style:style style:name="T543" style:family="text">
      <style:text-properties officeooo:rsid="03a177d8"/>
    </style:style>
    <style:style style:name="T544" style:family="text">
      <style:text-properties officeooo:rsid="03ae0152"/>
    </style:style>
    <style:style style:name="T545" style:family="text">
      <style:text-properties officeooo:rsid="03aff4a8"/>
    </style:style>
    <style:style style:name="T546" style:family="text">
      <style:text-properties officeooo:rsid="03b1800b"/>
    </style:style>
    <style:style style:name="T547" style:family="text">
      <style:text-properties officeooo:rsid="03b301b4"/>
    </style:style>
    <style:style style:name="T548" style:family="text">
      <style:text-properties officeooo:rsid="03b3c7ea"/>
    </style:style>
    <style:style style:name="T549" style:family="text">
      <style:text-properties officeooo:rsid="03cfebb6"/>
    </style:style>
    <style:style style:name="T550" style:family="text">
      <style:text-properties officeooo:rsid="03da6481"/>
    </style:style>
    <style:style style:name="T551" style:family="text">
      <style:text-properties officeooo:rsid="03e58df0"/>
    </style:style>
    <style:style style:name="T552" style:family="text">
      <style:text-properties officeooo:rsid="03e7331d"/>
    </style:style>
    <style:style style:name="T553" style:family="text">
      <style:text-properties officeooo:rsid="03e9e9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748cm" text:min-label-width="0.499cm"/>
      </text:list-level-style-number>
      <text:list-level-style-number text:level="3" text:style-name="Numbering_20_Symbols" style:num-suffix="." style:num-format="1">
        <style:list-level-properties text:space-before="1.995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0/01/202<text:span text:style-name="T27">2</text:span></text:p>
      <text:list xml:id="list918403162" text:style-name="L1">
        <text:list-item>
          <text:p text:style-name="P452">Subir la última documentación del listado señales montecerrado.</text:p>
        </text:list-item>
        <text:list-item>
          <text:p text:style-name="P453">Sacar script montecerrado</text:p>
        </text:list-item>
        <text:list-item>
          <text:p text:style-name="P453">Ver comunicación trb sondas (bloqueante) no funciona si ponemos este tipo de conexión.</text:p>
        </text:list-item>
        <text:list-item>
          <text:p text:style-name="P454">Ver por que la app no hace salidas despu<text:span text:style-name="T429">é</text:span>s de x tiempo abierta</text:p>
        </text:list-item>
        <text:list-item>
          <text:p text:style-name="P472">Sondas TRB conexión <text:span text:style-name="T1">(mirar si el soa de montecerrado y el de pr_montecerrado tienen el mismo trb para las sondas, por que en oviedo se recupera y en las monjas no). Resp: si tienen el mismo trb</text:span></text:p>
        </text:list-item>
        <text:list-item>
          <text:p text:style-name="P473">Documentar cuando se empieza <text:span text:style-name="T43">un</text:span> proyecto (var/www/html)</text:p>
          <text:list>
            <text:list-item>
              <text:p text:style-name="P474">Descargar codeiginiter (p<text:span text:style-name="T553">10/20</text:span>ara trabajar siempre con la última versión)</text:p>
            </text:list-item>
            <text:list-item>
              <text:p text:style-name="P474">Doctrine extensions</text:p>
            </text:list-item>
            <text:list-item>
              <text:p text:style-name="P473">Ver que permisos hacen falta para que funcione (deberian de ser 755 y no 777). <text:span text:style-name="T426">Resp: hay que dar permisos 777 a la carpeta writable/session y writable/c</text:span><text:span text:style-name="T551">10/2022</text:span><text:span text:style-name="T426">ache</text:span></text:p>
            </text:list-item>
            <text:list-item>
              <text:p text:style-name="P550"><text:span text:style-name="T15">C</text:span><text:span text:style-name="T16">onfigurar services, y como se declara para utilizar una bd</text:span></text:p>
            </text:list-item>
            <text:list-item>
              <text:p text:style-name="P550"><text:span text:style-name="T15">C</text:span><text:span text:style-name="T16">omo se carga un controlador</text:span></text:p>
            </text:list-item>
            <text:list-item>
              <text:p text:style-name="P550"><text:span text:style-name="T15">C</text:span><text:span text:style-name="T16">omo se llama a una librería</text:span></text:p>
            </text:list-item>
            <text:list-item>
              <text:p text:style-name="P551"><text:span text:style-name="T15">C</text:span><text:span text:style-name="T14">omo se extiende una clase</text:span></text:p>
            </text:list-item>
          </text:list>
        </text:list-item>
        <text:list-item>
          <text:p text:style-name="P473">Cesta accesos (no retorna bien los valores) y no le llega el socket de accesos</text:p>
          <text:p text:style-name="P475">entrada abierto <text:tab/>entrada cerrado</text:p>
          <text:list>
            <text:list-header>
              <text:p text:style-name="P476"><text:span text:style-name="T1">0<text:tab/> <text:s/><text:tab/><text:tab/></text:span><text:span text:style-name="T26">0</text:span><text:span text:style-name="T1"> <text:tab/>→ 2 en transici</text:span><text:span text:style-name="T27">ó</text:span><text:span text:style-name="T1">n</text:span></text:p>
              <text:p text:style-name="P476"><text:span text:style-name="T1">1<text:tab/> <text:tab/><text:tab/></text:span><text:span text:style-name="T26">0 <text:tab/>→ 1 subida</text:span></text:p>
              <text:p text:style-name="P476"><text:span text:style-name="T1">0 <text:tab/><text:tab/><text:tab/></text:span><text:span text:style-name="T26">1</text:span><text:span text:style-name="T1"> <text:tab/>→</text:span><text:span text:style-name="T26"> 0</text:span><text:span text:style-name="T1"> </text:span><text:span text:style-name="T26">bajada</text:span></text:p>
              <text:p text:style-name="P476"><text:span text:style-name="T26">1</text:span><text:span text:style-name="T1"> <text:tab/><text:tab/><text:tab/></text:span><text:span text:style-name="T26">1</text:span><text:span text:style-name="T1"> <text:tab/>→</text:span><text:span text:style-name="T26"> 3 imposible</text:span></text:p>
            </text:list-header>
          </text:list>
        </text:list-item>
        <text:list-item>
          <text:p text:style-name="P553"><text:span text:style-name="T13">E</text:span><text:span text:style-name="T2">n los accesos no le llega el socket</text:span><text:span text:style-name="T3"> de tipo acceso</text:span></text:p>
        </text:list-item>
        <text:list-item>
          <text:p text:style-name="P455">Permisos a la app dependiendo del usuario que la utilice</text:p>
          <text:list>
            <text:list-item>
              <text:p text:style-name="P455">Añadir en sistema_pruebas en la tabla usuarios un tdato “permisos” de tipo varchar (5)</text:p>
            </text:list-item>
            <text:list-item>
              <text:p text:style-name="P554"><text:span text:style-name="T3">Modificar la api de monjas.hometech.</text:span><text:span text:style-name="T4">red, </text:span><text:span text:style-name="T5">para que devuelva el valor del tdato permisos según la ubicación, </text:span><text:span text:style-name="T6">(1 hora)</text:span></text:p>
            </text:list-item>
            <text:list-item>
              <text:p text:style-name="P555"><text:span text:style-name="T6">L</text:span><text:span text:style-name="T3">eo varchar</text:span></text:p>
            </text:list-item>
            <text:list-item>
              <text:p text:style-name="P456">Paso el valor leido a hexadecimal → A</text:p>
            </text:list-item>
            <text:list-item>
              <text:p text:style-name="P456">Hacer un for de 20 (5x4 donde 5 es el n.º de caracteres leidos)</text:p>
              <text:list>
                <text:list-item>
                  <text:p text:style-name="P456">Por cada vuelta hacer un array.push (valor de A (valor leido en hex) &amp; 1 &lt;&lt; n veces (i posici<text:span text:style-name="T427">ó</text:span>n del for)</text:p>
                </text:list-item>
              </text:list>
            </text:list-item>
            <text:list-item>
              <text:p text:style-name="P456">Crear los siguientes permisos a los diferentes usuarios:</text:p>
              <text:list>
                <text:list-item>
                  <text:p text:style-name="P456">admin1, admin2, y pruebas2 → todo 1 → FFFFF (es lo que se va a escribir en la tabla)</text:p>
                </text:list-item>
                <text:list-item>
                  <text:p text:style-name="P456">natacha, 2 (mariano), 2_secure → null</text:p>
                </text:list-item>
                <text:list-item>
                  <text:p text:style-name="P555"><text:span text:style-name="T3">pruebas, pruebas23 → lee, tiene historico, pero no programa depuraci</text:span><text:span text:style-name="T10">ó</text:span><text:span text:style-name="T3">n ni riego , escenas, ambientes y rutinas si.</text:span></text:p>
                </text:list-item>
                <text:list-item>
                  <text:p text:style-name="P457">El usuario oviedo2 es el usuario de Jose</text:p>
                </text:list-item>
              </text:list>
            </text:list-item>
          </text:list>
        </text:list-item>
        <text:list-item>
          <text:p text:style-name="P552"><text:span text:style-name="T5">notificaci</text:span><text:span text:style-name="T10">o</text:span><text:span text:style-name="T5">n</text:span><text:span text:style-name="T6">es (soajs) </text:span><text:span text:style-name="T7">(2 dias)</text:span></text:p>
          <text:list>
            <text:list-item>
              <text:p text:style-name="P458">Se puede querer que cuando se ejecute una rutina envie una notificación, para ello desde la api de crear rutina hay que crear caso en la tabla tarea_notificación,</text:p>
            </text:list-item>
            <text:list-item>
              <text:p text:style-name="P552"><text:span text:style-name="T8">Crear una funci</text:span><text:span text:style-name="T11">ó</text:span><text:span text:style-name="T8">n</text:span><text:span text:style-name="T6"> regenerateTaskRutine, para que añada la rutina a la lista de tareas para que se ejecute.</text:span></text:p>
            </text:list-item>
            <text:list-item>
              <text:p text:style-name="P459">Crear un archivo nuevo notifications. </text:p>
            </text:list-item>
          </text:list>
        </text:list-item>
        <text:list-item>
          <text:p text:style-name="P556"><text:span text:style-name="T3">Modificar en la api de pr_montecerrado cuando se crea una rutina, llame a la funci</text:span><text:span text:style-name="T12">ó</text:span><text:span text:style-name="T3">n de regenerate Task Rutine como se hace en el mantenimiento que llama a regenerateOperations </text:span><text:span text:style-name="T9">al crear sesion,...</text:span></text:p>
        </text:list-item>
        <text:list-item>
          <text:p text:style-name="P459">Errores TRB (enviar sms) <text:s/>(1 dia)</text:p>
        </text:list-item>
        <text:list-item>
          <text:p text:style-name="P459">Modificar la api de pr_montecerrado para que sea una api general y que valga para cualquier tipo de proyecto, no se va a declarar el tipo de trb, ni las bornas ni nada arriba (2 dias)</text:p>
        </text:list-item>
        <text:list-item>
          <text:p text:style-name="P459">TRB Zenner Modbus tcp ip → SOA (1 dia)</text:p>
        </text:list-item>
        <text:list-item>
          <text:p text:style-name="P459">TRB Zenner Modbus tcp ip → LOA (1 dia)</text:p>
        </text:list-item>
        <text:list-item>
          <text:p text:style-name="P477">Revisar en el LOA que las tablas que se crean tiene la estructura actualizada</text:p>
        </text:list-item>
        <text:list-item>
          <text:p text:style-name="P477">Mirar como funciona un tipo de tdato json para mysql. <text:span text:style-name="T424">Cuando se cree una tabla nueva Ej: tarea_notificaci</text:span><text:span text:style-name="T523">ó</text:span><text:span text:style-name="T424">n lo creo ya con la nueva estructura</text:span></text:p>
        </text:list-item>
        <text:list-item>
          <text:p text:style-name="P478">Limpiar api de monjas.hometech.red </text:p>
        </text:list-item>
        <text:list-item>
          <text:p text:style-name="P479">Añadir al trello la fecha en la que caducan los certificados</text:p>
        </text:list-item>
      </text:list>
      <text:p text:style-name="P1"/>
      <text:p text:style-name="P2"><text:soft-page-break/>11/01/2022</text:p>
      <text:list xml:id="list2702674043" text:style-name="L2">
        <text:list-item>
          <text:p text:style-name="P557">Modificada la cestas de getGate() y getGarage para que retorne los valores como corresponden</text:p>
        </text:list-item>
        <text:list-item>
          <text:p text:style-name="P557">Modificada la documentación de los socket json por que no estaba actualizada con los valores del tipo acceso</text:p>
        </text:list-item>
        <text:list-item>
          <text:p text:style-name="P557">Creada documentación de como se crea un proyecto nuevo de codeiginiter4</text:p>
        </text:list-item>
        <text:list-item>
          <text:p text:style-name="P557">Modificado en monjas.hometech.red</text:p>
          <text:list>
            <text:list-item>
              <text:p text:style-name="P557">eliminado los controladores, y declaraciones de funciones que no se tienen que utilizar.</text:p>
            </text:list-item>
            <text:list-item>
              <text:p text:style-name="P557">En Login creada funcion de getPermisions();</text:p>
            </text:list-item>
          </text:list>
        </text:list-item>
      </text:list>
      <text:p text:style-name="P16"/>
      <text:p text:style-name="P17">12/01/2021</text:p>
      <text:list xml:id="list3477049879" text:style-name="L3">
        <text:list-item>
          <text:p text:style-name="P558">Creado en sistema_pruebas el usuario : alejandro</text:p>
        </text:list-item>
        <text:list-item>
          <text:p text:style-name="P558">Terminado y subido lo de los permisos a monjas.hometech.red</text:p>
        </text:list-item>
        <text:list-item>
          <text:p text:style-name="P558">Creadas las escenas: romantic y confort en pr_montecerrado</text:p>
        </text:list-item>
        <text:list-item>
          <text:p text:style-name="P562"><text:span text:style-name="T29">M</text:span><text:span text:style-name="T28">odificado en las bd sistema_montecerrado y sistema_pr_montecerrado en las tablas relacion_rutina_escena que el tdato tiempo sea default NULL.</text:span></text:p>
        </text:list-item>
        <text:list-item>
          <text:p text:style-name="P480">Añadir en api pr-montecerrado cuando se crea la rutina tiene que llamar a soajs</text:p>
        </text:list-item>
        <text:list-item>
          <text:p text:style-name="P481">Añadir en el trello las fechas de cuando se caducan los certificados.</text:p>
        </text:list-item>
        <text:list-item>
          <text:p text:style-name="P563">En soajs crear un servicio routines</text:p>
        </text:list-item>
      </text:list>
      <text:p text:style-name="P3"/>
      <text:p text:style-name="P4">13/01/2022</text:p>
      <text:list xml:id="list855104819" text:style-name="L4">
        <text:list-item>
          <text:p text:style-name="P482">Visto con Robert y Gemma como podemos montar el modulo de errores para cuando un trb da error<text:note text:id="ftn1" text:note-class="endnote"><text:note-citation>i</text:note-citation><text:note-body><text:p text:style-name="P443"/></text:note-body></text:note>, <text:span text:style-name="T425">ver documentación soa</text:span></text:p>
        </text:list-item>
      </text:list>
      <text:p text:style-name="P60">Ver Montecerrado:</text:p>
      <text:list xml:id="list2089075642" text:style-name="L5">
        <text:list-item>
          <text:p text:style-name="P483">La sonda del arcón trae -1 . Resp: ya lo saben</text:p>
        </text:list-item>
        <text:list-item>
          <text:p text:style-name="P483">La luz del comedor exterior esta a 1</text:p>
        </text:list-item>
        <text:list-item>
          <text:p text:style-name="P483">En las luces del exterior hay algo que no me cuadra, yo creo que las entradas y las salidas no se corresponden. Resp: todavía no están asociadas.</text:p>
        </text:list-item>
        <text:list-item>
          <text:p text:style-name="P484">Se hacen continuamente salidas del suelo radiante, eso está conectado? Por que yo creo no, por <text:s/>que las sondas no suben de temperatura, Resp: no esta</text:p>
        </text:list-item>
        <text:list-item>
          <text:p text:style-name="P484">las sd están a 1 y las entradas a 0.</text:p>
        </text:list-item>
      </text:list>
      <text:p text:style-name="P5"/>
      <text:p text:style-name="P5"/>
      <text:p text:style-name="P6">17/01/2022</text:p>
      <text:list xml:id="list2848263047" text:style-name="L6">
        <text:list-item>
          <text:p text:style-name="P496"><text:span text:style-name="T46">Si da error de conexión en la api en el soajs, tiene que volver a intentarlo o cambiamos en la tabla un día mas a la fecha que contiene. </text:span><text:span text:style-name="T47">Resp: si da error que llame a las funciones de actualizar la hora del amanecer y del atardecer para que actualicen las variables con la misma hora que tiene la variable global</text:span></text:p>
        </text:list-item>
        <text:list-item>
          <text:p text:style-name="P497"><text:span text:style-name="T46">V</text:span><text:span text:style-name="T45">er con Robert soajs:</text:span></text:p>
          <text:list>
            <text:list-item>
              <text:p text:style-name="P497"><text:span text:style-name="T45">Juntar el soajs la rama develop con master y descargarme todo para tener los </text:span><text:span text:style-name="T55">ú</text:span><text:span text:style-name="T45">ltimos cambios de depuraci</text:span><text:span text:style-name="T56">ó</text:span><text:span text:style-name="T45">n</text:span></text:p>
            </text:list-item>
            <text:list-item>
              <text:p text:style-name="P564"><text:span text:style-name="T79">Para lee lar rutinas y las notificaciones se hace en el modelo de schedule</text:span><text:span text:style-name="T78">d</text:span><text:span text:style-name="T79"> o van a tener su propio modelo. </text:span><text:span text:style-name="T78">Resp: para las rutinas si creamos un <text:s/>archivo routines, para las notificaciones por ahora no, por que por ahora solo hay una consulta</text:span></text:p>
            </text:list-item>
          </text:list>
        </text:list-item>
        <text:list-item>
          <text:p text:style-name="P498"><text:span text:style-name="T20">R</text:span><text:span text:style-name="T17">evisar en el soajs:</text:span></text:p>
          <text:list>
            <text:list-item>
              <text:p text:style-name="P460">que se ejecute correctamente una tarea del riego o de la depuración.</text:p>
            </text:list-item>
            <text:list-item>
              <text:p text:style-name="P461">Ver por que no coge la tarea para añadirla para ejecutar.</text:p>
            </text:list-item>
            <text:list-item>
              <text:p text:style-name="P462">En initi schedule lee notifications</text:p>
            </text:list-item>
          </text:list>
        </text:list-item>
        <text:list-item>
          <text:p text:style-name="P485">Modificado en la bd sistema_montecerrado y pr_montecerrado los valores de las consignas en la tabla clima y en la tabla variables.</text:p>
        </text:list-item>
        <text:list-item>
          <text:p text:style-name="P567"><text:span text:style-name="T18">A</text:span><text:span text:style-name="T17">PI:</text:span></text:p>
          <text:list>
            <text:list-item>
              <text:p text:style-name="P565"><text:span text:style-name="T78">Modificado en pr_montecerrado y montecerrado que cuando cambia el estado del clima escriba en la tabla th de la sonda el valor que corre</text:span><text:span text:style-name="T77">s</text:span><text:span text:style-name="T78">ponda en la tabla inhibir. </text:span></text:p>
            </text:list-item>
            <text:list-item>
              <text:p text:style-name="P566"><text:span text:style-name="T18">Añadir en crearRutina, que si tiene notificación </text:span><text:span text:style-name="T25">(notification =1):</text:span></text:p>
              <text:list>
                <text:list-item>
                  <text:p text:style-name="P566"><text:span text:style-name="T18">lea los </text:span><text:span text:style-name="T25">destinos</text:span><text:span text:style-name="T18"> </text:span><text:span text:style-name="T25">(</text:span><text:span text:style-name="T18">usuarios</text:span><text:span text:style-name="T25">) (array de id’s)</text:span></text:p>
                </text:list-item>
                <text:list-item>
                  <text:p text:style-name="P566"><text:soft-page-break/><text:span text:style-name="T25">E</text:span><text:span text:style-name="T18">scriba los casos correspondientes </text:span><text:span text:style-name="T19">en tarea_notificacion, por ahora no va a tener argumentos, y en destinos sera de tipo json, que contendrá un array </text:span><text:span text:style-name="T20">con los id’s. </text:span><text:span text:style-name="T25">Y tarea schedule con rutina.</text:span></text:p>
                </text:list-item>
              </text:list>
            </text:list-item>
            <text:list-item>
              <text:p text:style-name="P568"><text:span text:style-name="T21">V</text:span><text:span text:style-name="T17">er </text:span><text:span text:style-name="T21">en getConfig </text:span><text:span text:style-name="T17">por que si status = 0 en el clima en climateStatus escribe null y si es 1 escribe.</text:span></text:p>
            </text:list-item>
            <text:list-item>
              <text:p text:style-name="P568"><text:span text:style-name="T21">Revisar que este el código optimizado, </text:span><text:span text:style-name="T22">a la hora de leer y escribir.</text:span></text:p>
            </text:list-item>
          </text:list>
        </text:list-item>
      </text:list>
      <text:p text:style-name="P7"/>
      <text:p text:style-name="P7"/>
      <text:p text:style-name="P47">18/01/2022</text:p>
      <text:p text:style-name="P47">Ver Robert y Gemma</text:p>
      <text:list xml:id="list3891508943" text:style-name="L7">
        <text:list-item>
          <text:p text:style-name="P499"><text:span text:style-name="T48">En soajs no me funciona cuando añado una rutina no me llena el array para que se ejecuten las tareas cuando se necesite, si paro he inicio si. </text:span><text:span text:style-name="T49">Resp: por que en la api, creaba las operaci</text:span><text:span text:style-name="T67">o</text:span><text:span text:style-name="T49">nes despu</text:span><text:span text:style-name="T68">é</text:span><text:span text:style-name="T49">s de la tarea y el soajs no encontraba el caso puesto que no estaban creadas.</text:span></text:p>
        </text:list-item>
        <text:list-item>
          <text:p text:style-name="P486">¿Cuando se crea una rutina si tiene fechainicio y fechafin va a enviar dos notificaciones? <text:span text:style-name="T87">Resp: si</text:span></text:p>
        </text:list-item>
        <text:list-item>
          <text:p text:style-name="P500"><text:span text:style-name="T50">De donde voy a leer los destinos para obtener los ids de los usuarios? Cuando creo rutina ademas de enviarme si tiene notificaci</text:span><text:span text:style-name="T66">ó</text:span><text:span text:style-name="T50">n me va a llegar algo mas para leer los destinos?? En la api tenemos en globals una variable que utilizamos para el getConfig para que lea de un sitio u de otro, eso deber</text:span><text:span text:style-name="T70">í</text:span><text:span text:style-name="T50">a de llegarnos mejor y que no este a cap</text:span><text:span text:style-name="T65">ó</text:span><text:span text:style-name="T50">n no? </text:span><text:span text:style-name="T51">Resp: Pos ahora la ubicación esta a capón tiene que coger de la tabla ubicación el codigoproyecto y de teho el codigousuario para ese codigoproyecto y para ese usuario habrá un tdato token con el que se enviaran la notificaci</text:span><text:span text:style-name="T69">ó</text:span><text:span text:style-name="T51">n.</text:span></text:p>
        </text:list-item>
        <text:list-item>
          <text:p text:style-name="P487">En las rutinas que salidas se pueden realizar dependiendo del tipo de operaciones ? Luces lo tengo claro , tengo duda con clima y con estor. <text:span text:style-name="T88">Resp: tiene que hacer en el clima por ejemplo lo mismo que hace la api cuando se cambia la consigna</text:span></text:p>
        </text:list-item>
        <text:list-item>
          <text:p text:style-name="P488">Como se ejecutan las tareas del mantenimiento (riego y depuraci<text:span text:style-name="T89">ó</text:span>n)?? no se lanzan con el runJob?? <text:span text:style-name="T88">Resp: se lanzan con el init que está puesto en </text:span></text:p>
        </text:list-item>
        <text:list-item>
          <text:p text:style-name="P501"><text:span text:style-name="T52">V</text:span><text:span text:style-name="T53">er por que no lee en readJobById. </text:span><text:span text:style-name="T54">Resp: por que no estaban creadas las operación correspondientes a la rutina</text:span></text:p>
        </text:list-item>
      </text:list>
      <text:p text:style-name="P8"/>
      <text:p text:style-name="P10">SOA:</text:p>
      <text:list xml:id="list2826223808" text:style-name="L8">
        <text:list-item>
          <text:p text:style-name="P489">Creado en tools/notifications .c y .h para poner las funciones de enviar sms y enviar notificaci<text:span text:style-name="T426">ó</text:span>n</text:p>
        </text:list-item>
        <text:list-item>
          <text:p text:style-name="P489">Creado en tools/status .c y .h para manejar el control de errores para que envie o no un sms</text:p>
        </text:list-item>
        <text:list-item>
          <text:p text:style-name="P489">A<text:span text:style-name="T86">ñ</text:span>adido al makefile los .c creados</text:p>
        </text:list-item>
        <text:list-item>
          <text:p text:style-name="P502"><text:span text:style-name="T57">Modificado en config para declarar las variables de </text:span><text:span text:style-name="T58">status</text:span><text:span text:style-name="T57">: Input y Output</text:span></text:p>
        </text:list-item>
        <text:list-item>
          <text:p text:style-name="P490">Declarado en statements.h y soa.h las variables VG_INPUT_SMS y VG_OUTPUT_SMS</text:p>
        </text:list-item>
      </text:list>
      <text:p text:style-name="P8"/>
      <text:p text:style-name="P9">19/01/2022</text:p>
      <text:list xml:id="list2177122289" text:style-name="L9">
        <text:list-item>
          <text:p text:style-name="P491">Pasar Entidad tarea_notificacion por que ha cambiado la estructura de la tabla, los tdatos destino y argumentos son de tipo json</text:p>
        </text:list-item>
        <text:list-item>
          <text:p text:style-name="P491">Pasar api pr_montecerrado</text:p>
        </text:list-item>
        <text:list-item>
          <text:p text:style-name="P491">Juntar soajs con lo ultimo de robert para que esté completa y pasarla completa al servidor para probar de nuevo todo el funcionamiento</text:p>
        </text:list-item>
        <text:list-item>
          <text:p text:style-name="P463">Modificado en soajs:</text:p>
          <text:list>
            <text:list-item>
              <text:p text:style-name="P463">Juntado con la rama de master para tener los cambios del mantenimiento de robert</text:p>
            </text:list-item>
            <text:list-item>
              <text:p text:style-name="P463">Modificado que los servicios, toutes y controllers de routines desaparezcan por que la funci<text:span text:style-name="T381">ó</text:span>n que había creado pasa a ser general y por tanto está en schedule</text:p>
            </text:list-item>
            <text:list-item>
              <text:p text:style-name="P463">Modificado la función de sendNotification</text:p>
            </text:list-item>
            <text:list-item>
              <text:p text:style-name="P463">Pendiente añadir que mire si está en fecha la rutina para que se ejecute o no.</text:p>
            </text:list-item>
          </text:list>
        </text:list-item>
        <text:list-item>
          <text:p text:style-name="P463">Modificado en la api de pr_montecerrado que lea los destinos en la notificación de la tabla teho, ubicación,.. usuario necesitamos coger el token.</text:p>
        </text:list-item>
        <text:list-item>
          <text:p text:style-name="P463">Buscar como se recorre todos los argumentos que tenga una etiqueta para los n<text:span text:style-name="T91">ú</text:span>meros de tel<text:span text:style-name="T91">é</text:span>fono para los sms</text:p>
        </text:list-item>
        <text:list-item>
          <text:p text:style-name="P492">Limpiar de los trbs, todo lo relacionado con los sms</text:p>
        </text:list-item>
        <text:list-item>
          <text:p text:style-name="P492">Añadir en los trbs de entradas que llene la lista con los valores del iniciar, en las entradas antes de llenar tiene que buscar si existe una posici<text:span text:style-name="T91">ó</text:span>n para dicho codigo_rb</text:p>
        </text:list-item>
      </text:list>
      <text:p text:style-name="P7"/>
      <text:p text:style-name="P7"/>
      <text:p text:style-name="P11">20/01/2021</text:p>
      <text:p text:style-name="P14"><text:soft-page-break/>General:</text:p>
      <text:list xml:id="list1796419405" text:style-name="L10">
        <text:list-item>
          <text:p text:style-name="P464">Renovar certificados del correo.</text:p>
        </text:list-item>
        <text:list-item>
          <text:p text:style-name="P464">Crear certificado eltallerdelmovimiento.com</text:p>
        </text:list-item>
      </text:list>
      <text:p text:style-name="P14"/>
      <text:p text:style-name="P14">SOAJS</text:p>
      <text:list xml:id="list1320986978" text:style-name="L11">
        <text:list-item>
          <text:p text:style-name="P465">leer en notificaciones el token_fcm</text:p>
          <text:p text:style-name="P465"/>
        </text:list-item>
      </text:list>
      <text:p text:style-name="P11">Ver con Robert y Gemma</text:p>
      <text:list xml:id="list3109567542" text:style-name="L12">
        <text:list-item>
          <text:p text:style-name="P466">Cuando leo los destinos tengo que leer tambi<text:span text:style-name="T90">é</text:span>n el token, modificamos ya la estructura para tener ya generada la entidad??, el token hay que guardarlo tambien en la tabla de tarea_notificacion o con el id en el soa js buscamos el token. <text:span text:style-name="T90">Resp: podemos crear el tdato en la tabla para tener generada la entidad, el tdato se llamará token_fcm</text:span></text:p>
        </text:list-item>
      </text:list>
      <text:p text:style-name="P11"/>
      <text:p text:style-name="P12">SOA</text:p>
      <text:list xml:id="list853956097" text:style-name="L13">
        <text:list-item>
          <text:p text:style-name="P467">Modificar la tabla de pr_montecerrado iniciarhilostrb:</text:p>
        </text:list-item>
        <text:list-item>
          <text:p text:style-name="P468">El tipo de tdato argumentos, que en lugar de un varchar sea de tipo json</text:p>
        </text:list-item>
        <text:list-item>
          <text:p text:style-name="P569"><text:span text:style-name="T23">M</text:span><text:span text:style-name="T24">odificar en el soa cuando se iniciar los trbs, que filtre por puerto, ip y tiempo, para que se lance todo ese grupo en un mismo hilo, montarlo en las sondas y rasp_ed</text:span></text:p>
        </text:list-item>
      </text:list>
      <text:p text:style-name="P13"/>
      <text:p text:style-name="P13"/>
      <text:p text:style-name="P70"><text:span text:style-name="T59">2</text:span><text:span text:style-name="T45">4/01/2022</text:span></text:p>
      <text:list xml:id="list1286085126" text:style-name="L14">
        <text:list-item>
          <text:p text:style-name="P503"><text:span text:style-name="T360">Modificado en pr_</text:span><text:span text:style-name="T361">mariano </text:span><text:span text:style-name="T360">la ip y puerto de la placa por </text:span><text:span text:style-name="T254">89.7.222.195 puerto 39185 </text:span><text:span text:style-name="T255">en el servidor</text:span></text:p>
        </text:list-item>
      </text:list>
      <text:p text:style-name="P82"/>
      <text:p text:style-name="P81"><text:span text:style-name="T93">2</text:span><text:span text:style-name="T92">5/01/2022</text:span></text:p>
      <text:p text:style-name="P83">Ver con Robert y Gemma:</text:p>
      <text:list xml:id="list432168239" text:style-name="L15">
        <text:list-item>
          <text:p text:style-name="P570">En el dali no hay control de errores en las salidas y llama a una funci<text:span text:style-name="T382">ó</text:span>n de enviar la trama que es general, a que control de errores llamamos a la de entrada o a la de salida, la duplico o le enviamos una variable para saber que es de un tipo u otro</text:p>
        </text:list-item>
      </text:list>
      <text:p text:style-name="P83"/>
      <text:p text:style-name="P84">API</text:p>
      <text:list xml:id="list555706345" text:style-name="L16">
        <text:list-item>
          <text:p text:style-name="P780">Mirar en readexecutions no esta cogiendo el rb del dali, no funcionará imagino</text:p>
        </text:list-item>
      </text:list>
      <text:p text:style-name="P84"/>
      <text:p text:style-name="P84"/>
      <text:p text:style-name="P85">26/01/2022</text:p>
      <text:p text:style-name="P91">Ver con Robert y Gemma:</text:p>
      <text:list xml:id="list2186208915" text:style-name="L17">
        <text:list-item>
          <text:p text:style-name="P571">Juntar soajs para pasarlo al servidor. (Realizado con robert, clave git pull de robert en el servidor : robert)</text:p>
        </text:list-item>
        <text:list-item>
          <text:p text:style-name="P571">Ver como hacemos la api general para los accesos, seguridad y consumos Resp: crear tablas accesos, relacion_acesos,… documentado mas abajo</text:p>
        </text:list-item>
        <text:list-item>
          <text:p text:style-name="P571">Como pruebo los SMS. Resp: dejar por ahora</text:p>
        </text:list-item>
        <text:list-item>
          <text:p text:style-name="P571">Donde probamos el dali. Resp: en pr_montecerrado con la ip y puerto internos (192.168.3.120 y 9000)</text:p>
        </text:list-item>
        <text:list-item>
          <text:p text:style-name="P572">Si en un futuro la api va a ser general, tenemos dos tablas usuario con diferente estructura en sistema_pruebas y en sistema_x,. Resp: modificar el nombre de la tabla usuario a usuario_post en sistema_x</text:p>
        </text:list-item>
        <text:list-item>
          <text:p text:style-name="P781">El sistema de hazard esta dando errores de conexión: Resp: probar a conectarme </text:p>
          <text:p text:style-name="P1274"><text:span text:style-name="T101">18</text:span><text:span text:style-name="T102">para conectarnos a la placa</text:span></text:p>
          <text:p text:style-name="P781">pass: adminr123</text:p>
        </text:list-item>
      </text:list>
      <text:p text:style-name="P92"><text:tab/>hacer htop para ver si esta lanzado soaraspberry</text:p>
      <text:p text:style-name="P92"><text:tab/>si no esta, lanzar : sudo ./soaraspberry.elf</text:p>
      <text:p text:style-name="P85">LOA</text:p>
      <text:list xml:id="list3012474242" text:style-name="L18">
        <text:list-item>
          <text:p text:style-name="P573">Crear trb dali entrada , <text:span text:style-name="T357">si en la integridad trae un 1 es que esta fundido</text:span></text:p>
        </text:list-item>
        <text:list-item>
          <text:p text:style-name="P782">Crear comando zenner eth</text:p>
        </text:list-item>
        <text:list-item>
          <text:p text:style-name="P782">Crear trb zenner eth</text:p>
        </text:list-item>
      </text:list>
      <text:p text:style-name="P85"/>
      <text:p text:style-name="P85">SOA</text:p>
      <text:list xml:id="list1355505536" text:style-name="L19">
        <text:list-item>
          <text:p text:style-name="P574"><text:soft-page-break/>Probar Dali entrada, (programar en sistema_pr_montecerrado una entrada en 192.168.3.120 puerto 9000) para probarlo</text:p>
        </text:list-item>
        <text:list-item>
          <text:p text:style-name="P574">Documentar tablas nuevas</text:p>
          <text:list>
            <text:list-item>
              <text:p text:style-name="P574">accesos: nemo, tipo, estado <text:span text:style-name="T355">(donde tipo es 0→ puerta, 1 → porton, 2→ garaje y estado es 0→ cerrado, 1→ abierto, 2 → transición)</text:span></text:p>
              <text:p text:style-name="P576">Ej: puerta<text:tab/>0</text:p>
            </text:list-item>
            <text:list-item>
              <text:p text:style-name="P574">relacion_accesos: <text:span text:style-name="T353">rb_abierto, codigo_tp_valor, rb_cerrado, codigo_tp_cerrado</text:span></text:p>
            </text:list-item>
            <text:list-item>
              <text:p text:style-name="P574">seguridad: <text:span text:style-name="T353">nemo, valor, estado</text:span></text:p>
            </text:list-item>
            <text:list-item>
              <text:p text:style-name="P578">relacion_seguridad: rb_valor, codigo_tp_valor, rb_estado, codigo_tp_estado</text:p>
            </text:list-item>
          </text:list>
        </text:list-item>
        <text:list-item>
          <text:p text:style-name="P783">Probar trb zenner</text:p>
        </text:list-item>
      </text:list>
      <text:p text:style-name="P88">API</text:p>
      <text:list xml:id="list336586673" text:style-name="L20">
        <text:list-item>
          <text:p text:style-name="P579">Ver por que en los gráficos del agua en pr_montecerrado en la app solo muestra 2021. Resp: porque al cambiar el soa el 09/12/2021 se hab<text:span text:style-name="T383">í</text:span>a cambiado que el valor de trb pulsos fuese el 11 y no el 23 y como no se cambio el valor en la tabla de iniciarhilostrb no se lanzo dicho trb y por tanto desde ese dia no habia escrito en la tabla tp (los eventos si funcionaban). En la app esta cosida la funci<text:span text:style-name="T383">ó</text:span>n de actual por eso solo muestra un año</text:p>
        </text:list-item>
        <text:list-item>
          <text:p text:style-name="P784">Ver en la app por que no muestra bien los valores en los gráficos.</text:p>
        </text:list-item>
      </text:list>
      <text:p text:style-name="P88"/>
      <text:p text:style-name="P71"><text:span text:style-name="T256">C</text:span><text:span text:style-name="T253">AMBIOS BD</text:span></text:p>
      <text:list xml:id="list1486238218" text:style-name="L21">
        <text:list-item>
          <text:p text:style-name="P581">Modificado en sistema_rudy_v2 en la tabla iniciarhilostrb el valor de trb 23 por 11 por que se cambio el soa para que el trb de los pulsos tuviese otra numeracion y no funcionaba porque no se actualizo la tabla</text:p>
        </text:list-item>
      </text:list>
      <text:p text:style-name="P85"/>
      <text:p text:style-name="P86">27/01/20222</text:p>
      <text:p text:style-name="P87">SOA</text:p>
      <text:list xml:id="list1709524883" text:style-name="L22">
        <text:list-item>
          <text:p text:style-name="P582">Agrupar trb, para que se inicie solo un hilo al arrancar el soa, teniendo en cuenta el puerto, ip, y tipo</text:p>
        </text:list-item>
        <text:list-item>
          <text:p text:style-name="P583">Crear tablas accesos, relacion_accesos, seguridad, relacion_seguridad</text:p>
        </text:list-item>
        <text:list-item>
          <text:p text:style-name="P577">Añadir a los triggers que escriban en tabla accesos si corresponde, el trigger es el que hara el calculo antes de escribir en estado de accesos, si relacion_accesos tiene un solo valor en rb_abierto o rb_cerrado coje valor de la tp correspondiente y escribe directamente el valor leido, si rb_abierto y rb_cerrado (los dos tienen valor) coje el valor de las dos tp y hace el calculo correspondiente, (ver api controlador accesos) para saber si esta abier<text:span text:style-name="T384">t</text:span>o, cerrado o en transici<text:span text:style-name="T384">ó</text:span>n<text:span text:style-name="T356">)</text:span></text:p>
        </text:list-item>
        <text:list-item>
          <text:p text:style-name="P785">A<text:span text:style-name="T76">ñadir a los triggers que escriban en la tabla seguridad si corresponde</text:span></text:p>
        </text:list-item>
        <text:list-item>
          <text:p text:style-name="P789">Mirar como añadir varios teléfonos en las VG’s</text:p>
        </text:list-item>
        <text:list-item>
          <text:p text:style-name="P789">Cambiar tipo tdatos json en las tablas , ahora están como varchar</text:p>
        </text:list-item>
        <text:list-item>
          <text:p text:style-name="P789">Ver por que ha dado error el soajs-pr-montecerrado, al poner la última versión. <text:span text:style-name="T400">Resp: seguramente, es por que hay casos en mantenimiento sesion con NULL.</text:span> </text:p>
        </text:list-item>
        <text:list-item>
          <text:p text:style-name="P790">Ver xq habia casos con tiempo = NULL en mto_sesion. Pasa cuando se crean los casos muy deprisa.</text:p>
        </text:list-item>
      </text:list>
      <text:p text:style-name="P85">API</text:p>
      <text:list xml:id="list1472432382" text:style-name="L23">
        <text:list-item>
          <text:p text:style-name="P575">Modificar <text:span text:style-name="T354">las cestas </text:span><text:span text:style-name="T356">de los accesos para que sean generales leyendo de la tabla accesos y relacion acceos como hemos modificado en domo</text:span></text:p>
        </text:list-item>
        <text:list-item>
          <text:p text:style-name="P580">Modificar las cestas de la seguridad para que sean generales leyendo de la tabla seguridad y relacion_seguridad</text:p>
        </text:list-item>
        <text:list-item>
          <text:p text:style-name="P580">Coger api monjas.hometech.red y hacer limpieza (dejar solo lo que se esté utilizando), <text:span text:style-name="T359">en principio solo hay que dejar: login, auth, data, getData y añadir domo cuando este probado</text:span></text:p>
        </text:list-item>
        <text:list-item>
          <text:p text:style-name="P786">Modificar las cestas de los consumos para que lo que se muestra en los graficos de tarta no se a capón (pensar que estructura tenemos que crear y exponersela a rober y a Gemma), en principio solo va a haber tabla relacion_consumos y (no hay tabla consumos para no cargar que constantemente los medidores escriban en otra tabla mas)</text:p>
          <text:p text:style-name="P786">relacion_consumos: nemo, rb_valor, codigo_tp_valor, tipo ( donde tipo puede ser 0→ agua, 1→ electricidad) <text:span text:style-name="T402">y subtipo. </text:span>En la api en las cestas de grafico de tarta lee de tabla relacion_consumos y coge los casos donde tipo sea el que corresponda y con el valor de rb_valor y <text:s/>codigo_tp_valor va a coger el valor correspondiente</text:p>
        </text:list-item>
        <text:list-item>
          <text:p text:style-name="P584">Modificar tabla usuario de la bd sistema_pr_montecerrado , cambiarlo en el script de post y modificar la api, para que la tabla en lugar de usuario se llame usuario_post</text:p>
        </text:list-item>
        <text:list-item>
          <text:p text:style-name="P585">Modificar las cestas de la api que utilizan la tabla usuario en post</text:p>
        </text:list-item>
        <text:list-item>
          <text:p text:style-name="P584">Generar entidades <text:span text:style-name="T358">de las tablas que se han creado nuevas y modificado</text:span></text:p>
        </text:list-item>
        <text:list-item>
          <text:p text:style-name="P791"><text:soft-page-break/>Programar sistema_pr_mariano y sistema_mariano para que en cualquier momento podamos pasar a la ultima version de soa, api, soajs y no sea un lio de que cada sistema este programado de una manera</text:p>
        </text:list-item>
        <text:list-item>
          <text:p text:style-name="P791">Sacar listado de señales correspondiente a la nueva programación de pr_mariano</text:p>
        </text:list-item>
        <text:list-item>
          <text:p text:style-name="P791">Programar sistema_pr_hazard y sistema_hazard para que en cualquier momento podamos pasar a la ultima version de soa, api, soajs y no sea un lio de que cada sistema este programado de una manera</text:p>
        </text:list-item>
        <text:list-item>
          <text:p text:style-name="P791">Sacar listado de señales correspondiente a la nueva programación de pr_hazard</text:p>
        </text:list-item>
      </text:list>
      <text:p text:style-name="P93"/>
      <text:p text:style-name="P399"><text:span text:style-name="T94">S</text:span><text:span text:style-name="T92">OA</text:span></text:p>
      <text:list xml:id="list3644647462" text:style-name="L24">
        <text:list-item>
          <text:p text:style-name="P504"><text:span text:style-name="T253">TRB zenner eth mirar si es el mismo que ten</text:span><text:span text:style-name="T268">í</text:span><text:span text:style-name="T253">amos (comparar con la hojas que me ha pasado Gemma). </text:span><text:span text:style-name="T269">Resp no:</text:span></text:p>
        </text:list-item>
        <text:list-item>
          <text:p text:style-name="P792">TRB persianas Somfy (buscar documentacion para almacenarla)</text:p>
        </text:list-item>
        <text:list-item>
          <text:p text:style-name="P792">TRB fotovoltaica sungrow (buscar documentacion para almacenarla)</text:p>
        </text:list-item>
        <text:list-item>
          <text:p text:style-name="P792">TRB recuperador de calor</text:p>
        </text:list-item>
        <text:list-item>
          <text:p text:style-name="P586">Modificar la forma de estructurar los archivos:</text:p>
          <text:list>
            <text:list-item>
              <text:p text:style-name="P586">trbs: tendr<text:span text:style-name="T399">á</text:span>n los trbs</text:p>
            </text:list-item>
            <text:list-item>
              <text:p text:style-name="P586">protocol: tendran los archivos referentes a los protocolos de comunicación (modbus, mbus)</text:p>
            </text:list-item>
            <text:list-item>
              <text:p text:style-name="P586">comunication: tendrá los archivos referentes a la comunicación (tcp, ip)</text:p>
            </text:list-item>
          </text:list>
        </text:list-item>
      </text:list>
      <text:p text:style-name="P90">LOA</text:p>
      <text:list xml:id="list2750818587" text:style-name="L25">
        <text:list-item>
          <text:p text:style-name="P793">Crear comando y trb persianas <text:span text:style-name="T397">s</text:span>omfy</text:p>
        </text:list-item>
        <text:list-item>
          <text:p text:style-name="P793">Crear comando y trb fotovoltaica sungrow</text:p>
        </text:list-item>
        <text:list-item>
          <text:p text:style-name="P793">Crear comando y trb recuperador de calor <text:span text:style-name="T398">siber</text:span></text:p>
        </text:list-item>
      </text:list>
      <text:p text:style-name="P364"/>
      <text:p text:style-name="P362">API</text:p>
      <text:list xml:id="list2234571895" text:style-name="L26">
        <text:list-item>
          <text:p text:style-name="P587">Pasar ultima api al servidor, para probar los cambios de realizados para que el domo este general</text:p>
        </text:list-item>
        <text:list-item>
          <text:p text:style-name="P587">Pasar el último soajs al servidor, para probar que los cambios que hemos realizado estén correctamente</text:p>
        </text:list-item>
        <text:list-item>
          <text:p text:style-name="P587">Pasar el último soa al servidor para probar los cambios que hemos realizado estén correctamente.</text:p>
        </text:list-item>
      </text:list>
      <text:p text:style-name="P365"/>
      <text:p text:style-name="P363">28/01/2021</text:p>
      <text:list xml:id="list2754654940" text:style-name="L27">
        <text:list-item>
          <text:p text:style-name="P588">Documentadas tablas nuevas: accesos, relacion_accesos, seguridad, relacion_seguridad</text:p>
        </text:list-item>
      </text:list>
      <text:p text:style-name="P363"/>
      <text:p text:style-name="P363"/>
      <text:p text:style-name="P366">30/01/2022</text:p>
      <text:list xml:id="list4262168274" text:style-name="L28">
        <text:list-item>
          <text:p text:style-name="P589">Modificada la estructura de la tabla usuario por usuario_post y modificado el index de notificaciones</text:p>
        </text:list-item>
        <text:list-item>
          <text:p text:style-name="P589">API</text:p>
          <text:list>
            <text:list-item>
              <text:p text:style-name="P589">Modificado en la api la librería de post para cambiar usuario por usuario_post</text:p>
            </text:list-item>
            <text:list-item>
              <text:p text:style-name="P505"><text:span text:style-name="T261">G</text:span><text:span text:style-name="T253">eneradas las entidades con las nuevas estructuras</text:span></text:p>
              <text:p text:style-name="P794"/>
            </text:list-item>
          </text:list>
        </text:list-item>
      </text:list>
      <text:p text:style-name="P94">31/01/2022</text:p>
      <text:p text:style-name="P361">Ver con Rober y Gemma:</text:p>
      <text:list xml:id="list4130042663" text:style-name="L29">
        <text:list-item>
          <text:p text:style-name="P507"><text:span text:style-name="T257">No entiendo por que las persianas del garaje son limitadas si hay dos señales una para abrir y otra para cerrar. </text:span><text:span text:style-name="T258">Si hay dos señales es por que se puede dejar abierta y cuando se quiera se puede cerrar y hace un 1 en una u otra borna?? es que si es limitada, hace un 1 durante x tiempo y luego hace 0, solo es por entenderlo y por asegurarnos que lo tenemos bien programado. </text:span><text:span text:style-name="T259">Resp: esta bien asi</text:span></text:p>
        </text:list-item>
        <text:list-item>
          <text:p text:style-name="P508"><text:span text:style-name="T258">E</text:span><text:span text:style-name="T260">n sistema_mariano creo las estructuras de las tablas nuevas?. </text:span><text:span text:style-name="T259">Resp: si, paso solo las estruturas de la tabla</text:span></text:p>
        </text:list-item>
      </text:list>
      <text:p text:style-name="P96"/>
      <text:p text:style-name="P401"><text:span text:style-name="T95">G</text:span><text:span text:style-name="T92">ENERAL</text:span></text:p>
      <text:list xml:id="list2463648282" text:style-name="L30">
        <text:list-item>
          <text:p text:style-name="P1275"><text:span text:style-name="T92">Crear un script para resetear las tablas al iniciar un sistema </text:span><text:span text:style-name="T98">(mantenimiento, </text:span><text:span text:style-name="T99">escenas, </text:span><text:span text:style-name="T98">medidores, …).</text:span></text:p>
          <text:p text:style-name="P795"/>
        </text:list-item>
      </text:list>
      <text:p text:style-name="P400"><text:span text:style-name="T95">S</text:span><text:span text:style-name="T96">OA</text:span></text:p>
      <text:list xml:id="list3215015993" text:style-name="L31">
        <text:list-item>
          <text:p text:style-name="P1276"><text:span text:style-name="T95">M</text:span><text:span text:style-name="T96">odificar en sistema_pr_montecerrado, sistema_montecerrado y sistema_rudy_v2 los </text:span><text:span text:style-name="T97">ú</text:span><text:span text:style-name="T96">ltimos cambios en las estructuras de las tablas (accesos, relacion_accesos, seguridad, relacion_seguridad, usuario_post)</text:span></text:p>
        </text:list-item>
        <text:list-item>
          <text:p text:style-name="P506"><text:span text:style-name="T261">P</text:span><text:span text:style-name="T253">asar al servidor api (Controllers, Models, Libraries)</text:span></text:p>
        </text:list-item>
      </text:list>
      <text:p text:style-name="P95"><text:soft-page-break/></text:p>
      <text:p text:style-name="P367">SOAJS</text:p>
      <text:list xml:id="list2667660601" text:style-name="L32">
        <text:list-item>
          <text:p text:style-name="P590">Poner un motor cada ‘x’ tiempo, para ver si se está ejecutando el soa, si no es asi que se lance, para ello en el config ponemos la ruta de donde se guarda el pid de soa, cuando se ejecuta. Desde el soajs lee el numero y comprueba que existe dicho pid en ps, es decir mira si ese pid se está ejecutando.</text:p>
        </text:list-item>
      </text:list>
      <text:p text:style-name="P97"/>
      <text:p text:style-name="P97"/>
      <text:p text:style-name="P98"/>
      <text:p text:style-name="P428">01/02/2022</text:p>
      <text:p text:style-name="P368"/>
      <text:p text:style-name="P368">SOA</text:p>
      <text:list xml:id="list503323337" text:style-name="L33">
        <text:list-item>
          <text:p text:style-name="P598">Modificado en status que libere status_ori</text:p>
        </text:list-item>
        <text:list-item>
          <text:p text:style-name="P598">Modificado en climate:</text:p>
          <text:list>
            <text:list-item>
              <text:p text:style-name="P598">init_mode_climate <text:span text:style-name="T368">para liberar mode</text:span></text:p>
            </text:list-item>
          </text:list>
        </text:list-item>
        <text:list-item>
          <text:p text:style-name="P509"><text:span text:style-name="T328">En </text:span>write_value_hilostp <text:span text:style-name="T368">liberado antes de enviar el sql la variable split_arg</text:span></text:p>
        </text:list-item>
        <text:list-item>
          <text:p text:style-name="P510"><text:span text:style-name="T329">Quitado en raspberrysd en la estructura </text:span>values_sd <text:span text:style-name="T371">time, por que la salida no tiene tiempo</text:span></text:p>
        </text:list-item>
        <text:list-item>
          <text:p text:style-name="P599">Quitado en raspberrysa en la estructura values_sd time, por que la salida no tiene tiempo</text:p>
        </text:list-item>
        <text:list-item>
          <text:p text:style-name="P511"><text:span text:style-name="T330">en raspberrydali cuando liberaba </text:span>frame_received_descarte, <text:span text:style-name="T372">he añdido frame_received_descarte = NULL;</text:span></text:p>
        </text:list-item>
        <text:list-item>
          <text:p text:style-name="P511"><text:span text:style-name="T372">en las salidas de raspberry dali añadido </text:span>free(values_dali-&gt;converter);</text:p>
        </text:list-item>
        <text:list-item>
          <text:p text:style-name="P512"><text:span text:style-name="T373">en raspbeeryds8b20 he puesto la liberacion </text:span>terminal_number <text:span text:style-name="T374">antes de llenar message</text:span></text:p>
        </text:list-item>
      </text:list>
      <text:p text:style-name="P98"/>
      <text:p text:style-name="P98"/>
      <text:p text:style-name="P98">Ver con Gemma y Robert:</text:p>
      <text:p text:style-name="P99">MARIANO</text:p>
      <text:list xml:id="list2907903344" text:style-name="L34">
        <text:list-item>
          <text:p text:style-name="P591">Las entradas se han vuelto locas, cambian solas, y traen 0, 1 o cualquier otro valor. Resp Robert: se ha estropeado el bus</text:p>
        </text:list-item>
        <text:list-item>
          <text:p text:style-name="P592">En <text:span text:style-name="T369">API </text:span>mariano, se están utilizando controladores que no tenemos en pr_montecerrado, como:</text:p>
          <text:list>
            <text:list-item>
              <text:p text:style-name="P592">Ekeeper para las camaras</text:p>
            </text:list-item>
            <text:list-item>
              <text:p text:style-name="P592">Cuadros (que lee de automaticos y cuadros), </text:p>
            </text:list-item>
            <text:list-item>
              <text:p text:style-name="P592">Sistema → para el reseteo del router y del switch <text:span text:style-name="T370">(pero no se utiliza, no tenemos nada programado)</text:span></text:p>
            </text:list-item>
            <text:list-item>
              <text:p text:style-name="P593">La galeria y los adjuntos no se si valdrían para mariano como lo tenemos en pr_montecerrado</text:p>
            </text:list-item>
            <text:list-item>
              <text:p text:style-name="P594">Los nombres de las funciones no son las mismas, ni estan en la misma ruta</text:p>
            </text:list-item>
          </text:list>
        </text:list-item>
        <text:list-item>
          <text:p text:style-name="P594">En SOAJS las funciones a las que llama la aplicación son las antiguas, las que están en español</text:p>
        </text:list-item>
        <text:list-item>
          <text:p text:style-name="P595">Respuesta a todo lo anterior no hay que hacer nada, por que si no la aplicación dejaría de funcionar.</text:p>
        </text:list-item>
      </text:list>
      <text:p text:style-name="P99"/>
      <text:p text:style-name="P99"/>
      <text:p text:style-name="P100">02/02/2022</text:p>
      <text:p text:style-name="P102">Ver con Robert <text:span text:style-name="T416">y Gemma</text:span>:</text:p>
      <text:list xml:id="list2686225254" text:style-name="L35">
        <text:list-item>
          <text:p text:style-name="P796">En <text:s/>dali ver como hacemos para el control de errores por que hay una función que se comparte tanto para las entradas como para las salidas. Resp: enviarle una variable para las que llame a una u otra función.</text:p>
        </text:list-item>
        <text:list-item>
          <text:p text:style-name="P796">En el soajs donde pondríamos la funcionalidad de mirar el PID para iniciar el soa: Resp: crear un servicio nuevo soastatus y se lanzará desde el init de app</text:p>
        </text:list-item>
        <text:list-item>
          <text:p text:style-name="P796">Ver como hacemos los accesos: por que si es limitada escribe 1 y luego 0 en la tabla de accesos. Resp: esta bien que escriba un 1 y un 0, pero hay que poner domo = 0 en las persianas del garaje</text:p>
        </text:list-item>
        <text:list-item>
          <text:p text:style-name="P797">Como hacemos para agrupar los trbs antes de iniciar? He pensado que habrá que leer primero el tipo y según el tipo vamos agrupando, hacemos una especifica para las sondas, por que es difernte.</text:p>
        </text:list-item>
        <text:list-item>
          <text:p text:style-name="P798">Ver si merece la pena programar mariano , Resp: no por que la api no puede ser la misma y habria que cambiar la app y eso no queremos hacerlo.</text:p>
        </text:list-item>
      </text:list>
      <text:p text:style-name="P103">SOA</text:p>
      <text:list xml:id="list114229809636092" text:continue-numbering="true" text:style-name="L35">
        <text:list-item>
          <text:p text:style-name="P799">Modificar el trigger de las sondas para que escriba como texto el nuevo valor CAST(new.valor AS CHAR).</text:p>
        </text:list-item>
        <text:list-item>
          <text:p text:style-name="P800">Modificar en las estructuras de los trbs que el tiempo sea de tipo int <text:span text:style-name="T417">en lugar de char*</text:span></text:p>
        </text:list-item>
        <text:list-item>
          <text:p text:style-name="P801">Modificar status.c por que hay un consumo de memoria.</text:p>
          <text:p text:style-name="P801"/>
        </text:list-item>
      </text:list>
      <text:p text:style-name="P100">SOA</text:p>
      <text:list xml:id="list3230241905" text:style-name="L36">
        <text:list-item>
          <text:p text:style-name="P600">Ejecutado soa con valgring para ver el consumo de memoria, </text:p>
          <text:list>
            <text:list-item>
              <text:p text:style-name="P600">Modificado en soa en todos las funciones que utilizan json_… después de recoger los valores en el objeto, hay que liberarlo, para ello he añadido json_objet_put(obj)</text:p>
            </text:list-item>
            <text:list-item>
              <text:p text:style-name="P600">He Modificado en los trbs de entradas, <text:span text:style-name="T375">que time de la estructura sea de time int en lugar de gchar para evitarnos un g_strconcat y luego en todos los sitios se utiliza como entero , así no hacemos un atoi sin necesidad</text:span></text:p>
            </text:list-item>
            <text:list-item>
              <text:p text:style-name="P514"><text:soft-page-break/><text:span text:style-name="T323">Modificada en la función </text:span><text:span text:style-name="T376">init_output_th_trbs </text:span><text:span text:style-name="T377">para que se llenen los valores de la lista directamente y así evitarnos hacer g_strconcat innecesarios</text:span></text:p>
            </text:list-item>
            <text:list-item>
              <text:p text:style-name="P601">Modificado en output_securitychain no se liberaba la estructura que se le manda</text:p>
            </text:list-item>
          </text:list>
        </text:list-item>
      </text:list>
      <text:p text:style-name="P44"><text:tab/><text:tab/>g_free(value_cad-&gt;arguments);</text:p>
      <text:p text:style-name="P44"><text:tab/><text:tab/>g_free(value_cad-&gt;value);</text:p>
      <text:p text:style-name="P44"><text:tab/><text:tab/>g_free(value_cad);</text:p>
      <text:p text:style-name="P100"/>
      <text:p text:style-name="P369">API pr_montecerrado</text:p>
      <text:list xml:id="list1472671316" text:style-name="L37">
        <text:list-item>
          <text:p text:style-name="P519"><text:span text:style-name="T264">He modificado en los controladores de cambiar la intensidad y el color de las luces que no funcionaba por que estaba mal el nombre de la función a la que llamaban, </text:span><text:span text:style-name="T265">ponia ByLounge en lugar de ByZone</text:span></text:p>
        </text:list-item>
      </text:list>
      <text:p text:style-name="P101"/>
      <text:p text:style-name="P402"><text:span text:style-name="T100">0</text:span><text:span text:style-name="T92">3/02/2021</text:span></text:p>
      <text:list xml:id="list756704464" text:style-name="L38">
        <text:list-item>
          <text:p text:style-name="P596">He creado en soajs, en config soa.js, en services soastatus para que lea cada x tiempo si el soa se esta ejecutando, y si no lo está que se ejecute, modificado en app.js para incluir este servicio y que se inicie al arrancar.</text:p>
        </text:list-item>
        <text:list-item>
          <text:p text:style-name="P520"><text:span text:style-name="T262">E</text:span><text:span text:style-name="T253">n SOA:</text:span></text:p>
          <text:list>
            <text:list-item>
              <text:p text:style-name="P597">he modificado en websocket.c la liberaci<text:span text:style-name="T401">ó</text:span>n de los objetos con json_object_put</text:p>
            </text:list-item>
            <text:list-item>
              <text:p text:style-name="P521"><text:span text:style-name="T253">he modificado en trbraspdali cuando llama a la funci</text:span><text:span text:style-name="T263">ó</text:span><text:span text:style-name="T253">n de send_frame que le llegue el tipo , 0 si es entrada y 1 si es salida para que llame a una u otra función.</text:span></text:p>
            </text:list-item>
            <text:list-item>
              <text:p text:style-name="P522"><text:span text:style-name="T266">Modificado en </text:span><text:span text:style-name="T253">init_output_limited_trbs </text:span><text:span text:style-name="T266">c añadido que liber</text:span><text:span text:style-name="T267">e</text:span><text:span text:style-name="T266"> json_object_put</text:span></text:p>
            </text:list-item>
            <text:list-item>
              <text:p text:style-name="P522"><text:span text:style-name="T267">Idem al anterior paso en </text:span><text:span text:style-name="T253">init_output_timed_trbs </text:span><text:span text:style-name="T267">y init_output_changed_trbs</text:span></text:p>
            </text:list-item>
            <text:list-item>
              <text:p text:style-name="P602">Modificada la estructura fk_output de trbs.h por que las variables eran char y las utilizamos como gchar, ahora las declaro como gchar</text:p>
            </text:list-item>
            <text:list-item>
              <text:p text:style-name="P603">liberado cadena en cadena seguridad.</text:p>
            </text:list-item>
            <text:list-item>
              <text:p text:style-name="P604">Creado en protocol/modbus.c y Pasadas las funciones de trb.c crc_… y calcular_… a dicho.c</text:p>
            </text:list-item>
          </text:list>
        </text:list-item>
      </text:list>
      <text:p text:style-name="P370"/>
      <text:p text:style-name="P370"/>
      <text:p text:style-name="P104">04/02/2022</text:p>
      <text:p text:style-name="P104">Ver con Robert y Gemma</text:p>
      <text:list xml:id="list4286050764" text:style-name="L39">
        <text:list-item>
          <text:p text:style-name="P802">En el trb siber si hay saltos esas bornas a la hora de programar no se puede no. <text:span text:style-name="T415">Resp: No pedir por ahora todos los registros para ir probando y ya se verá como lo hacemos.</text:span></text:p>
        </text:list-item>
        <text:list-item>
          <text:p text:style-name="P802"><text:span text:style-name="T415">En </text:span>el <text:span text:style-name="T415">trb siber que es el </text:span>codigo modbus es la direccion? <text:span text:style-name="T415">Resp: si</text:span></text:p>
        </text:list-item>
        <text:list-item>
          <text:p text:style-name="P803">En el trb siber vamos a montar tanto las entradas como las salidas?. Resp: si</text:p>
        </text:list-item>
        <text:list-item>
          <text:p text:style-name="P803">Por que el analizador tiene en la trama de ida otras cosas distintas //identificador de transacción, identificador de protocolo, tamaño de mensaje y luego lo propio del modbus, pero no tiene crc</text:p>
        </text:list-item>
        <text:list-item>
          <text:p text:style-name="P803">Como hacemos el trb del zenner nuevo, hay que hacer los 4 tipos?</text:p>
        </text:list-item>
        <text:list-item>
          <text:p text:style-name="P605">En el trb sungrow (fotovoltaica) que modelo tenemos, dependiendo del modelo tiene una u otras señales,. Resp: el 1000</text:p>
        </text:list-item>
        <text:list-item>
          <text:p text:style-name="P605">En el trb sungrow vamos a montar tanto las entradas como las salidas. Resp: si</text:p>
        </text:list-item>
        <text:list-item>
          <text:p text:style-name="P803">Por que no ponemos en los trbs, que escriba en los log cuando cumpla la fórmula, independientemente de que envie sms o no, asi el log no crece tanto y se ve mas claro. Resp: no, queremos que escriba todo el rato por que si no tendría que escribir también cuando lo haga bien.</text:p>
        </text:list-item>
        <text:list-item>
          <text:p text:style-name="P804">En modbus.c creamos una función que sea create_frame_modbus que es general para todos modbus (por que el analizador es diferente). Resp: si crear esa función general.</text:p>
        </text:list-item>
        <text:list-item>
          <text:p text:style-name="P804">El trb del zenner antiguo que tengo preparado lo dejamos hecho por si acaso? Resp: si</text:p>
        </text:list-item>
      </text:list>
      <text:p text:style-name="P138"/>
      <text:p text:style-name="P138">SOA:</text:p>
      <text:list xml:id="list2889676879" text:style-name="L40">
        <text:list-item>
          <text:p text:style-name="P606">Ver por que el trb ds18b20, al mandarle varios id’s me trae 0 de valor.</text:p>
        </text:list-item>
      </text:list>
      <text:p text:style-name="P104"/>
      <text:p text:style-name="P104"/>
      <text:p text:style-name="P105">07/02/2022</text:p>
      <text:p text:style-name="P105">API pr_montecerrado</text:p>
      <text:list xml:id="list1494828364" text:style-name="L41">
        <text:list-item>
          <text:p text:style-name="P607">Montar las cestas de enviar notificaciones para doctrine, las que hay no funcionan con doctrine</text:p>
        </text:list-item>
        <text:list-item>
          <text:p text:style-name="P805"><text:soft-page-break/>Crear en notification.php una cesta nueva updateTokenFcm <text:span text:style-name="T385">(user_id, token_fcm) que se la llamará cuando se hace login, para actualizar el token_fcm del usuario que corresponda, en la tabla usuario de sistema_pruebas.</text:span></text:p>
        </text:list-item>
        <text:list-item>
          <text:p text:style-name="P608">Pendiente ver con robert: como me llega el user_id para coger la ubicación del proyecto donde estamos para modificar lo que tenemos . <text:span text:style-name="T386">Resp: ver la funcionalidad que tengo debajo para monjas.hometech.red</text:span></text:p>
        </text:list-item>
      </text:list>
      <text:p text:style-name="P106"/>
      <text:p text:style-name="P107">API monjas.hometech.red</text:p>
      <text:list xml:id="list760818704" text:style-name="L42">
        <text:list-item>
          <text:p text:style-name="P609">Coger la api monjas.hometech.red, y hacer una copia por si acaso al limpiarla no funciona algo después.</text:p>
        </text:list-item>
        <text:list-item>
          <text:p text:style-name="P609">Limpiar la api</text:p>
        </text:list-item>
        <text:list-item>
          <text:p text:style-name="P806"><text:span text:style-name="T76">Pasar controladores, librerias,… que tengo actualmente en pr_montecerrado a monjas.hometech.red que son generales</text:span> (Pte consumos)</text:p>
        </text:list-item>
        <text:list-item>
          <text:p text:style-name="P609">En data.php en getConfig(x) genero el token con id_usuario y codigo_ubicacion que me llega en x y añado en el array el token generado (access_token, refresh_token,..)</text:p>
        </text:list-item>
        <text:list-item>
          <text:p text:style-name="P609">Añadir a la tabla usuario tdato token_fcm</text:p>
        </text:list-item>
        <text:list-item>
          <text:p text:style-name="P609">Añadir a la tabla ubicación el tdato bd (que será un entero) y nos indicará la bd que tenemos que utilizar</text:p>
        </text:list-item>
        <text:list-item>
          <text:p text:style-name="P609">En el auth añadir distinción por que en uno llegará el idusuario y en otro llegara el idusuario y el codigoubicacion, cuando tenga codigoubicacion hará otra funcionalidad , añadir que cargue la configuracion (bd, soa (puerto e ip rpc, puerto update, soajs)</text:p>
        </text:list-item>
        <text:list-item>
          <text:p text:style-name="P609">Crear un archivo general o meterlo en globals, la informacion de soa, puerto, rpc para que coja una u otra dependiendo del codigo_ubicacion, poner la misma numeracion que en el tdato bd, para saber que configuración coger y llene las variables que se vayan a utilizar para el rpc,…</text:p>
        </text:list-item>
        <text:list-item>
          <text:p text:style-name="P609">En doctrine.php tener declaradas todas las bd’s y llenará el em con una u utra bd dependiendo del valor del tdato bd de la tabla ubicación</text:p>
        </text:list-item>
        <text:list-item>
          <text:p text:style-name="P807">Documentar como se implementa un sistema nuevo</text:p>
        </text:list-item>
      </text:list>
      <text:p text:style-name="P137"/>
      <text:p text:style-name="P140">SOA:</text:p>
      <text:list xml:id="list3040083013" text:style-name="L43">
        <text:list-item>
          <text:p text:style-name="P808">Crear tdato en tabla usuario para escribir el token.</text:p>
        </text:list-item>
        <text:list-item>
          <text:p text:style-name="P808">Modificar estructura tabla para leer la ubicación</text:p>
        </text:list-item>
        <text:list-item>
          <text:p text:style-name="P808">En el trb siber Para poder pedir si quisiéramos todos los registros de un golpe se coge el último x 2 bytes y coger luego los valores que hayamos solicitado</text:p>
        </text:list-item>
        <text:list-item>
          <text:p text:style-name="P808">En modbus.c crear una función general que forme la trama ida de modbus y si tiene el trb otra forma diferente como tiene el analizador se llenará a mano con los valores que nos haya retornado la funci<text:span text:style-name="T423">ó</text:span>n general de formar la trama modbus.</text:p>
        </text:list-item>
      </text:list>
      <text:p text:style-name="P107"/>
      <text:p text:style-name="P107"/>
      <text:p text:style-name="P108">08/02/2022</text:p>
      <text:p text:style-name="P108">API pr_montecerrado</text:p>
      <text:list xml:id="list3675923531" text:style-name="L44">
        <text:list-item>
          <text:p text:style-name="P610">Modificado cestas notifications para probar las notificaciones, ver que cestas hay que dejar, si se van a utilizar todas o no</text:p>
        </text:list-item>
      </text:list>
      <text:p text:style-name="P108">API monjas.hometech.red</text:p>
      <text:list xml:id="list749881636" text:style-name="L45">
        <text:list-item>
          <text:p text:style-name="P611">Quitado controladores que no se utilizan.</text:p>
        </text:list-item>
        <text:list-item>
          <text:p text:style-name="P612">Pendiente en login que no se cree un servicio en cada función.</text:p>
        </text:list-item>
        <text:list-item>
          <text:p text:style-name="P613">Pendiente modificar dependiendo del sistema, la ruta de ideacomonajas</text:p>
        </text:list-item>
      </text:list>
      <text:p text:style-name="P109"/>
      <text:p text:style-name="P109"/>
      <text:p text:style-name="P112">09/02/2022</text:p>
      <text:p text:style-name="P110">Ver con Robert y Gemma:</text:p>
      <text:p text:style-name="P113">monjas.hometech.red</text:p>
      <text:list xml:id="list3110669772" text:style-name="L46">
        <text:list-item>
          <text:p text:style-name="P614">lo de los permisos va solo en login o en loginToken tambien? <text:span text:style-name="T389">Resp: por ahora dejarlo solo en Login</text:span></text:p>
        </text:list-item>
        <text:list-item>
          <text:p text:style-name="P614">Como se genera el token en getconfig con el id usuario (de donde lo cojo) y el id de la ubicación, y retorno todo (permisos, access_token, refresh_token,….) <text:span text:style-name="T389">Resp: crear una funcion en general, coger el codigo de auth para coger el codigo de usuario, y coger de login el codigo para crear access_token, refres_token,… para ello meter en la estructura user_data una línea más para location_id</text:span></text:p>
        </text:list-item>
        <text:list-item>
          <text:p text:style-name="P809"><text:soft-page-break/>writable ocupa mucho espacio</text:p>
        </text:list-item>
        <text:list-item>
          <text:p text:style-name="P809">Como se si ha hecho la notificacion; no me da error. <text:span text:style-name="T390">Resp: hacerla mejor con curl que es mas generalizado</text:span></text:p>
        </text:list-item>
        <text:list-item>
          <text:p text:style-name="P523"><text:span text:style-name="T271">E</text:span><text:span text:style-name="T270">n monjas.hometech.red los controladores de acceso y cámaras se utilizan?. </text:span><text:span text:style-name="T272">Resp: no</text:span></text:p>
        </text:list-item>
        <text:list-item>
          <text:p text:style-name="P810"><text:span text:style-name="T388">Paso los consumos?, </text:span>En pr_montecerrado, se utilizan dos sistemas montecerrado y rudy para los consumos, eso se puede dar??, por ahora he copiado ese sistema a capon en services</text:p>
        </text:list-item>
        <text:list-item>
          <text:p text:style-name="P811">Que sistemas pongo <text:s/>por defecto, para que utilice unos puertos u otros, un soajs u bd</text:p>
        </text:list-item>
        <text:list-item>
          <text:p text:style-name="P811">git monjas con una subrama develop o algo para que vaya haciendo los cambios</text:p>
        </text:list-item>
        <text:list-item>
          <text:p text:style-name="P524"><text:span text:style-name="T273">E</text:span><text:span text:style-name="T270">sta bien las variables globales que me he creado para que se llenen con unos u otros valores, dependiendo de la ubicación? </text:span><text:span text:style-name="T272">Resp: si</text:span></text:p>
        </text:list-item>
        <text:list-item>
          <text:p text:style-name="P525"><text:span text:style-name="T270">Donde pongo la función que llena las variables globales? </text:span><text:span text:style-name="T272">En Data o en General? </text:span><text:span text:style-name="T274">Resp: General</text:span></text:p>
        </text:list-item>
      </text:list>
      <text:p text:style-name="P111"/>
      <text:p text:style-name="P113">soajs</text:p>
      <text:list xml:id="list350714147" text:style-name="L47">
        <text:list-item>
          <text:p text:style-name="P1277"><text:span text:style-name="T105">n</text:span><text:span text:style-name="T107">otificaciones : me tengo que crear controladores aparte en notifications para que se llame a una u otra funci</text:span><text:span text:style-name="T112">ó</text:span><text:span text:style-name="T107">n con token y sin el, para enviar notificaciones??, ahora tengo una función que se llama cuando se ejecuta una tarea. </text:span><text:span text:style-name="T108">Y esa es con token, sin token,…??. </text:span><text:span text:style-name="T109">Resp: si crear uno solo en el que tenga en cuenta si es por token o por thema.</text:span></text:p>
        </text:list-item>
        <text:list-item>
          <text:p text:style-name="P1278"><text:span text:style-name="T105">C</text:span><text:span text:style-name="T104">uando se ejecuta una tarea de tipo rutina, antes de ejecutarse tiene que mirar en la tabla ot_rutina si esta en fecha??, ahora no comprueba nada.</text:span></text:p>
        </text:list-item>
      </text:list>
      <text:p text:style-name="P403"><text:span text:style-name="T104">S</text:span><text:span text:style-name="T103">oa.</text:span></text:p>
      <text:list xml:id="list3658539040" text:style-name="L48">
        <text:list-item>
          <text:p text:style-name="P1279"><text:span text:style-name="T111">Sonda ds18b20 </text:span><text:span text:style-name="T106">no me trae la trama. </text:span><text:span text:style-name="T110">Después de varias pruebas, no trae la trama para 31 sondas agrupadas en el mismo hilo.</text:span></text:p>
        </text:list-item>
        <text:list-item>
          <text:p text:style-name="P1280"><text:span text:style-name="T106">S</text:span><text:span text:style-name="T103">ondas al agrupar los hilos, para el estado que necesita cod_rb he puesto que envie el primero</text:span></text:p>
        </text:list-item>
        <text:list-item>
          <text:p text:style-name="P812">En el git unitbbd_v2 tendríamos que crear una subrama donde yo trabaje para que siempre haya un soa preparado por si hay que poner algun sistema no?</text:p>
        </text:list-item>
        <text:list-item>
          <text:p text:style-name="P813">Como hay que hacer los trbs nuevos, el abrir la conexión tcp y enviar la trama etc, ya no se hace desde el motor del trb? Se va a hacer desde modbus??</text:p>
        </text:list-item>
        <text:list-item>
          <text:p text:style-name="P812">Consumo status</text:p>
        </text:list-item>
      </text:list>
      <text:p text:style-name="P111"/>
      <text:p text:style-name="P115"/>
      <text:list xml:id="list3286254397" text:style-name="L49">
        <text:list-item>
          <text:p text:style-name="P615">Creado en el servidor en bd sistema_pruebas el tdato “token_fcm” en la tabla usuario y “bd” en la tabla ubicación</text:p>
        </text:list-item>
        <text:list-item>
          <text:p text:style-name="P616">Modificar en el trb de las sondas, que si la temperatura es -300 es un error en una sonda en concreto, en ese caso, manda un error, los otros errores</text:p>
        </text:list-item>
        <text:list-item>
          <text:p text:style-name="P814">En los trbs nuevos, llamaran a una funci<text:span text:style-name="T421">ó</text:span>n de modbus, que sea p<text:span text:style-name="T421">í</text:span>deme estos registros (inicio y cuantos), y dentro de la función de modbus llamará a la de crear la trama, a la conexión de tcp, y hay estarán los log y todo lo que tenemos hasta ahora</text:p>
        </text:list-item>
      </text:list>
      <text:p text:style-name="P114"/>
      <text:p text:style-name="P114"/>
      <text:p text:style-name="P115">10/02/2022</text:p>
      <text:p text:style-name="P115">monjas.hometech.red</text:p>
      <text:list xml:id="list2511989485" text:style-name="L50">
        <text:list-item>
          <text:p text:style-name="P815"><text:span text:style-name="T76">creadas las variables globlales para rpc, imagenes, pu</text:span><text:span text:style-name="T82">e</text:span><text:span text:style-name="T76">rto, update,…</text:span></text:p>
        </text:list-item>
        <text:list-item>
          <text:p text:style-name="P617">pasadas las funciones de login a general para que se puedan utilizar desde mas sitios y declarado el servicio de sistema_pruebas general y no en cada funci<text:span text:style-name="T421">ó</text:span>n.</text:p>
        </text:list-item>
        <text:list-item>
          <text:p text:style-name="P815">En autheticateLocations en getApi coge la api, esto mas adelante no ira y habr<text:span text:style-name="T421">á</text:span> que quitar la llamada a esta función</text:p>
        </text:list-item>
        <text:list-item>
          <text:p text:style-name="P815">Probadas las funciones de getconfig, security, domo,….para cuando se ponga esta api.</text:p>
        </text:list-item>
        <text:list-item>
          <text:p text:style-name="P816">Creada una funci<text:span text:style-name="T421">ó</text:span>n nueva en notifications, para enviar las notificaciones</text:p>
        </text:list-item>
        <text:list-item>
          <text:p text:style-name="P816">Crear en notifications.php una funcion updateToken (id_usuario, tken_fcm) y que escriba el token_fcm en la tabla usuario para dicho usuario.</text:p>
        </text:list-item>
      </text:list>
      <text:p text:style-name="P116"/>
      <text:p text:style-name="P116">SOA:</text:p>
      <text:list xml:id="list2667100842" text:style-name="L51">
        <text:list-item>
          <text:p text:style-name="P618">Sacar un listado de trbs, comunicación, trama y de que son.</text:p>
        </text:list-item>
      </text:list>
      <text:p text:style-name="P116"/>
      <text:p text:style-name="P117">SOAJS:</text:p>
      <text:list xml:id="list3495120624" text:style-name="L52">
        <text:list-item>
          <text:p text:style-name="P619">Crear un controlador para enviar notificacion , hacer el código con curl</text:p>
        </text:list-item>
      </text:list>
      <text:p text:style-name="P117"><text:soft-page-break/></text:p>
      <text:p text:style-name="P117"/>
      <text:p text:style-name="P118">11/02/2022</text:p>
      <text:p text:style-name="P118">SOA</text:p>
      <text:list xml:id="list2646363422" text:style-name="L53">
        <text:list-item>
          <text:p text:style-name="P620">Probado trb sondas ds18b20 para que le lleguen los idborna agrupados, por ahora funciona solo con un máximo de 31 sondas, </text:p>
        </text:list-item>
        <text:list-item>
          <text:p text:style-name="P817">ver el maximo de bytes que se puede enviar a la funci<text:span text:style-name="T418">ó</text:span>n send, <text:span text:style-name="T394">para solucionar lo anterior.</text:span></text:p>
        </text:list-item>
        <text:list-item>
          <text:p text:style-name="P621">Modificado en trb sondas ds18b20 que si el valor que trae es -300 no escribe en la tp y escribe mensaje de log <text:span text:style-name="T395">para la sonda que corresponda.</text:span></text:p>
        </text:list-item>
        <text:list-item>
          <text:p text:style-name="P622">Hacer lo mismo que ds18b20 para sondas sth31.</text:p>
        </text:list-item>
        <text:list-item>
          <text:p text:style-name="P622">Hacer lo mismo que en ds18b20 para sondas co2.</text:p>
        </text:list-item>
        <text:list-item>
          <text:p text:style-name="P622">Crear triggers trb_sht31 y trb_co2 como los de ds18b20</text:p>
        </text:list-item>
        <text:list-item>
          <text:p text:style-name="P818">Documentar ips, puerto,id sondas,… para probar trbs.</text:p>
        </text:list-item>
        <text:list-item>
          <text:p text:style-name="P819">Modificar en pr_montecerrado en el servidor , cambiarle el tiempo a ‘x sondas para que probemos el consumo y la funci<text:span text:style-name="T396">ó</text:span>n de agrupar las sondas que funcione todo ok</text:p>
        </text:list-item>
        <text:list-item>
          <text:p text:style-name="P819">consumo de memoria status</text:p>
        </text:list-item>
      </text:list>
      <text:p text:style-name="P118"/>
      <text:p text:style-name="P119">Ver con Robert y Gemma: </text:p>
      <text:list xml:id="list2896381022" text:style-name="L54">
        <text:list-item>
          <text:p text:style-name="P820">Al agrupar las sondas es normal que tarde mas en traer los datos?, tarda mas en enviar los datos y en traer la respuesta y luego espera.</text:p>
        </text:list-item>
        <text:list-item>
          <text:p text:style-name="P821">En el analizador se piden todos los registros pero solo se utilizan de la 0,59 y de la 459 a 478, (para que preguntamos por los armonicos si nunca los utilizamos? podemos hacer algo parecido en el siber no??</text:p>
        </text:list-item>
      </text:list>
      <text:p text:style-name="P120"/>
      <text:p text:style-name="P120"/>
      <text:p text:style-name="P121">14/02/2022</text:p>
      <text:list xml:id="list3611920473" text:style-name="L55">
        <text:list-item>
          <text:p text:style-name="P822">Puesto en el servidor en pr_montecerrado el último soa para probar la agrupación de los trbs y consumos de memoria, todo puesto excepto, las funciones de status está comentadas su contenido</text:p>
        </text:list-item>
        <text:list-item>
          <text:p text:style-name="P822">LOA</text:p>
          <text:list>
            <text:list-item>
              <text:p text:style-name="P623">añadir que cuando se genera el sistema, se pueda elegir para añadir</text:p>
              <text:list>
                <text:list-item>
                  <text:p text:style-name="P623">mantenimiento</text:p>
                </text:list-item>
                <text:list-item>
                  <text:p text:style-name="P623">estores</text:p>
                </text:list-item>
                <text:list-item>
                  <text:p text:style-name="P623">clima</text:p>
                </text:list-item>
                <text:list-item>
                  <text:p text:style-name="P623">iot</text:p>
                </text:list-item>
                <text:list-item>
                  <text:p text:style-name="P623">seguridad</text:p>
                </text:list-item>
                <text:list-item>
                  <text:p text:style-name="P623">accesos</text:p>
                </text:list-item>
                <text:list-item>
                  <text:p text:style-name="P623">escenas</text:p>
                </text:list-item>
                <text:list-item>
                  <text:p text:style-name="P623">galeria</text:p>
                </text:list-item>
                <text:list-item>
                  <text:p text:style-name="P623">post</text:p>
                </text:list-item>
              </text:list>
            </text:list-item>
            <text:list-item>
              <text:p text:style-name="P623">Para hacer lo anterior, crear dos scripts uno para eliminar y otro para crear.</text:p>
            </text:list-item>
            <text:list-item>
              <text:p text:style-name="P623">Cuando se programe un trb, por ejemplo rasp_ed crear ya el trigger correspondiente.</text:p>
            </text:list-item>
            <text:list-item>
              <text:p text:style-name="P822">Idem a lo anterior para rasp_sd, rasp_ds18b20, rasp_dali</text:p>
            </text:list-item>
            <text:list-item>
              <text:p text:style-name="P822">Crear trigger general para rasp_sht31 y rasp_co2</text:p>
            </text:list-item>
            <text:list-item>
              <text:p text:style-name="P1281"><text:span text:style-name="T103">Documentaci</text:span><text:span text:style-name="T114">ó</text:span><text:span text:style-name="T103">n:</text:span></text:p>
              <text:list>
                <text:list-item>
                  <text:p text:style-name="P822">cestas notificacion</text:p>
                </text:list-item>
                <text:list-item>
                  <text:p text:style-name="P822">cestas galeria (actualizar)</text:p>
                </text:list-item>
                <text:list-item>
                  <text:p text:style-name="P822">cestas post (actualizar)</text:p>
                </text:list-item>
                <text:list-item>
                  <text:p text:style-name="P822">cestas data (actualizar)</text:p>
                </text:list-item>
                <text:list-item>
                  <text:p text:style-name="P822">cestas consumos (actualizar)</text:p>
                </text:list-item>
                <text:list-item>
                  <text:p text:style-name="P823">Crear comando zenner</text:p>
                </text:list-item>
                <text:list-item>
                  <text:p text:style-name="P825">Crear comando siber</text:p>
                </text:list-item>
                <text:list-item>
                  <text:p text:style-name="P825">Crear comando sungrow</text:p>
                </text:list-item>
                <text:list-item>
                  <text:p text:style-name="P825">Crear comando somfy</text:p>
                </text:list-item>
                <text:list-item>
                  <text:p text:style-name="P823">Crear trb zenner</text:p>
                </text:list-item>
                <text:list-item>
                  <text:p text:style-name="P825">Crear trb siber</text:p>
                </text:list-item>
                <text:list-item>
                  <text:p text:style-name="P825">Crear trb sungrow</text:p>
                </text:list-item>
                <text:list-item>
                  <text:p text:style-name="P825">Crear trb somfy</text:p>
                </text:list-item>
              </text:list>
            </text:list-item>
          </text:list>
        </text:list-item>
        <text:list-item>
          <text:p text:style-name="P822"><text:soft-page-break/>API monjas:</text:p>
          <text:list>
            <text:list-item>
              <text:p text:style-name="P624">Modificado en getData, añadir que devuelva el id.</text:p>
            </text:list-item>
            <text:list-item>
              <text:p text:style-name="P623">hacer función enviar notificacion general, para que sea por tema y por token (montarlo con array por si en algún momento se lo enviamos a varios token diferentes.</text:p>
            </text:list-item>
            <text:list-item>
              <text:p text:style-name="P1281"><text:span text:style-name="T103">limpiar c</text:span><text:span text:style-name="T113">ó</text:span><text:span text:style-name="T103">digo de notifications.php</text:span></text:p>
            </text:list-item>
          </text:list>
        </text:list-item>
        <text:list-item>
          <text:p text:style-name="P825">SOA:</text:p>
          <text:list>
            <text:list-item>
              <text:p text:style-name="P823">Crear trb zenner</text:p>
            </text:list-item>
            <text:list-item>
              <text:p text:style-name="P827">Crear trb siber entrada</text:p>
            </text:list-item>
            <text:list-item>
              <text:p text:style-name="P827">Crear trb siber salida</text:p>
            </text:list-item>
            <text:list-item>
              <text:p text:style-name="P827">Crear trb sungrow entrada</text:p>
            </text:list-item>
            <text:list-item>
              <text:p text:style-name="P827">Crear trb sungrow salida</text:p>
            </text:list-item>
            <text:list-item>
              <text:p text:style-name="P827">Crear trb somfy entrada</text:p>
            </text:list-item>
            <text:list-item>
              <text:p text:style-name="P827">Crear trb somfy salida</text:p>
            </text:list-item>
          </text:list>
        </text:list-item>
      </text:list>
      <text:p text:style-name="P122"/>
      <text:p text:style-name="P123">15/02/2022</text:p>
      <text:p text:style-name="P123">LOA</text:p>
      <text:list xml:id="list2464449924" text:style-name="L56">
        <text:list-item>
          <text:p text:style-name="P830">Añadir al listado los nuevos trb’s</text:p>
        </text:list-item>
      </text:list>
      <text:p text:style-name="P123"/>
      <text:p text:style-name="P125">SOA</text:p>
      <text:list xml:id="list3789452351" text:style-name="L57">
        <text:list-item>
          <text:p text:style-name="P831">Mirar error checksum raspberry dali.</text:p>
        </text:list-item>
      </text:list>
      <text:p text:style-name="P123"/>
      <text:p text:style-name="P372">16/02/2022</text:p>
      <text:list xml:id="list1302025916" text:style-name="L58">
        <text:list-item>
          <text:p text:style-name="P625">Renovar certificados uniquehome.es y hometech.red</text:p>
          <text:list>
            <text:list-item>
              <text:p text:style-name="P625">hometech.red → hometech.red-0002 <text:tab/>17/05/22 <text:s/>→ 89.7.222.195</text:p>
            </text:list-item>
            <text:list-item>
              <text:p text:style-name="P626">uniquehome.es → uniquehome.es-0001<text:tab/> 17/05/22</text:p>
            </text:list-item>
          </text:list>
        </text:list-item>
      </text:list>
      <text:p text:style-name="P124"/>
      <text:p text:style-name="P126">18/02/2022</text:p>
      <text:list xml:id="list429270874" text:style-name="L59">
        <text:list-item>
          <text:p text:style-name="P627">Documentando protocolo mbus para crear trb zenner.</text:p>
        </text:list-item>
        <text:list-item>
          <text:p text:style-name="P832">Modificar en el servidor:</text:p>
          <text:list>
            <text:list-item>
              <text:p text:style-name="P832">En soajs-mariano poner inicio-soa y error-api (todo lo demás es diferente)</text:p>
            </text:list-item>
            <text:list-item>
              <text:p text:style-name="P832">En soajs-pr-montecerrado poner inicio soa.</text:p>
            </text:list-item>
            <text:list-item>
              <text:p text:style-name="P832">Cambiar el soa por que habia un consumo de memoria en montecerrado y rudy_v2</text:p>
            </text:list-item>
            <text:list-item>
              <text:p text:style-name="P832">Cargar en montecerrado y rudy_v2 las nuevas tablas de relacion_accesos, relacion_seguridad,….</text:p>
              <text:p text:style-name="P832"/>
            </text:list-item>
          </text:list>
        </text:list-item>
        <text:list-item>
          <text:p text:style-name="P832">En monjas.hometech.red</text:p>
          <text:list>
            <text:list-item>
              <text:p text:style-name="P1282"><text:span text:style-name="T103">crear tabla relacion_consumos, </text:span><text:span text:style-name="T115">en principio solo va a haber tabla relacion_consumos y (no hay tabla consumos para no cargar que constantemente los medidores escriban en otra tabla mas)</text:span></text:p>
            </text:list-item>
            <text:list-item>
              <text:p text:style-name="P787"><text:span text:style-name="T103">relacion_consumos: nemo, rb_valor, codigo_tp_valor, tipo ( donde tipo puede ser 0→ agua, 1→ electricidad) </text:span><text:span text:style-name="T404">y subtipo. </text:span><text:span text:style-name="T103">En la api en las cestas de grafico de tarta lee de tabla relacion_consumos y coge los casos donde tipo sea el que corresponda y con el valor de rb_valor y <text:s/>codigo_tp_valor va a coger el valor correspondiente</text:span></text:p>
            </text:list-item>
            <text:list-item>
              <text:p text:style-name="P834">crear funciones de reseteo router y switch</text:p>
            </text:list-item>
          </text:list>
          <text:p text:style-name="P836"/>
        </text:list-item>
      </text:list>
      <text:p text:style-name="P371">21/02/2022</text:p>
      <text:list xml:id="list2502051001" text:style-name="L60">
        <text:list-item>
          <text:p text:style-name="P526"><text:span text:style-name="T270">Modificadas las cestas de monjas.hometech.red con gemma para irlas probando, </text:span><text:span text:style-name="T281">solo se ha probado con admin2 y funciona, con los demás usuarios no se sabe.</text:span></text:p>
        </text:list-item>
        <text:list-item>
          <text:p text:style-name="P628">Ver con Gemma: por que no funciona como está hasta ahora la api, con la app, si me meto con el usuario pruebas2.</text:p>
        </text:list-item>
      </text:list>
      <text:p text:style-name="P127"/>
      <text:p text:style-name="P127"><text:span text:style-name="T414">Placa virtual: </text:span>89.7.222.195 39185</text:p>
      <text:p text:style-name="P127"/>
      <text:p text:style-name="P128">22/02/2022</text:p>
      <text:list xml:id="list3551438565" text:style-name="L61">
        <text:list-item>
          <text:p text:style-name="P630">Crear tabla reacion_proyecto_ubicacion para relacionar la tabla proyecto con la de ubicación y no repetir los casos ni en teho ni en ubicación</text:p>
        </text:list-item>
        <text:list-item>
          <text:p text:style-name="P630"><text:span text:style-name="T410">M</text:span>odificar las cestas de monjas.hometech para que utilicen la nueva estructura.</text:p>
        </text:list-item>
        <text:list-item>
          <text:p text:style-name="P631">Quitar de la tabla ubicación el codigoproyecto</text:p>
        </text:list-item>
        <text:list-item>
          <text:p text:style-name="P631">Generar las nuevas entidades de sistema_pruebas</text:p>
        </text:list-item>
        <text:list-item>
          <text:p text:style-name="P629"><text:soft-page-break/>Modificar en las cestas:</text:p>
          <text:list>
            <text:list-item>
              <text:p text:style-name="P527"><text:span text:style-name="T277">Eliminada en general </text:span><text:span text:style-name="T270">getUserProyect </text:span><text:span text:style-name="T277">por que no se utiliza</text:span></text:p>
            </text:list-item>
            <text:list-item>
              <text:p text:style-name="P528"><text:span text:style-name="T278">Modificada en authentificate </text:span><text:span text:style-name="T270">authenticateLocations</text:span></text:p>
            </text:list-item>
          </text:list>
        </text:list-item>
        <text:list-item>
          <text:p text:style-name="P837">Documentar listado señales pulsos en rudy_v2</text:p>
        </text:list-item>
        <text:list-item>
          <text:p text:style-name="P838">Modificar documentación listado señales sistema_rudy_v2 para incluir los th que hay programados en las tp</text:p>
        </text:list-item>
      </text:list>
      <text:p text:style-name="P129"/>
      <text:p text:style-name="P130"/>
      <text:p text:style-name="P130"/>
      <text:p text:style-name="P130">Ver con Gemma:</text:p>
      <text:list xml:id="list3305377259" text:style-name="L62">
        <text:list-item>
          <text:p text:style-name="P529"><text:span text:style-name="T270">en monjas.hometech.red las funciones de getTableName, readTerminalCodigorb las pasamos mejor a General en lugar de estar en _Domo.php. Para que se puedan utilizar desde las funciones de consumos, </text:span><text:span text:style-name="T275">que necesitamos este funcionamiento. </text:span><text:span text:style-name="T276">Resp: si</text:span></text:p>
        </text:list-item>
        <text:list-item>
          <text:p text:style-name="P632">Pasar las funciones de general que van a leer de la bd a una librería _General.php para seguir el mismo procedimiento<text:span text:style-name="T409">. </text:span><text:span text:style-name="T408">Resp: si</text:span></text:p>
        </text:list-item>
        <text:list-item>
          <text:p text:style-name="P1284"><text:span text:style-name="T103">En los consumos, para saber la tabla que se tiene que utilizar, se llama desde cada funci</text:span><text:span text:style-name="T118">ó</text:span><text:span text:style-name="T103">n o se pone en una funci</text:span><text:span text:style-name="T116">ó</text:span><text:span text:style-name="T103">n , por ejemplo la primera que se llame y que llene la variable global, o si se hace así hay alg</text:span><text:span text:style-name="T116">ú</text:span><text:span text:style-name="T103">n problema si se deja de utilizar la aplicación o algo.</text:span></text:p>
        </text:list-item>
      </text:list>
      <text:p text:style-name="P131"/>
      <text:p text:style-name="P131"/>
      <text:p text:style-name="P132">23/02/2022</text:p>
      <text:list xml:id="list2700359822" text:style-name="L63">
        <text:list-item>
          <text:p text:style-name="P633">Configuradas 3 tarjetas sd para alejandro con la última versi<text:span text:style-name="T413">ó</text:span>n de soaraspberry y compilado con sudo make prod</text:p>
        </text:list-item>
        <text:list-item>
          <text:p text:style-name="P633">Pasado listado de señales al servidor, por tener una copia de seguridad.</text:p>
        </text:list-item>
        <text:list-item>
          <text:p text:style-name="P839">Para probar el zenner ip: 88.12.32.148 puerto 10001, <text:span text:style-name="T412">para probar a enviar se puede utilizar el programa packet sender y poner la ip el puerto y la trama que se quiere enviar.</text:span></text:p>
        </text:list-item>
        <text:list-item>
          <text:p text:style-name="P840">Crear script general para resetear las tablas , según paquetes (mantenimiento, escenas,..)</text:p>
        </text:list-item>
        <text:list-item>
          <text:p text:style-name="P840">Pasar las tablas necesarias en montecerrado, y sistema_rudy como esta sistema_pr_montecerrado.</text:p>
        </text:list-item>
      </text:list>
      <text:p text:style-name="P133"/>
      <text:p text:style-name="P134">Ver con Gemma:</text:p>
      <text:list xml:id="list4140251049" text:style-name="L64">
        <text:list-item>
          <text:p text:style-name="P841">En api monjas.hometech.red</text:p>
          <text:list>
            <text:list-item>
              <text:p text:style-name="P1285"><text:span text:style-name="T103">En la función de readFloors está a cap</text:span><text:span text:style-name="T117">ó</text:span><text:span text:style-name="T103">n el codigoUbicacion = 4, tenemos que poner el que corresponda y modificar en la tabla planta el codigoubicacion que corresponda.</text:span></text:p>
            </text:list-item>
            <text:list-item>
              <text:p text:style-name="P842">La carpeta de writable es a la que hay que dar permisos y esta ocupa mucho espacio , </text:p>
            </text:list-item>
          </text:list>
        </text:list-item>
      </text:list>
      <text:p text:style-name="P135"/>
      <text:p text:style-name="P135">24/02/2022</text:p>
      <text:p text:style-name="P135">LOA:</text:p>
      <text:list xml:id="list3988592458" text:style-name="L65">
        <text:list-item>
          <text:p text:style-name="P843">Zenner nuevo no aparecen las bornas para crear tpse</text:p>
        </text:list-item>
      </text:list>
      <text:p text:style-name="P136">Api monjas:</text:p>
      <text:list xml:id="list2808953926" text:style-name="L66">
        <text:list-item>
          <text:p text:style-name="P530"><text:span text:style-name="T279">Crear librería _General para me</text:span><text:span text:style-name="T280">ter las funciones del controlador General y las funciones de getTable y readTerminal de Domo.</text:span></text:p>
        </text:list-item>
        <text:list-item>
          <text:p text:style-name="P844">Crear consumos <text:span text:style-name="T411">de manera general.</text:span></text:p>
        </text:list-item>
      </text:list>
      <text:p text:style-name="P373"/>
      <text:p text:style-name="P374">25/02/2022</text:p>
      <text:p text:style-name="P375">SOA</text:p>
      <text:list xml:id="list2393972359" text:style-name="L67">
        <text:list-item>
          <text:p text:style-name="P634">Parar soa pr_mariano por que es para la placa virtual.</text:p>
        </text:list-item>
        <text:list-item>
          <text:p text:style-name="P634">Programar en pr_montecerrado en la 88.12.32.148 dos sondas sth31 en idborna 0 y 1 y otra sonda de co2 con idborna =32</text:p>
        </text:list-item>
        <text:list-item>
          <text:p text:style-name="P635">Modificados los trbs de sht31 y co2, por que daba violación de segmento al haberlos modificado para agrupar los hilos.</text:p>
        </text:list-item>
      </text:list>
      <text:p text:style-name="P75"><text:span text:style-name="T282">A</text:span><text:span text:style-name="T270">PI monjas.hometech.red</text:span></text:p>
      <text:list xml:id="list3131005661" text:style-name="L68">
        <text:list-item>
          <text:p text:style-name="P1286"><text:span text:style-name="T336">Creada la librería _General.php metidas las funciones que estaban en el controlador de General que consultaban base de datos., </text:span><text:span text:style-name="T337">como por ejemplo getUserType, writeConfigurationGlobal</text:span></text:p>
        </text:list-item>
        <text:list-item>
          <text:p text:style-name="P1287"><text:span text:style-name="T335">Metidas las funcione</text:span><text:span text:style-name="T338">s</text:span><text:span text:style-name="T335"> de _Domo.php que leen las bornas.</text:span></text:p>
        </text:list-item>
        <text:list-item>
          <text:p text:style-name="P637"/>
        </text:list-item>
      </text:list>
      <text:list xml:id="list114230768248465" text:continue-list="list2393972359" text:style-name="L67">
        <text:list-header>
          <text:p text:style-name="P845"/>
        </text:list-header>
      </text:list>
      <text:p text:style-name="P139"><text:soft-page-break/>28/02/2022</text:p>
      <text:list xml:id="list308506149" text:style-name="L69">
        <text:list-item>
          <text:p text:style-name="P636">Modificada la función de inciar los trbs de las sondas, por que no agrupaba bien si había diferentes sondas programadas.</text:p>
        </text:list-item>
        <text:list-item>
          <text:p text:style-name="P833">Modificar en el servidor:</text:p>
          <text:list>
            <text:list-item>
              <text:p text:style-name="P833">En soajs-mariano poner inicio-soa y error-api (todo lo demás es diferente)</text:p>
            </text:list-item>
            <text:list-item>
              <text:p text:style-name="P833">En soajs-pr-montecerrado poner inicio soa.</text:p>
            </text:list-item>
            <text:list-item>
              <text:p text:style-name="P833">Cambiar el soa por que habia un consumo de memoria en montecerrado y rudy_v2</text:p>
            </text:list-item>
            <text:list-item>
              <text:p text:style-name="P833">Cargar en montecerrado y rudy_v2 las nuevas tablas de relacion_accesos, relacion_seguridad,….</text:p>
            </text:list-item>
            <text:list-item>
              <text:p text:style-name="P846">Revisar que en sistema_montecerrado y sistema_rudy_v2 están las tablas y casos que corresponde y los triggers tambien.</text:p>
            </text:list-item>
            <text:list-item>
              <text:p text:style-name="P847">Modificar el tipo de tdato color en tabla rutina, ambiente de varchar(50) a varchar (15) o (8)</text:p>
              <text:p text:style-name="P833"/>
            </text:list-item>
          </text:list>
        </text:list-item>
        <text:list-item>
          <text:p text:style-name="P833">En monjas.hometech.red</text:p>
          <text:list>
            <text:list-item>
              <text:p text:style-name="P1283"><text:span text:style-name="T103">crear tabla relacion_consumos, </text:span><text:span text:style-name="T115">en principio solo va a haber tabla relacion_consumos y (no hay tabla consumos para no cargar que constantemente los medidores escriban en otra tabla mas)</text:span></text:p>
            </text:list-item>
            <text:list-item>
              <text:p text:style-name="P788"><text:span text:style-name="T403">relacion_consumos: nemo, rb_valor, codigo_tp_valor, tipo ( donde tipo puede ser 0→ agua, 1→ electricidad) </text:span><text:span text:style-name="T404">y subtipo. </text:span><text:span text:style-name="T403">En la api en las cestas de grafico de tarta lee de tabla relacion_consumos y coge los casos donde tipo sea el que corresponda y con el valor de rb_valor y <text:s/>codigo_tp_valor va a coger el valor correspondiente</text:span></text:p>
            </text:list-item>
          </text:list>
        </text:list-item>
      </text:list>
      <text:p text:style-name="P141"/>
      <text:p text:style-name="P89"><text:span text:style-name="T403"><text:tab/></text:span><text:span text:style-name="T405">Valores a crear en la tabla: </text:span><text:span text:style-name="T406">(mas la documentacion de señales smarttrail readwatt y analizador)</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eLine94007884538160">
          <table:table-cell table:style-name="Tabla1.A1" office:value-type="string">
            <text:p text:style-name="P448">Comando</text:p>
          </table:table-cell>
          <table:table-cell table:style-name="Tabla1.A1" office:value-type="string">
            <text:p text:style-name="P448">Tipo</text:p>
          </table:table-cell>
          <table:table-cell table:style-name="Tabla1.A1" office:value-type="string">
            <text:p text:style-name="P448">Tipotrb</text:p>
          </table:table-cell>
          <table:table-cell table:style-name="Tabla1.A1" office:value-type="string">
            <text:p text:style-name="P448">codigo_rb</text:p>
          </table:table-cell>
          <table:table-cell table:style-name="Tabla1.A1" office:value-type="string">
            <text:p text:style-name="P448">borna</text:p>
          </table:table-cell>
          <table:table-cell table:style-name="Tabla1.A1" office:value-type="string">
            <text:p text:style-name="P448">codigo_tp</text:p>
          </table:table-cell>
          <table:table-cell table:style-name="Tabla1.A1" office:value-type="string">
            <text:p text:style-name="P448">nemo</text:p>
          </table:table-cell>
        </table:table-row>
        <table:table-row table:style-name="TableLine94007891056176">
          <table:table-cell table:style-name="Tabla1.A1" office:value-type="string">
            <text:p text:style-name="P448">Clima1 (18)</text:p>
          </table:table-cell>
          <table:table-cell table:style-name="Tabla1.A1" office:value-type="string">
            <text:p text:style-name="P448">ed</text:p>
          </table:table-cell>
          <table:table-cell table:style-name="Tabla1.A1" office:value-type="string">
            <text:p text:style-name="P448">0</text:p>
          </table:table-cell>
          <table:table-cell table:style-name="Tabla1.A1" office:value-type="string">
            <text:p text:style-name="P448">20</text:p>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891057424">
          <table:table-cell table:style-name="Tabla1.A1" office:value-type="string">
            <text:p text:style-name="P447"/>
          </table:table-cell>
          <table:table-cell table:style-name="Tabla1.A1" office:value-type="string">
            <text:p text:style-name="P448">sd</text:p>
          </table:table-cell>
          <table:table-cell table:style-name="Tabla1.A1" office:value-type="string">
            <text:p text:style-name="P448">7</text:p>
          </table:table-cell>
          <table:table-cell table:style-name="Tabla1.A1" office:value-type="string">
            <text:p text:style-name="P448">21</text:p>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960775984">
          <table:table-cell table:style-name="Tabla1.A1" office:value-type="string">
            <text:p text:style-name="P447"/>
          </table:table-cell>
          <table:table-cell table:style-name="Tabla1.A1" office:value-type="string">
            <text:p text:style-name="P448">sa</text:p>
          </table:table-cell>
          <table:table-cell table:style-name="Tabla1.A1" office:value-type="string">
            <text:p text:style-name="P448">9</text:p>
          </table:table-cell>
          <table:table-cell table:style-name="Tabla1.A1" office:value-type="string">
            <text:p text:style-name="P448">22</text:p>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960653952">
          <table:table-cell table:style-name="Tabla1.A1" office:value-type="string">
            <text:p text:style-name="P447"/>
          </table:table-cell>
          <table:table-cell table:style-name="Tabla1.A1" office:value-type="string">
            <text:p text:style-name="P448">pulsos</text:p>
          </table:table-cell>
          <table:table-cell table:style-name="Tabla1.A1" office:value-type="string">
            <text:p text:style-name="P448">11</text:p>
          </table:table-cell>
          <table:table-cell table:style-name="Tabla1.A1" office:value-type="string">
            <text:p text:style-name="P448">23</text:p>
          </table:table-cell>
          <table:table-cell table:style-name="Tabla1.A1" office:value-type="string">
            <text:p text:style-name="P448">8</text:p>
          </table:table-cell>
          <table:table-cell table:style-name="Tabla1.A1" office:value-type="string">
            <text:p text:style-name="P448">1</text:p>
          </table:table-cell>
          <table:table-cell table:style-name="Tabla1.A1" office:value-type="string">
            <text:p text:style-name="P448">Llenado clima</text:p>
          </table:table-cell>
        </table:table-row>
        <table:table-row table:style-name="TableLine94007961606608">
          <table:table-cell table:style-name="Tabla1.A1" office:value-type="string">
            <text:p text:style-name="P447"/>
          </table:table-cell>
          <table:table-cell table:style-name="Tabla1.A1" office:value-type="string">
            <text:p text:style-name="P448">pulsos</text:p>
          </table:table-cell>
          <table:table-cell table:style-name="Tabla1.A1" office:value-type="string">
            <text:p text:style-name="P448">11</text:p>
          </table:table-cell>
          <table:table-cell table:style-name="Tabla1.A1" office:value-type="string">
            <text:p text:style-name="P448">23</text:p>
          </table:table-cell>
          <table:table-cell table:style-name="Tabla1.A1" office:value-type="string">
            <text:p text:style-name="P448">9</text:p>
          </table:table-cell>
          <table:table-cell table:style-name="Tabla1.A1" office:value-type="string">
            <text:p text:style-name="P448">2</text:p>
          </table:table-cell>
          <table:table-cell table:style-name="Tabla1.A1" office:value-type="string">
            <text:p text:style-name="P448">Retorno acs</text:p>
          </table:table-cell>
        </table:table-row>
        <table:table-row table:style-name="TableLine94007887093344">
          <table:table-cell table:style-name="Tabla1.A1" office:value-type="string">
            <text:p text:style-name="P447"/>
          </table:table-cell>
          <table:table-cell table:style-name="Tabla1.A1" office:value-type="string">
            <text:p text:style-name="P448">pulsos</text:p>
          </table:table-cell>
          <table:table-cell table:style-name="Tabla1.A1" office:value-type="string">
            <text:p text:style-name="P448">11</text:p>
          </table:table-cell>
          <table:table-cell table:style-name="Tabla1.A1" office:value-type="string">
            <text:p text:style-name="P448">23</text:p>
          </table:table-cell>
          <table:table-cell table:style-name="Tabla1.A1" office:value-type="string">
            <text:p text:style-name="P448">10</text:p>
          </table:table-cell>
          <table:table-cell table:style-name="Tabla1.A1" office:value-type="string">
            <text:p text:style-name="P448">3</text:p>
          </table:table-cell>
          <table:table-cell table:style-name="Tabla1.A1" office:value-type="string">
            <text:p text:style-name="P448">Impulsion acs</text:p>
          </table:table-cell>
        </table:table-row>
        <table:table-row table:style-name="TableLine94007962894336">
          <table:table-cell table:style-name="Tabla1.A1" office:value-type="string">
            <text:p text:style-name="P447"/>
          </table:table-cell>
          <table:table-cell table:style-name="Tabla1.A1" office:value-type="string">
            <text:p text:style-name="P448">pulsos</text:p>
          </table:table-cell>
          <table:table-cell table:style-name="Tabla1.A1" office:value-type="string">
            <text:p text:style-name="P448">11</text:p>
          </table:table-cell>
          <table:table-cell table:style-name="Tabla1.A1" office:value-type="string">
            <text:p text:style-name="P448">23</text:p>
          </table:table-cell>
          <table:table-cell table:style-name="Tabla1.A1" office:value-type="string">
            <text:p text:style-name="P448">11</text:p>
          </table:table-cell>
          <table:table-cell table:style-name="Tabla1.A1" office:value-type="string">
            <text:p text:style-name="P448">4</text:p>
          </table:table-cell>
          <table:table-cell table:style-name="Tabla1.A1" office:value-type="string">
            <text:p text:style-name="P448">Afs casa</text:p>
          </table:table-cell>
        </table:table-row>
        <table:table-row table:style-name="TableLine94007963114032">
          <table:table-cell table:style-name="Tabla1.A1" office:value-type="string">
            <text:p text:style-name="P447"/>
          </table:table-cell>
          <table:table-cell table:style-name="Tabla1.A1" office:value-type="string">
            <text:p text:style-name="P448">pulsos</text:p>
          </table:table-cell>
          <table:table-cell table:style-name="Tabla1.A1" office:value-type="string">
            <text:p text:style-name="P448">11</text:p>
          </table:table-cell>
          <table:table-cell table:style-name="Tabla1.A1" office:value-type="string">
            <text:p text:style-name="P448">23</text:p>
          </table:table-cell>
          <table:table-cell table:style-name="Tabla1.A1" office:value-type="string">
            <text:p text:style-name="P448">12</text:p>
          </table:table-cell>
          <table:table-cell table:style-name="Tabla1.A1" office:value-type="string">
            <text:p text:style-name="P448">5</text:p>
          </table:table-cell>
          <table:table-cell table:style-name="Tabla1.A1" office:value-type="string">
            <text:p text:style-name="P448">Llenado fuente</text:p>
          </table:table-cell>
        </table:table-row>
        <table:table-row table:style-name="TableLine94007963574704">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964438880">
          <table:table-cell table:style-name="Tabla1.A1" office:value-type="string">
            <text:p text:style-name="P449">Piscina (19)</text:p>
          </table:table-cell>
          <table:table-cell table:style-name="Tabla1.A1" office:value-type="string">
            <text:p text:style-name="P448">ed</text:p>
          </table:table-cell>
          <table:table-cell table:style-name="Tabla1.A1" office:value-type="string">
            <text:p text:style-name="P448">0</text:p>
          </table:table-cell>
          <table:table-cell table:style-name="Tabla1.A1" office:value-type="string">
            <text:p text:style-name="P451"><text:span text:style-name="T362">2</text:span><text:span text:style-name="T363">4</text:span></text:p>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965047984">
          <table:table-cell table:style-name="Tabla1.A1" office:value-type="string">
            <text:p text:style-name="P447"/>
          </table:table-cell>
          <table:table-cell table:style-name="Tabla1.A1" office:value-type="string">
            <text:p text:style-name="P448">sd</text:p>
          </table:table-cell>
          <table:table-cell table:style-name="Tabla1.A1" office:value-type="string">
            <text:p text:style-name="P448">7</text:p>
          </table:table-cell>
          <table:table-cell table:style-name="Tabla1.A1" office:value-type="string">
            <text:p text:style-name="P451"><text:span text:style-name="T362">2</text:span><text:span text:style-name="T363">5</text:span></text:p>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961197104">
          <table:table-cell table:style-name="Tabla1.A1" office:value-type="string">
            <text:p text:style-name="P447"/>
          </table:table-cell>
          <table:table-cell table:style-name="Tabla1.A1" office:value-type="string">
            <text:p text:style-name="P448">sa</text:p>
          </table:table-cell>
          <table:table-cell table:style-name="Tabla1.A1" office:value-type="string">
            <text:p text:style-name="P448">9</text:p>
          </table:table-cell>
          <table:table-cell table:style-name="Tabla1.A1" office:value-type="string">
            <text:p text:style-name="P451"><text:span text:style-name="T362">2</text:span><text:span text:style-name="T363">6</text:span></text:p>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890524160">
          <table:table-cell table:style-name="Tabla1.A1" office:value-type="string">
            <text:p text:style-name="P447"/>
          </table:table-cell>
          <table:table-cell table:style-name="Tabla1.A1" office:value-type="string">
            <text:p text:style-name="P449">pulsos</text:p>
          </table:table-cell>
          <table:table-cell table:style-name="Tabla1.A1" office:value-type="string">
            <text:p text:style-name="P449">11</text:p>
          </table:table-cell>
          <table:table-cell table:style-name="Tabla1.A1" office:value-type="string">
            <text:p text:style-name="P449">30</text:p>
          </table:table-cell>
          <table:table-cell table:style-name="Tabla1.A1" office:value-type="string">
            <text:p text:style-name="P449">0</text:p>
          </table:table-cell>
          <table:table-cell table:style-name="Tabla1.A1" office:value-type="string">
            <text:p text:style-name="P447"/>
          </table:table-cell>
          <table:table-cell table:style-name="Tabla1.A1" office:value-type="string">
            <text:p text:style-name="P449">Llenado piscina</text:p>
          </table:table-cell>
        </table:table-row>
        <table:table-row table:style-name="TableLine94007888859488">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9">1</text:p>
          </table:table-cell>
          <table:table-cell table:style-name="Tabla1.A1" office:value-type="string">
            <text:p text:style-name="P447"/>
          </table:table-cell>
          <table:table-cell table:style-name="Tabla1.A1" office:value-type="string">
            <text:p text:style-name="P449">Riego canal</text:p>
          </table:table-cell>
        </table:table-row>
        <table:table-row table:style-name="TableLine94007891757488">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9">2</text:p>
          </table:table-cell>
          <table:table-cell table:style-name="Tabla1.A1" office:value-type="string">
            <text:p text:style-name="P447"/>
          </table:table-cell>
          <table:table-cell table:style-name="Tabla1.A1" office:value-type="string">
            <text:p text:style-name="P449">Riego pozo</text:p>
          </table:table-cell>
        </table:table-row>
        <table:table-row table:style-name="TableLine94007961943184">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9">6</text:p>
          </table:table-cell>
          <table:table-cell table:style-name="Tabla1.A1" office:value-type="string">
            <text:p text:style-name="P447"/>
          </table:table-cell>
          <table:table-cell table:style-name="Tabla1.A1" office:value-type="string">
            <text:p text:style-name="P449">Agua pozo</text:p>
          </table:table-cell>
        </table:table-row>
        <table:table-row table:style-name="TableLine94007887638128">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888815600">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889663472">
          <table:table-cell table:style-name="Tabla1.A1" office:value-type="string">
            <text:p text:style-name="P451"><text:span text:style-name="T362">Clima</text:span><text:span text:style-name="T364">2</text:span><text:span text:style-name="T362"> (</text:span><text:span text:style-name="T364">20</text:span><text:span text:style-name="T362">)</text:span></text:p>
          </table:table-cell>
          <table:table-cell table:style-name="Tabla1.A1" office:value-type="string">
            <text:p text:style-name="P448">ed</text:p>
          </table:table-cell>
          <table:table-cell table:style-name="Tabla1.A1" office:value-type="string">
            <text:p text:style-name="P448">0</text:p>
          </table:table-cell>
          <table:table-cell table:style-name="Tabla1.A1" office:value-type="string">
            <text:p text:style-name="P451"><text:span text:style-name="T362">2</text:span><text:span text:style-name="T364">7</text:span></text:p>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50">Programadas bornas de 0 a 7 boya,….</text:p>
          </table:table-cell>
        </table:table-row>
        <table:table-row table:style-name="TableLine94007892116704">
          <table:table-cell table:style-name="Tabla1.A1" office:value-type="string">
            <text:p text:style-name="P447"/>
          </table:table-cell>
          <table:table-cell table:style-name="Tabla1.A1" office:value-type="string">
            <text:p text:style-name="P448">sd</text:p>
          </table:table-cell>
          <table:table-cell table:style-name="Tabla1.A1" office:value-type="string">
            <text:p text:style-name="P448">7</text:p>
          </table:table-cell>
          <table:table-cell table:style-name="Tabla1.A1" office:value-type="string">
            <text:p text:style-name="P451"><text:span text:style-name="T362">2</text:span><text:span text:style-name="T364">8</text:span></text:p>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961031744">
          <table:table-cell table:style-name="Tabla1.A1" office:value-type="string">
            <text:p text:style-name="P447"/>
          </table:table-cell>
          <table:table-cell table:style-name="Tabla1.A1" office:value-type="string">
            <text:p text:style-name="P448">sa</text:p>
          </table:table-cell>
          <table:table-cell table:style-name="Tabla1.A1" office:value-type="string">
            <text:p text:style-name="P448">9</text:p>
          </table:table-cell>
          <table:table-cell table:style-name="Tabla1.A1" office:value-type="string">
            <text:p text:style-name="P451"><text:span text:style-name="T362">2</text:span><text:span text:style-name="T364">9</text:span></text:p>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889991152">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962863744">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963562336">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964482656">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886967584">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889623760">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row table:style-name="TableLine94007961651904">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cell table:style-name="Tabla1.A1" office:value-type="string">
            <text:p text:style-name="P447"/>
          </table:table-cell>
        </table:table-row>
      </table:table>
      <text:p text:style-name="P142"/>
      <text:list xml:id="list114230615356653" text:continue-numbering="true" text:style-name="L69">
        <text:list-item>
          <text:list>
            <text:list-item>
              <text:p text:style-name="P835">crear funciones de reseteo router y switch</text:p>
            </text:list-item>
            <text:list-item>
              <text:p text:style-name="P835"><text:span text:style-name="T419">limpiar c</text:span><text:span text:style-name="T420">ó</text:span><text:span text:style-name="T419">digo de notifications.php</text:span></text:p>
            </text:list-item>
            <text:list-item>
              <text:p text:style-name="P848">Volver a probar por que he creado la librería _General.php y he puesto hay las funciones generales. Ver con Gemma si ha modificado ella algo de la api desde el viernes.</text:p>
            </text:list-item>
          </text:list>
        </text:list-item>
        <text:list-item>
          <text:p text:style-name="P849">LOA:</text:p>
          <text:list>
            <text:list-item>
              <text:p text:style-name="P638">Crear comando zenner nuevo</text:p>
            </text:list-item>
            <text:list-item>
              <text:p text:style-name="P638"><text:soft-page-break/>Crear comando siber.</text:p>
            </text:list-item>
            <text:list-item>
              <text:p text:style-name="P849">Crear comando sungrow</text:p>
            </text:list-item>
            <text:list-item>
              <text:p text:style-name="P849">Crear comando somfy</text:p>
            </text:list-item>
            <text:list-item>
              <text:p text:style-name="P639">Crear trb zenner</text:p>
            </text:list-item>
            <text:list-item>
              <text:p text:style-name="P640">Crear trb siber entrada</text:p>
            </text:list-item>
            <text:list-item>
              <text:p text:style-name="P640">Crear trb siber salida</text:p>
            </text:list-item>
            <text:list-item>
              <text:p text:style-name="P828">Crear trb sungrow entrada</text:p>
            </text:list-item>
            <text:list-item>
              <text:p text:style-name="P828">Crear trb sungrow salida</text:p>
            </text:list-item>
            <text:list-item>
              <text:p text:style-name="P828">Crear trb somfy entrada</text:p>
            </text:list-item>
            <text:list-item>
              <text:p text:style-name="P828">Crear trb somfy salida</text:p>
            </text:list-item>
            <text:list-item>
              <text:p text:style-name="P641">Crear tpse zenner</text:p>
            </text:list-item>
            <text:list-item>
              <text:p text:style-name="P641">Crear tpse siber</text:p>
            </text:list-item>
            <text:list-item>
              <text:p text:style-name="P850">Crear tpse sungrow</text:p>
            </text:list-item>
            <text:list-item>
              <text:p text:style-name="P850">Crear tpse sompfy</text:p>
            </text:list-item>
            <text:list-item>
              <text:p text:style-name="P641">Crear tpss siber</text:p>
            </text:list-item>
            <text:list-item>
              <text:p text:style-name="P850">Crear tpss sungrow</text:p>
            </text:list-item>
            <text:list-item>
              <text:p text:style-name="P850">Crear tpss sompfy.</text:p>
            </text:list-item>
          </text:list>
        </text:list-item>
        <text:list-item>
          <text:p text:style-name="P826">SOA:</text:p>
          <text:list>
            <text:list-item>
              <text:p text:style-name="P851">checksum dali, no funciona el trb de entrada, da error en el checksum <text:span text:style-name="T422">(antes funcionaba)</text:span></text:p>
            </text:list-item>
            <text:list-item>
              <text:p text:style-name="P824"><text:span text:style-name="T76">Crear </text:span>trb zenner , <text:span text:style-name="T430">pendiente probar</text:span></text:p>
            </text:list-item>
            <text:list-item>
              <text:p text:style-name="P829"><text:span text:style-name="T76">Crear </text:span>trb siber entrada, <text:span text:style-name="T430">pendiente probar</text:span></text:p>
            </text:list-item>
            <text:list-item>
              <text:p text:style-name="P829">Crear trb siber salida</text:p>
            </text:list-item>
            <text:list-item>
              <text:p text:style-name="P829">Crear trb sungrow entrada</text:p>
            </text:list-item>
            <text:list-item>
              <text:p text:style-name="P829">Crear trb sungrow salida</text:p>
            </text:list-item>
            <text:list-item>
              <text:p text:style-name="P829">Crear trb somfy entrada</text:p>
            </text:list-item>
            <text:list-item>
              <text:p text:style-name="P829">Crear trb somfy salida</text:p>
            </text:list-item>
            <text:list-item>
              <text:p text:style-name="P846">Crear scripts para resetear las tablas por grupos: operaciones, mantenimiento, accesos, seguridad</text:p>
            </text:list-item>
          </text:list>
        </text:list-item>
        <text:list-item>
          <text:p text:style-name="P852">SOAJS:</text:p>
          <text:list>
            <text:list-item>
              <text:p text:style-name="P852">crear las notificaciones.</text:p>
            </text:list-item>
          </text:list>
        </text:list-item>
        <text:list-item>
          <text:p text:style-name="P853">GENERAL:</text:p>
          <text:list>
            <text:list-item>
              <text:p text:style-name="P853">Mirar hasta cuando hay casos creados para las anotaciones en sistema fincarudy. <text:span text:style-name="T431">Resp: hasta 31/12/2022</text:span></text:p>
            </text:list-item>
            <text:list-item>
              <text:p text:style-name="P854">Tablas que faltan en sistema_rudy_v2, crear script para cargarlas: </text:p>
              <text:list>
                <text:list-item>
                  <text:p text:style-name="P854">accesos, adjuntos, escena_iot, galeria, iot, todas las tablas de mto y sus trigers, seguridad, relacion_accesos, relacion_seguridad, relacion_iot, tarea_rutina, operacion_io, notificaciones, post, historico_post, historico_tarea, usuario_post</text:p>
                </text:list-item>
                <text:list-item>
                  <text:p text:style-name="P854">las tablas escena_clima, escena_estores, escena_luces no tienen la misma estructura, falta el tdato nemo</text:p>
                </text:list-item>
                <text:list-item>
                  <text:p text:style-name="P854">Las tablas ambiente y rutina no tienen la misma estructura.</text:p>
                </text:list-item>
              </text:list>
            </text:list-item>
            <text:list-item>
              <text:p text:style-name="P854">Tablas que faltan sistema_montecerrado , crear script para cargarlas:</text:p>
            </text:list-item>
            <text:list-item>
              <text:p text:style-name="P854">la tabla usuario es usuario_post</text:p>
            </text:list-item>
          </text:list>
        </text:list-item>
      </text:list>
      <text:p text:style-name="P430"/>
      <text:p text:style-name="P406"><text:span text:style-name="T119">0</text:span><text:span text:style-name="T103">1/03/2022</text:span></text:p>
      <text:p text:style-name="P143">LOA:</text:p>
      <text:list xml:id="list4053555017" text:style-name="L70">
        <text:list-item>
          <text:p text:style-name="P642">Creado comando siber</text:p>
        </text:list-item>
        <text:list-item>
          <text:p text:style-name="P642">Creado trb siber</text:p>
        </text:list-item>
        <text:list-item>
          <text:p text:style-name="P642">Creado tpse siber</text:p>
        </text:list-item>
        <text:list-item>
          <text:p text:style-name="P642">Creado tpss siber</text:p>
        </text:list-item>
        <text:list-item>
          <text:p text:style-name="P642">Modificado en crearTpsSalida, que haya una función general para crear los casos en iniciarhilostrb en lugar de una especifica</text:p>
        </text:list-item>
        <text:list-item>
          <text:p text:style-name="P642">Modificado en crearTrbRaspberrySth31 que no escribía en <text:s/>iniciarhilostrb el valor de terminal_id.</text:p>
        </text:list-item>
      </text:list>
      <text:p text:style-name="P143"/>
      <text:p text:style-name="P407"><text:span text:style-name="T120">0</text:span><text:span text:style-name="T103">2/03/2022</text:span></text:p>
      <text:p text:style-name="P144">GENERAL</text:p>
      <text:list xml:id="list1106162903" text:style-name="L71">
        <text:list-item>
          <text:p text:style-name="P643">Modificada la programación de pr_montecerrado para cambiar el puerto 53134 por 53120, para que robert pruebe los arduinos.</text:p>
          <text:p text:style-name="P855"/>
        </text:list-item>
      </text:list>
      <text:p text:style-name="P145">RUDY</text:p>
      <text:list xml:id="list2043890383" text:style-name="L72">
        <text:list-item>
          <text:p text:style-name="P531"><text:span text:style-name="T284">El readwatt no traía valores en el sistema finca_rudy (real) pero si en rudy_v2, no traía desde el 01/02/2022 (ese día se reinicio el soa de rudy real) , </text:span><text:span text:style-name="T285">hoy han tenido un problema y al reiniciar ello lo que sea, ya ha empezado a traer valores en fincarudy (real)</text:span></text:p>
        </text:list-item>
      </text:list>
      <text:p text:style-name="P146"/>
      <text:p text:style-name="P408"><text:span text:style-name="T121">S</text:span><text:span text:style-name="T103">OA:</text:span></text:p>
      <text:list xml:id="list3105338655" text:style-name="L73">
        <text:list-item>
          <text:p text:style-name="P856">TRB Zenner: </text:p>
          <text:list>
            <text:list-item>
              <text:p text:style-name="P856">El Modelo que estamos utilizando es: D1205EDC-MB+PIP68</text:p>
            </text:list-item>
            <text:list-item>
              <text:p text:style-name="P856">Tenemos dos contadores:</text:p>
              <text:list>
                <text:list-item>
                  <text:p text:style-name="P856">EZRI0251019268</text:p>
                </text:list-item>
                <text:list-item>
                  <text:p text:style-name="P856">EZRI0251019291</text:p>
                </text:list-item>
              </text:list>
            </text:list-item>
          </text:list>
        </text:list-item>
      </text:list>
      <text:p text:style-name="P144"/>
      <text:p text:style-name="P147">04/03/2022</text:p>
      <text:list xml:id="list4155241747" text:style-name="L74">
        <text:list-item>
          <text:p text:style-name="P1288"><text:span text:style-name="T339">Instaladas 13 tarjetas sd para </text:span><text:span text:style-name="T340">el sistema de </text:span><text:span text:style-name="T341">A</text:span><text:span text:style-name="T340">lejandro</text:span></text:p>
        </text:list-item>
      </text:list>
      <text:p text:style-name="P147"/>
      <text:p text:style-name="P147">07/03/2022</text:p>
      <text:p text:style-name="P377">General:</text:p>
      <text:list xml:id="list2349261410" text:style-name="L75">
        <text:list-item>
          <text:p text:style-name="P644">Instalar las tarjetas sd que me ha dado Gemma para el sistema de alejandro</text:p>
        </text:list-item>
        <text:list-item>
          <text:p text:style-name="P646">subir al git del soa, la imagen de las tarjetas sd, <text:span text:style-name="T432">por tener segura una copia.</text:span></text:p>
          <text:p text:style-name="P644"/>
        </text:list-item>
      </text:list>
      <text:p text:style-name="P377">monjas.hometech.red</text:p>
      <text:list xml:id="list780165698" text:style-name="L76">
        <text:list-item>
          <text:p text:style-name="P647">Creado en tabla proyecto de bd: sistema_pruebas el tdato foto de tipo varchar(255) </text:p>
        </text:list-item>
        <text:list-item>
          <text:p text:style-name="P532"><text:span text:style-name="T283">G</text:span><text:span text:style-name="T270">eneradas las entidades.</text:span></text:p>
        </text:list-item>
        <text:list-item>
          <text:p text:style-name="P645">Pasado al servidor monjas.hometech.red con los cambios realizados de tener una librería _General y movidas las funciones necesarias</text:p>
        </text:list-item>
        <text:list-item>
          <text:p text:style-name="P647">Modificado en Login/refreshToken daba error project→id, ahi no se había cambiado</text:p>
        </text:list-item>
        <text:list-item>
          <text:p text:style-name="P645">Modificado en getData la funci<text:span text:style-name="T433">ó</text:span>n que lee el proyecto para , que en lugar de retornar solo el titulo devuelva un objeto project: con el id, nemo y photo</text:p>
        </text:list-item>
        <text:list-item>
          <text:p text:style-name="P645">Creado controlador en Data cha<text:span text:style-name="T433">n</text:span>geProjectPhoto que le llega: project_id y project_photo para que se cambie la foto del proyecto. La funcionalidad de dentro la va a hacer Gemma.</text:p>
        </text:list-item>
      </text:list>
      <text:p text:style-name="P147"/>
      <text:p text:style-name="P148">08/03/2022</text:p>
      <text:p text:style-name="P148">General</text:p>
      <text:list xml:id="list1804966269" text:style-name="L77">
        <text:list-item>
          <text:p text:style-name="P648">Configuras las ips de las tarjetas que he instalado</text:p>
        </text:list-item>
        <text:list-item>
          <text:p text:style-name="P857">Hacer limpieza de las copias que hay en el servidor</text:p>
        </text:list-item>
      </text:list>
      <text:p text:style-name="P148"/>
      <text:p text:style-name="P376">Ver con Gemma</text:p>
      <text:list xml:id="list2583705226" text:style-name="L78">
        <text:list-item>
          <text:p text:style-name="P649">Probar de nuevo monjas.hometech.red con los cambios que se ha hecho</text:p>
        </text:list-item>
        <text:list-item>
          <text:p text:style-name="P649">Hay que lanzar de nuevo el soa de rudy_v2 que no me has dicho nada. <text:span text:style-name="T434">Resp:si</text:span></text:p>
        </text:list-item>
      </text:list>
      <text:p text:style-name="P148"/>
      <text:p text:style-name="P376">monjas.hometech.red</text:p>
      <text:list xml:id="list4158268366" text:style-name="L79">
        <text:list-item>
          <text:p text:style-name="P650"><text:soft-page-break/>Volver a modificar las funciones de api para que hay una librería _General, por que en la que hice no funciona.</text:p>
        </text:list-item>
        <text:list-item>
          <text:p text:style-name="P650">Ver por que no funcionaba los cambios que había hecho</text:p>
        </text:list-item>
        <text:list-item>
          <text:p text:style-name="P650">Añadir lo de la foto</text:p>
        </text:list-item>
        <text:list-item>
          <text:p text:style-name="P859">Consumos general</text:p>
        </text:list-item>
      </text:list>
      <text:p text:style-name="P148"/>
      <text:p text:style-name="P148">SOA</text:p>
      <text:list xml:id="list3631518812" text:style-name="L80">
        <text:list-item>
          <text:p text:style-name="P858">TRBs nuevos</text:p>
        </text:list-item>
        <text:list-item>
          <text:p text:style-name="P860">Ver si quitando de trb analizador la variable tps_input funciona todo ok, por que en principio esa variable no se utiliza para nada.</text:p>
        </text:list-item>
      </text:list>
      <text:p text:style-name="P149"/>
      <text:p text:style-name="P150">09/03/2022</text:p>
      <text:p text:style-name="P150">Visto con Robert:</text:p>
      <text:list xml:id="list2886153085" text:style-name="L81">
        <text:list-item>
          <text:p text:style-name="P861">El analizador de rudy no trae valores, le he dejado un postit a Gemma para que le diga a <text:span text:style-name="T435">F</text:span>ernando que lo reinicie.</text:p>
        </text:list-item>
      </text:list>
      <text:p text:style-name="P148"/>
      <text:p text:style-name="P151">LOA:</text:p>
      <text:list xml:id="list573388926" text:style-name="L82">
        <text:list-item>
          <text:p text:style-name="P651">Añadido en el script de crear_galeria.sql y eliminar_galeria.sql la tabla documento. (La ha creado Gemma en sistema_pr_montecerrado del servidor)</text:p>
        </text:list-item>
        <text:list-item>
          <text:p text:style-name="P862">Añadir cuando se cree el comando somfy cuando crea las tablas que se creen los triggers correspondientes a la tabla estores</text:p>
          <text:p text:style-name="P863"/>
        </text:list-item>
      </text:list>
      <text:p text:style-name="P151">SOA:</text:p>
      <text:list xml:id="list1438036661" text:style-name="L83">
        <text:list-item>
          <text:p text:style-name="P864">Añadidas las llamadas a las salidas de siber, sungrow y somfy en rpc.c para que se le pueda llamar desde el proyecto.</text:p>
        </text:list-item>
        <text:list-item>
          <text:p text:style-name="P864">Creado trb salidas siber.</text:p>
        </text:list-item>
      </text:list>
      <text:p text:style-name="P151"/>
      <text:p text:style-name="P151"/>
      <text:p text:style-name="P152">10/03/2022</text:p>
      <text:p text:style-name="P152">Zenner</text:p>
      <text:p text:style-name="P152">Para descargarme el software de prueba demo : <text:a xlink:type="simple" xlink:href="https://mssportal.zenner.com/CustomersManagement/EditUserInformation" text:style-name="Internet_20_link" text:visited-style-name="Visited_20_Internet_20_Link">https://mssportal.zenner.com/CustomersManagement/EditUserInformation</text:a></text:p>
      <text:p text:style-name="P152">password: ETZd35xkLDHVmB4</text:p>
      <text:p text:style-name="P152">Customer MSS Number: 2628348029</text:p>
      <text:p text:style-name="P147"/>
      <text:p text:style-name="P147"/>
      <text:p text:style-name="P153">11/03/2022</text:p>
      <text:p text:style-name="P153">Ver con Robert:</text:p>
      <text:list xml:id="list4093670866" text:style-name="L84">
        <text:list-item>
          <text:p text:style-name="P865">Porque unas veces se utiliza la estructura de datos union para recoger los datos, como se sabe si tengo que desplazar los bytes o no,…</text:p>
        </text:list-item>
        <text:list-item>
          <text:p text:style-name="P1289"><text:span text:style-name="T122">C</text:span><text:span text:style-name="T103">omo se calculan los bytes que va a recibir </text:span></text:p>
        </text:list-item>
      </text:list>
      <text:p text:style-name="P154"/>
      <text:p text:style-name="P154"/>
      <text:p text:style-name="P156">SOA</text:p>
      <text:list xml:id="list1326202649" text:style-name="L85">
        <text:list-item>
          <text:p text:style-name="P1290"><text:span text:style-name="T123">Cuando termine los trbs nuevos, hacer los trbs </text:span><text:span text:style-name="T124">entradas</text:span><text:span text:style-name="T123"> que en lugar de que le preguntemos todo el rato, no envie el valor cuando cambia.</text:span></text:p>
        </text:list-item>
      </text:list>
      <text:p text:style-name="P157"/>
      <text:p text:style-name="P425"><text:span text:style-name="T123">1</text:span><text:span text:style-name="T103">4/03/2022</text:span></text:p>
      <text:p text:style-name="P155">SOAJS</text:p>
      <text:list xml:id="list369614354" text:style-name="L86">
        <text:list-item>
          <text:p text:style-name="P866">probar si se cae el soa, que se inicie, para eso hay que lanzarlo como root</text:p>
        </text:list-item>
        <text:list-item>
          <text:p text:style-name="P867">Notificaciones soajs</text:p>
        </text:list-item>
        <text:list-item>
          <text:p text:style-name="P1291"><text:span text:style-name="T224">c</text:span><text:span text:style-name="T103">rear varios archivos de configuración y por cada uno que inicie varios soajs (ver mas en profundiddad)</text:span></text:p>
        </text:list-item>
      </text:list>
      <text:p text:style-name="P319"/>
      <text:p text:style-name="P319">API:</text:p>
      <text:list xml:id="list1104104476" text:style-name="L87">
        <text:list-item>
          <text:p text:style-name="P868">Medidores general php</text:p>
        </text:list-item>
      </text:list>
      <text:p text:style-name="P319"/>
      <text:p text:style-name="P319"><text:soft-page-break/></text:p>
      <text:p text:style-name="P409"><text:span text:style-name="T123">1</text:span><text:span text:style-name="T103">7/03/2022</text:span></text:p>
      <text:p text:style-name="P158">General</text:p>
      <text:list xml:id="list2116250148" text:style-name="L88">
        <text:list-item>
          <text:p text:style-name="P869">Subir a la wiki la documentación del soa, listado de señales,… la documentación que vayamos haciendo</text:p>
        </text:list-item>
        <text:list-item>
          <text:p text:style-name="P1292"><text:span text:style-name="T125">Crearme una rama en el git del soa, development para tener la versión sobre la que trabajo y cuando esté ok, subirla a la rama master, para que siempre haya una versi</text:span><text:span text:style-name="T126">ó</text:span><text:span text:style-name="T125">n que esté ok, </text:span><text:span text:style-name="T126">por si la tenemos que poner en funcionamiento. </text:span></text:p>
        </text:list-item>
      </text:list>
      <text:p text:style-name="P159"/>
      <text:p text:style-name="P159"/>
      <text:p text:style-name="P410"><text:span text:style-name="T126">2</text:span><text:span text:style-name="T103">1/03/2022</text:span></text:p>
      <text:p text:style-name="P160">Ver con Robert:</text:p>
      <text:p text:style-name="P160"/>
      <text:p text:style-name="P160">General:</text:p>
      <text:list xml:id="list807481644" text:style-name="L89">
        <text:list-item>
          <text:p text:style-name="P652">Descargar programa postman e instalarlo (para probar la API)</text:p>
          <text:p text:style-name="P652">sudo snap install postman</text:p>
        </text:list-item>
        <text:list-item>
          <text:p text:style-name="P870">Documentar la API como documentamos nodejs</text:p>
        </text:list-item>
        <text:list-item>
          <text:p text:style-name="P872">Crear un tdato para generar un id aleatorio para que sea seguro.</text:p>
        </text:list-item>
        <text:list-item>
          <text:p text:style-name="P653">Crear en dinahosting un sitio para soajs-monjas</text:p>
        </text:list-item>
        <text:list-item>
          <text:p text:style-name="P653">Crear en el servidor un archivo soajs-ssl con el mismo puerto que soajs-pr_montecerrado</text:p>
        </text:list-item>
      </text:list>
      <text:p text:style-name="P161"/>
      <text:p text:style-name="P161">SOAJS</text:p>
      <text:list xml:id="list3706984329" text:style-name="L90">
        <text:list-item>
          <text:p text:style-name="P871">En servicio websocket.js crear socket.on(‘identify’) al que le va a llegar (user_id, location_id), hacer un filter y lleno en el que he encontrado los valores <text:span text:style-name="T525">(</text:span>user_data, user_id, user_type, user_specific, location_id (mismos valores que los que se llenan en la api monjas.hometech.red en regenerateToken, para coger los datos que nos faltan leerlos como los leemos en la api</text:p>
        </text:list-item>
      </text:list>
      <text:p text:style-name="P161"/>
      <text:p text:style-name="P161">SOA</text:p>
      <text:list xml:id="list3778425470" text:style-name="L91">
        <text:list-item>
          <text:p text:style-name="P654">Añadir la ubicación en el config.</text:p>
        </text:list-item>
        <text:list-item>
          <text:p text:style-name="P654">En las funciones de websocket concatenar la ubicación del config.</text:p>
        </text:list-item>
        <text:list-item>
          <text:p text:style-name="P654">Modificar la documentación de los sockets.</text:p>
        </text:list-item>
      </text:list>
      <text:p text:style-name="P161"/>
      <text:p text:style-name="P379">API monjas.hometech.red</text:p>
      <text:list xml:id="list4218758749" text:style-name="L92">
        <text:list-item>
          <text:p text:style-name="P655">En la función de autorithated coger de la cabecera la ubicación y con ella llamar a la función de writeGeneral para que se actualicen los datos, cada vez que se llama a una función.</text:p>
        </text:list-item>
      </text:list>
      <text:p text:style-name="P160"/>
      <text:p text:style-name="P378">23/03/2022</text:p>
      <text:p text:style-name="P378">Monjas.hometech.red</text:p>
      <text:list xml:id="list1115141510" text:style-name="L93">
        <text:list-item>
          <text:p text:style-name="P656">Creado controlador Consu<text:span text:style-name="T452">m</text:span>ption para hacer los medidores a modo general, y creadas las funciones de leer correspondientes para leer de relacion_consumos en la librería _consumption.</text:p>
          <text:p text:style-name="P873"/>
        </text:list-item>
      </text:list>
      <text:p text:style-name="P162">24/03/2022</text:p>
      <text:list xml:id="list1222664647" text:style-name="L94">
        <text:list-item>
          <text:p text:style-name="P657">Modificado soajs para que se inicien varios soajs con diferentes configuraciones al lanzar con pm² un archivo de configuración con los diferentes sistemas.</text:p>
        </text:list-item>
        <text:list-item>
          <text:p text:style-name="P876">Documentar todas las funciones de la API y añadirlo a la wiki.uniquehome.es</text:p>
        </text:list-item>
        <text:list-item>
          <text:p text:style-name="P876">Documentar las funcionalidades del soa y añadirlo a la wiki.uniquehome.es</text:p>
        </text:list-item>
        <text:list-item>
          <text:p text:style-name="P876">Coger cada tabla del archivo estructuras y añadirlo a la wiki.uniquehome.es</text:p>
        </text:list-item>
        <text:list-item>
          <text:p text:style-name="P879">Pasar la documentación que tengo a formato markdown, para subirla a la wiki.</text:p>
        </text:list-item>
        <text:list-item>
          <text:p text:style-name="P658">Añadir en la tabla ubicación de sistema_pruebas el tdato ideaco y generar las entidades</text:p>
        </text:list-item>
        <text:list-item>
          <text:p text:style-name="P658">Crear sitio ideacomonjas-alejandro</text:p>
        </text:list-item>
      </text:list>
      <text:p text:style-name="P163"/>
      <text:p text:style-name="P163">API:</text:p>
      <text:list xml:id="list3657937173" text:style-name="L95">
        <text:list-item>
          <text:p text:style-name="P877">Crear las cestas de la eficiencia</text:p>
        </text:list-item>
        <text:list-item>
          <text:p text:style-name="P877">Crear las cestas de la energía solar.</text:p>
        </text:list-item>
      </text:list>
      <text:p text:style-name="P163"/>
      <text:p text:style-name="P163">SOA</text:p>
      <text:list xml:id="list1443709969" text:style-name="L96">
        <text:list-item>
          <text:p text:style-name="P878">Probar los trbs actuales, con los nuevos cambios.</text:p>
        </text:list-item>
        <text:list-item>
          <text:p text:style-name="P878"><text:soft-page-break/>Probar el trb de escucha para terminarlo de hacer.</text:p>
        </text:list-item>
      </text:list>
      <text:list xml:id="list114231362992814" text:continue-list="list1222664647" text:style-name="L94">
        <text:list-header>
          <text:p text:style-name="P874"/>
        </text:list-header>
      </text:list>
      <text:p text:style-name="P162">25/03/2022</text:p>
      <text:list xml:id="list904835314" text:style-name="L97">
        <text:list-item>
          <text:p text:style-name="P880">Modificado en sistema_rudy_v2, por que teniamos el medidor 139 de smart trail y debería de ser el medidor 135 para el general de la casa.</text:p>
        </text:list-item>
      </text:list>
      <text:p text:style-name="P164">SOA:</text:p>
      <text:list xml:id="list826803520" text:style-name="L98">
        <text:list-item>
          <text:p text:style-name="P881">Revisar trb nuevos, que esté todo <text:span text:style-name="T451">(siber, sungrow, somfy)</text:span></text:p>
        </text:list-item>
        <text:list-item>
          <text:p text:style-name="P659">Modificar <text:span text:style-name="T460">en </text:span>status de envio de sms, por los arrays como tengo en el trb de escucha.</text:p>
        </text:list-item>
      </text:list>
      <text:p text:style-name="P164"/>
      <text:p text:style-name="P165">API:</text:p>
      <text:list xml:id="list748558065" text:style-name="L99">
        <text:list-item>
          <text:p text:style-name="P533"><text:span text:style-name="T286">Cestas de eficiencia energética. </text:span><text:span text:style-name="T287">Fijarme de master1.hometech.red de eficiencia, eficiencia, debe retornar algo parecido a {"referencia":0.138168,"global":"32","anual":"0","mes":"0","dia":"0","globalkw":"6595","anualkw":"0","meskw":"0","diakw":"0","globaleuros":"911,21","anualeuros":"0,00","meseuros":"0,00","diaeuros":"0,00","globalco2":"22323,84","anualco2":"0,00","mesco2":"0,00","diaco2":"0,00","globalarbol":"74,68","anualarbol":"0,00","mesarbol":"0,00","diaarbol":"0,00"}</text:span></text:p>
        </text:list-item>
        <text:list-item>
          <text:p text:style-name="P882">Documentar todas las cestas que hay en la api</text:p>
        </text:list-item>
      </text:list>
      <text:p text:style-name="P166"/>
      <text:p text:style-name="P162">Ver con Gemma y Robert </text:p>
      <text:p text:style-name="P162">API: monjas.hometech.red</text:p>
      <text:list xml:id="list273579756" text:style-name="L100">
        <text:list-item>
          <text:p text:style-name="P875">En la cesta de de leer el garaje no podemos tener a cap<text:span text:style-name="T438">ó</text:span>n que van a ser dos puertas</text:p>
        </text:list-item>
        <text:list-item>
          <text:p text:style-name="P875">En las gráficas de tarta de la electricidad, hay fórmulas, se podría hacer creando un evento que se ejecute cada ‘x’ tiempo y calcule todas las fórmulas necesarias y las escriba en el tdato fórmula de la tabla relacion_consumos, primero pensamos en poner la formula en dicho tdato pero es muy complicado estar partiendo la formula, coger los datos de cada medidor y luego ejecutar la formula.</text:p>
        </text:list-item>
        <text:list-item>
          <text:p text:style-name="P883">En la energia solar las funciones de los gráficos no son como los gráficos normales, por que leen de dos tps (readwatt y analizador ) y lo divide por el aporte. <text:span text:style-name="T439">Las monto?. </text:span><text:span text:style-name="T440">Resp: no</text:span></text:p>
        </text:list-item>
        <text:list-item>
          <text:p text:style-name="P884">En la cesta de Domo general de Device, no esta bien las llamadas a las funciones, porque no le llegan los argumentos que necesita.</text:p>
        </text:list-item>
        <text:list-item>
          <text:p text:style-name="P885">Las cestas que estan por planta, se las puede llamar directamente desde la app?, no tienen le tiene que llegar para ello los valores por post como en las demas cestas de estancia, zona.</text:p>
        </text:list-item>
        <text:list-item>
          <text:p text:style-name="P1293"><text:span text:style-name="T129">L</text:span><text:span text:style-name="T103">as cestas de clima de consignaFloor esta terminada?</text:span><text:span text:style-name="T130"> Es que no esta bien,</text:span><text:span text:style-name="T131">y en la linea 249 hay un error</text:span></text:p>
        </text:list-item>
        <text:list-item>
          <text:p text:style-name="P1294"><text:span text:style-name="T131">E</text:span><text:span text:style-name="T103">n readLocations falta que añadas el ideaco al retornar los valores</text:span></text:p>
        </text:list-item>
      </text:list>
      <text:p text:style-name="P193"/>
      <text:p text:style-name="P194">SOA</text:p>
      <text:list xml:id="list4234909045" text:style-name="L101">
        <text:list-item>
          <text:p text:style-name="P886">No me trae valores, da error de conexión, no hay modo de probar que cambie los de, por ejemplo una salida</text:p>
        </text:list-item>
        <text:list-item>
          <text:p text:style-name="P886">Probar todos los trbs actuales</text:p>
        </text:list-item>
        <text:list-item>
          <text:p text:style-name="P886">Probar trb escucha </text:p>
        </text:list-item>
        <text:list-item>
          <text:p text:style-name="P886">Ver por que me trae 0.0.0.0 como ip</text:p>
        </text:list-item>
        <text:list-item>
          <text:p text:style-name="P886">Modificar status para que en lugar de listas sean arrays como en el trb nuevo</text:p>
        </text:list-item>
      </text:list>
      <text:p text:style-name="P194"/>
      <text:p text:style-name="P194">SOAJS</text:p>
      <text:list xml:id="list2424525714" text:style-name="L102">
        <text:list-item>
          <text:p text:style-name="P887">En la carpeta de soajs-monjas crear un archivo conf que vaya a lanzar los n programas que haya en app, por cada programa crear un archivo de configuración ( uno para soajs-pr-somosaguas, otro para soajs-pr-montecerrado,…)</text:p>
        </text:list-item>
      </text:list>
      <text:p text:style-name="P195"/>
      <text:p text:style-name="P195">API (monjas.hometech.red)</text:p>
      <text:list xml:id="list3740490631" text:style-name="L103">
        <text:list-item>
          <text:p text:style-name="P888">Medidores ( pendiente los que tienen fórmula)</text:p>
        </text:list-item>
        <text:list-item>
          <text:p text:style-name="P888">Checkauthorization me da error 403 si cojo data→location_id</text:p>
        </text:list-item>
        <text:list-item>
          <text:p text:style-name="P888">Crear tdato fórumla en relación consumos donde se escribirá la fórmula con los diferentes id’s de la tabla relación_consumos para coger la medición y hacer el cáculo. Visto : No es buena opción por que hay fómulas complejas y asi sería muy complicado montarlo</text:p>
        </text:list-item>
        <text:list-item>
          <text:p text:style-name="P888">Coger de master1.hometech.red de la 195 y poner en la API actual.</text:p>
          <text:list>
            <text:list-item>
              <text:p text:style-name="P888">La eficiencia</text:p>
            </text:list-item>
            <text:list-item>
              <text:p text:style-name="P888"><text:soft-page-break/>Energia solar ( empezar por las de los gráficos, las de leerImpacto dejarlas para después). Visto por ahora no montar nada por que los gráfico tampoco son iguales a los que tenemos ahora.</text:p>
            </text:list-item>
          </text:list>
        </text:list-item>
      </text:list>
      <text:p text:style-name="P195"/>
      <text:p text:style-name="P192"/>
      <text:p text:style-name="P157"/>
      <text:p text:style-name="P380">27/03/2022</text:p>
      <text:p text:style-name="P380">API: </text:p>
      <text:list xml:id="list1549540914" text:style-name="L104">
        <text:list-item>
          <text:p text:style-name="P660">Creado librería _Gallery y _Attachments, y modificado Controladores Gallery y Attachments para llamar a las funciones de la librería que corresponda.</text:p>
        </text:list-item>
        <text:list-item>
          <text:p text:style-name="P661">Modificado en Gallery y Attachments para añadir la documentaci<text:span text:style-name="T446">ó</text:span>n</text:p>
        </text:list-item>
      </text:list>
      <text:p text:style-name="P381"/>
      <text:p text:style-name="P78"><text:span text:style-name="T270">Documentaci</text:span><text:span text:style-name="T288">ó</text:span><text:span text:style-name="T270">n:</text:span></text:p>
      <text:list xml:id="list3201248045" text:style-name="L105">
        <text:list-item>
          <text:p text:style-name="P662">Modificada documentacion cestas: gallery, attachments</text:p>
        </text:list-item>
      </text:list>
      <text:list xml:id="list114230959054633" text:continue-list="list1326202649" text:style-name="L85">
        <text:list-header>
          <text:p text:style-name="P889"><text:line-break/></text:p>
        </text:list-header>
      </text:list>
      <text:p text:style-name="P167">28/03/2022</text:p>
      <text:p text:style-name="P167">API:</text:p>
      <text:list xml:id="list3159649818" text:style-name="L106">
        <text:list-item>
          <text:p text:style-name="P1295"><text:span text:style-name="T127">P</text:span><text:span text:style-name="T128">asar al servidor:</text:span></text:p>
          <text:list>
            <text:list-item>
              <text:p text:style-name="P890">Controladores: <text:s/>Gallery, Attachement, Consumption</text:p>
            </text:list-item>
            <text:list-item>
              <text:p text:style-name="P890">Librerias: _Gallery, _Attachment, _Consumption</text:p>
            </text:list-item>
          </text:list>
        </text:list-item>
        <text:list-item>
          <text:p text:style-name="P891">Documentar Apis: <text:a xlink:type="simple" xlink:href="https://editor.swagger.io/?_ga=2.12163956.1597510863.1648459419-2035907510.1648459418" text:style-name="Internet_20_link" text:visited-style-name="Visited_20_Internet_20_Link">https://editor.swagger.io/?_ga=2.12163956.1597510863.1648459419-2035907510.1648459418</text:a>, hay que documentar todas las apis de esta manera, el lenguaje es yaml , va a haber un archivo unico para toda la api, </text:p>
          <text:p text:style-name="P891">En openapi (contiene standard de documentación para api),</text:p>
        </text:list-item>
        <text:list-item>
          <text:p text:style-name="P891"/>
        </text:list-item>
      </text:list>
      <text:p text:style-name="P168">SOAJS</text:p>
      <text:list xml:id="list65132407" text:style-name="L107">
        <text:list-item>
          <text:p text:style-name="P892">Descargar soajs</text:p>
        </text:list-item>
        <text:list-item>
          <text:p text:style-name="P892">Modificar archivo apache/sites-available/soajs-monjas y meter varios puertos en el</text:p>
        </text:list-item>
      </text:list>
      <text:p text:style-name="P168"/>
      <text:p text:style-name="P168"/>
      <text:p text:style-name="P169">30/03/2022</text:p>
      <text:p text:style-name="P169">SOA:</text:p>
      <text:list xml:id="list452512095" text:style-name="L108">
        <text:list-item>
          <text:p text:style-name="P893"><text:span text:style-name="T444">Ver con Robert </text:span>trb escucha:</text:p>
          <text:list>
            <text:list-item>
              <text:p text:style-name="P893">sht31 no trae bien el idsonda, <text:span text:style-name="T444">robert ha modificado algo y ya lo trae bien</text:span></text:p>
            </text:list-item>
            <text:list-item>
              <text:p text:style-name="P894">ds18b20 no me trae bien los valores, Resp: no los trae bien por que no le envio el mismo numero de bytes, que espera recibir, el sht31 y el co2 funciona por que ha dado la casualidad de que coinciden el numero de bytes que hay que enviarle con el numero que tiene que recibier. Solucion: en todos los trbs en las funciones de resolve_…. Tiene que llegarle la trama solo con la parte de los datos por cada borna.</text:p>
            </text:list-item>
            <text:list-item>
              <text:p text:style-name="P895">El co2 no trae valores si le pregunto. Resp: ha modificado robert algo y ya está solucionado</text:p>
            </text:list-item>
            <text:list-item>
              <text:p text:style-name="P895">Añadir log_errores</text:p>
            </text:list-item>
            <text:list-item>
              <text:p text:style-name="P895">Ver por que no trae la ip que corresponde.</text:p>
            </text:list-item>
            <text:list-item>
              <text:p text:style-name="P895">Ver por que a veces, trae -1 y no trae valores</text:p>
            </text:list-item>
            <text:list-item>
              <text:p text:style-name="P895">Ver por que al cabo de unos 50’ deja de traer valores. Resp: podia ser por una cosa que estaba mal en el co2 y que ha modificado Robert</text:p>
            </text:list-item>
          </text:list>
        </text:list-item>
        <text:list-item>
          <text:p text:style-name="P896">Crear tabla grupo_accesos y relacion_grupoaccesos</text:p>
          <text:list>
            <text:list-item>
              <text:p text:style-name="P898">tipo 0 → una entrada y una salida.</text:p>
            </text:list-item>
            <text:list-item>
              <text:p text:style-name="P896"><text:span text:style-name="T524">tipo 1</text:span> →<text:span text:style-name="T524"> 2 estados (abierto, cerrado, transcición)</text:span></text:p>
            </text:list-item>
          </text:list>
        </text:list-item>
        <text:list-item>
          <text:p text:style-name="P896"/>
        </text:list-item>
      </text:list>
      <text:p text:style-name="P170"/>
      <text:p text:style-name="P170">API:</text:p>
      <text:list xml:id="list1525130040" text:style-name="L109">
        <text:list-item>
          <text:p text:style-name="P897">Documentar la api con swagger</text:p>
        </text:list-item>
        <text:list-item>
          <text:p text:style-name="P1296"><text:span text:style-name="T229">Crear una cesta que sea getAccess que lea todo, y no lea por un lado puertas, por otro porton,…. </text:span><text:span text:style-name="T228">Access: [ </text:span></text:p>
          <text:list>
            <text:list-header>
              <text:p text:style-name="P899">puerta: { id, nemo, tipo}</text:p>
              <text:p text:style-name="P899">porton: { id, nemo, tipo}</text:p>
              <text:p text:style-name="P899">garage: { id, nemo, tipo}</text:p>
            </text:list-header>
          </text:list>
          <text:p text:style-name="P899"><text:soft-page-break/>]</text:p>
        </text:list-item>
        <text:list-item>
          <text:p text:style-name="P897">Modificar la API para que en las funciones las tratemos como corresponda, como get, post, put , delete. Ver la documentacion de <text:a xlink:type="simple" xlink:href="https://codeigniter4.github.io/userguide/incoming/restful.html" text:style-name="Internet_20_link" text:visited-style-name="Visited_20_Internet_20_Link">https://codeigniter4.github.io/userguide/incoming/restful.html</text:a></text:p>
        </text:list-item>
        <text:list-item>
          <text:p text:style-name="P897">Ver si al crear un controladores desde la consola, crea las rutas</text:p>
        </text:list-item>
        <text:list-item>
          <text:p text:style-name="P663">Modificar los errores que he visto en las cestas de Gemma.</text:p>
        </text:list-item>
        <text:list-item>
          <text:p text:style-name="P664">Descargar proyecto de noe del git/teho en la rama alejandro, para probar los cambios que voy haciendo.</text:p>
        </text:list-item>
      </text:list>
      <text:p text:style-name="P154"/>
      <text:p text:style-name="P171">31/03/2022</text:p>
      <text:p text:style-name="P171">SOA:</text:p>
      <text:list xml:id="list847183381" text:style-name="L110">
        <text:list-item>
          <text:p text:style-name="P900">Añadir a la tabla escena un tdato tipo (0 → apagado, 1 → standard, 2→ otros)</text:p>
        </text:list-item>
        <text:list-item>
          <text:p text:style-name="P665">Eliminar de las tablas escenas_x para quitar el tdato nemo, puesto que ya lo tenemos en la tabla escenas.</text:p>
        </text:list-item>
        <text:list-item>
          <text:p text:style-name="P666">Modificar entidades, modelos para que se adapten a los cambios anteriores.</text:p>
        </text:list-item>
        <text:list-item>
          <text:p text:style-name="P901">Crear una función en raspberryutils, para que calcule, la trama de vuelta solo con los datos para enviarsela a las funciones de resolve_frame_x en lugar de la trama entera que devulve</text:p>
        </text:list-item>
        <text:list-item>
          <text:p text:style-name="P667">Cargar las modificaciones anteriores en los sistemas: rudy_v2, montecerrado, pr_montecerrado y pr_somosaguas.</text:p>
        </text:list-item>
        <text:list-item>
          <text:p text:style-name="P902">Crear una función para iniciar los trbs, como estaba antes, sin agrupar.</text:p>
        </text:list-item>
        <text:list-item>
          <text:p text:style-name="P902">Crear una rama en el git del soa, para que tenga mis pruebas</text:p>
        </text:list-item>
        <text:list-item>
          <text:p text:style-name="P902"/>
        </text:list-item>
      </text:list>
      <text:p text:style-name="P172"/>
      <text:p text:style-name="P173">GENERAL</text:p>
      <text:list xml:id="list3944612488" text:style-name="L111">
        <text:list-item>
          <text:p text:style-name="P904">Añadir a wiki</text:p>
          <text:list>
            <text:list-item>
              <text:p text:style-name="P904">listado señales rudy</text:p>
            </text:list-item>
            <text:list-item>
              <text:p text:style-name="P904">listado señales mariano</text:p>
            </text:list-item>
            <text:list-item>
              <text:p text:style-name="P904">listado señales oviedo</text:p>
            </text:list-item>
            <text:list-item>
              <text:p text:style-name="P904">listado señales hazard</text:p>
            </text:list-item>
            <text:list-item>
              <text:p text:style-name="P904">estructuras de tablas</text:p>
            </text:list-item>
          </text:list>
        </text:list-item>
        <text:list-item>
          <text:p text:style-name="P904">Crear documentaci<text:span text:style-name="T445">ó</text:span>n con swagger</text:p>
        </text:list-item>
        <text:list-item>
          <text:p text:style-name="P903">Vamos a hacer las apis en breve en laravel o unom</text:p>
        </text:list-item>
      </text:list>
      <text:p text:style-name="P174"/>
      <text:p text:style-name="P429">01/04/2022</text:p>
      <text:list xml:id="list4216225803" text:style-name="L112">
        <text:list-item>
          <text:p text:style-name="P668">Creadas plantillas para documentar listado de señales en markdown</text:p>
        </text:list-item>
        <text:list-item>
          <text:p text:style-name="P668">Creadas plantillas para documentar los codigos de la domotica (luces, clima,…) un archivo por cada tipo</text:p>
        </text:list-item>
        <text:list-item>
          <text:p text:style-name="P668">He programado algunas estancias del sistema somosaguas</text:p>
          <text:p text:style-name="P668"/>
        </text:list-item>
      </text:list>
      <text:p text:style-name="P382">04/04/2022</text:p>
      <text:list xml:id="list2956060659" text:style-name="L113">
        <text:list-item>
          <text:p text:style-name="P669">Programado todas las entradas y salidas del sistema somosaguas que me ha pasado Gemma (habitacion2, habitacion3, habitacion4, habitacion5, habitacion estudio, habitacion invitados)</text:p>
        </text:list-item>
        <text:list-item>
          <text:p text:style-name="P534"><text:span text:style-name="T289">Documentados todas la programacion</text:span><text:span text:style-name="T290">es</text:span><text:span text:style-name="T289"> programada en sistema_somosaguas.</text:span></text:p>
        </text:list-item>
      </text:list>
      <text:p text:style-name="P175"/>
      <text:p text:style-name="P175"/>
      <text:p text:style-name="P412"><text:span text:style-name="T132">06/</text:span><text:span text:style-name="T103">04/2022</text:span></text:p>
      <text:p text:style-name="P176">Ver con Gemma:</text:p>
      <text:list xml:id="list457548098" text:style-name="L114">
        <text:list-item>
          <text:p text:style-name="P905">Que hay que hacer para probar el proyecto de somosaguas</text:p>
        </text:list-item>
        <text:list-item>
          <text:p text:style-name="P1297"><text:span text:style-name="T103">Como me bajo del git </text:span><text:span text:style-name="T133">de teho para probar si me hiciese falta</text:span></text:p>
        </text:list-item>
        <text:list-item>
          <text:p text:style-name="P906">Hay que modificar en ubicación en bd para somosaguas un 5</text:p>
        </text:list-item>
        <text:list-item>
          <text:p text:style-name="P906">Las clases de las librer<text:span text:style-name="T454">í</text:span>as hay que cargarlas despu<text:span text:style-name="T455">é</text:span>s del autorithation por que si no no coge bien la base de datos, a no se que haya una forma de hacerlo en el write </text:p>
        </text:list-item>
      </text:list>
      <text:p text:style-name="P178"/>
      <text:list xml:id="list3208713172" text:style-name="L115">
        <text:list-item>
          <text:p text:style-name="P907">Crear en dinahosting soajs-somosaguas</text:p>
        </text:list-item>
        <text:list-item>
          <text:p text:style-name="P908">En getConfig devolver intensityEnabled y colorEnabled, crear una cesta que mire si alguna tiene intensidad si es si devolver 1 en caso contrartio devolver 0. Idem para el color.</text:p>
        </text:list-item>
        <text:list-item>
          <text:p text:style-name="P908">Poner en la tabla estancias de sistema_pr_somosaguas las escenas, ambientes, rutinas todas a 0 excepto para invitados , que le vamos a crear 1 escena apagar todo, otra standard y otra de tipo otros</text:p>
        </text:list-item>
        <text:list-item>
          <text:p text:style-name="P908">En pr_somosaguas cambiar las ips’s, poner el soa y ponerlo a funcionar.</text:p>
        </text:list-item>
        <text:list-item>
          <text:p text:style-name="P908">Lanzar soajs para somosaguas</text:p>
        </text:list-item>
        <text:list-item>
          <text:p text:style-name="P908">Mirar error 500 en soajs- pr-montecerrado (NOE)</text:p>
        </text:list-item>
        <text:list-item>
          <text:p text:style-name="P908">clonar git api-domo en mi ordenador y coger del servidor la api de monjas.hometech.red y clonarlo de nuevo en el servido<text:span text:style-name="T456">r.</text:span></text:p>
        </text:list-item>
        <text:list-item>
          <text:p text:style-name="P909">Poner en home (sistema_pruebas) 2 casos en ubicación 13</text:p>
        </text:list-item>
        <text:list-item>
          <text:p text:style-name="P909">Poner en menu (sistema_pruebas) los casos <text:span text:style-name="T457">para ubicación 11 y crear los mismos casos para ubicación 13</text:span></text:p>
        </text:list-item>
        <text:list-item>
          <text:p text:style-name="P910">Descargar app alejandro para probar lo nuevo y la de oviedo 2 si se quiere ver pr_montecerrado</text:p>
        </text:list-item>
        <text:list-item>
          <text:p text:style-name="P911">Revisar en la api</text:p>
          <text:list>
            <text:list-item>
              <text:p text:style-name="P911">Crear escena (estancia)</text:p>
            </text:list-item>
            <text:list-item>
              <text:p text:style-name="P911">Crear ambiente (estancia, planta)</text:p>
            </text:list-item>
            <text:list-item>
              <text:p text:style-name="P911">Crear rutina (estancia, planta)</text:p>
            </text:list-item>
          </text:list>
        </text:list-item>
        <text:list-item>
          <text:p text:style-name="P911">Error ideacomonjas-monjas</text:p>
        </text:list-item>
        <text:list-item>
          <text:p text:style-name="P911">Error al clonar o al descargarme api-domo en el servidor.</text:p>
        </text:list-item>
        <text:list-item>
          <text:p text:style-name="P911">Renovar los certificados</text:p>
        </text:list-item>
        <text:list-item>
          <text:p text:style-name="P911"/>
        </text:list-item>
      </text:list>
      <text:p text:style-name="P177"/>
      <text:p text:style-name="P179">07/0<text:span text:style-name="T492">4</text:span>/2022</text:p>
      <text:p text:style-name="P179">GENERAL</text:p>
      <text:list xml:id="list1223933657" text:style-name="L116">
        <text:list-item>
          <text:p text:style-name="P670">Renovar certificados correo</text:p>
        </text:list-item>
        <text:list-item>
          <text:p text:style-name="P670">Crear sitio ideacomonjas-monjas</text:p>
        </text:list-item>
        <text:list-item>
          <text:p text:style-name="P670">Pasar las fotos que me ha pasado noe ideacomonjas-monjas</text:p>
        </text:list-item>
        <text:list-item>
          <text:p text:style-name="P912">Añadir a pr_montecerrado, </text:p>
        </text:list-item>
      </text:list>
      <text:p text:style-name="P179"/>
      <text:p text:style-name="P179">API</text:p>
      <text:list xml:id="list2954926129" text:style-name="L117">
        <text:list-item>
          <text:p text:style-name="P671">Crear tabla galeria_ubicacion en sistema_pruebas (id, foto, codigo_ubicacion) <text:span text:style-name="T458">y crear un caso por cada foto que me ha pasado Noe.</text:span></text:p>
        </text:list-item>
        <text:list-item>
          <text:p text:style-name="P672">Modificar en el getData que lea de galeria y devuelva previewHome en houseHold</text:p>
        </text:list-item>
        <text:list-item>
          <text:p text:style-name="P672">Añadir a ña documentación la tabla galeria</text:p>
        </text:list-item>
        <text:list-item>
          <text:p text:style-name="P672">Añadir en getC<text:span text:style-name="T459">o</text:span>nfig las rutinas que falta</text:p>
        </text:list-item>
        <text:list-item>
          <text:p text:style-name="P913"><text:soft-page-break/>Crear tabla piscina (id, nemo, codigo_estancia, ph, nivel y temp) y relacion_piscina (id, codigo_piscina, rb_ph, tp_ph, rb_nivel, tp_nivel, rb_temp, tp_temp)</text:p>
        </text:list-item>
        <text:list-item>
          <text:p text:style-name="P913">Modificar en todos los controladores que en lugar de crear la clase de la librería arriba lo haga dentro de cada controlador , despues del autorithted para saber a que bd tiene que ir a leer.</text:p>
        </text:list-item>
        <text:list-item>
          <text:p text:style-name="P913">Generar las entidades con las estructuras nuevas</text:p>
        </text:list-item>
        <text:list-item>
          <text:p text:style-name="P913">Añadir en el getData que lea de galeria_ubicacion y lo devuelva en household en previewHome</text:p>
        </text:list-item>
        <text:list-item>
          <text:p text:style-name="P913">Añadir en el getConfig:</text:p>
          <text:list>
            <text:list-item>
              <text:p text:style-name="P913">lea el cuadroElectrico</text:p>
            </text:list-item>
            <text:list-item>
              <text:p text:style-name="P913">lea de la piscina</text:p>
            </text:list-item>
            <text:list-item>
              <text:p text:style-name="P913">lea de usuario_post y lo devuelva en rcs</text:p>
            </text:list-item>
            <text:list-item>
              <text:p text:style-name="P913">Repasar las cestas de escenas (a nivel de estancia)</text:p>
            </text:list-item>
            <text:list-item>
              <text:p text:style-name="P913">Repasar las cestas de ambientes (a nivel de estancia y planta)</text:p>
            </text:list-item>
            <text:list-item>
              <text:p text:style-name="P913">Repasar las cestas de rutinas (a nivel de estancia y planta)</text:p>
            </text:list-item>
          </text:list>
        </text:list-item>
      </text:list>
      <text:p text:style-name="P179"/>
      <text:p text:style-name="P180">SOA</text:p>
      <text:list xml:id="list1315942912" text:style-name="L118">
        <text:list-item>
          <text:p text:style-name="P914">Revisar los trbs de raspberry para que funciones tanto de escucha como pregunta.</text:p>
        </text:list-item>
        <text:list-item>
          <text:p text:style-name="P914">Preparar trb sugar valley como el que tenemos en rudy</text:p>
        </text:list-item>
        <text:list-item>
          <text:p text:style-name="P914">Probar trb persianas</text:p>
        </text:list-item>
      </text:list>
      <text:p text:style-name="P180"/>
      <text:p text:style-name="P180">LOA</text:p>
      <text:list xml:id="list431630158" text:style-name="L119">
        <text:list-item>
          <text:p text:style-name="P915">Preparar para poder programar comando, trb, tpse del sugarvalley</text:p>
        </text:list-item>
        <text:list-item>
          <text:p text:style-name="P915">Que se creen las tablas piscina, cuadro,…</text:p>
        </text:list-item>
      </text:list>
      <text:p text:style-name="P180"/>
      <text:p text:style-name="P180"/>
      <text:p text:style-name="P181">08/04/2022</text:p>
      <text:p text:style-name="P181">GENERAL</text:p>
      <text:list xml:id="list2962465046" text:style-name="L120">
        <text:list-item>
          <text:p text:style-name="P916">Creada tabla galeria_ubicacion en la bd sistema_pruebas</text:p>
        </text:list-item>
        <text:list-item>
          <text:p text:style-name="P918">Cargar en todos los sistemas (sistema_pr_montecerrado, sistema_pr_somosaguas,…) tienen que tener las mismas tablas para que desde la API no de error</text:p>
        </text:list-item>
        <text:list-item>
          <text:p text:style-name="P918">Pasar carpeta fotos a ideacomonjas-monjas</text:p>
        </text:list-item>
      </text:list>
      <text:p text:style-name="P181"/>
      <text:p text:style-name="P181"/>
      <text:p text:style-name="P181">SOA</text:p>
      <text:p text:style-name="P181">API</text:p>
      <text:list xml:id="list89924245" text:style-name="L121">
        <text:list-item>
          <text:p text:style-name="P917">Generadas las entidades con los cambios en las nuevas tablas.</text:p>
        </text:list-item>
        <text:list-item>
          <text:p text:style-name="P919">Meter en las escenas, ambientes y rutinas las persianas, los estores y los iot</text:p>
        </text:list-item>
      </text:list>
      <text:p text:style-name="P191"/>
      <text:p text:style-name="P191">Ver con Gemma:</text:p>
      <text:list xml:id="list285281894" text:style-name="L122">
        <text:list-item>
          <text:p text:style-name="P920">En crear Ambiente y rutina a nivel planta, le tiene que llegar lo mismo que a crear Ambiente y Rutina a nivel estancia pero en lugar de id estancia, id planta y en el controlador cojo todas las estancias de esa planta con ambiente o rutina = 1 y por cada una hago lo mismo que hago en crear estancia (operación,…). Resp: si</text:p>
        </text:list-item>
        <text:list-item>
          <text:p text:style-name="P920">En la tabla ambiente y rutina <text:s/>nos falta un tdato codigo_planta y se escribirá en el si es a nivel de planta o en codigo_estancia si es a nivel estancia. Resp: si</text:p>
        </text:list-item>
        <text:list-item>
          <text:p text:style-name="P920">Cuando se crea escena, ambiente, … se crea con estado 0??</text:p>
        </text:list-item>
      </text:list>
      <text:p text:style-name="P181"/>
      <text:p text:style-name="P181"/>
      <text:p text:style-name="P181"/>
      <text:p text:style-name="P181"/>
      <text:p text:style-name="P182">11/04/2022</text:p>
      <text:p text:style-name="P183">GENERAL</text:p>
      <text:list xml:id="list444789100" text:style-name="L123">
        <text:list-item>
          <text:p text:style-name="P921">Añadido a sistema_montecerrado</text:p>
        </text:list-item>
      </text:list>
      <text:p text:style-name="P182">Ver:</text:p>
      <text:list xml:id="list319080045" text:style-name="L124">
        <text:list-item>
          <text:p text:style-name="P922">Por que al renovar los certificados no aparece la fecha <text:span text:style-name="T447">actualizada. </text:span><text:span text:style-name="T448">Resp: faltaba modificar el sites-available lo mas sencillo es renombrar la carpeta que se genera en letsencript</text:span></text:p>
        </text:list-item>
        <text:list-item>
          <text:p text:style-name="P923">La cesta general de cambiar luces,…. Está terminada? Es que hay cosas que no me cuadran y luego a las que se llama desde dentro no están bien tampoco. Resp: revisarla</text:p>
        </text:list-item>
        <text:list-item>
          <text:p text:style-name="P923"><text:soft-page-break/>A nivel de planta tendremos que leer tambien los ambientes y las rutinas como hacemos en por estancias (getConfig). Resp: si</text:p>
        </text:list-item>
        <text:list-item>
          <text:p text:style-name="P923">En el getConfig falta leer las persianas. Resp: si</text:p>
        </text:list-item>
        <text:list-item>
          <text:p text:style-name="P923">Me creo algún caso en post de alejandro y en piscina?. Resp: en alejandro en post estan los mismos que en montecerrado por ahora</text:p>
        </text:list-item>
      </text:list>
      <text:p text:style-name="P182"/>
      <text:p text:style-name="P184">API</text:p>
      <text:list xml:id="list2247681777" text:style-name="L125">
        <text:list-item>
          <text:p text:style-name="P925">Añadir a nivel de cada planta: climateEnabled, iotEnabled, blindsEnabled, louversEnabled, ambientsEnabled y routinesEnabled.</text:p>
        </text:list-item>
        <text:list-item>
          <text:p text:style-name="P925">Cambiar en todos los sitios plug por iot</text:p>
        </text:list-item>
        <text:list-item>
          <text:p text:style-name="P925">cuando descargamos la api, hay que dar permisos 775 a la carpeto writable y ponerle usuario www-data:www-data</text:p>
        </text:list-item>
        <text:list-item>
          <text:p text:style-name="P924">Leer aire acondicionado (pendiente ver como lo vamos a montar).</text:p>
        </text:list-item>
        <text:list-item>
          <text:p text:style-name="P926">Crear funciones de modificarAmbiente y activarAmbiente por planta</text:p>
        </text:list-item>
        <text:list-item>
          <text:p text:style-name="P927">Siempre que se crea una escena se crea por cada tipo domo un caso con tipo apagado y un caso standard, cuando se acaba la rutina, se tiene que ejecutar las escenas standard o la que estaba puesta anteriormente.</text:p>
        </text:list-item>
        <text:list-item>
          <text:p text:style-name="P928">Documentar cestas de modificarambiente y activar ambiente por planta</text:p>
        </text:list-item>
      </text:list>
      <text:p text:style-name="P185"/>
      <text:p text:style-name="P185"/>
      <text:p text:style-name="P186">12/04/2022</text:p>
      <text:p text:style-name="P186">API</text:p>
      <text:list xml:id="list1209944619" text:style-name="L126">
        <text:list-item>
          <text:p text:style-name="P929">Añadido climateEnabled, iotEnabled, blindsEnabled, louversEnabled, ambientsEnabled, routinesEnabled</text:p>
        </text:list-item>
        <text:list-item>
          <text:p text:style-name="P929">Modificado plugs por iot</text:p>
        </text:list-item>
        <text:list-item>
          <text:p text:style-name="P929">Añadido en readScenes que lea iot y louvers</text:p>
        </text:list-item>
        <text:list-item>
          <text:p text:style-name="P931">Modificar en getConfig cuando lee los ambientes, las escenas, y las rutinas si la estancia tiene en el tdato escena, ambiente o rutina un 0 , no tiene que llenar por ejemplor el array de ambientes con los 6 ambientes</text:p>
        </text:list-item>
        <text:list-item>
          <text:p text:style-name="P932">Modificar en crearAmbiente por planta, tiene que coger las estancias donde en la tabla ambiente tenga un 1</text:p>
        </text:list-item>
        <text:list-item>
          <text:p text:style-name="P933">Hacer la cesta general de accesos</text:p>
        </text:list-item>
        <text:list-item>
          <text:p text:style-name="P934">Eliminar eventos de pulsos de somosaguas</text:p>
        </text:list-item>
        <text:list-item>
          <text:p text:style-name="P934">Ver por que se programaron en somosaguas los eventos desde el LOA</text:p>
        </text:list-item>
        <text:list-item>
          <text:p text:style-name="P935">Sacar plantilla de listado domotica piscina</text:p>
        </text:list-item>
        <text:list-item>
          <text:p text:style-name="P935">Pasar somosaguas a pr_somosaguas</text:p>
        </text:list-item>
        <text:list-item>
          <text:p text:style-name="P935">Programar escenas en habitacion invitados apagar todo y standard</text:p>
        </text:list-item>
        <text:list-item>
          <text:p text:style-name="P935">Crear dos persianas</text:p>
        </text:list-item>
        <text:list-item>
          <text:p text:style-name="P937">Poner soajs para somosaguas</text:p>
        </text:list-item>
        <text:list-item>
          <text:p text:style-name="P937">poner soa para somosaguas</text:p>
        </text:list-item>
        <text:list-item>
          <text:p text:style-name="P937">Revisar que escribe, lee en la bd y con los puertos que corresponda dependiendo del sistema que hayamos elegido</text:p>
        </text:list-item>
        <text:list-item>
          <text:p text:style-name="P937">Revisar los valores de getCOnfig para temperature</text:p>
        </text:list-item>
        <text:list-item>
          <text:p text:style-name="P937">Ver por que en mi ordenador no funciona el getAccess para la ubicación 13</text:p>
        </text:list-item>
        <text:list-item>
          <text:p text:style-name="P937">Actualizar documentación cestas domo y getConfig</text:p>
        </text:list-item>
        <text:list-item>
          <text:p text:style-name="P938">Terminar cestas de escenas, ambientes, rutinas</text:p>
        </text:list-item>
        <text:list-item>
          <text:p text:style-name="P940">Programar escenas apagado y standard</text:p>
        </text:list-item>
        <text:list-item>
          <text:p text:style-name="P940">Crear cestas elimiarRutina y modificarRutina</text:p>
        </text:list-item>
      </text:list>
      <text:p text:style-name="P190"/>
      <text:p text:style-name="P190">SOA</text:p>
      <text:list xml:id="list114230252550619" text:continue-numbering="true" text:style-name="L126">
        <text:list-item>
          <text:p text:style-name="P937">TRB sugarvalley SOA</text:p>
        </text:list-item>
        <text:list-item>
          <text:p text:style-name="P937">TRB sugarvalley LOA</text:p>
        </text:list-item>
        <text:list-item>
          <text:p text:style-name="P937">Probar trb de las persianas ( programarlo igual que el zenner)</text:p>
        </text:list-item>
        <text:list-item>
          <text:p text:style-name="P673">SMS SOA. <text:span text:style-name="T461">Para enviar sms: https://sms.uniquehome.es/sms.php</text:span></text:p>
        </text:list-item>
        <text:list-item>
          <text:p text:style-name="P940">Subir documentación de consumos</text:p>
        </text:list-item>
        <text:list-item>
          <text:p text:style-name="P940">Configurar inicio SOA en el servidor para pr_somosaguas y somosaguas</text:p>
        </text:list-item>
        <text:list-item>
          <text:p text:style-name="P675">Error soajs iniciarlo como root</text:p>
        </text:list-item>
      </text:list>
      <text:p text:style-name="P186"><text:soft-page-break/></text:p>
      <text:p text:style-name="P186"/>
      <text:p text:style-name="P186">Ver:</text:p>
      <text:list xml:id="list719547760" text:style-name="L127">
        <text:list-item>
          <text:p text:style-name="P674">git api-domo con Rober. Solución ha quitado que se suban los cambios de writable por lo tanto ya puedo trabajar desde el servidor y desde mi ordenador y subir y descargar cambios desde cualquier ordenador.</text:p>
        </text:list-item>
        <text:list-item>
          <text:p text:style-name="P939">Si se puede poner un pulsador y conectar alguna salida con una entrada.</text:p>
        </text:list-item>
        <text:list-item>
          <text:p text:style-name="P941">en el clima si solo se cambia la consigna, en status en lugar de -1, tendria que ser null, o controlo yo que el valor del estado tiene que ser 0 o 1</text:p>
        </text:list-item>
        <text:list-item>
          <text:p text:style-name="P930">ver por que da error en ideacomonjas.hometech</text:p>
        </text:list-item>
        <text:list-item>
          <text:p text:style-name="P676">ver por que da <text:span text:style-name="T449">error la cesta de changefloordevice</text:span></text:p>
        </text:list-item>
        <text:list-item>
          <text:p text:style-name="P677">ver por que da error el refreshtoken. <text:span text:style-name="T453">Resp: si se meten dos usuarios iguales con la misma contraseña, te hecha fuera</text:span></text:p>
        </text:list-item>
        <text:list-item>
          <text:p text:style-name="P936"/>
        </text:list-item>
      </text:list>
      <text:p text:style-name="P187"/>
      <text:p text:style-name="P187"/>
      <text:p text:style-name="P188">13/04/2022</text:p>
      <text:p text:style-name="P188"/>
      <text:p text:style-name="P189">API</text:p>
      <text:list xml:id="list1070389604" text:style-name="L128">
        <text:list-item>
          <text:p text:style-name="P942">Probar cestas de changeFloorDevice</text:p>
        </text:list-item>
        <text:list-item>
          <text:p text:style-name="P942">Probar cestas de cambiar estado luz por zona</text:p>
        </text:list-item>
        <text:list-item>
          <text:p text:style-name="P942">Probar cestas de cambiar estado clima por zona</text:p>
        </text:list-item>
        <text:list-item>
          <text:p text:style-name="P942">Probar cestas de cambiar estado iot por zona</text:p>
        </text:list-item>
        <text:list-item>
          <text:p text:style-name="P943">Probar cestas de cambiar intensidad por zona</text:p>
        </text:list-item>
        <text:list-item>
          <text:p text:style-name="P943">Posit</text:p>
        </text:list-item>
        <text:list-item>
          <text:p text:style-name="P943">Documentos</text:p>
        </text:list-item>
        <text:list-item>
          <text:p text:style-name="P943">Galeria (todo)</text:p>
        </text:list-item>
        <text:list-item>
          <text:p text:style-name="P943">seguridad</text:p>
        </text:list-item>
        <text:list-item>
          <text:p text:style-name="P678">energia (subir documentación)</text:p>
        </text:list-item>
        <text:list-item>
          <text:p text:style-name="P678">eficiencia <text:s/>(subir documentación)</text:p>
        </text:list-item>
        <text:list-item>
          <text:p text:style-name="P943">master</text:p>
        </text:list-item>
        <text:list-item>
          <text:p text:style-name="P943">Crear cesta accesos (grupo accesos)</text:p>
        </text:list-item>
        <text:list-item>
          <text:p text:style-name="P943">Pendiente cestas energia solar y de gráficas de tarta con fórmula</text:p>
        </text:list-item>
      </text:list>
      <text:p text:style-name="P196"/>
      <text:p text:style-name="P196"/>
      <text:p text:style-name="P197">18/04/2022</text:p>
      <text:list xml:id="list2592110302" text:style-name="L129">
        <text:list-item>
          <text:p text:style-name="P944">Crear cestas de eliminar Ambiente por estancia y por planta</text:p>
        </text:list-item>
        <text:list-item>
          <text:p text:style-name="P944">Crear cestas de modificar Rutina por estancia y por planta</text:p>
        </text:list-item>
        <text:list-item>
          <text:p text:style-name="P944">Crear cestas de eliminar Rutina por estancia y por planta</text:p>
        </text:list-item>
        <text:list-item>
          <text:p text:style-name="P944">Documentar las cestas de las rutinas</text:p>
        </text:list-item>
        <text:list-item>
          <text:p text:style-name="P679">Crear trb sugarvalley SOA</text:p>
        </text:list-item>
        <text:list-item>
          <text:p text:style-name="P945">Crear trb sugarvalley LOA</text:p>
        </text:list-item>
        <text:list-item>
          <text:p text:style-name="P1298"><text:span text:style-name="T342">Ver por que la cesta </text:span><text:a xlink:type="simple" xlink:href="https://monjas.hometech.red/api/public/index.php//Post/writePostImmedayte" text:style-name="Internet_20_link" text:visited-style-name="Visited_20_Internet_20_Link"><text:span text:style-name="T76">https://monjas.hometech.red/api/public/index.php//Post/writePostImmedayte</text:span></text:a><text:span text:style-name="T342"> no funciona, </text:span><text:span text:style-name="T343">esta mal el nombre </text:span><text:bookmark text:name="postwritepostimmediate"/><text:span text:style-name="T343">writePostImmediate</text:span></text:p>
        </text:list-item>
        <text:list-item>
          <text:p text:style-name="P946">Ver en post: tanto si se elige inmediato como por fecha llama a la misma cesta</text:p>
        </text:list-item>
        <text:list-item>
          <text:p text:style-name="P947">Crear escenas en invitados en pr_somosaguas (apagar todo, standard)</text:p>
        </text:list-item>
      </text:list>
      <text:p text:style-name="P200"/>
      <text:p text:style-name="P80"><text:span text:style-name="T291">19/</text:span><text:span text:style-name="T270">04/2022</text:span></text:p>
      <text:p text:style-name="P383">SOA</text:p>
      <text:list xml:id="list1922213088" text:style-name="L130">
        <text:list-item>
          <text:p text:style-name="P680">Creado comserie.c y .h</text:p>
        </text:list-item>
        <text:list-item>
          <text:p text:style-name="P680">Creado sugarvalley.c y .h para las entradas y las salidas</text:p>
        </text:list-item>
      </text:list>
      <text:p text:style-name="P198"/>
      <text:p text:style-name="P198"/>
      <text:p text:style-name="P198"/>
      <text:p text:style-name="P198">20/04/2022</text:p>
      <text:p text:style-name="P413"><text:span text:style-name="T141">General</text:span><text:span text:style-name="T142">:</text:span></text:p>
      <text:p text:style-name="P201"><text:soft-page-break/></text:p>
      <text:list xml:id="list1765147685" text:style-name="L131">
        <text:list-item>
          <text:p text:style-name="P948">Dentro de la tabla usuarios de sistema_pruebas: crear tdato token_id</text:p>
        </text:list-item>
        <text:list-item>
          <text:p text:style-name="P948">Modificar en la cesta de login que devuelva el token_id (por seguridad)</text:p>
        </text:list-item>
        <text:list-item>
          <text:p text:style-name="P948">Crear tabla rc en sistema_pruebas (id</text:p>
        </text:list-item>
      </text:list>
      <text:p text:style-name="P198"/>
      <text:p text:style-name="P198">SOA</text:p>
      <text:list xml:id="list2447772959" text:style-name="L132">
        <text:list-item>
          <text:p text:style-name="P1300"><text:span text:style-name="T134">El trb del sugarvalley tiene domo, y escribirá en tabla piscina, </text:span><text:span text:style-name="T137">para dejar listo también los triggers</text:span></text:p>
        </text:list-item>
        <text:list-item>
          <text:p text:style-name="P949">climatización para varias zonas</text:p>
        </text:list-item>
        <text:list-item>
          <text:p text:style-name="P681">SMS. </text:p>
        </text:list-item>
        <text:list-item>
          <text:p text:style-name="P950">como hacemos para que podamos descargar soa y que solo se baje libsoa y kernelsoa</text:p>
        </text:list-item>
        <text:list-item>
          <text:p text:style-name="P950">Hay alguna manera de que podamos tener el soa como el soajs y que no hay que pasar el mismo codigo y cambiar el archivo conf y el makefile por cada sistema</text:p>
        </text:list-item>
        <text:list-item>
          <text:p text:style-name="P1299"><text:span text:style-name="T135">Ver como se puede llenar varios valores para enviar los teléfonos <text:s/>a la hora de enviar sms, ahora está preparado para un </text:span><text:span text:style-name="T136">solo numero en la VG</text:span></text:p>
        </text:list-item>
        <text:list-item>
          <text:p text:style-name="P1301"><text:span text:style-name="T136">L</text:span><text:span text:style-name="T103">imitar número de caracteres en el sms, para que solo se envie un sms</text:span></text:p>
        </text:list-item>
      </text:list>
      <text:p text:style-name="P198"/>
      <text:p text:style-name="P199">API</text:p>
      <text:list xml:id="list3856449764" text:style-name="L133">
        <text:list-item>
          <text:p text:style-name="P951">en el post esta desactivada la parte de las notificaciones, la tenemos que activar, hay funciones que escriben en la tabla de notificaciones y esa parte dejamos pendiente revisar las estructuras</text:p>
        </text:list-item>
        <text:list-item>
          <text:p text:style-name="P952">Post solo teniamos preparado lo de leer de la tabla usuario_post, todo lo demas tenemos que revisarlo. <text:span text:style-name="T462">Resp hay que montar todas las cestas, menos la parte de las notificaciones,</text:span></text:p>
        </text:list-item>
        <text:list-item>
          <text:p text:style-name="P953">pr_somosaguas</text:p>
          <text:list>
            <text:list-item>
              <text:p text:style-name="P953">me creo casos en piscina para probar la cesta, revisar estructura tablas. <text:span text:style-name="T462">Resp: si</text:span></text:p>
            </text:list-item>
          </text:list>
        </text:list-item>
        <text:list-item>
          <text:p text:style-name="P954">Dentro de usuario va a haber un tdato token_id</text:p>
        </text:list-item>
        <text:list-item>
          <text:p text:style-name="P954">En la cesta de login devolver token_id</text:p>
        </text:list-item>
        <text:list-item>
          <text:p text:style-name="P954">tabla rc: id, nemo, codigo_ubicacion</text:p>
        </text:list-item>
        <text:list-item>
          <text:p text:style-name="P954">Desaparece la tabla usuario_post</text:p>
          <text:p text:style-name="P954"/>
        </text:list-item>
      </text:list>
      <text:p text:style-name="P201"/>
      <text:p text:style-name="P201"/>
      <text:p text:style-name="P202">21/04/2022</text:p>
      <text:p text:style-name="P204">GENERAL</text:p>
      <text:list xml:id="list3831042708" text:style-name="L134">
        <text:list-item>
          <text:p text:style-name="P682">Modificar bds: </text:p>
          <text:list>
            <text:list-item>
              <text:p text:style-name="P682">Eliminar tablas escena_luces, escenas_clima, escenas_iot,…</text:p>
            </text:list-item>
            <text:list-item>
              <text:p text:style-name="P682">Crear tabla relacion_escena_operacion (id, codigo_escena, codigo_operacion)</text:p>
            </text:list-item>
            <text:list-item>
              <text:p text:style-name="P682">Crear tablas : luces_previo_rutina, clima_previo_rutina,…. Con la misma estructura que <text:s/>luces, clima,…</text:p>
            </text:list-item>
            <text:list-item>
              <text:p text:style-name="P683">Modificar tabla variables, para añadir tipotcaso , donde va a contener :</text:p>
              <text:list>
                <text:list-item>
                  <text:p text:style-name="P683">tipotcaso = 0→ consigna</text:p>
                </text:list-item>
                <text:list-item>
                  <text:p text:style-name="P683">tipotcaso = 1 → modo clima</text:p>
                </text:list-item>
                <text:list-item>
                  <text:p text:style-name="P683">tipotcaso = 2 → salida limitada </text:p>
                </text:list-item>
              </text:list>
            </text:list-item>
            <text:list-item>
              <text:p text:style-name="P684">Eliminar tabla escena_piscina</text:p>
            </text:list-item>
            <text:list-item>
              <text:p text:style-name="P684">Eliminar tabla usuario_post, por que se va a utilizar una tabla nueva rc en sistema_pruebas (id,nemo, codigo_ubicacion)</text:p>
            </text:list-item>
            <text:list-item>
              <text:p text:style-name="P684">Modificar tabla variables para añadir el tdato tipo donde 0→ modo clima, 1 → consigna, <text:s/>2→ salida limitada</text:p>
            </text:list-item>
            <text:list-item>
              <text:p text:style-name="P686">Modificar en libraries el nombre del tdato codigousuario, codigoproyecto <text:s/>por codigo_usuario y codigo_proyecto</text:p>
            </text:list-item>
          </text:list>
        </text:list-item>
        <text:list-item>
          <text:p text:style-name="P955">Programas listado señales que me ha pasado Gemma</text:p>
          <text:list>
            <text:list-item>
              <text:p text:style-name="P955">Programar los th_consigna, con las señales de tpss y tpse valvula</text:p>
            </text:list-item>
            <text:list-item>
              <text:p text:style-name="P955">Programar th_pulsador con las bombilla</text:p>
            </text:list-item>
            <text:list-item>
              <text:p text:style-name="P683">Crear dos casos en variables para las maquinas del suelo radiante</text:p>
            </text:list-item>
            <text:list-item>
              <text:p text:style-name="P956">Crear las escenas de apagar todo <text:span text:style-name="T463">y standard </text:span>para todas las luces que estoy programando</text:p>
            </text:list-item>
            <text:list-item>
              <text:p text:style-name="P957">Documentar las nuevas señales <text:span text:style-name="T464">que he programado.</text:span></text:p>
            </text:list-item>
          </text:list>
        </text:list-item>
      </text:list>
      <text:p text:style-name="P204"/>
      <text:p text:style-name="P204"/>
      <text:p text:style-name="P203">SOA:</text:p>
      <text:list xml:id="list271985752" text:style-name="L135">
        <text:list-item>
          <text:p text:style-name="P1302"><text:soft-page-break/><text:span text:style-name="T103">Th_pulsador: </text:span><text:span text:style-name="T138">coger la versión anterior y adaptarla a las nuevas estructuras</text:span></text:p>
        </text:list-item>
        <text:list-item>
          <text:p text:style-name="P535"><text:span text:style-name="T292">Th_consignas: Modificar las funciones, en lugar de mirar nemo: modo clima, va a buscar por el valor que va a tener en el th id_</text:span><text:span text:style-name="T293">climate</text:span><text:span text:style-name="T292">: que será el id de la tabla variables, para saber que máquina va a tener, por que asi podemos tener dos o mas zonas con diferentes modos de clima , en un sitio modo frio y en otro sitio modo calor.</text:span></text:p>
        </text:list-item>
      </text:list>
      <text:p text:style-name="P204"/>
      <text:p text:style-name="P205">API:</text:p>
      <text:list xml:id="list3679533125" text:style-name="L136">
        <text:list-item>
          <text:p text:style-name="P685">Devolver en el Login el token_id</text:p>
        </text:list-item>
        <text:list-item>
          <text:p text:style-name="P685">Modificar en todas las cestas, codigousuario, codigoproyecto y codigoubicacion por codigoProyecto, codigoUsuario, codigoUbicacion por que se ha cambiado los nombres de los tdatos de las tablas de sistema_pruebas</text:p>
        </text:list-item>
        <text:list-item>
          <text:p text:style-name="P536"><text:span text:style-name="T293">Crear una cesta </text:span><text:span text:style-name="T294">readAirConditioning</text:span><text:span text:style-name="T293"> que </text:span><text:span text:style-name="T294">lea de la tabla variables (id, nemo) para el tipo = 0 (modo_clima)</text:span></text:p>
        </text:list-item>
        <text:list-item>
          <text:p text:style-name="P687">Crear una cesta changeModeClimate que cambie el valor de la tabla variables </text:p>
        </text:list-item>
      </text:list>
      <text:p text:style-name="P206"/>
      <text:p text:style-name="P207">22/04/2022</text:p>
      <text:p text:style-name="P207">SOAJS</text:p>
      <text:list xml:id="list902522018" text:style-name="L137">
        <text:list-item>
          <text:p text:style-name="P688">Mirar por que no llega la latitud y longitud a la api de sunrise</text:p>
        </text:list-item>
      </text:list>
      <text:p text:style-name="P207"/>
      <text:p text:style-name="P208">25/04/2022</text:p>
      <text:p text:style-name="P208">Ver con Gemma y robert:</text:p>
      <text:list xml:id="list1859375578" text:style-name="L138">
        <text:list-item>
          <text:p text:style-name="P958">En th pulsador, se podría crear en la bd en los argumentos un array con n valores para las v<text:span text:style-name="T465">á</text:span>lvulas y así tendríamos una sola función para n estancias en lugar de como está ahora??</text:p>
          <text:p text:style-name="P958"><text:a xlink:type="simple" xlink:href="https://stackoverflow.com/questions/31836167/parsing-json-array-in-c" text:style-name="Internet_20_link" text:visited-style-name="Visited_20_Internet_20_Link">https://stackoverflow.com/questions/31836167/parsing-json-array-in-c</text:a> </text:p>
        </text:list-item>
        <text:list-item>
          <text:p text:style-name="P958"/>
        </text:list-item>
      </text:list>
      <text:p text:style-name="P207"/>
      <text:p text:style-name="P207"/>
      <text:p text:style-name="P220">27/04/2022</text:p>
      <text:p text:style-name="P218">28/04/2022</text:p>
      <text:p text:style-name="P219">SOA</text:p>
      <text:list xml:id="list3536314337" text:style-name="L139">
        <text:list-item>
          <text:p text:style-name="P959">Modificar trb persianas para que forme las tramas correctamente según las pruebas que hemos estado haciendo robert y yo</text:p>
        </text:list-item>
        <text:list-item>
          <text:p text:style-name="P689">violacion de segmento en climate</text:p>
        </text:list-item>
        <text:list-item>
          <text:p text:style-name="P689">error en trb pulsador, solo escrib<text:span text:style-name="T467">í</text:span>a en una borna y el nombre de la tp estaba mal</text:p>
        </text:list-item>
        <text:list-item>
          <text:p text:style-name="P690">modificado en ds18b20 el tipo trb que se enviaba en una función tenía un 10 en lugar de un 1.</text:p>
        </text:list-item>
      </text:list>
      <text:p text:style-name="P209"/>
      <text:p text:style-name="P219">SOMOSAGUAS</text:p>
      <text:list xml:id="list3375130620" text:style-name="L140">
        <text:list-item>
          <text:p text:style-name="P691">Modificar en somosaguas y en pr_somosaguas las ips según última hoja de Fernando</text:p>
        </text:list-item>
        <text:list-item>
          <text:p text:style-name="P691">Sacar un script para modificaren pr_somosaguas para probar SOA, API y SOAJS</text:p>
          <text:list>
            <text:list-item>
              <text:p text:style-name="P691">cambiar ip iniciarhilostrb por ip y puerto de las monjas</text:p>
            </text:list-item>
            <text:list-item>
              <text:p text:style-name="P691">cambiar idsonda por sonda monjas</text:p>
            </text:list-item>
            <text:list-item>
              <text:p text:style-name="P691">crear caso en piscina para probar</text:p>
            </text:list-item>
          </text:list>
        </text:list-item>
        <text:list-item>
          <text:p text:style-name="P537"><text:span text:style-name="T270">Modificar documentaci</text:span><text:span text:style-name="T296">ó</text:span><text:span text:style-name="T270">n de listado de t</text:span><text:span text:style-name="T296">ar</text:span><text:span text:style-name="T270">jetas SD y subirlo a la wiki</text:span></text:p>
        </text:list-item>
        <text:list-item>
          <text:p text:style-name="P694">Crear caso en piscina</text:p>
        </text:list-item>
        <text:list-item>
          <text:p text:style-name="P694"/>
        </text:list-item>
      </text:list>
      <text:p text:style-name="P219"/>
      <text:p text:style-name="P219">API</text:p>
      <text:list xml:id="list3613462447" text:style-name="L141">
        <text:list-item>
          <text:p text:style-name="P692">Añadir que lea estado y codigo_fondos en los rc</text:p>
        </text:list-item>
        <text:list-item>
          <text:p text:style-name="P962">Modificar galeria sitio por cod_rc y está relacionado con rc y mirar para que vale el tdato orden (ver si se escribe)</text:p>
        </text:list-item>
        <text:list-item>
          <text:p text:style-name="P695">Crear cesta de consumos (luz, agua, gas), es anterior a la que se envia ahora, tiene que leer los contadores que haya y el consumo de hoy</text:p>
        </text:list-item>
        <text:list-item>
          <text:p text:style-name="P962"/>
          <text:p text:style-name="P960"/>
        </text:list-item>
      </text:list>
      <text:p text:style-name="P219">GENERAL BD</text:p>
      <text:list xml:id="list1401770458" text:style-name="L142">
        <text:list-item>
          <text:p text:style-name="P693">Modificar estructura cuadros para añadir codido_estancia, codigo_planta</text:p>
        </text:list-item>
        <text:list-item>
          <text:p text:style-name="P693"><text:soft-page-break/>Modificar estructura automáticos para añadir codigo_rb_s, codigo_tp_s, codigo_rb_e, codigo_tp_e en todas las bd</text:p>
        </text:list-item>
        <text:list-item>
          <text:p text:style-name="P1303"><text:span text:style-name="T150">L</text:span><text:span text:style-name="T103">os cuadros se pueden leer por planta, estancia o general.</text:span></text:p>
        </text:list-item>
        <text:list-item>
          <text:p text:style-name="P963">Crear tipodomo cuadro </text:p>
        </text:list-item>
        <text:list-item>
          <text:p text:style-name="P961">Añadir en los trigger sd y de de para que cuando se cambie algún valor escriba en tdato estado del caso correspondiente en tablas automaticos.</text:p>
        </text:list-item>
        <text:list-item>
          <text:p text:style-name="P961">Pasar soa a pr_somosaguas para probar trb escucha u de petición y comprobar funcionamiento de SOA, API y soajs</text:p>
        </text:list-item>
        <text:list-item>
          <text:p text:style-name="P961">Documentar funcionalidad pulsador</text:p>
        </text:list-item>
        <text:list-item>
          <text:p text:style-name="P964">Documentar cambios tablas</text:p>
        </text:list-item>
        <text:list-item>
          <text:p text:style-name="P964">Documentar pos y subirlo a la wiki</text:p>
        </text:list-item>
        <text:list-item>
          <text:p text:style-name="P964">Documentar escenas, ambientes, rutinas</text:p>
        </text:list-item>
        <text:list-item>
          <text:p text:style-name="P538"><text:span text:style-name="T270">Error en las tarjetas sd, una vez solucionado volver a sacar la imagen. </text:span><text:span text:style-name="T297">El error sale al ejecutar sudo update-rc.d soaraspberry enable</text:span></text:p>
          <text:p text:style-name="P539"><text:span text:style-name="T297">E</text:span><text:span text:style-name="T270">rror: Failed to enable unit: Unit </text:span><text:span text:style-name="T320">run</text:span><text:span text:style-name="T319">systemd/generator.late/soaraspberry service is transcient or generated. Visto con Robert 04052022 y ha dicho que me olvide por que se ejecuta el soaraspberry al reiniciar</text:span></text:p>
        </text:list-item>
        <text:list-item>
          <text:p text:style-name="P964">Modificar en las tarjetas sd, la ip y el nombre</text:p>
        </text:list-item>
        <text:list-item>
          <text:p text:style-name="P964">Pasar fotos a ideacomonjas de los fondos</text:p>
        </text:list-item>
        <text:list-item>
          <text:p text:style-name="P964">Documentar como se forman las tramas de las persianas</text:p>
        </text:list-item>
        <text:list-item>
          <text:p text:style-name="P696">Sacar tramas de ejemplo para probar los trbs rober que mañana va a alejandro:</text:p>
          <text:list>
            <text:list-item>
              <text:p text:style-name="P696">siber: recuperador de calor</text:p>
            </text:list-item>
            <text:list-item>
              <text:p text:style-name="P696">sungrow: fotovoltaica</text:p>
            </text:list-item>
            <text:list-item>
              <text:p text:style-name="P696">somfy: persianas</text:p>
            </text:list-item>
          </text:list>
        </text:list-item>
        <text:list-item>
          <text:p text:style-name="P697">Subir documentación señales</text:p>
          <text:p text:style-name="P961"><text:line-break/></text:p>
        </text:list-item>
      </text:list>
      <text:p text:style-name="P217"/>
      <text:p text:style-name="P217">29/04/2022</text:p>
      <text:p text:style-name="P217">SOA</text:p>
      <text:list xml:id="list1017273204" text:style-name="L143">
        <text:list-item>
          <text:p text:style-name="P1304"><text:span text:style-name="T151">D</text:span><text:span text:style-name="T149">ejar trb siber sin los valores de probar el smarttrail para la comunicación.</text:span></text:p>
        </text:list-item>
        <text:list-item>
          <text:p text:style-name="P965">Crear Trbs ibercomptrbs</text:p>
          <text:list>
            <text:list-item>
              <text:p text:style-name="P970">eth_8ed</text:p>
            </text:list-item>
            <text:list-item>
              <text:p text:style-name="P970">eth_8sd</text:p>
            </text:list-item>
            <text:list-item>
              <text:p text:style-name="P970">eth_4ed4sd</text:p>
            </text:list-item>
            <text:list-item>
              <text:p text:style-name="P970">eth_8ed_conv</text:p>
            </text:list-item>
            <text:list-item>
              <text:p text:style-name="P970">eth_8sd_conv</text:p>
            </text:list-item>
            <text:list-item>
              <text:p text:style-name="P970">eth_4ed4sd_conv</text:p>
            </text:list-item>
          </text:list>
        </text:list-item>
        <text:list-item>
          <text:p text:style-name="P966">Probar soa th climate_button (th pulsador)</text:p>
        </text:list-item>
        <text:list-item>
          <text:p text:style-name="P973">Modificar trb sungrow, la trama que envia tiene que llevar la cabecera como el analizador, es una trama modus-rtu, este cacharro no lleva conversor, es por ethernet directamente.</text:p>
        </text:list-item>
      </text:list>
      <text:p text:style-name="P217"/>
      <text:p text:style-name="P217">LOA</text:p>
      <text:list xml:id="list3358616124" text:style-name="L144">
        <text:list-item>
          <text:p text:style-name="P967">trb somfy (pendiente ver que valores le tienen que llegar, trb, tpse, tpss)</text:p>
        </text:list-item>
        <text:list-item>
          <text:p text:style-name="P967">trb sugarvalley ( crear comando, crear trb, crear tpse, tpss)</text:p>
        </text:list-item>
        <text:list-item>
          <text:p text:style-name="P967">trbs ibercomp (crear comando, crear trb, crear tpse, tpss)</text:p>
          <text:list>
            <text:list-item>
              <text:p text:style-name="P971">eth_8ed</text:p>
            </text:list-item>
            <text:list-item>
              <text:p text:style-name="P971">eth_8sd</text:p>
            </text:list-item>
            <text:list-item>
              <text:p text:style-name="P971">eth_4ed4sd</text:p>
            </text:list-item>
            <text:list-item>
              <text:p text:style-name="P971">eth_8ed_conv</text:p>
            </text:list-item>
            <text:list-item>
              <text:p text:style-name="P971">eth_8sd_conv</text:p>
            </text:list-item>
            <text:list-item>
              <text:p text:style-name="P971">eth_4ed4sd_conv</text:p>
            </text:list-item>
          </text:list>
        </text:list-item>
      </text:list>
      <text:p text:style-name="P217"/>
      <text:p text:style-name="P217">GENERAL</text:p>
      <text:list xml:id="list132579517" text:style-name="L145">
        <text:list-item>
          <text:p text:style-name="P698">Ver error en api-domo cuando subia algo se machacaban las cosas: Solucionado: rober ha eliminado una carpeta public\upload\documents que era la que daba el error</text:p>
        </text:list-item>
        <text:list-item>
          <text:p text:style-name="P968">Revisar si el soajs de montecerrado está cambiando las horas de amanecer.</text:p>
        </text:list-item>
        <text:list-item>
          <text:p text:style-name="P968"><text:soft-page-break/>Preparar casos para anotaciones de rudy</text:p>
        </text:list-item>
        <text:list-item>
          <text:p text:style-name="P968">Abrir puerto para somosaguas</text:p>
        </text:list-item>
        <text:list-item>
          <text:p text:style-name="P968">Programar en sistema_nuevo siber</text:p>
        </text:list-item>
        <text:list-item>
          <text:p text:style-name="P968">Programar en sistema_nuevo sungrow</text:p>
        </text:list-item>
        <text:list-item>
          <text:p text:style-name="P968">Programar en sistema_nuevo somfy</text:p>
        </text:list-item>
        <text:list-item>
          <text:p text:style-name="P540"><text:span text:style-name="T295">M</text:span><text:span text:style-name="T270">odificar documentacion consumos para añadir que valor tiene cada tipo</text:span></text:p>
        </text:list-item>
      </text:list>
      <text:p text:style-name="P217"/>
      <text:p text:style-name="P217">SOMOSAGUAS</text:p>
      <text:list xml:id="list2426402423" text:style-name="L146">
        <text:list-item>
          <text:p text:style-name="P969">Modificar en tabla clima el valor de consigna a 22 (somosaguas y pr_somosaguas)</text:p>
        </text:list-item>
        <text:list-item>
          <text:p text:style-name="P969">Programar los th pulsador en las señales que corresponda.</text:p>
        </text:list-item>
        <text:list-item>
          <text:p text:style-name="P972">Añadir estancia salon TV en planta Baja <text:s/>(crear una estancia mas en somosaguas y pr_somosaguas)</text:p>
        </text:list-item>
        <text:list-item>
          <text:p text:style-name="P972">Cambiar familia iot Desconexion usos varios por cuadro</text:p>
        </text:list-item>
        <text:list-item>
          <text:p text:style-name="P972">Estado Luz barra bar ( la última por ahora no tiene dali)</text:p>
        </text:list-item>
        <text:list-item>
          <text:p text:style-name="P972"/>
        </text:list-item>
      </text:list>
      <text:p text:style-name="P431">03/05/2022</text:p>
      <text:p text:style-name="P209">SOA</text:p>
      <text:list xml:id="list173235334" text:style-name="L147">
        <text:list-item>
          <text:p text:style-name="P974">en el trb del sungrow la trama es como la del analizador, ya que no lleva conversor es por ethernet directamente, por lo que lleva la cabecera en la trama</text:p>
        </text:list-item>
        <text:list-item>
          <text:p text:style-name="P975">Crear los triggers de luces, clima,… para que cuando se cambie una luz mire si se corresponde a una operación</text:p>
        </text:list-item>
      </text:list>
      <text:p text:style-name="P210"/>
      <text:p text:style-name="P211">API</text:p>
      <text:list xml:id="list160753309" text:style-name="L148">
        <text:list-item>
          <text:p text:style-name="P1305"><text:span text:style-name="T139">Error 500 </text:span><text:span text:style-name="T140">crearAmbiente y modificar ambiente</text:span></text:p>
        </text:list-item>
        <text:list-item>
          <text:p text:style-name="P1306"><text:span text:style-name="T140">A</text:span><text:span text:style-name="T103">ñadir a la tabla rc de sistema pruebas el tdato token_id</text:span></text:p>
        </text:list-item>
        <text:list-item>
          <text:p text:style-name="P976">modificar en las cestas de post que lea tambien el tdato token_id, por que de ahora en adelante no se va a utilizar el id por motivos de seguridad, pero no lo puedo quitar por que si no va a dejar de funcionar.</text:p>
        </text:list-item>
        <text:list-item>
          <text:p text:style-name="P699">Escribir en token_id valores de 6 dígitos, por ahora no hay ningún protocolo para formar el nombre</text:p>
        </text:list-item>
        <text:list-item>
          <text:p text:style-name="P699">Cuando Noe envia un post me envia el token id del rc (destinatario) y el emisor siempre es la app (token_id del login)</text:p>
        </text:list-item>
        <text:list-item>
          <text:p text:style-name="P977">va a devolver el rc al que va el post</text:p>
        </text:list-item>
        <text:list-item>
          <text:p text:style-name="P977">Modificar documentación Post y subirla a la wiki</text:p>
        </text:list-item>
        <text:list-item>
          <text:p text:style-name="P977">Modificar documentación Consumos y subirla a la wiki </text:p>
        </text:list-item>
      </text:list>
      <text:p text:style-name="P213"/>
      <text:p text:style-name="P414"><text:span text:style-name="T140">0</text:span><text:span text:style-name="T103">4/05/2022</text:span></text:p>
      <text:p text:style-name="P212"><text:span text:style-name="T466">G</text:span>ENERAL</text:p>
      <text:list xml:id="list2904511152" text:style-name="L149">
        <text:list-item>
          <text:p text:style-name="P978">el git que hay actual del soa con tantas versiones es un lio, de ahora en adelante :</text:p>
        </text:list-item>
        <text:list-item>
          <text:p text:style-name="P1307"><text:span text:style-name="T143">L</text:span><text:span text:style-name="T144">a documentación tiene que estar subida en la wiki</text:span></text:p>
        </text:list-item>
        <text:list-item>
          <text:p text:style-name="P700">en mi ordenador crear git kernelsoa que va a contener solo la carpeta libsoa y kernelsoa </text:p>
          <text:list>
            <text:list-item>
              <text:p text:style-name="P701">rama master: una version que este ok para poder ser ejecutada y con el código limpio</text:p>
            </text:list-item>
            <text:list-item>
              <text:p text:style-name="P701">rama develop: donde yo trabajo a partir de ahora y cuando este ok, se sube a la rama master</text:p>
            </text:list-item>
            <text:list-item>
              <text:p text:style-name="P701">Antes de subirlo:</text:p>
              <text:list>
                <text:list-item>
                  <text:p text:style-name="P701">quitar la librería ensbP que no estamos utilizando, y mirar para que se utilizan las libr<text:span text:style-name="T468">e</text:span>r<text:span text:style-name="T468">í</text:span>as SDL y SDLnet por que si no se utilizan tenemos que quitarlas tambi<text:span text:style-name="T468">é</text:span>n.</text:p>
                </text:list-item>
              </text:list>
            </text:list-item>
          </text:list>
        </text:list-item>
        <text:list-item>
          <text:p text:style-name="P701">en mi ordenador crear git kernelloa que va a contener el contenido del kernelloa</text:p>
          <text:list>
            <text:list-item>
              <text:p text:style-name="P701">rama master: una versión que esté ok para poder ser ejecutada</text:p>
            </text:list-item>
            <text:list-item>
              <text:p text:style-name="P702">rama develop: donde yo trabajo</text:p>
            </text:list-item>
          </text:list>
        </text:list-item>
        <text:list-item>
          <text:p text:style-name="P979">en el servidor 77, <text:s/>crear una carpeta soa y meter dentro:</text:p>
          <text:list>
            <text:list-item>
              <text:p text:style-name="P980">carpeta raspberry: con daemon, rules y las imagenes que estamos instalando , el soaraspberry ya no hace falta puesto que ahora es un git</text:p>
            </text:list-item>
          </text:list>
        </text:list-item>
        <text:list-item>
          <text:p text:style-name="P1309"><text:span text:style-name="T145">m</text:span><text:span text:style-name="T103">irar funcionalidades de scripts, documentos …. que tengo en los diferentes git y subirlo a a la wiki o al servidor 77, </text:span></text:p>
        </text:list-item>
        <text:list-item>
          <text:p text:style-name="P703">en mi ordenador crear git : Crear un script general que se llame database.git</text:p>
          <text:list>
            <text:list-item>
              <text:p text:style-name="P541"><text:span text:style-name="T270">rama master: una version que este ok, donde solo va a haber un fichero </text:span><text:span text:style-name="T303">soa</text:span><text:span text:style-name="T270">.sql que va a contener la estructura de todas las tablas y triggers y eventis generales (mantenimiento y escenas) y otro archivo que sea sistema.sql que va a contener las estructuras de las tablas de sistema_pruebas </text:span><text:span text:style-name="T304">sin casos</text:span></text:p>
            </text:list-item>
            <text:list-item>
              <text:p text:style-name="P1309"><text:span text:style-name="T103">rama develop: donde yo trabajo, </text:span><text:span text:style-name="T146">donde puedo tener scripts donde vaya creando los casos o modificaciones en las tablas, según vayamos necesitando.</text:span></text:p>
              <text:list>
                <text:list-item>
                  <text:p text:style-name="P981">Crear procedimientos para resetear las tablas, crear uno por cada tipo que necesitemos, por ejemplo , para reiniciar las tablas de mantenimiento ( ot, sesion, operación,…) , otro para resetear las tablas de las escenas, ambientes, rutinas, ….</text:p>
                </text:list-item>
                <text:list-item>
                  <text:p text:style-name="P981">procediemiento galeria</text:p>
                </text:list-item>
                <text:list-item>
                  <text:p text:style-name="P981">procedimientos post,...</text:p>
                </text:list-item>
              </text:list>
            </text:list-item>
          </text:list>
        </text:list-item>
        <text:list-item>
          <text:p text:style-name="P1308"><text:span text:style-name="T147">Probar un soa con una bd creada con el script db.sql para ver si da alg</text:span><text:span text:style-name="T148">ú</text:span><text:span text:style-name="T147">n tipo de error.</text:span></text:p>
        </text:list-item>
        <text:list-item>
          <text:p text:style-name="P981">Ver que puedo instalar para utilizar samba client, para poder copiar a la carpeta compartida del servidor 77, directamente sin la consola</text:p>
        </text:list-item>
        <text:list-item>
          <text:p text:style-name="P982">Post</text:p>
        </text:list-item>
        <text:list-item>
          <text:p text:style-name="P704">Cesta consumos que lea agua, luz, y gas. Le vamos a llamar readAllMeters en consumption, se va a devolver: </text:p>
          <text:p text:style-name="P704"><text:soft-page-break/>{ </text:p>
          <text:list>
            <text:list-header>
              <text:p text:style-name="P704">luz : {today{array}, meter: valor}, <text:tab/></text:p>
              <text:p text:style-name="P704">agua: {today{array}, meter: valor}, </text:p>
              <text:p text:style-name="P704">gas : {today{array}, meter: valor}</text:p>
            </text:list-header>
          </text:list>
          <text:p text:style-name="P704">}</text:p>
        </text:list-item>
        <text:list-item>
          <text:p text:style-name="P1310"><text:span text:style-name="T152">V</text:span><text:span text:style-name="T103">er con Robert:</text:span></text:p>
          <text:list>
            <text:list-item>
              <text:p text:style-name="P705">Tarjetas SD: error al hacer enabled. Resp: como se inicia el soaraspberry al reiniciar, dejarlo como esta, que me olvide del error. Hemos instalado el git en las tarjetas sd y clonado el git del soaraspberry en todas las tarjetas</text:p>
            </text:list-item>
            <text:list-item>
              <text:p text:style-name="P542"><text:span text:style-name="T298">G</text:span><text:span text:style-name="T270">it API: Resp: daba error por una carpeta public\upload\documents</text:span></text:p>
            </text:list-item>
            <text:list-item>
              <text:p text:style-name="P706">SOA error de comunicacion</text:p>
            </text:list-item>
          </text:list>
        </text:list-item>
        <text:list-item>
          <text:p text:style-name="P1310"><text:span text:style-name="T153">A</text:span><text:span text:style-name="T103">ñadir en la in</text:span><text:span text:style-name="T161">s</text:span><text:span text:style-name="T103">talaci</text:span><text:span text:style-name="T161">ó</text:span><text:span text:style-name="T103">n de las tarjetas que se instale el git</text:span></text:p>
        </text:list-item>
      </text:list>
      <text:p text:style-name="P214"/>
      <text:p text:style-name="P215">05/05/2022</text:p>
      <text:p text:style-name="P216">GENERAL</text:p>
      <text:list xml:id="list2948906418" text:style-name="L150">
        <text:list-item>
          <text:p text:style-name="P983"><text:span text:style-name="T76">Parar el soa y soajs que haya de mariano</text:span>.</text:p>
        </text:list-item>
        <text:list-item>
          <text:p text:style-name="P984">Sacar script bd mariano y <text:span text:style-name="T469">e</text:span>liminar bd, sitios,….</text:p>
        </text:list-item>
        <text:list-item>
          <text:p text:style-name="P984">En el servidor modificar los soas de pr_montecerrado, montecerrado, rudy, somosaguas y pr_somosaguas para poner el del git, modificar los archivos de arrancar el soa automaticamente y los del export.</text:p>
        </text:list-item>
        <text:list-item>
          <text:p text:style-name="P985">Eliminar los sitios de ideacomonjas. alejandro,…. Dejar solo el de rudy, montecerrado y monjas. Pasar a monjas las imagenes de los sitios que vamos a borrar.</text:p>
        </text:list-item>
        <text:list-item>
          <text:p text:style-name="P985">Eliminar de la tabla ubicación el tdato ideaco por que va a ir a capón</text:p>
        </text:list-item>
        <text:list-item>
          <text:p text:style-name="P1311"><text:span text:style-name="T103">Modificar en las tablas autom</text:span><text:span text:style-name="T158">á</text:span><text:span text:style-name="T103">ticos el nombre del tdato cuadro por codigo_cuadro</text:span></text:p>
        </text:list-item>
        <text:list-item>
          <text:p text:style-name="P987">Revisar que tablas faltan o sobran en las bd’s tienen que tener el mismo número de tablas y triggers exceptuando las que sean propias de la programación.</text:p>
          <text:list>
            <text:list-item>
              <text:p text:style-name="P988">En pr_somosaguas y somosaguas falta crear la tabla tarea_rutina.</text:p>
            </text:list-item>
          </text:list>
        </text:list-item>
        <text:list-item>
          <text:p text:style-name="P989">Mirar si la documentación del cacharro de recuperador de calor (siber) que me ha pasado Gemma, coinciden las tramas con el que tenemos anterior. Se van a utilizar los dos cacharros.</text:p>
        </text:list-item>
      </text:list>
      <text:p text:style-name="P221"/>
      <text:p text:style-name="P417"><text:span text:style-name="T154">S</text:span><text:span text:style-name="T103">OAJS</text:span></text:p>
      <text:list xml:id="list1819343038" text:style-name="L151">
        <text:list-item>
          <text:p text:style-name="P708">Ver por que el soajs da error en el servidor en los sockets, poner un console.log para ver si coge bien el puerto, en teoria, si funcionase bien, al iniciarlo y hacer un nmap localhost -p puerto_websocket no debe de salir cerrado.</text:p>
        </text:list-item>
        <text:list-item>
          <text:p text:style-name="P990">Rutinas, daba error la función nueva, ver si en pr_somosaguas el fallo es por que faltaba la tabla tarea_rutina</text:p>
        </text:list-item>
      </text:list>
      <text:p text:style-name="P416"><text:span text:style-name="T154">L</text:span><text:span text:style-name="T103">OA</text:span></text:p>
      <text:list xml:id="list4023495065" text:style-name="L152">
        <text:list-item>
          <text:p text:style-name="P709">Quitar que se generen las tablas por paquetes, por que todas las tablas van a tener las mismas tablas excepto las de la programación de los propios cacharros.</text:p>
        </text:list-item>
        <text:list-item>
          <text:p text:style-name="P1312"><text:span text:style-name="T103">Modificar en la pantalla que cuando se pulsa en el botón de configuración, aparezca directamente el botón de crear bd y que no haya unos valores a la izquierda y luego otros a la derecha. </text:span><text:span text:style-name="T157">Que aparezcan todos en la misma pantalla.</text:span></text:p>
        </text:list-item>
      </text:list>
      <text:p text:style-name="P223"/>
      <text:p text:style-name="P222"/>
      <text:p text:style-name="P415"><text:span text:style-name="T154">A</text:span><text:span text:style-name="T103">PI</text:span></text:p>
      <text:list xml:id="list3971777834" text:style-name="L153">
        <text:list-item>
          <text:p text:style-name="P707">Quitar de la cesta que lea el ideaco</text:p>
        </text:list-item>
        <text:list-item>
          <text:p text:style-name="P986">Añadir en getConfig en rooms que lea los cuadros por estancia </text:p>
        </text:list-item>
        <text:list-item>
          <text:p text:style-name="P1313"><text:span text:style-name="T155">Crear una cesta que suba un archivo sin crear caso en ningún sitio. </text:span><text:span text:style-name="T156">En algún sitio estaba.</text:span></text:p>
        </text:list-item>
      </text:list>
      <text:list xml:id="list114230088565720" text:continue-list="list2904511152" text:style-name="L149">
        <text:list-header>
          <text:p text:style-name="P991"><text:line-break/></text:p>
        </text:list-header>
      </text:list>
      <text:p text:style-name="P224">06/0<text:span text:style-name="T471">5</text:span>/2022</text:p>
      <text:p text:style-name="P224">SOAJS</text:p>
      <text:list xml:id="list3979614692" text:style-name="L154">
        <text:list-item>
          <text:p text:style-name="P710">Eliminado codigo relacionado con soastatus porque ya no se va a hacer con nodejs </text:p>
        </text:list-item>
        <text:list-item>
          <text:p text:style-name="P710">Pasado en el servidor que la configuraci<text:span text:style-name="T470">ó</text:span>n de los sistemas del soajs este en <text:span text:style-name="T442">home</text:span><text:span text:style-name="T443">/soa/sistemas/entonos-pm2/soajs</text:span></text:p>
        </text:list-item>
        <text:list-item>
          <text:p text:style-name="P710"><text:span text:style-name="T443">El codigo del git del soajs va a estar en </text:span><text:span text:style-name="T442">home/soa/</text:span><text:span text:style-name="T443">sistemas/soajs</text:span></text:p>
        </text:list-item>
        <text:list-item>
          <text:p text:style-name="P710"><text:soft-page-break/>creada una funcion en utils para que lea la configuracion externa puesto que ahora no esta en la misma ruta</text:p>
        </text:list-item>
      </text:list>
      <text:p text:style-name="P384"/>
      <text:p text:style-name="P385">API</text:p>
      <text:list xml:id="list1462621822" text:style-name="L155">
        <text:list-item>
          <text:p text:style-name="P711">Modificado en climate que faltaba enviar en los sockect el location_id</text:p>
        </text:list-item>
        <text:list-item>
          <text:p text:style-name="P517"><text:span text:style-name="T351">Modificado en la funcion </text:span><text:span text:style-name="T378">writeConfigurationGlobal </text:span><text:span text:style-name="T379">que vuelva a escribir el id ubicacion</text:span></text:p>
        </text:list-item>
      </text:list>
      <text:p text:style-name="P225"/>
      <text:p text:style-name="P226">GENERAL</text:p>
      <text:list xml:id="list1166781483" text:style-name="L156">
        <text:list-item>
          <text:p text:style-name="P992">Revisar tipo tdato de los tdatos que son json, que est<text:span text:style-name="T472">é</text:span>n bien creados</text:p>
        </text:list-item>
      </text:list>
      <text:p text:style-name="P226"/>
      <text:p text:style-name="P227">09/05/2022</text:p>
      <text:p text:style-name="P228">GENERAL</text:p>
      <text:list xml:id="list2881867374" text:style-name="L157">
        <text:list-item>
          <text:p text:style-name="P543"><text:span text:style-name="T299">Modificar en todas las bds (sistema_pr_somosaguas, sistema_pr_montecerrado, sistema_rudy_v2 sistema_montecerrado y sistema_somosaguas) <text:s/></text:span><text:span text:style-name="T300">los tdatos que sean de tipo json que están como varchar que sean json (se crea como longtex</text:span><text:span text:style-name="T301">t</text:span><text:span text:style-name="T300">)</text:span></text:p>
        </text:list-item>
        <text:list-item>
          <text:p text:style-name="P712">idem a paso anterior para tarea_rpc, mto_tarea_rpc</text:p>
        </text:list-item>
        <text:list-item>
          <text:p text:style-name="P544"><text:span text:style-name="T302">A</text:span><text:span text:style-name="T270">ñadido tdato condicion a tarea_rpc por que me lo habia comido</text:span></text:p>
        </text:list-item>
        <text:list-item>
          <text:p text:style-name="P1314"><text:span text:style-name="T159">M</text:span><text:span text:style-name="T103">irar que se escribe en th de una tabla cuando es medidor</text:span></text:p>
        </text:list-item>
        <text:list-item>
          <text:p text:style-name="P993">Resetear en sistema_pr_somosaguas la tabla post , tarea y tarea_bd</text:p>
        </text:list-item>
        <text:list-item>
          <text:p text:style-name="P1315"><text:span text:style-name="T103">Modificar en el kernelloa en las tablas que tienen tdato argumentos que sea de tipo json, </text:span><text:span text:style-name="T160">en iniciarhilostrb y en th_x y en tarea_bd</text:span></text:p>
        </text:list-item>
        <text:list-item>
          <text:p text:style-name="P713">Generar entidades en api</text:p>
        </text:list-item>
      </text:list>
      <text:p text:style-name="P228"/>
      <text:p text:style-name="P229">SOA</text:p>
      <text:list xml:id="list419305426" text:style-name="L158">
        <text:list-item>
          <text:p text:style-name="P714">Quitar al compilar los warnings del soa de definiciones múltiples.</text:p>
        </text:list-item>
      </text:list>
      <text:p text:style-name="P229"/>
      <text:p text:style-name="P229"/>
      <text:p text:style-name="P230">10/05/2022</text:p>
      <text:p text:style-name="P230">GENERAL</text:p>
      <text:list xml:id="list2120174973" text:style-name="L159">
        <text:list-item>
          <text:p text:style-name="P715">Renovar certificados de uniquehome,…</text:p>
        </text:list-item>
        <text:list-item>
          <text:p text:style-name="P994">Programar zona servicio en somosaguas</text:p>
          <text:list>
            <text:list-item>
              <text:p text:style-name="P716">Programado ed, sd, dalis y sondas</text:p>
            </text:list-item>
            <text:list-item>
              <text:p text:style-name="P995">Pendiente cadena seguridad,</text:p>
            </text:list-item>
            <text:list-item>
              <text:p text:style-name="P995">Pendiente tipo domo luces</text:p>
            </text:list-item>
            <text:list-item>
              <text:p text:style-name="P996">tipo domo clima??</text:p>
            </text:list-item>
          </text:list>
        </text:list-item>
        <text:list-item>
          <text:p text:style-name="P995">Programar lavanderia en somosaguas</text:p>
        </text:list-item>
        <text:list-item>
          <text:p text:style-name="P718"><text:span text:style-name="T483">C</text:span>rear tabla relacion_consumos en somosaguas</text:p>
        </text:list-item>
        <text:list-item>
          <text:p text:style-name="P718">Crear casos en relacion_consumos de rudy</text:p>
        </text:list-item>
      </text:list>
      <text:p text:style-name="P230"/>
      <text:p text:style-name="P230">SOA</text:p>
      <text:list xml:id="list2816721438" text:style-name="L160">
        <text:list-item>
          <text:p text:style-name="P997">Revisar si hay algún consumo de memoria</text:p>
        </text:list-item>
        <text:list-item>
          <text:p text:style-name="P717">Declarar todas las variables que se utilizan en varios ficheros como extern para que no de error en otros SO un error de m<text:span text:style-name="T473">ú</text:span>ltiple definiciones</text:p>
        </text:list-item>
      </text:list>
      <text:p text:style-name="P230"/>
      <text:p text:style-name="P231">11/05/2022</text:p>
      <text:p text:style-name="P232">GENERAL</text:p>
      <text:list xml:id="list3357693814" text:style-name="L161">
        <text:list-item>
          <text:p text:style-name="P719">Generados los certificados de uniquehome,…</text:p>
        </text:list-item>
        <text:list-item>
          <text:p text:style-name="P998">Revisar los mensaje de <text:span text:style-name="T442">var/</text:span><text:span text:style-name="T474">log/mysql del servidor</text:span></text:p>
          <text:list>
            <text:list-item>
              <text:p text:style-name="P1258">hay instrucciones que son lentas</text:p>
            </text:list-item>
            <text:list-item>
              <text:p text:style-name="P1258">hay un mensaje de unas tablas que no existe, ver donde es ese mensaje</text:p>
            </text:list-item>
          </text:list>
        </text:list-item>
      </text:list>
      <text:p text:style-name="P357"/>
      <text:p text:style-name="P391">12/05/2022</text:p>
      <text:list xml:id="list2790431189" text:style-name="L162">
        <text:list-item>
          <text:p text:style-name="P773">creado post programado</text:p>
        </text:list-item>
        <text:list-item>
          <text:p text:style-name="P773">creado en soajs el modulo de tareas db</text:p>
        </text:list-item>
      </text:list>
      <text:p text:style-name="P358"/>
      <text:p text:style-name="P359">SOA</text:p>
      <text:list xml:id="list1604425773" text:style-name="L163">
        <text:list-item>
          <text:p text:style-name="P1259">Añadir a la documentacion del <text:a xlink:type="simple" xlink:href="mailto:soa@89.7" text:style-name="Internet_20_link" text:visited-style-name="Visited_20_Internet_20_Link">so</text:a>a:</text:p>
          <text:list>
            <text:list-item>
              <text:p text:style-name="P1259"><text:soft-page-break/>estructuras trb declararlas como extern (La variables globales se declaran como extern)</text:p>
            </text:list-item>
            <text:list-item>
              <text:p text:style-name="P1259">en db.c, tools.c, trbs.c quitar la declaracion de conexiondb. No declarar las variables en .c</text:p>
            </text:list-item>
            <text:list-item>
              <text:p text:style-name="P1259">en db.h declarar conexiondb y el mutex como static, así nos aseguramos que es unica, que solo hay una conexión</text:p>
            </text:list-item>
            <text:list-item>
              <text:p text:style-name="P1259">En los archivos de soa conf, los valores que sean propios del sistema, se deben poner de manera general y cuando se vaya a utilizar entonces se pone el valor que corresponda</text:p>
            </text:list-item>
          </text:list>
        </text:list-item>
        <text:list-item>
          <text:p text:style-name="P774">En el git del soa no se van a subir los .o, ni la librería</text:p>
        </text:list-item>
        <text:list-item>
          <text:p text:style-name="P774">Modificar en soa conf, poner sms_status en mayuscula</text:p>
        </text:list-item>
        <text:list-item>
          <text:p text:style-name="P774">Quitar las funciones que no se utilicen en principal_kernelsoa</text:p>
        </text:list-item>
        <text:list-item>
          <text:p text:style-name="P1259">cambiar en libsoa en soa.c el while (1) por un while (!TERMINATED) (fijarme en el git de soa raspberry <text:span text:style-name="T475">en source.c para coger el código</text:span>) y coger como se tratan las señales , coger solo el caso de sig<text:span text:style-name="T486">term</text:span> (que es la señal que se emite cuando se hace un control+C</text:p>
        </text:list-item>
        <text:list-item>
          <text:p text:style-name="P1259">Poner después del while (!TERMINATED) un sleep(3) para que los hilos que se estén ejecutando se terminen correctamente y cerrar los ficheros de log, <text:span text:style-name="T475">para ello crear una función end_log . </text:span></text:p>
        </text:list-item>
        <text:list-item>
          <text:p text:style-name="P1260">Modificar en el servidor la ruta de <text:span text:style-name="T442">etc</text:span>/ld.sd.conf/kernelsoa</text:p>
        </text:list-item>
        <text:list-item>
          <text:p text:style-name="P1260">Modificar soa al arrancar aunque ya no se va a hacer como lo tenemos actualmente.</text:p>
        </text:list-item>
        <text:list-item>
          <text:p text:style-name="P1261">Hay un pequeño consumo de memoria</text:p>
        </text:list-item>
      </text:list>
      <text:p text:style-name="P358"/>
      <text:p text:style-name="P358">13/05/2022</text:p>
      <text:list xml:id="list2100972982" text:style-name="L164">
        <text:list-item>
          <text:p text:style-name="P775">Eliminado del git soa, las versiones anteriores de libsoa, kernelsoa, kernelloa</text:p>
        </text:list-item>
        <text:list-item>
          <text:p text:style-name="P1262">terminar de probar post con el soajs</text:p>
        </text:list-item>
        <text:list-item>
          <text:p text:style-name="P1262">terminar estancias </text:p>
        </text:list-item>
        <text:list-item>
          <text:p text:style-name="P1262">terminar ambientes</text:p>
        </text:list-item>
        <text:list-item>
          <text:p text:style-name="P1262">terminar rutinas</text:p>
        </text:list-item>
        <text:list-item>
          <text:p text:style-name="P1262">crear trbs ibercomp soa </text:p>
        </text:list-item>
        <text:list-item>
          <text:p text:style-name="P1262">crear trbs ibercomo loa</text:p>
        </text:list-item>
        <text:list-item>
          <text:p text:style-name="P1262">crear trb siber 2</text:p>
        </text:list-item>
        <text:list-item>
          <text:p text:style-name="P1262">crear trb sungrow con trama tcp</text:p>
        </text:list-item>
        <text:list-item>
          <text:p text:style-name="P1262">estado de los ambientes</text:p>
        </text:list-item>
        <text:list-item>
          <text:p text:style-name="P1262">crear casos en pr_somosaguas y somosaguas en el cuadro electrico para probar las cestas con las señales que tengo hasta ahora</text:p>
        </text:list-item>
        <text:list-item>
          <text:p text:style-name="P1262">poner en el servidor el ultimo soa en pr_somosaguas</text:p>
        </text:list-item>
        <text:list-item>
          <text:p text:style-name="P1262">poner en el servidor el ultimo soa en rudy_v2</text:p>
        </text:list-item>
        <text:list-item>
          <text:p text:style-name="P1262">poner en el servidor el ultimo soa en pr_montecerrado</text:p>
        </text:list-item>
        <text:list-item>
          <text:p text:style-name="P1262">poner en el servidor el ultimo soajs </text:p>
        </text:list-item>
        <text:list-item>
          <text:p text:style-name="P1262">athome</text:p>
        </text:list-item>
        <text:list-item>
          <text:p text:style-name="P1262">terminar de programar las señales </text:p>
        </text:list-item>
        <text:list-item>
          <text:p text:style-name="P1262">terminar de documentar las señales</text:p>
        </text:list-item>
        <text:list-item>
          <text:p text:style-name="P1262">subir documentación a la wiki</text:p>
        </text:list-item>
        <text:list-item>
          <text:p text:style-name="P1262">actualizar documentacion del soa.</text:p>
        </text:list-item>
        <text:list-item>
          <text:p text:style-name="P1263">Modificar en el servidor los archivos de <text:span text:style-name="T442">etc</text:span>/apache2/sites-available para soajs-… ponerlo como estan los archivos de sistema_pr_somosaguas</text:p>
        </text:list-item>
        <text:list-item>
          <text:p text:style-name="P1263">eliminar de dinahosting los sitios de ideacomonjas alejandro,...</text:p>
        </text:list-item>
      </text:list>
      <text:p text:style-name="P231"/>
      <text:p text:style-name="P233">14/05/2022</text:p>
      <text:p text:style-name="P233">APP</text:p>
      <text:list xml:id="list3122611848" text:style-name="L165">
        <text:list-item>
          <text:p text:style-name="P720">No envia los mismos datos a crearAmbiente que los que estan en la pantalla</text:p>
        </text:list-item>
        <text:list-item>
          <text:p text:style-name="P720">si se cambia algo sigue llamando a crearAmbiente en lugar de modificarAmbiente</text:p>
        </text:list-item>
        <text:list-item>
          <text:p text:style-name="P720">en crear ambiente si cambio el clima no muestra el guardar de arriba</text:p>
        </text:list-item>
        <text:list-item>
          <text:p text:style-name="P999">Cuando se activa un ambiente?. <text:span text:style-name="T479">Resp: Cuando se pulsa en el ambiente que esta en negrita </text:span></text:p>
        </text:list-item>
        <text:list-item>
          <text:p text:style-name="P1000"><text:span text:style-name="T478">E</text:span>n crear rutina nunca, me muestra el guardar.</text:p>
        </text:list-item>
        <text:list-item>
          <text:p text:style-name="P1000">En crear rutina como funciona, las horas siempre tienen que ir paralelas</text:p>
        </text:list-item>
        <text:list-item>
          <text:p text:style-name="P1000">como se crea un ambiente o rutina a nivel de planta? Por que no me hace nada</text:p>
        </text:list-item>
        <text:list-item>
          <text:p text:style-name="P721">En la zona de arriba donde aparece un enchufe, para cambiar si entras dentro aparece una bombilla, debería de ser también un enchufe no?</text:p>
        </text:list-item>
        <text:list-item>
          <text:p text:style-name="P722">En crearAmbiente, las variables de luces las tienes mal escritas</text:p>
          <text:p text:style-name="P1001"/>
        </text:list-item>
      </text:list>
      <text:p text:style-name="P233"><text:soft-page-break/></text:p>
      <text:p text:style-name="P234">Ver con Gemma: </text:p>
      <text:list xml:id="list2968918967" text:style-name="L166">
        <text:list-item>
          <text:p text:style-name="P1002">Cuando se crea un ambiente todos los click que se hacen son para programar el ambiente, no deberia<text:span text:style-name="T477">n</text:span> llamar a las cestas de cambiar las luces, clima,…, <text:span text:style-name="T476">no?</text:span></text:p>
        </text:list-item>
        <text:list-item>
          <text:p text:style-name="P1316"><text:span text:style-name="T163">En el modificar clima por planta, en la consigna como se hace, no muestra ning</text:span><text:span text:style-name="T164">ú</text:span><text:span text:style-name="T163">n valor? , no se pone unos valores m</text:span><text:span text:style-name="T164">í</text:span><text:span text:style-name="T163">nimos y máximos para elegir??</text:span></text:p>
        </text:list-item>
        <text:list-item>
          <text:p text:style-name="P1317"><text:span text:style-name="T165">E</text:span><text:span text:style-name="T166">n</text:span><text:span text:style-name="T165"> los botones generales, no se deber</text:span><text:span text:style-name="T164">í</text:span><text:span text:style-name="T165">a marcas si est</text:span><text:span text:style-name="T164">á</text:span><text:span text:style-name="T165">n todos los estados en 1 el bot</text:span><text:span text:style-name="T164">ó</text:span><text:span text:style-name="T165">n de activar marcado y si est</text:span><text:span text:style-name="T164">á</text:span><text:span text:style-name="T165">n todos en 0 el otro bot</text:span><text:span text:style-name="T164">ó</text:span><text:span text:style-name="T165">n</text:span></text:p>
        </text:list-item>
      </text:list>
      <text:p text:style-name="P235"/>
      <text:p text:style-name="P235"/>
      <text:p text:style-name="P236">API:</text:p>
      <text:list xml:id="list2950625061" text:style-name="L167">
        <text:list-item>
          <text:p text:style-name="P469"><text:span text:style-name="T324">en cambiar las luces general por planta en planta baja H, cambia todo menos la habitaci</text:span><text:span text:style-name="T325">ó</text:span><text:span text:style-name="T324">n y baño 3 (cod_estancia 28 y 29), </text:span><text:span text:style-name="T326">en la tabla relacion_luces no estan bien los casos, para habitacion 3 y baño habitacion 3;</text:span></text:p>
        </text:list-item>
      </text:list>
      <text:p text:style-name="P236"/>
      <text:p text:style-name="P236"/>
      <text:p text:style-name="P237">16/05/2022</text:p>
      <text:p text:style-name="P318">Ver con Robert:</text:p>
      <text:list xml:id="list3378122156" text:style-name="L168">
        <text:list-item>
          <text:p text:style-name="P1003">Los archivos de configuracion del SOA, van a estar en la misma ruta? Si lo configuro y descargo los cambios del git, se me va a machacar? Resp: los archivos de configuracion van a estar en otro sitio, todos juntos por ahora ponerlos en una ruta provisional.</text:p>
          <text:p text:style-name="P1003"/>
        </text:list-item>
      </text:list>
      <text:p text:style-name="P237">API</text:p>
      <text:list xml:id="list1455047217" text:style-name="L169">
        <text:list-item>
          <text:p text:style-name="P1004">Crear cesta de leer los estados de las luces, iot,…, a nivel de planta</text:p>
        </text:list-item>
        <text:list-item>
          <text:p text:style-name="P1004">Documentar plantilla de cuadro electrico</text:p>
        </text:list-item>
        <text:list-item>
          <text:p text:style-name="P1004">Documentar señales cuadro electrico en plantilla cuadro</text:p>
        </text:list-item>
        <text:list-item>
          <text:p text:style-name="P1004">probar fk_pulsador</text:p>
        </text:list-item>
        <text:list-item>
          <text:p text:style-name="P1006">En las plantas mirar el estado de las luces, clima,… a nivel de planta</text:p>
        </text:list-item>
        <text:list-item>
          <text:p text:style-name="P1007">No me funciona el cambiar estado clima por zona</text:p>
        </text:list-item>
        <text:list-item>
          <text:p text:style-name="P723"><text:span text:style-name="T481">N</text:span>o me funciona al cambiar la intensidad a nivel de planta, <text:span text:style-name="T480">Modificado en </text:span><text:span text:style-name="T365">changeFloorLightIntensity, </text:span><text:span text:style-name="T366">no funcionaba, he creado la funcion readRelacionLucesIntensityByLounge, para que lea todas las intensidades de la planta</text:span></text:p>
        </text:list-item>
      </text:list>
      <text:p text:style-name="P237"/>
      <text:p text:style-name="P418"><text:span text:style-name="T162">G</text:span><text:span text:style-name="T103">ENERAL</text:span></text:p>
      <text:list xml:id="list300801005" text:style-name="L170">
        <text:list-item>
          <text:p text:style-name="P1005">Modificado por defecto que cuando se programa una luz que tenga intensidad programada sea con 100 no con -1 (por que si no no aparecen valores y no se pueden modificar en la app)</text:p>
        </text:list-item>
        <text:list-item>
          <text:p text:style-name="P1005">Actualizar documentación escenas, ambientes,...</text:p>
        </text:list-item>
        <text:list-item>
          <text:p text:style-name="P1008">Sacar una plantilla con los valores necesarios para programar un cuadro</text:p>
        </text:list-item>
        <text:list-item>
          <text:p text:style-name="P1008">Documentar señales de cuadro eléctrico, para sistema_somosaguas</text:p>
        </text:list-item>
        <text:list-item>
          <text:p text:style-name="P1009">Modificar en las tablas de automaticos que el nombre del tdato sea codigo_cuadro por seguir la misma dinámica que en todos los sitios. En el LOA y en los sistemas pr_somosaguas, pr_montecerrado, montecerrado, somosaguas y rudy_v2</text:p>
        </text:list-item>
        <text:list-item>
          <text:p text:style-name="P1010">Modificar documentacion para añadir en el getConfig que se lee el estado de las luces, clima, iot</text:p>
        </text:list-item>
        <text:list-item>
          <text:p text:style-name="P1011">Pasar bd: sistema_somosaguas de mi ordenador al servidor en bd: sistema_somosaguas</text:p>
        </text:list-item>
        <text:list-item>
          <text:p text:style-name="P1011">Pasar bd: sistema_somosaguas de mi ordenador al servidor en bd: sistema_pr_somosaguas y cambiar las ip’s y puertos y <text:s/>los valores de las sondas para probar soa, soajs y api en las monjas.</text:p>
        </text:list-item>
        <text:list-item>
          <text:p text:style-name="P1318"><text:span text:style-name="T172">R</text:span><text:span text:style-name="T173">evisar las tablas que faltan o sobran en los diferentes sistemas</text:span></text:p>
        </text:list-item>
      </text:list>
      <text:p text:style-name="P238"/>
      <text:p text:style-name="P239">SOA</text:p>
      <text:list xml:id="list2423488869" text:style-name="L171">
        <text:list-item>
          <text:p text:style-name="P1012">Poner en el servidor provisionalmente en sistemas una carpeta que sea entornos soa, donde van a ir todos los archivos de configuraci<text:span text:style-name="T482">ó</text:span>n.</text:p>
        </text:list-item>
      </text:list>
      <text:p text:style-name="P239"/>
      <text:p text:style-name="P239"/>
      <text:p text:style-name="P240">18/05/2022</text:p>
      <text:p text:style-name="P242">GENERAL</text:p>
      <text:list xml:id="list3176910402" text:style-name="L172">
        <text:list-item>
          <text:p text:style-name="P1319"><text:span text:style-name="T168">Modificar la tabla rutina para añadir los tdatos tipo_hora_inicio y tipo_hora_fin donde 0→ sea fija, 1→ amanecer, 2→ atardecer. </text:span><text:span text:style-name="T169">Y en los tdatos de hora_inicio y de hora_fin se escribir</text:span><text:span text:style-name="T170">á</text:span><text:span text:style-name="T169"> 12:00 +5 o -5 </text:span><text:soft-page-break/><text:span text:style-name="T169">para que sume o reste minutos a las horas de amanecer o atardecer. </text:span><text:span text:style-name="T170">Para ello modificar en tipo tdato hora_inicio y hora_fin a string.</text:span></text:p>
        </text:list-item>
        <text:list-item>
          <text:p text:style-name="P1321"><text:span text:style-name="T170">H</text:span><text:span text:style-name="T103">acer los cambios anteriores en el script soa.sql, y en las bd’s sistema_pr_montecerrado, sistema_pr_somosaguas, sistema_montecerrado sistema_somosaguas y sistema_rudy_v2</text:span></text:p>
        </text:list-item>
        <text:list-item>
          <text:p text:style-name="P1321"><text:span text:style-name="T103">Ver sentencias sql lentas en </text:span><text:span text:style-name="T251">var/</text:span><text:span text:style-name="T247">log/mysql en el servidor.</text:span></text:p>
        </text:list-item>
        <text:list-item>
          <text:p text:style-name="P1264">Documentar funcionalidad de las escenas, ambientes, rutinas.</text:p>
        </text:list-item>
        <text:list-item>
          <text:p text:style-name="P1265">Borrado los sistemas: sistema_pr_montecerrado, sistema_pr_somosaguas, sistema_rudy_v2, sistema_montecerrado1 de mi ordenador y pasada las bd del servidor como están actualmente para tener lo mismo</text:p>
        </text:list-item>
        <text:list-item>
          <text:p text:style-name="P1265">Borrado en mi ordenador sistema_somosaguas, y cargar script de la última programación que tengo, (zona servicio) y sobre esta bd añadir los cambios que hace falta (estructura tabla rutinas, modificaciones en relacion_luces por que ids que no estaban bien, triggers para luces, clima,…. Para que activen o desactiven una operación)</text:p>
          <text:list>
            <text:list-item>
              <text:p text:style-name="P1265"/>
            </text:list-item>
          </text:list>
        </text:list-item>
        <text:list-item>
          <text:p text:style-name="P1320"><text:span text:style-name="T248">Añadir los cambios de las estructuras en el script los script individuales de</text:span><text:span text:style-name="T249">l loa, y en el script de soa.sql</text:span></text:p>
        </text:list-item>
        <text:list-item>
          <text:p text:style-name="P1322"><text:span text:style-name="T249">S</text:span><text:span text:style-name="T247">ubir documentación actualizada de las cestas de domo.</text:span></text:p>
        </text:list-item>
        <text:list-item>
          <text:p text:style-name="P1266">Modificar en el script para transformar somosaguas a sistema_pr_somosaguas para añadir la zona de servicio</text:p>
          <text:p text:style-name="P1267"/>
        </text:list-item>
      </text:list>
      <text:p text:style-name="P240">API</text:p>
      <text:list xml:id="list1289178483" text:style-name="L173">
        <text:list-item>
          <text:p text:style-name="P1013">Ver por que no aparecen los ambientes cuando se crea uno y se cambia, no aparece cuando se vuelve a leer en el getConfig.</text:p>
        </text:list-item>
        <text:list-item>
          <text:p text:style-name="P1015">Cuando se crea una rutina, <text:span text:style-name="T484">añadir que si tiene fecha fin, cree una tarea que sea borrar tarea_rutina.</text:span></text:p>
        </text:list-item>
        <text:list-item>
          <text:p text:style-name="P1017">Coser socket escenas en activateScene</text:p>
        </text:list-item>
        <text:list-item>
          <text:p text:style-name="P1017">Coser socket ambientes en activateAmbient</text:p>
        </text:list-item>
        <text:list-item>
          <text:p text:style-name="P1017">Coser socket rutinas en activateRoutine</text:p>
        </text:list-item>
        <text:list-item>
          <text:p text:style-name="P1323"><text:span text:style-name="T174">Modificar documentación domo, para añadir los cambios que me tienen que llegar y para añadir la funcionalidad de fechafin de la rutina, </text:span><text:span text:style-name="T175">añadir el envio de sockets,..</text:span></text:p>
        </text:list-item>
        <text:list-item>
          <text:p text:style-name="P1324"><text:span text:style-name="T175">P</text:span><text:span text:style-name="T103">robar que en el activarScene se ejecuten todos los valores que están programados.</text:span></text:p>
        </text:list-item>
        <text:list-item>
          <text:p text:style-name="P1018">En crear ambiente por estancia, ver porque me ha creado 3 operaciones_luces con intensidad 100</text:p>
        </text:list-item>
      </text:list>
      <text:p text:style-name="P241"/>
      <text:p text:style-name="P241">SOA</text:p>
      <text:list xml:id="list2351119557" text:style-name="L174">
        <text:list-item>
          <text:p text:style-name="P1014">Coser un trigger en la tabla operación en el que cuando se escribe mire la escena a la que pertenece y verifique si todas las operaciones de esa escena tienen estado = 1 y si es que si, escribe estado = 1 en esa escena. Cuando sucede esto se debería mandar un socket de tipo escena</text:p>
        </text:list-item>
        <text:list-item>
          <text:p text:style-name="P1325"><text:span text:style-name="T167">E</text:span><text:span text:style-name="T103">stado Ambientes, </text:span><text:span text:style-name="T176">estado rutinas, pendiente</text:span></text:p>
        </text:list-item>
        <text:list-item>
          <text:p text:style-name="P1326"><text:span text:style-name="T176">C</text:span><text:span text:style-name="T103">rearme un archivo de configuración por cada sistema que tenemos programado, y ponerlo en una ruta fija, asi cada vez que sea lanza un soa, cogerá la configuración que corresponda</text:span></text:p>
        </text:list-item>
      </text:list>
      <text:p text:style-name="P241"/>
      <text:p text:style-name="P241"/>
      <text:p text:style-name="P419"><text:span text:style-name="T167">S</text:span><text:span text:style-name="T103">OAJS</text:span></text:p>
      <text:list xml:id="list1469764723" text:style-name="L175">
        <text:list-item>
          <text:p text:style-name="P1327"><text:span text:style-name="T177">Modificar la ruta donde esta los entornos de pm</text:span><text:span text:style-name="T178">2</text:span></text:p>
        </text:list-item>
        <text:list-item>
          <text:p text:style-name="P1328"><text:span text:style-name="T177">M</text:span><text:span text:style-name="T103">over el git de soajs a la carpeta sistemas, para tener la misma ruta que en el servidor, ya no va a estar en var/</text:span><text:span text:style-name="T251">www</text:span><text:span text:style-name="T247">/html</text:span></text:p>
        </text:list-item>
        <text:list-item>
          <text:p text:style-name="P1016">Crear una nueva funcionalidad en la que se creen tareas periódicas para amanecer y atardecer, para las rutinas por ejemplo, en sun.js en el que su funcionalidad sea si es de tipo 5, coja <text:s/>el tipo hora inicio y el tipo hora fin y los valores de hora de inicio y hora fin para que le sume o le reste x minutos</text:p>
        </text:list-item>
        <text:list-item>
          <text:p text:style-name="P1329"><text:span text:style-name="T103">Crear una tarea </text:span><text:span text:style-name="T171">eliminar tarea_rutina</text:span></text:p>
        </text:list-item>
        <text:list-item>
          <text:p text:style-name="P1019">Probar que cuando se ejecute una tarea vuelque los valores de luces, clima,,,, en la tabla luces_previo_rutina, clima_previo_rutina….</text:p>
        </text:list-item>
      </text:list>
      <text:p text:style-name="P243"/>
      <text:p text:style-name="P243"/>
      <text:p text:style-name="P244">19/05/2022</text:p>
      <text:list xml:id="list876671124" text:style-name="L176">
        <text:list-item>
          <text:p text:style-name="P1020"><text:soft-page-break/>Modificado en sistema_somosaguas con la programación de zona_servicio , <text:span text:style-name="T485">la estructura de la tabla rutina</text:span></text:p>
        </text:list-item>
        <text:list-item>
          <text:p text:style-name="P1021">Pasado sistema_somosaguas a pr_somosaguas</text:p>
        </text:list-item>
        <text:list-item>
          <text:p text:style-name="P1021">Pasado cambios en rutina en montecerrado, pr_montecerrado, rudy_v2</text:p>
        </text:list-item>
        <text:list-item>
          <text:p text:style-name="P1022">Terminar escenas, ambientes y rutinas</text:p>
        </text:list-item>
        <text:list-item>
          <text:p text:style-name="P1022">PDF ( api con robert) <text:span text:style-name="T488">los archivos escaneados van a estar en ideaco/scan/….</text:span></text:p>
        </text:list-item>
        <text:list-item>
          <text:p text:style-name="P1022">PDF cestas con noe</text:p>
        </text:list-item>
        <text:list-item>
          <text:p text:style-name="P1022">TRB ibercomp SOA</text:p>
        </text:list-item>
        <text:list-item>
          <text:p text:style-name="P1022">TRB solar <text:span text:style-name="T487">(sungrow) trama modbus + ethernet</text:span></text:p>
        </text:list-item>
        <text:list-item>
          <text:p text:style-name="P1022">TRB <text:span text:style-name="T487">recuperador de calor nuevo</text:span></text:p>
        </text:list-item>
        <text:list-item>
          <text:p text:style-name="P1023">Consumos</text:p>
          <text:list>
            <text:list-item>
              <text:p text:style-name="P1023">aporte solar (hacerlo como en rudy, con dos tps)</text:p>
            </text:list-item>
            <text:list-item>
              <text:p text:style-name="P1023">formula (montar las tpcm, y cada una de ellas tendrá un trigger especifico con la formula a calcular y un medidor propio) </text:p>
            </text:list-item>
            <text:list-item>
              <text:p text:style-name="P1023">Crear los casos de solar en relacionconsumos .</text:p>
            </text:list-item>
            <text:list-item>
              <text:p text:style-name="P1023">Crear los casos de formula en relacionconsumos.</text:p>
            </text:list-item>
          </text:list>
        </text:list-item>
        <text:list-item>
          <text:p text:style-name="P1023">Cuadro</text:p>
          <text:list>
            <text:list-item>
              <text:p text:style-name="P1024">crear casos en cuadros y automaticos con las señales que tenemos programadas en somosaguas</text:p>
            </text:list-item>
          </text:list>
        </text:list-item>
        <text:list-item>
          <text:p text:style-name="P1023">Athome <text:span text:style-name="T488">(será como un conjunto de ambientes)</text:span></text:p>
        </text:list-item>
        <text:list-item>
          <text:p text:style-name="P1024">Subir documentación a la wiki.</text:p>
        </text:list-item>
        <text:list-item>
          <text:p text:style-name="P1025">Añadir a bd sistema_pr_somosaguas y sistema_somosaguas los triggers para rasp_ed y rasp_sd</text:p>
        </text:list-item>
      </text:list>
      <text:p text:style-name="P245"/>
      <text:p text:style-name="P245"/>
      <text:p text:style-name="P246">20/05/2022</text:p>
      <text:p text:style-name="P246">API</text:p>
      <text:list xml:id="list2106876299" text:style-name="L177">
        <text:list-item>
          <text:p text:style-name="P1026">Añadir en crearEscena que verifique primero si existe alguna escena con los mismos valores para las operaciones_luces (idem en clima, iot, blinds y persianas)</text:p>
        </text:list-item>
        <text:list-item>
          <text:p text:style-name="P1026">Añadir en crearAmbiente que verifique primero si existe un ambiente con la misma programación.</text:p>
        </text:list-item>
        <text:list-item>
          <text:p text:style-name="P1026">Añadir en crearRutina que verifique primero si existe una rutina con la misma programación.</text:p>
        </text:list-item>
        <text:list-item>
          <text:p text:style-name="P1330"><text:span text:style-name="T179">Modificar en deleteScene que verifique si existe alguna operación de la escena a borrar en otra escena y si es que si, que borre solo la relación y si es que no que borre relacion, operación </text:span><text:span text:style-name="T180">y operación luces</text:span></text:p>
        </text:list-item>
      </text:list>
      <text:p text:style-name="P247"/>
      <text:p text:style-name="P420"><text:span text:style-name="T180">2</text:span><text:span text:style-name="T103">3/05/2022</text:span></text:p>
      <text:list xml:id="list2416607273" text:style-name="L178">
        <text:list-item>
          <text:p text:style-name="P1027">Creado sitio monjas2.hometech y clonado en ella api-domo</text:p>
        </text:list-item>
      </text:list>
      <text:p text:style-name="P248"/>
      <text:p text:style-name="P248"/>
      <text:p text:style-name="P420"><text:span text:style-name="T180">2</text:span><text:span text:style-name="T103">4/05/2022</text:span></text:p>
      <text:list xml:id="list2232950213" text:style-name="L179">
        <text:list-item>
          <text:p text:style-name="P1028">Añadir triggers sd, de, dali y operación</text:p>
        </text:list-item>
        <text:list-item>
          <text:p text:style-name="P1029">ver por que se ponen en funcionamiento tantos sockets,</text:p>
        </text:list-item>
        <text:list-item>
          <text:p text:style-name="P1030">Trigger operación (escenas, ambientes)</text:p>
        </text:list-item>
        <text:list-item>
          <text:p text:style-name="P1030">Ver por que se lanzaban tantos sockets</text:p>
        </text:list-item>
        <text:list-item>
          <text:p text:style-name="P1030">Preparar soa para lanzarlo en el servidor</text:p>
        </text:list-item>
        <text:list-item>
          <text:p text:style-name="P1030">Programar en somosaguas las señales que me faltan.</text:p>
        </text:list-item>
        <text:list-item>
          <text:p text:style-name="P1030">Crear activar rutina.</text:p>
        </text:list-item>
        <text:list-item>
          <text:p text:style-name="P1030">Poner en rutina tipo_inicio: 0→ fija, 1→ amanecer, 2→ atardecer</text:p>
        </text:list-item>
        <text:list-item>
          <text:p text:style-name="P1031">Modificar la estructura de las tablas relacion_ para quitar el ON CASCADE</text:p>
        </text:list-item>
        <text:list-item>
          <text:p text:style-name="P1031">Preparar en soajs la funcionalidad de las tareas de amanecer y atardecer periódicas modo = 4 atardecer periodica, 5 = atardecer periodica</text:p>
        </text:list-item>
        <text:list-item>
          <text:p text:style-name="P1031">Activar leer rutinas</text:p>
        </text:list-item>
        <text:list-item>
          <text:p text:style-name="P1031">Programar monjas</text:p>
          <text:p text:style-name="P1029"/>
          <text:p text:style-name="P1029">NOE<text:tab/></text:p>
          <text:list>
            <text:list-item>
              <text:p text:style-name="P1029">en crear rutina no llega el lounge_id</text:p>
            </text:list-item>
            <text:list-item>
              <text:p text:style-name="P1032">en crear rutina no se llama bien el nombre de la cesta</text:p>
            </text:list-item>
          </text:list>
        </text:list-item>
        <text:list-item>
          <text:p text:style-name="P1033">Si se crean las rutinas con estado 0 , cuando se desactivan?</text:p>
        </text:list-item>
      </text:list>
      <text:p text:style-name="P249"/>
      <text:p text:style-name="P249"><text:soft-page-break/></text:p>
      <text:p text:style-name="P250">25/05/2022</text:p>
      <text:list xml:id="list2350413558" text:style-name="L180">
        <text:list-item>
          <text:p text:style-name="P1034">Para que desde un socket desde mysql (trigger) añadir al final del trigger:</text:p>
          <text:list>
            <text:list-item>
              <text:p text:style-name="P1331"><text:span text:style-name="T181"><text:s/>select sys_exec (“curl </text:span><text:a xlink:type="simple" xlink:href="https://localhost/puerto/DDBB/update/var1/var2" text:style-name="Internet_20_link" text:visited-style-name="Visited_20_Internet_20_Link">https://localhost/puerto/DDBB/update/var1/var2</text:a><text:span text:style-name="T181">”)</text:span></text:p>
              <text:p text:style-name="P1332"><text:span text:style-name="T181">d</text:span><text:span text:style-name="T103">onde var1, var2, varn serán los argumentos que espera recibir el socket</text:span></text:p>
            </text:list-item>
          </text:list>
        </text:list-item>
        <text:list-item>
          <text:p text:style-name="P1034">Crear para ello una ruta nueva en soajs que sea DDBB/update_x/ y prerarar los valores como los tiene que recibir la aplicación formato json.</text:p>
        </text:list-item>
        <text:list-item>
          <text:p text:style-name="P1035">Añadir al soajs que ejecute los valores que haya en relacion_rutina_escena.</text:p>
        </text:list-item>
        <text:list-item>
          <text:p text:style-name="P1036">Mirar si existe un ambiente igual al crear ambiente</text:p>
        </text:list-item>
        <text:list-item>
          <text:p text:style-name="P1036">Mirar si existe una rutina igual al crear rutina</text:p>
        </text:list-item>
      </text:list>
      <text:p text:style-name="P250"/>
      <text:p text:style-name="P251">26/05/2022</text:p>
      <text:list xml:id="list229546324" text:style-name="L181">
        <text:list-item>
          <text:p text:style-name="P1037">Añadir tabla tarea_rutinas en sistema_pr_somosaguas y sistema_somoaguas</text:p>
        </text:list-item>
        <text:list-item>
          <text:p text:style-name="P1038">Añadir a somosaguas los triggers y terminar de programar las señales.</text:p>
        </text:list-item>
        <text:list-item>
          <text:p text:style-name="P1039">Programar en pr_montecerrado las señales de las monjas creando una estancia nueva en una planta</text:p>
        </text:list-item>
        <text:list-item>
          <text:p text:style-name="P1039">Modificar las tabla de rutina para añadir tdato tipo_rutina y pertenencia para crear dos casos uno para rutina_inicio y otro para rutina_fin (este desde la api no va a tener operaciones, estas se crearán desde el soajs cuando se ejecute la rutina). </text:p>
        </text:list-item>
        <text:list-item>
          <text:p text:style-name="P1039">Preparar en el soajs, cuando se ejecute la rutina de inicio que coja los valores de las tablas previstas y cargue cree las operaciones correspondientes a los casos que hay en las tablas previstas (luces, clima,…) y añadirlo al array del soajs para que cuando se vaya a ejecutar la rutina lo haga igual que como la rutina de inicio, es decir tenga la misma funcionalidad</text:p>
          <text:p text:style-name="P1039"/>
        </text:list-item>
      </text:list>
      <text:p text:style-name="P251">Ver:</text:p>
      <text:list xml:id="list1038512291" text:style-name="L182">
        <text:list-item>
          <text:p text:style-name="P1040">En crear rutina Si tiene hora fin, no tiene por que tener fechafin.</text:p>
        </text:list-item>
        <text:list-item>
          <text:p text:style-name="P1333"><text:span text:style-name="T103">Como hago en las rutinas la hora fin, como ejecuto los valores que tengo en las tablas previstas??, </text:span><text:span text:style-name="T182">por que en tarea con hora inicio ejecuta las operaciones de id rutina x.</text:span></text:p>
          <text:list>
            <text:list-item>
              <text:p text:style-name="P1334"><text:span text:style-name="T182">R</text:span><text:span text:style-name="T103">esp: crear dos casos uno para la rutina de inicio y otro para la rutina fin</text:span></text:p>
            </text:list-item>
          </text:list>
        </text:list-item>
        <text:list-item>
          <text:p text:style-name="P1335"><text:span text:style-name="T182">C</text:span><text:span text:style-name="T103">uando se termina la rutina con fechafin ademas de borrar los casos de la rutina tiene que poner la configuraci</text:span><text:span text:style-name="T183">ó</text:span><text:span text:style-name="T103">n que tenemos en la tabla prevista</text:span></text:p>
        </text:list-item>
      </text:list>
      <text:p text:style-name="P252"/>
      <text:p text:style-name="P252"/>
      <text:p text:style-name="P253">27/05/2022</text:p>
      <text:p text:style-name="P253">APP</text:p>
      <text:list xml:id="list3206711588" text:style-name="L183">
        <text:list-item>
          <text:p text:style-name="P1041">Crear Rutina:</text:p>
          <text:list>
            <text:list-item>
              <text:p text:style-name="P1041">No me llega bien los valores de la fechainicio y fecha fin</text:p>
            </text:list-item>
            <text:list-item>
              <text:p text:style-name="P1042">No muestra las rutinas bien en la lista de rutinas.</text:p>
            </text:list-item>
          </text:list>
        </text:list-item>
      </text:list>
      <text:p text:style-name="P254"/>
      <text:p text:style-name="P254"/>
      <text:p text:style-name="P254"/>
      <text:p text:style-name="P255">29/05/2022</text:p>
      <text:p text:style-name="P255">Ver:</text:p>
      <text:list xml:id="list357590226" text:style-name="L184">
        <text:list-item>
          <text:p text:style-name="P1043">Cuando se crea una rutina por planta por ejemplo con una escena ‘eco’ <text:s/>que solo existe en habitacion2 por ejemplo y elijo las dependencias habitacion2, baño2, habitacion3, baño3, tengo que crear a la vez dichas escenas en esas dependencias para que exista en todos los sitios. <text:span text:style-name="T490">Resp: no va a tener escenas las rutinas por planta</text:span></text:p>
        </text:list-item>
      </text:list>
      <text:p text:style-name="P255"/>
      <text:p text:style-name="P256">31/05/2022</text:p>
      <text:p text:style-name="P256">Pendiente Noe:</text:p>
      <text:list xml:id="list251718426" text:style-name="L185">
        <text:list-item>
          <text:p text:style-name="P1044">Cuando se crea una rutina:</text:p>
          <text:list>
            <text:list-item>
              <text:p text:style-name="P1044">Las fechas deben de llegar en formato YYYY-MM-DD.</text:p>
            </text:list-item>
            <text:list-item>
              <text:p text:style-name="P1046">Las fechas después de un cambio que has hecho me llegan con null.</text:p>
            </text:list-item>
            <text:list-item>
              <text:p text:style-name="P1046">Poner control en las validaciones de que estén todos los datos rellenos.</text:p>
            </text:list-item>
            <text:list-item>
              <text:p text:style-name="P776">Los días deben de ser de 0 a 6 como siempre.</text:p>
            </text:list-item>
            <text:list-item>
              <text:p text:style-name="P1048">cuando creo una rutina a nivel de estancia tienes que añadirlo a la lista de rutinas.</text:p>
            </text:list-item>
            <text:list-item>
              <text:p text:style-name="P1048">cuando pulso sobre una rutina no me muestras bien los dias, he creado una de todos los dias y el domingo no se muestra pintado</text:p>
            </text:list-item>
          </text:list>
        </text:list-item>
        <text:list-item>
          <text:p text:style-name="P1049"><text:soft-page-break/>Aunque haya rutinas siempre muestra no hay rutinas</text:p>
        </text:list-item>
        <text:list-item>
          <text:p text:style-name="P1044">En crear rutina por planta no se muestran los valores cuando se pulsa en una rutina</text:p>
        </text:list-item>
      </text:list>
      <text:p text:style-name="P256"/>
      <text:p text:style-name="P257">01/06/2022</text:p>
      <text:p text:style-name="P258">soajs</text:p>
      <text:list xml:id="list1054738936" text:style-name="L186">
        <text:list-item>
          <text:p text:style-name="P1051">rutas de los sockets, <text:span text:style-name="T491">en cada funcion de los routes coger los valores que corresponda, prepararlos y enviarlos igual que esta en update.js</text:span></text:p>
        </text:list-item>
        <text:list-item>
          <text:p text:style-name="P1052">th_consigna</text:p>
        </text:list-item>
        <text:list-item>
          <text:p text:style-name="P1052">notificaciones para envio de texto iniciada rutina ‘x’</text:p>
        </text:list-item>
        <text:list-item>
          <text:p text:style-name="P1051">poner de nuevo en utils la fecha</text:p>
        </text:list-item>
        <text:list-item>
          <text:p text:style-name="P1051">activar lo de la fecha de actualizar comentado para probar</text:p>
        </text:list-item>
        <text:list-item>
          <text:p text:style-name="P1055">Volver a a activar en readPrevious Job que lea las tareas que correponda y activar el delete job</text:p>
        </text:list-item>
      </text:list>
      <text:p text:style-name="P258"/>
      <text:p text:style-name="P259">SOA</text:p>
      <text:list xml:id="list3596933460" text:style-name="L187">
        <text:list-item>
          <text:p text:style-name="P1053">diferencias los trbs siber por siber_df (el que tenemos <text:s/>actualmente) y siber_rf el nuevo que tengo que montar</text:p>
        </text:list-item>
        <text:list-item>
          <text:p text:style-name="P1053">en el trb del 4ed4sd, tendrá las bornas de 0-4 para las entradas y de 0-4 para las salidas. Crear dos tablas diferentes para las entradas</text:p>
        </text:list-item>
        <text:list-item>
          <text:p text:style-name="P1056">Ver por que en el servidor me da los siguientes errores:</text:p>
        </text:list-item>
        <text:list-item>
          <text:p text:style-name="P1056">2022-06-01 15:31:13 ERROR trbs/raspberryed.c:248: write_value_tp: Nº error mysql: 1146</text:p>
        </text:list-item>
        <text:list-item>
          <text:p text:style-name="P1056">2022-06-01 15:39:34 ERROR db.c:233: read_row_with_null_db: 1064-&gt;SELECT valor FROM sistema_pr_somosaguas.variables WHERE (id = ) <text:s/>ORDER BY id ASC LIMIT 1</text:p>
        </text:list-item>
        <text:list-item>
          <text:p text:style-name="P1056">2022-06-01 15:39:37 ERROR th/securitychain.c:163: output</text:p>
        </text:list-item>
        <text:list-item>
          <text:p text:style-name="P1056">2022-06-01 15:39:37 ERROR th/securitychain.c:163: output</text:p>
        </text:list-item>
        <text:list-item>
          <text:p text:style-name="P1056">2022-06-01 15:49:17 ERROR db.c:374: read_rows_with_null_db: 1146-&gt;SELECT <text:s text:c="2"/>modulo,fk,argumentos FROM sistema_pr_somosaguas.th_rasp_ds18b20 WHERE (modulo != 0 AND modulo != 1 AND inhibir = 0 AND codigo_tp=(SELECT id FROM trb_rasp_ds18b20 WHERE codigo_rb =55 AND borna =0)) <text:s/>ORDER BY id ASC <text:s/></text:p>
        </text:list-item>
        <text:list-item>
          <text:p text:style-name="P1056">2022-06-01 15:49:20 ERROR trbs/raspberrypulsador.c:252: write_value_tp: Nº error mysql: 1146</text:p>
        </text:list-item>
        <text:list-item>
          <text:p text:style-name="P1056">2022-06-01 17:11:37 ERROR trbs/raspberryed.c:248: write_value_tp: Nº error mysql: 1146</text:p>
        </text:list-item>
        <text:list-item>
          <text:p text:style-name="P1056">2022-06-01 17:11:37 ERROR trbs/raspberryed.c:248: write_value_tp: Nº error mysql: 1146</text:p>
        </text:list-item>
        <text:list-item>
          <text:p text:style-name="P1056">2022-06-01 17:11:37 ERROR trbs/raspberryed.c:248: write_value_tp: Nº error mysql: 1146</text:p>
        </text:list-item>
        <text:list-item>
          <text:p text:style-name="P1056">2022-06-01 17:11:39 ERROR trbs/raspberrypulsador.c:252: write_value_tp: Nº error mysql: 1146</text:p>
        </text:list-item>
      </text:list>
      <text:p text:style-name="P259"/>
      <text:p text:style-name="P259">API:</text:p>
      <text:list xml:id="list680682632" text:style-name="L188">
        <text:list-item>
          <text:p text:style-name="P1337"><text:span text:style-name="T184">V</text:span><text:span text:style-name="T103">er por que al crear rutina a veces me da un error 500 </text:span><text:span text:style-name="T194">(suele pasar al modificar un iot)</text:span></text:p>
        </text:list-item>
        <text:list-item>
          <text:p text:style-name="P1057">Cuando se activa un ambiente, si estado es 0 tiene que llamar a th_clima??</text:p>
        </text:list-item>
        <text:list-item>
          <text:p text:style-name="P1336"><text:span text:style-name="T184">En crear rutina añadir que si tiene notificación cree caso en tabla tarea , para que env</text:span><text:span text:style-name="T186">í</text:span><text:span text:style-name="T184">e una notificación cada vez que se ejecuta la tarea. Por ahora no se avisa de que se termina la rutina,</text:span></text:p>
          <text:p text:style-name="P1338"><text:span text:style-name="T184">s</text:span><text:span text:style-name="T103">e enviará a todos los usuarios de la ubicación ‘x’ con el texto del nemo de la rutina</text:span></text:p>
        </text:list-item>
        <text:list-item>
          <text:p text:style-name="P1336"><text:span text:style-name="T186">A</text:span><text:span text:style-name="T184">ñadir en una rutina con fecha fin que cree una tarea de eliminar notificación para la rutina que se va a eliminar, </text:span><text:span text:style-name="T194">pero como lo quito del array del soajs, por que aunque borre la tarea del soajs no se daria cuanta. Resp: poner en el codigo de executeRoutine que comprube si coincide el dia actual con el dia fin, si borro del array.</text:span></text:p>
        </text:list-item>
        <text:list-item>
          <text:p text:style-name="P1054">En la cesta de leer las escenas coger todas las que el tdato eliminado sea = 0</text:p>
        </text:list-item>
        <text:list-item>
          <text:p text:style-name="P1054">Añadir en las cestas de eliminar escena, que mire si dicha escena se esta utilizando en otro ambiente, rutina,.. </text:p>
          <text:list>
            <text:list-item>
              <text:p text:style-name="P1054">si: escribe solo 1 en tdato eliminado para la escena ‘x’</text:p>
            </text:list-item>
            <text:list-item>
              <text:p text:style-name="P1054">no: elimina la relacion_escena_operacion, </text:p>
            </text:list-item>
          </text:list>
        </text:list-item>
        <text:list-item>
          <text:p text:style-name="P1054"/>
        </text:list-item>
      </text:list>
      <text:p text:style-name="P259"/>
      <text:p text:style-name="P259">GENERAL</text:p>
      <text:list xml:id="list1997247967" text:style-name="L189">
        <text:list-item>
          <text:p text:style-name="P1339"><text:span text:style-name="T184">Añadir tdato eliminado en la tabla escenas y ambientes, para indicar que esta eliminado y se esta utilizando en otro sitio. Ejemplo: si queremos borrar una escena y esta pertenece a un ambiente, no podemos borrar los casos, solo escribimos un 1 en tdato eliminado, si no existe borramos relac</text:span><text:span text:style-name="T185">io</text:span><text:span text:style-name="T184">n y la operación si esta no se esta utilizando en otra escena/ambiente y/o rutina.</text:span></text:p>
        </text:list-item>
        <text:list-item>
          <text:p text:style-name="P1340"><text:span text:style-name="T184">D</text:span><text:span text:style-name="T103">ocumentar funcionalidad de las escenas, ambientes, rutinas,…y subirlo a la wiki</text:span></text:p>
        </text:list-item>
        <text:list-item>
          <text:p text:style-name="P1059"><text:soft-page-break/>Documentar los sockets y subirlos a la wiki</text:p>
        </text:list-item>
        <text:list-item>
          <text:p text:style-name="P1060">Documentar cambios en las estructuras de escenas y ambientes</text:p>
        </text:list-item>
        <text:list-item>
          <text:p text:style-name="P1061">Ver por que en la tabla de pr_montecerrado de tpse no tiene casos</text:p>
        </text:list-item>
      </text:list>
      <text:p text:style-name="P260"/>
      <text:p text:style-name="P261">SOMOSAGUAS</text:p>
      <text:list xml:id="list3992249347" text:style-name="L190">
        <text:list-item>
          <text:p text:style-name="P1062">Programar luces zona servicios en tabla luces</text:p>
        </text:list-item>
        <text:list-item>
          <text:p text:style-name="P1062">Programar luces lavandería en tabla luces</text:p>
        </text:list-item>
        <text:list-item>
          <text:p text:style-name="P1062">Programar clima bar</text:p>
        </text:list-item>
        <text:list-item>
          <text:p text:style-name="P1062">Programar clima zona servicio</text:p>
        </text:list-item>
        <text:list-item>
          <text:p text:style-name="P1062">Programar clima lavanderia</text:p>
        </text:list-item>
        <text:list-item>
          <text:p text:style-name="P1063">Ver por que en pr_somosaguas solo me cambia el valor de una sonda.</text:p>
        </text:list-item>
      </text:list>
      <text:p text:style-name="P261"/>
      <text:p text:style-name="P258"/>
      <text:p text:style-name="P257">Ver :</text:p>
      <text:list xml:id="list1151525892" text:style-name="L191">
        <text:list-item>
          <text:p text:style-name="P1064">Rutas para los sockets</text:p>
        </text:list-item>
        <text:list-item>
          <text:p text:style-name="P1341"><text:span text:style-name="T187">E</text:span><text:span text:style-name="T188">n zona servicio hay varias estancias hay tb un alumbrado exterior.</text:span></text:p>
        </text:list-item>
      </text:list>
      <text:p text:style-name="P257"/>
      <text:p text:style-name="P269">02/06/2022</text:p>
      <text:list xml:id="list2718053798" text:style-name="L192">
        <text:list-item>
          <text:p text:style-name="P1065">Probar socket mysql. <text:span text:style-name="T495">No funcionaba el socket mysql, no creaba el trigger. Documentar como se hace</text:span></text:p>
        </text:list-item>
        <text:list-item>
          <text:p text:style-name="P1066">Las funciones de las rutas no lanzan el socket</text:p>
        </text:list-item>
        <text:list-item>
          <text:p text:style-name="P1066">Ver por que cuando se escribe desde el socket llama 4 veces al soajs</text:p>
        </text:list-item>
        <text:list-item>
          <text:p text:style-name="P1066">Ver xq todo el rato llama al execute routine. Sol: estaba mal cosida la llamada, no es de amanecer es de tipo periodica</text:p>
        </text:list-item>
        <text:list-item>
          <text:p text:style-name="P1066">El trb del pulsador por escucha no funciona, solo trae el cambio una vez</text:p>
        </text:list-item>
        <text:list-item>
          <text:p text:style-name="P1066">Documentar señales alejandro entrada/comedor</text:p>
        </text:list-item>
        <text:list-item>
          <text:p text:style-name="P1066">Programar luces y clima en alejandro de las zonas que tengo pendiente (servicio, bar)</text:p>
        </text:list-item>
        <text:list-item>
          <text:p text:style-name="P1066">Programar señales nuevas (entrada/comedor)</text:p>
        </text:list-item>
        <text:list-item>
          <text:p text:style-name="P1066">Programar sistema_monjas <text:s/>y sacar un script para que cuando se pase somosaguas a pr_somosaguas se añada dicha programacion.</text:p>
        </text:list-item>
        <text:list-item>
          <text:p text:style-name="P1066">Modificar en los trbs los nuevos id’s al crear trb ibercomp 4ed4sd y siber </text:p>
        </text:list-item>
        <text:list-item>
          <text:p text:style-name="P1066">Modificar en el loa el crear trb del siber, por siberdf por que le hemos cambiado el nombre</text:p>
        </text:list-item>
        <text:list-item>
          <text:p text:style-name="P1066">Documentar manera de ejecutar soa con la última versión</text:p>
        </text:list-item>
        <text:list-item>
          <text:p text:style-name="P1066">Documentar manera de ejecutar soajs con la última versión</text:p>
        </text:list-item>
        <text:list-item>
          <text:p text:style-name="P1066">Pasar archivo raspberryutils del servidor al soa de mi ordenador</text:p>
        </text:list-item>
        <text:list-item>
          <text:p text:style-name="P1065">Probar eliminar escena</text:p>
        </text:list-item>
        <text:list-item>
          <text:p text:style-name="P1065">Preparar script para añadir sistema_monjas</text:p>
        </text:list-item>
        <text:list-item>
          <text:p text:style-name="P1065">Errores del soa en de, pulsador y th_consigna</text:p>
        </text:list-item>
        <text:list-item>
          <text:p text:style-name="P724">Ver por que se ha ejecutado la rutina al principio</text:p>
        </text:list-item>
        <text:list-item>
          <text:p text:style-name="P725">ver por que me salen los mensajes de getIdintroutine todo el rato</text:p>
        </text:list-item>
        <text:list-item>
          <text:p text:style-name="P1058">Ver por que no me trae nada el pulsador (Resp: escribe en la tabla del de)</text:p>
        </text:list-item>
        <text:list-item>
          <text:p text:style-name="P1058">Llama continuamente a la funcion de init_mode_climate</text:p>
        </text:list-item>
        <text:list-item>
          <text:p text:style-name="P1058">Quitar mensaje path del soa.</text:p>
        </text:list-item>
      </text:list>
      <text:p text:style-name="P270"/>
      <text:p text:style-name="P262">06/06/2022</text:p>
      <text:p text:style-name="P262">Noe:</text:p>
      <text:list xml:id="list1688882543" text:style-name="L193">
        <text:list-item>
          <text:p text:style-name="P1067">He creado un ambiente en hab2 con todo apagado y no se me ven todos los iot, no baja del todo el scroll</text:p>
        </text:list-item>
      </text:list>
      <text:p text:style-name="P262"/>
      <text:p text:style-name="P264">API:</text:p>
      <text:list xml:id="list3503439012" text:style-name="L194">
        <text:list-item>
          <text:p text:style-name="P1342"><text:span text:style-name="T195">Ver </text:span><text:span text:style-name="T196">por que </text:span><text:span text:style-name="T195">los ambientes </text:span><text:span text:style-name="T196">por planta </text:span><text:span text:style-name="T195">lo crea con estado = 1;</text:span></text:p>
        </text:list-item>
        <text:list-item>
          <text:p text:style-name="P1069">Añadir verificar en crear ambient</text:p>
        </text:list-item>
        <text:list-item>
          <text:p text:style-name="P1069">Añadir verificar en crear rutina</text:p>
        </text:list-item>
        <text:list-item>
          <text:p text:style-name="P1069">Revisar que todas las estancias estén bien cosidas</text:p>
        </text:list-item>
      </text:list>
      <text:p text:style-name="P264"/>
      <text:p text:style-name="P271">SOAJS:</text:p>
      <text:list xml:id="list1897927129" text:style-name="L195">
        <text:list-item>
          <text:p text:style-name="P1070">Modificar en ddbb.js la manera de llenar el objeto json</text:p>
        </text:list-item>
        <text:list-item>
          <text:p text:style-name="P1070">el trigger no me coge el valor de la variables</text:p>
        </text:list-item>
      </text:list>
      <text:list xml:id="list114230691747059" text:continue-list="list3503439012" text:style-name="L194">
        <text:list-header>
          <text:p text:style-name="P1072"><text:soft-page-break/></text:p>
        </text:list-header>
      </text:list>
      <text:p text:style-name="P263">SOA:</text:p>
      <text:list xml:id="list1509416584" text:style-name="L196">
        <text:list-item>
          <text:p text:style-name="P1071">Trama siber nuevo para Robert</text:p>
        </text:list-item>
        <text:list-item>
          <text:p text:style-name="P1073">EL trigger de las escenas, ambientes,….</text:p>
        </text:list-item>
        <text:list-item>
          <text:p text:style-name="P1074">Programar escenas, ambientes y rutinas y comprobar que funciona todo correctamente</text:p>
        </text:list-item>
        <text:list-item>
          <text:p text:style-name="P1074">Ver por que no trae el pulsador valor 0, solo trae 1</text:p>
        </text:list-item>
        <text:list-item>
          <text:p text:style-name="P1071">Una bombilla si le doy que se encienda , se apaga</text:p>
        </text:list-item>
        <text:list-item>
          <text:p text:style-name="P1073">Revisar que funcionen todas las cestas</text:p>
        </text:list-item>
        <text:list-item>
          <text:p text:style-name="P1073">Consumos aporte solar</text:p>
        </text:list-item>
        <text:list-item>
          <text:p text:style-name="P1073">Cuadro</text:p>
          <text:list>
            <text:list-item>
              <text:p text:style-name="P1073">Crear casos</text:p>
            </text:list-item>
            <text:list-item>
              <text:p text:style-name="P1073">Sacar listado de cuadros</text:p>
            </text:list-item>
            <text:list-item>
              <text:p text:style-name="P1073">Probar trigger</text:p>
            </text:list-item>
          </text:list>
        </text:list-item>
      </text:list>
      <text:p text:style-name="P264"/>
      <text:p text:style-name="P265">07/06/2022</text:p>
      <text:p text:style-name="P267">SOA</text:p>
      <text:list xml:id="list4245019172" text:style-name="L197">
        <text:list-item>
          <text:p text:style-name="P1075">Ver por que da error en el escribir del trb ds18b20 a veces . Error 1146 </text:p>
        </text:list-item>
        <text:list-item>
          <text:p text:style-name="P1075">th_pulsador</text:p>
        </text:list-item>
        <text:list-item>
          <text:p text:style-name="P1076">Error en securitychain en ALARM (error:1064). Da error por que cuando cogia el valor de la tpse este traia “” por que en la tabla había null, por que todavía no se habia escrito, poner un control.</text:p>
        </text:list-item>
        <text:list-item>
          <text:p text:style-name="P726">Cuando he puesto el trigger de operacion_escena me da error al hacer el update en la tabla trb_rasp_ed, dice que hay mas de una fila. Result consisted of more than one row. El error da cuando hay escenas con la misma operación y el trigger al leer obtiene varias escenas, Para solucionarlo he modificado el trigger de operacion_escena para que lea todas las escenas con ese codigo_operacion y por cada escena recorra</text:p>
        </text:list-item>
        <text:list-item>
          <text:p text:style-name="P1078">Si modifico un enchufe no desactiva el ambiente, revisar el trigger, si modifico todos los valores, si activa el ambiente que corresponda. <text:span text:style-name="T493">Añadir al trigger de operacion_ambiente que envie el socket cada vez que activa un ambiente</text:span></text:p>
        </text:list-item>
      </text:list>
      <text:p text:style-name="P265"/>
      <text:p text:style-name="P267">SOAJS</text:p>
      <text:list xml:id="list1899170663" text:style-name="L198">
        <text:list-item>
          <text:p text:style-name="P1077">En executeRoutines poner control de que exista valor , ha dado error en routine.js (31:44) por que habia rutinas en el array y luego he borrado los casos de la tabla</text:p>
        </text:list-item>
        <text:list-item>
          <text:p text:style-name="P727">Modificar en el soajs en ddbb.js la manera de llenar el json. Pasar los cambios del servidor a mi ordenador para subirlo al git</text:p>
        </text:list-item>
      </text:list>
      <text:p text:style-name="P266"/>
      <text:p text:style-name="P421"><text:span text:style-name="T189">G</text:span><text:span text:style-name="T103">ENERAL</text:span></text:p>
      <text:list xml:id="list3585292648" text:style-name="L199">
        <text:list-item>
          <text:p text:style-name="P728">Añadir a la documentación de los sockets la manera de enviar los valores al soajs</text:p>
        </text:list-item>
        <text:list-item>
          <text:p text:style-name="P728">Añadir en th_rasp_ed y th_rasp_sd el socket del iot en la estancia de las monjas</text:p>
        </text:list-item>
        <text:list-item>
          <text:p text:style-name="P545"><text:span text:style-name="T305">M</text:span><text:span text:style-name="T270">odificar en la tabla operación_clima que el tdato consigna pueda ser null.</text:span></text:p>
        </text:list-item>
        <text:list-item>
          <text:p text:style-name="P1079">Modificar en la programacion que las señales que son de tipo cuadro, tengan tipo 8 para que escriban en tabla cuadro</text:p>
        </text:list-item>
      </text:list>
      <text:p text:style-name="P265"/>
      <text:p text:style-name="P267">API</text:p>
      <text:list xml:id="list1873709819" text:style-name="L200">
        <text:list-item>
          <text:p text:style-name="P729">Añadir el nemo a los sockets de crear escena, crearambiente y crear rutina</text:p>
        </text:list-item>
        <text:list-item>
          <text:p text:style-name="P729">Quitar de los sockets de la api en domo la comilla del final</text:p>
        </text:list-item>
        <text:list-item>
          <text:p text:style-name="P729">Poner un control en la cesta de cambiar la consigna , por si no hay consigna programada no va a encontrar caso en variables.</text:p>
        </text:list-item>
        <text:list-item>
          <text:p text:style-name="P1343"><text:span text:style-name="T190">Cuando funcione todo ok </text:span><text:span text:style-name="T191">quitar de las cestas de activar escena, ambie</text:span><text:span text:style-name="T192">n</text:span><text:span text:style-name="T191">te, por que lo enviará el soajs</text:span></text:p>
        </text:list-item>
        <text:list-item>
          <text:p text:style-name="P1344"><text:span text:style-name="T191">E</text:span><text:span text:style-name="T103">n activar ambiente, no ejecuta las salidas de iot, ni clima</text:span></text:p>
        </text:list-item>
        <text:list-item>
          <text:p text:style-name="P1080">Cuando se crea una rutina con fecha inicio y fecha fin da error</text:p>
        </text:list-item>
      </text:list>
      <text:p text:style-name="P268"/>
      <text:p text:style-name="P268"/>
      <text:list xml:id="list48500030" text:style-name="L201">
        <text:list-item>
          <text:p text:style-name="P1081">08/06/2022</text:p>
        </text:list-item>
      </text:list>
      <text:p text:style-name="P268"/>
      <text:p text:style-name="P272">SOAJS</text:p>
      <text:list xml:id="list2950302806" text:style-name="L202">
        <text:list-item>
          <text:p text:style-name="P1345"><text:span text:style-name="T193">A</text:span><text:span text:style-name="T103">ñadir en executeRoutine, que compruebe la fecha con la de la ot y si es igual o mayor que elimine del array</text:span></text:p>
        </text:list-item>
        <text:list-item>
          <text:p text:style-name="P1082"><text:soft-page-break/>TypeError: Cannot read properties of null (reading '0')</text:p>
          <text:p text:style-name="P1082">at /home/soa/sistemas/soajs/controllers/v1/ddbb.js:48:32</text:p>
        </text:list-item>
        <text:list-item>
          <text:p text:style-name="P1082">ReferenceError: period is not defined</text:p>
          <text:p text:style-name="P1082">at /home/soa/sistemas/soajs/services/schedule/schedule.js:526:29</text:p>
          <text:p text:style-name="P1082">at Array.map (&lt;anonymous&gt;)</text:p>
          <text:p text:style-name="P1082">at Schedule.upgradeSunrisePeriodic (/home/soa/sistemas/soajs/services/schedule/schedule.js:524:25)</text:p>
          <text:p text:style-name="P1082">at Sun.readAPISunriseSunset (/home/soa/sistemas/soajs/services/sun.js:73:22)</text:p>
          <text:p text:style-name="P1082">at processTicksAndRejections (node:internal/process/task_queues:96:5)<text:line-break/></text:p>
        </text:list-item>
      </text:list>
      <text:p text:style-name="P272"/>
      <text:p text:style-name="P274">13/06/2022</text:p>
      <text:p text:style-name="P274">SOMOSAGUAS</text:p>
      <text:list xml:id="list3794508938" text:style-name="L203">
        <text:list-item>
          <text:p text:style-name="P1083">Modificar en somosaguas las salidas de desconexion usos varios en lugar de ser cuadro electrico será de tipo iot</text:p>
        </text:list-item>
        <text:list-item>
          <text:p text:style-name="P1083">Modificar en somosaguas la entrada estado usos varios, por estado usos varios enchufes y en lugar de ser un cuadro electrico es de tipo iot</text:p>
          <text:p text:style-name="P1083"/>
        </text:list-item>
      </text:list>
      <text:p text:style-name="P274">14/06/2022</text:p>
      <text:p text:style-name="P274">GENERAL</text:p>
      <text:list xml:id="list1721227978" text:style-name="L204">
        <text:list-item>
          <text:p text:style-name="P730">Modificar la estructura de la tabla luces: para añadir tdato temperatura (para el trb dali con calor)</text:p>
        </text:list-item>
        <text:list-item>
          <text:p text:style-name="P730">Modificar en la tabla automaticos que el tdato cuadro sea codigo_cuadro para seguir con la misma dinamica en todos los sitios</text:p>
        </text:list-item>
        <text:list-item>
          <text:p text:style-name="P731">Pasados los certificados de la 20331 a la 20330 (tienen que estar en los dos sitios)</text:p>
        </text:list-item>
      </text:list>
      <text:p text:style-name="P274"/>
      <text:p text:style-name="P274">SOMOSAGUAS</text:p>
      <text:list xml:id="list3458437794" text:style-name="L205">
        <text:list-item>
          <text:p text:style-name="P1084">Modificar en la documentacion y en las tablas los valores de las familias de cuadro electrico de la salida sd (desconexion usos varios) y la entrada estado usos varios por estado usos varios enchufe de cuadro electrico a iot</text:p>
        </text:list-item>
        <text:list-item>
          <text:p text:style-name="P1084">Programar el iot de estado usos varios enchufe en la tabla iot </text:p>
        </text:list-item>
        <text:list-item>
          <text:p text:style-name="P1084">Añadir a la documentacion de listado de iot los iot del paso anteriores</text:p>
        </text:list-item>
      </text:list>
      <text:p text:style-name="P274"/>
      <text:p text:style-name="P274">RUDY</text:p>
      <text:list xml:id="list3708428985" text:style-name="L206">
        <text:list-item>
          <text:p text:style-name="P1085">Crear casos en relacion_consumos para probar las cestas de la energia solar.</text:p>
          <text:p text:style-name="P1085"/>
        </text:list-item>
      </text:list>
      <text:p text:style-name="P274">SOA</text:p>
      <text:list xml:id="list3389363324" text:style-name="L207">
        <text:list-item>
          <text:p text:style-name="P1086">crear trb <text:span text:style-name="T496">datasol</text:span></text:p>
        </text:list-item>
        <text:list-item>
          <text:p text:style-name="P1087">crear trb somfy persinas</text:p>
        </text:list-item>
      </text:list>
      <text:p text:style-name="P275"/>
      <text:p text:style-name="P275">15/06/2022</text:p>
      <text:p text:style-name="P276">SOMOSAGUAS</text:p>
      <text:list xml:id="list882836871" text:style-name="L208">
        <text:list-item>
          <text:p text:style-name="P1088">Actualizar las dependencias(estancias) según la hoja que me ha pasado Noe,</text:p>
        </text:list-item>
        <text:list-item>
          <text:p text:style-name="P1088">Modificar las luces, clima, iot que no tenia algunos dependencias para programarlas</text:p>
        </text:list-item>
        <text:list-item>
          <text:p text:style-name="P1088">Revisar que este toda la documentación actualizada</text:p>
        </text:list-item>
      </text:list>
      <text:p text:style-name="P276"/>
      <text:p text:style-name="P277">SOA:</text:p>
      <text:list xml:id="list3154520904" text:style-name="L209">
        <text:list-item>
          <text:p text:style-name="P1089">Trb dali + temperatura</text:p>
        </text:list-item>
        <text:list-item>
          <text:p text:style-name="P1089">trb datasol</text:p>
        </text:list-item>
        <text:list-item>
          <text:p text:style-name="P1089">trb somfy persianas (rts)</text:p>
        </text:list-item>
        <text:list-item>
          <text:p text:style-name="P1089">trb somfy estores (<text:span text:style-name="T497">50</text:span>)</text:p>
        </text:list-item>
        <text:list-item>
          <text:p text:style-name="P1090">Modificado en tabla comando para añadir tdatos emisor y recepto<text:span text:style-name="T499">r</text:span></text:p>
        </text:list-item>
        <text:list-item>
          <text:p text:style-name="P1090">Modificado en las tablas estor y per<text:span text:style-name="T498">sianas el tdato nivel por consigna</text:span></text:p>
        </text:list-item>
        <text:list-item>
          <text:p text:style-name="P1090">Modificado en las tablas relacion_persianas y relacion_estor para cambiar los tdatos <text:span text:style-name="T498">codigo_tp por codigo_tp_e y codigo_tp_con</text:span></text:p>
        </text:list-item>
      </text:list>
      <text:p text:style-name="P274"/>
      <text:p text:style-name="P278">17/06/2022</text:p>
      <text:p text:style-name="P278">1. Programar las persianas que están documentadas en la wiki</text:p>
      <text:p text:style-name="P278">2. Programar los estores que están documentados en la wiki</text:p>
      <text:p text:style-name="P278"><text:soft-page-break/>3. <text:span text:style-name="T500">Cambiar programación de somosaguas para cambiar la ip</text:span></text:p>
      <text:p text:style-name="P279">4. Modificar listado de plantas, estancias y cambiar el nemo de las estancias<text:span text:style-name="T502">a</text:span></text:p>
      <text:p text:style-name="P279">5. Cargar los triggers en somosaguas</text:p>
      <text:p text:style-name="P279">6. <text:span text:style-name="T501">QUITADO EN SOMOSAGUAS LOS TH y comentado en el codigo del soa, las salidas</text:span></text:p>
      <text:p text:style-name="P280">7. subir monjas2 a monjas</text:p>
      <text:p text:style-name="P280">8. Las persianas iran con conversor (programar como siempre) no tiene comando, tiene el inodo</text:p>
      <text:p text:style-name="P280">9. Los estores van con placa (programar como siempre) <text:s/>ip, puerto diferente</text:p>
      <text:p text:style-name="P280">10. En el solar (sungrow) para probar ip: 80.28.98.191 puerto: 47502</text:p>
      <text:p text:style-name="P280">11. En las monjas ya está conectado el dali de RGB+W</text:p>
      <text:p text:style-name="P279"/>
      <text:p text:style-name="P279"/>
      <text:p text:style-name="P281">21/06/2022</text:p>
      <text:list xml:id="list1274141814" text:style-name="L210">
        <text:list-item>
          <text:p text:style-name="P1091">socket activar escena, escribe varias veces y por tanto llama varias veces a la funcion de activar escena</text:p>
        </text:list-item>
        <text:list-item>
          <text:p text:style-name="P1092">si cambio una luz y conincide con una escena lanza socket, pero no hay que llamar a la cesta de activateScene</text:p>
        </text:list-item>
      </text:list>
      <text:p text:style-name="P279"/>
      <text:p text:style-name="P282"/>
      <text:p text:style-name="P386">23/06/2022</text:p>
      <text:list xml:id="list278276642" text:style-name="L211">
        <text:list-item>
          <text:p text:style-name="P732">Programadas señales habitacion alejandro, rachel y cocina</text:p>
          <text:p text:style-name="P1093"/>
        </text:list-item>
      </text:list>
      <text:p text:style-name="P386">24/06/2022</text:p>
      <text:list xml:id="list3706214873" text:style-name="L212">
        <text:list-item>
          <text:p text:style-name="P733">Ver violacion de segmento en trb_somfy al crear caso en la tabla</text:p>
        </text:list-item>
        <text:list-item>
          <text:p text:style-name="P734">Visto con Fernando, :</text:p>
          <text:list>
            <text:list-item>
              <text:p text:style-name="P734">la estancia de baño de cortesia falta hay que crearla</text:p>
            </text:list-item>
            <text:list-item>
              <text:p text:style-name="P734">las luces de alumbrado exterior que tenemos por ahora son de las estancias de terraza sala tv y terraza cine</text:p>
            </text:list-item>
          </text:list>
        </text:list-item>
        <text:list-item>
          <text:p text:style-name="P733">Modificada programacion, creada estancia baño cortesia, modificadas luces de unas estancias a otras , a terraza sala cine, terraza sala tv, movidas operaciones de pasillo entrada y cocina todas a la misma escena, (ver si ha<text:span text:style-name="T503">y</text:span> mas pasillos)</text:p>
        </text:list-item>
        <text:list-item>
          <text:p text:style-name="P1346">Modificada la programacion que tenia hasta ahora para cambiar las operación y operacion_luces de baño cortesia, terraza sala tv y terraza sala cine y creadas las escenas nuevas para estas estancias.</text:p>
        </text:list-item>
        <text:list-item>
          <text:p text:style-name="P1347">Modificadas las operaciones y operaciones_luces de pasillo por que tenia dos escenas con codigo_estancia = 19. </text:p>
        </text:list-item>
      </text:list>
      <text:p text:style-name="P283"/>
      <text:p text:style-name="P282"/>
      <text:p text:style-name="P284">2<text:span text:style-name="T506">5/06/2022</text:span></text:p>
      <text:list xml:id="list1100524191" text:style-name="L213">
        <text:list-item>
          <text:p text:style-name="P1094">Probar trigger somfy</text:p>
        </text:list-item>
        <text:list-item>
          <text:p text:style-name="P1094">Modificar luces bar: alumbrado exterior va a estancia terraza sala cine</text:p>
        </text:list-item>
        <text:list-item>
          <text:p text:style-name="P1094"/>
        </text:list-item>
      </text:list>
      <text:p text:style-name="P284"><text:span text:style-name="T506">2</text:span>6/06/2022</text:p>
      <text:list xml:id="list2324172507" text:style-name="L214">
        <text:list-item>
          <text:p text:style-name="P1095">Modificar en las salidas la desconexion de usos varios es de tipo IOT <text:span text:style-name="T504">en las tablas</text:span></text:p>
        </text:list-item>
        <text:list-item>
          <text:p text:style-name="P1348"><text:span text:style-name="T197">Modificar en las entradas El estado de usos varios es de tipo iot </text:span><text:span text:style-name="T198">en las tablas</text:span></text:p>
        </text:list-item>
        <text:list-item>
          <text:p text:style-name="P1096">Crear los casos de las salidas de los iot de la desconexion de usos varios en iot</text:p>
        </text:list-item>
        <text:list-item>
          <text:p text:style-name="P1096">trigger ambient</text:p>
        </text:list-item>
        <text:list-item>
          <text:p text:style-name="P1096">modificar rutina por planta</text:p>
        </text:list-item>
        <text:list-item>
          <text:p text:style-name="P1349"><text:span text:style-name="T197">C</text:span><text:span text:style-name="T103">uadro crear casos para cuadro de habitacion 2</text:span></text:p>
        </text:list-item>
        <text:list-item>
          <text:p text:style-name="P1097">Ver si cambia la hora de amanecer de las rutinas con hora amanecer y hora atardecer</text:p>
        </text:list-item>
      </text:list>
      <text:p text:style-name="P285"/>
      <text:p text:style-name="P285"/>
      <text:p text:style-name="P286">27/06/2022</text:p>
      <text:list xml:id="list2980991994" text:style-name="L215">
        <text:list-item>
          <text:p text:style-name="P1098">Documentar en la wiki y hacer una marca para que se sepa que esta pendiente que robert abra el puerto</text:p>
        </text:list-item>
        <text:list-item>
          <text:p text:style-name="P1098">Probar datasol</text:p>
        </text:list-item>
        <text:list-item>
          <text:p text:style-name="P1098">Probar solar alejandro puerto: 53100 ip: 80.28.98.191</text:p>
        </text:list-item>
        <text:list-item>
          <text:p text:style-name="P1098"><text:soft-page-break/>Revisar documentación y th para saber si está todo programado.</text:p>
        </text:list-item>
        <text:list-item>
          <text:p text:style-name="P1100">Pte sonda sala entrada/comedor/sala tv2 me falta una sonda y tengo dos pulsadores.</text:p>
        </text:list-item>
        <text:list-item>
          <text:p text:style-name="P1102">Actualizar documentación señales de la wiki</text:p>
        </text:list-item>
      </text:list>
      <text:p text:style-name="P287"/>
      <text:p text:style-name="P287">SEÑALES SOMOSAGUAS</text:p>
      <text:list xml:id="list2551560370" text:style-name="L216">
        <text:list-item>
          <text:p text:style-name="P1099"><text:span text:style-name="T505">M</text:span>odificar en alumbrado focos techo pasillo habitaciones de entrada, comedor/sala tv 1 cod_rb = 101 y cod_tp = 98 la estancia de pasillo_habitaciones por vestibulo sala tv.</text:p>
        </text:list-item>
        <text:list-item>
          <text:p text:style-name="P1101">Modificar familias de las salidas de desconexi<text:span text:style-name="T509">ó</text:span>n usos varios de cuadro a iot</text:p>
        </text:list-item>
        <text:list-item>
          <text:p text:style-name="P1101">Modificar familias de las entradas de desconexión usos varios de cu<text:span text:style-name="T508">a</text:span>dro a iot</text:p>
        </text:list-item>
        <text:list-item>
          <text:p text:style-name="P1103">th_socket y cadena seguridad (zona servicio y lavanderia)</text:p>
        </text:list-item>
        <text:list-item>
          <text:p text:style-name="P1104">clima (biblioteca, bar, salon, zona servicio) faltan las vá<text:span text:style-name="T507">l</text:span>vulas</text:p>
        </text:list-item>
        <text:list-item>
          <text:p text:style-name="P1105">Cuadro</text:p>
        </text:list-item>
        <text:list-item>
          <text:p text:style-name="P1106">Desactivar th </text:p>
        </text:list-item>
        <text:list-item>
          <text:p text:style-name="P1107">Cargar trigger trb persianas y trb estores</text:p>
        </text:list-item>
      </text:list>
      <text:p text:style-name="P288"/>
      <text:p text:style-name="P291">28/06/2022</text:p>
      <text:p text:style-name="P291">SOA:</text:p>
      <text:list xml:id="list3532713394" text:style-name="L217">
        <text:list-item>
          <text:p text:style-name="P1108">Modificado en trb de las persianas que tenga trama con conversor 485 y valor = 2 para el dim</text:p>
        </text:list-item>
        <text:list-item>
          <text:p text:style-name="P1108">Creada funcion de los estores en websocket</text:p>
        </text:list-item>
      </text:list>
      <text:p text:style-name="P291"/>
      <text:p text:style-name="P291">MODIFICACIONES SOMOSAGUAS</text:p>
      <text:list xml:id="list2611467764" text:style-name="L218">
        <text:list-item>
          <text:p text:style-name="P1109">Modificada estancia de la persiana de vestibulo hab alejandro a habitacion alejandro</text:p>
        </text:list-item>
      </text:list>
      <text:p text:style-name="P291"/>
      <text:p text:style-name="P289">29/06/2022</text:p>
      <text:p text:style-name="P290">Modificaciones somosaguas y pr_somosaguas:</text:p>
      <text:list xml:id="list1340702538" text:style-name="L219">
        <text:list-item>
          <text:p text:style-name="P1111">Modificado en estancias las que solo tienen una luz que escenas =0</text:p>
        </text:list-item>
        <text:list-item>
          <text:p text:style-name="P1111">Modificado las que solo tienen una luz y nada mas escenas, ambientes y rutinas =0</text:p>
        </text:list-item>
        <text:list-item>
          <text:p text:style-name="P1111">Modificado nemo de la escena = 57 a standard y tipo = 1 (la estancia 23 tenia dos escenas con nemo apagar) Modificado valor de estado a 1 en operación_luces de las operaciones correspondientes a dicha escena.</text:p>
        </text:list-item>
      </text:list>
      <text:p text:style-name="P290"/>
      <text:p text:style-name="P290">Documentado listado domotica luces</text:p>
      <text:p text:style-name="P291">SOA</text:p>
      <text:list xml:id="list3098396682" text:style-name="L220">
        <text:list-item>
          <text:p text:style-name="P1110">Modificado <text:span text:style-name="T510">trb dali para que tenga una nueva borna para la temperatura.</text:span></text:p>
        </text:list-item>
      </text:list>
      <text:p text:style-name="P291"/>
      <text:p text:style-name="P292">API:</text:p>
      <text:list xml:id="list3863253973" text:style-name="L221">
        <text:list-item>
          <text:p text:style-name="P1112">Crear funciones del color y de la temperatura en luces</text:p>
          <text:p text:style-name="P1112"/>
        </text:list-item>
      </text:list>
      <text:p text:style-name="P292">LOA:</text:p>
      <text:list xml:id="list2829488137" text:style-name="L222">
        <text:list-item>
          <text:p text:style-name="P1113">Modificar trb dali para que tenga una borna mas para la temperatura</text:p>
        </text:list-item>
      </text:list>
      <text:p text:style-name="P292"/>
      <text:p text:style-name="P293">GENERAL:</text:p>
      <text:list xml:id="list612902488" text:style-name="L223">
        <text:list-item>
          <text:p text:style-name="P1114">Crear escenas eco en las estancias que tengan varias luces</text:p>
        </text:list-item>
        <text:list-item>
          <text:p text:style-name="P1115">Programar escenas para las persianas, <text:span text:style-name="T511">donde haya mas de una por estancia</text:span></text:p>
        </text:list-item>
        <text:list-item>
          <text:p text:style-name="P1115">Programar escenas para los estores, <text:span text:style-name="T511">donde haya mas de una por estancia</text:span></text:p>
        </text:list-item>
      </text:list>
      <text:p text:style-name="P290"/>
      <text:p text:style-name="P290"><text:tab/></text:p>
      <text:p text:style-name="P289"/>
      <text:p text:style-name="P433">01/07/2022</text:p>
      <text:list xml:id="list2890715470" text:style-name="L224">
        <text:list-item>
          <text:p text:style-name="P1116">Violación de segmento en trb dali color</text:p>
        </text:list-item>
        <text:list-item>
          <text:p text:style-name="P1116">Probar datasol (modificar comando para probar) e <text:s/>rudy trae</text:p>
          <text:list>
            <text:list-item>
              <text:p text:style-name="P1116">borna 0 → 0 <text:tab/><text:tab/>TP: 2640</text:p>
            </text:list-item>
            <text:list-item>
              <text:p text:style-name="P1116">borna 1 → 0 <text:tab/><text:tab/>TP: 2641</text:p>
            </text:list-item>
            <text:list-item>
              <text:p text:style-name="P1116">borna 2 → 46083<text:tab/>TP: 2642</text:p>
            </text:list-item>
            <text:list-item>
              <text:p text:style-name="P1350"><text:span text:style-name="T218">borna </text:span><text:span text:style-name="T219">3</text:span><text:span text:style-name="T218"> → 46083<text:tab/>TP: 2643</text:span></text:p>
            </text:list-item>
            <text:list-item>
              <text:p text:style-name="P1350"><text:span text:style-name="T218">borna </text:span><text:span text:style-name="T219">4</text:span><text:span text:style-name="T218"> → </text:span><text:span text:style-name="T221">44547</text:span><text:span text:style-name="T218"><text:tab/>TP: 2644</text:span></text:p>
            </text:list-item>
            <text:list-item>
              <text:p text:style-name="P1350"><text:span text:style-name="T218">borna </text:span><text:span text:style-name="T219">5</text:span><text:span text:style-name="T218"> → </text:span><text:span text:style-name="T220">0</text:span><text:span text:style-name="T218"><text:tab/><text:tab/>TP: 2645</text:span></text:p>
            </text:list-item>
            <text:list-item>
              <text:p text:style-name="P1350"><text:span text:style-name="T218">borna </text:span><text:span text:style-name="T219">6</text:span><text:span text:style-name="T218"> → </text:span><text:span text:style-name="T220">0<text:tab/></text:span><text:span text:style-name="T218"><text:tab/>TP: 2646</text:span></text:p>
            </text:list-item>
            <text:list-item>
              <text:p text:style-name="P1350"><text:span text:style-name="T218">borna </text:span><text:span text:style-name="T219">7</text:span><text:span text:style-name="T218"> → </text:span><text:span text:style-name="T220">0<text:tab/><text:tab/></text:span><text:span text:style-name="T218">TP: 2647</text:span></text:p>
            </text:list-item>
            <text:list-item>
              <text:p text:style-name="P1350"><text:span text:style-name="T218">borna </text:span><text:span text:style-name="T219">8</text:span><text:span text:style-name="T218"> → </text:span><text:span text:style-name="T222">2113995068</text:span><text:span text:style-name="T218"><text:tab/>TP: 2648</text:span></text:p>
            </text:list-item>
          </text:list>
        </text:list-item>
        <text:list-item>
          <text:p text:style-name="P1351"><text:span text:style-name="T218">V</text:span><text:span text:style-name="T223">er como hacer si tiene una intensidad con color para que siga llamando a la misma cesta. Una opción puede ser que lea 1º si tiene valor en rb_dali₅ , si coge el rb y los valores de rb_dali5 y codigotp_int5 y si no coge el rb y tp como lo hace ahora. Si tiene valor en rb_dali es por que es una luz con color y temperatura e intensidad si ser intensidad completa</text:span></text:p>
        </text:list-item>
        <text:list-item>
          <text:p text:style-name="P1117">Ver por que no aparece la piscina con las luces que he programado.</text:p>
        </text:list-item>
        <text:list-item>
          <text:p text:style-name="P1117">Revisar la documentación que ha subida en la wiki</text:p>
        </text:list-item>
        <text:list-item>
          <text:p text:style-name="P1117">Modificar en el LOA, cuando se crea tabla tp de tipo varchar lo haga con varchar(15) en lugar de varchar (10) por que si se gurda un color del dali no entra</text:p>
        </text:list-item>
        <text:list-item>
          <text:p text:style-name="P1118">Comparar cambios en models</text:p>
        </text:list-item>
      </text:list>
      <text:p text:style-name="P315"/>
      <text:p text:style-name="P294">04/07/2022</text:p>
      <text:p text:style-name="P294">API:</text:p>
      <text:list xml:id="list465861472" text:style-name="L225">
        <text:list-item>
          <text:p text:style-name="P1119">Añadido temperatureEnabled a nivel de planta</text:p>
        </text:list-item>
        <text:list-item>
          <text:p text:style-name="P1119">Añadido colorEnabled, intensityEnabled y temperatureEnabled a nivel de estancia</text:p>
        </text:list-item>
        <text:list-item>
          <text:p text:style-name="P1120">Añadido los cambios de los tdatos en pr_montecerrado, montecerrado, rudy_v2 los cambios en las tablas relacion_luces y trb_rasp_dali_s;</text:p>
        </text:list-item>
        <text:list-item>
          <text:p text:style-name="P1121">Generadas las entidades por el cambio anterior</text:p>
        </text:list-item>
      </text:list>
      <text:p text:style-name="P294"/>
      <text:p text:style-name="P295">SOA</text:p>
      <text:list xml:id="list3380591131" text:style-name="L226">
        <text:list-item>
          <text:p text:style-name="P1122"/>
        </text:list-item>
      </text:list>
      <text:p text:style-name="P296"/>
      <text:p text:style-name="P296">LOA</text:p>
      <text:list xml:id="list397279431" text:style-name="L227">
        <text:list-item>
          <text:p text:style-name="P1123">Al programar trb rasp_dali, no ha creado caso en relacion_rb, rb y ha escrito mal los argumentos en iniciarhilostrb</text:p>
        </text:list-item>
      </text:list>
      <text:p text:style-name="P296"/>
      <text:p text:style-name="P320">05/07/2022</text:p>
      <text:p text:style-name="P320">SOMOSAGUAS (pte programar)</text:p>
      <text:list xml:id="list3401209177" text:style-name="L228">
        <text:list-item>
          <text:p text:style-name="P1124">SD_conv con th_clima y th_pulsador</text:p>
        </text:list-item>
        <text:list-item>
          <text:p text:style-name="P1124">ED_conv con th_clima y th_pulsador</text:p>
        </text:list-item>
        <text:list-item>
          <text:p text:style-name="P1124">cad_seguridad sd_conv y ed_conv</text:p>
        </text:list-item>
        <text:list-item>
          <text:p text:style-name="P1124">valvulas entrada/comedor/sala tv 2</text:p>
        </text:list-item>
        <text:list-item>
          <text:p text:style-name="P1124">modificar idsonda vestidor alejandro</text:p>
        </text:list-item>
        <text:list-item>
          <text:p text:style-name="P1124">iot placa 11 (hab principal2) sd</text:p>
        </text:list-item>
        <text:list-item>
          <text:p text:style-name="P1352"><text:span text:style-name="T225">bornas 0-8 (hab principal 2) </text:span><text:span text:style-name="T226">ed.</text:span></text:p>
        </text:list-item>
        <text:list-item>
          <text:p text:style-name="P1125">Modificar conversor 0 a 1 en los dalis de la placa 10 (hab principal 1)</text:p>
        </text:list-item>
        <text:list-item>
          <text:p text:style-name="P1125">Modificar conversor 0 a 2 en los dalis de la placa 11 (hab principal 2)</text:p>
        </text:list-item>
        <text:list-item>
          <text:p text:style-name="P1125">En biblioteca de (7-11) Cuadro eléctrico.</text:p>
        </text:list-item>
        <text:list-item>
          <text:p text:style-name="P1125">En bar sd (8-9) proyector cine</text:p>
        </text:list-item>
        <text:list-item>
          <text:p text:style-name="P1125">en bar de (9-10) proyector cine.</text:p>
        </text:list-item>
        <text:list-item>
          <text:p text:style-name="P1125">En cocina sd (12-13) clima</text:p>
        </text:list-item>
        <text:list-item>
          <text:p text:style-name="P1125">Crear tabla multimedia y relacion_multimedia para las salidas de proyector</text:p>
        </text:list-item>
        <text:list-item>
          <text:p text:style-name="P1125">en cocina de (12-15) y pulsadores</text:p>
        </text:list-item>
        <text:list-item>
          <text:p text:style-name="P1125">crear th_consigna</text:p>
        </text:list-item>
        <text:list-item>
          <text:p text:style-name="P1125">crear th_pulsador</text:p>
        </text:list-item>
        <text:list-item>
          <text:p text:style-name="P1125"><text:soft-page-break/>sacar script para actualizar ip y puerto de los sd y de</text:p>
        </text:list-item>
        <text:list-item>
          <text:p text:style-name="P1125">analizador </text:p>
        </text:list-item>
        <text:list-item>
          <text:p text:style-name="P1125">sonda cámara frigorífica</text:p>
        </text:list-item>
        <text:list-item>
          <text:p text:style-name="P1125">revisar escenas, cuales están activadas y cuales no</text:p>
        </text:list-item>
      </text:list>
      <text:p text:style-name="P321"/>
      <text:p text:style-name="P322">GENERAL</text:p>
      <text:list xml:id="list3235076422" text:style-name="L229">
        <text:list-item>
          <text:p text:style-name="P1126">Pasar script bd pr_somosaguas con dali entrada.</text:p>
        </text:list-item>
        <text:list-item>
          <text:p text:style-name="P1126">Ejecutar soajs para pr_somosaguas ( ver 1º en que rama esta)</text:p>
        </text:list-item>
        <text:list-item>
          <text:p text:style-name="P1126">Modificar LOA obtenerIdMutex para que se tenga en cuenta ip y puerto</text:p>
        </text:list-item>
        <text:list-item>
          <text:p text:style-name="P1126">Modificar en Loa cuando se programa una salida somfy 50 que le llegue el subdriver 50</text:p>
        </text:list-item>
        <text:list-item>
          <text:p text:style-name="P1126">Mirar en hazard y/o mariano como se envia en la cesta el color el rb. En mariano rgb (rb 6,7,8) intensidad (rb = 9)</text:p>
        </text:list-item>
        <text:list-item>
          <text:p text:style-name="P1126">Revisar pr_somosaguas que esté creada la estancia piscina.</text:p>
        </text:list-item>
        <text:list-item>
          <text:p text:style-name="P1126">No se muestran las escenas de piscina exterior.</text:p>
        </text:list-item>
        <text:list-item>
          <text:p text:style-name="P1126">TRB Dali: Cuando se pulsa temperatura, tiene que apagar los colores y encender la calidez y cuando se vuelve a los colores el paso contrario . Hay intensidad tanto para colores como para calidez.</text:p>
        </text:list-item>
        <text:list-item>
          <text:p text:style-name="P1126">Temperatura de 255 (enviar un 255 cuando se pulse y pone 0,0,0 en el color) y si tiene intensidad luego hago la intensidad que corresponda y se envia color 0,0,0 que es apagado, si se pone color de nuevo pongo temperatura a 0</text:p>
        </text:list-item>
        <text:list-item>
          <text:p text:style-name="P1126">Documentar funcionalidad trb dali</text:p>
        </text:list-item>
        <text:list-item>
          <text:p text:style-name="P1126">Programar para dali de color tp intensidad_completa (borna 3) e intensidad (borna 1) en el mismo grupo de (rojo , verde y azul)</text:p>
        </text:list-item>
      </text:list>
      <text:p text:style-name="P320"/>
      <text:p text:style-name="P320"/>
      <text:p text:style-name="P323">06/07/2022</text:p>
      <text:p text:style-name="P323">Ver con Gemma:</text:p>
      <text:list xml:id="list46194040" text:style-name="L230">
        <text:list-item>
          <text:p text:style-name="P1127">La sonda de la camara frigorifica, </text:p>
        </text:list-item>
        <text:list-item>
          <text:p text:style-name="P1127">Sonda entrada/comedor/sala tv2 hay 2 pulsadores, 2 válvulas y solo tengo una sonda (sonda sala tv)</text:p>
        </text:list-item>
        <text:list-item>
          <text:p text:style-name="P1127">Ip y puerto de los ibercomps. <text:span text:style-name="T527">Resp: esta en la wiki</text:span></text:p>
        </text:list-item>
        <text:list-item>
          <text:p text:style-name="P1128">Ip y puerto del analizador. <text:span text:style-name="T526">Resp: </text:span><text:span text:style-name="T527">esta en la wiki </text:span><text:span text:style-name="T526">puerto: 53101 IP: 80. </text:span></text:p>
        </text:list-item>
        <text:list-item>
          <text:p text:style-name="P1127">Maquinas del clima</text:p>
          <text:p text:style-name="P1127"/>
        </text:list-item>
      </text:list>
      <text:p text:style-name="P316">08/07/2022</text:p>
      <text:p text:style-name="P317">FALLOS:</text:p>
      <text:list xml:id="list1605107748" text:style-name="L231">
        <text:list-item>
          <text:p text:style-name="P735">Ibercomp 8ed_conv da violacion de segmento (no está conectado)</text:p>
        </text:list-item>
        <text:list-item>
          <text:p text:style-name="P735">pulsador no funciona.</text:p>
        </text:list-item>
        <text:list-item>
          <text:p text:style-name="P735">No se ven los baños y alguna que otra estancia.</text:p>
        </text:list-item>
        <text:list-item>
          <text:p text:style-name="P735">th_consigna da violacion de segmento ( no se si es por los valores raros)</text:p>
        </text:list-item>
        <text:list-item>
          <text:p text:style-name="P735">no se ven las escenas en baño de cortesia (llegan 3 diferentes)</text:p>
        </text:list-item>
        <text:list-item>
          <text:p text:style-name="P736">Led armarios de Rachel enciende led de alejandro y viceversa</text:p>
          <text:p text:style-name="P1353"><text:span text:style-name="T335">placa 11 → hab principal </text:span><text:span text:style-name="T344">2 (53140)</text:span></text:p>
          <text:p text:style-name="P737">borna 13 armario raquel <text:tab/>RB sd: 181 <text:s text:c="2"/>tp: 136 <text:s text:c="3"/>RB ed: 180 <text:s/>tp: 163</text:p>
        </text:list-item>
      </text:list>
      <text:p text:style-name="P424"><text:span text:style-name="T345"><text:tab/></text:span><text:span text:style-name="T344">borna 14 armario alejandro <text:tab/>RB sd: 181 <text:s text:c="2"/>tp: 137 <text:s text:c="3"/>RB ed: 180 <text:s/>tp: 164</text:span></text:p>
      <text:p text:style-name="P387"><text:tab/>cambiar la tp de salida de una por otra</text:p>
      <text:p text:style-name="P387"><text:tab/>vestidor alejandro <text:tab/>estancia : 53 <text:s/>luces : 74 y 82 (armarios)</text:p>
      <text:p text:style-name="P387"><text:tab/>vestidor raquel <text:tab/><text:tab/>estancia : 54 <text:s/>luces : 79 y 81 (armarios)</text:p>
      <text:p text:style-name="P387"/>
      <text:p text:style-name="P387"><text:tab/>escenas vestidor alejandro: </text:p>
      <text:p text:style-name="P387"><text:tab/>50 apagar (120,121)</text:p>
      <text:p text:style-name="P387"><text:tab/>58 standard (139,140)</text:p>
      <text:p text:style-name="P387"><text:tab/>124 eco(261, 262)</text:p>
      <text:p text:style-name="P387"/>
      <text:p text:style-name="P387"><text:tab/>escenas vestidor raquel: </text:p>
      <text:p text:style-name="P387"><text:tab/>53 apagar (126,127)</text:p>
      <text:p text:style-name="P387"><text:tab/>61 standard (145,146)</text:p>
      <text:p text:style-name="P387"><text:tab/>127 eco(267, 268)</text:p>
      <text:p text:style-name="P387"/>
      <text:p text:style-name="P424"><text:soft-page-break/><text:span text:style-name="T344"><text:tab/></text:span><text:span text:style-name="T346">Solucion: cambiar la borna 13 por la 14 y viceversa quedaria:</text:span></text:p>
      <text:p text:style-name="P388"><text:tab/>armario rachel: <text:s/>137 y 163</text:p>
      <text:p text:style-name="P389"><text:tab/>armario alejandro: <text:s/>136 y 164</text:p>
      <text:p text:style-name="P388"><text:tab/></text:p>
      <text:p text:style-name="P387"/>
      <text:list xml:id="list114230313867132" text:continue-numbering="true" text:style-name="L231">
        <text:list-item>
          <text:p text:style-name="P738">TH pulsador se lanza cuando se pulsa el pulsador o cuando se activa o desactiva el clima</text:p>
        </text:list-item>
        <text:list-item>
          <text:p text:style-name="P738">si esta en eco, si pulso en apagar todo se tiene que quedar el valor que estaba en intensidades luces.</text:p>
        </text:list-item>
        <text:list-item>
          <text:p text:style-name="P1129">Si no coincide con una escena estado = 2, si coincide estado = 1</text:p>
        </text:list-item>
        <text:list-item>
          <text:p text:style-name="P739">Terraza sala tv no tiene escenas ( escenas = 46)</text:p>
        </text:list-item>
        <text:list-item>
          <text:p text:style-name="P739">Cestas persianas</text:p>
        </text:list-item>
        <text:list-item>
          <text:p text:style-name="P739">Multimedia: por ahora solo se enciende y se apaga (solo por zona)</text:p>
        </text:list-item>
        <text:list-item>
          <text:p text:style-name="P739">Aerotermia (trb)</text:p>
        </text:list-item>
      </text:list>
      <text:p text:style-name="P316"/>
      <text:p text:style-name="P297">11/07/2022</text:p>
      <text:p text:style-name="P314">CAMBIOS PROGRAMACION SOMOSAGUAS</text:p>
      <text:list xml:id="list2832697443" text:style-name="L232">
        <text:list-item>
          <text:p text:style-name="P1130">Inhibir sonda temp sala juegos en iniciarhilos <text:span text:style-name="T522">cod_rb = 190</text:span> y en el th, quitarlo de la tabla clima para que no se lea</text:p>
        </text:list-item>
        <text:list-item>
          <text:p text:style-name="P1131">Eliminar clima donde id = 23 (sonda clima)</text:p>
        </text:list-item>
        <text:list-item>
          <text:p text:style-name="P1132">URGENTE PARA MAÑANA</text:p>
          <text:list>
            <text:list-item>
              <text:p text:style-name="P1132">Programar válvula pasillo <text:span text:style-name="T522">en armario 5 (ibercomp sd)</text:span>. <text:span text:style-name="T522">Estancia = 19</text:span></text:p>
              <text:list>
                <text:list-item>
                  <text:p text:style-name="P1131">sd : rb = 209 <text:tab/>tp = 15 <text:tab/><text:tab/>borna = 2</text:p>
                </text:list-item>
                <text:list-item>
                  <text:p text:style-name="P1131">de: rb = 210 <text:tab/>tp = 19<text:tab/><text:tab/>borna = 2</text:p>
                </text:list-item>
              </text:list>
            </text:list-item>
            <text:list-item>
              <text:p text:style-name="P1355"><text:span text:style-name="T214">D</text:span><text:span text:style-name="T103">esactivar en iniciarhilostrb planta 1 y sotano puertos: 53131,53132,53135,53136,53144,...,53153 </text:span></text:p>
            </text:list-item>
            <text:list-item>
              <text:p text:style-name="P1131">Activar planta baja : 53130,53133,53134,53137,….,3143,53154</text:p>
            </text:list-item>
            <text:list-item>
              <text:p text:style-name="P1354"><text:span text:style-name="T214">Desactivar válvula </text:span><text:span text:style-name="T215">sala juegos</text:span><text:span text:style-name="T214">.</text:span></text:p>
            </text:list-item>
            <text:list-item>
              <text:p text:style-name="P1356"><text:span text:style-name="T214">C</text:span><text:span text:style-name="T103">ambiar ultimas estancias a planta zonas comunes</text:span></text:p>
            </text:list-item>
            <text:list-item>
              <text:p text:style-name="P1133">Pasar script con localhost 1519</text:p>
            </text:list-item>
            <text:list-item>
              <text:p text:style-name="P1134">Activar solo la planta baja y desactivar el resto de dalis, solo dejar los dalis de las placas :</text:p>
              <text:p text:style-name="P1357"><text:span text:style-name="T103">9 →</text:span><text:span text:style-name="T216"> 53138</text:span><text:span text:style-name="T103">, </text:span></text:p>
              <text:p text:style-name="P1357"><text:span text:style-name="T103">10 →</text:span><text:span text:style-name="T216"> 53139</text:span></text:p>
              <text:p text:style-name="P1357"><text:span text:style-name="T103">11 →</text:span><text:span text:style-name="T216"> 53140</text:span><text:span text:style-name="T103"> </text:span></text:p>
              <text:p text:style-name="P1357"><text:span text:style-name="T103">13 →</text:span><text:span text:style-name="T216"> 53142</text:span></text:p>
            </text:list-item>
            <text:list-item>
              <text:p text:style-name="P1135">Revisar sondas <text:s/>y th_pulsador:</text:p>
              <text:list>
                <text:list-item>
                  <text:p text:style-name="P1135">sala cine → 8 pulsador 72 tp 8</text:p>
                </text:list-item>
                <text:list-item>
                  <text:p text:style-name="P1135">sala tv → 13 pulsador 106 tp 10 11</text:p>
                </text:list-item>
                <text:list-item>
                  <text:p text:style-name="P1135">bar → 9 pulsador 72 tp: 9</text:p>
                </text:list-item>
              </text:list>
            </text:list-item>
            <text:list-item>
              <text:p text:style-name="P1358"><text:span text:style-name="T103">Programar th_</text:span><text:span text:style-name="T217">pulsador bar y </text:span><text:span text:style-name="T103"><text:s/>sala </text:span><text:span text:style-name="T217">cine</text:span></text:p>
            </text:list-item>
          </text:list>
        </text:list-item>
        <text:list-item>
          <text:p text:style-name="P1136">Climas que no tienen valvulas en relacion_clima: </text:p>
          <text:list>
            <text:list-item>
              <text:p text:style-name="P1136">10 → hab servicio1</text:p>
            </text:list-item>
            <text:list-item>
              <text:p text:style-name="P1136">11 → hab servicio 2</text:p>
            </text:list-item>
            <text:list-item>
              <text:p text:style-name="P1136">12 → cocina comedor</text:p>
            </text:list-item>
            <text:list-item>
              <text:p text:style-name="P1136">22 → pasillo habitaciones</text:p>
            </text:list-item>
            <text:list-item>
              <text:p text:style-name="P1136">23 → comedor</text:p>
            </text:list-item>
            <text:list-item>
              <text:p text:style-name="P1136">th socket sonda comedor actualiza domo a <text:s/>2</text:p>
            </text:list-item>
          </text:list>
        </text:list-item>
      </text:list>
      <text:p text:style-name="P297"/>
      <text:p text:style-name="P313">12/07/2022</text:p>
      <text:list xml:id="list3193750387" text:style-name="L233">
        <text:list-item>
          <text:p text:style-name="P1137">Programar TPSE de la integridad.</text:p>
        </text:list-item>
        <text:list-item>
          <text:p text:style-name="P1137">Medidores del analizador</text:p>
        </text:list-item>
        <text:list-item>
          <text:p text:style-name="P1137">Seguridad (camara frigorífica)</text:p>
        </text:list-item>
        <text:list-item>
          <text:p text:style-name="P1137">Violacion segmento (ver si ha sido por el pulsador).</text:p>
        </text:list-item>
        <text:list-item>
          <text:p text:style-name="P1137">Funciones nuevas para buscar el error:</text:p>
          <text:list>
            <text:list-item>
              <text:p text:style-name="P1137">websoket estores</text:p>
            </text:list-item>
          </text:list>
        </text:list-item>
        <text:list-item>
          <text:p text:style-name="P1139">Mirar todos los triggers y ver si se pueden optimizar</text:p>
        </text:list-item>
        <text:list-item>
          <text:p text:style-name="P1140">Cambio en las escenas:</text:p>
          <text:list>
            <text:list-item>
              <text:p text:style-name="P1140">la escena standard para a llamarse máxima <text:span text:style-name="T521">(al 100%)</text:span> <text:s/><text:span text:style-name="T520">y la eco → standard </text:span><text:span text:style-name="T521">(al 50)</text:span></text:p>
            </text:list-item>
            <text:list-item>
              <text:p text:style-name="P1140">programar 3 escenas mas que no tienen configuracion: eco, romatic y cine.</text:p>
            </text:list-item>
          </text:list>
        </text:list-item>
        <text:list-item>
          <text:p text:style-name="P1139"><text:soft-page-break/>Creada la cesta createOnlyOperation para las escenas nuevas.</text:p>
        </text:list-item>
        <text:list-item>
          <text:p text:style-name="P1141">Revisar th_pulsador rb=40 id = 5 (estaba mal puesto los id’s en la documentación y mirar th_consigna (estaba cambiado en la doc el pulsador con la vávula)</text:p>
        </text:list-item>
        <text:list-item>
          <text:p text:style-name="P1141">Crear luces hab estudio en vestibulo habitacio (67) y escaleras (70) planta 8 (zonas comunes)</text:p>
        </text:list-item>
        <text:list-item>
          <text:p text:style-name="P1142">Activar puerto 53149 trb 3 y trb8 (dalis entrada y salida)</text:p>
        </text:list-item>
        <text:list-item>
          <text:p text:style-name="P1139">Modificar los idmutex de los trbs de los dalis que hay programados</text:p>
          <text:p text:style-name="P1137"/>
        </text:list-item>
      </text:list>
      <text:p text:style-name="P312">13/07/2022</text:p>
      <text:list xml:id="list952482636" text:style-name="L234">
        <text:list-item>
          <text:p text:style-name="P1143">Pasar trigger escenas a Gemma.</text:p>
        </text:list-item>
        <text:list-item>
          <text:p text:style-name="P1144">Sacar script de estancias y plantas de pr_somosaguas a somosaguas</text:p>
        </text:list-item>
        <text:list-item>
          <text:p text:style-name="P1138">Pasar somosaguas a pr_somosaguas u revisor todos los cosidos</text:p>
        </text:list-item>
        <text:list-item>
          <text:p text:style-name="P1138">Pulsador 1 está escribiendo 1 todo el rato.</text:p>
        </text:list-item>
        <text:list-item>
          <text:p text:style-name="P1144">Revisar toda la programación.</text:p>
        </text:list-item>
        <text:list-item>
          <text:p text:style-name="P1144">Subir la última documentación.</text:p>
        </text:list-item>
        <text:list-item>
          <text:p text:style-name="P1144">Añadir sms a la cadena de seguridad</text:p>
        </text:list-item>
        <text:list-item>
          <text:p text:style-name="P1144">Programar medidores analizador</text:p>
        </text:list-item>
        <text:list-item>
          <text:p text:style-name="P1144">Modificar documentación estructuras para añadir tdatos orden en estancia, planta.</text:p>
        </text:list-item>
        <text:list-item>
          <text:p text:style-name="P1145">Revisar th_consigna y pulsador ya que está añadida la válvula del pasillo habitaciones en ibercomp</text:p>
        </text:list-item>
        <text:list-item>
          <text:p text:style-name="P1145">Subir trb aerotermia al git</text:p>
        </text:list-item>
        <text:list-item>
          <text:p text:style-name="P1145">Revisar th habitacion estudio, ya no hay valvula, desactivar de iniciarhilos</text:p>
        </text:list-item>
        <text:list-item>
          <text:p text:style-name="P1146">Revisar que estén todas las integridades programadas.</text:p>
        </text:list-item>
        <text:list-item>
          <text:p text:style-name="P1147">Sacar script reiniciar ambientes para pr y somosaguas</text:p>
        </text:list-item>
        <text:list-item>
          <text:p text:style-name="P1147">Sacar script reiniciar rutinas para pr y somosaguas</text:p>
        </text:list-item>
        <text:list-item>
          <text:p text:style-name="P1147">Cámara frigorífica</text:p>
        </text:list-item>
        <text:list-item>
          <text:p text:style-name="P1147">Temperatura de color</text:p>
        </text:list-item>
        <text:list-item>
          <text:p text:style-name="P1147">Medidores</text:p>
        </text:list-item>
        <text:list-item>
          <text:p text:style-name="P1147">Buscar que se hace con el fancoil</text:p>
          <text:p text:style-name="P1143"/>
        </text:list-item>
      </text:list>
      <text:p text:style-name="P311">14/07/2022</text:p>
      <text:p text:style-name="P311">SOMOSAGUAS:</text:p>
      <text:list xml:id="list2060246234" text:style-name="L235">
        <text:list-item>
          <text:p text:style-name="P740">Poner script ultima programación.</text:p>
        </text:list-item>
        <text:list-item>
          <text:p text:style-name="P741">Pasar tablas planta y estancia (Gemma ha modificado los valores de modelo)</text:p>
        </text:list-item>
        <text:list-item>
          <text:p text:style-name="P741">Trigger operación.</text:p>
        </text:list-item>
        <text:list-item>
          <text:p text:style-name="P1148">Modificado sockets de entrada sala tv (terraza y baño cortesia) (th_sd, th_ed, rh_dali)</text:p>
        </text:list-item>
        <text:list-item>
          <text:p text:style-name="P741">Añadido th_consigna en pasillo habitaciones.</text:p>
        </text:list-item>
        <text:list-item>
          <text:p text:style-name="P741">En sala juegos <text:s/><text:span text:style-name="T519">no debería salir clima</text:span></text:p>
        </text:list-item>
        <text:list-item>
          <text:p text:style-name="P1149">Revisar comedor servicio, hab servicio si tienen válvulas</text:p>
        </text:list-item>
        <text:list-item>
          <text:p text:style-name="P1149">Desactivar clima en 38,36 y 44</text:p>
        </text:list-item>
        <text:list-item>
          <text:p text:style-name="P742">En habitacion_estudio no debería salir clima</text:p>
          <text:p text:style-name="P742">clima = 5 (rb = 38 y tp = 45)</text:p>
        </text:list-item>
        <text:list-item>
          <text:p text:style-name="P1150">Pendiente zona pecera en clima</text:p>
        </text:list-item>
      </text:list>
      <text:p text:style-name="P311"/>
      <text:p text:style-name="P311"/>
      <text:p text:style-name="P298">15/07/2022</text:p>
      <text:p text:style-name="P298">Modificaciones en somosaguas con robert en casa alejandro</text:p>
      <text:list xml:id="list962290045" text:style-name="L236">
        <text:list-item>
          <text:p text:style-name="P743">api:</text:p>
          <text:list>
            <text:list-item>
              <text:p text:style-name="P743">añadir tiempo, cuando se ejecutan las luces de una escena, para que haga primero los estados, espere y luego haga las intensidades</text:p>
            </text:list-item>
            <text:list-item>
              <text:p text:style-name="P743">En persianas añadido tiempo entre persiana y persiana cuando se cambian todas de golpe hace unas si y otras no</text:p>
            </text:list-item>
          </text:list>
        </text:list-item>
        <text:list-item>
          <text:p text:style-name="P1152">BD:</text:p>
          <text:list>
            <text:list-item>
              <text:p text:style-name="P1152">Quitado el dali de focos techo, modificado en tablas luces el tdato intensidad = -1 y las operacion_luces para las escenas, modificado en relacion_escena_operacion la operación 245 por la 102, (no hemos eliminado el caso por si le vuelven a poner intensidad ya lo tendriamos parado) Inhibido en iniciarhilostrb</text:p>
            </text:list-item>
            <text:list-item>
              <text:p text:style-name="P1152">En el vestidor de alejandro y de raquel vo<text:span text:style-name="T517">l</text:span>v<text:span text:style-name="T517">í</text:span>an a estar mal las bornas para las luces de los armarios.</text:p>
              <text:p text:style-name="P1152"><text:soft-page-break/>Originalmente: </text:p>
              <text:list>
                <text:list-item>
                  <text:p text:style-name="P1152">vest alejandro cod_estancia = 53 luces = 82 tpse = 164 tpss=136 (bornas 13)</text:p>
                </text:list-item>
                <text:list-item>
                  <text:p text:style-name="P1152">vest raquelcod_estancia = 54 luces = 81 tpse = 163 tpss=137 (bornas 14)</text:p>
                </text:list-item>
              </text:list>
            </text:list-item>
          </text:list>
        </text:list-item>
      </text:list>
      <text:p text:style-name="P298"><text:tab/></text:p>
      <text:p text:style-name="P298"><text:tab/> <text:s text:c="5"/>Como lo hemos dejado:</text:p>
      <text:list xml:id="list114231858586764" text:continue-numbering="true" text:style-name="L236">
        <text:list-item>
          <text:list>
            <text:list-item>
              <text:list>
                <text:list-item>
                  <text:p text:style-name="P1152">vest alejandro cod_estancia = 53 luces = 82 tpse = 163 tpss=137 (bornas 13)</text:p>
                </text:list-item>
                <text:list-item>
                  <text:p text:style-name="P1152">vest raquelcod_estancia = 54 luces = 81 tpse = 164 tpss=136 (bornas 14)</text:p>
                </text:list-item>
              </text:list>
            </text:list-item>
          </text:list>
          <text:p text:style-name="P1269"/>
          <text:list text:continue-numbering="true">
            <text:list-header>
              <text:p text:style-name="P1153">Y modificados los codigo_tp de los th para los sockets <text:span text:style-name="T518">en sd</text:span></text:p>
            </text:list-header>
            <text:list-item>
              <text:p text:style-name="P1154">En la cocina y cocina Alejandro si pasa de máxima a standard no le bajan las intensidades , solo baja en una y si están apagadas y pulso a standar, se encienden todas pero no al 50% (en pr_funciona y en somosaguas no). </text:p>
            </text:list-item>
            <text:list-item>
              <text:p text:style-name="P1154">Cocina Alejandro : </text:p>
              <text:p text:style-name="P1154">luces 86 y 87</text:p>
              <text:p text:style-name="P1154">cod:escenas: 64 (apagar) <text:s text:c="3"/>→ ope 151 y 152</text:p>
              <text:list>
                <text:list-item>
                  <text:list>
                    <text:list-item>
                      <text:list>
                        <text:list-header>
                          <text:p text:style-name="P1154"><text:s text:c="2"/>73 (máxima) → ope 163 y 164</text:p>
                        </text:list-header>
                      </text:list>
                    </text:list-item>
                  </text:list>
                </text:list-item>
              </text:list>
            </text:list-item>
          </text:list>
        </text:list-item>
      </text:list>
      <text:p text:style-name="P309"><text:s/><text:tab/><text:tab/><text:tab/> <text:s text:c="2"/>130 (standard) → ope 273 y 274</text:p>
      <text:list xml:id="list114231725573537" text:continue-numbering="true" text:style-name="L236">
        <text:list-item>
          <text:list>
            <text:list-item>
              <text:p text:style-name="P1154">Focos techo comedor: no tiene intensidad (Quitado del iniciar y modificado luces y operación_luces y cambiada relacion_escena_operacion escena = 118 245 por 102</text:p>
            </text:list-item>
            <text:list-item>
              <text:p text:style-name="P1154">Focos techo laterales <text:s/>(NO funcionan las intensidades ERA POR EL CABLEADO)</text:p>
              <text:list>
                <text:list-item>
                  <text:p text:style-name="P1154">96 entrada</text:p>
                </text:list-item>
                <text:list-item>
                  <text:p text:style-name="P1154">118 salida</text:p>
                </text:list-item>
                <text:list-item>
                  <text:p text:style-name="P1154">trb dali </text:p>
                </text:list-item>
              </text:list>
            </text:list-item>
            <text:list-item>
              <text:p text:style-name="P1154">sala tv</text:p>
            </text:list-item>
            <text:list-item>
              <text:p text:style-name="P1154">sala cine</text:p>
            </text:list-item>
            <text:list-item>
              <text:p text:style-name="P1154">terraza sala cine</text:p>
            </text:list-item>
            <text:list-item>
              <text:p text:style-name="P1155">cocina estancia: 15 luces: 84 y 85</text:p>
            </text:list-item>
            <text:list-item>
              <text:p text:style-name="P1359"><text:span text:style-name="T212">cocina </text:span><text:span text:style-name="T213">A</text:span><text:span text:style-name="T212">l</text:span><text:span text:style-name="T210">e</text:span><text:span text:style-name="T212">jandro <text:s/>estancia: 17 luces 86 y 87</text:span></text:p>
            </text:list-item>
          </text:list>
        </text:list-item>
      </text:list>
      <text:p text:style-name="P298"><text:tab/></text:p>
      <text:p text:style-name="P310"/>
      <text:p text:style-name="P298"/>
      <text:p text:style-name="P307">IMPORTANTISIMO CLIMA:</text:p>
      <text:list xml:id="list3915256129" text:style-name="L237">
        <text:list-item>
          <text:p text:style-name="P1156">Si enciendo clima: enciende bombilla y valvula</text:p>
        </text:list-item>
        <text:list-item>
          <text:p text:style-name="P1156">Cambiar los códigos que tengo actualmente en rb_estado y codigo_tp_estado a los tdatos nuevos rb_valvula y codigo_tp_valvula y poner en rb_estado y codigo_tp_estado con los codigos de la bombilla</text:p>
        </text:list-item>
        <text:list-item>
          <text:p text:style-name="P1156">Coser socket en SD y ED de la bombilla</text:p>
        </text:list-item>
        <text:list-item>
          <text:p text:style-name="P1156">Cuando cambia la vávula no hay socket es interno el funcionamiento.</text:p>
        </text:list-item>
        <text:list-item>
          <text:p text:style-name="P1156">Modificar tdato domo = 2 en la salidas y entradas de la bombilla</text:p>
        </text:list-item>
        <text:list-item>
          <text:p text:style-name="P1360"><text:span text:style-name="T208">Modificar tdato domo = </text:span><text:span text:style-name="T209">0</text:span><text:span text:style-name="T208"> en la salidas y entradas de la </text:span><text:span text:style-name="T209">valvula</text:span></text:p>
        </text:list-item>
      </text:list>
      <text:p text:style-name="P298"/>
      <text:p text:style-name="P298"/>
      <text:p text:style-name="P306">General: preparar a Gemma</text:p>
      <text:list xml:id="list3736137171" text:style-name="L238">
        <text:list-item>
          <text:p text:style-name="P1157">Documentar como se generan las entidades</text:p>
        </text:list-item>
        <text:list-item>
          <text:p text:style-name="P1157">Como se ejecuta el <text:a xlink:type="simple" xlink:href="mailto:soa@89.7.222.195Si" text:style-name="Internet_20_link" text:visited-style-name="Visited_20_Internet_20_Link">s</text:a>oa.</text:p>
        </text:list-item>
        <text:list-item>
          <text:p text:style-name="P1157">Si se carga la bd hay que reiniciar el soajs.</text:p>
        </text:list-item>
      </text:list>
      <text:p text:style-name="P432">01/08/2022 </text:p>
      <text:p text:style-name="P299"/>
      <text:p text:style-name="P308">PTE <text:s/>VUELTA DE VACACIONES</text:p>
      <text:p text:style-name="P299"/>
      <text:p text:style-name="P299">GENERAL</text:p>
      <text:list xml:id="list922008096" text:style-name="L239">
        <text:list-item>
          <text:p text:style-name="P744">Imprimir manuales de los nuevos trbs</text:p>
        </text:list-item>
        <text:list-item>
          <text:p text:style-name="P745">Descargarme las dos apis, los scripts actuales, el soa, soajs en mi ordenador a descargas por si acaso y para comparar los cambios que han podido hacer.</text:p>
        </text:list-item>
        <text:list-item>
          <text:p text:style-name="P1158">Pasar documentación al servidor</text:p>
        </text:list-item>
        <text:list-item>
          <text:p text:style-name="P1158">Organizar documentacion en papel</text:p>
        </text:list-item>
        <text:list-item>
          <text:p text:style-name="P1158">Organizar mi ordenador</text:p>
        </text:list-item>
        <text:list-item>
          <text:p text:style-name="P1163">Revisar la documentación que tengo para actualizarla, organizarla y subirla a la wiki</text:p>
        </text:list-item>
        <text:list-item>
          <text:p text:style-name="P1165">Ver para que es status-rudy-monjas </text:p>
        </text:list-item>
        <text:list-item>
          <text:p text:style-name="P747">Iniciar rudy_v2, montecerrado y hazard</text:p>
        </text:list-item>
        <text:list-item>
          <text:p text:style-name="P1166"/>
        </text:list-item>
      </text:list>
      <text:p text:style-name="P299"/>
      <text:p text:style-name="P299">API</text:p>
      <text:list xml:id="list706829475" text:style-name="L240">
        <text:list-item>
          <text:p text:style-name="P1168">Subir cambios al git en monjas</text:p>
        </text:list-item>
        <text:list-item>
          <text:p text:style-name="P748">Comparado monjas con monjas2 en los archivos que aparecen modificados con git status:</text:p>
          <text:list>
            <text:list-item>
              <text:p text:style-name="P748">Controllers: climate, ligths, louvers, general.</text:p>
            </text:list-item>
            <text:list-item>
              <text:p text:style-name="P748">Libraries: climate, domo, ligths, data</text:p>
            </text:list-item>
          </text:list>
        </text:list-item>
      </text:list>
      <text:p text:style-name="P390"><text:tab/>Esta todo igual excepto en monjas2 libraries:</text:p>
      <text:list xml:id="list2752769506" text:style-name="L241">
        <text:list-item>
          <text:p text:style-name="P749">domo: tiene en readRooms quitado el clima en los id estancia (11, 36, 38, 40).</text:p>
        </text:list-item>
        <text:list-item>
          <text:p text:style-name="P749">data: esta puesto ademas el id !=14 en readLocationsTeho</text:p>
        </text:list-item>
      </text:list>
      <text:list xml:id="list114230796620144" text:continue-list="list706829475" text:style-name="L240">
        <text:list-item>
          <text:p text:style-name="P1169">Actualizar documentaci<text:span text:style-name="T528">ó</text:span>n de getConfig y getData</text:p>
        </text:list-item>
        <text:list-item>
          <text:p text:style-name="P1171">Revisar documentaci<text:span text:style-name="T515">ó</text:span>n cestas</text:p>
        </text:list-item>
        <text:list-item>
          <text:p text:style-name="P1171">Probar cestas temperatura_color</text:p>
        </text:list-item>
        <text:list-item>
          <text:p text:style-name="P1168">Descargar cambios en monjas2 para que estén las dos apis iguales.</text:p>
        </text:list-item>
        <text:list-item>
          <text:p text:style-name="P1361"><text:span text:style-name="T199">D</text:span><text:span text:style-name="T103">escargar últimos cambios del proyecto teho</text:span></text:p>
        </text:list-item>
        <text:list-item>
          <text:p text:style-name="P1159">Cargar caso en seguridad de </text:p>
        </text:list-item>
        <text:list-item>
          <text:p text:style-name="P1361"><text:span text:style-name="T103">Cargar c</text:span><text:span text:style-name="T201">ó</text:span><text:span text:style-name="T103">digo </text:span><text:span text:style-name="T200">enviar sms que me pasó Gemma, para probarlo primero desde php, por que en el soa no me funciona.</text:span></text:p>
        </text:list-item>
        <text:list-item>
          <text:p text:style-name="P1159">Revisar en la api lo que es el fancoil en master1. (rudy), <text:span text:style-name="T529">montarlo</text:span></text:p>
        </text:list-item>
        <text:list-item>
          <text:p text:style-name="P1172">Añadir a la documentaci<text:span text:style-name="T530">ó</text:span>n de las escenas, createOnlyOperation para las escenas nuevas que se han creado sin programaci<text:span text:style-name="T530">ó</text:span>n (eco, romantic y cine)</text:p>
        </text:list-item>
        <text:list-item>
          <text:p text:style-name="P1173">En el controlador Domo en activateScene, en louvers llama a blinds, cambiarlo por louvers</text:p>
        </text:list-item>
        <text:list-item>
          <text:p text:style-name="P750">Crear funciones para las bombas.</text:p>
        </text:list-item>
        <text:list-item>
          <text:p text:style-name="P1174">Añadir en el getConfig que lea las bombas</text:p>
        </text:list-item>
      </text:list>
      <text:p text:style-name="P273"/>
      <text:p text:style-name="P423"><text:span text:style-name="T193">B</text:span><text:span text:style-name="T103">D</text:span></text:p>
      <text:list xml:id="list2240149089" text:style-name="L242">
        <text:list-item>
          <text:p text:style-name="P1176">Sacar script reiniciar ambientes</text:p>
        </text:list-item>
        <text:list-item>
          <text:p text:style-name="P1176">Sacar script reiniciar rutinas</text:p>
        </text:list-item>
        <text:list-item>
          <text:p text:style-name="P1160">Revisar estructuras con la documentación actual, para verificar que esta todo bien documentado.</text:p>
        </text:list-item>
        <text:list-item>
          <text:p text:style-name="P1160">Optimizar Triggers ( para <text:s/>que no haya muchos if, cambiarlos por switch) y probarlos.</text:p>
        </text:list-item>
        <text:list-item>
          <text:p text:style-name="P1177">Probar triggers de los cuadros.</text:p>
        </text:list-item>
        <text:list-item>
          <text:p text:style-name="P1178">Trigger escenas</text:p>
        </text:list-item>
        <text:list-item>
          <text:p text:style-name="P1178">Triggers ambientes</text:p>
        </text:list-item>
        <text:list-item>
          <text:p text:style-name="P1179">Añadir a los triggers que escriba en la tabla bombas.</text:p>
        </text:list-item>
        <text:list-item>
          <text:p text:style-name="P1180">Crear tabla bombas y relacion_bombas <text:span text:style-name="T531">(idem a iot)</text:span></text:p>
        </text:list-item>
      </text:list>
      <text:p text:style-name="P300"/>
      <text:p text:style-name="P300">SOAJS</text:p>
      <text:list xml:id="list4167358016" text:style-name="L243">
        <text:list-item>
          <text:p text:style-name="P1161">Revisar si hay algún cambio.</text:p>
        </text:list-item>
        <text:list-item>
          <text:p text:style-name="P1181">Probar de nuevo toda la funcionalidad de las rutinas</text:p>
        </text:list-item>
      </text:list>
      <text:p text:style-name="P300"/>
      <text:p text:style-name="P302">LOA</text:p>
      <text:list xml:id="list3653893909" text:style-name="L244">
        <text:list-item>
          <text:p text:style-name="P1363"><text:span text:style-name="T202">D</text:span><text:span text:style-name="T103">ocumentar pantallas loa</text:span></text:p>
        </text:list-item>
        <text:list-item>
          <text:p text:style-name="P1182">Añadir comentarios donde sea necesario para entender lo que hay que hacer</text:p>
        </text:list-item>
        <text:list-item>
          <text:p text:style-name="P1183"><text:soft-page-break/>Revisar en soa.sql que las tablas est<text:span text:style-name="T532">é</text:span>n actualizadas con la estructura que se necesita.</text:p>
        </text:list-item>
        <text:list-item>
          <text:p text:style-name="P1183">Revisar que los triggers son los que se necesitan.</text:p>
        </text:list-item>
        <text:list-item>
          <text:p text:style-name="P1167">Revisar que funciona el crear salida de somfy (rts y 50)</text:p>
        </text:list-item>
        <text:list-item>
          <text:p text:style-name="P1363"><text:span text:style-name="T205">P</text:span><text:span text:style-name="T103">reparar para que se pueda programar en una IP y puerto que se configure, </text:span><text:span text:style-name="T206">para no tener que cargar los datos de mi bd a la bd del servidor</text:span></text:p>
        </text:list-item>
        <text:list-item>
          <text:p text:style-name="P1363"><text:span text:style-name="T205">A</text:span><text:span text:style-name="T103">ñadir que se cree un script de la programaci</text:span><text:span text:style-name="T206">ó</text:span><text:span text:style-name="T103">n</text:span></text:p>
        </text:list-item>
        <text:list-item>
          <text:p text:style-name="P752">Al programar trb sth31 no ha creado trigger <text:span text:style-name="T533">y no escribe bien el idborna en relacion_rb</text:span></text:p>
        </text:list-item>
        <text:list-item>
          <text:p text:style-name="P752">Al programar trb co2 no ha creado las tablas ni el trigger <text:span text:style-name="T533">y no escribe bien el idborna en relacion_rb</text:span></text:p>
        </text:list-item>
        <text:list-item>
          <text:p text:style-name="P753">Crear comando aerotermia</text:p>
        </text:list-item>
        <text:list-item>
          <text:p text:style-name="P753">Crear comando mitshubishi</text:p>
        </text:list-item>
        <text:list-item>
          <text:p text:style-name="P753">Crear comando deshume<text:span text:style-name="T534">c</text:span>tadora</text:p>
        </text:list-item>
        <text:list-item>
          <text:p text:style-name="P1167">Crear trb aerotermina</text:p>
        </text:list-item>
        <text:list-item>
          <text:p text:style-name="P753">Crear trb mitshubishi</text:p>
        </text:list-item>
        <text:list-item>
          <text:p text:style-name="P753">Crear trb deshume<text:span text:style-name="T534">c</text:span>tadora</text:p>
        </text:list-item>
        <text:list-item>
          <text:p text:style-name="P1167">Crear tpse/tpss aerotermina</text:p>
        </text:list-item>
        <text:list-item>
          <text:p text:style-name="P1167">Crear tpse/tpss mitshubishi</text:p>
        </text:list-item>
        <text:list-item>
          <text:p text:style-name="P1167">Crear tpse/tpss deshume<text:span text:style-name="T534">c</text:span>tadora</text:p>
        </text:list-item>
        <text:list-item>
          <text:p text:style-name="P754">Crear planta <text:span text:style-name="T535">(modificar el combo para que sea como el de zonas)</text:span></text:p>
        </text:list-item>
        <text:list-item>
          <text:p text:style-name="P755">Crear estancia <text:span text:style-name="T536"><text:s/></text:span>(modificar el combo para que sea como el de zonas)</text:p>
        </text:list-item>
        <text:list-item>
          <text:p text:style-name="P1184">Crear zonas</text:p>
          <text:list>
            <text:list-item>
              <text:p text:style-name="P1185">Ver como se limpia los combos de planta, estancia,… para que si cambio un valor se reinicien los valores.</text:p>
            </text:list-item>
            <text:list-item>
              <text:p text:style-name="P546"><text:span text:style-name="T308">luces: </text:span><text:span text:style-name="T309">elige TPSE y TPSS (estado ) y si tiene dali dependiendo del tipo</text:span></text:p>
              <text:list>
                <text:list-item>
                  <text:p text:style-name="P756">intensidad: 1 dali</text:p>
                </text:list-item>
                <text:list-item>
                  <text:p text:style-name="P756">color : 3 dalis</text:p>
                </text:list-item>
                <text:list-item>
                  <text:p text:style-name="P756">intensidad color (1 int + 3 RGB)</text:p>
                </text:list-item>
                <text:list-item>
                  <text:p text:style-name="P756">temperatura color (1 int + 3 RGB + 1 temperatura)</text:p>
                </text:list-item>
              </text:list>
            </text:list-item>
            <text:list-item>
              <text:p text:style-name="P546"><text:span text:style-name="T308">clima:elige TPSE (sonda) y TPSS (válvula) y TPSS (bombilla </text:span><text:span text:style-name="T310">(tp_estado)</text:span><text:span text:style-name="T308">) ** </text:span><text:span text:style-name="T311">dependiendo del tipo sonda escribirá en unos u otros tdatos</text:span></text:p>
            </text:list-item>
            <text:list-item>
              <text:p text:style-name="P757">iot:elige TPSE y TPSS</text:p>
            </text:list-item>
            <text:list-item>
              <text:p text:style-name="P757">persianas: <text:span text:style-name="T537">elige TPSS (coge estado y consigna)</text:span></text:p>
            </text:list-item>
            <text:list-item>
              <text:p text:style-name="P757">estores: <text:span text:style-name="T537">elige TPSS (coge estado y consigna)</text:span></text:p>
            </text:list-item>
            <text:list-item>
              <text:p text:style-name="P751">grupo luces : elige zonas</text:p>
            </text:list-item>
            <text:list-item>
              <text:p text:style-name="P1186">bomba: elige TPSE y TPSS</text:p>
            </text:list-item>
          </text:list>
        </text:list-item>
        <text:list-item>
          <text:p text:style-name="P754">Crear clima</text:p>
        </text:list-item>
        <text:list-item>
          <text:p text:style-name="P1184">Crear luces</text:p>
        </text:list-item>
        <text:list-item>
          <text:p text:style-name="P754">Crear persianas</text:p>
        </text:list-item>
        <text:list-item>
          <text:p text:style-name="P754">Crear estores</text:p>
        </text:list-item>
        <text:list-item>
          <text:p text:style-name="P754">Crear iot</text:p>
        </text:list-item>
        <text:list-item>
          <text:p text:style-name="P751">Crear grupo luces</text:p>
        </text:list-item>
        <text:list-item>
          <text:p text:style-name="P751">Crear multimedia</text:p>
        </text:list-item>
        <text:list-item>
          <text:p text:style-name="P751">Crear seguridad</text:p>
        </text:list-item>
        <text:list-item>
          <text:p text:style-name="P1186">Crear bomba</text:p>
        </text:list-item>
        <text:list-item>
          <text:p text:style-name="P754">Crear escenas apagar</text:p>
        </text:list-item>
        <text:list-item>
          <text:p text:style-name="P754">Crear escenas standard <text:s/></text:p>
        </text:list-item>
        <text:list-item>
          <text:p text:style-name="P546"><text:span text:style-name="T312">Crear escenas </text:span><text:span text:style-name="T313">maxima</text:span></text:p>
        </text:list-item>
        <text:list-item>
          <text:p text:style-name="P547"><text:span text:style-name="T313">C</text:span><text:span text:style-name="T270">rear escenas eco, romantic y cine (sin programación)</text:span></text:p>
        </text:list-item>
        <text:list-item>
          <text:p text:style-name="P546"><text:span text:style-name="T312">C</text:span><text:span text:style-name="T314">rear th pulsador</text:span></text:p>
        </text:list-item>
        <text:list-item>
          <text:p text:style-name="P1184">Crear cuadros</text:p>
        </text:list-item>
        <text:list-item>
          <text:p text:style-name="P1184">Crear consumos</text:p>
        </text:list-item>
        <text:list-item>
          <text:p text:style-name="P1187">Limpiar y organizar el codigo</text:p>
        </text:list-item>
        <text:list-item>
          <text:p text:style-name="P1187">Ver como se compila</text:p>
        </text:list-item>
        <text:list-item>
          <text:p text:style-name="P1188">Crear listados</text:p>
          <text:list>
            <text:list-item>
              <text:p text:style-name="P1188">General (todo)</text:p>
            </text:list-item>
            <text:list-item>
              <text:p text:style-name="P1188">Por comando</text:p>
            </text:list-item>
            <text:list-item>
              <text:p text:style-name="P1188">Por domo (Planta y estancias, zonas, escenas)</text:p>
            </text:list-item>
            <text:list-item>
              <text:p text:style-name="P1188"><text:soft-page-break/>Por th (consignas, pulsadores)</text:p>
            </text:list-item>
          </text:list>
        </text:list-item>
        <text:list-item>
          <text:p text:style-name="P1362"><text:span text:style-name="T230">Tareas </text:span><text:span text:style-name="T231">(Ver desde donde se crean, si es desde la api, o no tenemos manera y lo hacia a mano)</text:span></text:p>
          <text:list>
            <text:list-item>
              <text:p text:style-name="P1364"><text:span text:style-name="T230">A</text:span><text:span text:style-name="T103">manecer (alumbrado exterior)</text:span></text:p>
            </text:list-item>
            <text:list-item>
              <text:p text:style-name="P1189">Atardecer <text:s/>(alumbrado exterior)</text:p>
              <text:p text:style-name="P1189"/>
            </text:list-item>
          </text:list>
        </text:list-item>
        <text:list-item>
          <text:p text:style-name="P1190">Reiniciar tablas por tipo:</text:p>
          <text:list>
            <text:list-item>
              <text:p text:style-name="P1190">Eliminar ambientes</text:p>
            </text:list-item>
            <text:list-item>
              <text:p text:style-name="P1190">Eliminar rutinas</text:p>
            </text:list-item>
            <text:list-item>
              <text:p text:style-name="P1190">Eliminar escenas</text:p>
            </text:list-item>
          </text:list>
        </text:list-item>
        <text:list-item>
          <text:p text:style-name="P758">Poner validaci<text:span text:style-name="T538">ó</text:span>n en :</text:p>
          <text:list>
            <text:list-item>
              <text:p text:style-name="P758">crear Consigna</text:p>
            </text:list-item>
            <text:list-item>
              <text:p text:style-name="P758">crear Cadena Seguridad</text:p>
            </text:list-item>
            <text:list-item>
              <text:p text:style-name="P758">crear Pulsador.</text:p>
            </text:list-item>
          </text:list>
        </text:list-item>
        <text:list-item>
          <text:p text:style-name="P1191">Poner en dali numero bornas despu<text:span text:style-name="T538">és</text:span> de crear (desaparece la nueva rgb +W)</text:p>
        </text:list-item>
        <text:list-item>
          <text:p text:style-name="P759">Desactivar en todos los sitios los botones de modificar y borrar por que no hay ninguno preparado</text:p>
        </text:list-item>
        <text:list-item>
          <text:p text:style-name="P1191">Poner notas en las pantallas de lo que hay que escribir</text:p>
        </text:list-item>
        <text:list-item>
          <text:p text:style-name="P546"><text:span text:style-name="T315">Poner que el idborna de la sonde de ds18b20 se transforme a minúscula cuando se va a escribir en la tabla. </text:span><text:span text:style-name="T316">Y poner un control de caracteres para saber que el idborna es correcto</text:span></text:p>
        </text:list-item>
        <text:list-item>
          <text:p text:style-name="P1192">Limitar en crear tpss el numero de canales que se puede elegir al crear una salida de persianas</text:p>
        </text:list-item>
        <text:list-item>
          <text:p text:style-name="P1362"><text:span text:style-name="T232">Añadir bot</text:span><text:span text:style-name="T233">ó</text:span><text:span text:style-name="T232">n utilidades para crear casos en rudy para el calendario solar y las anotaciones</text:span></text:p>
        </text:list-item>
        <text:list-item>
          <text:p text:style-name="P1193">Poner cuando se elige el sistema que cargue los valores de la bd (usuario, claves,…)</text:p>
        </text:list-item>
        <text:list-item>
          <text:p text:style-name="P1183"><text:span text:style-name="T83">Modificado en crear consigna, pulsador y cadena seguridad que se pueda escribir el valor de inhibir</text:span><text:line-break/></text:p>
        </text:list-item>
      </text:list>
      <text:p text:style-name="P422"><text:span text:style-name="T193">S</text:span><text:span text:style-name="T103">OA</text:span></text:p>
      <text:list xml:id="list2609818239" text:style-name="L245">
        <text:list-item>
          <text:p text:style-name="P746">Revisar en el servidor los cambios que se han realizado y los que están subidos al git</text:p>
        </text:list-item>
        <text:list-item>
          <text:p text:style-name="P548"><text:span text:style-name="T270">Crear </text:span><text:span text:style-name="T317">archivos</text:span><text:span text:style-name="T270"> trb mitsubishi </text:span><text:span text:style-name="T306">electric</text:span></text:p>
        </text:list-item>
        <text:list-item>
          <text:p text:style-name="P548"><text:span text:style-name="T270">Crear </text:span><text:span text:style-name="T317">archivos </text:span><text:span text:style-name="T270">trb des</text:span><text:span text:style-name="T318">h</text:span><text:span text:style-name="T270">umectadora</text:span></text:p>
        </text:list-item>
        <text:list-item>
          <text:p text:style-name="P1162">Tratar valores vuelta de la trama de sungrow (solar)</text:p>
        </text:list-item>
        <text:list-item>
          <text:p text:style-name="P1175">Añadir socket bombas</text:p>
        </text:list-item>
        <text:list-item>
          <text:p text:style-name="P760">Consumo de memoria: Modificado función th_pulsador</text:p>
        </text:list-item>
      </text:list>
      <text:p text:style-name="P300"/>
      <text:p text:style-name="P300"/>
      <text:p text:style-name="P300">SOMOSAGUAS</text:p>
      <text:list xml:id="list913330064" text:style-name="L246">
        <text:list-item>
          <text:p text:style-name="P549"><text:span text:style-name="T306">S</text:span><text:span text:style-name="T307">acar script a modo de seguridad</text:span></text:p>
        </text:list-item>
        <text:list-item>
          <text:p text:style-name="P1194">Vestidor alejandro: activar escenas de estor</text:p>
          <text:list>
            <text:list-item>
              <text:p text:style-name="P1194">escena 131 (subir) – ope 275 y 276</text:p>
            </text:list-item>
            <text:list-item>
              <text:p text:style-name="P1194">escena 133 (bajar) – ope 280 y 281</text:p>
            </text:list-item>
          </text:list>
        </text:list-item>
      </text:list>
      <text:p text:style-name="P308"><text:tab/>En vestidor Alejandro solo coge 1 estor y no manda socket de activar escena</text:p>
      <text:list xml:id="list114230774313675" text:continue-numbering="true" text:style-name="L246">
        <text:list-item>
          <text:p text:style-name="P1195">Distribuidor principal no llega el socket de la escena</text:p>
        </text:list-item>
        <text:list-item>
          <text:p text:style-name="P1195">En cocina no llega el socket de la escena</text:p>
        </text:list-item>
        <text:list-item>
          <text:p text:style-name="P761">Añadir en el socket que no envie si escena tiene eliminado a 1 ( en las que solo hay una luz )</text:p>
        </text:list-item>
        <text:list-item>
          <text:p text:style-name="P1196">Revisar documentación subida a la wiki del listado de señales</text:p>
        </text:list-item>
        <text:list-item>
          <text:p text:style-name="P1164">Preparar los trggers de los medidores que se necesitarán del analizador</text:p>
        </text:list-item>
        <text:list-item>
          <text:p text:style-name="P762">Cargar bd actual de somosaguas en mi ordenador</text:p>
        </text:list-item>
        <text:list-item>
          <text:p text:style-name="P1365"><text:span text:style-name="T203">Programar el estor de la cocina </text:span><text:span text:style-name="Strong_20_Emphasis"><text:span text:style-name="T352">0D2741</text:span></text:span></text:p>
        </text:list-item>
        <text:list-item>
          <text:p text:style-name="P1365"><text:span text:style-name="Strong_20_Emphasis"><text:span text:style-name="T204">Ver que ha modificado Gemma en habitacion alejandro 1 el 18/07/2022</text:span></text:span></text:p>
        </text:list-item>
        <text:list-item>
          <text:p text:style-name="P1365"><text:span text:style-name="Strong_20_Emphasis"><text:span text:style-name="T211">Ver que estancia necesitaba cambiar Gemma cuando yo estaba de vacaciones (esta en el whatapp)</text:span></text:span></text:p>
        </text:list-item>
        <text:list-item>
          <text:p text:style-name="P1151"><text:span text:style-name="Strong_20_Emphasis"><text:span text:style-name="T539">Pendiente zona pecera en clima???</text:span></text:span></text:p>
        </text:list-item>
        <text:list-item>
          <text:p text:style-name="P1151"><text:span text:style-name="Strong_20_Emphasis"><text:span text:style-name="T84">Programar señales que me ha pasado Fernando (17/08/2022) para los ibercomps de planta lagos</text:span></text:span></text:p>
        </text:list-item>
        <text:list-item>
          <text:p text:style-name="P1151"><text:span text:style-name="Strong_20_Emphasis"><text:span text:style-name="T85">Crear zonas luces alumbrado lagos</text:span></text:span></text:p>
        </text:list-item>
        <text:list-item>
          <text:p text:style-name="P1151"><text:span text:style-name="Strong_20_Emphasis"><text:span text:style-name="T540">Crear zonas bomba para los lagos</text:span></text:span></text:p>
        </text:list-item>
      </text:list>
      <text:p text:style-name="P303"/>
      <text:p text:style-name="P300">PR_SOMOSAGUAS</text:p>
      <text:p text:style-name="P300"/>
      <text:p text:style-name="P301">RUDY_v2</text:p>
      <text:list xml:id="list2814242318" text:style-name="L247">
        <text:list-item>
          <text:p text:style-name="P1170"><text:soft-page-break/>ver error que esta dando (creo que es por que el trigger o la tabla no tienen el mismo nombre se cambio de la 135 a la 139 o vicevers<text:span text:style-name="T516">a</text:span>)</text:p>
        </text:list-item>
      </text:list>
      <text:p text:style-name="P301"/>
      <text:p text:style-name="P305">FINCARUDY</text:p>
      <text:list xml:id="list105153249" text:style-name="L248">
        <text:list-item>
          <text:p text:style-name="P1197">Crear los casos para las anotaciones, esta preparado hasta diciembre.</text:p>
        </text:list-item>
        <text:list-item>
          <text:p text:style-name="P1197">Eliminar casos de historicoerrores y sacar script a como copia de seguridad.</text:p>
        </text:list-item>
      </text:list>
      <text:p text:style-name="P305"/>
      <text:p text:style-name="P305"/>
      <text:p text:style-name="P326">VER: </text:p>
      <text:list xml:id="list2799625665" text:style-name="L249">
        <text:list-item>
          <text:p text:style-name="P1366"><text:span text:style-name="T234">en la tabla variables deberiamos añadir un tdato que sea codigo_tp para saber a que sonda pertenece cada caso, no?? antiguamente estaba en la tabla qs pero lo quitamos. Ahora para programar las zonas de clima nos vendría bien para no tener que elegirlo. </text:span><text:span text:style-name="T235">Puesto que necesitamos el codigo_variable al que pertenenc</text:span><text:span text:style-name="T236">e</text:span><text:span text:style-name="T235">.</text:span></text:p>
        </text:list-item>
        <text:list-item>
          <text:p text:style-name="P1367"><text:span text:style-name="T235">T</text:span><text:span text:style-name="T103">abla bombas</text:span></text:p>
        </text:list-item>
        <text:list-item>
          <text:p text:style-name="P1198">Cestas fancoil</text:p>
        </text:list-item>
      </text:list>
      <text:p text:style-name="P360"/>
      <text:p text:style-name="P360"/>
      <text:p text:style-name="P325">Pte :</text:p>
      <text:list xml:id="list3460073842" text:style-name="L250">
        <text:list-item>
          <text:p text:style-name="P1199">Cargar en todas la bd tabla bombas y relacion_bombas</text:p>
        </text:list-item>
      </text:list>
      <text:p text:style-name="P304"/>
      <text:p text:style-name="P304"/>
      <text:p text:style-name="P329">25/07/2022</text:p>
      <text:p text:style-name="P329">SOA</text:p>
      <text:list xml:id="list1490871830" text:style-name="L251">
        <text:list-item>
          <text:p text:style-name="P1200">Pasados archivos trbs para aerotermia, deshumectadora, mitsubishi</text:p>
        </text:list-item>
        <text:list-item>
          <text:p text:style-name="P772">Creado archivos trbs md02 e ibercomp_sonda</text:p>
        </text:list-item>
      </text:list>
      <text:p text:style-name="P329"/>
      <text:p text:style-name="P329">LOA</text:p>
      <text:list xml:id="list3474528728" text:style-name="L252">
        <text:list-item>
          <text:p text:style-name="P1201">Añadido crear comando, trb, tpse para trbs md02 e ibercomp_sonda</text:p>
        </text:list-item>
        <text:list-item>
          <text:p text:style-name="P1201">Añadido en zonas:</text:p>
          <text:list>
            <text:list-item>
              <text:p text:style-name="P1201">crear bombas</text:p>
            </text:list-item>
            <text:list-item>
              <text:p text:style-name="P1201">crear fancoil</text:p>
            </text:list-item>
          </text:list>
        </text:list-item>
      </text:list>
      <text:p text:style-name="P329"/>
      <text:p text:style-name="P324"><text:span text:style-name="T541">26</text:span>/08/2022</text:p>
      <text:p text:style-name="P327">API pasar :</text:p>
      <text:list xml:id="list3253070528" text:style-name="L253">
        <text:list-item>
          <text:p text:style-name="P1203">controlador y librería pumps</text:p>
        </text:list-item>
        <text:list-item>
          <text:p text:style-name="P1203">Generar entidades <text:span text:style-name="T542">(tablas bombas y tdatos clima para el fancoil)</text:span></text:p>
        </text:list-item>
        <text:list-item>
          <text:p text:style-name="P1203">En controlador climate <text:span text:style-name="T542">las funciones del fancoil</text:span></text:p>
        </text:list-item>
        <text:list-item>
          <text:p text:style-name="P1204">En librería climate las funciones del fancoil</text:p>
        </text:list-item>
        <text:list-item>
          <text:p text:style-name="P1204">En controlador document las funciones de escanear pdf</text:p>
        </text:list-item>
        <text:list-item>
          <text:p text:style-name="P1204">En controlador notification la función de sendSMS</text:p>
        </text:list-item>
      </text:list>
      <text:p text:style-name="P328"/>
      <text:p text:style-name="P329">SOA</text:p>
      <text:list xml:id="list2368733530" text:style-name="L254">
        <text:list-item>
          <text:p text:style-name="P1202">Modificado en websocket para que envie socket para multimedia, bombas y fancoil</text:p>
        </text:list-item>
      </text:list>
      <text:p text:style-name="P329"/>
      <text:p text:style-name="P329"/>
      <text:p text:style-name="P330">29/08/2022</text:p>
      <text:list xml:id="list2537272034" text:style-name="L255">
        <text:list-item>
          <text:p text:style-name="P763">Programar sonda md02 en somosaguas en el conversor 1 comando 1</text:p>
        </text:list-item>
        <text:list-item>
          <text:p text:style-name="P763">Programar dali entradas de las hojas que me ha pasado fernando</text:p>
        </text:list-item>
        <text:list-item>
          <text:p text:style-name="P763">Programar temperatura de color en piscina interior</text:p>
        </text:list-item>
        <text:list-item>
          <text:p text:style-name="P763">Modificar multimedia para que sea como los accesos, las salidas tienen que ser limitadas</text:p>
          <text:p text:style-name="P1205"/>
        </text:list-item>
      </text:list>
      <text:p text:style-name="P330">30/08/2022</text:p>
      <text:p text:style-name="P330">LOA</text:p>
      <text:list xml:id="list4089540088" text:style-name="L256">
        <text:list-item>
          <text:p text:style-name="P764">Añadido crear comando, trb, tpse y tpss para sugar serie2 y converso<text:span text:style-name="T543">r</text:span></text:p>
        </text:list-item>
      </text:list>
      <text:p text:style-name="P330"/>
      <text:p text:style-name="P330">SOA</text:p>
      <text:list xml:id="list785266460" text:style-name="L257">
        <text:list-item>
          <text:p text:style-name="P765">Creado en el soa archivos y llamadas para trb sugar_conv</text:p>
        </text:list-item>
      </text:list>
      <text:p text:style-name="P330"><text:soft-page-break/>SOMOSGUAS</text:p>
      <text:list xml:id="list586412747" text:style-name="L258">
        <text:list-item>
          <text:p text:style-name="P1206">Modificado en terraza sala cine y luces cine el th del dali por que estaba con las estancia 20 en lugar de las estancias 14 y 18</text:p>
        </text:list-item>
      </text:list>
      <text:p text:style-name="P330"/>
      <text:p text:style-name="P330">API:</text:p>
      <text:list xml:id="list1231077999" text:style-name="L259">
        <text:list-item>
          <text:p text:style-name="P1207">Modificado en multimedia para que sea como los accesos, salida limitada</text:p>
        </text:list-item>
        <text:list-item>
          <text:p text:style-name="P1208">Quitado en data en readLocations el valor 14</text:p>
        </text:list-item>
      </text:list>
      <text:p text:style-name="P331"/>
      <text:p text:style-name="P332">31/08/2021</text:p>
      <text:p text:style-name="P332">API</text:p>
      <text:list xml:id="list1426179536" text:style-name="L260">
        <text:list-item>
          <text:p text:style-name="P515"><text:span text:style-name="T327">Modificado en las cestas que al llamar a </text:span><text:span text:style-name="T376">readTerminalCodigoRb </text:span><text:span text:style-name="T380">le enviaban un argumento de mas value[‘intensidad’]</text:span></text:p>
        </text:list-item>
        <text:list-item>
          <text:p text:style-name="P516"><text:span text:style-name="T380">M</text:span><text:span text:style-name="T376">odificado en las cestas de zona que tienen temp y color utilizaba value en lugar de values y no cogia los argumentos para hacer la salida, y en la temp, estaba puesto [‘cod_temp’] y es [‘cod_rb’] como en todos los demás</text:span></text:p>
        </text:list-item>
        <text:list-item>
          <text:p text:style-name="P1368"><text:span text:style-name="T237"><text:s/></text:span><text:span text:style-name="T238">Subido funciones de scanear a controlador de Document</text:span></text:p>
        </text:list-item>
        <text:list-item>
          <text:p text:style-name="P1209">Subido función de sms a notifications</text:p>
        </text:list-item>
      </text:list>
      <text:p text:style-name="P333"/>
      <text:p text:style-name="P333"/>
      <text:p text:style-name="P333">LOA</text:p>
      <text:list xml:id="list3453797723" text:style-name="L261">
        <text:list-item>
          <text:p text:style-name="P1210">Creado trigger para la piscina, para que escriba en dichos campos.</text:p>
        </text:list-item>
        <text:list-item>
          <text:p text:style-name="P1211">Añadir en zonas grupo bombas, mostrar un listado de las bombas que hay y seleccionar las que se quiera</text:p>
        </text:list-item>
        <text:list-item>
          <text:p text:style-name="P1369"><text:span text:style-name="T103">Meter boton Tareas para programar tareas (Ej: grupos luces, grupos bombas para que se creen las tareas con la hora que se introduzca </text:span><text:span text:style-name="T239">y dias</text:span></text:p>
        </text:list-item>
        <text:list-item>
          <text:p text:style-name="P1370"><text:span text:style-name="T103">Añadir valvula al programar fancoil </text:span><text:span text:style-name="T240">y consigna tiempo</text:span></text:p>
        </text:list-item>
        <text:list-item>
          <text:p text:style-name="P1213">Modificar programar luces con dalis</text:p>
        </text:list-item>
        <text:list-item>
          <text:p text:style-name="P1214">Modificar multimedia para crearlo con las nuevas estructuras </text:p>
        </text:list-item>
        <text:list-item>
          <text:p text:style-name="P1214">Modificar piscina para que se pueda elegir temp, ph, cloro, redox</text:p>
          <text:p text:style-name="P1215"/>
        </text:list-item>
      </text:list>
      <text:p text:style-name="P333"/>
      <text:p text:style-name="P334">GENERAL</text:p>
      <text:p text:style-name="P334"/>
      <text:p text:style-name="P333"/>
      <text:p text:style-name="P334">SOMOSAGUAS</text:p>
      <text:list xml:id="list2774370807" text:style-name="L262">
        <text:list-item>
          <text:p text:style-name="P1212">Crear caso en seguridad para la sonda </text:p>
        </text:list-item>
      </text:list>
      <text:p text:style-name="P334"/>
      <text:p text:style-name="P334"/>
      <text:p text:style-name="P335">01/09/2022</text:p>
      <text:p text:style-name="P335">SOA</text:p>
      <text:list xml:id="list1083088585" text:style-name="L263">
        <text:list-item>
          <text:p text:style-name="P1216">Modificar en la función del socket de las luces, que si es tipo 2 lea <text:span text:style-name="T544">el las tps, </text:span><text:span text:style-name="T547">para </text:span></text:p>
        </text:list-item>
      </text:list>
      <text:p text:style-name="P335"/>
      <text:p text:style-name="P335"/>
      <text:p text:style-name="P336">03/09/2022</text:p>
      <text:p text:style-name="P336">SOMOSGUAS:</text:p>
      <text:p text:style-name="P336">FALLOS:</text:p>
      <text:list xml:id="list1918981411" text:style-name="L264">
        <text:list-item>
          <text:p text:style-name="P766">En los estores de habitacion 3 cambia el de hab 4 y viceversa. </text:p>
          <text:p text:style-name="P766">Solucion: <text:s/>cambiado en relacion_rb el codigo_estor de las habitaciones por que estaban invertidos</text:p>
          <text:p text:style-name="P766">y los th_somfy_50_s estaba mal cosidas las plantas <text:span text:style-name="T545">tanto en las entradas como en las salidas.</text:span></text:p>
        </text:list-item>
        <text:list-item>
          <text:p text:style-name="P766">En servicio entrada cocina comedor no se refleja en la APP cuando lo cambia desde el inter<text:span text:style-name="T546">r</text:span>uptor</text:p>
          <text:p text:style-name="P767">Solucion: no estaba creado el th socket en la entrada para las luces 49 y 50, en las salidas no tenia estas luces tipo domo a 1 y en el dali de la 49 estaba mal la planta tenia la 8 en lugar de la 7.</text:p>
        </text:list-item>
        <text:list-item>
          <text:p text:style-name="P1217">Los dalis no se muestran bien en varios sitios</text:p>
        </text:list-item>
        <text:list-item>
          <text:p text:style-name="P768">No debe mostrar las temperaturas cuando son 0</text:p>
        </text:list-item>
      </text:list>
      <text:p text:style-name="P337"/>
      <text:p text:style-name="P338">05/09/2022</text:p>
      <text:list xml:id="list2405602250" text:style-name="L265">
        <text:list-item>
          <text:p text:style-name="P1218">Revisar la programación que tenemos en somosaguas, que este bien programados los sockets</text:p>
        </text:list-item>
      </text:list>
      <text:p text:style-name="P338"><text:soft-page-break/></text:p>
      <text:p text:style-name="P338">06/0<text:span text:style-name="T548">9/2022</text:span></text:p>
      <text:list xml:id="list700282405" text:style-name="L266">
        <text:list-item>
          <text:p text:style-name="P1219">Añadir en la tabla usuario de sistema_pruebas el tdato email</text:p>
        </text:list-item>
        <text:list-item>
          <text:p text:style-name="P1221">Modificado somosaguas en tabla comando los puertos que tenian 9000 por el que corresponde, por si algún día hay que modificar algo que cuadre</text:p>
        </text:list-item>
        <text:list-item>
          <text:p text:style-name="P1371"><text:span text:style-name="T103">Modificar en somosaguas en la tabla rb o relacion_rb los idsonda de las sondas que hemos modificado por que no traian bien, </text:span><text:span text:style-name="T241">por si tenemos que modificar algo</text:span></text:p>
        </text:list-item>
        <text:list-item>
          <text:p text:style-name="P1222"/>
          <text:p text:style-name="P1222"/>
          <text:p text:style-name="P1219"/>
        </text:list-item>
      </text:list>
      <text:p text:style-name="P338">07/09/2022</text:p>
      <text:list xml:id="list2644521713" text:style-name="L267">
        <text:list-item>
          <text:p text:style-name="P1220">En la tabla de usuario que el tdato email se de tipo unique.</text:p>
        </text:list-item>
        <text:list-item>
          <text:p text:style-name="P1220">Generar las entidades en monjas y monjas2</text:p>
        </text:list-item>
        <text:list-item>
          <text:p text:style-name="P1223">Documentar las señales que me ha pasado Fernando</text:p>
        </text:list-item>
        <text:list-item>
          <text:p text:style-name="P1223">Programar las señales que me ha pasado Fernando.</text:p>
        </text:list-item>
      </text:list>
      <text:p text:style-name="P338"/>
      <text:p text:style-name="P339">15/09/2022</text:p>
      <text:list xml:id="list162835122" text:style-name="L268">
        <text:list-item>
          <text:p text:style-name="P1224">Instalado office en el ordenador portatil</text:p>
        </text:list-item>
      </text:list>
      <text:p text:style-name="P339"/>
      <text:p text:style-name="P339"/>
      <text:p text:style-name="P427"><text:span text:style-name="T242">A</text:span><text:span text:style-name="T103">PI:</text:span></text:p>
      <text:list xml:id="list132918498" text:style-name="L269">
        <text:list-item>
          <text:p text:style-name="P1372"><text:span text:style-name="T103">Añadido los tdatos de fancoil a la tabla clima, clima_previo_iot y </text:span><text:span text:style-name="T243">en relacion_clima</text:span></text:p>
        </text:list-item>
        <text:list-item>
          <text:p text:style-name="P1373"><text:span text:style-name="T243">G</text:span><text:span text:style-name="T103">eneradas las entidades</text:span></text:p>
        </text:list-item>
        <text:list-item>
          <text:p text:style-name="P1227">Creada la funcion de leer el aireacondicionado para que se muestre en el getConfig</text:p>
        </text:list-item>
      </text:list>
      <text:p text:style-name="P340"/>
      <text:p text:style-name="P340">16/09/2022</text:p>
      <text:list xml:id="list1225458501" text:style-name="L270">
        <text:list-item>
          <text:p text:style-name="P1225">Instalado office en el ordenador portatil</text:p>
        </text:list-item>
        <text:list-item>
          <text:p text:style-name="P1374"><text:span text:style-name="T242">C</text:span><text:span text:style-name="T103">readas las tablas de notificacion, notificacion_historico y notificacion_mensajeria en sistema_pruebas y generadas las entidades</text:span></text:p>
        </text:list-item>
        <text:list-item>
          <text:p text:style-name="P1229">Buscarle a noe las utilidades que tenemos de generar pdf</text:p>
        </text:list-item>
      </text:list>
      <text:p text:style-name="P339"/>
      <text:p text:style-name="P339">API:</text:p>
      <text:list xml:id="list1714328004" text:style-name="L271">
        <text:list-item>
          <text:p text:style-name="P1226">Modificado en climate en la función de executeOperations:</text:p>
          <text:list>
            <text:list-item>
              <text:p text:style-name="P1226">climate_id tenia $data→zone_id</text:p>
            </text:list-item>
            <text:list-item>
              <text:p text:style-name="P1226">no cambiaba el estado por que en el if de abajo ponia (trb_tpss) en lugar de trb_tpss_estado</text:p>
            </text:list-item>
          </text:list>
        </text:list-item>
        <text:list-item>
          <text:p text:style-name="P1228">Creada la </text:p>
        </text:list-item>
      </text:list>
      <text:p text:style-name="P341"/>
      <text:p text:style-name="P341"/>
      <text:p text:style-name="P342">Ver con Gemma y robert:</text:p>
      <text:p text:style-name="P342">1. para las bombas, como se que hora tengo que cambiar por que tengo dos casos con el mismo codigodomo, uno para la hora de inicio y otro para la hora de fin, podemos utilizar si eso el submodo?? que uno sea para inicio y otro sea para fin</text:p>
      <text:p text:style-name="P342"/>
      <text:p text:style-name="P342"/>
      <text:p text:style-name="P347">20/09/2022</text:p>
      <text:p text:style-name="P347">SOMOSGUAS</text:p>
      <text:list xml:id="list1124219945" text:style-name="L272">
        <text:list-item>
          <text:p text:style-name="P1230">Cargar bd somosaguas → </text:p>
          <text:list>
            <text:list-item>
              <text:p text:style-name="P1230">añadir </text:p>
            </text:list-item>
          </text:list>
        </text:list-item>
        <text:list-item>
          <text:p text:style-name="P1230">Modificar los triggers sd, de md02, ibercomp sonda</text:p>
        </text:list-item>
        <text:list-item>
          <text:p text:style-name="P1230">añadir clima</text:p>
        </text:list-item>
        <text:list-item>
          <text:p text:style-name="P1230">añadir bombas</text:p>
        </text:list-item>
        <text:list-item>
          <text:p text:style-name="P1232">Programar tarea para las bombas</text:p>
        </text:list-item>
        <text:list-item>
          <text:p text:style-name="P1232">Programar tarea para las luces <text:span text:style-name="T549">y las bombas </text:span>de los lagos</text:p>
        </text:list-item>
        <text:list-item>
          <text:p text:style-name="P1232"/>
        </text:list-item>
      </text:list>
      <text:p text:style-name="P347"/>
      <text:p text:style-name="P347">API</text:p>
      <text:list xml:id="list3026977295" text:style-name="L273">
        <text:list-item>
          <text:p text:style-name="P1231">Añadir el nombre de las tablas nuevas del trb</text:p>
        </text:list-item>
        <text:list-item>
          <text:p text:style-name="P1231"><text:soft-page-break/>Añadir en grupo_luces y grupo_bombas los tdatos de programado y modo</text:p>
        </text:list-item>
        <text:list-item>
          <text:p text:style-name="P1233">Modificar cestas de <text:s/>leergrupos </text:p>
        </text:list-item>
        <text:list-item>
          <text:p text:style-name="P1233">Crear cesta de cambiarProgramacion para las fuentes</text:p>
        </text:list-item>
        <text:list-item>
          <text:p text:style-name="P1233">Revisar al crear fancoil que escriba trb con domo = 12</text:p>
        </text:list-item>
        <text:list-item>
          <text:p text:style-name="P1233">Revisar que escriba en velocidad</text:p>
        </text:list-item>
      </text:list>
      <text:p text:style-name="P347"/>
      <text:p text:style-name="P347"/>
      <text:p text:style-name="P347"/>
      <text:p text:style-name="P343">21/09/2022</text:p>
      <text:p text:style-name="P344">SOMOSGUAS</text:p>
      <text:list xml:id="list3672419306" text:style-name="L274">
        <text:list-item>
          <text:p text:style-name="P1234">No funcionaba habitacion 2, (estaban mal los cables)</text:p>
        </text:list-item>
        <text:list-item>
          <text:p text:style-name="P1234">en la terraza rachel se vuelve loco, la salidas no cambian las entradas</text:p>
          <text:p text:style-name="P1234"><text:line-break/></text:p>
        </text:list-item>
      </text:list>
      <text:list xml:id="list2190438452" text:style-name="L275">
        <text:list-item>
          <text:p text:style-name="P1235">Generar las entidades por que Gemma ha creado una tabla nueva</text:p>
        </text:list-item>
        <text:list-item>
          <text:p text:style-name="P1235">Programar riego y sacar un script, para poner la semana que viene el riego</text:p>
        </text:list-item>
      </text:list>
      <text:p text:style-name="P343"/>
      <text:p text:style-name="P343"/>
      <text:p text:style-name="P345">22/09/2022</text:p>
      <text:p text:style-name="P345">SOMOSAGUAS</text:p>
      <text:list xml:id="list518148402" text:style-name="L276">
        <text:list-item>
          <text:p text:style-name="P1375"><text:span text:style-name="T244">Programar estor </text:span><text:span text:style-name="T245">jacuzzi </text:span><text:span text:style-name="T244">en baño alejandro </text:span><text:span text:style-name="T245">0CB0D9</text:span></text:p>
        </text:list-item>
      </text:list>
      <text:p text:style-name="P346">PR_SOMOSAGUAS</text:p>
      <text:list xml:id="list3706770097" text:style-name="L277">
        <text:list-item>
          <text:p text:style-name="P1236">Programar el estor jacuzzi en baño alejandro</text:p>
        </text:list-item>
        <text:list-item>
          <text:p text:style-name="P1236">Pasar toda la programacion nueva de somosaguas, pendiente de programar a pr_somosaguas para verificar que se ve todo bien</text:p>
        </text:list-item>
        <text:list-item>
          <text:p text:style-name="P1236">Cargar script de tablas del riego a pr_somosaguas</text:p>
        </text:list-item>
        <text:list-item>
          <text:p text:style-name="P1236">Programar tareas para bombas, para fancoil, rutinas, … para que se esten ejecutando en pr_somosaguas continuamente y comprobar que funciona todo perfectamente</text:p>
        </text:list-item>
      </text:list>
      <text:p text:style-name="P346"/>
      <text:p text:style-name="P348">27/09/2022</text:p>
      <text:p text:style-name="P348">Ver con Gemma y robert </text:p>
      <text:list xml:id="list2543361241" text:style-name="L278">
        <text:list-item>
          <text:p text:style-name="P1237">En los estores, se montaron para que solo escriban en la tabla estor las salidas, no deberiamos tener tambien que escriban las entradas y tener una estructura como los iot en relacion_estor</text:p>
        </text:list-item>
        <text:list-item>
          <text:p text:style-name="P1237">En el LOA deberíamos añadir eliminar ambiente y eliminar rutina, por que modificar si lo tenemos en la app</text:p>
        </text:list-item>
        <text:list-item>
          <text:p text:style-name="P1237">En el LOA tenemos que añadir para programar el riego y la depuracion, se necesita crear los elementos</text:p>
        </text:list-item>
      </text:list>
      <text:p text:style-name="P348"/>
      <text:p text:style-name="P348"/>
      <text:p text:style-name="P348"/>
      <text:p text:style-name="P434">20/10/2022</text:p>
      <text:list xml:id="list3355257563" text:style-name="L279">
        <text:list-item>
          <text:p text:style-name="P1238">Modificar en la documentación y en la bd’s de pr_somosaguas y somosaguas donde ponga baja z por principal. (Se ha modificado el nemo de la planta)</text:p>
        </text:list-item>
        <text:list-item>
          <text:p text:style-name="P1238"><text:s/></text:p>
        </text:list-item>
      </text:list>
      <text:p text:style-name="P349"/>
      <text:p text:style-name="P349">21/10/2022</text:p>
      <text:list xml:id="list121873442" text:style-name="L280">
        <text:list-item>
          <text:p text:style-name="P1239">fincarudy:</text:p>
          <text:list>
            <text:list-item>
              <text:p text:style-name="P1239">En la sala sotano</text:p>
            </text:list-item>
          </text:list>
        </text:list-item>
      </text:list>
      <text:p text:style-name="P349"/>
      <text:p text:style-name="P349">24/10/2022</text:p>
      <text:p text:style-name="P350">SOMOSAGUAS</text:p>
      <text:list xml:id="list959167830" text:style-name="L281">
        <text:list-item>
          <text:p text:style-name="P1240">Modificado en la tabla relacion_clima para el comedor en codigo_tp_estado tenia cosida la tp 110 (valvula) en lugar de la tp de la bombilla (112)</text:p>
        </text:list-item>
      </text:list>
      <text:p text:style-name="P349"/>
      <text:p text:style-name="P350">25/10/2022</text:p>
      <text:p text:style-name="P350">SOA:</text:p>
      <text:list xml:id="list1614817470" text:style-name="L282">
        <text:list-item>
          <text:p text:style-name="P1245">Probar la función de los sockets de los grupos luces y grupos bombas, porque hay puede dar error si no estan los sockets bien creados.</text:p>
        </text:list-item>
        <text:list-item>
          <text:p text:style-name="P1241">Crear en soa.c cuando se inicia el soa que haga una copia de los ficheros de los logs para que si en algun momento da violacion de segmento, se quede un archivo con los últimos mensajes</text:p>
        </text:list-item>
        <text:list-item>
          <text:p text:style-name="P1241">Modificados los triggers de rasp_ed y iber_8ed_conv para que escriban en <text:span text:style-name="T550">tabla clima con los tdatos nuevos rb_e_estado y codigo_tp_e_estado</text:span></text:p>
        </text:list-item>
      </text:list>
      <text:p text:style-name="P350"/>
      <text:p text:style-name="P352">GENERAL</text:p>
      <text:list xml:id="list1089494659" text:style-name="L283">
        <text:list-item>
          <text:p text:style-name="P1246">Modificar documentación de las tablas cuadros y relacion_clima</text:p>
        </text:list-item>
        <text:list-item>
          <text:p text:style-name="P1376"><text:span text:style-name="T246">M</text:span><text:span text:style-name="T103">odificar en las bd’s la tabla relacion_clima</text:span></text:p>
        </text:list-item>
      </text:list>
      <text:list xml:id="list114232281590834" text:continue-list="list1614817470" text:style-name="L282">
        <text:list-header>
          <text:p text:style-name="P1241"/>
        </text:list-header>
      </text:list>
      <text:p text:style-name="P350">SOMOSAGUAS</text:p>
      <text:list xml:id="list1321241044" text:style-name="L284">
        <text:list-item>
          <text:p text:style-name="P1242">Modificado en la tabla relacion_clima añadidos los tdatos rb_e_estado y codigo_tp_e_estado , escritos los valores necesarios para que cuando se cambia una entrada de la bombilla cambie el estado de la tabla clima.</text:p>
        </text:list-item>
        <text:list-item>
          <text:p text:style-name="P1243">Modificados los triggers de rasp_ed y iber_8ed_conv para que escriban en <text:span text:style-name="T550">tabla clima con los tdatos nuevos rb_e_estado y codigo_tp_e_estado</text:span></text:p>
        </text:list-item>
        <text:list-item>
          <text:p text:style-name="P1247">Actualizado en th_iber_8ed_conv codigo_tp = 13 por codigo_tp =12 donde id = 10</text:p>
        </text:list-item>
        <text:list-item>
          <text:p text:style-name="P1248">Modificar los th de piscina exterior <text:s/>y documentacion por que antes estaba en exterior y ahora esta en lagos y jardines</text:p>
        </text:list-item>
      </text:list>
      <text:p text:style-name="P350"/>
      <text:p text:style-name="P350">API:</text:p>
      <text:list xml:id="list2310690358" text:style-name="L285">
        <text:list-item>
          <text:p text:style-name="P1244">Crear cestas de cambiar luces, clima,… a nivel de toda la casa igual que tenemos a nivel de planta</text:p>
        </text:list-item>
        <text:list-item>
          <text:p text:style-name="P1249">Documentar las cestas de cambiar luces, clima,… a nivel de toda la casa</text:p>
        </text:list-item>
        <text:list-item>
          <text:p text:style-name="P1244">Modificar la tabla plantas para añadir tdato icono y escribir los valores </text:p>
        </text:list-item>
      </text:list>
      <text:p text:style-name="P350"/>
      <text:p text:style-name="P351">LOA</text:p>
      <text:list xml:id="list1235323376" text:style-name="L286">
        <text:list-item>
          <text:p text:style-name="P1250">Modificar en cuadros que tenga codigo_cuadro, filas y columnas en tabla cuadro</text:p>
        </text:list-item>
        <text:list-item>
          <text:p text:style-name="P1251">Modificar cuando se crea una zona de clima que seleccione tb tpse de la bombilla para coserla en el th y en relacion_clima</text:p>
        </text:list-item>
        <text:list-item>
          <text:p text:style-name="P1252">Modificar en el sql tabla relacion_clima para añadir los tdatos rb_e_estado y codigo_tp_e_estado</text:p>
        </text:list-item>
        <text:list-item>
          <text:p text:style-name="P1251">terminar en domo los grupos (crear, modificar, borrar)</text:p>
        </text:list-item>
        <text:list-item>
          <text:p text:style-name="P1251">terminar en sistemas:</text:p>
          <text:list>
            <text:list-item>
              <text:p text:style-name="P1251">crear ubicación, </text:p>
            </text:list-item>
            <text:list-item>
              <text:p text:style-name="P1251">crear proyecto,</text:p>
            </text:list-item>
            <text:list-item>
              <text:p text:style-name="P1251">crear usuario</text:p>
            </text:list-item>
            <text:list-item>
              <text:p text:style-name="P1251">crear home</text:p>
            </text:list-item>
            <text:list-item>
              <text:p text:style-name="P1251">crear menu</text:p>
            </text:list-item>
            <text:list-item>
              <text:p text:style-name="P1251">modificar ubicación</text:p>
            </text:list-item>
            <text:list-item>
              <text:p text:style-name="P1251">modificar proyecto</text:p>
            </text:list-item>
            <text:list-item>
              <text:p text:style-name="P1251">modificar usuarios</text:p>
            </text:list-item>
            <text:list-item>
              <text:p text:style-name="P1251"><text:soft-page-break/>modificar home</text:p>
            </text:list-item>
            <text:list-item>
              <text:p text:style-name="P1251">modificar menu</text:p>
            </text:list-item>
            <text:list-item>
              <text:p text:style-name="P1251">borrar ubicación</text:p>
            </text:list-item>
            <text:list-item>
              <text:p text:style-name="P1251">borrar proyecto</text:p>
            </text:list-item>
            <text:list-item>
              <text:p text:style-name="P1251">borrar usuario</text:p>
            </text:list-item>
            <text:list-item>
              <text:p text:style-name="P1251">modificar home</text:p>
            </text:list-item>
            <text:list-item>
              <text:p text:style-name="P1251">modificar menu</text:p>
            </text:list-item>
          </text:list>
        </text:list-item>
        <text:list-item>
          <text:p text:style-name="P1253">Incluir objeto crear ambiente</text:p>
        </text:list-item>
        <text:list-item>
          <text:p text:style-name="P1253">Incluir objeto crear rutina</text:p>
        </text:list-item>
        <text:list-item>
          <text:p text:style-name="P1253">Incluir objeto modificar ambiente</text:p>
        </text:list-item>
        <text:list-item>
          <text:p text:style-name="P1253">Incluir objeto modificar rutina</text:p>
        </text:list-item>
      </text:list>
      <text:p text:style-name="P350"/>
      <text:p text:style-name="P350"/>
      <text:p text:style-name="P353">26/10/2022</text:p>
      <text:p text:style-name="P353">SOA:</text:p>
      <text:list xml:id="list1508632760" text:style-name="L287">
        <text:list-item>
          <text:p text:style-name="P769">Activado envio sms</text:p>
        </text:list-item>
        <text:list-item>
          <text:p text:style-name="P769">Modificado en somfy_50.c que se envie por sms <text:s/>tambien el receptor</text:p>
        </text:list-item>
        <text:list-item>
          <text:p text:style-name="P769">Modificado en raspberry_ds18b20 que se envie por sms tambien el idsonda</text:p>
        </text:list-item>
        <text:list-item>
          <text:p text:style-name="P770">Modificado en raspberry_dali </text:p>
          <text:list>
            <text:list-item>
              <text:p text:style-name="P770">que se envie por sms tambien el comando</text:p>
            </text:list-item>
            <text:list-item>
              <text:p text:style-name="P513"><text:span text:style-name="T334">añadido </text:span>delete_input_trb_error(atoi(values_dali→cod_rb)); <text:span text:style-name="T552">en la linea 895</text:span></text:p>
            </text:list-item>
            <text:list-item>
              <text:p text:style-name="P1254">antes</text:p>
            </text:list-item>
          </text:list>
        </text:list-item>
      </text:list>
      <text:p text:style-name="P354"/>
      <text:p text:style-name="P354">dKyywZTYRzn7LHyxKK1IJi</text:p>
      <text:p text:style-name="P354"/>
      <text:p text:style-name="P354"/>
      <text:p text:style-name="P354"/>
      <text:p text:style-name="P355">27/10/2022</text:p>
      <text:p text:style-name="P355">keepalive</text:p>
      <text:p text:style-name="P355"/>
      <text:p text:style-name="P355"/>
      <text:p text:style-name="P356">GENERAL SOMOSAGUAS Y PR_SOMOSAGUAS</text:p>
      <text:list xml:id="list598138658" text:style-name="L288">
        <text:list-item>
          <text:p text:style-name="P1255">Cargado el script de pr_somosaguas que teniamos con los grupos_luces y grupos_bombas programados</text:p>
        </text:list-item>
      </text:list>
      <text:p text:style-name="P442"><text:span text:style-name="T193">P</text:span><text:span text:style-name="T207">endie</text:span><text:span text:style-name="T227">n</text:span><text:span text:style-name="T207">te cuando vuelvan de vacaciones:</text:span></text:p>
      <text:list xml:id="list844964615" text:style-name="L289">
        <text:list-item>
          <text:p text:style-name="P1256">Ver como se hace lo de la multimedia</text:p>
        </text:list-item>
        <text:list-item>
          <text:p text:style-name="P1256">Probar dali temperatura de color</text:p>
        </text:list-item>
        <text:list-item>
          <text:p text:style-name="P1257">Robert: </text:p>
          <text:list>
            <text:list-item>
              <text:p text:style-name="P1378"><text:span text:style-name="T207">C</text:span><text:span text:style-name="T103">omo se compilan los proyectos por ejemplo el loa, que antes me funcionaba y desde hace mucho tiempo ya no</text:span></text:p>
            </text:list-item>
            <text:list-item>
              <text:p text:style-name="P1377"><text:span text:style-name="T207">ver por que no funciona los ficheros de iniciar soa, desde que se añadio </text:span><text:span text:style-name="T252">home/soa/</text:span><text:span text:style-name="T250">sistemas/, para lanzar hazard que es el único sistema que esta diferente lo he arrancado como root haciendo el export a mano</text:span></text:p>
            </text:list-item>
          </text:list>
        </text:list-item>
        <text:list-item>
          <text:p text:style-name="P1268">Bombas</text:p>
        </text:list-item>
        <text:list-item>
          <text:p text:style-name="P1268">Fancoil</text:p>
        </text:list-item>
      </text:list>
      <text:p text:style-name="P441"><text:span text:style-name="T193">N</text:span><text:span text:style-name="T103">OE:</text:span></text:p>
      <text:list xml:id="list114230449530424" text:continue-list="list48500030" text:style-name="L201">
        <text:list-item>
          <text:p text:style-name="P1068">He creado un ambiente en hab2 con todo apagado y no se me ven todos los iot, no baja del todo el scroll</text:p>
        </text:list-item>
        <text:list-item>
          <text:p text:style-name="P1045">Cuando se crea una rutina:</text:p>
          <text:list>
            <text:list-item>
              <text:p text:style-name="P1045">Las fechas deben de llegar en formato YYYY-MM-DD.</text:p>
            </text:list-item>
            <text:list-item>
              <text:p text:style-name="P771">Las fechas después de un cambio que has hecho me llegan con null.</text:p>
            </text:list-item>
            <text:list-item>
              <text:p text:style-name="P1047">Poner control en las validaciones de que estén todos los datos rellenos.</text:p>
            </text:list-item>
            <text:list-item>
              <text:p text:style-name="P777">Los días deben de ser de 0 a 6 como siempre.</text:p>
            </text:list-item>
            <text:list-item>
              <text:p text:style-name="P1050">cuando creo una rutina a nivel de estancia tienes que añadirlo a la lista de rutinas.</text:p>
            </text:list-item>
            <text:list-item>
              <text:p text:style-name="P1050">cuando pulso sobre una rutina no me muestras bien los dias, he creado una de todos los dias y el domingo no se muestra pintado</text:p>
            </text:list-item>
          </text:list>
        </text:list-item>
        <text:list-item>
          <text:p text:style-name="P1050">A<text:span text:style-name="T367">unque haya rutinas siempre muestra no hay rutinas</text:span></text:p>
        </text:list-item>
        <text:list-item>
          <text:p text:style-name="P1270">En crear rutina por planta no se muestran los valores cuando se pulsa en una rutina</text:p>
        </text:list-item>
        <text:list-item>
          <text:p text:style-name="P1270">he creado tres ambientes por estancia y al activarlos en el tercero no me llega el id del ambiente, si salgo y vuelvo a entrar <text:span text:style-name="T494">(getConfig)</text:span> ya si me lo mandas</text:p>
        </text:list-item>
        <text:list-item>
          <text:p text:style-name="P1270">Cuando activo un ambiente (acuerdate de probar en monjas) no me muestra los valores de las escenas , iot, clima que corresponde</text:p>
        </text:list-item>
        <text:list-item>
          <text:p text:style-name="P1270">en cambiar clima a nivel de estancia si no tiene consigna , no deberia de mostrar el objeto no?</text:p>
        </text:list-item>
        <text:list-item>
          <text:p text:style-name="P470"><text:span text:style-name="T332">me ha pasado una cosa rara, he dado como ha modificar una escena, pero le h</text:span><text:span text:style-name="T333">e</text:span><text:span text:style-name="T332"> dado al botón de atras y ha llamado a la cesta de modificar, solo tiene que llamar en el validar</text:span></text:p>
        </text:list-item>
        <text:list-item>
          <text:p text:style-name="P471"><text:span text:style-name="T332">E</text:span><text:span text:style-name="T331">n crear rutina, en el verificar, cuando muestras el mensaje, de que no valida pones en rojo el cuando por ejemplo, si no tiene nemo, se deberia poner este tambien en rojo</text:span></text:p>
        </text:list-item>
        <text:list-item>
          <text:p text:style-name="P1271">Tengo dos rutinas creadas y solo me muestra una (la primera)</text:p>
        </text:list-item>
      </text:list>
      <text:p text:style-name="Standard"/>
      <text:p text:style-name="P440"><text:span text:style-name="T62">A</text:span><text:span text:style-name="T45">ÑADIDO PARA PROBAR EN PR_SOMOSAGUAS</text:span></text:p>
      <text:list xml:id="list2556860865" text:style-name="L290">
        <text:list-item>
          <text:p text:style-name="P493">Casos en seguridad</text:p>
        </text:list-item>
        <text:list-item>
          <text:p text:style-name="P493">Casos en usuario_post</text:p>
        </text:list-item>
      </text:list>
      <text:p text:style-name="P66"/>
      <text:p text:style-name="P66"/>
      <text:p text:style-name="P65"/>
      <text:p text:style-name="P79"><text:span text:style-name="T62">P</text:span><text:span text:style-name="T45">ASAR API SERVIDOR</text:span></text:p>
      <text:p text:style-name="P62">Descargar api:</text:p>
      <text:p text:style-name="P62">rm -fr api</text:p>
      <text:p text:style-name="P79"><text:span text:style-name="T45">git clone </text:span><text:a xlink:type="simple" xlink:href="http://192.168.1.30:4001/Uniquehome/api-domo.git" text:style-name="Internet_20_link" text:visited-style-name="Visited_20_Internet_20_Link">http://192.168.1.30:4001/Uniquehome/api-domo.git</text:a></text:p>
      <text:p text:style-name="P62">scp -r api-domo/ api</text:p>
      <text:p text:style-name="P62"/>
      <text:p text:style-name="P62">sudo rm -fr /var/www/html/monjas.hometech.red/api/writable/session/*</text:p>
      <text:p text:style-name="P62">sudo rm -fr /var/www/html/monjas.hometech.red/api/writable/cache/*</text:p>
      <text:p text:style-name="P62"/>
      <text:p text:style-name="P62">sudo mkdir /var/www/html/monjas.hometech.red/api/writable/session</text:p>
      <text:p text:style-name="P63">sudo chown -R www-data:www-data /var/www/html/monjas.hometech.red/api/writable/</text:p>
      <text:p text:style-name="P62">sudo chmod -R 775 /var/www/html/monjas.hometech.red/api/</text:p>
      <text:p text:style-name="P62">sudo chmod -R 777 /var/www/html/monjas.hometech.red/api/app/Models</text:p>
      <text:p text:style-name="P64"/>
      <text:p text:style-name="P64"/>
      <text:p text:style-name="P76"><text:span text:style-name="T62">P</text:span><text:span text:style-name="T45">RUEBAS API</text:span></text:p>
      <text:p text:style-name="P34"/>
      <text:p text:style-name="P76"><text:span text:style-name="T36">INFORMACI</text:span><text:span text:style-name="T37">Ó</text:span><text:span text:style-name="T36">N IMPORTANTE</text:span></text:p>
      <text:p text:style-name="P19"/>
      <text:p text:style-name="P77"><text:span text:style-name="T36">P</text:span><text:span text:style-name="T35">ara subir o consultar la documentación: </text:span></text:p>
      <text:list xml:id="list3307679708" text:style-name="L291">
        <text:list-item>
          <text:p text:style-name="P559">Conectarme a la VPN</text:p>
        </text:list-item>
        <text:list-item>
          <text:p text:style-name="P559">Abrir el navegador y poner 192.168.42.1</text:p>
          <text:list>
            <text:list-item>
              <text:p text:style-name="P1379"><text:span text:style-name="T35">usuario: </text:span><text:a xlink:type="simple" xlink:href="mailto:esther@uniquehome.es" text:style-name="Internet_20_link" text:visited-style-name="Visited_20_Internet_20_Link">esther@uniquehome.es</text:a></text:p>
            </text:list-item>
            <text:list-item>
              <text:p text:style-name="P559">pass: est42021</text:p>
            </text:list-item>
          </text:list>
        </text:list-item>
        <text:list-item>
          <text:p text:style-name="P559">Se abrirá el wiki de uniquehome donde iremos subiendo la documentación.</text:p>
        </text:list-item>
      </text:list>
      <text:p text:style-name="P18"/>
      <text:p text:style-name="P18">Para poder probar la aut<text:span text:style-name="T391">or</text:span>izaci<text:span text:style-name="T391">ó</text:span>n de las api , sin comentar las lineas</text:p>
      <text:list xml:id="list1393909311" text:style-name="L292">
        <text:list-item>
          <text:p text:style-name="P561"><text:span text:style-name="T392">Abrir en el navegador </text:span><text:a xlink:type="simple" xlink:href="https://monjas.hometech.red/" text:style-name="Internet_20_link" text:visited-style-name="Visited_20_Internet_20_Link"><text:span text:style-name="T392">https://monjas.hometech.red/</text:span></text:a><text:span text:style-name="T392"> (que el proyecto general que hace el login para llamar a una api u otra según se seleccione) y pulsar F12, en el console copiar:</text:span></text:p>
          <text:p text:style-name="P560"/>
        </text:list-item>
      </text:list>
      <text:p text:style-name="P18"><text:tab/>fetch('https:/api/Login/login', {</text:p>
      <text:list xml:id="list114230253600565" text:continue-numbering="true" text:style-name="L292">
        <text:list-header>
          <text:p text:style-name="P560"><text:s text:c="2"/>method: 'POST',</text:p>
          <text:p text:style-name="P560"><text:s text:c="2"/>body: JSON.stringify({</text:p>
          <text:p text:style-name="P1380"><text:span text:style-name="T31"><text:s text:c="4"/>user: '</text:span><text:span text:style-name="T32">Pruebas</text:span><text:span text:style-name="T33">2</text:span><text:span text:style-name="T31">',</text:span></text:p>
          <text:p text:style-name="P1380"><text:span text:style-name="T31"><text:s text:c="4"/>pass: '</text:span><text:span text:style-name="T33">2424</text:span><text:span text:style-name="T31">'</text:span></text:p>
          <text:p text:style-name="P560"><text:s text:c="2"/>}),</text:p>
          <text:p text:style-name="P560"><text:s text:c="2"/>headers: {</text:p>
          <text:p text:style-name="P560"><text:s text:c="4"/>'Content-type': 'application/json; charset=UTF-8'</text:p>
          <text:p text:style-name="P560"><text:s text:c="2"/>}</text:p>
          <text:p text:style-name="P560">})</text:p>
          <text:p text:style-name="P560">.then(res =&gt; res.json())</text:p>
        </text:list-header>
      </text:list>
      <text:p text:style-name="P33"><text:tab/>.then(console.log)</text:p>
      <text:p text:style-name="P33"/>
      <text:p text:style-name="P33"/>
      <text:p text:style-name="P35">Retornará algo como:</text:p>
      <text:p text:style-name="P444"><text:span text:style-name="T75">access_token</text:span><text:span text:style-name="T71">: "eyJ0eXAiOiJKV1QiLCJhbGciOiJIUzI1NiJ9.eyJpYXQiOjE2NDQ0ODIwODcsImRhdGEiOiI0OVwvejNsOEszd3JaMTdvYWNmTmtuSVQ4SVJJWG9rVGowQnBTQldLOHZqakx5RktVWjRVb04yNGIrcHJHWEswUjlBOVN4Nkc1SVJRTklheGd0KzNHK0YydFNvNUd0TzlhODJseWFcL25zZlY5N3RIMExFWFVDeHhSd0pwWGtwTDdhMWZsanhKaHYwUXh3aE5NaUthZklj</text:span><text:soft-page-break/><text:span text:style-name="T71">UFU5VnBIcmVwRlZ3SllIUWIrRmdlTT0ifQ.FSl07lQjm_RKBBlqkPZjVF0LioYt5ABEdS_3ypdEJ78"</text:span></text:p>
      <text:list xml:id="list647003541" text:style-name="L293">
        <text:list-item>
          <text:p text:style-name="P1382"><text:span text:style-name="T393">code</text:span>: 0</text:p>
        </text:list-item>
        <text:list-item>
          <text:p text:style-name="P1382"><text:span text:style-name="T393">permisions</text:span>: (20) [1, 1, 1, 1, 1, 1, 1, 1, 1, 1, 1, 1, 1, 1, 1, 1, 1, 1, 1, 1]</text:p>
        </text:list-item>
        <text:list-item>
          <text:p text:style-name="P1382"><text:span text:style-name="T393">refresh_token</text:span>: "3c82739419d1373465425ae946a50d81b1363444e6baf08024"</text:p>
        </text:list-item>
        <text:list-item>
          <text:p text:style-name="P1382"><text:span text:style-name="T393">tipo</text:span>: 10</text:p>
        </text:list-item>
        <text:list-item>
          <text:p text:style-name="P1385">[[Prototype]]: Object</text:p>
        </text:list-item>
      </text:list>
      <text:p text:style-name="P35"/>
      <text:p text:style-name="P35"/>
      <text:p text:style-name="P36">Desde el navegador</text:p>
      <text:p text:style-name="P36">localhost/monjas.hometech.red/ y poner en F12 Console:</text:p>
      <text:p text:style-name="P36"/>
      <text:p text:style-name="P35">fetch('api/public/index.php/Login/login', {</text:p>
      <text:p text:style-name="P35"><text:s text:c="9"/>method: 'POST',</text:p>
      <text:p text:style-name="P35"><text:s text:c="9"/>body: JSON.stringify({</text:p>
      <text:p text:style-name="P35"><text:s text:c="11"/>user: 'Pruebas2',</text:p>
      <text:p text:style-name="P35"><text:s text:c="11"/>pass: '2424'</text:p>
      <text:p text:style-name="P35"><text:s text:c="9"/>}),</text:p>
      <text:p text:style-name="P35"><text:s text:c="9"/>headers: {</text:p>
      <text:p text:style-name="P35"><text:s text:c="11"/>'Content-type': 'application/json; charset=UTF-8'</text:p>
      <text:p text:style-name="P35"><text:s text:c="9"/>}</text:p>
      <text:p text:style-name="P35"><text:s text:c="7"/>})</text:p>
      <text:p text:style-name="P35"><text:s text:c="7"/>.then(res =&gt; res.json())</text:p>
      <text:p text:style-name="P35"><text:tab/>.then(console.log)</text:p>
      <text:p text:style-name="P35"/>
      <text:p text:style-name="P37">Devolverá algo como:</text:p>
      <text:p text:style-name="P445">{code: 0, tipo: 10, access_token: 'eyJ0eXAiOiJKV1QiLCJhbGciOiJIUzI1NiJ9.eyJpYXQiOjE2N…T0ifQ.qizifPHLqw8mLyCqea4VV9WFKjMb213Lhi7gAM78-a8', refresh_token: '8f5bdd62b4cba6875cc1556e7758a18f638384df09fd9d38c2', permisions: Array(20)}</text:p>
      <text:list xml:id="list2778231809" text:style-name="L294">
        <text:list-item>
          <text:list>
            <text:list-item>
              <text:p text:style-name="P1383"><text:span text:style-name="T393">access_token</text:span>: "eyJ0eXAiOiJKV1QiLCJhbGciOiJIUzI1NiJ9.eyJpYXQiOjE2NDQ1MTE2MDIsImRhdGEiOiI0OVwvejNsOEszd3JaMTdvYWNmTmtuSVQ4SVJJWG9rVGowQnBTQldLOHZqakx5RktVWjRVb04yNGIrcHJHWEswUjlBOVN4Nkc1SVJRTklheGd0KzNHK0YydFNvNUd0TzlhODJseWFcL25zZlY5N3RIMExFWFVDeHhSd0pwWGtwTDdhMWZsanhKaHYwUXh3aE5NaUthZkljUFU5VnBIcmVwRlZ3SllIUWIrRmdlTT0ifQ.qizifPHLqw8mLyCqea4VV9WFKjMb213Lhi7gAM78-a8"</text:p>
            </text:list-item>
            <text:list-item>
              <text:p text:style-name="P1383"><text:span text:style-name="T393">code</text:span>: 0</text:p>
            </text:list-item>
            <text:list-item>
              <text:p text:style-name="P1383"><text:span text:style-name="T393">permisions</text:span>: (20) [1, 1, 1, 1, 1, 1, 1, 1, 1, 1, 1, 1, 1, 1, 1, 1, 1, 1, 1, 1]</text:p>
            </text:list-item>
            <text:list-item>
              <text:p text:style-name="P1383"><text:span text:style-name="T393">refresh_token</text:span>: "8f5bdd62b4cba6875cc1556e7758a18f638384df09fd9d38c2"</text:p>
            </text:list-item>
            <text:list-item>
              <text:p text:style-name="P1383"><text:span text:style-name="T393">tipo</text:span>: 10</text:p>
            </text:list-item>
            <text:list-item>
              <text:p text:style-name="P1383">[[Prototype]]: Object</text:p>
            </text:list-item>
          </text:list>
        </text:list-item>
      </text:list>
      <text:p text:style-name="P23"/>
      <text:p text:style-name="P35"/>
      <text:p text:style-name="P36">Desde otro navegador:</text:p>
      <text:p text:style-name="P36">localhost/monjas.hometech.red/api/public/index.php/Data/getConfig pulsar F12 y poner en console</text:p>
      <text:p text:style-name="P36">fetch('getConfig', {</text:p>
      <text:p text:style-name="P36"><text:s text:c="9"/>method: 'POST',</text:p>
      <text:p text:style-name="P36"><text:s text:c="9"/>body: JSON.stringify({</text:p>
      <text:p text:style-name="P404"><text:span text:style-name="T41"><text:tab/></text:span><text:span text:style-name="T42">location_id</text:span><text:span text:style-name="T41">: '</text:span><text:span text:style-name="T42">4</text:span><text:span text:style-name="T41">'</text:span></text:p>
      <text:p text:style-name="P36"><text:s text:c="9"/>}),</text:p>
      <text:p text:style-name="P36"><text:s text:c="9"/>headers: {</text:p>
      <text:p text:style-name="P36"><text:s text:c="11"/>'Content-type': 'application/json; charset=UTF-8',</text:p>
      <text:p text:style-name="P36"><text:s text:c="11"/>'Authorization': 'Bearer eyJ0eXAiOiJKV1QiLCJhbGciOiJIUzI1NiJ9.eyJpYXQiOjE2NDQ1MDczNjIsImRhdGEiOiI0OVwvejNsOEszd3JaMTdvYWNmTmtuSVQ4SVJJWG9rVGowQnBTQldLOHZqakx5RktVWjRVb04yNGIrcHJHWEswUjlBOVN4Nkc1SVJRTklheGd0KzNHK0YydFNvNUd0TzlhODJseWFcL25zZlY5N3RIMExFWFVDeHhSd0pwWGtwTDdhMWZsanhKaHYwUXh3aE5NaUthZkljUFU5VnBIcmVwRlZ3SllIUWIrRmdlTT0ifQ.IB-X9mvfatAgg_ThrrMrbIWUjrn_gOQnkuFNNscsEE0'</text:p>
      <text:p text:style-name="P36"><text:s text:c="9"/>}</text:p>
      <text:p text:style-name="P36"><text:soft-page-break/><text:s text:c="7"/>})</text:p>
      <text:p text:style-name="P36"><text:s text:c="7"/>.then(res =&gt; res.json())</text:p>
      <text:p text:style-name="P36"><text:s text:c="7"/>.then(console.log)</text:p>
      <text:p text:style-name="P36"/>
      <text:p text:style-name="P20"><text:span text:style-name="T71">*** </text:span><text:span text:style-name="T74">Al token que se copia en authotization que se coge del login, hay que añadirle al principio la palabra Bearer (por que eso lo hace la app)</text:span></text:p>
      <text:p text:style-name="P38">*** si al hacer el getConfig por ejemplo devulve 401 es que ha caducado, hay que volver a hacer login y cambiar el access_token</text:p>
      <text:p text:style-name="P36"/>
      <text:p text:style-name="P36"/>
      <text:p text:style-name="P39">Desde el servidor:</text:p>
      <text:p text:style-name="P21"><text:span text:style-name="T71">monjas.hometech.red </text:span><text:span text:style-name="T72">pulsar F12 y poner:</text:span></text:p>
      <text:p text:style-name="P40">fetch('api/public/Login/login', {</text:p>
      <text:p text:style-name="P40"><text:s text:c="9"/>method: 'POST',</text:p>
      <text:p text:style-name="P40"><text:s text:c="9"/>body: JSON.stringify({</text:p>
      <text:p text:style-name="P40"><text:s text:c="11"/>user: 'Pruebas2',</text:p>
      <text:p text:style-name="P40"><text:s text:c="11"/>pass: '2424'</text:p>
      <text:p text:style-name="P40"><text:s text:c="9"/>}),</text:p>
      <text:p text:style-name="P40"><text:s text:c="9"/>headers: {</text:p>
      <text:p text:style-name="P40"><text:s text:c="11"/>'Content-type': 'application/json; charset=UTF-8'</text:p>
      <text:p text:style-name="P40"><text:s text:c="9"/>}</text:p>
      <text:p text:style-name="P40"><text:s text:c="7"/>})</text:p>
      <text:p text:style-name="P40"><text:s text:c="7"/>.then(res =&gt; res.json())</text:p>
      <text:p text:style-name="P40"><text:tab/>.then(console.log)</text:p>
      <text:p text:style-name="P40">Promise {&lt;pending&gt;}</text:p>
      <text:p text:style-name="P40"/>
      <text:p text:style-name="P41">Devolverá algo como:</text:p>
      <text:p text:style-name="P446">{code: 0, tipo: 10, access_token: 'eyJ0eXAiOiJKV1QiLCJhbGciOiJIUzI1NiJ9.eyJpYXQiOjE2N…T0ifQ.5CNv33dI45_BHw7Cg8XGwNARaxrHcwe05eVS4FOLswU', refresh_token: '3a4b9f752eeee80dfd574377f9a9a38df8aa31610db6bb0832', permisions: Array(20)}</text:p>
      <text:list xml:id="list2606556952" text:style-name="L295">
        <text:list-item>
          <text:list>
            <text:list-item>
              <text:p text:style-name="P1384"><text:span text:style-name="T393">access_token</text:span>: "eyJ0eXAiOiJKV1QiLCJhbGciOiJIUzI1NiJ9.eyJpYXQiOjE2NDQ1MTEyNjQsImRhdGEiOiI0OVwvejNsOEszd3JaMTdvYWNmTmtuSVQ4SVJJWG9rVGowQnBTQldLOHZqakx5RktVWjRVb04yNGIrcHJHWEswUjlBOVN4Nkc1SVJRTklheGd0KzNHK0YydFNvNUd0TzlhODJseWFcL25zZlY5N3RIMExFWFVDeHhSd0pwWGtwTDdhMWZsanhKaHYwUXh3aE5NaUthZkljUFU5VnBIcmVwRlZ3SllIUWIrRmdlTT0ifQ.5CNv33dI45_BHw7Cg8XGwNARaxrHcwe05eVS4FOLswU"</text:p>
            </text:list-item>
            <text:list-item>
              <text:p text:style-name="P1384"><text:span text:style-name="T393">code</text:span>: 0</text:p>
            </text:list-item>
            <text:list-item>
              <text:p text:style-name="P1384"><text:span text:style-name="T393">permisions</text:span>: (20) [1, 1, 1, 1, 1, 1, 1, 1, 1, 1, 1, 1, 1, 1, 1, 1, 1, 1, 1, 1]</text:p>
            </text:list-item>
            <text:list-item>
              <text:p text:style-name="P1384"><text:span text:style-name="T393">refresh_token</text:span>: "3a4b9f752eeee80dfd574377f9a9a38df8aa31610db6bb0832"</text:p>
            </text:list-item>
            <text:list-item>
              <text:p text:style-name="P1384"><text:span text:style-name="T393">tipo</text:span>: 10</text:p>
            </text:list-item>
            <text:list-item>
              <text:p text:style-name="P1384">[[Prototype]]: Object</text:p>
            </text:list-item>
          </text:list>
        </text:list-item>
      </text:list>
      <text:p text:style-name="P41"/>
      <text:p text:style-name="P39"/>
      <text:p text:style-name="P39">Desde otra pagina</text:p>
      <text:p text:style-name="P21"><text:span text:style-name="T71">monjas.hometech.red/api/public/in</text:span><text:span text:style-name="T73">d</text:span><text:span text:style-name="T71">ex.php/Data/getConfig pulsar F12 y poner:</text:span></text:p>
      <text:p text:style-name="P21">fetch('https:getConfig', {</text:p>
      <text:p text:style-name="P21"><text:s text:c="9"/>method: 'POST',</text:p>
      <text:p text:style-name="P21"><text:s text:c="9"/>body: JSON.stringify({</text:p>
      <text:p text:style-name="P21"><text:s text:c="9"/>}),</text:p>
      <text:p text:style-name="P21"><text:s text:c="9"/>headers: {</text:p>
      <text:p text:style-name="P21"><text:s text:c="11"/>'Content-type': 'application/json; charset=UTF-8',</text:p>
      <text:p text:style-name="P21"><text:s text:c="11"/>'Authorization': 'Bearer eyJ0eXAiOiJKV1QiLCJhbGciOiJIUzI1NiJ9.eyJpYXQiOjE2NDQ1MTEyNjQsImRhdGEiOiI0OVwvejNsOEszd3JaMTdvYWNmTmtuSVQ4SVJJWG9rVGowQnBTQldLOHZqakx5RktVWjRVb04yNGIrcHJHWEswUjlBOVN4Nkc1SVJRTklheGd0KzNHK0YydFNvNUd0TzlhODJseWFcL25zZl<text:soft-page-break/>Y5N3RIMExFWFVDeHhSd0pwWGtwTDdhMWZsanhKaHYwUXh3aE5NaUthZkljUFU5VnBIcmVwRlZ3SllIUWIrRmdlTT0ifQ.5CNv33dI45_BHw7Cg8XGwNARaxrHcwe05eVS4FOLswU'</text:p>
      <text:p text:style-name="P21"><text:s text:c="9"/>}</text:p>
      <text:p text:style-name="P21"><text:s text:c="7"/>})</text:p>
      <text:p text:style-name="P21"><text:s text:c="7"/>.then(res =&gt; res.json())</text:p>
      <text:p text:style-name="P21"><text:s text:c="7"/>.then(console.log)</text:p>
      <text:p text:style-name="P21"/>
      <text:p text:style-name="P22">Devolverá algo como:</text:p>
      <text:p text:style-name="P393"/>
      <text:list xml:id="list4198314404" text:style-name="L296">
        <text:list-item>
          <text:p text:style-name="P1386">Promise {&lt;pending&gt;}</text:p>
        </text:list-item>
      </text:list>
      <text:list xml:id="list3717900619" text:style-name="L297">
        <text:list-item>
          <text:p text:style-name="P1388">{code: 0, data: {…}}</text:p>
          <text:list>
            <text:list-item>
              <text:p text:style-name="P1387"><text:span text:style-name="T393">code</text:span>: 0</text:p>
            </text:list-item>
            <text:list-item>
              <text:p text:style-name="P1387"><text:span text:style-name="T393">data</text:span>:</text:p>
              <text:list>
                <text:list-item>
                  <text:p text:style-name="P1387"><text:span text:style-name="T393">access</text:span>: {door: {…}, gate: {…}, garage: {…}}</text:p>
                </text:list-item>
                <text:list-item>
                  <text:p text:style-name="P1387"><text:span text:style-name="T393">depuration</text:span>: {calendar: Array(3), modes: Array(0), programs: Array(0), elements: Array(1)}</text:p>
                </text:list-item>
                <text:list-item>
                  <text:p text:style-name="P1387"><text:span text:style-name="T393">floors</text:span>: (5) [{…}, {…}, {…}, {…}, {…}]</text:p>
                </text:list-item>
                <text:list-item>
                  <text:p text:style-name="P1387"><text:span text:style-name="T393">home</text:span>: (9) [{…}, {…}, {…}, {…}, {…}, {…}, {…}, {…}, {…}]</text:p>
                </text:list-item>
                <text:list-item>
                  <text:p text:style-name="P1387"><text:span text:style-name="T393">homeModes</text:span>: (4) [{…}, {…}, {…}, {…}]</text:p>
                </text:list-item>
                <text:list-item>
                  <text:p text:style-name="P1387"><text:span text:style-name="T393">homeStatus</text:span>: {status: 0, mode: 0}</text:p>
                </text:list-item>
                <text:list-item>
                  <text:p text:style-name="P1387"><text:span text:style-name="T393">irrigation</text:span>: {calendar: Array(17), modes: Array(4), programs: Array(4), elements: Array(5)}</text:p>
                </text:list-item>
                <text:list-item>
                  <text:p text:style-name="P1387"><text:span text:style-name="T393">menu</text:span>: (5) [{…}, {…}, {…}, {…}, {…}]</text:p>
                </text:list-item>
                <text:list-item>
                  <text:p text:style-name="P1387"><text:span text:style-name="T393">token</text:span>: {tipo: 10, access_token: 'eyJ0eXAiOiJKV1QiLCJhbGciOiJIUzI1NiJ9.eyJpYXQiOjE2N…XgifQ.HLgyK7lkGjF0DIcbB8DZQjNvllk3p2HYzsw327aMc54', refresh_token: 'f10a4f94631c1e8905d58da8e8aaa42b2238041c48406364ab'}</text:p>
                </text:list-item>
                <text:list-item>
                  <text:p text:style-name="P1387">[[Prototype]]: Object</text:p>
                </text:list-item>
              </text:list>
            </text:list-item>
            <text:list-item>
              <text:p text:style-name="P1387">[[Prototype]]: Object</text:p>
            </text:list-item>
          </text:list>
        </text:list-item>
      </text:list>
      <text:p text:style-name="P39"/>
      <text:p text:style-name="P436"><text:span text:style-name="T62">P</text:span><text:span text:style-name="T45">RUEBAS CONSUMO MEMORIA</text:span></text:p>
      <text:p text:style-name="P52">pr_montecerrado</text:p>
      <text:p text:style-name="P52"/>
      <text:p text:style-name="P53">soa con status en las salidas</text:p>
      <text:p text:style-name="P73"><text:span text:style-name="T45">ini 04/02/2022<text:tab/><text:tab/>0,</text:span><text:span text:style-name="T64">2</text:span></text:p>
      <text:p text:style-name="P73"><text:span text:style-name="T45">fin 09/02/2022<text:tab/><text:tab/></text:span><text:span text:style-name="T63">0,4</text:span></text:p>
      <text:p text:style-name="P54"/>
      <text:p text:style-name="P74"><text:span text:style-name="T63">s</text:span><text:span text:style-name="T45">oa sin status en las salidas</text:span></text:p>
      <text:p text:style-name="P55">ini 09/02/2022<text:tab/><text:tab/>0,2</text:p>
      <text:p text:style-name="P435"><text:span text:style-name="T62">N</text:span><text:span text:style-name="T45">OTAS:</text:span></text:p>
      <text:list xml:id="list440923660" text:style-name="L298">
        <text:list-item>
          <text:p text:style-name="P494">En la api si <text:s/>hay if (!status) hace x, entra cuando status es 0 (en numero o false)</text:p>
        </text:list-item>
        <text:list-item>
          <text:p text:style-name="P494">En las instrucciones <text:s/>que contienen ? <text:s/>Y : significa</text:p>
          <text:p text:style-name="P518">$climate[0] != NULL ? $climate[0]['temperature'] : NULL,</text:p>
        </text:list-item>
      </text:list>
      <text:p text:style-name="P45"><text:tab/><text:tab/></text:p>
      <text:p text:style-name="P45"><text:tab/>seria equivalente a:</text:p>
      <text:p text:style-name="P45"><text:tab/>if ($climate[0])!=NULL {</text:p>
      <text:p text:style-name="P45"><text:tab/> <text:s text:c="3"/>$cimate[0][temperature]</text:p>
      <text:p text:style-name="P43"><text:span text:style-name="T43"><text:tab/></text:span><text:span text:style-name="T44">} </text:span><text:span text:style-name="T43">else {</text:span></text:p>
      <text:p text:style-name="P45"><text:tab/> <text:s text:c="4"/>null;</text:p>
      <text:p text:style-name="P46"><text:tab/>}</text:p>
      <text:p text:style-name="P49"/>
      <text:p text:style-name="P50"><text:tab/></text:p>
      <text:p text:style-name="P59"><text:tab/>? →<text:span text:style-name="T428"> equivale a un if</text:span></text:p>
      <text:p text:style-name="P59"><text:tab/>: →<text:span text:style-name="T428"> equivale a un else</text:span></text:p>
      <text:p text:style-name="P59"/>
      <text:p text:style-name="P49"/>
      <text:p text:style-name="P51">GIT:</text:p>
      <text:p text:style-name="P51">Para meter en la rama develop quiero cargar la rama master:</text:p>
      <text:p text:style-name="P72"><text:span text:style-name="T61">P</text:span><text:span text:style-name="T45">rimero subo los cambios de develop: git </text:span><text:span text:style-name="T60">a</text:span><text:span text:style-name="T45">dd -A, git commit -m “”, git </text:span><text:span text:style-name="T60">p</text:span><text:span text:style-name="T45">ush</text:span></text:p>
      <text:p text:style-name="P51">git merge origin master <text:s/></text:p>
      <text:p text:style-name="P51">si da fallo por que haya ficheros que se hayan tocado en las dos ramas, hay que abrirlo manualmente y ver que cambio queremos dejar, si mantener los dos, uno u otro.</text:p>
      <text:p text:style-name="P51"/>
      <text:p text:style-name="P67">SI diese algun conflicto al fusionar las ramas, eliminar el archivo que ha dado conflicto o añadir los cambios</text:p>
      <text:p text:style-name="P67">si se quiere eliminar</text:p>
      <text:p text:style-name="P67">git rm archivo</text:p>
      <text:p text:style-name="P67">git add </text:p>
      <text:p text:style-name="P67">git commit -m </text:p>
      <text:p text:style-name="P57">git </text:p>
      <text:p text:style-name="P437">Comando útiles:</text:p>
      <text:p text:style-name="P58">tail -f nombre_archivo: va mostrando los últimos mensajes.</text:p>
      <text:p text:style-name="P58"/>
      <text:p text:style-name="P58"/>
      <text:p text:style-name="P58"/>
      <text:p text:style-name="P48">Para conectarnos al servidor <text:span text:style-name="T407">donde estan las apis de los proyectos (monjas.hometech.red, mariano.hometech)</text:span></text:p>
      <text:p text:style-name="P48">ssh -p 20330 soa@89.7.222.195 </text:p>
      <text:p text:style-name="P48">pass: _sis<text:span text:style-name="T387">_</text:span>??17</text:p>
      <text:p text:style-name="P48"/>
      <text:p text:style-name="P48">Para conectarnos a la placa de hazard:</text:p>
      <text:p text:style-name="P48"/>
      <text:p text:style-name="P57">Para conectarme al servidor donde estan los git desde las monjas (poner cable de red verde):</text:p>
      <text:p text:style-name="P57">ssh <text:a xlink:type="simple" xlink:href="mailto:esther@192.168.1.30" text:style-name="Internet_20_link" text:visited-style-name="Visited_20_Internet_20_Link">esther@192.168.1.30</text:a></text:p>
      <text:p text:style-name="P57">pass: est42021</text:p>
      <text:p text:style-name="P57"/>
      <text:p text:style-name="P57"/>
      <text:p text:style-name="P69">Para modificar una ip para probar trb de escucha y reiniciar una placa raspberry:</text:p>
      <text:p text:style-name="P426"><text:span text:style-name="T80">ssh -p 2033</text:span><text:span text:style-name="T81">1</text:span><text:span text:style-name="T80"> soa@8</text:span><text:span text:style-name="T81">8.12.32.148</text:span><text:span text:style-name="T80"> </text:span></text:p>
      <text:p text:style-name="P426"><text:span text:style-name="T80">d</text:span><text:span text:style-name="T81">espues conectarnos </text:span><text:span text:style-name="T80">ssh </text:span><text:a xlink:type="simple" xlink:href="mailto:soa@192.168.3.130" text:style-name="Internet_20_link" text:visited-style-name="Visited_20_Internet_20_Link">soa@</text:a><text:a xlink:type="simple" xlink:href="mailto:soa@192.168.3.130" text:style-name="Internet_20_link" text:visited-style-name="Visited_20_Internet_20_Link"><text:span text:style-name="T81">192.168.3.130</text:span></text:a></text:p>
      <text:p text:style-name="P69">cd soaraspberry</text:p>
      <text:p text:style-name="P69">modificar module/module.cpp</text:p>
      <text:p text:style-name="P69">buscar ip y remplazar</text:p>
      <text:p text:style-name="P69">make </text:p>
      <text:p text:style-name="P69">matar con htop sudo htop F9/9/ Enter</text:p>
      <text:p text:style-name="P69">sudo ./soaraspberry</text:p>
      <text:p text:style-name="P57"/>
      <text:p text:style-name="Standard"/>
      <text:p text:style-name="P48"/>
      <text:p text:style-name="P48"/>
      <text:p text:style-name="P48">Para generar entidades proyecto doctrine</text:p>
      <text:p text:style-name="P48">rm -fr Models/Entities/*</text:p>
      <text:p text:style-name="P48">rm -fr Models/Mappings/*</text:p>
      <text:p text:style-name="P48">rm -fr Models/Proxies/*</text:p>
      <text:p text:style-name="P48"/>
      <text:p text:style-name="P48">php doctrine orm:convert-mapping --from-database --namespace='Entities\' php Models/Mappings/ --force</text:p>
      <text:p text:style-name="P48">php doctrine orm:generate-entities Models</text:p>
      <text:p text:style-name="P48">php doctrine orm:generate-proxies <text:s text:c="4"/></text:p>
      <text:p text:style-name="P48"/>
      <text:p text:style-name="P48"/>
      <text:p text:style-name="P56">Clonar proyectos:</text:p>
      <text:p text:style-name="P56">git clone ssh://esther@77.230.94.186:20330/opt/git/soa/soaraspberry.git <text:s text:c="5"/></text:p>
      <text:p text:style-name="P56"/>
      <text:p text:style-name="P56"/>
      <text:p text:style-name="P61">Conectarme a la VPN:</text:p>
      <text:list xml:id="list2680612458" text:style-name="L299">
        <text:list-item>
          <text:p text:style-name="P495"><text:span text:style-name="T321">vpn ssh -p 20330 </text:span><text:a xlink:type="simple" xlink:href="mailto:esther@77.230.94.186" text:style-name="Internet_20_link" text:visited-style-name="Visited_20_Internet_20_Link"><text:span text:style-name="T392">esther@77.230.94.186</text:span></text:a><text:span text:style-name="T321"> <text:s text:c="2"/></text:span><text:span text:style-name="T322">clave est42021</text:span></text:p>
          <text:p text:style-name="P778">VPN: 192.168.42.1 (cuando este desde casa)</text:p>
          <text:p text:style-name="P779">MONJAS (cable verde): 192.168.1.30</text:p>
        </text:list-item>
      </text:list>
      <text:p text:style-name="P392"/>
      <text:p text:style-name="P24"/>
      <text:p text:style-name="P24"/>
      <text:p text:style-name="P25">Para iniciar el chrome:</text:p>
      <text:p text:style-name="P24">google-chrome --args --user-data-dir="/tmp/chrome_dev_test" --disable-web-security –ignoer-certificate-errors</text:p>
      <text:p text:style-name="P26">Para quitar las cookies de chrome, poner en el navegador ://flags y desactivar el 2º,3º y 4º y pulsar en el botón.</text:p>
      <text:p text:style-name="P24"/>
      <text:p text:style-name="P27"><text:soft-page-break/>Para buscar un archivo o un directorio:</text:p>
      <text:p text:style-name="P27">find <text:s/>-type d -name "Directorio"</text:p>
      <text:p text:style-name="P27">find <text:s/>-name nombre_archivo</text:p>
      <text:p text:style-name="P24"/>
      <text:p text:style-name="P24"/>
      <text:p text:style-name="P28">Copiar archivos mediante ssh</text:p>
      <text:p text:style-name="P29">de nuestro ordenado<text:span text:style-name="T436">r</text:span> a otro, ejecutar <text:span text:style-name="T437">d</text:span>esde mi ordenador</text:p>
      <text:p text:style-name="P405"><text:span text:style-name="T38">scp -r -P </text:span><text:span text:style-name="T39">num_puerto</text:span><text:span text:style-name="T38"> </text:span><text:span text:style-name="T40">r</text:span><text:span text:style-name="T38">uta_origen </text:span><text:a xlink:type="simple" xlink:href="mailto:soa@89.7.222.194" text:style-name="Internet_20_link" text:visited-style-name="Visited_20_Internet_20_Link"><text:span text:style-name="T392">soa@89.7.222.194</text:span></text:a><text:span text:style-name="T38">:/ruta_donde_copiar</text:span></text:p>
      <text:p text:style-name="P28"/>
      <text:p text:style-name="P411"><text:span text:style-name="T30">de otro ordenador al mio, ejecutar </text:span><text:span text:style-name="T34">d</text:span><text:span text:style-name="T30">esde mi ordenador</text:span></text:p>
      <text:p text:style-name="P405"><text:span text:style-name="T38">scp -r -P </text:span><text:span text:style-name="T39">num_puerto</text:span><text:span text:style-name="T38"> </text:span><text:a xlink:type="simple" xlink:href="mailto:soa@89.7.222.194" text:style-name="Internet_20_link" text:visited-style-name="Visited_20_Internet_20_Link"><text:span text:style-name="T392">soa@89.7.222.194</text:span></text:a><text:span text:style-name="T38">:/ruta_d</text:span><text:span text:style-name="T39">e_lo_que_quiero_copiar</text:span><text:span text:style-name="T38"> </text:span><text:span text:style-name="T40">r</text:span><text:span text:style-name="T38">uta_</text:span><text:span text:style-name="T39">de_mi_ordenador</text:span><text:span text:style-name="T38">_</text:span><text:span text:style-name="T39">donde_lo_quiero_copiar</text:span></text:p>
      <text:p text:style-name="P28"/>
      <text:p text:style-name="P30">Lanzar ejecutable como demonio:</text:p>
      <text:p text:style-name="P30">./ejecutable &amp;</text:p>
      <text:p text:style-name="P30">control + Z</text:p>
      <text:p text:style-name="P30">bg</text:p>
      <text:p text:style-name="P26">exit</text:p>
      <text:p text:style-name="P26"/>
      <text:p text:style-name="P26">Descargarme proyecto teho_hazard:</text:p>
      <text:p text:style-name="P42"><text:span text:style-name="T347">git clone </text:span><text:a xlink:type="simple" xlink:href="ssh://subiw" office:target-frame-name="_blank" xlink:show="new" text:style-name="Internet_20_link" text:visited-style-name="Visited_20_Internet_20_Link"><text:span text:style-name="T348">ssh:</text:span></text:a><text:a xlink:type="simple" xlink:href="mailto://subiw@77.230.94.186" text:style-name="Internet_20_link" text:visited-style-name="Visited_20_Internet_20_Link"><text:span text:style-name="T348">//subiw</text:span></text:a><text:a xlink:type="simple" xlink:href="mailto://subiw@77.230.94.186" text:style-name="Internet_20_link" text:visited-style-name="Visited_20_Internet_20_Link"><text:span text:style-name="T392">@77.230.94.186</text:span></text:a><text:span text:style-name="T347">:31/opt/git/hazard/teho.git</text:span></text:p>
      <text:p text:style-name="P394">git pull origin develop</text:p>
      <text:p text:style-name="P30"/>
      <text:p text:style-name="P30"/>
      <text:p text:style-name="P31">Conectarme en remoto desde visual code:</text:p>
      <text:p text:style-name="P31">Ctrl+shift+p</text:p>
      <text:p text:style-name="P31">Elijo remote e introduzco la clave de donde me quiera conectar</text:p>
      <text:p text:style-name="P31"/>
      <text:p text:style-name="P31"/>
      <text:p text:style-name="P32">si estoy con la vpn conectada (solo desde casa) la carpeta compartida esta en 192.168.42.1</text:p>
      <text:p text:style-name="P395">si estoy en las monjas con la red nueva (cable verde) la carpeta compartida esta en 192.168.1.30</text:p>
      <text:p text:style-name="P395"/>
      <text:p text:style-name="P395"/>
      <text:p text:style-name="P397">Wiki.uniquehome</text:p>
      <text:list xml:id="list3036328536" text:style-name="L300">
        <text:list-item>
          <text:p text:style-name="P1272">en git vamos a ver los git</text:p>
        </text:list-item>
        <text:list-item>
          <text:p text:style-name="P1381"><text:span text:style-name="T350">l</text:span><text:span text:style-name="T349">os archivos finales que no son carpetas van en minúscula y con -</text:span></text:p>
        </text:list-item>
        <text:list-item>
          <text:p text:style-name="P1273">Subir los archivos generales donde sea, y si se tienen que mover se moveran cuando se cree la carpeta correspondiente</text:p>
        </text:list-item>
      </text:list>
      <text:p text:style-name="P395"/>
      <text:p text:style-name="P397">Los proyectos de nodejs van a estar siempre en el <text:span text:style-name="T442">home/soa/ en una carpeta node</text:span></text:p>
      <text:p text:style-name="P398"/>
      <text:p text:style-name="P398"/>
      <text:p text:style-name="P398"/>
      <text:p text:style-name="P396">Para descargar desde un servidor </text:p>
      <text:p text:style-name="P395">git clone <text:a xlink:type="simple" xlink:href="http://192.168.1.30:4001/Uniquehome/soajs.git" text:style-name="Internet_20_link" text:visited-style-name="Visited_20_Internet_20_Link">http://192.168.1.30:</text:a><text:a xlink:type="simple" xlink:href="http://192.168.1.30:4001/Uniquehome/soajs.git" text:style-name="Internet_20_link" text:visited-style-name="Visited_20_Internet_20_Link"><text:span text:style-name="T441">4001</text:span></text:a><text:a xlink:type="simple" xlink:href="http://192.168.1.30:4001/Uniquehome/soajs.git" text:style-name="Internet_20_link" text:visited-style-name="Visited_20_Internet_20_Link">/Uniquehome/soajs.git</text:a></text:p>
      <text:p text:style-name="P395"/>
      <text:p text:style-name="P395"><text:a xlink:type="simple" xlink:href="https://git.uniquehome.es/Uniquehome/soajs.git" text:style-name="Internet_20_link" text:visited-style-name="Visited_20_Internet_20_Link">https://git.uniquehome.es/Uniquehome/soajs.git</text:a></text:p>
      <text:p text:style-name="P395"/>
      <text:p text:style-name="P395"/>
      <text:p text:style-name="P395"><text:span text:style-name="T513">Para acceder a la wiki desde las monjas </text:span><text:a xlink:type="simple" xlink:href="https://192.168.1.30:4000/" text:style-name="Internet_20_link" text:visited-style-name="Visited_20_Internet_20_Link"><text:span text:style-name="T512">https://192.168.1.30:4000</text:span></text:a></text:p>
      <text:p text:style-name="P395"><text:span text:style-name="T514">Y al git </text:span><text:a xlink:type="simple" xlink:href="https://192.168.1.30:4001/" office:target-frame-name="_blank" xlink:show="new" text:style-name="Internet_20_link" text:visited-style-name="Visited_20_Internet_20_Link"><text:span text:style-name="T512">https://192.168.1.30:4001</text:span></text:a></text:p>
      <text:p text:style-name="P439">create Loungeambientes para habitacion<text:span text:style-name="T489">2</text:span></text:p>
      <text:p text:style-name="P68"/>
      <text:p text:style-name="P68">{</text:p>
      <text:p text:style-name="P68"><text:s text:c="4"/>"id": 26,</text:p>
      <text:p text:style-name="P68"><text:s text:c="4"/>"nemo": "Ambiente1",</text:p>
      <text:p text:style-name="P68"><text:s text:c="4"/>"lights_scenes": [</text:p>
      <text:p text:style-name="P68"><text:s text:c="8"/>13</text:p>
      <text:p text:style-name="P68"><text:s text:c="4"/>],</text:p>
      <text:p text:style-name="P68"><text:s text:c="4"/>"lights": true,</text:p>
      <text:p text:style-name="P68"><text:s text:c="4"/>"climate_scenes": null,</text:p>
      <text:p text:style-name="P68"><text:s text:c="4"/>"climate": [</text:p>
      <text:p text:style-name="P68"><text:s text:c="8"/>{</text:p>
      <text:p text:style-name="P68"><text:s text:c="12"/>"id": 1,</text:p>
      <text:p text:style-name="P68"><text:s text:c="12"/>"status": 0,</text:p>
      <text:p text:style-name="P68"><text:s text:c="12"/>"nemo": "HABITACION 2",</text:p>
      <text:p text:style-name="P68"><text:s text:c="12"/>"temperature": 30.81,</text:p>
      <text:p text:style-name="P68"><text:s text:c="12"/>"thermostat": 22,</text:p>
      <text:p text:style-name="P68"><text:s text:c="12"/>"humidity": null,</text:p>
      <text:p text:style-name="P68"><text:s text:c="12"/>"co2": null</text:p>
      <text:p text:style-name="P68"><text:s text:c="8"/>}</text:p>
      <text:p text:style-name="P68"><text:s text:c="4"/>],</text:p>
      <text:p text:style-name="P68"><text:s text:c="4"/>"blinds_scenes": null,</text:p>
      <text:p text:style-name="P68"><text:s text:c="4"/>"blinds": null,</text:p>
      <text:p text:style-name="P68"><text:s text:c="4"/>"louvers_scenes": null,</text:p>
      <text:p text:style-name="P68"><text:s text:c="4"/>"louvers": null,</text:p>
      <text:p text:style-name="P68"><text:s text:c="4"/>"iot_scenes": null,</text:p>
      <text:p text:style-name="P68"><text:s text:c="4"/>"iot": [</text:p>
      <text:p text:style-name="P68"><text:s text:c="8"/>{</text:p>
      <text:p text:style-name="P68"><text:s text:c="12"/>"id": 1,</text:p>
      <text:p text:style-name="P68"><text:s text:c="12"/>"nemo": "Enchufe cabecero derecho",</text:p>
      <text:p text:style-name="P68"><text:s text:c="12"/>"status": null</text:p>
      <text:p text:style-name="P68"><text:s text:c="8"/>},</text:p>
      <text:p text:style-name="P68"><text:s text:c="8"/>{</text:p>
      <text:p text:style-name="P68"><text:s text:c="12"/>"id": 2,</text:p>
      <text:p text:style-name="P68"><text:s text:c="12"/>"nemo": "Enchufe cabecero izquierdo",</text:p>
      <text:p text:style-name="P68"><text:s text:c="12"/>"status": null</text:p>
      <text:p text:style-name="P68"><text:s text:c="8"/>},</text:p>
      <text:p text:style-name="P68"><text:s text:c="8"/>{</text:p>
      <text:p text:style-name="P68"><text:s text:c="12"/>"id": 3,</text:p>
      <text:p text:style-name="P68"><text:s text:c="12"/>"nemo": "Enchufe TV",</text:p>
      <text:p text:style-name="P68"><text:s text:c="12"/>"status": null</text:p>
      <text:p text:style-name="P68"><text:s text:c="8"/>}</text:p>
      <text:p text:style-name="P68"><text:s text:c="4"/>]</text:p>
      <text:p text:style-name="P68">}</text:p>
      <text:p text:style-name="P438">NO HAY NINGUNA EMPRESA solo DESA<text:span text:style-name="T450">R</text:span>ROLLOS DECOMADRID, ni unique, ni deins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ce style:name="Lohit Devanagari1" svg:font-family="'Lohit Devanagari'"/>
    <style:font-face style:name="Roboto" svg:font-family="Roboto, sans-serif"/>
    <style:font-face style:name="Slack-Lato" svg:font-family="Slack-Lato, Slack-Fractions, appleLogo, sans-serif"/>
    <style:font-face style:name="Slack-Lato1" svg:font-family="Slack-Lato, appleLogo, sans-serif"/>
    <style:font-face style:name="dejavu sans mono" svg:font-family="'dejavu sans mono', monospace"/>
    <style:font-face style:name="var source-code-font-family" svg:font-family="'var source-code-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50:09.641788070</meta:creation-date>
    <meta:generator>LibreOffice/6.4.7.2$Linux_X86_64 LibreOffice_project/40$Build-2</meta:generator>
    <dc:date>2022-11-18T11:42:29.422501357</dc:date>
    <meta:editing-duration>P22DT19H14M6S</meta:editing-duration>
    <meta:editing-cycles>812</meta:editing-cycles>
    <meta:print-date>2022-08-01T13:12:05.462944431</meta:print-date>
    <meta:document-statistic meta:table-count="1" meta:image-count="0" meta:object-count="0" meta:page-count="71" meta:paragraph-count="2530" meta:word-count="25629" meta:character-count="150561" meta:non-whitespace-character-count="128167"/>
  </office:meta>
</office:document-meta>
</file>